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Dnipro, Dnipropetrovska Oblast(19:12). Red Alert: aerial threat. Sirens sounding. Take cover ...</text:span>
</text:h>
      <text:p text:style-name="P4">
Authors: liveuamap (Language: en)</text:p>
      <text:p text:style-name="P4">
Time: 2023-05-20T-45:14:00</text:p>
      <text:p text:style-name="P4">
Location: Dnipro (Latitude:48.45925 Longtitude:35.03753)</text:p>
      <text:p text:style-name="P4">
Videos: []</text:p>
      <text:p text:style-name="P4">
Images: []</text:p>
      <text:p text:style-name="P4">
Tags: ["Europe", "Central and Eastern Europe"]</text:p>
      <text:p text:style-name="P4">
ID: 22564222</text:p>
      <!--METADATA-->
      <text:p text:style-name="P4">
Dnipro, Dnipropetrovska Oblast(19:12). Red Alert: aerial threat. Sirenssounding. Take cover now!</text:p>
      <text:p text:style-name="P4">
News Collection Link: <text:a xlink:type="simple" xlink:href="https://liveuamap.com/en/2023/20-may-dnipro-dnipropetrovska-oblast1912-red-g" text:style-name="Internet_20_link" text:visited-style-name="Visited_20_Internet_20_Link">
https://liveuamap.com/en/2023/20-may-dnipro-dnipropetrovska-oblast1912-red-g</text:a>
</text:p>
      <text:p text:style-name="P4">
Source: <text:a xlink:type="simple" xlink:href="https://t.me/suspilnednipro/15686" text:style-name="Internet_20_link" text:visited-style-name="Visited_20_Internet_20_Link">
https://t.me/suspilnednipro/15686</text:a>
</text:p>
      <!--NEWS-->
      <text:h text:style-name="P10" text:outline-level="1">
<text:span text:style-name="T4">
Donetsk Oblast, Kharkiv, Kharkivska Oblast, Kherson, Khersonska Oblast, Poltavska Oblast(15:2...</text:span>
</text:h>
      <text:p text:style-name="P4">
Authors: liveuamap (Language: en)</text:p>
      <text:p text:style-name="P4">
Time: 2023-05-20T-59:24:00</text:p>
      <text:p text:style-name="P4">
Location: Donetsk Oblast (Latitude:48.72744 Longtitude:37.5781)</text:p>
      <text:p text:style-name="P4">
Videos: []</text:p>
      <text:p text:style-name="P4">
Images: []</text:p>
      <text:p text:style-name="P4">
Tags: ["Europe", "Central and Eastern Europe"]</text:p>
      <text:p text:style-name="P4">
ID: 22564209</text:p>
      <!--METADATA-->
      <text:p text:style-name="P4">
Donetsk Oblast, Kharkiv, Kharkivska Oblast, Kherson, Khersonska Oblast,Poltavska Oblast(15:24). Red Alert: aerial threat. Sirens sounding. Take covernow!</text:p>
      <text:p text:style-name="P4">
News Collection Link: <text:a xlink:type="simple" xlink:href="https://liveuamap.com/en/2023/20-may-donetsk-oblast-kharkiv-kharkivska-oblag" text:style-name="Internet_20_link" text:visited-style-name="Visited_20_Internet_20_Link">
https://liveuamap.com/en/2023/20-may-donetsk-oblast-kharkiv-kharkivska-oblag</text:a>
</text:p>
      <text:p text:style-name="P4">
Source: <text:a xlink:type="simple" xlink:href="https://t.me/air_alert_ua/46079" text:style-name="Internet_20_link" text:visited-style-name="Visited_20_Internet_20_Link">
https://t.me/air_alert_ua/46079</text:a>
</text:p>
      <!--NEWS-->
      <text:h text:style-name="P10" text:outline-level="1">
<text:span text:style-name="T4">
Dnipro, Dnipropetrovska Oblast(15:23). Red Alert: aerial threat. Sirens sounding. Take cover ...</text:span>
</text:h>
      <text:p text:style-name="P4">
Authors: liveuamap (Language: en)</text:p>
      <text:p text:style-name="P4">
Time: 2023-05-20T-61:24:00</text:p>
      <text:p text:style-name="P4">
Location: Dnipro (Latitude:48.45930000 Longtitude:35.03865000)</text:p>
      <text:p text:style-name="P4">
Videos: []</text:p>
      <text:p text:style-name="P4">
Images: []</text:p>
      <text:p text:style-name="P4">
Tags: ["Europe", "Central and Eastern Europe"]</text:p>
      <text:p text:style-name="P4">
ID: 22564208</text:p>
      <!--METADATA-->
      <text:p text:style-name="P4">
Dnipro, Dnipropetrovska Oblast(15:23). Red Alert: aerial threat. Sirenssounding. Take cover now!</text:p>
      <text:p text:style-name="P4">
News Collection Link: <text:a xlink:type="simple" xlink:href="https://liveuamap.com/en/2023/20-may-dnipro-dnipropetrovska-oblast1523-red-g" text:style-name="Internet_20_link" text:visited-style-name="Visited_20_Internet_20_Link">
https://liveuamap.com/en/2023/20-may-dnipro-dnipropetrovska-oblast1523-red-g</text:a>
</text:p>
      <text:p text:style-name="P4">
Source: <text:a xlink:type="simple" xlink:href="https://t.me/suspilnednipro/15673" text:style-name="Internet_20_link" text:visited-style-name="Visited_20_Internet_20_Link">
https://t.me/suspilnednipro/15673</text:a>
</text:p>
      <!--NEWS-->
      <text:h text:style-name="P10" text:outline-level="1">
<text:span text:style-name="T4">
At Sivershchyna and Slobozhanschyna directions Russian army shelled Bleshnya, Karpovychi of C...</text:span>
</text:h>
      <text:p text:style-name="P4">
Authors: liveuamap (Language: en)</text:p>
      <text:p text:style-name="P4">
Time: 2023-05-20T-76:18:00</text:p>
      <text:p text:style-name="P4">
Location: Vovchansk (Latitude:50.01193 Longtitude:37.91553)</text:p>
      <text:p text:style-name="P4">
Videos: []</text:p>
      <text:p text:style-name="P4">
Images: []</text:p>
      <text:p text:style-name="P4">
Tags: []</text:p>
      <text:p text:style-name="P4">
ID: 22564190</text:p>
      <!--METADATA-->
      <text:p text:style-name="P4">
None</text:p>
      <text:p text:style-name="P4">
News Collection Link: <text:a xlink:type="simple" xlink:href="https://liveuamap.com/en/2023/20-may-at-sivershchyna-and-slobozhanschyna-directions-russian" text:style-name="Internet_20_link" text:visited-style-name="Visited_20_Internet_20_Link">
https://liveuamap.com/en/2023/20-may-at-sivershchyna-and-slobozhanschyna-directions-russian</text:a>
</text:p>
      <text:p text:style-name="P4">
Source: <text:a xlink:type="simple" xlink:href="https://liveuamap.com/en/2023/20-may-at-sivershchyna-and-slobozhanschyna-directions-russian" text:style-name="Internet_20_link" text:visited-style-name="Visited_20_Internet_20_Link">
https://liveuamap.com/en/2023/20-may-at-sivershchyna-and-slobozhanschyna-directions-russian</text:a>
</text:p>
      <!--NEWS-->
      <text:h text:style-name="P10" text:outline-level="1">
<text:span text:style-name="T4">
At Kupiansk direction Russian army shelled Fyholivka, Novomlynsk, Petropavlivka, Dvorichna, Z...</text:span>
</text:h>
      <text:p text:style-name="P4">
Authors: liveuamap (Language: en)</text:p>
      <text:p text:style-name="P4">
Time: 2023-05-20T-78:18:00</text:p>
      <text:p text:style-name="P4">
Location: Kupiansk (Latitude:49.63884 Longtitude:37.90472)</text:p>
      <text:p text:style-name="P4">
Videos: []</text:p>
      <text:p text:style-name="P4">
Images: []</text:p>
      <text:p text:style-name="P4">
Tags: ["Russia"]</text:p>
      <text:p text:style-name="P4">
ID: 22564183</text:p>
      <!--METADATA-->
      <text:p text:style-name="P4">
At Kupiansk direction Russian army shelled Fyholivka, Novomlynsk,Petropavlivka, Dvorichna, Zapadne, Masutivka, Lyman Pershyy, Kyslivka,Kotlyarivka, Tabayivka, Berestove of Kharkiv region and Stelmakhivka ofLuhansk region. Hryhorivka, Vilshana and Kyslivka of Kharkiv region, - GeneralStaff of Armed Forces of Ukraine says in the morning report</text:p>
      <text:p text:style-name="P4">
News Collection Link: <text:a xlink:type="simple" xlink:href="https://liveuamap.com/en/2023/20-may-at-kupiansk-direction-russian-army-shelled-fyholivka" text:style-name="Internet_20_link" text:visited-style-name="Visited_20_Internet_20_Link">
https://liveuamap.com/en/2023/20-may-at-kupiansk-direction-russian-army-shelled-fyholivka</text:a>
</text:p>
      <text:p text:style-name="P4">
Source: <text:a xlink:type="simple" xlink:href="https://t.me/lumsrc/4844" text:style-name="Internet_20_link" text:visited-style-name="Visited_20_Internet_20_Link">
https://t.me/lumsrc/4844</text:a>
</text:p>
      <!--NEWS-->
      <text:h text:style-name="P10" text:outline-level="1">
<text:span text:style-name="T4">
At Lyman direction Russian army shelled Studenok of Kharkiv region; Makiyivka, Nevske, Biloho...</text:span>
</text:h>
      <text:p text:style-name="P4">
Authors: liveuamap (Language: en)</text:p>
      <text:p text:style-name="P4">
Time: 2023-05-20T-80:18:00</text:p>
      <text:p text:style-name="P4">
Location: Lyman (Latitude:49.1624 Longtitude:37.95055)</text:p>
      <text:p text:style-name="P4">
Videos: []</text:p>
      <text:p text:style-name="P4">
Images: []</text:p>
      <text:p text:style-name="P4">
Tags: ["Russia"]</text:p>
      <text:p text:style-name="P4">
ID: 22564176</text:p>
      <!--METADATA-->
      <text:p text:style-name="P4">
At Lyman direction Russian army shelled Studenok of Kharkiv region; Makiyivka,Nevske, Bilohorivka of Luhansk region and Verkhnokamyanske and Spirne ofDonetsk region. Russian aviation conducted airstrikes at Novolubivka andDibrova of Luhansk region, - General Staff of Armed Forces of Ukraine says inthe morning report</text:p>
      <text:p text:style-name="P4">
News Collection Link: <text:a xlink:type="simple" xlink:href="https://liveuamap.com/en/2023/20-may-at-lyman-direction-russian-army-shelled-studenok-of" text:style-name="Internet_20_link" text:visited-style-name="Visited_20_Internet_20_Link">
https://liveuamap.com/en/2023/20-may-at-lyman-direction-russian-army-shelled-studenok-of</text:a>
</text:p>
      <text:p text:style-name="P4">
Source: <text:a xlink:type="simple" xlink:href="https://t.me/lumsrc/4845" text:style-name="Internet_20_link" text:visited-style-name="Visited_20_Internet_20_Link">
https://t.me/lumsrc/4845</text:a>
</text:p>
      <!--NEWS-->
      <text:h text:style-name="P10" text:outline-level="1">
<text:span text:style-name="T4">
At Bakhmut direction Russian army shelled Vasukivka, Orikhovo-Vasylivka, Hryhorivka, Bohdaniv...</text:span>
</text:h>
      <text:p text:style-name="P4">
Authors: liveuamap (Language: en)</text:p>
      <text:p text:style-name="P4">
Time: 2023-05-20T-82:18:00</text:p>
      <text:p text:style-name="P4">
Location: Loskutivka,Luhans'ka oblast (Latitude:48.4843 Longtitude:37.87331)</text:p>
      <text:p text:style-name="P4">
Videos: []</text:p>
      <text:p text:style-name="P4">
Images: []</text:p>
      <text:p text:style-name="P4">
Tags: ["Russia"]</text:p>
      <text:p text:style-name="P4">
ID: 22564167</text:p>
      <!--METADATA-->
      <text:p text:style-name="P4">
At Bakhmut direction Russian army shelled Vasukivka, Orikhovo-Vasylivka,Hryhorivka, Bohdanivka, Bakhmut, Ivanivske, Chasiv Yar, Predtechyne, BilaHora, Dyliyivka, Druzhba and Pivnichne of Donetsk region. Russian aviationconducted airstrikes at Fedorivka, Orikhovo-Vasylivka, Bakhmut, Khromove,Ivanivske, Stupochky, Bila Hora, - General Staff of Armed Forces of Ukrainesays in the morning report</text:p>
      <text:p text:style-name="P4">
News Collection Link: <text:a xlink:type="simple" xlink:href="https://liveuamap.com/en/2023/20-may-at-bakhmut-direction-russian-army-shelled-vasukivka" text:style-name="Internet_20_link" text:visited-style-name="Visited_20_Internet_20_Link">
https://liveuamap.com/en/2023/20-may-at-bakhmut-direction-russian-army-shelled-vasukivka</text:a>
</text:p>
      <text:p text:style-name="P4">
Source: <text:a xlink:type="simple" xlink:href="https://t.me/lumsrc/4846" text:style-name="Internet_20_link" text:visited-style-name="Visited_20_Internet_20_Link">
https://t.me/lumsrc/4846</text:a>
</text:p>
      <!--NEWS-->
      <text:h text:style-name="P10" text:outline-level="1">
<text:span text:style-name="T4">
At Avdiyivka direction Russian army shelled Novokalynove, Berdychi, Avdiyivka, Tonenke, Pervo...</text:span>
</text:h>
      <text:p text:style-name="P4">
Authors: liveuamap (Language: en)</text:p>
      <text:p text:style-name="P4">
Time: 2023-05-20T-84:18:00</text:p>
      <text:p text:style-name="P4">
Location: Donetsk Oblast (Latitude:48.05755 Longtitude:37.56861)</text:p>
      <text:p text:style-name="P4">
Videos: []</text:p>
      <text:p text:style-name="P4">
Images: []</text:p>
      <text:p text:style-name="P4">
Tags: ["Russia"]</text:p>
      <text:p text:style-name="P4">
ID: 22564161</text:p>
      <!--METADATA-->
      <text:p text:style-name="P4">
At Avdiyivka direction Russian army shelled Novokalynove, Berdychi, Avdiyivka,Tonenke, Pervomayske, Karlivka and Nevelske of Donetsk region. Russianaviation conducted airstrikes at Avdiyivka, - General Staff of Armed Forces ofUkraine says in the morning report</text:p>
      <text:p text:style-name="P4">
News Collection Link: <text:a xlink:type="simple" xlink:href="https://liveuamap.com/en/2023/20-may-at-avdiyivka-direction-russian-army-shelled-novokalynove" text:style-name="Internet_20_link" text:visited-style-name="Visited_20_Internet_20_Link">
https://liveuamap.com/en/2023/20-may-at-avdiyivka-direction-russian-army-shelled-novokalynove</text:a>
</text:p>
      <text:p text:style-name="P4">
Source: <text:a xlink:type="simple" xlink:href="https://t.me/lumsrc/4847" text:style-name="Internet_20_link" text:visited-style-name="Visited_20_Internet_20_Link">
https://t.me/lumsrc/4847</text:a>
</text:p>
      <!--NEWS-->
      <text:h text:style-name="P10" text:outline-level="1">
<text:span text:style-name="T4">
At Maryinka direction Russian army shelled Krasnohorivka, Heorhiyivka, Maryinka, Kurakhove an...</text:span>
</text:h>
      <text:p text:style-name="P4">
Authors: liveuamap (Language: en)</text:p>
      <text:p text:style-name="P4">
Time: 2023-05-20T-86:18:00</text:p>
      <text:p text:style-name="P4">
Location: Donetsk (Latitude:47.87076 Longtitude:37.35403)</text:p>
      <text:p text:style-name="P4">
Videos: []</text:p>
      <text:p text:style-name="P4">
Images: []</text:p>
      <text:p text:style-name="P4">
Tags: ["Russia"]</text:p>
      <text:p text:style-name="P4">
ID: 22564160</text:p>
      <!--METADATA-->
      <text:p text:style-name="P4">
At Maryinka direction Russian army shelled Krasnohorivka, Heorhiyivka,Maryinka, Kurakhove and Katerynivka of Donetsk region, - General Staff ofArmed Forces of Ukraine says in the morning report</text:p>
      <text:p text:style-name="P4">
News Collection Link: <text:a xlink:type="simple" xlink:href="https://liveuamap.com/en/2023/20-may-at-maryinka-direction-russian-army-shelled-krasnohorivka" text:style-name="Internet_20_link" text:visited-style-name="Visited_20_Internet_20_Link">
https://liveuamap.com/en/2023/20-may-at-maryinka-direction-russian-army-shelled-krasnohorivka</text:a>
</text:p>
      <text:p text:style-name="P4">
Source: <text:a xlink:type="simple" xlink:href="https://t.me/lumsrc/4848" text:style-name="Internet_20_link" text:visited-style-name="Visited_20_Internet_20_Link">
https://t.me/lumsrc/4848</text:a>
</text:p>
      <!--NEWS-->
      <text:h text:style-name="P10" text:outline-level="1">
<text:span text:style-name="T4">
At Shakhtarske direction Russian army shelled Novomykhaylivka, Vuhledar, Bohoyavlenka, Maksym...</text:span>
</text:h>
      <text:p text:style-name="P4">
Authors: liveuamap (Language: en)</text:p>
      <text:p text:style-name="P4">
Time: 2023-05-20T-88:18:00</text:p>
      <text:p text:style-name="P4">
Location: Donetsk (Latitude:47.79217 Longtitude:36.96934)</text:p>
      <text:p text:style-name="P4">
Videos: []</text:p>
      <text:p text:style-name="P4">
Images: []</text:p>
      <text:p text:style-name="P4">
Tags: ["Russia"]</text:p>
      <text:p text:style-name="P4">
ID: 22564158</text:p>
      <!--METADATA-->
      <text:p text:style-name="P4">
At Shakhtarske direction Russian army shelled Novomykhaylivka, Vuhledar,Bohoyavlenka, Maksymivka, Zolota Nyva and Velyka Novosilka. Russian aviationconducted airstrikes at Vuhledar, Prechystivka and Zolota Nyva, - GeneralStaff of Armed Forces of Ukraine says in the morning report</text:p>
      <text:p text:style-name="P4">
News Collection Link: <text:a xlink:type="simple" xlink:href="https://liveuamap.com/en/2023/20-may-at-shakhtarske-direction-russian-army-shelled-novomykhaylivka" text:style-name="Internet_20_link" text:visited-style-name="Visited_20_Internet_20_Link">
https://liveuamap.com/en/2023/20-may-at-shakhtarske-direction-russian-army-shelled-novomykhaylivka</text:a>
</text:p>
      <text:p text:style-name="P4">
Source: <text:a xlink:type="simple" xlink:href="https://t.me/lumsrc/4849" text:style-name="Internet_20_link" text:visited-style-name="Visited_20_Internet_20_Link">
https://t.me/lumsrc/4849</text:a>
</text:p>
      <!--NEWS-->
      <text:h text:style-name="P10" text:outline-level="1">
<text:span text:style-name="T4">
Donetsk Oblast(16:57). Red Alert: aerial threat. Sirens sounding. Take cover now!</text:span>
</text:h>
      <text:p text:style-name="P4">
Authors: liveuamap (Language: en)</text:p>
      <text:p text:style-name="P4">
Time: 2023-05-20T10:58:00</text:p>
      <text:p text:style-name="P4">
Location: Donetsk Oblast (Latitude:48.72764 Longtitude:37.57784)</text:p>
      <text:p text:style-name="P4">
Videos: []</text:p>
      <text:p text:style-name="P4">
Images: []</text:p>
      <text:p text:style-name="P4">
Tags: ["Europe", "Central and Eastern Europe"]</text:p>
      <text:p text:style-name="P4">
ID: 22564217</text:p>
      <!--METADATA-->
      <text:p text:style-name="P4">
Donetsk Oblast(16:57). Red Alert: aerial threat. Sirens sounding. Take covernow!</text:p>
      <text:p text:style-name="P4">
News Collection Link: <text:a xlink:type="simple" xlink:href="https://liveuamap.com/en/2023/20-may-donetsk-oblast1657-red-alert-aerial-thg" text:style-name="Internet_20_link" text:visited-style-name="Visited_20_Internet_20_Link">
https://liveuamap.com/en/2023/20-may-donetsk-oblast1657-red-alert-aerial-thg</text:a>
</text:p>
      <text:p text:style-name="P4">
Source: <text:a xlink:type="simple" xlink:href="https://t.me/air_alert_ua/46098" text:style-name="Internet_20_link" text:visited-style-name="Visited_20_Internet_20_Link">
https://t.me/air_alert_ua/46098</text:a>
</text:p>
      <!--NEWS-->
      <text:h text:style-name="P10" text:outline-level="1">
<text:span text:style-name="T4">
Kherson, Khersonska Oblast(18:57). Red Alert: aerial threat. Sirens sounding. Take cover now!</text:span>
</text:h>
      <text:p text:style-name="P4">
Authors: liveuamap (Language: en)</text:p>
      <text:p text:style-name="P4">
Time: 2023-05-20T12:59:00</text:p>
      <text:p text:style-name="P4">
Location: Kherson (Latitude:46.65581000 Longtitude:32.61780000)</text:p>
      <text:p text:style-name="P4">
Videos: []</text:p>
      <text:p text:style-name="P4">
Images: []</text:p>
      <text:p text:style-name="P4">
Tags: ["Europe", "Central and Eastern Europe"]</text:p>
      <text:p text:style-name="P4">
ID: 22564218</text:p>
      <!--METADATA-->
      <text:p text:style-name="P4">
Kherson, Khersonska Oblast(18:57). Red Alert: aerial threat. Sirens sounding.Take cover now!</text:p>
      <text:p text:style-name="P4">
News Collection Link: <text:a xlink:type="simple" xlink:href="https://liveuamap.com/en/2023/20-may-kherson-khersonska-oblast1857-red-alerg" text:style-name="Internet_20_link" text:visited-style-name="Visited_20_Internet_20_Link">
https://liveuamap.com/en/2023/20-may-kherson-khersonska-oblast1857-red-alerg</text:a>
</text:p>
      <text:p text:style-name="P4">
Source: <text:a xlink:type="simple" xlink:href="https://t.me/air_alert_ua/46103" text:style-name="Internet_20_link" text:visited-style-name="Visited_20_Internet_20_Link">
https://t.me/air_alert_ua/46103</text:a>
</text:p>
      <!--NEWS-->
      <text:h text:style-name="P10" text:outline-level="1">
<text:span text:style-name="T4">
Poltavska Oblast(19:12). Red Alert: aerial threat. Sirens sounding. Take cover now!</text:span>
</text:h>
      <text:p text:style-name="P4">
Authors: liveuamap (Language: en)</text:p>
      <text:p text:style-name="P4">
Time: 2023-05-20T13:13:00</text:p>
      <text:p text:style-name="P4">
Location: Poltavska Oblast (Latitude:49.47705000 Longtitude:33.81866000)</text:p>
      <text:p text:style-name="P4">
Videos: []</text:p>
      <text:p text:style-name="P4">
Images: []</text:p>
      <text:p text:style-name="P4">
Tags: ["Europe", "Central and Eastern Europe"]</text:p>
      <text:p text:style-name="P4">
ID: 22564221</text:p>
      <!--METADATA-->
      <text:p text:style-name="P4">
Poltavska Oblast(19:12). Red Alert: aerial threat. Sirens sounding. Take covernow!</text:p>
      <text:p text:style-name="P4">
News Collection Link: <text:a xlink:type="simple" xlink:href="https://liveuamap.com/en/2023/20-may-poltavska-oblast1912-red-alert-aerial-g" text:style-name="Internet_20_link" text:visited-style-name="Visited_20_Internet_20_Link">
https://liveuamap.com/en/2023/20-may-poltavska-oblast1912-red-alert-aerial-g</text:a>
</text:p>
      <text:p text:style-name="P4">
Source: <text:a xlink:type="simple" xlink:href="https://t.me/suspilnepoltava/11252" text:style-name="Internet_20_link" text:visited-style-name="Visited_20_Internet_20_Link">
https://t.me/suspilnepoltava/11252</text:a>
</text:p>
      <!--NEWS-->
      <text:h text:style-name="P10" text:outline-level="1">
<text:span text:style-name="T4">
Zaporizka Oblast, Donetsk Oblast, Kharkiv, Kharkivska Oblast(19:13). Red Alert: aerial threat...</text:span>
</text:h>
      <text:p text:style-name="P4">
Authors: liveuamap (Language: en)</text:p>
      <text:p text:style-name="P4">
Time: 2023-05-20T13:14:00</text:p>
      <text:p text:style-name="P4">
Location: Zaporizka Oblast (Latitude:47.611841 Longtitude:35.764141)</text:p>
      <text:p text:style-name="P4">
Videos: []</text:p>
      <text:p text:style-name="P4">
Images: []</text:p>
      <text:p text:style-name="P4">
Tags: ["Europe", "Central and Eastern Europe"]</text:p>
      <text:p text:style-name="P4">
ID: 22564223</text:p>
      <!--METADATA-->
      <text:p text:style-name="P4">
Zaporizka Oblast, Donetsk Oblast, Kharkiv, Kharkivska Oblast(19:13). RedAlert: aerial threat. Sirens sounding. Take cover now!</text:p>
      <text:p text:style-name="P4">
News Collection Link: <text:a xlink:type="simple" xlink:href="https://liveuamap.com/en/2023/20-may-zaporizka-oblast-donetsk-oblast-kharkig" text:style-name="Internet_20_link" text:visited-style-name="Visited_20_Internet_20_Link">
https://liveuamap.com/en/2023/20-may-zaporizka-oblast-donetsk-oblast-kharkig</text:a>
</text:p>
      <text:p text:style-name="P4">
Source: <text:a xlink:type="simple" xlink:href="https://t.me/air_alert_ua/46108" text:style-name="Internet_20_link" text:visited-style-name="Visited_20_Internet_20_Link">
https://t.me/air_alert_ua/46108</text:a>
</text:p>
      <!--NEWS-->
      <text:h text:style-name="P10" text:outline-level="1">
<text:span text:style-name="T4">
Dnipro, Dnipropetrovska Oblast(20:07). Red Alert: aerial threat. Sirens sounding. Take cover ...</text:span>
</text:h>
      <text:p text:style-name="P4">
Authors: liveuamap (Language: en)</text:p>
      <text:p text:style-name="P4">
Time: 2023-05-20T14:09:00</text:p>
      <text:p text:style-name="P4">
Location: Dnipro (Latitude:48.45867 Longtitude:35.03816)</text:p>
      <text:p text:style-name="P4">
Videos: []</text:p>
      <text:p text:style-name="P4">
Images: []</text:p>
      <text:p text:style-name="P4">
Tags: ["Europe", "Central and Eastern Europe"]</text:p>
      <text:p text:style-name="P4">
ID: 22564225</text:p>
      <!--METADATA-->
      <text:p text:style-name="P4">
Dnipro, Dnipropetrovska Oblast(20:07). Red Alert: aerial threat. Sirenssounding. Take cover now!</text:p>
      <text:p text:style-name="P4">
News Collection Link: <text:a xlink:type="simple" xlink:href="https://liveuamap.com/en/2023/20-may-dnipro-dnipropetrovska-oblast2007-red-g" text:style-name="Internet_20_link" text:visited-style-name="Visited_20_Internet_20_Link">
https://liveuamap.com/en/2023/20-may-dnipro-dnipropetrovska-oblast2007-red-g</text:a>
</text:p>
      <text:p text:style-name="P4">
Source: <text:a xlink:type="simple" xlink:href="https://t.me/air_alert_ua/46113" text:style-name="Internet_20_link" text:visited-style-name="Visited_20_Internet_20_Link">
https://t.me/air_alert_ua/46113</text:a>
</text:p>
      <!--NEWS-->
      <text:h text:style-name="P10" text:outline-level="1">
<text:span text:style-name="T4">
Dnipro, Dnipropetrovska Oblast(21:36). Red Alert: aerial threat. Sirens sounding. Take cover ...</text:span>
</text:h>
      <text:p text:style-name="P4">
Authors: liveuamap (Language: en)</text:p>
      <text:p text:style-name="P4">
Time: 2023-05-20T15:36:00</text:p>
      <text:p text:style-name="P4">
Location: Dnipro (Latitude:48.46008 Longtitude:35.03978)</text:p>
      <text:p text:style-name="P4">
Videos: []</text:p>
      <text:p text:style-name="P4">
Images: []</text:p>
      <text:p text:style-name="P4">
Tags: ["Europe", "Central and Eastern Europe"]</text:p>
      <text:p text:style-name="P4">
ID: 22564227</text:p>
      <!--METADATA-->
      <text:p text:style-name="P4">
Dnipro, Dnipropetrovska Oblast(21:36). Red Alert: aerial threat. Sirenssounding. Take cover now!</text:p>
      <text:p text:style-name="P4">
News Collection Link: <text:a xlink:type="simple" xlink:href="https://liveuamap.com/en/2023/20-may-dnipro-dnipropetrovska-oblast2136-red-g" text:style-name="Internet_20_link" text:visited-style-name="Visited_20_Internet_20_Link">
https://liveuamap.com/en/2023/20-may-dnipro-dnipropetrovska-oblast2136-red-g</text:a>
</text:p>
      <text:p text:style-name="P4">
Source: <text:a xlink:type="simple" xlink:href="https://t.me/air_alert_ua/46118" text:style-name="Internet_20_link" text:visited-style-name="Visited_20_Internet_20_Link">
https://t.me/air_alert_ua/46118</text:a>
</text:p>
      <!--NEWS-->
      <text:h text:style-name="P10" text:outline-level="1">
<text:span text:style-name="T4">
Donetsk Oblast(21:56). Red Alert: aerial threat. Sirens sounding. Take cover now!</text:span>
</text:h>
      <text:p text:style-name="P4">
Authors: liveuamap (Language: en)</text:p>
      <text:p text:style-name="P4">
Time: 2023-05-20T15:58:00</text:p>
      <text:p text:style-name="P4">
Location: Donetsk Oblast (Latitude:48.72841 Longtitude:37.57885)</text:p>
      <text:p text:style-name="P4">
Videos: []</text:p>
      <text:p text:style-name="P4">
Images: []</text:p>
      <text:p text:style-name="P4">
Tags: ["Europe", "Central and Eastern Europe"]</text:p>
      <text:p text:style-name="P4">
ID: 22564230</text:p>
      <!--METADATA-->
      <text:p text:style-name="P4">
Donetsk Oblast(21:56). Red Alert: aerial threat. Sirens sounding. Take covernow!</text:p>
      <text:p text:style-name="P4">
News Collection Link: <text:a xlink:type="simple" xlink:href="https://liveuamap.com/en/2023/20-may-donetsk-oblast2156-red-alert-aerial-thg" text:style-name="Internet_20_link" text:visited-style-name="Visited_20_Internet_20_Link">
https://liveuamap.com/en/2023/20-may-donetsk-oblast2156-red-alert-aerial-thg</text:a>
</text:p>
      <text:p text:style-name="P4">
Source: <text:a xlink:type="simple" xlink:href="https://t.me/air_alert_ua/46119" text:style-name="Internet_20_link" text:visited-style-name="Visited_20_Internet_20_Link">
https://t.me/air_alert_ua/46119</text:a>
</text:p>
      <!--NEWS-->
      <text:h text:style-name="P10" text:outline-level="1">
<text:span text:style-name="T4">
Donetsk Oblast(00:18). Red Alert: aerial threat. Sirens sounding. Take cover now!</text:span>
</text:h>
      <text:p text:style-name="P4">
Authors: liveuamap (Language: en)</text:p>
      <text:p text:style-name="P4">
Time: 2023-05-20T18:20:00</text:p>
      <text:p text:style-name="P4">
Location: Donetsk Oblast (Latitude:48.72795 Longtitude:37.57755)</text:p>
      <text:p text:style-name="P4">
Videos: []</text:p>
      <text:p text:style-name="P4">
Images: []</text:p>
      <text:p text:style-name="P4">
Tags: ["Europe", "Central and Eastern Europe"]</text:p>
      <text:p text:style-name="P4">
ID: 22564231</text:p>
      <!--METADATA-->
      <text:p text:style-name="P4">
Donetsk Oblast(00:18). Red Alert: aerial threat. Sirens sounding. Take covernow!</text:p>
      <text:p text:style-name="P4">
News Collection Link: <text:a xlink:type="simple" xlink:href="https://liveuamap.com/en/2023/20-may-donetsk-oblast0018-red-alert-aerial-thg" text:style-name="Internet_20_link" text:visited-style-name="Visited_20_Internet_20_Link">
https://liveuamap.com/en/2023/20-may-donetsk-oblast0018-red-alert-aerial-thg</text:a>
</text:p>
      <text:p text:style-name="P4">
Source: <text:a xlink:type="simple" xlink:href="https://t.me/air_alert_ua/46122" text:style-name="Internet_20_link" text:visited-style-name="Visited_20_Internet_20_Link">
https://t.me/air_alert_ua/46122</text:a>
</text:p>
      <!--NEWS-->
      <text:h text:style-name="P10" text:outline-level="1">
<text:span text:style-name="T4">
Zaporizka Oblast(01:32). Red Alert: aerial threat. Sirens sounding. Take cover now!</text:span>
</text:h>
      <text:p text:style-name="P4">
Authors: liveuamap (Language: en)</text:p>
      <text:p text:style-name="P4">
Time: 2023-05-20T19:33:00</text:p>
      <text:p text:style-name="P4">
Location: Zaporizka Oblast (Latitude:47.611891 Longtitude:35.766231)</text:p>
      <text:p text:style-name="P4">
Videos: []</text:p>
      <text:p text:style-name="P4">
Images: []</text:p>
      <text:p text:style-name="P4">
Tags: ["Europe", "Central and Eastern Europe"]</text:p>
      <text:p text:style-name="P4">
ID: 22564233</text:p>
      <!--METADATA-->
      <text:p text:style-name="P4">
Zaporizka Oblast(01:32). Red Alert: aerial threat. Sirens sounding. Take covernow!</text:p>
      <text:p text:style-name="P4">
News Collection Link: <text:a xlink:type="simple" xlink:href="https://liveuamap.com/en/2023/20-may-zaporizka-oblast0132-red-alert-aerial-g" text:style-name="Internet_20_link" text:visited-style-name="Visited_20_Internet_20_Link">
https://liveuamap.com/en/2023/20-may-zaporizka-oblast0132-red-alert-aerial-g</text:a>
</text:p>
      <text:p text:style-name="P4">
Source: <text:a xlink:type="simple" xlink:href="https://t.me/suspilnezaporizhzhya/12984" text:style-name="Internet_20_link" text:visited-style-name="Visited_20_Internet_20_Link">
https://t.me/suspilnezaporizhzhya/12984</text:a>
</text:p>
      <!--NEWS-->
      <text:h text:style-name="P10" text:outline-level="1">
<text:span text:style-name="T4">
Zaporizka Oblast(02:36). Red Alert: aerial threat. Sirens sounding. Take cover now!</text:span>
</text:h>
      <text:p text:style-name="P4">
Authors: liveuamap (Language: en)</text:p>
      <text:p text:style-name="P4">
Time: 2023-05-20T20:36:00</text:p>
      <text:p text:style-name="P4">
Location: Zaporizka Oblast (Latitude:47.612021 Longtitude:35.765261)</text:p>
      <text:p text:style-name="P4">
Videos: []</text:p>
      <text:p text:style-name="P4">
Images: []</text:p>
      <text:p text:style-name="P4">
Tags: ["Europe", "Central and Eastern Europe"]</text:p>
      <text:p text:style-name="P4">
ID: 22564235</text:p>
      <!--METADATA-->
      <text:p text:style-name="P4">
Zaporizka Oblast(02:36). Red Alert: aerial threat. Sirens sounding. Take covernow!</text:p>
      <text:p text:style-name="P4">
News Collection Link: <text:a xlink:type="simple" xlink:href="https://liveuamap.com/en/2023/21-may-zaporizka-oblast0236-red-alert-aerial-g" text:style-name="Internet_20_link" text:visited-style-name="Visited_20_Internet_20_Link">
https://liveuamap.com/en/2023/21-may-zaporizka-oblast0236-red-alert-aerial-g</text:a>
</text:p>
      <text:p text:style-name="P4">
Source: <text:a xlink:type="simple" xlink:href="https://t.me/suspilnezaporizhzhya/12986" text:style-name="Internet_20_link" text:visited-style-name="Visited_20_Internet_20_Link">
https://t.me/suspilnezaporizhzhya/12986</text:a>
</text:p>
      <!--NEWS-->
      <text:h text:style-name="P10" text:outline-level="1">
<text:span text:style-name="T4">
Donetsk Oblast(02:36). Red Alert: aerial threat. Sirens sounding. Take cover now!</text:span>
</text:h>
      <text:p text:style-name="P4">
Authors: liveuamap (Language: en)</text:p>
      <text:p text:style-name="P4">
Time: 2023-05-20T20:38:00</text:p>
      <text:p text:style-name="P4">
Location: Donetsk Oblast (Latitude:48.72663 Longtitude:37.57824)</text:p>
      <text:p text:style-name="P4">
Videos: []</text:p>
      <text:p text:style-name="P4">
Images: []</text:p>
      <text:p text:style-name="P4">
Tags: ["Europe", "Central and Eastern Europe"]</text:p>
      <text:p text:style-name="P4">
ID: 22564236</text:p>
      <!--METADATA-->
      <text:p text:style-name="P4">
Donetsk Oblast(02:36). Red Alert: aerial threat. Sirens sounding. Take covernow!</text:p>
      <text:p text:style-name="P4">
News Collection Link: <text:a xlink:type="simple" xlink:href="https://liveuamap.com/en/2023/21-may-donetsk-oblast0236-red-alert-aerial-thg" text:style-name="Internet_20_link" text:visited-style-name="Visited_20_Internet_20_Link">
https://liveuamap.com/en/2023/21-may-donetsk-oblast0236-red-alert-aerial-thg</text:a>
</text:p>
      <text:p text:style-name="P4">
Source: <text:a xlink:type="simple" xlink:href="https://t.me/air_alert_ua/46129" text:style-name="Internet_20_link" text:visited-style-name="Visited_20_Internet_20_Link">
https://t.me/air_alert_ua/46129</text:a>
</text:p>
      <!--NEWS-->
      <text:h text:style-name="P10" text:outline-level="1">
<text:span text:style-name="T4">
Kherson, Khersonska Oblast(03:03). Red Alert: aerial threat. Sirens sounding. Take cover now!</text:span>
</text:h>
      <text:p text:style-name="P4">
Authors: liveuamap (Language: en)</text:p>
      <text:p text:style-name="P4">
Time: 2023-05-20T21:04:00</text:p>
      <text:p text:style-name="P4">
Location: Kherson (Latitude:46.65685 Longtitude:32.61795)</text:p>
      <text:p text:style-name="P4">
Videos: []</text:p>
      <text:p text:style-name="P4">
Images: []</text:p>
      <text:p text:style-name="P4">
Tags: ["Europe", "Central and Eastern Europe"]</text:p>
      <text:p text:style-name="P4">
ID: 22564237</text:p>
      <!--METADATA-->
      <text:p text:style-name="P4">
Kherson, Khersonska Oblast(03:03). Red Alert: aerial threat. Sirens sounding.Take cover now!</text:p>
      <text:p text:style-name="P4">
News Collection Link: <text:a xlink:type="simple" xlink:href="https://liveuamap.com/en/2023/21-may-kherson-khersonska-oblast0303-red-alerg" text:style-name="Internet_20_link" text:visited-style-name="Visited_20_Internet_20_Link">
https://liveuamap.com/en/2023/21-may-kherson-khersonska-oblast0303-red-alerg</text:a>
</text:p>
      <text:p text:style-name="P4">
Source: <text:a xlink:type="simple" xlink:href="https://t.me/air_alert_ua/46130" text:style-name="Internet_20_link" text:visited-style-name="Visited_20_Internet_20_Link">
https://t.me/air_alert_ua/46130</text:a>
</text:p>
      <!--NEWS-->
      <text:h text:style-name="P10" text:outline-level="1">
<text:span text:style-name="T4">
Mykolaiv, Mykolayivska Oblast(03:27). Red Alert: aerial threat. Sirens sounding. Take cover now!</text:span>
</text:h>
      <text:p text:style-name="P4">
Authors: liveuamap (Language: en)</text:p>
      <text:p text:style-name="P4">
Time: 2023-05-20T21:28:00</text:p>
      <text:p text:style-name="P4">
Location: Mykolaiv (Latitude:46.94866 Longtitude:32.00639)</text:p>
      <text:p text:style-name="P4">
Videos: []</text:p>
      <text:p text:style-name="P4">
Images: []</text:p>
      <text:p text:style-name="P4">
Tags: ["Europe", "Central and Eastern Europe"]</text:p>
      <text:p text:style-name="P4">
ID: 22564239</text:p>
      <!--METADATA-->
      <text:p text:style-name="P4">
Mykolaiv, Mykolayivska Oblast(03:27). Red Alert: aerial threat. Sirenssounding. Take cover now!</text:p>
      <text:p text:style-name="P4">
News Collection Link: <text:a xlink:type="simple" xlink:href="https://liveuamap.com/en/2023/21-may-mykolaiv-mykolayivska-oblast0327-red-ag" text:style-name="Internet_20_link" text:visited-style-name="Visited_20_Internet_20_Link">
https://liveuamap.com/en/2023/21-may-mykolaiv-mykolayivska-oblast0327-red-ag</text:a>
</text:p>
      <text:p text:style-name="P4">
Source: <text:a xlink:type="simple" xlink:href="https://t.me/air_alert_ua/46133" text:style-name="Internet_20_link" text:visited-style-name="Visited_20_Internet_20_Link">
https://t.me/air_alert_ua/46133</text:a>
</text:p>
      <!--NEWS-->
      <text:h text:style-name="P10" text:outline-level="1">
<text:span text:style-name="T4">
Збито ще п′ять ворожих безпілотників на півдні України</text:span>
</text:h>
      <text:p text:style-name="P4">
Author: ['АРМІЯINFORM']</text:p>
      <text:p text:style-name="P4">
Time: 2023-05-20T98:00:00-04:00</text:p>
      <text:p text:style-name="P4">
Description: 20 травня 2023 року, на Миколаївщині та Херсонщині, силами та засобами протиповітря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258444_261981536300289_2098285014966237872_n.jpg" text:style-name="Internet_20_link" text:visited-style-name="Visited_20_Internet_20_Link">
348258444_261981536300289_2098285014966237872_n.jpg</text:a>
']</text:p>
      <text:p text:style-name="P4">
Tags: ['STOPRUSSIA', 'АГРЕСІЯ РФ', 'ВТРАТИ ВОРОГА', 'ХРОНІКА ОБОРОНИ']</text:p>
      <text:p text:style-name="P4">
Category: News</text:p>
      <!--METADATA-->
      <text:p text:style-name="P4">
<draw:frame draw:style-name="fr1" draw:name="Image2" text:anchor-type="as-char" svg:width="6.9236in" svg:height="3.11562in" draw:z-index="0">
<draw:image xlink:href="../Images/AРМІЯINFORM/2023-05-20T98-00-00-04-00/348258444_261981536300289_2098285014966237872_n.jpg" xlink:type="simple" xlink:show="embed" xlink:actuate="onLoad" draw:mime-type="image/jpeg"/>
</draw:frame>
</text:p>
      <text:p text:style-name="P4">
20 травня 2023 року, на Миколаївщині та Херсонщині, силами та засобамипротиповітряної оборони повітряного командування «Південь» знищено 5 ворожихБПЛА: 3 ударних БПЛА «Ланцет», 1 БПЛА «Мерлін-ВР» та 1 розвідувальний«Орлан-10».</text:p>
      <text:p text:style-name="P4">
Джерело: <text:a xlink:type="simple" xlink:href="https://www.facebook.com/PvKPivden/posts/pfbid029TWL5hNZZUS9GCK3MFBJRDch9LpJJeG2n1yYdH953rRdjY5dvS6Xwpk7b5XxqfYKl" text:style-name="Internet_20_link" text:visited-style-name="Visited_20_Internet_20_Link">
Повітряне командування«Південь»</text:a>
</text:p>
      <text:p text:style-name="P4">
Source: <text:a xlink:type="simple" xlink:href="https://armyinform.com.ua/2023/05/20/znyshheno-shhe-p%e2%80%b2yat-vorozhyh-bezpilotnykiv-na-pivdni-ukrayiny/" text:style-name="Internet_20_link" text:visited-style-name="Visited_20_Internet_20_Link">
https://armyinform.com.ua/2023/05/20/znyshheno-shhe-p%e2%80%b2yat-vorozhyh-bezpilotnykiv-na-pivdni-ukrayiny/</text:a>
</text:p>
      <!--NEWS-->
      <text:h text:style-name="P10" text:outline-level="1">
<text:span text:style-name="T4">
Понад сто нобелівських лауреатів закликають Білорусь звільнити політв’язня Беляцького</text:span>
</text:h>
      <text:p text:style-name="P4">
Authors: Ukrinform (Person)</text:p>
      <text:p text:style-name="P4">
Publisher: Укринформ (Organization)</text:p>
      <text:p text:style-name="P4">
Published Time: 2023-05-21T-11:19:00+03:00</text:p>
      <text:p text:style-name="P4">
Modified Time: 2023-05-21T23:19:00+03:00</text:p>
      <text:p text:style-name="P4">
Description: 103 лауреати Нобелівської премії оприлюднили лист із вимогою звільнити ув'язненого в Білорусі Алеся Беляцького, який торік удостоївся цієї нагороди за правозахисну роботу. — Укрінформ.</text:p>
      <text:p text:style-name="P4">
Images: ['<text:a xlink:type="simple" xlink:href="https://static.ukrinform.com/photos/2023_05/thumb_files/630_360_1684700264-764.jpeg" text:style-name="Internet_20_link" text:visited-style-name="Visited_20_Internet_20_Link">
630_360_16847...</text:a>
']</text:p>
      <text:p text:style-name="P4">
Tags: ['Білорусь', 'Права людини', 'Правозахисники', 'Нобелівська премія ']</text:p>
      <text:p text:style-name="P4">
Type: Article</text:p>
      <!--METADATA-->
      <text:p text:style-name="P4">
<draw:frame draw:style-name="fr1" draw:name="Image3" text:anchor-type="as-char" svg:width="6.9236in" svg:height="3.956343in" draw:z-index="0">
<draw:image xlink:href="../Images/yкринформ/2023-05-21T-11-19-00-03-00/630_360_1684700264-764.jpeg" xlink:type="simple" xlink:show="embed" xlink:actuate="onLoad" draw:mime-type="image/jpeg"/>
</draw:frame>
 103лауреати Нобелівської премії оприлюднили лист із вимогою звільнити ув'язненогов Білорусі Алеся Беляцького, який торік удостоївся цієї нагороди заправозахисну роботу.</text:p>
      <text:p text:style-name="P4">
Як передає Укрінформ із посиланням на <text:a xlink:type="simple" xlink:href="https://www.radiosvoboda.org/a/news-beliatsky-bilorus-lyst/32421452.html" text:style-name="Internet_20_link" text:visited-style-name="Visited_20_Internet_20_Link">
 </text:a>
 , звернення опубліковане на сайтіміжнародного ПЕН-клубу.</text:p>
      <text:p text:style-name="P4">
«Білоруського правозахисника у тексті названо символом надії й натхнення дляколег з усього світу», - йдеться в повідомленні.</text:p>
      <text:p text:style-name="P4">
У листі кримінальну справу проти Беляцького назвали надуманою. Наголошується,що він присвятив своє життя просуванню демократії та <text:a xlink:type="simple" xlink:href="https://www.ukrinform.ua/tag-prava-ludini" text:style-name="Internet_20_link" text:visited-style-name="Visited_20_Internet_20_Link">
</text:a>
 в Білорусі, «наважившисьзакликати Олександра Лукашенка до відповідальності за нещадне, безперервне тасистематичне придушення незалежних голосів».</text:p>
      <text:p text:style-name="P4">
Серед підписантів – лауреати премії з хімії, медицини та фізіології, фізики,економіки, літератури і миру, зокрема 87-річний астроном Роберт Вудро Вільсонта 91-річний мікробіолог Гамілтон Сміт.</text:p>
      <text:p text:style-name="P4">
Автори звернення також вимагають звільнення інших учасників заснованоїБеляцьким правозахисної організації «Вясна», роботу якої на території Білорусіде-факто заборонено.</text:p>
      <text:p text:style-name="P4">
<text:span text:style-name="T4">
Читайте також:</text:span>
 <text:a xlink:type="simple" xlink:href="https://www.ukrinform.ua/rubric-world/3677982-sprava-belackogo-v-oon-zazadali-zvilnenna-biloruskih-politvazniv.html" text:style-name="Internet_20_link" text:visited-style-name="Visited_20_Internet_20_Link">
 <text:span text:style-name="T4">
Беляцьк</text:span>
 </text:a>
</text:p>
      <text:p text:style-name="P4">
Як повідомляв Укрінформ, на початку березня в Білорусі голова правозахисногоцентру «Вясна» <text:a xlink:type="simple" xlink:href="https://www.ukrinform.ua/rubric-world/3677694-u-bilorusi-nobelivskij-laureat-belackij-otrimav-10-rokiv-kolonii.html" text:style-name="Internet_20_link" text:visited-style-name="Visited_20_Internet_20_Link">
 </text:a>
 за обвинуваченнямив контрабанді та екстремізмі.</text:p>
      <text:p text:style-name="P4">
Троє членів «Вясни» – Валентин Стефанович, Володимир Лабкович і ДмитроСоловйов – дістали відповідно дев'ять, сім та вісім років за ґратами(Соловйова судили заочно).</text:p>
      <text:p text:style-name="P4">
У 2022 році Беляцький став співлауреатом Нобелівської премії миру заправозахисну роботу. Разом із ним премію здобули український Центргромадянських свобод і заборонена в РФ організація «Меморіал».</text:p>
      <text:p text:style-name="P4">
Source: <text:a xlink:type="simple" xlink:href="https://www.ukrinform.ua/rubric-world/3712368-ponad-sto-nobelivskih-laureativ-zaklikaut-bilorus-zvilniti-politvazna-belackogo.html" text:style-name="Internet_20_link" text:visited-style-name="Visited_20_Internet_20_Link">
https://www.ukrinform.ua/rubric-world/3712368-ponad-sto-nobelivskih-laureativ-zaklikaut-bilorus-zvilniti-politvazna-belackogo.html</text:a>
</text:p>
      <!--NEWS-->
      <text:h text:style-name="P10" text:outline-level="1">
<text:span text:style-name="T4">
Розтрощене, але нескорене місто: воїни ССО України записали відео у Бахмуті</text:span>
</text:h>
      <text:p text:style-name="P4">
Authors: Ukrinform (Person)</text:p>
      <text:p text:style-name="P4">
Publisher: Укринформ (Organization)</text:p>
      <text:p text:style-name="P4">
Published Time: 2023-05-21T-14:57:00+03:00</text:p>
      <text:p text:style-name="P4">
Modified Time: 2023-05-21T22:57:00+03:00</text:p>
      <text:p text:style-name="P4">
Description: Українські військові ССО сьогодні, 21 травня, записали відео у розтрощеному Бахмуті. — Укрінформ.</text:p>
      <text:p text:style-name="P4">
Images: ['<text:a xlink:type="simple" xlink:href="https://static.ukrinform.com/photos/2023_05/thumb_files/630_360_1684699175-115.jpg" text:style-name="Internet_20_link" text:visited-style-name="Visited_20_Internet_20_Link">
630_360_16846...</text:a>
']</text:p>
      <text:p text:style-name="P4">
Tags: ['Бахмут', 'ЗСУ', 'Війна з Росією']</text:p>
      <text:p text:style-name="P4">
Type: Article</text:p>
      <!--METADATA-->
      <text:p text:style-name="P4">
<draw:frame draw:style-name="fr1" draw:name="Image4" text:anchor-type="as-char" svg:width="6.9236in" svg:height="3.956343in" draw:z-index="0">
<draw:image xlink:href="../Images/yкринформ/2023-05-21T-14-57-00-03-00/630_360_1684699175-115.jpg" xlink:type="simple" xlink:show="embed" xlink:actuate="onLoad" draw:mime-type="image/jpeg"/>
</draw:frame>
Українські військові ССО сьогодні, 21 травня, записали відео у розтрощеномуБахмуті.</text:p>
      <text:p text:style-name="P4">
Як передає Укрінформ, відповідний ролик опублікували Сили спеціальних операційЗбройних Сил України у <text:a xlink:type="simple" xlink:href="https://www.facebook.com/usofcom/videos/236472679002340/" text:style-name="Internet_20_link" text:visited-style-name="Visited_20_Internet_20_Link">
</text:a>
 .</text:p>
      <text:p text:style-name="P4">
"  Бахмут сьогодні. Воїни ССО України вирушають на бойову задачу крізьрозтрощене, але нескорене місто.</text:p>
      <text:p text:style-name="P4">
Саме так виглядає наш шлях до Перемоги: тяжкий і ризикований. Єдиний вибірвсіх, хто став на захист <text:a xlink:type="simple" xlink:href="https://www.ukrinform.ua/tag-ukraina" text:style-name="Internet_20_link" text:visited-style-name="Visited_20_Internet_20_Link">
 </text:a>
 , всіх длякого війна стала роботою і покликанням водночас  ", - йдеться у повідомленні.</text:p>
      <text:p text:style-name="P4">
<text:span text:style-name="T4">
Читайте також:</text:span>
 <text:a xlink:type="simple" xlink:href="https://www.ukrinform.ua/rubric-ato/3712191-zelenskij-bahmut-ne-zahoplenij-rosianami.html" text:style-name="Internet_20_link" text:visited-style-name="Visited_20_Internet_20_Link">
 <text:span text:style-name="T4">
Бахмут</text:span>
 </text:a>
</text:p>
      <text:p text:style-name="P4">
Як повідомлялося, деякі ЗМІ написали, що нібито Президент Володимир Зеленськийу коментарі журналістам у Японії підтвердив, що місто Бахмут вже не підконтролем Збройних сил України.</text:p>
      <text:p text:style-name="P4">
Водночас його прессекретар Сергій Никифоров заявив, що глава держави у своїйвідповіді  <text:a xlink:type="simple" xlink:href="https://www.ukrinform.ua/rubric-ato/3712116-zelenskij-zapereciv-vzatta-bahmuta-rosianami-recnik-prezidenta.html" text:style-name="Internet_20_link" text:visited-style-name="Visited_20_Internet_20_Link">
 </text:a>
 взяття Бахмутаросійськими загарбниками.</text:p>
      <text:p text:style-name="P4">
Напередодні заступниця міністра оборони України Ганна Маляр  <text:a xlink:type="simple" xlink:href="https://www.ukrinform.ua/rubric-ato/3711924-situacia-u-bahmuti-kriticna-ukrainski-bijci-trimaut-oboronu-v-odnomu-z-rajoniv-malar.html" text:style-name="Internet_20_link" text:visited-style-name="Visited_20_Internet_20_Link">
</text:a>
 , що у БахмутіДонецької області ситуація критична, водночас ЗСУ тримають оборону в районі"Літак".</text:p>
      <text:p text:style-name="P4">
<text:span text:style-name="T5">
Фото: Ліберов Костянтин</text:span>
</text:p>
      <text:p text:style-name="P4">
Source: <text:a xlink:type="simple" xlink:href="https://www.ukrinform.ua/rubric-regions/3712366-roztrosene-ale-neskorene-voini-sso-ukraini-zapisali-video-u-bahmuti.html" text:style-name="Internet_20_link" text:visited-style-name="Visited_20_Internet_20_Link">
https://www.ukrinform.ua/rubric-regions/3712366-roztrosene-ale-neskorene-voini-sso-ukraini-zapisali-video-u-bahmuti.html</text:a>
</text:p>
      <!--NEWS-->
      <text:h text:style-name="P10" text:outline-level="1">
<text:span text:style-name="T4">
Ворог за день обстріляв сім громад Сумщини, пошкоджені житлові будинки</text:span>
</text:h>
      <text:p text:style-name="P4">
Authors: Ukrinform (Person)</text:p>
      <text:p text:style-name="P4">
Publisher: Укринформ (Organization)</text:p>
      <text:p text:style-name="P4">
Published Time: 2023-05-21T-16:40:00+03:00</text:p>
      <text:p text:style-name="P4">
Modified Time: 2023-05-21T22:40:00+03:00</text:p>
      <text:p text:style-name="P4">
Description: Упродовж дня російські агресори обстріляли сім громад Сумської області, загалом зафіксовано 32 вибухи. — Укрінформ.</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Міномет', 'Війна з Росією', 'Артилерія']</text:p>
      <text:p text:style-name="P4">
Type: Article</text:p>
      <!--METADATA-->
      <text:p text:style-name="P4">
<draw:frame draw:style-name="fr1" draw:name="Image5" text:anchor-type="as-char" svg:width="6.9236in" svg:height="3.956343in" draw:z-index="0">
<draw:image xlink:href="../Images/yкринформ/2023-05-21T-16-40-00-03-00/630_360_1574102935-316.jpg" xlink:type="simple" xlink:show="embed" xlink:actuate="onLoad" draw:mime-type="image/jpeg"/>
</draw:frame>
 Упродовждня російські агресори обстріляли сім громад Сумської області, загаломзафіксовано 32 вибухи.</text:p>
      <text:p text:style-name="P4">
Як передає Укрінформ, про це у <text:a xlink:type="simple" xlink:href="http://www.facebook.com/sumska.oda/posts/589087723323836" text:style-name="Internet_20_link" text:visited-style-name="Visited_20_Internet_20_Link">
</text:a>
повідомляє Сумська ОВА.</text:p>
      <text:p text:style-name="P4">
«Протягом дня ворогом здійснено 11 обстрілів. Зафіксовано 32 вибухи». -йдеться в повідомленні.</text:p>
      <text:p text:style-name="P4">
Обстрілів зазнали Білопільська, Миропільська, Краснопільська, Середино-Будська, Есманська, Шалигинська та Глухівська громади.</text:p>
      <text:p text:style-name="P4">
По Краснопільській громаді ворог з міномета випустив дві міни.</text:p>
      <text:p text:style-name="P4">
Середино-Будська громада зазнала артилерійського обстрілу, зафіксовано вісімвибухів. Внаслідок обстрілу пошкоджено два приватні житлові будинки.</text:p>
      <text:p text:style-name="P4">
Крім того, росіяни з мінометів обстріляли Есманську (шість вибухів),Шалигинську (чотири вибухи), Білопільську (два вибухи) та Глухівську (тривибухи) громади.</text:p>
      <text:p text:style-name="P4">
<text:span text:style-name="T4">
Читайте також:</text:span>
 <text:a xlink:type="simple" xlink:href="https://www.ukrinform.ua/rubric-ato/3711487-vijska-rf-trici-obstrilali-prikordonna-cernigivsini-i-sumsini.html" text:style-name="Internet_20_link" text:visited-style-name="Visited_20_Internet_20_Link">
 <text:span text:style-name="T4">
Сумщин</text:span>
 </text:a>
</text:p>
      <text:p text:style-name="P4">
У Миропільській громаді внаслідок артилерійського <text:a xlink:type="simple" xlink:href="https://www.ukrinform.ua/tag-obstril" text:style-name="Internet_20_link" text:visited-style-name="Visited_20_Internet_20_Link">
</text:a>
 (сім вибухів) пошкоджено приватнийжитловий будинок.</text:p>
      <text:p text:style-name="P4">
Як повідомляв Укрінформ, російські війська зранку 21 травня п'ять разівобстріляли з мінометів і артилерії прикордонні території Чернігівської таСумської областей.</text:p>
      <text:p text:style-name="P4">
Source: <text:a xlink:type="simple" xlink:href="https://www.ukrinform.ua/rubric-ato/3712365-vorog-za-den-obstrilav-sim-gromad-sumsini-poskodzeni-zitlovi-budinki.html" text:style-name="Internet_20_link" text:visited-style-name="Visited_20_Internet_20_Link">
https://www.ukrinform.ua/rubric-ato/3712365-vorog-za-den-obstrilav-sim-gromad-sumsini-poskodzeni-zitlovi-budinki.html</text:a>
</text:p>
      <!--NEWS-->
      <text:h text:style-name="P10" text:outline-level="1">
<text:span text:style-name="T4">
У Каннах обговорили підтримку цифрового та культурного секторів України</text:span>
</text:h>
      <text:p text:style-name="P4">
Authors: Ukrinform (Person)</text:p>
      <text:p text:style-name="P4">
Publisher: Укринформ (Organization)</text:p>
      <text:p text:style-name="P4">
Published Time: 2023-05-21T-18:31:00+03:00</text:p>
      <text:p text:style-name="P4">
Modified Time: 2023-05-21T22:31:00+03:00</text:p>
      <text:p text:style-name="P4">
Description: У французьких Каннах на Cannes Next – інноваційній платформі Marché du Film, обговорили підтримку цифрового та культурного секторів України. — Укрінформ.</text:p>
      <text:p text:style-name="P4">
Images: ['<text:a xlink:type="simple" xlink:href="https://static.ukrinform.com/photos/2023_05/thumb_files/630_360_1684696652-253.jpg" text:style-name="Internet_20_link" text:visited-style-name="Visited_20_Internet_20_Link">
630_360_16846...</text:a>
', '<text:a xlink:type="simple" xlink:href="https://static.ukrinform.com/photos/2023_05/1684696817-569.png" text:style-name="Internet_20_link" text:visited-style-name="Visited_20_Internet_20_Link">
1684696817-56...</text:a>
']</text:p>
      <text:p text:style-name="P4">
Tags: ['Канни', 'Культура', 'Україна', 'Цифровізація']</text:p>
      <text:p text:style-name="P4">
Type: Article</text:p>
      <!--METADATA-->
      <text:p text:style-name="P4">
<draw:frame draw:style-name="fr1" draw:name="Image6" text:anchor-type="as-char" svg:width="6.9236in" svg:height="3.956343in" draw:z-index="0">
<draw:image xlink:href="../Images/yкринформ/2023-05-21T-18-31-00-03-00/630_360_1684696652-253.jpg" xlink:type="simple" xlink:show="embed" xlink:actuate="onLoad" draw:mime-type="image/jpeg"/>
</draw:frame>
 Уфранцузьких Каннах на Cannes Next – інноваційній платформі Marché du Film,обговорили підтримку цифрового та культурного секторів України.</text:p>
      <text:p text:style-name="P4">
Як передає Укрінформ, про це Міністерство культури та інформаційної політикиУкраїни повідомляє у  <text:a xlink:type="simple" xlink:href="https://t.me/mkipu/6205" text:style-name="Internet_20_link" text:visited-style-name="Visited_20_Internet_20_Link">
 </text:a>
 .</text:p>
      <text:p text:style-name="P4">
19 травня на Cannes Next – інноваційній платформі Marché du Film, якадосліджує майбутнє кіно та розважального бізнесу, відбулася панельна дискусія«Розбудова громадянської та цифрової стійкості, як Україна та Європа можутьзапровадити інновації та створити майбутніх чемпіонів».</text:p>
      <text:p text:style-name="P4">
<draw:frame draw:style-name="fr1" draw:name="Image7" text:anchor-type="as-char" svg:width="6.9236in" svg:height="3.615658in" draw:z-index="0">
<draw:image xlink:href="../Images/yкринформ/2023-05-21T-18-31-00-03-00/1684696817-569.png" xlink:type="simple" xlink:show="embed" xlink:actuate="onLoad" draw:mime-type="image/png"/>
</draw:frame>
</text:p>
      <text:p text:style-name="P4">
Серед учасників обговорення був присутній заступник міністра культури таінформаційної політики України з питань європейської інтеграції ТарасШевченко.</text:p>
      <text:p text:style-name="P4">
Cannes Next висловила свою солідарність з Україною, щоб дослідити, якглобальний контент, цифровий і креативний сектори можуть сприяти досягненнюцілей України, зважаючи на триваючу повномасштабну агресію РосійськоїФедерації. Під час панельної дискусії учасники розглянули стан креативної тацифрової індустрії України, висвітлюючи її виклики та можливості.</text:p>
      <text:p text:style-name="P4">
<text:span text:style-name="T4">
Читайте також:</text:span>
 <text:a xlink:type="simple" xlink:href="https://www.ukrinform.ua/rubric-culture/3712044-programa-vidnovlenna-ukraini-stosuvatimetsa-j-kulturnoi-spadsini-tkacenko.html" text:style-name="Internet_20_link" text:visited-style-name="Visited_20_Internet_20_Link">
 <text:span text:style-name="T4">
культур</text:span>
 </text:a>
</text:p>
      <text:p text:style-name="P4">
«Інтерес до всього українського стане рушієм для післявоєнної відбудовидержави та інтеграції України до ЄС», – зазначив Шевченко.</text:p>
      <text:p text:style-name="P4">
Як повідомляв Укрінформ, у червні 15 українських музейників  <text:a xlink:type="simple" xlink:href="https://www.ukrinform.ua/rubric-culture/3711548-ukrainski-muzejniki-dla-obminu-dosvidom-vidvidaut-francuzki-institucii.html" text:style-name="Internet_20_link" text:visited-style-name="Visited_20_Internet_20_Link">
</text:a>
 французькі інституціїмузейної сфери для обміну досвідом і встановлення партнерства.</text:p>
      <text:p text:style-name="P4">
Фото: Marché du Film</text:p>
      <text:p text:style-name="P4">
Source: <text:a xlink:type="simple" xlink:href="https://www.ukrinform.ua/rubric-culture/3712358-u-kannah-obgovorili-pidtrimku-cifrovogo-ta-kulturnogo-sektoriv-ukraini.html" text:style-name="Internet_20_link" text:visited-style-name="Visited_20_Internet_20_Link">
https://www.ukrinform.ua/rubric-culture/3712358-u-kannah-obgovorili-pidtrimku-cifrovogo-ta-kulturnogo-sektoriv-ukraini.html</text:a>
</text:p>
      <!--NEWS-->
      <text:h text:style-name="P10" text:outline-level="1">
<text:span text:style-name="T4">
At Sivershchyna and Slobozhanschyna directions Russian army shelled Halahanivka of Chernihiv ...</text:span>
</text:h>
      <text:p text:style-name="P4">
Authors: liveuamap (Language: en)</text:p>
      <text:p text:style-name="P4">
Time: 2023-05-21T-18:46:00</text:p>
      <text:p text:style-name="P4">
Location: Vovchansk (Latitude:50.11827 Longtitude:37.56775)</text:p>
      <text:p text:style-name="P4">
Videos: []</text:p>
      <text:p text:style-name="P4">
Images: []</text:p>
      <text:p text:style-name="P4">
Tags: ["Russia"]</text:p>
      <text:p text:style-name="P4">
ID: 22564287</text:p>
      <!--METADATA-->
      <text:p text:style-name="P4">
At Sivershchyna and Slobozhanschyna directions Russian army shelledHalahanivka of Chernihiv region and Holyshivske, Volfyne, Kindrativka,Yunakivka, Uhroyidy of Sumy region, also Udy, Kozacha Lopan, Ternova,Hatysche, Vovchansk, Pletenivka, Pokalyane, Nesterne, Budarky, Zemlyanky,Ustynivka and Khatnye of Kharkiv region. Russian aviation conducted airstrikeat Nesterne of Kharkiv region, - General Staff of Armed Forces of Ukraine saysin the morning report</text:p>
      <text:p text:style-name="P4">
News Collection Link: <text:a xlink:type="simple" xlink:href="https://liveuamap.com/en/2023/21-may-at-sivershchyna-and-slobozhanschyna-directions-russian" text:style-name="Internet_20_link" text:visited-style-name="Visited_20_Internet_20_Link">
https://liveuamap.com/en/2023/21-may-at-sivershchyna-and-slobozhanschyna-directions-russian</text:a>
</text:p>
      <text:p text:style-name="P4">
Source: <text:a xlink:type="simple" xlink:href="https://t.me/lumsrc/4853" text:style-name="Internet_20_link" text:visited-style-name="Visited_20_Internet_20_Link">
https://t.me/lumsrc/4853</text:a>
</text:p>
      <!--NEWS-->
      <text:h text:style-name="P10" text:outline-level="1">
<text:span text:style-name="T4">
At Kupiansk direction Russian army shelled Topoli, Fyholivka, Novomlynsk, Dvorichna, Zapadne,...</text:span>
</text:h>
      <text:p text:style-name="P4">
Authors: liveuamap (Language: en)</text:p>
      <text:p text:style-name="P4">
Time: 2023-05-21T-20:46:00</text:p>
      <text:p text:style-name="P4">
Location: Svatove (Latitude:49.46812 Longtitude:37.90575)</text:p>
      <text:p text:style-name="P4">
Videos: []</text:p>
      <text:p text:style-name="P4">
Images: []</text:p>
      <text:p text:style-name="P4">
Tags: ["Russia"]</text:p>
      <text:p text:style-name="P4">
ID: 22564281</text:p>
      <!--METADATA-->
      <text:p text:style-name="P4">
At Kupiansk direction Russian army shelled Topoli, Fyholivka, Novomlynsk,Dvorichna, Zapadne, Masutivka, Kyslivka, Kotlyarivka, Tabayivka of Kharkivregion and Stelmakhivka of Luhansk region. Russian aviation conductedairstrikes at Kyslivka and Kotlyarivka of Kharkiv region, - General Staff ofArmed Forces of Ukraine says in the morning report</text:p>
      <text:p text:style-name="P4">
News Collection Link: <text:a xlink:type="simple" xlink:href="https://liveuamap.com/en/2023/21-may-at-kupiansk-direction-russian-army-shelled-topoli" text:style-name="Internet_20_link" text:visited-style-name="Visited_20_Internet_20_Link">
https://liveuamap.com/en/2023/21-may-at-kupiansk-direction-russian-army-shelled-topoli</text:a>
</text:p>
      <text:p text:style-name="P4">
Source: <text:a xlink:type="simple" xlink:href="https://t.me/lumsrc/4854" text:style-name="Internet_20_link" text:visited-style-name="Visited_20_Internet_20_Link">
https://t.me/lumsrc/4854</text:a>
</text:p>
      <!--NEWS-->
      <text:h text:style-name="P10" text:outline-level="1">
<text:span text:style-name="T4">
Баскетбол: «Реал» обіграв «Олімпіакос» у фіналі Євроліги</text:span>
</text:h>
      <text:p text:style-name="P4">
Authors: Ukrinform (Person)</text:p>
      <text:p text:style-name="P4">
Publisher: Укринформ (Organization)</text:p>
      <text:p text:style-name="P4">
Published Time: 2023-05-21T-22:04:22+03:00</text:p>
      <text:p text:style-name="P4">
Modified Time: 2023-05-21T22:04:22+03:00</text:p>
      <text:p text:style-name="P4">
Description: Сьогодні, 21 травня, відбувся фінал Євроліги на «Жальгіріс-Арені» у Каунасі, Литва. — Укрінформ.</text:p>
      <text:p text:style-name="P4">
Images: ['<text:a xlink:type="simple" xlink:href="https://static.ukrinform.com/photos/2023_05/thumb_files/630_360_1684695825-645.jpg" text:style-name="Internet_20_link" text:visited-style-name="Visited_20_Internet_20_Link">
630_360_16846...</text:a>
']</text:p>
      <text:p text:style-name="P4">
Tags: ['Баскетбол']</text:p>
      <text:p text:style-name="P4">
Type: Article</text:p>
      <!--METADATA-->
      <text:p text:style-name="P4">
<draw:frame draw:style-name="fr1" draw:name="Image8" text:anchor-type="as-char" svg:width="6.9236in" svg:height="3.956343in" draw:z-index="0">
<draw:image xlink:href="../Images/yкринформ/2023-05-21T-22-04-22-03-00/630_360_1684695825-645.jpg" xlink:type="simple" xlink:show="embed" xlink:actuate="onLoad" draw:mime-type="image/jpeg"/>
</draw:frame>
 Сьогодні,21 травня, відбувся фінал Євроліги на «Жальгіріс-Арені» у Каунасі, Литва.</text:p>
      <text:p text:style-name="P4">
У фінальному поєдинку «Олімпіакос» поступився мадридському «Реалу» - 78:79,передає Укрінформ.</text:p>
      <text:p text:style-name="P4">
Найрезультативнішим у матчі став Саша Везенков з «Олімпіакоса» - 29 очок, 9підбирань і 4 асисти.</text:p>
      <text:p text:style-name="P4">
<text:span text:style-name="T4">
Читайте також:</text:span>
 <text:a xlink:type="simple" xlink:href="https://www.ukrinform.ua/rubric-sports/3711790-zinoca-zbirna-ukraini-z-basketbolu-3h3-sensacijno-peremogla-nimeccinu.html" text:style-name="Internet_20_link" text:visited-style-name="Visited_20_Internet_20_Link">
 <text:span text:style-name="T4">
баскетбол</text:span>
 </text:a>
</text:p>
      <text:p text:style-name="P4">
У матчі за третє місце «Монако» обіграло «Барселону» - 78:66.</text:p>
      <text:p text:style-name="P4">
Фото: realmadrid.com</text:p>
      <text:p text:style-name="P4">
Source: <text:a xlink:type="simple" xlink:href="https://www.ukrinform.ua/rubric-sports/3712354-basketbol-real-obigrav-olimpiakos-u-finali-evroligi.html" text:style-name="Internet_20_link" text:visited-style-name="Visited_20_Internet_20_Link">
https://www.ukrinform.ua/rubric-sports/3712354-basketbol-real-obigrav-olimpiakos-u-finali-evroligi.html</text:a>
</text:p>
      <!--NEWS-->
      <text:h text:style-name="P10" text:outline-level="1">
<text:span text:style-name="T4">
At Lyman direction Russian army shelled Makiyivka, Nevske, Bilohorivka of Luhansk region; Tor...</text:span>
</text:h>
      <text:p text:style-name="P4">
Authors: liveuamap (Language: en)</text:p>
      <text:p text:style-name="P4">
Time: 2023-05-21T-22:46:00</text:p>
      <text:p text:style-name="P4">
Location: Luhansk (Latitude:48.9375 Longtitude:37.95811)</text:p>
      <text:p text:style-name="P4">
Videos: []</text:p>
      <text:p text:style-name="P4">
Images: []</text:p>
      <text:p text:style-name="P4">
Tags: ["Russia"]</text:p>
      <text:p text:style-name="P4">
ID: 22564277</text:p>
      <!--METADATA-->
      <text:p text:style-name="P4">
At Lyman direction Russian army shelled Makiyivka, Nevske, Bilohorivka ofLuhansk region; Torske, Verkhnokamyanske and Spirne of Donetsk region. Russianaviation conducted airstrikes at Bilohorivka, Dibrova, Yampil, Spirne, -General Staff of Armed Forces of Ukraine says in the morning report</text:p>
      <text:p text:style-name="P4">
News Collection Link: <text:a xlink:type="simple" xlink:href="https://liveuamap.com/en/2023/21-may-at-lyman-direction-russian-army-shelled-makiyivka" text:style-name="Internet_20_link" text:visited-style-name="Visited_20_Internet_20_Link">
https://liveuamap.com/en/2023/21-may-at-lyman-direction-russian-army-shelled-makiyivka</text:a>
</text:p>
      <text:p text:style-name="P4">
Source: <text:a xlink:type="simple" xlink:href="https://t.me/lumsrc/4855" text:style-name="Internet_20_link" text:visited-style-name="Visited_20_Internet_20_Link">
https://t.me/lumsrc/4855</text:a>
</text:p>
      <!--NEWS-->
      <text:h text:style-name="P10" text:outline-level="1">
<text:span text:style-name="T4">
В Одесі пролунав вибух - ЗМІ</text:span>
</text:h>
      <text:p text:style-name="P4">
Authors: Ukrinform (Person)</text:p>
      <text:p text:style-name="P4">
Publisher: Укринформ (Organization)</text:p>
      <text:p text:style-name="P4">
Published Time: 2023-05-21T-24:02:00+03:00</text:p>
      <text:p text:style-name="P4">
Modified Time: 2023-05-21T22:02:00+03:00</text:p>
      <text:p text:style-name="P4">
Description: Під час повітряної тривоги в Одесі було чути вибух.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деса', 'Вибух', 'Війна з Росією', 'Повітряна тривога', 'ППО']</text:p>
      <text:p text:style-name="P4">
Type: Article</text:p>
      <!--METADATA-->
      <text:p text:style-name="P4">
<draw:frame draw:style-name="fr1" draw:name="Image9" text:anchor-type="as-char" svg:width="6.9236in" svg:height="3.956343in" draw:z-index="0">
<draw:image xlink:href="../Images/yкринформ/2023-05-21T-24-02-00-03-00/630_360_1538997483-946.jpg" xlink:type="simple" xlink:show="embed" xlink:actuate="onLoad" draw:mime-type="image/jpeg"/>
</draw:frame>
 Під часповітряної тривоги в Одесі було чути вибух.</text:p>
      <text:p text:style-name="P4">
Про це повідомляє <text:a xlink:type="simple" xlink:href="https://t.me/s/suspilnenews" text:style-name="Internet_20_link" text:visited-style-name="Visited_20_Internet_20_Link">
 </text:a>
 , передає Укрінформ.</text:p>
      <text:p text:style-name="P4">
«В Одесі пролунав <text:a xlink:type="simple" xlink:href="https://www.ukrinform.ua/tag-vibuh" text:style-name="Internet_20_link" text:visited-style-name="Visited_20_Internet_20_Link">
 </text:a>
 », - ідеться вдописі.</text:p>
      <text:p text:style-name="P4">
<text:span text:style-name="T4">
Читайте також:</text:span>
 <text:a xlink:type="simple" xlink:href="https://www.ukrinform.ua/rubric-ato/3712025-u-dnipri-prolunav-vibuh-zmi.html" text:style-name="Internet_20_link" text:visited-style-name="Visited_20_Internet_20_Link">
 <text:span text:style-name="T4">
вибух</text:span>
 </text:a>
</text:p>
      <text:p text:style-name="P4">
Речник Одеської ОВА Сергій Братчук у <text:a xlink:type="simple" xlink:href="https://t.me/s/Bratchuk_Sergey" text:style-name="Internet_20_link" text:visited-style-name="Visited_20_Internet_20_Link">
 </text:a>
 давзрозуміти, що працює ППО.</text:p>
      <text:p text:style-name="P4">
В області оголошена повітряна тривога.</text:p>
      <text:p text:style-name="P4">
Source: <text:a xlink:type="simple" xlink:href="https://www.ukrinform.ua/rubric-ato/3712356-v-odesi-prolunav-vibuh-zmi.html" text:style-name="Internet_20_link" text:visited-style-name="Visited_20_Internet_20_Link">
https://www.ukrinform.ua/rubric-ato/3712356-v-odesi-prolunav-vibuh-zmi.html</text:a>
</text:p>
      <!--NEWS-->
      <text:h text:style-name="P10" text:outline-level="1">
<text:span text:style-name="T4">
At Bakhmut direction Russian army shelled Vasukivka, Orikhovo-Vasylivka, Hryhorivka, Bohdaniv...</text:span>
</text:h>
      <text:p text:style-name="P4">
Authors: liveuamap (Language: en)</text:p>
      <text:p text:style-name="P4">
Time: 2023-05-21T-24:46:00</text:p>
      <text:p text:style-name="P4">
Location: Toretsk, Donetsk Oblast (Latitude:48.39126 Longtitude:37.85734)</text:p>
      <text:p text:style-name="P4">
Videos: []</text:p>
      <text:p text:style-name="P4">
Images: []</text:p>
      <text:p text:style-name="P4">
Tags: ["Russia"]</text:p>
      <text:p text:style-name="P4">
ID: 22564271</text:p>
      <!--METADATA-->
      <text:p text:style-name="P4">
At Bakhmut direction Russian army shelled Vasukivka, Orikhovo-Vasylivka,Hryhorivka, Bohdanivka, Bakhmut, Ivanivske, Chasiv Yar, Stupochky,Predtechyne, Bila Hora of Donetsk region. Conducted missile strikes atSlovyansk, Kramatorsk, Druzhkivka. Russian aviation conducted airstrikes atSlovyansk, Druzhkivka, Bakhmut, Ivanivske, Bila Hora, Kurdumivka and Toretsk,- General Staff of Armed Forces of Ukraine says in the morning report</text:p>
      <text:p text:style-name="P4">
News Collection Link: <text:a xlink:type="simple" xlink:href="https://liveuamap.com/en/2023/21-may-at-bakhmut-direction-russian-army-shelled-vasukivka" text:style-name="Internet_20_link" text:visited-style-name="Visited_20_Internet_20_Link">
https://liveuamap.com/en/2023/21-may-at-bakhmut-direction-russian-army-shelled-vasukivka</text:a>
</text:p>
      <text:p text:style-name="P4">
Source: <text:a xlink:type="simple" xlink:href="https://t.me/lumsrc/4856" text:style-name="Internet_20_link" text:visited-style-name="Visited_20_Internet_20_Link">
https://t.me/lumsrc/4856</text:a>
</text:p>
      <!--NEWS-->
      <text:h text:style-name="P10" text:outline-level="1">
<text:span text:style-name="T4">
АПЛ: «Ман Сіті» в статусі чемпіона переміг «Челсі»</text:span>
</text:h>
      <text:p text:style-name="P4">
Authors: Ukrinform (Person)</text:p>
      <text:p text:style-name="P4">
Publisher: Укринформ (Organization)</text:p>
      <text:p text:style-name="P4">
Published Time: 2023-05-21T-26:00:28+03:00</text:p>
      <text:p text:style-name="P4">
Modified Time: 2023-05-21T22:00:28+03:00</text:p>
      <text:p text:style-name="P4">
Description: Український вінгер «аристократів» Михайло Мудрик зіграв у матчі 20 хвилин. — Укрінформ.</text:p>
      <text:p text:style-name="P4">
Images: ['<text:a xlink:type="simple" xlink:href="https://static.ukrinform.com/photos/2023_05/thumb_files/630_360_1684695568-468.jpg" text:style-name="Internet_20_link" text:visited-style-name="Visited_20_Internet_20_Link">
630_360_16846...</text:a>
']</text:p>
      <text:p text:style-name="P4">
Tags: ['Челсі', 'Футбол', 'Манчестер Сіті', 'АПЛ']</text:p>
      <text:p text:style-name="P4">
Type: Article</text:p>
      <!--METADATA-->
      <text:p text:style-name="P4">
<draw:frame draw:style-name="fr1" draw:name="Image10" text:anchor-type="as-char" svg:width="6.9236in" svg:height="3.956343in" draw:z-index="0">
<draw:image xlink:href="../Images/yкринформ/2023-05-21T-26-00-28-03-00/630_360_1684695568-468.jpg" xlink:type="simple" xlink:show="embed" xlink:actuate="onLoad" draw:mime-type="image/jpeg"/>
</draw:frame>
Український вінгер «аристократів» Михайло Мудрик зіграв у матчі 20 хвилин.</text:p>
      <text:p text:style-name="P4">
«Манчестер Сіті» на своєму полі здолав «Челсі» в 37-у турі Англійськоїпрем'єр-ліги, передає Укрінформ.</text:p>
      <text:p text:style-name="P4">
У складі «містян» відзначився Альварес.</text:p>
      <text:p text:style-name="P4">
«Манчестер Сіті» достроково оформив собі титул чемпіона. На рахунку підопічнихХосепа Гвардіоли 88 очок після 35 матчів.</text:p>
      <text:p text:style-name="P4">
«Челсі» посідає 12 сходинку, маючи в активі 43 пункти після 36 поєдинків.</text:p>
      <text:p text:style-name="P4">
<text:span text:style-name="T4">
Читайте також:</text:span>
 <text:a xlink:type="simple" xlink:href="https://www.ukrinform.ua/rubric-sports/3712341-borussia-rozgromila-augsburg-i-ocolila-bundesligu-v-peredostannomu-turi.html" text:style-name="Internet_20_link" text:visited-style-name="Visited_20_Internet_20_Link">
 <text:span text:style-name="T4">
Боруссія</text:span>
 </text:a>
</text:p>
      <text:p text:style-name="P4">
Як повідомлялося, на другій сходинці розташовується «Арсенал» 81 пункт після37 матчів.</text:p>
      <text:p text:style-name="P4">
Фото: Getty Images</text:p>
      <text:p text:style-name="P4">
Source: <text:a xlink:type="simple" xlink:href="https://www.ukrinform.ua/rubric-sports/3712353-apl-man-siti-v-statusi-cempiona-peremig-celsi.html" text:style-name="Internet_20_link" text:visited-style-name="Visited_20_Internet_20_Link">
https://www.ukrinform.ua/rubric-sports/3712353-apl-man-siti-v-statusi-cempiona-peremig-celsi.html</text:a>
</text:p>
      <!--NEWS-->
      <text:h text:style-name="P10" text:outline-level="1">
<text:span text:style-name="T4">
At Avdiyivka direction Russian army shelled Novokalynove, Berdychi, Stepove, Avdiyivka, Tonen...</text:span>
</text:h>
      <text:p text:style-name="P4">
Authors: liveuamap (Language: en)</text:p>
      <text:p text:style-name="P4">
Time: 2023-05-21T-26:46:00</text:p>
      <text:p text:style-name="P4">
Location: Donetsk Oblast (Latitude:48.05904 Longtitude:37.57238)</text:p>
      <text:p text:style-name="P4">
Videos: []</text:p>
      <text:p text:style-name="P4">
Images: []</text:p>
      <text:p text:style-name="P4">
Tags: ["Russia"]</text:p>
      <text:p text:style-name="P4">
ID: 22564264</text:p>
      <!--METADATA-->
      <text:p text:style-name="P4">
At Avdiyivka direction Russian army shelled Novokalynove, Berdychi, Stepove,Avdiyivka, Tonenke, Pervomayske, Karlivka and Nevelske of Donetsk region.Russian aviation conducted airstrikes at Avdiyivka, - General Staff of ArmedForces of Ukraine says in the morning report</text:p>
      <text:p text:style-name="P4">
News Collection Link: <text:a xlink:type="simple" xlink:href="https://liveuamap.com/en/2023/21-may-at-avdiyivka-direction-russian-army-shelled-novokalynove" text:style-name="Internet_20_link" text:visited-style-name="Visited_20_Internet_20_Link">
https://liveuamap.com/en/2023/21-may-at-avdiyivka-direction-russian-army-shelled-novokalynove</text:a>
</text:p>
      <text:p text:style-name="P4">
Source: <text:a xlink:type="simple" xlink:href="https://t.me/lumsrc/4857" text:style-name="Internet_20_link" text:visited-style-name="Visited_20_Internet_20_Link">
https://t.me/lumsrc/4857</text:a>
</text:p>
      <!--NEWS-->
      <text:h text:style-name="P10" text:outline-level="1">
<text:span text:style-name="T4">
At Maryinka direction Russian army shelled Hostre, Heorhiyivka, Maryinka and Pobyeda of Donet...</text:span>
</text:h>
      <text:p text:style-name="P4">
Authors: liveuamap (Language: en)</text:p>
      <text:p text:style-name="P4">
Time: 2023-05-21T-28:46:00</text:p>
      <text:p text:style-name="P4">
Location: Donets'ka oblast (Latitude:48.01037 Longtitude:37.50114)</text:p>
      <text:p text:style-name="P4">
Videos: []</text:p>
      <text:p text:style-name="P4">
Images: []</text:p>
      <text:p text:style-name="P4">
Tags: ["Russia"]</text:p>
      <text:p text:style-name="P4">
ID: 22564260</text:p>
      <!--METADATA-->
      <text:p text:style-name="P4">
At Maryinka direction Russian army shelled Hostre, Heorhiyivka, Maryinka andPobyeda of Donetsk region. Russian aviation conducted airstrikes atKrasnohorivka and Maryinka, - General Staff of Armed Forces of Ukraine says inthe morning report</text:p>
      <text:p text:style-name="P4">
News Collection Link: <text:a xlink:type="simple" xlink:href="https://liveuamap.com/en/2023/21-may-at-maryinka-direction-russian-army-shelled-hostre" text:style-name="Internet_20_link" text:visited-style-name="Visited_20_Internet_20_Link">
https://liveuamap.com/en/2023/21-may-at-maryinka-direction-russian-army-shelled-hostre</text:a>
</text:p>
      <text:p text:style-name="P4">
Source: <text:a xlink:type="simple" xlink:href="https://t.me/lumsrc/4858" text:style-name="Internet_20_link" text:visited-style-name="Visited_20_Internet_20_Link">
https://t.me/lumsrc/4858</text:a>
</text:p>
      <!--NEWS-->
      <text:h text:style-name="P10" text:outline-level="1">
<text:span text:style-name="T4">
Зірка «Зоряних війн» Марк Гемілл розігрує вишиванку - кошти підуть на відновлення школи</text:span>
</text:h>
      <text:p text:style-name="P4">
Authors: Ukrinform (Person)</text:p>
      <text:p text:style-name="P4">
Publisher: Укринформ (Organization)</text:p>
      <text:p text:style-name="P4">
Published Time: 2023-05-21T-29:59:00+03:00</text:p>
      <text:p text:style-name="P4">
Modified Time: 2023-05-21T21:59:00+03:00</text:p>
      <text:p text:style-name="P4">
Description: Американський актор та амбасадор United24 Марк Гемілл приміряв вишиванку та вирішив розіграти другу таку ж. Виручені кошти підуть на відновлення школи у селі Бузова, що на Київщині. — Укрінформ.</text:p>
      <text:p text:style-name="P4">
Images: ['<text:a xlink:type="simple" xlink:href="https://static.ukrinform.com/photos/2022_12/thumb_files/630_360_1671246078-363.jpg" text:style-name="Internet_20_link" text:visited-style-name="Visited_20_Internet_20_Link">
630_360_16712...</text:a>
', '<text:a xlink:type="simple" xlink:href="https://static.ukrinform.com/photos/2023_05/1684695355-970.jpeg" text:style-name="Internet_20_link" text:visited-style-name="Visited_20_Internet_20_Link">
1684695355-97...</text:a>
']</text:p>
      <text:p text:style-name="P4">
Tags: ['Вишиванка', 'Актор', 'United24']</text:p>
      <text:p text:style-name="P4">
Type: Article</text:p>
      <!--METADATA-->
      <text:p text:style-name="P4">
<draw:frame draw:style-name="fr1" draw:name="Image11" text:anchor-type="as-char" svg:width="6.9236in" svg:height="3.956343in" draw:z-index="0">
<draw:image xlink:href="../Images/yкринформ/2023-05-21T-29-59-00-03-00/630_360_1671246078-363.jpg" xlink:type="simple" xlink:show="embed" xlink:actuate="onLoad" draw:mime-type="image/jpeg"/>
</draw:frame>
Американський актор та амбасадор United24 Марк Гемілл приміряв вишиванку тавирішив розіграти другу таку ж. Виручені кошти підуть на відновлення школи уселі Бузова, що на Київщині.</text:p>
      <text:p text:style-name="P4">
Про це він повідомив у  <text:a xlink:type="simple" xlink:href="https://twitter.com/MarkHamill/status/1660360061217284096" text:style-name="Internet_20_link" text:visited-style-name="Visited_20_Internet_20_Link">
</text:a>
 , передаєУкрінформ.</text:p>
      <text:p text:style-name="P4">
«Ця виготовлена на замовлення вишиванка із вишитими світловими мечами єподарунком від United24. Їх лише дві! Хочете виграти другу? Просто пожертвуйте$24 або більше школі в Бузовій, Україна. Давайте зробимо це разом!», - написавГемілл.</text:p>
      <text:p text:style-name="P4">
Також актор, відомий за роллю Люка Скайвокера в «Зоряних війнах», опублікувавсвою фотографію у вишиванці.</text:p>
      <text:p text:style-name="P4">
<draw:frame draw:style-name="fr1" draw:name="Image12" text:anchor-type="as-char" svg:width="6.70302in" svg:height="10.0in" draw:z-index="0">
<draw:image xlink:href="../Images/yкринформ/2023-05-21T-29-59-00-03-00/1684695355-970.jpeg" xlink:type="simple" xlink:show="embed" xlink:actuate="onLoad" draw:mime-type="image/jpeg"/>
</draw:frame>
</text:p>
      <text:p text:style-name="P4">
<text:span text:style-name="T4">
Читайте також:</text:span>
 <text:a xlink:type="simple" xlink:href="https://www.ukrinform.ua/rubric-culture/3704880-aktor-mark-gemill-zibrav-ponad-15-miljona-na-droni-dla-zsu.html" text:style-name="Internet_20_link" text:visited-style-name="Visited_20_Internet_20_Link">
 <text:span text:style-name="T4">
Гемілл</text:span>
 </text:a>
</text:p>
      <text:p text:style-name="P4">
Як повідомляв Укрінформ, Президент України Володимир Зеленський ініціювавстворення глобального проєкту United24, який прагне об'єднати людей з усьогосвіту в їхньому бажанні допомогти нашій державі.</text:p>
      <text:p text:style-name="P4">
<text:a xlink:type="simple" xlink:href="https://www.ukrinform.ua/tag-united24" text:style-name="Internet_20_link" text:visited-style-name="Visited_20_Internet_20_Link">
 </text:a>
 – однойменна платформа для зборукоштів на підтримку України. Головна мета – збільшити обсяги пожертв накористь нашої держави, забезпечити ефективність та прозорість їх розподілу.</text:p>
      <text:p text:style-name="P4">
Source: <text:a xlink:type="simple" xlink:href="https://www.ukrinform.ua/rubric-culture/3712352-zirka-zoranih-vijn-mark-gemill-rozigrue-visivanku-kosti-pidut-na-vidnovlenna-skoli.html" text:style-name="Internet_20_link" text:visited-style-name="Visited_20_Internet_20_Link">
https://www.ukrinform.ua/rubric-culture/3712352-zirka-zoranih-vijn-mark-gemill-rozigrue-visivanku-kosti-pidut-na-vidnovlenna-skoli.html</text:a>
</text:p>
      <!--NEWS-->
      <text:h text:style-name="P10" text:outline-level="1">
<text:span text:style-name="T4">
At Shakhtarske direction Russian army shelled Paraskoviyivka, Kostyantynivka, Novomykhaylivka...</text:span>
</text:h>
      <text:p text:style-name="P4">
Authors: liveuamap (Language: en)</text:p>
      <text:p text:style-name="P4">
Time: 2023-05-21T-30:46:00</text:p>
      <text:p text:style-name="P4">
Location: Zaporizhzhia (Latitude:47.7819 Longtitude:37.06701)</text:p>
      <text:p text:style-name="P4">
Videos: []</text:p>
      <text:p text:style-name="P4">
Images: []</text:p>
      <text:p text:style-name="P4">
Tags: ["Russia"]</text:p>
      <text:p text:style-name="P4">
ID: 22564257</text:p>
      <!--METADATA-->
      <text:p text:style-name="P4">
At Shakhtarske direction Russian army shelled Paraskoviyivka, Kostyantynivka,Novomykhaylivka, Novoukrayinka, Vuhledar and Prechystivka. Russian aviationconducted airstrikes at Vuhledar and Prechystivka, - General Staff of ArmedForces of Ukraine says in the morning report</text:p>
      <text:p text:style-name="P4">
News Collection Link: <text:a xlink:type="simple" xlink:href="https://liveuamap.com/en/2023/21-may-at-shakhtarske-direction-russian-army-shelled-paraskoviyivka" text:style-name="Internet_20_link" text:visited-style-name="Visited_20_Internet_20_Link">
https://liveuamap.com/en/2023/21-may-at-shakhtarske-direction-russian-army-shelled-paraskoviyivka</text:a>
</text:p>
      <text:p text:style-name="P4">
Source: <text:a xlink:type="simple" xlink:href="https://t.me/lumsrc/4859" text:style-name="Internet_20_link" text:visited-style-name="Visited_20_Internet_20_Link">
https://t.me/lumsrc/4859</text:a>
</text:p>
      <!--NEWS-->
      <text:h text:style-name="P10" text:outline-level="1">
<text:span text:style-name="T4">
Президент: Маємо порозуміння зі світовою більшістю щодо кожного суттєвого для України пункту</text:span>
</text:h>
      <text:p text:style-name="P4">
Authors: Ukrinform (Person)</text:p>
      <text:p text:style-name="P4">
Publisher: Укринформ (Organization)</text:p>
      <text:p text:style-name="P4">
Published Time: 2023-05-21T-31:39:00+03:00</text:p>
      <text:p text:style-name="P4">
Modified Time: 2023-05-21T21:39:00+03:00</text:p>
      <text:p text:style-name="P4">
Description: Світ чує позицію України - щодо кожного суттєвого для нашої держави пункту маємо порозуміння зі світовою більшістю.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Переговори', 'Україна', 'Зеленський', 'Саміт G7']</text:p>
      <text:p text:style-name="P4">
Type: Article</text:p>
      <!--METADATA-->
      <text:p text:style-name="P4">
<draw:frame draw:style-name="fr1" draw:name="Image13" text:anchor-type="as-char" svg:width="6.9236in" svg:height="3.956343in" draw:z-index="0">
<draw:image xlink:href="../Images/yкринформ/2023-05-21T-31-39-00-03-00/630_360_1682451261-591.jpeg" xlink:type="simple" xlink:show="embed" xlink:actuate="onLoad" draw:mime-type="image/jpeg"/>
</draw:frame>
 Світ чуєпозицію України - щодо кожного суттєвого для нашої держави пункту маємопорозуміння зі світовою більшістю.</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Завершуємо цей дуже непростий, але дуже важливий тиждень. У п’ятницю – Лігаарабських держав. Субота й неділя – G7 плюс Україна та ще розширений формат –сім плюс партнери, зокрема Глобальний Південь, плюс Україна. Інтенсивно. Світчує нашу позицію: захист і гарантії безпеки, повернення всіх наших територій,всіх наших людей, справедливість, реалізація нашої формули миру. Щодо кожногосуттєвого для України пункту маємо порозуміння зі світовою більшістю. І разомбудемо збільшувати український потенціал», - наголосив Президент.</text:p>
      <text:p text:style-name="P4">
_Відео:<text:a xlink:type="simple" xlink:href="https://t.me/OP_UA/9562" text:style-name="Internet_20_link" text:visited-style-name="Visited_20_Internet_20_Link">
 </text:a>
 _</text:p>
      <text:p text:style-name="P4">
Глава держави розповів про низку двосторонніх зустрічей, які відбулися врамках візиту до Японії, та наголосив, що Україна посилюватиме співпрацю зпартнерами.</text:p>
      <text:p text:style-name="P4">
<text:span text:style-name="T4">
Читайте також:</text:span>
 <text:a xlink:type="simple" xlink:href="https://www.ukrinform.ua/rubric-ato/3712347-na-samiti-velikoi-simki-v-hirosimi-ukrainska-tematika-bula-centralnou-zelenskij.html" text:style-name="Internet_20_link" text:visited-style-name="Visited_20_Internet_20_Link">
 <text:span text:style-name="T4">
Зеленський</text:span>
 </text:a>
</text:p>
      <text:p text:style-name="P4">
«Зустріч із Президентом Байденом – і, як завжди, стаємо сильнішими після такихпереговорів. Зустріч із лідером Індонезії – змістовно. Зустріч із ПрезидентомРеспубліки Корея – є потенціал для міцних відносин. Зустріч із Премʼєр-міністром Канади Трюдо – дякую, Джастіне, тобі. Поспілкувався з лідерамиВ’єтнаму та Австралії. Окремо й детально говорили з Прем’єр-міністром Японії –будемо посилювати співпрацю», - зазначив <text:a xlink:type="simple" xlink:href="https://www.ukrinform.ua/tag-zelenskij" text:style-name="Internet_20_link" text:visited-style-name="Visited_20_Internet_20_Link">
 </text:a>
 .</text:p>
      <text:p text:style-name="P4">
Як повідомлялося, Президент України взяв участь у 48-му саміт «Групи семи».Зеленський виступив перед лідерами «Великої сімки», подякувавши за підтримкуУкраїни та звернувшись до кожного окремо.</text:p>
      <text:p text:style-name="P4">
<text:span text:style-name="T5">
Фото: ОП</text:span>
</text:p>
      <text:p text:style-name="P4">
Source: <text:a xlink:type="simple" xlink:href="https://www.ukrinform.ua/rubric-polytics/3712350-prezident-maemo-porozuminna-zi-svitovou-bilsistu-sodo-koznogo-suttevogo-dla-ukraini-punktu.html" text:style-name="Internet_20_link" text:visited-style-name="Visited_20_Internet_20_Link">
https://www.ukrinform.ua/rubric-polytics/3712350-prezident-maemo-porozuminna-zi-svitovou-bilsistu-sodo-koznogo-suttevogo-dla-ukraini-punktu.html</text:a>
</text:p>
      <!--NEWS-->
      <text:h text:style-name="P10" text:outline-level="1">
<text:span text:style-name="T4">
At Zaporizhzhia and Kherson directions Russian army shelled Vremivka, Novosilka, Zelene Pole,...</text:span>
</text:h>
      <text:p text:style-name="P4">
Authors: liveuamap (Language: en)</text:p>
      <text:p text:style-name="P4">
Time: 2023-05-21T-32:46:00</text:p>
      <text:p text:style-name="P4">
Location: Kherson (Latitude:46.65203 Longtitude:32.68518)</text:p>
      <text:p text:style-name="P4">
Videos: []</text:p>
      <text:p text:style-name="P4">
Images: []</text:p>
      <text:p text:style-name="P4">
Tags: ["Russia"]</text:p>
      <text:p text:style-name="P4">
ID: 22564252</text:p>
      <!--METADATA-->
      <text:p text:style-name="P4">
At Zaporizhzhia and Kherson directions Russian army shelled Vremivka,Novosilka, Zelene Pole, Novopil of Donetsk region; Olhivske, Huliaipole,Bilohirya, Mala Tokmachka and Kamyanske of Zaporizhzhia region; Nikopol ofDnipropetrovsk region and Zolota Balka, Vesele, Lvove, Antonivka, Dniprovske,Veletenske and Kherson city. Russian aviation conducted airstrikes at Poltavkaof Zaporizhzhia region and Beryslav and Kyndyyka of Kherson region, - GeneralStaff of Armed Forces of Ukraine says in the morning report</text:p>
      <text:p text:style-name="P4">
News Collection Link: <text:a xlink:type="simple" xlink:href="https://liveuamap.com/en/2023/21-may-at-zaporizhzhia-and-kherson-directions-russian-army" text:style-name="Internet_20_link" text:visited-style-name="Visited_20_Internet_20_Link">
https://liveuamap.com/en/2023/21-may-at-zaporizhzhia-and-kherson-directions-russian-army</text:a>
</text:p>
      <text:p text:style-name="P4">
Source: <text:a xlink:type="simple" xlink:href="https://t.me/lumsrc/4860" text:style-name="Internet_20_link" text:visited-style-name="Visited_20_Internet_20_Link">
https://t.me/lumsrc/4860</text:a>
</text:p>
      <!--NEWS-->
      <text:h text:style-name="P10" text:outline-level="1">
<text:span text:style-name="T4">
Розбиту гітару Курта Кобейна продали на аукціоні майже за $600 тисяч</text:span>
</text:h>
      <text:p text:style-name="P4">
Authors: Ukrinform (Person)</text:p>
      <text:p text:style-name="P4">
Publisher: Укринформ (Organization)</text:p>
      <text:p text:style-name="P4">
Published Time: 2023-05-21T-33:33:48+03:00</text:p>
      <text:p text:style-name="P4">
Modified Time: 2023-05-21T21:33:48+03:00</text:p>
      <text:p text:style-name="P4">
Description: Гітару, яку розбив на сцені фронтмен гурту Nirvana Курт Кобейн, продали на аукціоні майже за $600 тисяч. — Укрінформ.</text:p>
      <text:p text:style-name="P4">
Images: ['<text:a xlink:type="simple" xlink:href="https://static.ukrinform.com/photos/2022_02/thumb_files/630_360_1645195365-772.jpg" text:style-name="Internet_20_link" text:visited-style-name="Visited_20_Internet_20_Link">
630_360_16451...</text:a>
', '<text:a xlink:type="simple" xlink:href="https://static.ukrinform.com/photos/2023_05/1684693594-658.jpg" text:style-name="Internet_20_link" text:visited-style-name="Visited_20_Internet_20_Link">
1684693594-65...</text:a>
']</text:p>
      <text:p text:style-name="P4">
Tags: ['Аукціон', 'Гітара', 'Nirvana']</text:p>
      <text:p text:style-name="P4">
Type: Article</text:p>
      <!--METADATA-->
      <text:p text:style-name="P4">
<draw:frame draw:style-name="fr1" draw:name="Image14" text:anchor-type="as-char" svg:width="6.9236in" svg:height="3.956343in" draw:z-index="0">
<draw:image xlink:href="../Images/yкринформ/2023-05-21T-33-33-48-03-00/630_360_1645195365-772.jpg" xlink:type="simple" xlink:show="embed" xlink:actuate="onLoad" draw:mime-type="image/jpeg"/>
</draw:frame>
 Гітару,яку розбив на сцені фронтмен гурту Nirvana Курт Кобейн, продали на аукціонімайже за $600 тисяч.</text:p>
      <text:p text:style-name="P4">
Про це повідомляє  <text:a xlink:type="simple" xlink:href="https://www.bbc.co.uk/news/world-us-canada-65664330" text:style-name="Internet_20_link" text:visited-style-name="Visited_20_Internet_20_Link">
 </text:a>
 ,передає Укрінформ.</text:p>
      <text:p text:style-name="P4">
<text:a xlink:type="simple" xlink:href="https://www.ukrinform.ua/tag-aukcion" text:style-name="Internet_20_link" text:visited-style-name="Visited_20_Internet_20_Link">
 </text:a>
 дім Julien's Auctions заявив, щоочікував, що гітару Fender Stratocaster буде продано за 60 тисяч доларів.Натомість інструмент був проданий за 595 тисяч доларів. Ім'я покупця неназивається.</text:p>
      <text:p text:style-name="P4">
<draw:frame draw:style-name="fr1" draw:name="Image15" text:anchor-type="as-char" svg:width="6.9236in" svg:height="3.894525in" draw:z-index="0">
<draw:image xlink:href="../Images/yкринформ/2023-05-21T-33-33-48-03-00/1684693594-658.jpg" xlink:type="simple" xlink:show="embed" xlink:actuate="onLoad" draw:mime-type="image/jpeg"/>
</draw:frame>
</text:p>
      <text:p text:style-name="P4">
Кобейн розбив її, коли Nirvana працювала над своїм хітовим альбомом Nevermindна початку 1990-х. Пізніше інструмент зібрали, але на ньому більше не можнабуло грати. Гітара була підписана усіма трьома учасниками гурту.</text:p>
      <text:p text:style-name="P4">
<text:span text:style-name="T4">
Читайте також:</text:span>
 <text:a xlink:type="simple" xlink:href="https://www.ukrinform.ua/rubric-culture/3710402-na-vistavciaukcioni-u-varsavi-predstavili-kartini-i-vijskovi-trofei-z-ukraini.html" text:style-name="Internet_20_link" text:visited-style-name="Visited_20_Internet_20_Link">
 <text:span text:style-name="T4">
аукціон</text:span>
 </text:a>
</text:p>
      <text:p text:style-name="P4">
«Курт Кобейн, коли він був на сцені, коли грав, він був машиною. Ця людинабула зла, і ви могли відчувати це на сцені. І ви відчували це по тому, як вінповодився зі своїми інструментами», - заявив Коді Фредерік із Julien'sAuctions.</text:p>
      <text:p text:style-name="P4">
Як відомо, Курт Кобейн боровся із залежністю від психоактивних речовин тадепресією. У нього також були бурхливі стосунки зі своєю дружиною Кортні Лав.</text:p>
      <text:p text:style-name="P4">
Виконавець покінчив життя самогубством у квітні 1994 року.</text:p>
      <text:p text:style-name="P4">
_ Фото в тексті: Getty Images  _</text:p>
      <text:p text:style-name="P4">
Source: <text:a xlink:type="simple" xlink:href="https://www.ukrinform.ua/rubric-culture/3712348-rozbitu-gitaru-kurta-kobejna-prodali-na-aukcioni-majze-za-600-tisac.html" text:style-name="Internet_20_link" text:visited-style-name="Visited_20_Internet_20_Link">
https://www.ukrinform.ua/rubric-culture/3712348-rozbitu-gitaru-kurta-kobejna-prodali-na-aukcioni-majze-za-600-tisac.html</text:a>
</text:p>
      <!--NEWS-->
      <text:h text:style-name="P10" text:outline-level="1">
<text:span text:style-name="T4">
ООН не відображає реалій XXI століття і потребує реформування - прем’єр Індії</text:span>
</text:h>
      <text:p text:style-name="P4">
Authors: Ukrinform (Person)</text:p>
      <text:p text:style-name="P4">
Publisher: Укринформ (Organization)</text:p>
      <text:p text:style-name="P4">
Published Time: 2023-05-21T-35:32:00+03:00</text:p>
      <text:p text:style-name="P4">
Modified Time: 2023-05-21T21:32:00+03:00</text:p>
      <text:p text:style-name="P4">
Description: Прем'єр-міністр Індії Нарендра Моді в ході саміту G7 в Хіросімі поставив під сумнів діяльність ООН і заявив, що вона не відображає реалій XXI століття. — Укрінформ.</text:p>
      <text:p text:style-name="P4">
Images: ['<text:a xlink:type="simple" xlink:href="https://static.ukrinform.com/photos/2023_05/thumb_files/630_360_1684692362-111.jpeg" text:style-name="Internet_20_link" text:visited-style-name="Visited_20_Internet_20_Link">
630_360_16846...</text:a>
']</text:p>
      <text:p text:style-name="P4">
Tags: ['Індія', 'ООН', "Прем'єр"]</text:p>
      <text:p text:style-name="P4">
Type: Article</text:p>
      <!--METADATA-->
      <text:p text:style-name="P4">
<draw:frame draw:style-name="fr1" draw:name="Image16" text:anchor-type="as-char" svg:width="6.9236in" svg:height="3.956343in" draw:z-index="0">
<draw:image xlink:href="../Images/yкринформ/2023-05-21T-35-32-00-03-00/630_360_1684692362-111.jpeg" xlink:type="simple" xlink:show="embed" xlink:actuate="onLoad" draw:mime-type="image/jpeg"/>
</draw:frame>
 Прем'єр-міністр Індії Нарендра Моді в ході саміту G7 в Хіросімі поставив під сумнівдіяльність ООН і заявив, що вона не відображає реалій XXI століття.</text:p>
      <text:p text:style-name="P4">
Про це повідомляє  <text:a xlink:type="simple" xlink:href="https://www.outlookindia.com/international/g7-summit-pm-narendra-modi-calls-for-united-nations-reform-news-288156" text:style-name="Internet_20_link" text:visited-style-name="Visited_20_Internet_20_Link">
 </text:a>
 , передаєУкрінформ.</text:p>
      <text:p text:style-name="P4">
Моді рішуче закликав до реформування міжнародної організації. За його словами,ООН залишиться просто «розмовною крамницею», якщо не відображатиме реаліїсучасного світу.</text:p>
      <text:p text:style-name="P4">
«Необхідно проаналізувати, чому ми вимушені говорити про мир і стабільність нарізних форумах? Чому ООН, яка була створена з метою збереження миру, сьогодніне в змозі запобігти конфліктам? Чому в <text:a xlink:type="simple" xlink:href="https://www.ukrinform.ua/tag-oon" text:style-name="Internet_20_link" text:visited-style-name="Visited_20_Internet_20_Link">
 </text:a>
не прийнято навіть визначення тероризму? Якщо вдуматися, то ясно одне.Інституції, створені в минулому столітті, не відповідають системі XXIстоліття», — сказав Моді в ході свого виступу на засіданні G7.</text:p>
      <text:p text:style-name="P4">
Він наголосив, що Нью-Делі рішуче наполягає на реформуванні ООН.</text:p>
      <text:p text:style-name="P4">
<text:span text:style-name="T4">
Читайте також:</text:span>
 <text:a xlink:type="simple" xlink:href="https://www.ukrinform.ua/rubric-world/3712198-guterres-zaaviv-pro-neobhidnist-reformuvanna-radbezu-oon.html" text:style-name="Internet_20_link" text:visited-style-name="Visited_20_Internet_20_Link">
 <text:span text:style-name="T4">
ООН</text:span>
 </text:a>
</text:p>
      <text:p text:style-name="P4">
Як повідомляв Укрінформ, раніше Генеральний секретар ООН Антоніу Гутеррешзаявив про необхідність реформування Ради Безпеки та Бреттон-Вудської системи,аби вони відповідали "реаліям сучасного світу".</text:p>
      <text:p text:style-name="P4">
Раніше Президент України Володимир Зеленський заявляв про необхідністьреформувати міжнародні інституції, у тому числі механізми ОрганізаціїОб’єднаних Націй.</text:p>
      <text:p text:style-name="P4">
_ Фото з сайту khaleejtimes.com  _</text:p>
      <text:p text:style-name="P4">
Source: <text:a xlink:type="simple" xlink:href="https://www.ukrinform.ua/rubric-world/3712344-oon-ne-vidobrazae-realij-xxi-stolitta-i-potrebue-reformuvanna-premer-indii.html" text:style-name="Internet_20_link" text:visited-style-name="Visited_20_Internet_20_Link">
https://www.ukrinform.ua/rubric-world/3712344-oon-ne-vidobrazae-realij-xxi-stolitta-i-potrebue-reformuvanna-premer-indii.html</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1T-35:46:00</text:p>
      <text:p text:style-name="P4">
Location: Donetsk (Latitude:47.85026 Longtitude:37.51282)</text:p>
      <text:p text:style-name="P4">
Videos: []</text:p>
      <text:p text:style-name="P4">
Images: []</text:p>
      <text:p text:style-name="P4">
Tags: ["Russia"]</text:p>
      <text:p text:style-name="P4">
ID: 22564249</text:p>
      <!--METADATA-->
      <text:p text:style-name="P4">
Russian forces conducting offensive actions at Lyman, Bakhmut, Avdiivka andMaryinka directions. Ukrainian military had 53 combat engagements with andRussian forces. Russian forces attempting to advance near Masutivka, Bakhmut,Bila Hora, Novokalynove, Avdiyivka, Syeverne, Maryinka, Novomykhaylivka, -General Staff of Armed Forces of Ukraine says in the morning report</text:p>
      <text:p text:style-name="P4">
News Collection Link: <text:a xlink:type="simple" xlink:href="https://liveuamap.com/en/2023/21-may-russian-forces-conducting-offensive-actions-at-lyman" text:style-name="Internet_20_link" text:visited-style-name="Visited_20_Internet_20_Link">
https://liveuamap.com/en/2023/21-may-russian-forces-conducting-offensive-actions-at-lyman</text:a>
</text:p>
      <text:p text:style-name="P4">
Source: <text:a xlink:type="simple" xlink:href="https://t.me/lumsrc/4861" text:style-name="Internet_20_link" text:visited-style-name="Visited_20_Internet_20_Link">
https://t.me/lumsrc/4861</text:a>
</text:p>
      <!--NEWS-->
      <text:h text:style-name="P10" text:outline-level="1">
<text:span text:style-name="T4">
На саміті G7 у Хіросімі українська тематика була центральною - Зеленський</text:span>
</text:h>
      <text:p text:style-name="P4">
Authors: Ukrinform (Person)</text:p>
      <text:p text:style-name="P4">
Publisher: Укринформ (Organization)</text:p>
      <text:p text:style-name="P4">
Published Time: 2023-05-21T-37:14:00+03:00</text:p>
      <text:p text:style-name="P4">
Modified Time: 2023-05-21T21:14:00+03:00</text:p>
      <text:p text:style-name="P4">
Description: У Хіросімі Україна була почесним учасником роботи «Групи семи», а українська тематика – центральною. — Укрінформ.</text:p>
      <text:p text:style-name="P4">
Images: ['<text:a xlink:type="simple" xlink:href="https://static.ukrinform.com/photos/2023_05/thumb_files/630_360_1684676701-846.jpeg" text:style-name="Internet_20_link" text:visited-style-name="Visited_20_Internet_20_Link">
630_360_16846...</text:a>
']</text:p>
      <text:p text:style-name="P4">
Tags: ['Японія', 'Україна', 'Зеленський', 'Саміт G7']</text:p>
      <text:p text:style-name="P4">
Type: Article</text:p>
      <!--METADATA-->
      <text:p text:style-name="P4">
<draw:frame draw:style-name="fr1" draw:name="Image17" text:anchor-type="as-char" svg:width="6.9236in" svg:height="3.956343in" draw:z-index="0">
<draw:image xlink:href="../Images/yкринформ/2023-05-21T-37-14-00-03-00/630_360_1684676701-846.jpeg" xlink:type="simple" xlink:show="embed" xlink:actuate="onLoad" draw:mime-type="image/jpeg"/>
</draw:frame>
 УХіросімі Україна була почесним учасником роботи «Групи семи», а українськатематика – центральною.</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_Відео:<text:a xlink:type="simple" xlink:href="https://t.me/OP_UA/9562" text:style-name="Internet_20_link" text:visited-style-name="Visited_20_Internet_20_Link">
 </text:a>
 _</text:p>
      <text:p text:style-name="P4">
<text:span text:style-name="T4">
Дорогі українці!</text:span>
</text:p>
      <text:p text:style-name="P4">
Завершуємо цей дуже непростий, але дуже важливий тиждень. У п’ятницю – Лігаарабських держав. Субота й неділя – G7 плюс Україна та ще розширений формат –сім плюс партнери, зокрема Глобальний Південь, плюс Україна. Інтенсивно.</text:p>
      <text:p text:style-name="P4">
Світ чує нашу позицію. Захист і гарантії безпеки, повернення всіх нашихтериторій, всіх наших людей, справедливість, реалізація нашої формули миру…Щодо кожного суттєвого для України пункту маємо порозуміння зі світовоюбільшістю. І разом будемо збільшувати український потенціал.</text:p>
      <text:p text:style-name="P4">
Цієї суботи – День науки в Україні, і що більше ми даємо Україні можливостей,то більше ми даємо й усім, хто працює в цій шляхетній сфері. Я вітаю всіхнаших науковців!</text:p>
      <text:p text:style-name="P4">
Сьогодні, у неділю, тут, у Хіросімі, Україна була справді почесним учасникомроботи «Великої сімки». Українська тематика – центральна, шана до всіхукраїнців – особлива. Дякую «Сімці»!</text:p>
      <text:p text:style-name="P4">
Зустріч із Президентом Байденом – і, як завжди, стаємо сильнішими після такихпереговорів. Зустріч із лідером Індонезії – змістовно. Зустріч із ПрезидентомРеспубліки Корея – є потенціал для міцних відносин. Зустріч із Премʼєр-міністром Канади Трюдо – дякую, Джастіне, тобі. Поспілкувався з лідерамиВ’єтнаму та Австралії. Окремо й детально говорили з Прем’єр-міністром Японії –будемо посилювати співпрацю.</text:p>
      <text:p text:style-name="P4">
Була й дуже важлива церемонія та звернення у музеї миру в Хіросімі…</text:p>
      <text:p text:style-name="P4">
Наша єдність зі світом, наш захист для українців та наша сила – силаУкраїнської держави – буде і найбільш достойним ушануванням пам’яті нашихлюдей – різних поколінь, – чиє життя було зламане та розтоптане російськимзлом, цією багатолітньою тиранією, яка змінює форму, але вбиває однаковожорстоко.</text:p>
      <text:p text:style-name="P4">
Сьогодні – День пам’яті жертв політичних репресій… День пам’яті всіх, хто бувубитий за роки радянського режиму. Не забуваємо, що було, не забуваємо, коговтратили, і не забуваємо, що ми зобов’язані бути сильними.</text:p>
      <text:p text:style-name="P4">
І будемо завжди.</text:p>
      <text:p text:style-name="P4">
<text:span text:style-name="T4">
Слава Україні!</text:span>
</text:p>
      <text:p text:style-name="P4">
<text:span text:style-name="T5">
Фото: ОП</text:span>
</text:p>
      <text:p text:style-name="P4">
Source: <text:a xlink:type="simple" xlink:href="https://www.ukrinform.ua/rubric-polytics/3712347-na-samiti-velikoi-simki-v-hirosimi-ukrainska-tematika-bula-centralnou-zelenskij.html" text:style-name="Internet_20_link" text:visited-style-name="Visited_20_Internet_20_Link">
https://www.ukrinform.ua/rubric-polytics/3712347-na-samiti-velikoi-simki-v-hirosimi-ukrainska-tematika-bula-centralnou-zelenskij.html</text:a>
</text:p>
      <!--NEWS-->
      <text:h text:style-name="P10" text:outline-level="1">
<text:span text:style-name="T4">
У низці областей України оголошена повітряна тривога</text:span>
</text:h>
      <text:p text:style-name="P4">
Authors: Ukrinform (Person)</text:p>
      <text:p text:style-name="P4">
Publisher: Укринформ (Organization)</text:p>
      <text:p text:style-name="P4">
Published Time: 2023-05-21T-39:10:00+03:00</text:p>
      <text:p text:style-name="P4">
Modified Time: 2023-05-21T21:10:00+03:00</text:p>
      <text:p text:style-name="P4">
Description: У п'яти областях України оголошена повітряна тривога. — Укрінформ.</text:p>
      <text:p text:style-name="P4">
Images: ['<text:a xlink:type="simple" xlink:href="https://static.ukrinform.com/photos/2022_04/thumb_files/630_360_1649971569-525.jpg" text:style-name="Internet_20_link" text:visited-style-name="Visited_20_Internet_20_Link">
630_360_16499...</text:a>
']</text:p>
      <text:p text:style-name="P4">
Tags: ['Війна з Росією', 'Повітряна тривога']</text:p>
      <text:p text:style-name="P4">
Type: Article</text:p>
      <!--METADATA-->
      <text:p text:style-name="P4">
<draw:frame draw:style-name="fr1" draw:name="Image18" text:anchor-type="as-char" svg:width="6.9236in" svg:height="3.956343in" draw:z-index="0">
<draw:image xlink:href="../Images/yкринформ/2023-05-21T-39-10-00-03-00/630_360_1649971569-525.jpg" xlink:type="simple" xlink:show="embed" xlink:actuate="onLoad" draw:mime-type="image/jpeg"/>
</draw:frame>
 У п'ятиобластях України оголошена повітряна тривога.</text:p>
      <text:p text:style-name="P4">
Про це з посиланням на дані  <text:a xlink:type="simple" xlink:href="https://map.ukrainealarm.com" text:style-name="Internet_20_link" text:visited-style-name="Visited_20_Internet_20_Link">
 </text:a>
 передаєУкрінформ.</text:p>
      <text:p text:style-name="P4">
Повітряна тривога оголошена у <text:a xlink:type="simple" xlink:href="https://www.ukrinform.ua/tag-doneccina" text:style-name="Internet_20_link" text:visited-style-name="Visited_20_Internet_20_Link">
 </text:a>
 ,Дніпропетровській, Черкаській, Полтавській та Кіровоградській областях.</text:p>
      <text:p text:style-name="P4">
Оновлено!</text:p>
      <text:p text:style-name="P4">
Станом на 22:49 повітряна тривога оголошена на Запоріжжі, Дніпропетровщині таХерсонщині.</text:p>
      <text:p text:style-name="P4">
<text:span text:style-name="T4">
Читайте також:</text:span>
 <text:a xlink:type="simple" xlink:href="https://www.ukrinform.ua/rubric-ato/3712326-vijska-rf-zoseredzuut-sili-na-pati-napramkah-za-dobu-24-zitknenna.html" text:style-name="Internet_20_link" text:visited-style-name="Visited_20_Internet_20_Link">
 <text:span text:style-name="T4">
Війська</text:span>
 <text:span text:style-name="T4">
зосереджують</text:span>
 <text:span text:style-name="T4">
сили</text:span>
 <text:span text:style-name="T4">
яти</text:span>
<text:span text:style-name="T4">
напрямках</text:span>
 <text:span text:style-name="T4">
добу</text:span>
 <text:span text:style-name="T4">
зіткнення</text:span>
 </text:a>
</text:p>
      <text:p text:style-name="P4">
Як повідомляв Укрінформ, під час останньої тривоги у Харківській областіРосійські загарбники  <text:a xlink:type="simple" xlink:href="https://www.ukrinform.ua/rubric-ato/3712334-rosiani-obstrilali-selo-na-harkivsini-poranenij-colovik.html" text:style-name="Internet_20_link" text:visited-style-name="Visited_20_Internet_20_Link">
 </text:a>
 по селу ЦиркуниХарківського району - пошкоджений будинок, постраждав чоловік.</text:p>
      <text:p text:style-name="P4">
Source: <text:a xlink:type="simple" xlink:href="https://www.ukrinform.ua/rubric-regions/3712345-u-nizci-oblastej-ukraini-ogolosena-povitrana-trivoga.html" text:style-name="Internet_20_link" text:visited-style-name="Visited_20_Internet_20_Link">
https://www.ukrinform.ua/rubric-regions/3712345-u-nizci-oblastej-ukraini-ogolosena-povitrana-trivoga.html</text:a>
</text:p>
      <!--NEWS-->
      <text:h text:style-name="P10" text:outline-level="1">
<text:span text:style-name="T4">
Загарбники мають постійно відчувати загрозу оточення Бахмута – Череватий</text:span>
</text:h>
      <text:p text:style-name="P4">
Authors: Ukrinform (Person)</text:p>
      <text:p text:style-name="P4">
Publisher: Укринформ (Organization)</text:p>
      <text:p text:style-name="P4">
Published Time: 2023-05-21T-42:57:00+03:00</text:p>
      <text:p text:style-name="P4">
Modified Time: 2023-05-21T20:57:00+03:00</text:p>
      <text:p text:style-name="P4">
Description: Війська РФ все ще намагаються взяти все місто Бахмут під свій контроль, однак Сили оборони продовжують контратакувати противника, просунувшись на окремих ділянках за добу на 200 метрів.  — Укрінформ.</text:p>
      <text:p text:style-name="P4">
Images: ['<text:a xlink:type="simple" xlink:href="https://static.ukrinform.com/photos/2023_05/thumb_files/630_360_1684691970-341.jpg" text:style-name="Internet_20_link" text:visited-style-name="Visited_20_Internet_20_Link">
630_360_16846...</text:a>
']</text:p>
      <text:p text:style-name="P4">
Tags: ['Бахмут', 'ЗСУ', 'Війна з Росією', 'Єдині новини']</text:p>
      <text:p text:style-name="P4">
Type: Article</text:p>
      <!--METADATA-->
      <text:p text:style-name="P4">
<draw:frame draw:style-name="fr1" draw:name="Image19" text:anchor-type="as-char" svg:width="6.9236in" svg:height="3.956343in" draw:z-index="0">
<draw:image xlink:href="../Images/yкринформ/2023-05-21T-42-57-00-03-00/630_360_1684691970-341.jpg" xlink:type="simple" xlink:show="embed" xlink:actuate="onLoad" draw:mime-type="image/jpeg"/>
</draw:frame>
 ВійськаРФ все ще намагаються взяти все місто Бахмут під свій контроль, однак Силиоборони продовжують контратакувати противника, просунувшись на окремихділянках за добу на 200 метрів.</text:p>
      <text:p text:style-name="P4">
Про це в ефірі телемарафону «Єдині новини» повідомив речник Східногоугруповання військ ЗСУ Сергій Череватий, передає кореспондент Укрінформу.</text:p>
      <text:p text:style-name="P4">
«Бахмут залишається пріоритетною ціллю окупанта, вони намагаються взяти всемісто повністю під свій контроль. Наші підрозділи тримають оборону декількохбудівель і ряд фортифікаційних споруд в південно-західній частині міста. Такожпротягом тижня наші підрозділи там, де є можливість, де немає великого ризикувтрат, просувалися, контратакуючи противника. Зокрема, за цю добу на деякихділянках у районі 200 метрів пройдено», - повідомив речник.</text:p>
      <text:p text:style-name="P4">
Відповідаючи на питання щодо загрози оточення окупантів в Бахмуті, Череватийзазначив, що ворог повинен відчувати цю загрозу постійно.</text:p>
      <text:p text:style-name="P4">
«Чи ми їх оточимо зараз, чи трохи згодом, це буде у будь-якому разі. Будерозбите те угруповання до кінця. По суті, непоправні втрати нанесені вжетерористичному угрупуванню «Вагнер», як би вони не бахвалились», - відзначивречник.</text:p>
      <text:p text:style-name="P4">
<text:span text:style-name="T4">
Читайте також:</text:span>
 <text:a xlink:type="simple" xlink:href="https://www.ukrinform.ua/rubric-ato/3712321-sili-oboroni-prodovzuut-nastupalni-dii-na-flangah-poblizu-bahmuta-sirskij.html" text:style-name="Internet_20_link" text:visited-style-name="Visited_20_Internet_20_Link">
 <text:span text:style-name="T4">
Бахмут</text:span>
 </text:a>
</text:p>
      <text:p text:style-name="P4">
За словами Череватого, ворог під <text:a xlink:type="simple" xlink:href="https://www.ukrinform.ua/tag-bahmut" text:style-name="Internet_20_link" text:visited-style-name="Visited_20_Internet_20_Link">
 </text:a>
зазнав серйозних втрат.</text:p>
      <text:p text:style-name="P4">
«Не дивлячись на те, що у нас там немає чисельної переваги, і тим більше вартилерійських снарядах, ми завдяки навченості і більшій військовійкмітливості намагаємось відтісняти ворога… Де будуть головні удари нанесені –хай вони думають і переживають. Про це знають не так багато людей в нашійкраїні і, як показала Харківська операція, – це дуже добре, коли ворог незнає, де буде завданий головний удар», - зауважив Череватий.</text:p>
      <text:p text:style-name="P4">
Він також запевнив, що українське командування дуже добре бачить, як і деворог підтягує сили, і на кожну дію ворога підготовлені декілька варіантіврішень.</text:p>
      <text:p text:style-name="P4">
Коментуючи питання щодо ситуації безпосередньо в місті Бахмут, він зазначив:«Ворог намагається понад усе вибити наші сили з Бахмута, їм потрібна ця хочпіррова перемога. Тому що вони, по суті, стали посміховиськом на весь світ.Адже 9,5 місяців, якщо ти називаєш себе другою армією світу, більше того, типритягнув туди злочинну організацію «Вагнера», яка була розрекламована на весьсвіт як непереможна, і ти нічого не можеш зробити. Тим більше, що вони бачать,що до чогось готуємось ми, то їм вкрай потрібно показати, що ось ми вже маємоякісь здобуток, трофей».</text:p>
      <text:p text:style-name="P4">
За словами речника, на Бахмутському напрямку у ворога вже кілька тижнівспостерігається нестача «вагнерівців», тому російське командування перекидаєінші підрозділи регулярних військ.</text:p>
      <text:p text:style-name="P4">
<text:span text:style-name="T4">
Читайте також:</text:span>
 <text:a xlink:type="simple" xlink:href="https://www.ukrinform.ua/rubric-ato/3712157-rosianam-ne-vdalos-otociti-bahmut-voni-vtratili-castinu-panivnih-visot-malar.html" text:style-name="Internet_20_link" text:visited-style-name="Visited_20_Internet_20_Link">
 <text:span text:style-name="T4">
Бахмут</text:span>
 </text:a>
</text:p>
      <text:p text:style-name="P4">
«Вони підсилюються стрілецькими підрозділами, підрозділами повітряно-десантнихвійськ і також ми бачимо, там є інші приватні військові кампанії типу«Ветеран». Їм не вистачає кваліфікованого особового складу», - повідомив він.</text:p>
      <text:p text:style-name="P4">
Водночас Череватий зауважив, що снарядного голоду, на відміну від кадрового, уворога немає. Відповідаючи на питання, чи дійсно рашисти відчувають нестачуснарядів, Череватий повідомив: «Це не відповідає дійсності. Тільки за цю добувони 411 разів били по наших позиціях тільки на Бахмутському напрямку і 576разів на Лимансько-Куп’янському напрямку, використавши більше 30 тисячснарядів», - повідомив речник.</text:p>
      <text:p text:style-name="P4">
Як повідомляв Укрінформ, сьогодні Командувач Сухопутних військ Збройних силУкраїни генерал-полковник Олександр Сирський повідомив, що українські воїнипросуваються по флангах у передмісті Бахмута і фактично <text:a xlink:type="simple" xlink:href="https://www.ukrinform.ua/rubric-ato/3712221-ukrainski-vijska-nablizautsa-do-vzatta-bahmuta-u-takticne-otocenna-sirskij.html" text:style-name="Internet_20_link" text:visited-style-name="Visited_20_Internet_20_Link">
</text:a>
</text:p>
      <text:p text:style-name="P4">
<text:span text:style-name="T5">
Фото: Костянтин Ліберов</text:span>
</text:p>
      <text:p text:style-name="P4">
Source: <text:a xlink:type="simple" xlink:href="https://www.ukrinform.ua/rubric-ato/3712342-zagarbniki-maut-postijno-vidcuvati-zagrozu-otocenna-bahmuta-cerevatij.html" text:style-name="Internet_20_link" text:visited-style-name="Visited_20_Internet_20_Link">
https://www.ukrinform.ua/rubric-ato/3712342-zagarbniki-maut-postijno-vidcuvati-zagrozu-otocenna-bahmuta-cerevatij.html</text:a>
</text:p>
      <!--NEWS-->
      <text:h text:style-name="P10" text:outline-level="1">
<text:span text:style-name="T4">
«Боруссія» розгромила «Аугсбург» і очолила Бундеслігу в передостанньому турі</text:span>
</text:h>
      <text:p text:style-name="P4">
Authors: Ukrinform (Person)</text:p>
      <text:p text:style-name="P4">
Publisher: Укринформ (Organization)</text:p>
      <text:p text:style-name="P4">
Published Time: 2023-05-21T-44:55:48+03:00</text:p>
      <text:p text:style-name="P4">
Modified Time: 2023-05-21T20:55:48+03:00</text:p>
      <text:p text:style-name="P4">
Description: «Шмелі» випереджають «Баварію» на 2 пункти. — Укрінформ.</text:p>
      <text:p text:style-name="P4">
Images: ['<text:a xlink:type="simple" xlink:href="https://static.ukrinform.com/photos/2023_05/thumb_files/630_360_1684691684-490.jpg" text:style-name="Internet_20_link" text:visited-style-name="Visited_20_Internet_20_Link">
630_360_16846...</text:a>
']</text:p>
      <text:p text:style-name="P4">
Tags: ['Баварія', 'Футбол', 'Боруссія Дортмунд']</text:p>
      <text:p text:style-name="P4">
Type: Article</text:p>
      <!--METADATA-->
      <text:p text:style-name="P4">
<draw:frame draw:style-name="fr1" draw:name="Image20" text:anchor-type="as-char" svg:width="6.9236in" svg:height="3.956343in" draw:z-index="0">
<draw:image xlink:href="../Images/yкринформ/2023-05-21T-44-55-48-03-00/630_360_1684691684-490.jpg" xlink:type="simple" xlink:show="embed" xlink:actuate="onLoad" draw:mime-type="image/jpeg"/>
</draw:frame>
 «Шмелі»випереджають «Баварію» на 2 пункти.</text:p>
      <text:p text:style-name="P4">
«Боруссія» на чужому полі перемогла «Аугсбург» 3:0 в 33-у турі німецькоїБундесліги, передає Укрінформ.</text:p>
      <text:p text:style-name="P4">
У складі «шмелів» відзначався Брандт, ще двічі забив Алле</text:p>
      <text:p text:style-name="P4">
Перемога в матчі дозволила підопічним Терзича очолити Бундеслігу, маючи вактиві 70 очок після 33 матчів.</text:p>
      <text:p text:style-name="P4">
<text:span text:style-name="T4">
Читайте також:</text:span>
 <text:a xlink:type="simple" xlink:href="https://www.ukrinform.ua/rubric-sports/3712011-mancester-siti-dostrokovo-stav-cempionom-anglii.html" text:style-name="Internet_20_link" text:visited-style-name="Visited_20_Internet_20_Link">
 </text:a>
</text:p>
      <text:p text:style-name="P4">
Як повідомлялося, «Баварія» в передостанньому турі поступилася «Лейпцигу»(1:3).</text:p>
      <text:p text:style-name="P4">
Фото: twitter.com/BVB</text:p>
      <text:p text:style-name="P4">
Source: <text:a xlink:type="simple" xlink:href="https://www.ukrinform.ua/rubric-sports/3712341-borussia-rozgromila-augsburg-i-ocolila-bundesligu-v-peredostannomu-turi.html" text:style-name="Internet_20_link" text:visited-style-name="Visited_20_Internet_20_Link">
https://www.ukrinform.ua/rubric-sports/3712341-borussia-rozgromila-augsburg-i-ocolila-bundesligu-v-peredostannomu-turi.html</text:a>
</text:p>
      <!--NEWS-->
      <text:h text:style-name="P10" text:outline-level="1">
<text:span text:style-name="T4">
На виборах у Греції лідирує правляча партія – екзитпол</text:span>
</text:h>
      <text:p text:style-name="P4">
Authors: Ukrinform (Person)</text:p>
      <text:p text:style-name="P4">
Publisher: Укринформ (Organization)</text:p>
      <text:p text:style-name="P4">
Published Time: 2023-05-21T-46:40:00+03:00</text:p>
      <text:p text:style-name="P4">
Modified Time: 2023-05-21T20:40:00+03:00</text:p>
      <text:p text:style-name="P4">
Description: За даними екзитполу, проведеного шістьма соціологічними агентствами, правляча консервативна партія «Нова демократія» лідирує на парламентських виборах у Греції. — Укрінформ.</text:p>
      <text:p text:style-name="P4">
Images: ['<text:a xlink:type="simple" xlink:href="https://static.ukrinform.com/photos/2023_04/thumb_files/630_360_1682200402-183.png" text:style-name="Internet_20_link" text:visited-style-name="Visited_20_Internet_20_Link">
630_360_16822...</text:a>
']</text:p>
      <text:p text:style-name="P4">
Tags: ['Греція', 'Парламент', 'Вибори', 'Екзитпол']</text:p>
      <text:p text:style-name="P4">
Type: Article</text:p>
      <!--METADATA-->
      <text:p text:style-name="P4">
<draw:frame draw:style-name="fr1" draw:name="Image21" text:anchor-type="as-char" svg:width="6.9236in" svg:height="3.956343in" draw:z-index="0">
<draw:image xlink:href="../Images/yкринформ/2023-05-21T-46-40-00-03-00/630_360_1682200402-183.png" xlink:type="simple" xlink:show="embed" xlink:actuate="onLoad" draw:mime-type="image/png"/>
</draw:frame>
 За данимиекзитполу, проведеного шістьма соціологічними агентствами, правлячаконсервативна партія «Нова демократія» лідирує на парламентських виборах уГреції.</text:p>
      <text:p text:style-name="P4">
Про це повідомляє  <text:a xlink:type="simple" xlink:href="https://www.ekathimerini.com/news/1211272/greeks-head-to-polls-live-blog/" text:style-name="Internet_20_link" text:visited-style-name="Visited_20_Internet_20_Link">
 </text:a>
 , передає Укрінформ.</text:p>
      <text:p text:style-name="P4">
За даними опитування, «Нова демократія» набирає від 37,5% до 41,5% голосів, занею йде ліва «СІРІЗА» з 23,5-27,5%. У інших партій такі результати: ПАСОК –11,5%-12,5%, Комуністична партія Греції (КПГ) – 6,5%-7,5%, у MeRA25 і PlefsiEleftherias – 2,5%-3,5%.</text:p>
      <text:p text:style-name="P4">
Однак попри те, що «Нова демократія» чинного прем'єр-міністра КіріакосаМіцотакіса випереджає свого головного конкурента, вона, швидше за все, неотримає абсолютної більшості голосів. За даними соціологів, для повноїперемоги партії потрібно набрати понад 45%.</text:p>
      <text:p text:style-name="P4">
Виборчі дільниці в <text:a xlink:type="simple" xlink:href="https://www.ukrinform.ua/tag-grecia" text:style-name="Internet_20_link" text:visited-style-name="Visited_20_Internet_20_Link">
 </text:a>
 вже закрилися. Засловами генсекретаря МВС Грузії Міхаліса Ставріанудакіса, очікується, що до21:00 буде відомий відсоток голосів, який вкаже на переможця виборів.</text:p>
      <text:p text:style-name="P4">
<text:span text:style-name="T4">
Читайте також:</text:span>
 <text:a xlink:type="simple" xlink:href="https://www.ukrinform.ua/rubric-world/3712307-premerka-litvi-ne-viklucae-svoei-vidstavki-akso-parlament-ne-pide-na-dostrokovi-vibori.html" text:style-name="Internet_20_link" text:visited-style-name="Visited_20_Internet_20_Link">
 <text:span text:style-name="T4">
вибор</text:span>
 </text:a>
</text:p>
      <text:p text:style-name="P4">
Як повідомляв Укрінформ,  <text:a xlink:type="simple" xlink:href="https://www.ukrinform.ua/rubric-world/3712140-u-grecii-prohodat-parlamentski-vibori.html" text:style-name="Internet_20_link" text:visited-style-name="Visited_20_Internet_20_Link">
 </text:a>
 - громадяни країниобирають уряд на наступні чотири роки. Загалом у виборах взяли участь 36партій і коаліцій із 50-ти, які подавали заявку, а також одна особа. Серед них- правляча консервативна партія «Нова демократія», ліва партія «СІРІЗА»,соціалістичний альянс «PASOK – Рух за зміни», Грецька комуністична партія,проросійська націоналістична партія «Грецьке рішення» та ліва радикальнапартія MeRa25.</text:p>
      <text:p text:style-name="P4">
Щоб пройти до парламенту, партії мають отримати щонайменше 3% голосів.</text:p>
      <text:p text:style-name="P4">
Проте лідери трьох найбільших партій – «Нова демократія», «СІРІЗА» та «PASOK –Рух за зміни» – вже заявили, що не хочуть співпрацювати одне з одним.</text:p>
      <text:p text:style-name="P4">
Таким чином, другий тур голосування у липні майже неминучий.</text:p>
      <text:p text:style-name="P4">
Source: <text:a xlink:type="simple" xlink:href="https://www.ukrinform.ua/rubric-world/3712340-na-viborah-u-grecii-lidirue-pravlaca-partia-ekzipol.html" text:style-name="Internet_20_link" text:visited-style-name="Visited_20_Internet_20_Link">
https://www.ukrinform.ua/rubric-world/3712340-na-viborah-u-grecii-lidirue-pravlaca-partia-ekzipol.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5-21T-48:25:00+03:00</text:p>
      <text:p text:style-name="P4">
Modified Time: 2023-05-21T20:25: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2" text:anchor-type="as-char" svg:width="6.9236in" svg:height="3.956343in" draw:z-index="0">
<draw:image xlink:href="../Images/yкринформ/2023-05-21T-48-25-00-03-00/630_360_1645107758-865.jpg" xlink:type="simple" xlink:show="embed" xlink:actuate="onLoad" draw:mime-type="image/jpeg"/>
</draw:frame>
Українське національне інформаційне агентство «Укрінформ» шукаєредактора/редакторку для 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Росіяни обстріляли село на Харківщині, поранений чоловік</text:span>
</text:h>
      <text:p text:style-name="P4">
Authors: Ukrinform (Person)</text:p>
      <text:p text:style-name="P4">
Publisher: Укринформ (Organization)</text:p>
      <text:p text:style-name="P4">
Published Time: 2023-05-21T-50:09:00+03:00</text:p>
      <text:p text:style-name="P4">
Modified Time: 2023-05-21T20:09:00+03:00</text:p>
      <text:p text:style-name="P4">
Description: Російські загарбники завдали чергового ракетного удару по селу Циркуни Харківського району -  пошкоджений будинок, постраждав чоловік. — Укрінформ.</text:p>
      <text:p text:style-name="P4">
Images: ['<text:a xlink:type="simple" xlink:href="https://static.ukrinform.com/photos/2022_12/thumb_files/630_360_1670260661-504.jpg" text:style-name="Internet_20_link" text:visited-style-name="Visited_20_Internet_20_Link">
630_360_16702...</text:a>
']</text:p>
      <text:p text:style-name="P4">
Tags: ['Обстріл', 'Поранені', 'Харківщина', 'Війна з Росією']</text:p>
      <text:p text:style-name="P4">
Type: Article</text:p>
      <!--METADATA-->
      <text:p text:style-name="P4">
<draw:frame draw:style-name="fr1" draw:name="Image23" text:anchor-type="as-char" svg:width="6.9236in" svg:height="3.954441in" draw:z-index="0">
<draw:image xlink:href="../Images/yкринформ/2023-05-21T-50-09-00-03-00/630_360_1670260661-504.jpg" xlink:type="simple" xlink:show="embed" xlink:actuate="onLoad" draw:mime-type="image/jpeg"/>
</draw:frame>
 Російськізагарбники завдали чергового ракетного удару по селу Циркуни Харківськогорайону - пошкоджений будинок, постраждав чоловік.</text:p>
      <text:p text:style-name="P4">
Як передає Укрінформ, про це голова Харківської обласної ради Олег Синєгубовповідомляє у <text:a xlink:type="simple" xlink:href="https://t.me/synegubov/6254" text:style-name="Internet_20_link" text:visited-style-name="Visited_20_Internet_20_Link">
 </text:a>
</text:p>
      <text:p text:style-name="P4">
"Ворог завдав чергового <text:a xlink:type="simple" xlink:href="https://www.ukrinform.ua/tag-raketnij-udar" text:style-name="Internet_20_link" text:visited-style-name="Visited_20_Internet_20_Link">
 </text:a>
 по с.Циркуни Харківського району. Одна з ракет, попередньо ЗРК С-300, влучила вземлю, ще одна пошкодила приватний житловий будинок", - ідеться уповідомленні.</text:p>
      <text:p text:style-name="P4">
Постраждав цивільний чоловік. Зараз медики надають йому допомогу.</text:p>
      <text:p text:style-name="P4">
<text:span text:style-name="T4">
Читайте також:</text:span>
 <text:a xlink:type="simple" xlink:href="https://www.ukrinform.ua/rubric-ato/3712329-zagarbniki-zavdaut-udariv-po-harkovu.html" text:style-name="Internet_20_link" text:visited-style-name="Visited_20_Internet_20_Link">
 </text:a>
</text:p>
      <text:p text:style-name="P4">
На місці працюють екстрені служби.</text:p>
      <text:p text:style-name="P4">
Інформація уточнюється.</text:p>
      <text:p text:style-name="P4">
Як повідомлялось, у Харківській області оголошена повітряна тривога.</text:p>
      <text:p text:style-name="P4">
Source: <text:a xlink:type="simple" xlink:href="https://www.ukrinform.ua/rubric-ato/3712334-rosiani-obstrilali-selo-na-harkivsini-poranenij-colovik.html" text:style-name="Internet_20_link" text:visited-style-name="Visited_20_Internet_20_Link">
https://www.ukrinform.ua/rubric-ato/3712334-rosiani-obstrilali-selo-na-harkivsini-poranenij-colovik.html</text:a>
</text:p>
      <!--NEWS-->
      <text:h text:style-name="P10" text:outline-level="1">
<text:span text:style-name="T4">
Загарбники завдають ударів по Харкову</text:span>
</text:h>
      <text:p text:style-name="P4">
Authors: Ukrinform (Person)</text:p>
      <text:p text:style-name="P4">
Publisher: Укринформ (Organization)</text:p>
      <text:p text:style-name="P4">
Published Time: 2023-05-21T-53:51:00+03:00</text:p>
      <text:p text:style-name="P4">
Modified Time: 2023-05-21T19:51:00+03:00</text:p>
      <text:p text:style-name="P4">
Description: Російські загарбники завдають ударів по Харкову.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Харків', 'Війна з Росією']</text:p>
      <text:p text:style-name="P4">
Type: Article</text:p>
      <!--METADATA-->
      <text:p text:style-name="P4">
<draw:frame draw:style-name="fr1" draw:name="Image24" text:anchor-type="as-char" svg:width="6.9236in" svg:height="3.956343in" draw:z-index="0">
<draw:image xlink:href="../Images/yкринформ/2023-05-21T-53-51-00-03-00/630_360_1669987737-966.jpg" xlink:type="simple" xlink:show="embed" xlink:actuate="onLoad" draw:mime-type="image/jpeg"/>
</draw:frame>
 Російськізагарбники завдають ударів по Харкову.</text:p>
      <text:p text:style-name="P4">
Як передає Укрінформ, про це голова Харківської обласної ради Олег Синєгубовповідомляє у  <text:a xlink:type="simple" xlink:href="https://t.me/synegubov/6253" text:style-name="Internet_20_link" text:visited-style-name="Visited_20_Internet_20_Link">
 </text:a>
 .</text:p>
      <text:p text:style-name="P4">
"Увага! Жителі Харкова і області, окупанти знову завдають ударів!", -наголосив Синєгубов.</text:p>
      <text:p text:style-name="P4">
<text:span text:style-name="T4">
Читайте також:</text:span>
 <text:a xlink:type="simple" xlink:href="https://www.ukrinform.ua/rubric-regions/3712264-na-harkivsini-cerez-vibuh-nevidomogo-predmeta-colovik-vtrativ-stupnu.html" text:style-name="Internet_20_link" text:visited-style-name="Visited_20_Internet_20_Link">
 <text:span text:style-name="T4">
Харків</text:span>
 </text:a>
</text:p>
      <text:p text:style-name="P4">
Він закликав не ігнорувати сигналів тривоги та залишатись в укриттях.</text:p>
      <text:p text:style-name="P4">
Як повідомлялось, у Харківській області оголошена повітряна тривога.</text:p>
      <text:p text:style-name="P4">
Source: <text:a xlink:type="simple" xlink:href="https://www.ukrinform.ua/rubric-ato/3712329-zagarbniki-zavdaut-udariv-po-harkovu.html" text:style-name="Internet_20_link" text:visited-style-name="Visited_20_Internet_20_Link">
https://www.ukrinform.ua/rubric-ato/3712329-zagarbniki-zavdaut-udariv-po-harkovu.html</text:a>
</text:p>
      <!--NEWS-->
      <text:h text:style-name="P10" text:outline-level="1">
<text:span text:style-name="T4">
Ворог обстріляв дві громади на Дніпропетровщині, є руйнування</text:span>
</text:h>
      <text:p text:style-name="P4">
Authors: Ukrinform (Person)</text:p>
      <text:p text:style-name="P4">
Publisher: Укринформ (Organization)</text:p>
      <text:p text:style-name="P4">
Published Time: 2023-05-21T-55:42:00+03:00</text:p>
      <text:p text:style-name="P4">
Modified Time: 2023-05-21T19:42:00+03:00</text:p>
      <text:p text:style-name="P4">
Description: Упродовж дня російські загарбники неодноразово атакували Мирівську громаду, що на Нікопольщині, а також громаду в Синельниківському районі Дніпропетровської області. — Укрінформ.</text:p>
      <text:p text:style-name="P4">
Images: ['<text:a xlink:type="simple" xlink:href="https://static.ukrinform.com/photos/2023_05/thumb_files/630_360_1684687606-120.jpeg" text:style-name="Internet_20_link" text:visited-style-name="Visited_20_Internet_20_Link">
630_360_16846...</text:a>
', '<text:a xlink:type="simple" xlink:href="https://static.ukrinform.com/photos/2023_05/1684687606-532.jpeg" text:style-name="Internet_20_link" text:visited-style-name="Visited_20_Internet_20_Link">
1684687606-53...</text:a>
', '<text:a xlink:type="simple" xlink:href="https://static.ukrinform.com/photos/2023_05/1684687605-666.jpeg" text:style-name="Internet_20_link" text:visited-style-name="Visited_20_Internet_20_Link">
1684687605-66...</text:a>
']</text:p>
      <text:p text:style-name="P4">
Tags: ['Дніпропетровщина', 'Обстріл', 'Війна з Росією']</text:p>
      <text:p text:style-name="P4">
Type: Article</text:p>
      <!--METADATA-->
      <text:p text:style-name="P4">
<draw:frame draw:style-name="fr1" draw:name="Image25" text:anchor-type="as-char" svg:width="6.9236in" svg:height="3.956343in" draw:z-index="0">
<draw:image xlink:href="../Images/yкринформ/2023-05-21T-55-42-00-03-00/630_360_1684687606-120.jpeg" xlink:type="simple" xlink:show="embed" xlink:actuate="onLoad" draw:mime-type="image/jpeg"/>
</draw:frame>
 Упродовждня російські загарбники неодноразово атакували Мирівську громаду, що наНікопольщині, а також громаду в Синельниківському районі Дніпропетровськоїобласті.</text:p>
      <text:p text:style-name="P4">
Про це в  <text:a xlink:type="simple" xlink:href="https://t.me/mykola_lukashuk/4663" text:style-name="Internet_20_link" text:visited-style-name="Visited_20_Internet_20_Link">
 </text:a>
 повідомляє головаДніпропетровської обласної ради Микола Лукашук, передає Укрінформ.</text:p>
      <text:p text:style-name="P4">
"Вдарили дроном, а також випустили з важкої артилерії понад 40 снарядів.Внаслідок обстрілів знищено приватний житловий будинок та легкову <text:a xlink:type="simple" xlink:href="https://www.ukrinform.ua/tag-avtomobil" text:style-name="Internet_20_link" text:visited-style-name="Visited_20_Internet_20_Link">
</text:a>
 . Ще шість приватних осель,господарську споруду і машину понівечено. Зачепило також пошту, медзаклад,агропідприємство, адмінбудівлю", - йдеться у дописі.</text:p>
      <text:p text:style-name="P4">
<draw:frame draw:style-name="fr1" draw:name="Image26" text:anchor-type="as-char" svg:width="6.912156in" svg:height="10.0in" draw:z-index="0">
<draw:image xlink:href="../Images/yкринформ/2023-05-21T-55-42-00-03-00/1684687606-532.jpeg" xlink:type="simple" xlink:show="embed" xlink:actuate="onLoad" draw:mime-type="image/jpeg"/>
</draw:frame>
<draw:frame draw:style-name="fr1" draw:name="Image27" text:anchor-type="as-char" svg:width="6.9236in" svg:height="4.3842in" draw:z-index="0">
<draw:image xlink:href="../Images/yкринформ/2023-05-21T-55-42-00-03-00/1684687605-666.jpeg" xlink:type="simple" xlink:show="embed" xlink:actuate="onLoad" draw:mime-type="image/jpeg"/>
</draw:frame>
</text:p>
      <text:p text:style-name="P4">
Постраждалих немає.</text:p>
      <text:p text:style-name="P4">
<text:span text:style-name="T4">
Читайте також:</text:span>
 <text:a xlink:type="simple" xlink:href="https://www.ukrinform.ua/rubric-ato/3711969-vorog-iz-vazkoi-artilerii-obstrilav-nikopolskij-rajon-poranena-zinka.html" text:style-name="Internet_20_link" text:visited-style-name="Visited_20_Internet_20_Link">
 </text:a>
</text:p>
      <text:p text:style-name="P4">
Крім того, завдав удару ворог і по Межівській громаді Синельниківськогорайону. Наразі територію обстрілу обстежують. Постраждалих немає.</text:p>
      <text:p text:style-name="P4">
Як повідомляв Укрінформ, у ніч на 21 травня  <text:a xlink:type="simple" xlink:href="https://www.ukrinform.ua/rubric-ato/3712059-rosiani-vnoci-spramuvali-na-dnipropetrovsinu-droni-usi-zbila-ppo.html" text:style-name="Internet_20_link" text:visited-style-name="Visited_20_Internet_20_Link">
</text:a>
 , але всі вони були знищені силамиППО.</text:p>
      <text:p text:style-name="P4">
Source: <text:a xlink:type="simple" xlink:href="https://www.ukrinform.ua/rubric-ato/3712328-vorog-obstrilav-dvi-gromadi-na-dnipropetrovsini.html" text:style-name="Internet_20_link" text:visited-style-name="Visited_20_Internet_20_Link">
https://www.ukrinform.ua/rubric-ato/3712328-vorog-obstrilav-dvi-gromadi-na-dnipropetrovsini.html</text:a>
</text:p>
      <!--NEWS-->
      <text:h text:style-name="P10" text:outline-level="1">
<text:span text:style-name="T4">
Війська РФ зосереджують сили на п'яти напрямках - за добу 24 зіткнення</text:span>
</text:h>
      <text:p text:style-name="P4">
Authors: Ukrinform (Person)</text:p>
      <text:p text:style-name="P4">
Publisher: Укринформ (Organization)</text:p>
      <text:p text:style-name="P4">
Published Time: 2023-05-21T-57:26:00+03:00</text:p>
      <text:p text:style-name="P4">
Modified Time: 2023-05-21T19:26:00+03:00</text:p>
      <text:p text:style-name="P4">
Description: Війська Російської Федерації зосереджують основні зусилля на Куп’янському, Лиманському, Бахмутському, Авдіївському та Мар’їнському напрямках, на Сіверському і Слобожанському зафіксована діяльність диверсійно-розвідувальних груп ворога. — Укрінформ.</text:p>
      <text:p text:style-name="P4">
Images: ['<text:a xlink:type="simple" xlink:href="https://static.ukrinform.com/photos/2022_10/thumb_files/630_360_1667121269-457.jpg" text:style-name="Internet_20_link" text:visited-style-name="Visited_20_Internet_20_Link">
630_360_16671...</text:a>
']</text:p>
      <text:p text:style-name="P4">
Tags: ['Генштаб', 'ЗСУ', 'Війна з Росією']</text:p>
      <text:p text:style-name="P4">
Type: Article</text:p>
      <!--METADATA-->
      <text:p text:style-name="P4">
<draw:frame draw:style-name="fr1" draw:name="Image28" text:anchor-type="as-char" svg:width="6.9236in" svg:height="3.956343in" draw:z-index="0">
<draw:image xlink:href="../Images/yкринформ/2023-05-21T-57-26-00-03-00/630_360_1667121269-457.jpg" xlink:type="simple" xlink:show="embed" xlink:actuate="onLoad" draw:mime-type="image/jpeg"/>
</draw:frame>
 ВійськаРосійської Федерації зосереджують основні зусилля на Куп’янському,Лиманському, Бахмутському, Авдіївському та Мар’їнському напрямках, наСіверському і Слобожанському зафіксована діяльність диверсійно-розвідувальнихгруп ворога.</text:p>
      <text:p text:style-name="P4">
Як передає Укрінформ, про це Генеральний штаб Збройних сил України повідомив у<text:a xlink:type="simple" xlink:href="https://www.facebook.com/GeneralStaff.ua/posts/pfbid0tmZPh9xu2hbYTThyQyd4bhdL7Qicc1bzdcWNy1Q4BZ2pfbWjVQveopAkB8XVHUG2l" text:style-name="Internet_20_link" text:visited-style-name="Visited_20_Internet_20_Link">
</text:a>
, оприлюднивши оперативну інформацію станом на 18:00 21 травня.</text:p>
      <text:p text:style-name="P4">
Протягом доби на Куп’янському, Лиманському, Бахмутському, Авдіївському таМар’їнському напрямках, за даними Генштабу, відбулися 24 бойові зіткнення. Вепіцентрі бойових дій залишаються міста Бахмут і Мар’їнка Донецької області.</text:p>
      <text:p text:style-name="P4">
Загалом російська армія за добу здійснила чотири ракетні й 45 авіаційнихударів, а також понад 30 обстрілів з реактивних систем залпового вогню,зруйнувавши та пошкодивши приватні житлові будинки й іншу цивільнуінфраструктуру.</text:p>
      <text:p text:style-name="P4">
<text:span text:style-name="T4">
Читайте також:</text:span>
 <text:a xlink:type="simple" xlink:href="https://www.ukrinform.ua/rubric-ato/3712182-rosiani-obstrilali-aviabombami-selo-na-hersonsini-poskodzena-civilna-infrastruktura.html" text:style-name="Internet_20_link" text:visited-style-name="Visited_20_Internet_20_Link">
 <text:span text:style-name="T4">
обстріл</text:span>
 </text:a>
</text:p>
      <text:p text:style-name="P4">
Для ракетних ударів по Лиману, Слов’янську та Костянтинівці ворог укотревикористав зенітні ракетні комплекси С-300, які не є високоточною зброєю, щопідкреслює тактику терору з боку РФ.</text:p>
      <text:p text:style-name="P4">
Українська авіація загалом за добу здійснила 12 ударів по районах зосередженняособового складу та військової техніки російських загарбників, а також чотири— по зенітно-ракетних комплексах ворога.</text:p>
      <text:p text:style-name="P4">
Підрозділи ракетних військ й артилерії ЗСУ зі свого боку уразили районзосередження озброєння та військової техніки росіян, два склади боєприпасів,два артилерійські підрозділи на вогневих позиціях та ще одну важливу цільзагарбників.</text:p>
      <text:p text:style-name="P4">
<text:span text:style-name="T4">
Читайте також:</text:span>
 <text:a xlink:type="simple" xlink:href="https://www.ukrinform.ua/rubric-ato/3712177-zsu-za-dobu-znisili-tri-roti-i-pat-skladiv-boepripasiv-rosian-na-tavrijskomu-napramku.html" text:style-name="Internet_20_link" text:visited-style-name="Visited_20_Internet_20_Link">
 <text:span text:style-name="T4">
склад</text:span>
 </text:a>
</text:p>
      <text:p text:style-name="P4">
Також протягом доби українські захисники знищили три розвідувальнібезпілотники ворога.</text:p>
      <text:p text:style-name="P4">
У Генштабі застерігають: імовірність здійснення росіянами ракетних йавіаційних ударів по всій території України залишається високою.</text:p>
      <text:p text:style-name="P4">
<text:span text:style-name="T4">
На Волинському та Поліському напрямках</text:span>
 оперативна обстановка суттєвих змінне зазнала.</text:p>
      <text:p text:style-name="P4">
<text:span text:style-name="T4">
На Сіверському та Слобожанському напрямках</text:span>
 Росія продовжує зберігативійськову присутність у прикордонних з Україною районах, на деяких ділянкахдержавного кордону діють ворожі ДРГ.</text:p>
      <text:p text:style-name="P4">
З мінометів і артилерії протягом доби російські війська обстрілювали ПрогресЧернігівської області, Студенок і Михайлівку Сумської області, а також Уди,Гранів, Зелене, Старицю, Огірцеве, Гатище, Плетенівку, Вовчанськ, Нестерне йБударки Харківської області.</text:p>
      <text:p text:style-name="P4">
<text:span text:style-name="T4">
Читайте також:</text:span>
 <text:a xlink:type="simple" xlink:href="https://www.ukrinform.ua/rubric-ato/3712287-rosiani-pat-raziv-obstrilali-prikordonna-sumsini-ta-cernigivsini.html" text:style-name="Internet_20_link" text:visited-style-name="Visited_20_Internet_20_Link">
 <text:span text:style-name="T4">
прикордоння</text:span>
 </text:a>
</text:p>
      <text:p text:style-name="P4">
<text:span text:style-name="T4">
На Куп’янському напрямку</text:span>
 загарбники не припиняють спроб покращити тактичнеположення. Протягом доби вели безуспішні наступальні дії в районі Масютівки.</text:p>
      <text:p text:style-name="P4">
Артилерійських і мінометних ударів від росіян зазнали Кам’янка, Колодязне,Красне Перше, Петро-Іванівка, Фиголівка, Новомлинськ, Западне, Моначинівка,Масютівка, Табаївка й Берестове Харківської області та Стельмахівка Луганськоїобласті.</text:p>
      <text:p text:style-name="P4">
<text:span text:style-name="T4">
На Лиманському напрямку</text:span>
 протягом доби ворог вів наступальні дії в напрямкуІвано-Дар’ївки, однак успіху не мав. З авіації ворог бив по району Невського.</text:p>
      <text:p text:style-name="P4">
Ударів російської артилерії зазнали населені пункти, розташовані поряд ізлінією бойового зіткнення, зокрема Макіївка, Невське й Білогорівка Луганськоїобласті, а також Торське, Верхньокам’янське та Спірне Донецької області.</text:p>
      <text:p text:style-name="P4">
<text:span text:style-name="T4">
На Бахмутському напрямку</text:span>
 війська РФ продовжують вести наступальні дії. Боїза місто Бахмут тривають. Протягом доби загарбники безуспішно намагалисявідновити втрачені позиції південніше від Іванівського, у напрямку Григорівкипробували вести наступ, однак успіху не мали.</text:p>
      <text:p text:style-name="P4">
<text:span text:style-name="T4">
Читайте також:</text:span>
 <text:a xlink:type="simple" xlink:href="https://www.ukrinform.ua/rubric-ato/3712308-u-suhoputnih-vijskah-zaavili-so-zacistili-vid-voroga-se-700-metriv-pid-bahmutom.html" text:style-name="Internet_20_link" text:visited-style-name="Visited_20_Internet_20_Link">
 <text:span text:style-name="T4">
700</text:span>
 <text:span text:style-name="T4">
метрів</text:span>
 </text:a>
</text:p>
      <text:p text:style-name="P4">
Російська авіація завдала ударів у районах Бахмута й Іванівського. Від ворожихобстрілів постраждали Оріхово-Василівка, Маркове, Бахмут, Іванівське, БілаГора та Нью-Йорк Донецької області.</text:p>
      <text:p text:style-name="P4">
<text:span text:style-name="T4">
На Авдіївському напрямку</text:span>
 росіяни вели безуспішні наступальні дії внапрямках Авдіївки та Первомайського, однак успіху не мали. З авіації ворогударив по району Авдіївки, з артилерії — по районах Новокалинового, Бердичів,Степового, Авдіївки, Сєверного, Первомайського, Карлівки й НевельськогоДонецької області.</text:p>
      <text:p text:style-name="P4">
<text:span text:style-name="T4">
На Мар’їнському напрямку</text:span>
 підрозділи Сил оборони відбили численні атакизагарбників у районі Мар’їнки. Авіаційних ударів російські війська завдалипоблизу Мар’їнки й Новомихайлівки. Ворожих обстрілів також зазнали Георгіївка,Побєда й Новомихайлівка Донецької області.</text:p>
      <text:p text:style-name="P4">
<text:span text:style-name="T4">
На Шахтарському напрямку</text:span>
 наступальних дій російська армія не проводила,натомість била з авіації по районах Водяного, Вугледара, Пречистівки, ЗолотоїНиви та Великої Новосілки. Водяне й Вугледар потерпали також від ворожихобстрілів.</text:p>
      <text:p text:style-name="P4">
<text:span text:style-name="T4">
Читайте також:</text:span>
 <text:a xlink:type="simple" xlink:href="https://www.ukrinform.ua/rubric-regions/3712083-rosiani-obstrilali-orihiv-zapaluvalnimi-boepripasami.html" text:style-name="Internet_20_link" text:visited-style-name="Visited_20_Internet_20_Link">
 </text:a>
</text:p>
      <text:p text:style-name="P4">
<text:span text:style-name="T4">
На Запорізькому та Херсонському напрямках</text:span>
 війська РФ продовжують вестиоборонні дії, не припиняючи знищувати інфраструктуру населених пунктів,розташованих біля лінії бойового зіткнення.</text:p>
      <text:p text:style-name="P4">
Авіаційних ударів ворог завдав по Станіславу Херсонської області, з артилеріїобстріляв Времівку, Бурлацьке, Новосілку, Зелене Поле Донецької області,Ольгівське, Гуляйполе, Залізничне, Білогір'я, Малу Токмачку, Малі Щербаки таКам’янське Запорізької області, а також Херсон і Тягинку Херсонської області.</text:p>
      <text:p text:style-name="P4">
На тимчасово захоплених територіях Херсонської області російські загарбникиобмежують доступ цивільного населення до мобільного зв’язку.</text:p>
      <text:p text:style-name="P4">
За інформацією Генштабу, росіяни демонтують обладнання підстанцій, а такожретрансляційних веж, обмежують переміщення місцевих жителів до районів зістійким сотовим зв’язком.</text:p>
      <text:p text:style-name="P4">
Як повідомляв Укрінформ, у ході розв'язаної проти України повномасштабноївійни Сили оборони <text:a xlink:type="simple" xlink:href="https://www.ukrinform.ua/rubric-ato/3712066-zsu-znisili-vze-203-160-rosijskih-zagarbnikiv.html" text:style-name="Internet_20_link" text:visited-style-name="Visited_20_Internet_20_Link">
 </text:a>
 і тисячі одиниць бойовоїтехніки ворога.</text:p>
      <text:p text:style-name="P4">
<text:span text:style-name="T5">
Фото: АА</text:span>
</text:p>
      <text:p text:style-name="P4">
Source: <text:a xlink:type="simple" xlink:href="https://www.ukrinform.ua/rubric-ato/3712326-vijska-rf-zoseredzuut-sili-na-pati-napramkah-za-dobu-24-zitknenna.html" text:style-name="Internet_20_link" text:visited-style-name="Visited_20_Internet_20_Link">
https://www.ukrinform.ua/rubric-ato/3712326-vijska-rf-zoseredzuut-sili-na-pati-napramkah-za-dobu-24-zitknenna.html</text:a>
</text:p>
      <!--NEWS-->
      <text:h text:style-name="P10" text:outline-level="1">
<text:span text:style-name="T4">
На Херсонщині ЗСУ знищили три ворожі безпілотники</text:span>
</text:h>
      <text:p text:style-name="P4">
Authors: Ukrinform (Person)</text:p>
      <text:p text:style-name="P4">
Publisher: Укринформ (Organization)</text:p>
      <text:p text:style-name="P4">
Published Time: 2023-05-21T-59:19:00+03:00</text:p>
      <text:p text:style-name="P4">
Modified Time: 2023-05-21T19:19:00+03:00</text:p>
      <text:p text:style-name="P4">
Description: У Херсонській області Збройні сили України знищили три ворожі безпілотники. — Укрінформ.</text:p>
      <text:p text:style-name="P4">
Images: ['<text:a xlink:type="simple" xlink:href="https://static.ukrinform.com/photos/2022_04/thumb_files/630_360_1649587468-936.jpg" text:style-name="Internet_20_link" text:visited-style-name="Visited_20_Internet_20_Link">
630_360_16495...</text:a>
', '<text:a xlink:type="simple" xlink:href="https://static.ukrinform.com/photos/2023_05/1684685777-950.jpg" text:style-name="Internet_20_link" text:visited-style-name="Visited_20_Internet_20_Link">
1684685777-95...</text:a>
']</text:p>
      <text:p text:style-name="P4">
Tags: ['Безпілотник', 'Херсонщина', 'ЗСУ', 'Дрон', 'Війна з Росією']</text:p>
      <text:p text:style-name="P4">
Type: Article</text:p>
      <!--METADATA-->
      <text:p text:style-name="P4">
<draw:frame draw:style-name="fr1" draw:name="Image29" text:anchor-type="as-char" svg:width="6.9236in" svg:height="3.956343in" draw:z-index="0">
<draw:image xlink:href="../Images/yкринформ/2023-05-21T-59-19-00-03-00/630_360_1649587468-936.jpg" xlink:type="simple" xlink:show="embed" xlink:actuate="onLoad" draw:mime-type="image/jpeg"/>
</draw:frame>
 УХерсонській області Збройні сили України знищили три ворожі безпілотники.</text:p>
      <text:p text:style-name="P4">
Як передає Укрінформ, про це Повітряне командування "Південь" повідомляє у  <text:a xlink:type="simple" xlink:href="https://www.facebook.com/PvKPivden/posts/pfbid02dgnVxZdyMh5RX6NoBfkneaiymi1MYVNE6M3FBKCfoQkgkRfqY9YcZNwApLZwLKSnl" text:style-name="Internet_20_link" text:visited-style-name="Visited_20_Internet_20_Link">
</text:a>
.</text:p>
      <text:p text:style-name="P4">
"21 травня 2023 року, на <text:a xlink:type="simple" xlink:href="https://www.ukrinform.ua/tag-hersonsina" text:style-name="Internet_20_link" text:visited-style-name="Visited_20_Internet_20_Link">
 </text:a>
 , силамита засобами протиповітряної оборони повітряного командування "Південь" знищенотри російські безпілотні літальні апарати: один БпЛА "Мерлін-ВР" , один БпЛАОрлан-10" та один БпЛА “ZALA”, - йдеться у повідомленні.</text:p>
      <text:p text:style-name="P4">
<draw:frame draw:style-name="fr1" draw:name="Image30" text:anchor-type="as-char" svg:width="6.9236in" svg:height="6.9236in" draw:z-index="0">
<draw:image xlink:href="../Images/yкринформ/2023-05-21T-59-19-00-03-00/1684685777-950.jpg" xlink:type="simple" xlink:show="embed" xlink:actuate="onLoad" draw:mime-type="image/jpeg"/>
</draw:frame>
</text:p>
      <text:p text:style-name="P4">
У Повітряному командуванні нагадали про основні правила безпеки. Насамперед,не ігнорувати сигнали повітряної тривоги, переходити в укриття. Не наближатисьі не чіпати підозрілі предмети. Від урізу води слід триматися щонайменше навідстані 150 - 200 метрів.</text:p>
      <text:p text:style-name="P4">
<text:span text:style-name="T4">
Читайте також:</text:span>
 <text:a xlink:type="simple" xlink:href="https://www.ukrinform.ua/rubric-ato/3711959-na-pivdni-ppo-znisila-pat-rosijskih-bezpilotnikiv.html" text:style-name="Internet_20_link" text:visited-style-name="Visited_20_Internet_20_Link">
 <text:span text:style-name="T4">
безпілотник</text:span>
 </text:a>
</text:p>
      <text:p text:style-name="P4">
Також у ПК "Південь" закликають не допомагати ворогу несанкціонованимвисвітленням руху чи діяльності Сил оборони.</text:p>
      <text:p text:style-name="P4">
Як повідомляв Укрінформ, у Миколаївській та Херсонській областях 20 травняпротиповітряна оборона знищила п'ять російських безпілотників.</text:p>
      <text:p text:style-name="P4">
_ Перше фото ілюстративне  _</text:p>
      <text:p text:style-name="P4">
Source: <text:a xlink:type="simple" xlink:href="https://www.ukrinform.ua/rubric-ato/3712324-na-hersonsini-zsu-znisili-tri-vorozi-bezpilotniki.html" text:style-name="Internet_20_link" text:visited-style-name="Visited_20_Internet_20_Link">
https://www.ukrinform.ua/rubric-ato/3712324-na-hersonsini-zsu-znisili-tri-vorozi-bezpilotniki.html</text:a>
</text:p>
      <!--NEWS-->
      <text:h text:style-name="P10" text:outline-level="1">
<text:span text:style-name="T4">
УПЛ: «Рух» виявився сильнішим за «Львів»</text:span>
</text:h>
      <text:p text:style-name="P4">
Authors: Ukrinform (Person)</text:p>
      <text:p text:style-name="P4">
Publisher: Укринформ (Organization)</text:p>
      <text:p text:style-name="P4">
Published Time: 2023-05-21T-61:12:50+03:00</text:p>
      <text:p text:style-name="P4">
Modified Time: 2023-05-21T19:12:50+03:00</text:p>
      <text:p text:style-name="P4">
Description: Клуб із Винників піднявся на 13 сходинку в чемпіонаті України з футболу. — Укрінформ.</text:p>
      <text:p text:style-name="P4">
Images: ['<text:a xlink:type="simple" xlink:href="https://static.ukrinform.com/photos/2023_05/thumb_files/630_360_1684685508-339.jpg" text:style-name="Internet_20_link" text:visited-style-name="Visited_20_Internet_20_Link">
630_360_16846...</text:a>
']</text:p>
      <text:p text:style-name="P4">
Tags: ['Футбол', 'Львів', "Прем'єр-ліга", 'Рух Львів']</text:p>
      <text:p text:style-name="P4">
Type: Article</text:p>
      <!--METADATA-->
      <text:p text:style-name="P4">
<draw:frame draw:style-name="fr1" draw:name="Image31" text:anchor-type="as-char" svg:width="6.9236in" svg:height="3.956343in" draw:z-index="0">
<draw:image xlink:href="../Images/yкринформ/2023-05-21T-61-12-50-03-00/630_360_1684685508-339.jpg" xlink:type="simple" xlink:show="embed" xlink:actuate="onLoad" draw:mime-type="image/jpeg"/>
</draw:frame>
 Клуб ізВинників піднявся на 13 сходинку в чемпіонаті України з футболу.</text:p>
      <text:p text:style-name="P4">
«Рух» на своєму полі переміг «Львів» 2:0 в 27-у турі Української прем'єр-ліги,передає Укрінформ.</text:p>
      <text:p text:style-name="P4">
У складі «Руха» відзначився Рунич. Сімінін забив м'яч у власні ворота.</text:p>
      <text:p text:style-name="P4">
Перемога дозволила піднятися винниківцям на 13 сходинку в УПЛ - 27 очок в 27матчах. «Львів» перебуває на дні турнірної таблиці.</text:p>
      <text:p text:style-name="P4">
<text:span text:style-name="T4">
Читайте також:</text:span>
 <text:a xlink:type="simple" xlink:href="https://www.ukrinform.ua/rubric-sports/3712268-upl-metalist1925-peremig-metalist.html" text:style-name="Internet_20_link" text:visited-style-name="Visited_20_Internet_20_Link">
 <text:span text:style-name="T4">
Металіст</text:span>
 <text:span text:style-name="T4">
Металіст</text:span>
</text:a>
</text:p>
      <text:p text:style-name="P4">
Як повідомлялося, «Шахтар» очолює УПЛ, маючи в активі 66 очок після 27 матчів.</text:p>
      <text:p text:style-name="P4">
Фото: instagram.com/fc.ruh.lviv</text:p>
      <text:p text:style-name="P4">
Source: <text:a xlink:type="simple" xlink:href="https://www.ukrinform.ua/rubric-sports/3712323-upl-ruh-viavivsa-silnisim-za-lviv.html" text:style-name="Internet_20_link" text:visited-style-name="Visited_20_Internet_20_Link">
https://www.ukrinform.ua/rubric-sports/3712323-upl-ruh-viavivsa-silnisim-za-lviv.html</text:a>
</text:p>
      <!--NEWS-->
      <text:h text:style-name="P10" text:outline-level="1">
<text:span text:style-name="T4">
Сили оборони продовжують наступальні дії на флангах поблизу Бахмута – Сирський</text:span>
</text:h>
      <text:p text:style-name="P4">
Authors: Ukrinform (Person)</text:p>
      <text:p text:style-name="P4">
Publisher: Укринформ (Organization)</text:p>
      <text:p text:style-name="P4">
Published Time: 2023-05-21T-63:08:00+03:00</text:p>
      <text:p text:style-name="P4">
Modified Time: 2023-05-21T19:08:00+03:00</text:p>
      <text:p text:style-name="P4">
Description: Командувач Сухопутних військ Збройних сил України генерал-полковник Олександр Сирський відвідав передові позиції під Бахмутом та спланував подальші дії та стратегію Сил оборони. — Укрінформ.</text:p>
      <text:p text:style-name="P4">
Images: ['<text:a xlink:type="simple" xlink:href="https://static.ukrinform.com/photos/2023_05/thumb_files/630_360_1684685011-535.jpg" text:style-name="Internet_20_link" text:visited-style-name="Visited_20_Internet_20_Link">
630_360_16846...</text:a>
']</text:p>
      <text:p text:style-name="P4">
Tags: ['Бахмут', 'Сирський', 'Війна з Росією']</text:p>
      <text:p text:style-name="P4">
Type: Article</text:p>
      <!--METADATA-->
      <text:p text:style-name="P4">
<draw:frame draw:style-name="fr1" draw:name="Image32" text:anchor-type="as-char" svg:width="6.9236in" svg:height="3.956343in" draw:z-index="0">
<draw:image xlink:href="../Images/yкринформ/2023-05-21T-63-08-00-03-00/630_360_1684685011-535.jpg" xlink:type="simple" xlink:show="embed" xlink:actuate="onLoad" draw:mime-type="image/jpeg"/>
</draw:frame>
Командувач Сухопутних військ Збройних сил України генерал-полковник ОлександрСирський відвідав передові позиції під Бахмутом та спланував подальші дії тастратегію Сил оборони.</text:p>
      <text:p text:style-name="P4">
Як передає Укрінформ, про це в він повідомив у <text:a xlink:type="simple" xlink:href="https://t.me/osirskiy/82" text:style-name="Internet_20_link" text:visited-style-name="Visited_20_Internet_20_Link">
 </text:a>
</text:p>
      <text:p text:style-name="P4">
«Відвідав наших воїнів та командирів на передовій. Подякував та відзначиввоїнів 3 ошбр, 5 ошбр, 30 ОМБр, 56 омпбр, 93 омбр, які щоденно нищать ворога.Сили оборони продовжують наступальні дії на флангах поблизу Бахмута. Попри те,що ми зараз контролюємо околиці міста, значення його оборони не втрачає свогосенсу. В подальшому це надасть нам можливості входу в місто, коли відбудетьсязміна оперативної обстановки на фронті», - повідомив Сирський, додавши, що підчас роботи з командирами детально спланував дії Сил оборони та подальшустратегію.</text:p>
      <text:p text:style-name="P4">
За словами командувача, оборонна операція під <text:a xlink:type="simple" xlink:href="https://www.ukrinform.ua/tag-bahmut" text:style-name="Internet_20_link" text:visited-style-name="Visited_20_Internet_20_Link">
</text:a>
 триває.</text:p>
      <text:p text:style-name="P4">
<text:span text:style-name="T4">
Читайте також:</text:span>
 <text:a xlink:type="simple" xlink:href="https://www.ukrinform.ua/rubric-ato/3712259-na-bahmutskomu-napramku-sili-oboroni-znisili-cotiri-bbm-tank-i-cotiri-avto-voroga-sirskij.html" text:style-name="Internet_20_link" text:visited-style-name="Visited_20_Internet_20_Link">
 <text:span text:style-name="T4">
Сирський</text:span>
 </text:a>
</text:p>
      <text:p text:style-name="P4">
Як повідомляв Укрінформ, сьогодні Сирський повідомив, що українські воїнипросуваються по флангах у передмісті Бахмута і фактично <text:a xlink:type="simple" xlink:href="https://www.ukrinform.ua/rubric-ato/3712221-ukrainski-vijska-nablizautsa-do-vzatta-bahmuta-u-takticne-otocenna-sirskij.html" text:style-name="Internet_20_link" text:visited-style-name="Visited_20_Internet_20_Link">
</text:a>
</text:p>
      <text:p text:style-name="P4">
<text:span text:style-name="T5">
Фото: 93-тя ОМБр Холодний Яр</text:span>
</text:p>
      <text:p text:style-name="P4">
Source: <text:a xlink:type="simple" xlink:href="https://www.ukrinform.ua/rubric-ato/3712321-sili-oboroni-prodovzuut-nastupalni-dii-na-flangah-poblizu-bahmuta-sirskij.html" text:style-name="Internet_20_link" text:visited-style-name="Visited_20_Internet_20_Link">
https://www.ukrinform.ua/rubric-ato/3712321-sili-oboroni-prodovzuut-nastupalni-dii-na-flangah-poblizu-bahmuta-sirskij.html</text:a>
</text:p>
      <!--NEWS-->
      <text:h text:style-name="P10" text:outline-level="1">
<text:span text:style-name="T4">
На Сицилії через виверження вулкана Етна призупинили роботу аеропорту Катанії</text:span>
</text:h>
      <text:p text:style-name="P4">
Authors: Ukrinform (Person)</text:p>
      <text:p text:style-name="P4">
Publisher: Укринформ (Organization)</text:p>
      <text:p text:style-name="P4">
Published Time: 2023-05-21T-68:57:00+03:00</text:p>
      <text:p text:style-name="P4">
Modified Time: 2023-05-21T18:57:00+03:00</text:p>
      <text:p text:style-name="P4">
Description: Через виверження вулкана Етна на Сицилії були призупинені рейси з та до міста Катанія. — Укрінформ.</text:p>
      <text:p text:style-name="P4">
Images: ['<text:a xlink:type="simple" xlink:href="https://static.ukrinform.com/photos/2021_08/thumb_files/630_360_1628685089-125.jpg" text:style-name="Internet_20_link" text:visited-style-name="Visited_20_Internet_20_Link">
630_360_16286...</text:a>
']</text:p>
      <text:p text:style-name="P4">
Tags: ['Аеропорт', 'Італія', 'Вулкан']</text:p>
      <text:p text:style-name="P4">
Type: Article</text:p>
      <!--METADATA-->
      <text:p text:style-name="P4">
<draw:frame draw:style-name="fr1" draw:name="Image33" text:anchor-type="as-char" svg:width="6.9236in" svg:height="3.956343in" draw:z-index="0">
<draw:image xlink:href="../Images/yкринформ/2023-05-21T-68-57-00-03-00/630_360_1628685089-125.jpg" xlink:type="simple" xlink:show="embed" xlink:actuate="onLoad" draw:mime-type="image/jpeg"/>
</draw:frame>
 Черезвиверження вулкана Етна на Сицилії були призупинені рейси з та до містаКатанія.</text:p>
      <text:p text:style-name="P4">
Про це повідомляє  <text:a xlink:type="simple" xlink:href="https://www.reuters.com/world/europe/mount-etna-eruption-halts-flights-sicilys-catania-airport-2023-05-21/" text:style-name="Internet_20_link" text:visited-style-name="Visited_20_Internet_20_Link">
 </text:a>
 , передаєУкрінформ.</text:p>
      <text:p text:style-name="P4">
Зазначається, що <text:a xlink:type="simple" xlink:href="https://www.ukrinform.ua/tag-vulkan" text:style-name="Internet_20_link" text:visited-style-name="Visited_20_Internet_20_Link">
 </text:a>
 випустив стовппопелу, який викинуло на злітно-посадкові смуги аеропорту.</text:p>
      <text:p text:style-name="P4">
В адміністрації аеропорту заявили, що рейси до та з популярної серед туристівКатанії будуть призупинені, доки не будуть гарантовані нормальні умовибезпеки.</text:p>
      <text:p text:style-name="P4">
<text:span text:style-name="T4">
Читайте також:</text:span>
 <text:a xlink:type="simple" xlink:href="https://www.ukrinform.ua/rubric-world/3696702-u-meksici-prokinuvsa-odin-iz-najaktivnisih-vulkaniv-svitu.html" text:style-name="Internet_20_link" text:visited-style-name="Visited_20_Internet_20_Link">
 <text:span text:style-name="T4">
вулкан</text:span>
 </text:a>
</text:p>
      <text:p text:style-name="P4">
Вулкан висотою 3330 метрів може прокидатися кілька разів на рік, викидаючилаву і попіл високо над середземноморським островом. Останнє велике виверженнявідбулося в 1992 році.</text:p>
      <text:p text:style-name="P4">
<text:span text:style-name="T5">
Фото: Fabrizio Villa/Getty Images</text:span>
</text:p>
      <text:p text:style-name="P4">
Source: <text:a xlink:type="simple" xlink:href="https://www.ukrinform.ua/rubric-world/3712319-na-sicilii-cerez-viverzenna-vulkana-etna-prizupiniv-robotu-aeroport-katanii.html" text:style-name="Internet_20_link" text:visited-style-name="Visited_20_Internet_20_Link">
https://www.ukrinform.ua/rubric-world/3712319-na-sicilii-cerez-viverzenna-vulkana-etna-prizupiniv-robotu-aeroport-katanii.html</text:a>
</text:p>
      <!--NEWS-->
      <text:h text:style-name="P10" text:outline-level="1">
<text:span text:style-name="T4">
Рятувальники ліквідували пожежу в Солом’янському районі Києва</text:span>
</text:h>
      <text:p text:style-name="P4">
Authors: Ukrinform (Person)</text:p>
      <text:p text:style-name="P4">
Publisher: Укринформ (Organization)</text:p>
      <text:p text:style-name="P4">
Published Time: 2023-05-21T-70:43:04+03:00</text:p>
      <text:p text:style-name="P4">
Modified Time: 2023-05-21T18:43:04+03:00</text:p>
      <text:p text:style-name="P4">
Description: У Солом’янському районі Києва рятувальники ліквідували масштабну пожежу, що спалахнула внаслідок загоряння сміття та піддонів. — Укрінформ.</text:p>
      <text:p text:style-name="P4">
Images: ['<text:a xlink:type="simple" xlink:href="https://static.ukrinform.com/photos/2023_05/thumb_files/630_360_1684683766-526.jpg" text:style-name="Internet_20_link" text:visited-style-name="Visited_20_Internet_20_Link">
630_360_16846...</text:a>
']</text:p>
      <text:p text:style-name="P4">
Tags: ['Пожежа', 'Сміття', 'Київ']</text:p>
      <text:p text:style-name="P4">
Type: Article</text:p>
      <!--METADATA-->
      <text:p text:style-name="P4">
<draw:frame draw:style-name="fr1" draw:name="Image34" text:anchor-type="as-char" svg:width="6.9236in" svg:height="3.956343in" draw:z-index="0">
<draw:image xlink:href="../Images/yкринформ/2023-05-21T-70-43-04-03-00/630_360_1684683766-526.jpg" xlink:type="simple" xlink:show="embed" xlink:actuate="onLoad" draw:mime-type="image/jpeg"/>
</draw:frame>
 УСолом’янському районі Києва рятувальники ліквідували масштабну пожежу, щоспалахнула внаслідок загоряння сміття та піддонів.</text:p>
      <text:p text:style-name="P4">
Про це Державна служба з надзвичайних ситуацій повідомила в <text:a xlink:type="simple" xlink:href="https://t.me/dsns_telegram/16943" text:style-name="Internet_20_link" text:visited-style-name="Visited_20_Internet_20_Link">
</text:a>
 , передає Укрінформ.</text:p>
      <text:p text:style-name="P4">
Як зазначається, <text:a xlink:type="simple" xlink:href="https://www.ukrinform.ua/rubric-kyiv/3712141-u-solomanskomu-rajoni-stolici-masstabna-pozeza.html" text:style-name="Internet_20_link" text:visited-style-name="Visited_20_Internet_20_Link">
 </text:a>
 в неділю, 21травня, надійшло об 11:01. На місце події негайно прибули вогнеборцінайближчих пожежно-рятувальних підрозділів.</text:p>
      <text:p text:style-name="P4">
Бійці ДСНС встановили, що на відкритій території сталося загоряння сміття тапіддонів з розповсюдженням на поруч розташовану складську будівлю.</text:p>
      <text:p text:style-name="P4">
Об 11:55 вогнеборці локалізували <text:a xlink:type="simple" xlink:href="https://www.ukrinform.ua/tag-pozeza" text:style-name="Internet_20_link" text:visited-style-name="Visited_20_Internet_20_Link">
 </text:a>
 наплощі 120 квадратних метрів, о 12:11 — ліквідували.</text:p>
      <text:p text:style-name="P4">
До гасіння пожежі були задіяні п'ять одиниць основної та спеціальної пожежно-рятувальної техніки, а також 23 працівники ДСНС.</text:p>
      <text:p text:style-name="P4">
Жертв і постраждалих, за даними рятувальників, немає. Здійснюють заходи зуточнення причини загоряння.</text:p>
      <text:p text:style-name="P4">
Source: <text:a xlink:type="simple" xlink:href="https://www.ukrinform.ua/rubric-kyiv/3712316-ratuvalniki-likviduvali-pozezu-v-solomanskomu-rajoni-kieva.html" text:style-name="Internet_20_link" text:visited-style-name="Visited_20_Internet_20_Link">
https://www.ukrinform.ua/rubric-kyiv/3712316-ratuvalniki-likviduvali-pozezu-v-solomanskomu-rajoni-kieva.html</text:a>
</text:p>
      <!--NEWS-->
      <text:h text:style-name="P10" text:outline-level="1">
<text:span text:style-name="T4">
Китай запустив нові супутники для космічних досліджень</text:span>
</text:h>
      <text:p text:style-name="P4">
Authors: Ukrinform (Person)</text:p>
      <text:p text:style-name="P4">
Publisher: Укринформ (Organization)</text:p>
      <text:p text:style-name="P4">
Published Time: 2023-05-21T-87:40:00+03:00</text:p>
      <text:p text:style-name="P4">
Modified Time: 2023-05-21T17:40:00+03:00</text:p>
      <text:p text:style-name="P4">
Description: Китай у неділю успішно вивів на орбіту нові супутники для космічних досліджень, включаючи перший у Спеціальному адміністративному районі Аомень супутник для дослідження космічного простору "Аоменьська наука-1" ("Macao Science 1"). — Укрінформ.</text:p>
      <text:p text:style-name="P4">
Images: ['<text:a xlink:type="simple" xlink:href="https://static.ukrinform.com/photos/2023_05/thumb_files/630_360_1684680264-146.jpg" text:style-name="Internet_20_link" text:visited-style-name="Visited_20_Internet_20_Link">
630_360_16846...</text:a>
', '<text:a xlink:type="simple" xlink:href="https://static.ukrinform.com/photos/2023_05/1684680264-648.jpg" text:style-name="Internet_20_link" text:visited-style-name="Visited_20_Internet_20_Link">
1684680264-64...</text:a>
', '<text:a xlink:type="simple" xlink:href="https://static.ukrinform.com/photos/2023_05/1684680265-773.jpg" text:style-name="Internet_20_link" text:visited-style-name="Visited_20_Internet_20_Link">
1684680265-77...</text:a>
', '<text:a xlink:type="simple" xlink:href="https://static.ukrinform.com/photos/2023_05/1684680265-842.jpg" text:style-name="Internet_20_link" text:visited-style-name="Visited_20_Internet_20_Link">
1684680265-84...</text:a>
']</text:p>
      <text:p text:style-name="P4">
Tags: ['Китай', 'Космос', 'Супутник']</text:p>
      <text:p text:style-name="P4">
Type: Article</text:p>
      <!--METADATA-->
      <text:p text:style-name="P4">
<draw:frame draw:style-name="fr1" draw:name="Image35" text:anchor-type="as-char" svg:width="6.9236in" svg:height="3.956343in" draw:z-index="0">
<draw:image xlink:href="../Images/yкринформ/2023-05-21T-87-40-00-03-00/630_360_1684680264-146.jpg" xlink:type="simple" xlink:show="embed" xlink:actuate="onLoad" draw:mime-type="image/jpeg"/>
</draw:frame>
 Китай унеділю успішно вивів на орбіту нові супутники для космічних досліджень,включаючи перший у Спеціальному адміністративному районі Аомень супутник длядослідження космічного простору "Аоменьська наука-1" ("Macao Science 1").</text:p>
      <text:p text:style-name="P4">
Про це повідомляє <text:a xlink:type="simple" xlink:href="https://english.news.cn/20230521/2ea712e3e53644d68e7e53c05eb060d0/c.html" text:style-name="Internet_20_link" text:visited-style-name="Visited_20_Internet_20_Link">
</text:a>
 ,передає Укрінформ.</text:p>
      <text:p text:style-name="P4">
<text:a xlink:type="simple" xlink:href="https://www.ukrinform.ua/tag-suputnik" text:style-name="Internet_20_link" text:visited-style-name="Visited_20_Internet_20_Link">
 </text:a>
 були запущені о 16:00 за пекінськимчасом за допомогою ракети-носія "CZ-2С" ("Чанчжен-2С") із космодрому Цзюцюаньна північному заході Китаю, повідомили у Китайському національному космічномууправлінні (CNSA).</text:p>
      <text:p text:style-name="P4">
<draw:frame draw:style-name="fr1" draw:name="Image36" text:anchor-type="as-char" svg:width="6.9236in" svg:height="4.615733in" draw:z-index="0">
<draw:image xlink:href="../Images/yкринформ/2023-05-21T-87-40-00-03-00/1684680264-648.jpg" xlink:type="simple" xlink:show="embed" xlink:actuate="onLoad" draw:mime-type="image/jpeg"/>
</draw:frame>
</text:p>
      <text:p text:style-name="P4">
"Аоменьська наука-1" - це науково-дослідний супутник, виведений нанавколоекваторіальну орбіту для моніторингу геомагнітного поля та космічногосередовища. Це перша космічна наукова супутникова програма спільно розробленавнутрішніми районами країни і САР Аомень.</text:p>
      <text:p text:style-name="P4">
<text:span text:style-name="T4">
Читайте також:</text:span>
 <text:a xlink:type="simple" xlink:href="https://www.ukrinform.ua/rubric-technology/3711569-spacex-zapustila-na-orbitu-22-suputniki-starlink-nastupnogo-pokolinna.html" text:style-name="Internet_20_link" text:visited-style-name="Visited_20_Internet_20_Link">
 <text:span text:style-name="T4">
супутник</text:span>
 </text:a>
</text:p>
      <text:p text:style-name="P4">
<draw:frame draw:style-name="fr1" draw:name="Image37" text:anchor-type="as-char" svg:width="6.9236in" svg:height="4.615733in" draw:z-index="0">
<draw:image xlink:href="../Images/yкринформ/2023-05-21T-87-40-00-03-00/1684680265-773.jpg" xlink:type="simple" xlink:show="embed" xlink:actuate="onLoad" draw:mime-type="image/jpeg"/>
</draw:frame>
<draw:frame draw:style-name="fr1" draw:name="Image38" text:anchor-type="as-char" svg:width="6.9236in" svg:height="4.615733in" draw:z-index="0">
<draw:image xlink:href="../Images/yкринформ/2023-05-21T-87-40-00-03-00/1684680265-842.jpg" xlink:type="simple" xlink:show="embed" xlink:actuate="onLoad" draw:mime-type="image/jpeg"/>
</draw:frame>
</text:p>
      <text:p text:style-name="P4">
Цей політ для ракет-носіїв серії "Чанчжен" став 474-м. Водночас у космос буловідправлено науково-експериментальний супутник під назвою "Лоцзя-2".</text:p>
      <text:p text:style-name="P4">
Як повідомляв Укрінформ, раніше цього тижня <text:a xlink:type="simple" xlink:href="https://www.ukrinform.ua/rubric-technology/3710532-kitaj-zapustiv-novij-suputnik-u-ramkah-navigacijnoi-sistemi-bejdou.html" text:style-name="Internet_20_link" text:visited-style-name="Visited_20_Internet_20_Link">
</text:a>
</text:p>
      <text:p text:style-name="P4">
<text:span text:style-name="T5">
Фото: Xinhua</text:span>
</text:p>
      <text:p text:style-name="P4">
Source: <text:a xlink:type="simple" xlink:href="https://www.ukrinform.ua/rubric-technology/3712292-kitaj-zapustiv-novi-suputniki-dla-kosmicnih-doslidzen.html" text:style-name="Internet_20_link" text:visited-style-name="Visited_20_Internet_20_Link">
https://www.ukrinform.ua/rubric-technology/3712292-kitaj-zapustiv-novi-suputniki-dla-kosmicnih-doslidzen.html</text:a>
</text:p>
      <!--NEWS-->
      <text:h text:style-name="P10" text:outline-level="1">
<text:span text:style-name="T4">
Екоактивісти зафарбували чорним воду в римському фонтані Треві</text:span>
</text:h>
      <text:p text:style-name="P4">
Authors: Ukrinform (Person)</text:p>
      <text:p text:style-name="P4">
Publisher: Укринформ (Organization)</text:p>
      <text:p text:style-name="P4">
Published Time: 2023-05-21T-9:43:00+03:00</text:p>
      <text:p text:style-name="P4">
Modified Time: 2023-05-21T23:43:00+03:00</text:p>
      <text:p text:style-name="P4">
Description: Семеро активістів з групи Ultima Generazione («Останнє покоління»), які протестують проти зміни клімату, залізли у фонтан Треві в Римі та вилили туди розведене подрібнене деревне вугілля, від чого вода почорніла. — Укрінформ.</text:p>
      <text:p text:style-name="P4">
Images: ['<text:a xlink:type="simple" xlink:href="https://static.ukrinform.com/photos/2023_05/thumb_files/630_360_1684681356-139.jpg" text:style-name="Internet_20_link" text:visited-style-name="Visited_20_Internet_20_Link">
630_360_16846...</text:a>
']</text:p>
      <text:p text:style-name="P4">
Tags: ['Рим', 'Зміна клімату', 'активісти']</text:p>
      <text:p text:style-name="P4">
Type: Article</text:p>
      <!--METADATA-->
      <text:p text:style-name="P4">
<draw:frame draw:style-name="fr1" draw:name="Image39" text:anchor-type="as-char" svg:width="6.9236in" svg:height="3.956343in" draw:z-index="0">
<draw:image xlink:href="../Images/yкринформ/2023-05-21T-9-43-00-03-00/630_360_1684681356-139.jpg" xlink:type="simple" xlink:show="embed" xlink:actuate="onLoad" draw:mime-type="image/jpeg"/>
</draw:frame>
 Семероактивістів з групи Ultima Generazione («Останнє покоління»), які протестуютьпроти зміни клімату, залізли у фонтан Треві в Римі та вилили туди розведенеподрібнене деревне вугілля, від чого вода почорніла.</text:p>
      <text:p text:style-name="P4">
Про це повідомляє  <text:a xlink:type="simple" xlink:href="https://www.reuters.com/world/europe/trevi-fountain-water-turns-black-rome-climate-protest-2023-05-21/" text:style-name="Internet_20_link" text:visited-style-name="Visited_20_Internet_20_Link">
 </text:a>
 , передає Укрінформ.</text:p>
      <text:p text:style-name="P4">
Як пише агентство, протестувальники тримали плакати з написом «Ми не будемоплатити за викопне (паливо – ред.)» і вигукували гасло «Наша країна вмирає».</text:p>
      <text:p text:style-name="P4">
Поліція затримала активістів. Багато очевидців знімали інцидент на відео, адеякі з присутніх вигукували образи на адресу протестувальників.</text:p>
      <text:p text:style-name="P4">
У своїй заяві Ultima Generazione закликала припинити державні субсидії навикопне паливо і пов'язала протест зі смертоносними повенями в північномуіталійському регіоні Емілія-Романья, що сталися протягом останніх днів. Групазаявила, що кожен четвертий будинок в <text:a xlink:type="simple" xlink:href="https://www.ukrinform.ua/tag-italia" text:style-name="Internet_20_link" text:visited-style-name="Visited_20_Internet_20_Link">
 </text:a>
перебуває під загрозою затоплення.</text:p>
      <text:p text:style-name="P4">
<text:span text:style-name="T4">
Читайте також:</text:span>
 <text:a xlink:type="simple" xlink:href="https://www.ukrinform.ua/rubric-world/3711348-bils-ak-polovina-velikih-ozer-svitu-visihaut-cerez-zmini-klimatu.html" text:style-name="Internet_20_link" text:visited-style-name="Visited_20_Internet_20_Link">
 <text:span text:style-name="T4">
клімат</text:span>
 </text:a>
</text:p>
      <text:p text:style-name="P4">
Мер Рима Роберто Гуалтьєрі засудив протест, який став останнім у серії актів,спрямованих проти творів мистецтва в Італії.</text:p>
      <text:p text:style-name="P4">
«Досить цих абсурдних нападів на нашу мистецьку спадщину», – заявив він.</text:p>
      <text:p text:style-name="P4">
Фонтан Треві — найбільший фонтан у Римі, заввишки 25.9 метрів та 19.8 метрівзавширшки. Традиційно відвідувачі фонтану кидають у нього монети як запорукутого, що вони повернуться в Рим ще раз. За рік фонтан збирає близько 1,5 млнєвро.</text:p>
      <text:p text:style-name="P4">
Як повідомляв Укрінформ, у квітні у Римі троє екологічних активістів з руху"Ultima Generazione" ("Останнє покоління") залили чорною рідиною знаменитийфонтан Баркачча.</text:p>
      <text:p text:style-name="P4">
Source: <text:a xlink:type="simple" xlink:href="https://www.ukrinform.ua/rubric-world/3712300-ekoaktivisti-zafarbuvali-cornim-vodu-v-rimskomu-fontani-trevi.html" text:style-name="Internet_20_link" text:visited-style-name="Visited_20_Internet_20_Link">
https://www.ukrinform.ua/rubric-world/3712300-ekoaktivisti-zafarbuvali-cornim-vodu-v-rimskomu-fontani-trevi.html</text:a>
</text:p>
      <!--NEWS-->
      <text:h text:style-name="P10" text:outline-level="1">
<text:span text:style-name="T4">
Russian aviation conducted airstrike at Kherson</text:span>
</text:h>
      <text:p text:style-name="P4">
Authors: liveuamap (Language: en)</text:p>
      <text:p text:style-name="P4">
Time: 2023-05-21T01:22:14</text:p>
      <text:p text:style-name="P4">
Location: Kherson, Khersons'ka oblast (Latitude:46.5742 Longtitude:32.13844)</text:p>
      <text:p text:style-name="P4">
Videos: []</text:p>
      <text:p text:style-name="P4">
Images: []</text:p>
      <text:p text:style-name="P4">
Tags: []</text:p>
      <text:p text:style-name="P4">
ID: 22564241</text:p>
      <!--METADATA-->
      <text:p text:style-name="P4">
Russian aviation conducted airstrike at Kherson</text:p>
      <text:p text:style-name="P4">
News Collection Link: <text:a xlink:type="simple" xlink:href="https://liveuamap.com/en/2023/21-may-russian-aviation-conducted-airstrike-at-kherson" text:style-name="Internet_20_link" text:visited-style-name="Visited_20_Internet_20_Link">
https://liveuamap.com/en/2023/21-may-russian-aviation-conducted-airstrike-at-kherson</text:a>
</text:p>
      <text:p text:style-name="P4">
Source: <text:a xlink:type="simple" xlink:href="https://t.me/suspilnekherson/26502" text:style-name="Internet_20_link" text:visited-style-name="Visited_20_Internet_20_Link">
https://t.me/suspilnekherson/26502</text:a>
</text:p>
      <!--NEWS-->
      <text:h text:style-name="P10" text:outline-level="1">
<text:span text:style-name="T4">
Donetsk Oblast(08:38). Red Alert: aerial threat. Sirens sounding. Take cover now!</text:span>
</text:h>
      <text:p text:style-name="P4">
Authors: liveuamap (Language: en)</text:p>
      <text:p text:style-name="P4">
Time: 2023-05-21T02:39:00</text:p>
      <text:p text:style-name="P4">
Location: Donetsk Oblast (Latitude:48.7286 Longtitude:37.57803)</text:p>
      <text:p text:style-name="P4">
Videos: []</text:p>
      <text:p text:style-name="P4">
Images: []</text:p>
      <text:p text:style-name="P4">
Tags: ["Europe", "Central and Eastern Europe"]</text:p>
      <text:p text:style-name="P4">
ID: 22564243</text:p>
      <!--METADATA-->
      <text:p text:style-name="P4">
Donetsk Oblast(08:38). Red Alert: aerial threat. Sirens sounding. Take covernow!</text:p>
      <text:p text:style-name="P4">
News Collection Link: <text:a xlink:type="simple" xlink:href="https://liveuamap.com/en/2023/21-may-donetsk-oblast0838-red-alert-aerial-thg" text:style-name="Internet_20_link" text:visited-style-name="Visited_20_Internet_20_Link">
https://liveuamap.com/en/2023/21-may-donetsk-oblast0838-red-alert-aerial-thg</text:a>
</text:p>
      <text:p text:style-name="P4">
Source: <text:a xlink:type="simple" xlink:href="https://t.me/air_alert_ua/46137" text:style-name="Internet_20_link" text:visited-style-name="Visited_20_Internet_20_Link">
https://t.me/air_alert_ua/46137</text:a>
</text:p>
      <!--NEWS-->
      <text:h text:style-name="P10" text:outline-level="1">
<text:span text:style-name="T4">
Kharkiv, Kharkivska Oblast(08:41). Red Alert: aerial threat. Sirens sounding. Take cover now!</text:span>
</text:h>
      <text:p text:style-name="P4">
Authors: liveuamap (Language: en)</text:p>
      <text:p text:style-name="P4">
Time: 2023-05-21T02:42:00</text:p>
      <text:p text:style-name="P4">
Location: Kharkiv (Latitude:49.98002 Longtitude:36.25218)</text:p>
      <text:p text:style-name="P4">
Videos: []</text:p>
      <text:p text:style-name="P4">
Images: []</text:p>
      <text:p text:style-name="P4">
Tags: ["Europe", "Central and Eastern Europe"]</text:p>
      <text:p text:style-name="P4">
ID: 22564244</text:p>
      <!--METADATA-->
      <text:p text:style-name="P4">
Kharkiv, Kharkivska Oblast(08:41). Red Alert: aerial threat. Sirens sounding.Take cover now!</text:p>
      <text:p text:style-name="P4">
News Collection Link: <text:a xlink:type="simple" xlink:href="https://liveuamap.com/en/2023/21-may-kharkiv-kharkivska-oblast0841-red-alerg" text:style-name="Internet_20_link" text:visited-style-name="Visited_20_Internet_20_Link">
https://liveuamap.com/en/2023/21-may-kharkiv-kharkivska-oblast0841-red-alerg</text:a>
</text:p>
      <text:p text:style-name="P4">
Source: <text:a xlink:type="simple" xlink:href="https://t.me/suspilnekharkiv/25044" text:style-name="Internet_20_link" text:visited-style-name="Visited_20_Internet_20_Link">
https://t.me/suspilnekharkiv/25044</text:a>
</text:p>
      <!--NEWS-->
      <text:h text:style-name="P10" text:outline-level="1">
<text:span text:style-name="T4">
Zaporizka Oblast(08:41). Red Alert: aerial threat. Sirens sounding. Take cover now!</text:span>
</text:h>
      <text:p text:style-name="P4">
Authors: liveuamap (Language: en)</text:p>
      <text:p text:style-name="P4">
Time: 2023-05-21T02:43:00</text:p>
      <text:p text:style-name="P4">
Location: Zaporizka Oblast (Latitude:47.611721 Longtitude:35.764701)</text:p>
      <text:p text:style-name="P4">
Videos: []</text:p>
      <text:p text:style-name="P4">
Images: []</text:p>
      <text:p text:style-name="P4">
Tags: ["Europe", "Central and Eastern Europe"]</text:p>
      <text:p text:style-name="P4">
ID: 22564245</text:p>
      <!--METADATA-->
      <text:p text:style-name="P4">
Zaporizka Oblast(08:41). Red Alert: aerial threat. Sirens sounding. Take covernow!</text:p>
      <text:p text:style-name="P4">
News Collection Link: <text:a xlink:type="simple" xlink:href="https://liveuamap.com/en/2023/21-may-zaporizka-oblast0841-red-alert-aerial-g" text:style-name="Internet_20_link" text:visited-style-name="Visited_20_Internet_20_Link">
https://liveuamap.com/en/2023/21-may-zaporizka-oblast0841-red-alert-aerial-g</text:a>
</text:p>
      <text:p text:style-name="P4">
Source: <text:a xlink:type="simple" xlink:href="https://t.me/air_alert_ua/46139" text:style-name="Internet_20_link" text:visited-style-name="Visited_20_Internet_20_Link">
https://t.me/air_alert_ua/46139</text:a>
</text:p>
      <!--NEWS-->
      <text:h text:style-name="P10" text:outline-level="1">
<text:span text:style-name="T4">
Sumska Oblast(08:56). Red Alert: aerial threat. Sirens sounding. Take cover now!</text:span>
</text:h>
      <text:p text:style-name="P4">
Authors: liveuamap (Language: en)</text:p>
      <text:p text:style-name="P4">
Time: 2023-05-21T02:58:00</text:p>
      <text:p text:style-name="P4">
Location: Sumska Oblast (Latitude:51.00081 Longtitude:33.99951)</text:p>
      <text:p text:style-name="P4">
Videos: []</text:p>
      <text:p text:style-name="P4">
Images: []</text:p>
      <text:p text:style-name="P4">
Tags: ["Europe", "Central and Eastern Europe"]</text:p>
      <text:p text:style-name="P4">
ID: 22564246</text:p>
      <!--METADATA-->
      <text:p text:style-name="P4">
Sumska Oblast(08:56). Red Alert: aerial threat. Sirens sounding. Take covernow!</text:p>
      <text:p text:style-name="P4">
News Collection Link: <text:a xlink:type="simple" xlink:href="https://liveuamap.com/en/2023/21-may-sumska-oblast0856-red-alert-aerial-thrg" text:style-name="Internet_20_link" text:visited-style-name="Visited_20_Internet_20_Link">
https://liveuamap.com/en/2023/21-may-sumska-oblast0856-red-alert-aerial-thrg</text:a>
</text:p>
      <text:p text:style-name="P4">
Source: <text:a xlink:type="simple" xlink:href="https://t.me/air_alert_ua/46140" text:style-name="Internet_20_link" text:visited-style-name="Visited_20_Internet_20_Link">
https://t.me/air_alert_ua/46140</text:a>
</text:p>
      <!--NEWS-->
      <text:h text:style-name="P10" text:outline-level="1">
<text:span text:style-name="T4">
President Biden met with President Zelensky</text:span>
</text:h>
      <text:p text:style-name="P4">
Authors: liveuamap (Language: en)</text:p>
      <text:p text:style-name="P4">
Time: 2023-05-21T03:27:48</text:p>
      <text:p text:style-name="P4">
Location: Hiroshima-shi,Hiroshima-ken (Latitude:34.38529 Longtitude:132.45531)</text:p>
      <text:p text:style-name="P4">
Videos: []</text:p>
      <text:p text:style-name="P4">
Images: ["<text:a xlink:type="simple" xlink:href="https://liveuamap.com/pics/2023/05/21/22564247_0.jpg" text:style-name="Internet_20_link" text:visited-style-name="Visited_20_Internet_20_Link">
22564247_0.jpg</text:a>
", "<text:a xlink:type="simple" xlink:href="https://liveuamap.com/pics/2023/05/21/22564247_2.jpg" text:style-name="Internet_20_link" text:visited-style-name="Visited_20_Internet_20_Link">
22564247_2.jpg</text:a>
", "<text:a xlink:type="simple" xlink:href="https://liveuamap.com/pics/2023/05/21/22564247_3.jpg" text:style-name="Internet_20_link" text:visited-style-name="Visited_20_Internet_20_Link">
22564247_3.jpg</text:a>
"]</text:p>
      <text:p text:style-name="P4">
Tags: []</text:p>
      <text:p text:style-name="P4">
ID: 22564247</text:p>
      <!--METADATA-->
      <text:p text:style-name="P4">
President Biden met with President Zelensky</text:p>
      <text:p text:style-name="P4">
<draw:frame draw:style-name="fr1" draw:name="Image40" text:anchor-type="as-char" svg:width="6.9236in" svg:height="4.612849in" draw:z-index="0">
<draw:image xlink:href="../Images/liveuamap/2023-05-21T03-27-48/22564247_0.jpg" xlink:type="simple" xlink:show="embed" xlink:actuate="onLoad" draw:mime-type="image/jpeg"/>
</draw:frame>
<draw:frame draw:style-name="fr1" draw:name="Image41" text:anchor-type="as-char" svg:width="6.9236in" svg:height="4.612849in" draw:z-index="0">
<draw:image xlink:href="../Images/liveuamap/2023-05-21T03-27-48/22564247_2.jpg" xlink:type="simple" xlink:show="embed" xlink:actuate="onLoad" draw:mime-type="image/jpeg"/>
</draw:frame>
<draw:frame draw:style-name="fr1" draw:name="Image42" text:anchor-type="as-char" svg:width="6.9236in" svg:height="4.612849in" draw:z-index="0">
<draw:image xlink:href="../Images/liveuamap/2023-05-21T03-27-48/22564247_3.jpg" xlink:type="simple" xlink:show="embed" xlink:actuate="onLoad" draw:mime-type="image/jpeg"/>
</draw:frame>
</text:p>
      <text:p text:style-name="P4">
News Collection Link: <text:a xlink:type="simple" xlink:href="https://liveuamap.com/en/2023/21-may-president-biden-met-with-president-zelensky-" text:style-name="Internet_20_link" text:visited-style-name="Visited_20_Internet_20_Link">
https://liveuamap.com/en/2023/21-may-president-biden-met-with-president-zelensky-</text:a>
</text:p>
      <text:p text:style-name="P4">
Source: <text:a xlink:type="simple" xlink:href="https://t.me/ermaka2022/2744" text:style-name="Internet_20_link" text:visited-style-name="Visited_20_Internet_20_Link">
https://t.me/ermaka2022/2744</text:a>
</text:p>
      <!--NEWS-->
      <text:h text:style-name="P10" text:outline-level="1">
<text:span text:style-name="T4">
Ukrainian air defense shot down 4 Shahed drones overnight</text:span>
</text:h>
      <text:p text:style-name="P4">
Authors: liveuamap (Language: en)</text:p>
      <text:p text:style-name="P4">
Time: 2023-05-21T03:31:24</text:p>
      <text:p text:style-name="P4">
Location: Dnipro (Latitude:48.3243 Longtitude:35.16123)</text:p>
      <text:p text:style-name="P4">
Videos: []</text:p>
      <text:p text:style-name="P4">
Images: ["<text:a xlink:type="simple" xlink:href="https://liveuamap.com/pics/2023/05/21/22564248_0.jpg" text:style-name="Internet_20_link" text:visited-style-name="Visited_20_Internet_20_Link">
22564248_0.jpg</text:a>
"]</text:p>
      <text:p text:style-name="P4">
Tags: ["Europe", "Central and Eastern Europe"]</text:p>
      <text:p text:style-name="P4">
ID: 22564248</text:p>
      <!--METADATA-->
      <text:p text:style-name="P4">
Ukrainian air defense shot down 4 Shahed drones overnight</text:p>
      <text:p text:style-name="P4">
<draw:frame draw:style-name="fr1" draw:name="Image43" text:anchor-type="as-char" svg:width="6.9236in" svg:height="6.9236in" draw:z-index="0">
<draw:image xlink:href="../Images/liveuamap/2023-05-21T03-31-24/22564248_0.jpg" xlink:type="simple" xlink:show="embed" xlink:actuate="onLoad" draw:mime-type="image/jpeg"/>
</draw:frame>
</text:p>
      <text:p text:style-name="P4">
News Collection Link: <text:a xlink:type="simple" xlink:href="https://liveuamap.com/en/2023/21-may-ukrainian-air-defense-shot-down-4-shahed-drones-overnight" text:style-name="Internet_20_link" text:visited-style-name="Visited_20_Internet_20_Link">
https://liveuamap.com/en/2023/21-may-ukrainian-air-defense-shot-down-4-shahed-drones-overnight</text:a>
</text:p>
      <text:p text:style-name="P4">
Source: <text:a xlink:type="simple" xlink:href="https://t.me/kpszsu/2527" text:style-name="Internet_20_link" text:visited-style-name="Visited_20_Internet_20_Link">
https://t.me/kpszsu/2527</text:a>
</text:p>
      <!--NEWS-->
      <text:h text:style-name="P10" text:outline-level="1">
<text:span text:style-name="T4">
Russian army conducted 7 missile strikes, 70 airstrikes and 48 shelling with MLRS, - General ...</text:span>
</text:h>
      <text:p text:style-name="P4">
Authors: liveuamap (Language: en)</text:p>
      <text:p text:style-name="P4">
Time: 2023-05-21T04:46:00</text:p>
      <text:p text:style-name="P4">
Location: Donetsk Oblast (Latitude:48.73876 Longtitude:37.58165)</text:p>
      <text:p text:style-name="P4">
Videos: []</text:p>
      <text:p text:style-name="P4">
Images: []</text:p>
      <text:p text:style-name="P4">
Tags: ["Russia"]</text:p>
      <text:p text:style-name="P4">
ID: 22564290</text:p>
      <!--METADATA-->
      <text:p text:style-name="P4">
Russian army conducted 7 missile strikes, 70 airstrikes and 48 shelling withMLRS, - General Staff of Armed Forces of Ukraine says in the morning report</text:p>
      <text:p text:style-name="P4">
News Collection Link: <text:a xlink:type="simple" xlink:href="https://liveuamap.com/en/2023/21-may-russian-army-conducted-7-missile-strikes-70-airstrikes" text:style-name="Internet_20_link" text:visited-style-name="Visited_20_Internet_20_Link">
https://liveuamap.com/en/2023/21-may-russian-army-conducted-7-missile-strikes-70-airstrikes</text:a>
</text:p>
      <text:p text:style-name="P4">
Source: <text:a xlink:type="simple" xlink:href="https://t.me/lumsrc/4852" text:style-name="Internet_20_link" text:visited-style-name="Visited_20_Internet_20_Link">
https://t.me/lumsrc/4852</text:a>
</text:p>
      <!--NEWS-->
      <text:h text:style-name="P10" text:outline-level="1">
<text:span text:style-name="T4">
Russian military HQ was reportedly hit in a missile strike in Berdyansk this morning</text:span>
</text:h>
      <text:p text:style-name="P4">
Authors: liveuamap (Language: en)</text:p>
      <text:p text:style-name="P4">
Time: 2023-05-21T04:58:09</text:p>
      <text:p text:style-name="P4">
Location: Berdyansk (Latitude:46.80711 Longtitude:36.76815)</text:p>
      <text:p text:style-name="P4">
Videos: []</text:p>
      <text:p text:style-name="P4">
Images: ["<text:a xlink:type="simple" xlink:href="https://liveuamap.com/pics/2023/05/21/22564250_0.jpg" text:style-name="Internet_20_link" text:visited-style-name="Visited_20_Internet_20_Link">
22564250_0.jpg</text:a>
", "<text:a xlink:type="simple" xlink:href="https://liveuamap.com/pics/2023/05/21/22564250_1.jpg" text:style-name="Internet_20_link" text:visited-style-name="Visited_20_Internet_20_Link">
22564250_1.jpg</text:a>
", "<text:a xlink:type="simple" xlink:href="https://liveuamap.com/pics/2023/05/21/22564250_2.jpg" text:style-name="Internet_20_link" text:visited-style-name="Visited_20_Internet_20_Link">
22564250_2.jpg</text:a>
", "<text:a xlink:type="simple" xlink:href="https://liveuamap.com/pics/2023/05/21/22564250_3.jpg" text:style-name="Internet_20_link" text:visited-style-name="Visited_20_Internet_20_Link">
22564250_3.jpg</text:a>
", "<text:a xlink:type="simple" xlink:href="https://liveuamap.com/pics/2023/05/21/22564250_4.jpg" text:style-name="Internet_20_link" text:visited-style-name="Visited_20_Internet_20_Link">
22564250_4.jpg</text:a>
"]</text:p>
      <text:p text:style-name="P4">
Tags: ["Europe", "Central and Eastern Europe"]</text:p>
      <text:p text:style-name="P4">
ID: 22564250</text:p>
      <!--METADATA-->
      <text:p text:style-name="P4">
Russian military HQ was reportedly hit in a missile strike in Berdyansk thismorning</text:p>
      <text:p text:style-name="P4">
<draw:frame draw:style-name="fr1" draw:name="Image44" text:anchor-type="as-char" svg:width="6.9236in" svg:height="2.561732in" draw:z-index="0">
<draw:image xlink:href="../Images/liveuamap/2023-05-21T04-58-09/22564250_0.jpg" xlink:type="simple" xlink:show="embed" xlink:actuate="onLoad" draw:mime-type="image/jpeg"/>
</draw:frame>
<draw:frame draw:style-name="fr1" draw:name="Image45" text:anchor-type="as-char" svg:width="6.9236in" svg:height="2.561732in" draw:z-index="0">
<draw:image xlink:href="../Images/liveuamap/2023-05-21T04-58-09/22564250_1.jpg" xlink:type="simple" xlink:show="embed" xlink:actuate="onLoad" draw:mime-type="image/jpeg"/>
</draw:frame>
<draw:frame draw:style-name="fr1" draw:name="Image46" text:anchor-type="as-char" svg:width="6.9236in" svg:height="6.051189in" draw:z-index="0">
<draw:image xlink:href="../Images/liveuamap/2023-05-21T04-58-09/22564250_2.jpg" xlink:type="simple" xlink:show="embed" xlink:actuate="onLoad" draw:mime-type="image/jpeg"/>
</draw:frame>
<draw:frame draw:style-name="fr1" draw:name="Image47" text:anchor-type="as-char" svg:width="6.9236in" svg:height="9.231467in" draw:z-index="0">
<draw:image xlink:href="../Images/liveuamap/2023-05-21T04-58-09/22564250_3.jpg" xlink:type="simple" xlink:show="embed" xlink:actuate="onLoad" draw:mime-type="image/jpeg"/>
</draw:frame>
<draw:frame draw:style-name="fr1" draw:name="Image48" text:anchor-type="as-char" svg:width="6.9236in" svg:height="9.231467in" draw:z-index="0">
<draw:image xlink:href="../Images/liveuamap/2023-05-21T04-58-09/22564250_4.jpg" xlink:type="simple" xlink:show="embed" xlink:actuate="onLoad" draw:mime-type="image/jpeg"/>
</draw:frame>
</text:p>
      <text:p text:style-name="P4">
News Collection Link: <text:a xlink:type="simple" xlink:href="https://liveuamap.com/en/2023/21-may-russian-military-hq-was-reportedly-hit-in-a-missile" text:style-name="Internet_20_link" text:visited-style-name="Visited_20_Internet_20_Link">
https://liveuamap.com/en/2023/21-may-russian-military-hq-was-reportedly-hit-in-a-missile</text:a>
</text:p>
      <text:p text:style-name="P4">
Source: <text:a xlink:type="simple" xlink:href="https://t.me/channel24_ua/89140" text:style-name="Internet_20_link" text:visited-style-name="Visited_20_Internet_20_Link">
https://t.me/channel24_ua/89140</text:a>
</text:p>
      <!--NEWS-->
      <text:h text:style-name="P10" text:outline-level="1">
<text:span text:style-name="T4">
Russian army shelled Stanislav village overnight</text:span>
</text:h>
      <text:p text:style-name="P4">
Authors: liveuamap (Language: en)</text:p>
      <text:p text:style-name="P4">
Time: 2023-05-21T05:49:00</text:p>
      <text:p text:style-name="P4">
Location: Kherson, Khersons'ka oblast (Latitude:46.57373 Longtitude:32.15578)</text:p>
      <text:p text:style-name="P4">
Videos: []</text:p>
      <text:p text:style-name="P4">
Images: ["<text:a xlink:type="simple" xlink:href="https://liveuamap.com/pics/2023/05/21/22564349_0.jpg" text:style-name="Internet_20_link" text:visited-style-name="Visited_20_Internet_20_Link">
22564349_0.jpg</text:a>
", "<text:a xlink:type="simple" xlink:href="https://liveuamap.com/pics/2023/05/21/22564349_1.jpg" text:style-name="Internet_20_link" text:visited-style-name="Visited_20_Internet_20_Link">
22564349_1.jpg</text:a>
", "<text:a xlink:type="simple" xlink:href="https://liveuamap.com/pics/2023/05/21/22564349_2.jpg" text:style-name="Internet_20_link" text:visited-style-name="Visited_20_Internet_20_Link">
22564349_2.jpg</text:a>
", "<text:a xlink:type="simple" xlink:href="https://liveuamap.com/pics/2023/05/21/22564349_3.jpg" text:style-name="Internet_20_link" text:visited-style-name="Visited_20_Internet_20_Link">
22564349_3.jpg</text:a>
", "<text:a xlink:type="simple" xlink:href="https://liveuamap.com/pics/2023/05/21/22564349_4.jpg" text:style-name="Internet_20_link" text:visited-style-name="Visited_20_Internet_20_Link">
22564349_4.jpg</text:a>
", "<text:a xlink:type="simple" xlink:href="https://liveuamap.com/pics/2023/05/21/22564349_5.jpg" text:style-name="Internet_20_link" text:visited-style-name="Visited_20_Internet_20_Link">
22564349_5.jpg</text:a>
", "<text:a xlink:type="simple" xlink:href="https://liveuamap.com/pics/2023/05/21/22564349_6.jpg" text:style-name="Internet_20_link" text:visited-style-name="Visited_20_Internet_20_Link">
22564349_6.jpg</text:a>
"]</text:p>
      <text:p text:style-name="P4">
Tags: ["Europe", "Central and Eastern Europe"]</text:p>
      <text:p text:style-name="P4">
ID: 22564349</text:p>
      <!--METADATA-->
      <text:p text:style-name="P4">
Russian army shelled Stanislav village overnight</text:p>
      <text:p text:style-name="P4">
<draw:frame draw:style-name="fr1" draw:name="Image49" text:anchor-type="as-char" svg:width="6.9236in" svg:height="4.612849in" draw:z-index="0">
<draw:image xlink:href="../Images/liveuamap/2023-05-21T05-49-00/22564349_0.jpg" xlink:type="simple" xlink:show="embed" xlink:actuate="onLoad" draw:mime-type="image/jpeg"/>
</draw:frame>
<draw:frame draw:style-name="fr1" draw:name="Image50" text:anchor-type="as-char" svg:width="6.9236in" svg:height="4.612849in" draw:z-index="0">
<draw:image xlink:href="../Images/liveuamap/2023-05-21T05-49-00/22564349_1.jpg" xlink:type="simple" xlink:show="embed" xlink:actuate="onLoad" draw:mime-type="image/jpeg"/>
</draw:frame>
<draw:frame draw:style-name="fr1" draw:name="Image51" text:anchor-type="as-char" svg:width="6.9236in" svg:height="4.612849in" draw:z-index="0">
<draw:image xlink:href="../Images/liveuamap/2023-05-21T05-49-00/22564349_2.jpg" xlink:type="simple" xlink:show="embed" xlink:actuate="onLoad" draw:mime-type="image/jpeg"/>
</draw:frame>
<draw:frame draw:style-name="fr1" draw:name="Image52" text:anchor-type="as-char" svg:width="6.9236in" svg:height="4.612849in" draw:z-index="0">
<draw:image xlink:href="../Images/liveuamap/2023-05-21T05-49-00/22564349_3.jpg" xlink:type="simple" xlink:show="embed" xlink:actuate="onLoad" draw:mime-type="image/jpeg"/>
</draw:frame>
<draw:frame draw:style-name="fr1" draw:name="Image53" text:anchor-type="as-char" svg:width="6.9236in" svg:height="4.612849in" draw:z-index="0">
<draw:image xlink:href="../Images/liveuamap/2023-05-21T05-49-00/22564349_4.jpg" xlink:type="simple" xlink:show="embed" xlink:actuate="onLoad" draw:mime-type="image/jpeg"/>
</draw:frame>
<draw:frame draw:style-name="fr1" draw:name="Image54" text:anchor-type="as-char" svg:width="6.9236in" svg:height="4.612849in" draw:z-index="0">
<draw:image xlink:href="../Images/liveuamap/2023-05-21T05-49-00/22564349_5.jpg" xlink:type="simple" xlink:show="embed" xlink:actuate="onLoad" draw:mime-type="image/jpeg"/>
</draw:frame>
<draw:frame draw:style-name="fr1" draw:name="Image55" text:anchor-type="as-char" svg:width="6.9236in" svg:height="4.612849in" draw:z-index="0">
<draw:image xlink:href="../Images/liveuamap/2023-05-21T05-49-00/22564349_6.jpg" xlink:type="simple" xlink:show="embed" xlink:actuate="onLoad" draw:mime-type="image/jpeg"/>
</draw:frame>
</text:p>
      <text:p text:style-name="P4">
News Collection Link: <text:a xlink:type="simple" xlink:href="https://liveuamap.com/en/2023/21-may-russian-army-shelled-stanislav-village-overnight" text:style-name="Internet_20_link" text:visited-style-name="Visited_20_Internet_20_Link">
https://liveuamap.com/en/2023/21-may-russian-army-shelled-stanislav-village-overnight</text:a>
</text:p>
      <text:p text:style-name="P4">
Source: <text:a xlink:type="simple" xlink:href="https://t.me/suspilnekherson/26518" text:style-name="Internet_20_link" text:visited-style-name="Visited_20_Internet_20_Link">
https://t.me/suspilnekherson/26518</text:a>
</text:p>
      <!--NEWS-->
      <text:h text:style-name="P10" text:outline-level="1">
<text:span text:style-name="T4">
Drone dropped an explosive device near substation in Rudnya-Tsata village of Briansk region</text:span>
</text:h>
      <text:p text:style-name="P4">
Authors: liveuamap (Language: en)</text:p>
      <text:p text:style-name="P4">
Time: 2023-05-21T06:01:00</text:p>
      <text:p text:style-name="P4">
Location: Bryansk,Bryanskaya oblast' (Latitude:52.17296 Longtitude:31.87945)</text:p>
      <text:p text:style-name="P4">
Videos: []</text:p>
      <text:p text:style-name="P4">
Images: []</text:p>
      <text:p text:style-name="P4">
Tags: ["Russia", "Europe"]</text:p>
      <text:p text:style-name="P4">
ID: 22564348</text:p>
      <!--METADATA-->
      <text:p text:style-name="P4">
Drone dropped an explosive device near substation in Rudnya-Tsata village ofBriansk region</text:p>
      <text:p text:style-name="P4">
News Collection Link: <text:a xlink:type="simple" xlink:href="https://liveuamap.com/en/2023/21-may-drone-dropped-an-explosive-device-near-substation" text:style-name="Internet_20_link" text:visited-style-name="Visited_20_Internet_20_Link">
https://liveuamap.com/en/2023/21-may-drone-dropped-an-explosive-device-near-substation</text:a>
</text:p>
      <text:p text:style-name="P4">
Source: <text:a xlink:type="simple" xlink:href="https://t.me/rusbrief/118880" text:style-name="Internet_20_link" text:visited-style-name="Visited_20_Internet_20_Link">
https://t.me/rusbrief/118880</text:a>
</text:p>
      <!--NEWS-->
      <text:h text:style-name="P10" text:outline-level="1">
<text:span text:style-name="T4">
Donetsk Oblast(13:19). Red Alert: aerial threat. Sirens sounding. Take cover now!</text:span>
</text:h>
      <text:p text:style-name="P4">
Authors: liveuamap (Language: en)</text:p>
      <text:p text:style-name="P4">
Time: 2023-05-21T07:21:00</text:p>
      <text:p text:style-name="P4">
Location: Donetsk Oblast (Latitude:48.72768 Longtitude:37.57717)</text:p>
      <text:p text:style-name="P4">
Videos: []</text:p>
      <text:p text:style-name="P4">
Images: []</text:p>
      <text:p text:style-name="P4">
Tags: ["Europe", "Central and Eastern Europe"]</text:p>
      <text:p text:style-name="P4">
ID: 22564347</text:p>
      <!--METADATA-->
      <text:p text:style-name="P4">
Donetsk Oblast(13:19). Red Alert: aerial threat. Sirens sounding. Take covernow!</text:p>
      <text:p text:style-name="P4">
News Collection Link: <text:a xlink:type="simple" xlink:href="https://liveuamap.com/en/2023/21-may-donetsk-oblast1319-red-alert-aerial-thg" text:style-name="Internet_20_link" text:visited-style-name="Visited_20_Internet_20_Link">
https://liveuamap.com/en/2023/21-may-donetsk-oblast1319-red-alert-aerial-thg</text:a>
</text:p>
      <text:p text:style-name="P4">
Source: <text:a xlink:type="simple" xlink:href="https://t.me/air_alert_ua/46147" text:style-name="Internet_20_link" text:visited-style-name="Visited_20_Internet_20_Link">
https://t.me/air_alert_ua/46147</text:a>
</text:p>
      <!--NEWS-->
      <text:h text:style-name="P10" text:outline-level="1">
<text:span text:style-name="T4">
Air defense is working in Belgorod</text:span>
</text:h>
      <text:p text:style-name="P4">
Authors: liveuamap (Language: en)</text:p>
      <text:p text:style-name="P4">
Time: 2023-05-21T08:39:13</text:p>
      <text:p text:style-name="P4">
Location: Belgorod (Latitude:50.64162 Longtitude:36.5934)</text:p>
      <text:p text:style-name="P4">
Videos: []</text:p>
      <text:p text:style-name="P4">
Images: []</text:p>
      <text:p text:style-name="P4">
Tags: ["Russia"]</text:p>
      <text:p text:style-name="P4">
ID: 22564356</text:p>
      <!--METADATA-->
      <text:p text:style-name="P4">
Air defense is working in Belgorod</text:p>
      <text:p text:style-name="P4">
News Collection Link: <text:a xlink:type="simple" xlink:href="https://liveuamap.com/en/2023/21-may-air-defense-is-working-in-belgorod-" text:style-name="Internet_20_link" text:visited-style-name="Visited_20_Internet_20_Link">
https://liveuamap.com/en/2023/21-may-air-defense-is-working-in-belgorod-</text:a>
</text:p>
      <text:p text:style-name="P4">
Source: <text:a xlink:type="simple" xlink:href="https://t.me/lachentyt/29503" text:style-name="Internet_20_link" text:visited-style-name="Visited_20_Internet_20_Link">
https://t.me/lachentyt/29503</text:a>
</text:p>
      <!--NEWS-->
      <text:h text:style-name="P10" text:outline-level="1">
<text:span text:style-name="T4">
Explosions reported in Mospyne, Donetsk region</text:span>
</text:h>
      <text:p text:style-name="P4">
Authors: liveuamap (Language: en)</text:p>
      <text:p text:style-name="P4">
Time: 2023-05-21T10:19:17</text:p>
      <text:p text:style-name="P4">
Location: Mospyne (Latitude:47.8802 Longtitude:38.07321)</text:p>
      <text:p text:style-name="P4">
Videos: []</text:p>
      <text:p text:style-name="P4">
Images: []</text:p>
      <text:p text:style-name="P4">
Tags: ["Minsk Monitor", "Europe"]</text:p>
      <text:p text:style-name="P4">
ID: 22564367</text:p>
      <!--METADATA-->
      <text:p text:style-name="P4">
Explosions reported in Mospyne, Donetsk region</text:p>
      <text:p text:style-name="P4">
News Collection Link: <text:a xlink:type="simple" xlink:href="https://liveuamap.com/en/2023/21-may-explosions-reported-in-mospyne-donetsk-region" text:style-name="Internet_20_link" text:visited-style-name="Visited_20_Internet_20_Link">
https://liveuamap.com/en/2023/21-may-explosions-reported-in-mospyne-donetsk-region</text:a>
</text:p>
      <text:p text:style-name="P4">
Source: <text:a xlink:type="simple" xlink:href="https://t.me/oleksiihoncharenko/34099" text:style-name="Internet_20_link" text:visited-style-name="Visited_20_Internet_20_Link">
https://t.me/oleksiihoncharenko/34099</text:a>
</text:p>
      <!--NEWS-->
      <text:h text:style-name="P10" text:outline-level="1">
<text:span text:style-name="T4">
Зеленський обговорив із Байденом посилення оборонних можливостей України</text:span>
</text:h>
      <text:p text:style-name="P4">
Authors: Ukrinform (Person)</text:p>
      <text:p text:style-name="P4">
Publisher: Укринформ (Organization)</text:p>
      <text:p text:style-name="P4">
Published Time: 2023-05-21T10:51:00+03:00</text:p>
      <text:p text:style-name="P4">
Modified Time: 2023-05-21T10:51:00+03:00</text:p>
      <text:p text:style-name="P4">
Description: Президент України Володимир Зеленський і Президент США Джозеф Байден обговорили подальшу взаємодію для посилення оборонних спроможностей України та формулу миру. — Укрінформ.</text:p>
      <text:p text:style-name="P4">
Images: ['<text:a xlink:type="simple" xlink:href="https://static.ukrinform.com/photos/2023_05/thumb_files/630_360_1684655354-652.jpg" text:style-name="Internet_20_link" text:visited-style-name="Visited_20_Internet_20_Link">
630_360_16846...</text:a>
', '<text:a xlink:type="simple" xlink:href="https://static.ukrinform.com/photos/2023_05/1684655353-144.jpg" text:style-name="Internet_20_link" text:visited-style-name="Visited_20_Internet_20_Link">
1684655353-14...</text:a>
']</text:p>
      <text:p text:style-name="P4">
Tags: ['Байден', 'Велика сімка', 'Зеленський']</text:p>
      <text:p text:style-name="P4">
Type: Article</text:p>
      <!--METADATA-->
      <text:p text:style-name="P4">
<draw:frame draw:style-name="fr1" draw:name="Image56" text:anchor-type="as-char" svg:width="6.9236in" svg:height="3.956343in" draw:z-index="0">
<draw:image xlink:href="../Images/yкринформ/2023-05-21T10-51-00-03-00/630_360_1684655354-652.jpg" xlink:type="simple" xlink:show="embed" xlink:actuate="onLoad" draw:mime-type="image/jpeg"/>
</draw:frame>
 ПрезидентУкраїни Володимир Зеленський і Президент США Джозеф Байден обговорили подальшувзаємодію для посилення оборонних спроможностей України та формулу миру.</text:p>
      <text:p text:style-name="P4">
Про це глава Української держави повідомив у <text:a xlink:type="simple" xlink:href="https://t.me/V_Zelenskiy_official/6292" text:style-name="Internet_20_link" text:visited-style-name="Visited_20_Internet_20_Link">
</text:a>
 , передає Укрінформ.</text:p>
      <text:p text:style-name="P4">
“У Японії зустрівся з Президентом Сполучених Штатів Америки Джозефом <text:a xlink:type="simple" xlink:href="https://www.ukrinform.ua/tag-bajden" text:style-name="Internet_20_link" text:visited-style-name="Visited_20_Internet_20_Link">
</text:a>
 . Велика подяка від нашого народу занадання потужної фінансової допомоги Україні з боку США, яка становить загалом37 млрд доларів, а також за новий пакет військової допомоги на суму 375 млндоларів”, - написав Зеленський.</text:p>
      <text:p text:style-name="P4">
<draw:frame draw:style-name="fr1" draw:name="Image57" text:anchor-type="as-char" svg:width="6.9236in" svg:height="4.615733in" draw:z-index="0">
<draw:image xlink:href="../Images/yкринформ/2023-05-21T10-51-00-03-00/1684655353-144.jpg" xlink:type="simple" xlink:show="embed" xlink:actuate="onLoad" draw:mime-type="image/jpeg"/>
</draw:frame>
</text:p>
      <text:p text:style-name="P4">
Він повідомив, що на зустрічі з Байденом обговорено подальшу взаємодію дляпосилення оборонних спроможностей України, а також питання реалізаціїукраїнської формули миру.</text:p>
      <text:p text:style-name="P4">
“Обмінялися думками щодо проєктів реконструкції та відбудови України”, - додавПрезидент.</text:p>
      <text:p text:style-name="P4">
Відео: Офіс Президента України</text:p>
      <text:p text:style-name="P4">
Крім того, він <text:a xlink:type="simple" xlink:href="https://twitter.com/ZelenskyyUa/status/1660188761437753345" text:style-name="Internet_20_link" text:visited-style-name="Visited_20_Internet_20_Link">
</text:a>
 , що під час зустрічі окремо зупинився на питаннієвроатлантичної інтеграції України, підготовці до Вільнюського саміту НАТО таважливості отримання гарантій безпеки для України до моменту вступу її доНАТО.</text:p>
      <text:p text:style-name="P4">
Зеленський додав, що також відзначив рішення Президента США підтриматиміжнародну авіаційну коаліцію.</text:p>
      <text:p text:style-name="P4">
<text:span text:style-name="T4">
Читайте також:</text:span>
 <text:a xlink:type="simple" xlink:href="https://www.ukrinform.ua/rubric-polytics/3712096-zelenskij-vistupiv-pered-liderami-g7-ta-podakuvav-koznomu-za-pidtrimku.html" text:style-name="Internet_20_link" text:visited-style-name="Visited_20_Internet_20_Link">
 <text:span text:style-name="T4">
Зеленсь</text:span>
 </text:a>
</text:p>
      <text:p text:style-name="P4">
Як повідомлялося, Президент України Володимир Зеленський та Президент США ДжоБайден <text:a xlink:type="simple" xlink:href="https://www.ukrinform.ua/rubric-polytics/3712084-zelenskij-i-bajden-rozpocali-zustric-u-hirosimi.html" text:style-name="Internet_20_link" text:visited-style-name="Visited_20_Internet_20_Link">
 </text:a>
 .</text:p>
      <text:p text:style-name="P4">
Міністерство оборони США у неділю, 21 травня, <text:a xlink:type="simple" xlink:href="https://www.ukrinform.ua/rubric-ato/3712104-ssa-ogolosili-novij-paket-vijskovoi-dopomogi-ukraini-na-375-miljoniv.html" text:style-name="Internet_20_link" text:visited-style-name="Visited_20_Internet_20_Link">
</text:a>
 Україні для задоволеннякритичних потреб у сфері безпеки та оборони на загальну суму 375 мільйонівдоларів.</text:p>
      <text:p text:style-name="P4">
Source: <text:a xlink:type="simple" xlink:href="https://www.ukrinform.ua/rubric-polytics/3712130-zelenskij-obgovoriv-iz-bajdenom-posilenna-oboronnih-mozlivostej-ukraini.html" text:style-name="Internet_20_link" text:visited-style-name="Visited_20_Internet_20_Link">
https://www.ukrinform.ua/rubric-polytics/3712130-zelenskij-obgovoriv-iz-bajdenom-posilenna-oboronnih-mozlivostej-ukraini.html</text:a>
</text:p>
      <!--NEWS-->
      <text:h text:style-name="P10" text:outline-level="1">
<text:span text:style-name="T4">
Ukrainian President Zelensky: "Bakhmut is not captured by the Russian Federation today. There...</text:span>
</text:h>
      <text:p text:style-name="P4">
Authors: liveuamap (Language: en)</text:p>
      <text:p text:style-name="P4">
Time: 2023-05-21T10:55:51</text:p>
      <text:p text:style-name="P4">
Location: Hiroshima-shi,Hiroshima-ken (Latitude:34.38494 Longtitude:132.4552)</text:p>
      <text:p text:style-name="P4">
Videos: []</text:p>
      <text:p text:style-name="P4">
Images: []</text:p>
      <text:p text:style-name="P4">
Tags: ["Russia", "Asia"]</text:p>
      <text:p text:style-name="P4">
ID: 22564372</text:p>
      <!--METADATA-->
      <text:p text:style-name="P4">
Ukrainian President Zelensky: "Bakhmut is not captured by the RussianFederation today. There cannot be two or three interpretations of this."</text:p>
      <text:p text:style-name="P4">
News Collection Link: <text:a xlink:type="simple" xlink:href="https://liveuamap.com/en/2023/21-may-ukrainian-president-zelensky-bakhmut-is-not-captured" text:style-name="Internet_20_link" text:visited-style-name="Visited_20_Internet_20_Link">
https://liveuamap.com/en/2023/21-may-ukrainian-president-zelensky-bakhmut-is-not-captured</text:a>
</text:p>
      <text:p text:style-name="P4">
Source: <text:a xlink:type="simple" xlink:href="https://twitter.com/LucasFoxNews/status/1660296737364353028" text:style-name="Internet_20_link" text:visited-style-name="Visited_20_Internet_20_Link">
https://twitter.com/LucasFoxNews/status/1660296737364353028</text:a>
</text:p>
      <!--NEWS-->
      <text:h text:style-name="P10" text:outline-level="1">
<text:span text:style-name="T4">
Унаслідок обстрілів РФ підприємства у Куп’янську поранені троє людей</text:span>
</text:h>
      <text:p text:style-name="P4">
Authors: Ukrinform (Person)</text:p>
      <text:p text:style-name="P4">
Publisher: Укринформ (Organization)</text:p>
      <text:p text:style-name="P4">
Published Time: 2023-05-21T11:18:00+03:00</text:p>
      <text:p text:style-name="P4">
Modified Time: 2023-05-21T11:18:00+03:00</text:p>
      <text:p text:style-name="P4">
Description: На Харківщині через обстріли міста Куп’янськ горіло місцеве підприємство. Під час повторного обстрілу троє людей зазнали поранень. — Укрінформ.</text:p>
      <text:p text:style-name="P4">
Images: ['<text:a xlink:type="simple" xlink:href="https://static.ukrinform.com/photos/2023_05/thumb_files/630_360_1684657327-883.jpg" text:style-name="Internet_20_link" text:visited-style-name="Visited_20_Internet_20_Link">
630_360_16846...</text:a>
', '<text:a xlink:type="simple" xlink:href="https://static.ukrinform.com/photos/2023_05/1684656941-899.jpg" text:style-name="Internet_20_link" text:visited-style-name="Visited_20_Internet_20_Link">
1684656941-89...</text:a>
', '<text:a xlink:type="simple" xlink:href="https://static.ukrinform.com/photos/2023_05/1684656940-445.jpg" text:style-name="Internet_20_link" text:visited-style-name="Visited_20_Internet_20_Link">
1684656940-44...</text:a>
', '<text:a xlink:type="simple" xlink:href="https://static.ukrinform.com/photos/2023_05/1684656942-613.jpg" text:style-name="Internet_20_link" text:visited-style-name="Visited_20_Internet_20_Link">
1684656942-61...</text:a>
', '<text:a xlink:type="simple" xlink:href="https://static.ukrinform.com/photos/2023_05/1684656941-104.jpg" text:style-name="Internet_20_link" text:visited-style-name="Visited_20_Internet_20_Link">
1684656941-10...</text:a>
']</text:p>
      <text:p text:style-name="P4">
Tags: ['Обстріл', 'Поранені', 'Харківщина', 'Війна з Росією']</text:p>
      <text:p text:style-name="P4">
Type: Article</text:p>
      <!--METADATA-->
      <text:p text:style-name="P4">
<draw:frame draw:style-name="fr1" draw:name="Image58" text:anchor-type="as-char" svg:width="6.9236in" svg:height="3.956343in" draw:z-index="0">
<draw:image xlink:href="../Images/yкринформ/2023-05-21T11-18-00-03-00/630_360_1684657327-883.jpg" xlink:type="simple" xlink:show="embed" xlink:actuate="onLoad" draw:mime-type="image/jpeg"/>
</draw:frame>
 НаХарківщині через обстріли міста Куп’янськ горіло місцеве підприємство. Під часповторного обстрілу троє людей зазнали поранень.</text:p>
      <text:p text:style-name="P4">
Про це у <text:a xlink:type="simple" xlink:href="https://www.facebook.com/prokuraturakharkiv/posts/pfbid0mcn9oRUs5hwATEhSgb7irE4msp6DQNB35hHCmPa2JpxG2ynTKiJKPxNDhH6ftLNAl" text:style-name="Internet_20_link" text:visited-style-name="Visited_20_Internet_20_Link">
</text:a>
повідомляє Харківська обласна прокуратура, передає Укрінформ.</text:p>
      <text:p text:style-name="P4">
«20 травня близько 18:10 російські військові вкотре <text:a xlink:type="simple" xlink:href="https://www.ukrinform.ua/tag-obstril" text:style-name="Internet_20_link" text:visited-style-name="Visited_20_Internet_20_Link">
</text:a>
 м. Куп‘янськ. За попередніми даними,обстріл здійснювався снарядами РСЗВ «Град» із запалюючими елементами зпіротехнічним складом. Внаслідок обстрілу відбулось займання площею 300 кв. мна території одного з місцевих підприємств», - йдеться у повідомленні.</text:p>
      <text:p text:style-name="P4">
<draw:frame draw:style-name="fr1" draw:name="Image59" text:anchor-type="as-char" svg:width="6.9236in" svg:height="5.10295in" draw:z-index="0">
<draw:image xlink:href="../Images/yкринформ/2023-05-21T11-18-00-03-00/1684656941-899.jpg" xlink:type="simple" xlink:show="embed" xlink:actuate="onLoad" draw:mime-type="image/jpeg"/>
</draw:frame>
<draw:frame draw:style-name="fr1" draw:name="Image60" text:anchor-type="as-char" svg:width="6.9236in" svg:height="4.038767in" draw:z-index="0">
<draw:image xlink:href="../Images/yкринформ/2023-05-21T11-18-00-03-00/1684656940-445.jpg" xlink:type="simple" xlink:show="embed" xlink:actuate="onLoad" draw:mime-type="image/jpeg"/>
</draw:frame>
</text:p>
      <text:p text:style-name="P4">
Близько 19:00 російські військові потворно обстріляли Куп‘янськ. Попередньо,вже з артилерії. «Отримали поранення двоє жінок 61 і 69 років та 44-річнийчоловік», - поінформували у прокуратурі.</text:p>
      <text:p text:style-name="P4">
<text:span text:style-name="T4">
Читайте також:</text:span>
 <text:a xlink:type="simple" xlink:href="https://www.ukrinform.ua/rubric-regions/3712083-rosiani-obstrilali-orihiv-zapaluvalnimi-boepripasami.html" text:style-name="Internet_20_link" text:visited-style-name="Visited_20_Internet_20_Link">
 <text:span text:style-name="T4">
обстріл</text:span>
 </text:a>
</text:p>
      <text:p text:style-name="P4">
<draw:frame draw:style-name="fr1" draw:name="Image61" text:anchor-type="as-char" svg:width="6.9236in" svg:height="5.314504in" draw:z-index="0">
<draw:image xlink:href="../Images/yкринформ/2023-05-21T11-18-00-03-00/1684656942-613.jpg" xlink:type="simple" xlink:show="embed" xlink:actuate="onLoad" draw:mime-type="image/jpeg"/>
</draw:frame>
<draw:frame draw:style-name="fr1" draw:name="Image62" text:anchor-type="as-char" svg:width="6.9236in" svg:height="5.199111in" draw:z-index="0">
<draw:image xlink:href="../Images/yкринформ/2023-05-21T11-18-00-03-00/1684656941-104.jpg" xlink:type="simple" xlink:show="embed" xlink:actuate="onLoad" draw:mime-type="image/jpeg"/>
</draw:frame>
</text:p>
      <text:p text:style-name="P4">
Розпочато досудові розслідування за фактами порушення законів та звичаїв війни(ч. 1 ст. 438 КК України).</text:p>
      <text:p text:style-name="P4">
Як повідомлялося, впродовж минулої доби, 20 травня, <text:a xlink:type="simple" xlink:href="https://www.ukrinform.ua/rubric-regions/3712111-rosiani-za-dobu-atakuvali-devat-oblastej-ukraini-zvedenna-ova.html" text:style-name="Internet_20_link" text:visited-style-name="Visited_20_Internet_20_Link">
</text:a>
</text:p>
      <text:p text:style-name="P4">
<text:span text:style-name="T5">
Фото: Харківська обласна прокуратура</text:span>
</text:p>
      <text:p text:style-name="P4">
Source: <text:a xlink:type="simple" xlink:href="https://www.ukrinform.ua/rubric-regions/3712136-unaslidok-obstriliv-rf-pidpriemstva-u-kupansku-poraneni-troe.html" text:style-name="Internet_20_link" text:visited-style-name="Visited_20_Internet_20_Link">
https://www.ukrinform.ua/rubric-regions/3712136-unaslidok-obstriliv-rf-pidpriemstva-u-kupansku-poraneni-troe.html</text:a>
</text:p>
      <!--NEWS-->
      <text:h text:style-name="P10" text:outline-level="1">
<text:span text:style-name="T4">
Explosions were reported in Kherson</text:span>
</text:h>
      <text:p text:style-name="P4">
Authors: liveuamap (Language: en)</text:p>
      <text:p text:style-name="P4">
Time: 2023-05-21T11:22:00</text:p>
      <text:p text:style-name="P4">
Location: Kherson (Latitude:46.64119 Longtitude:32.62304)</text:p>
      <text:p text:style-name="P4">
Videos: []</text:p>
      <text:p text:style-name="P4">
Images: []</text:p>
      <text:p text:style-name="P4">
Tags: ["Europe", "Central and Eastern Europe"]</text:p>
      <text:p text:style-name="P4">
ID: 22564375</text:p>
      <!--METADATA-->
      <text:p text:style-name="P4">
Explosions were reported in Kherson</text:p>
      <text:p text:style-name="P4">
News Collection Link: <text:a xlink:type="simple" xlink:href="https://liveuamap.com/en/2023/21-may-explosions-were-reported-in-kherson" text:style-name="Internet_20_link" text:visited-style-name="Visited_20_Internet_20_Link">
https://liveuamap.com/en/2023/21-may-explosions-were-reported-in-kherson</text:a>
</text:p>
      <text:p text:style-name="P4">
Source: <text:a xlink:type="simple" xlink:href="https://t.me/suspilnenews/20969" text:style-name="Internet_20_link" text:visited-style-name="Visited_20_Internet_20_Link">
https://t.me/suspilnenews/20969</text:a>
</text:p>
      <!--NEWS-->
      <text:h text:style-name="P10" text:outline-level="1">
<text:span text:style-name="T4">
У Києві рівень води в Дніпрі за добу зріс на чотири сантиметри</text:span>
</text:h>
      <text:p text:style-name="P4">
Authors: Ukrinform (Person)</text:p>
      <text:p text:style-name="P4">
Publisher: Укринформ (Organization)</text:p>
      <text:p text:style-name="P4">
Published Time: 2023-05-21T11:25:41+03:00</text:p>
      <text:p text:style-name="P4">
Modified Time: 2023-05-21T11:25:41+03:00</text:p>
      <text:p text:style-name="P4">
Description: У Києві станом на неділю, 21 травня, рівень води у Дніпрі порівняно з попереднім днем збільшився на чотири сантиметри. — Укрінформ.</text:p>
      <text:p text:style-name="P4">
Images: ['<text:a xlink:type="simple" xlink:href="https://static.ukrinform.com/photos/2023_04/thumb_files/630_360_1682758192-559.jpeg" text:style-name="Internet_20_link" text:visited-style-name="Visited_20_Internet_20_Link">
630_360_16827...</text:a>
']</text:p>
      <text:p text:style-name="P4">
Tags: ['Дніпро', 'Вода', 'Київ']</text:p>
      <text:p text:style-name="P4">
Type: Article</text:p>
      <!--METADATA-->
      <text:p text:style-name="P4">
<draw:frame draw:style-name="fr1" draw:name="Image63" text:anchor-type="as-char" svg:width="6.9236in" svg:height="3.956343in" draw:z-index="0">
<draw:image xlink:href="../Images/yкринформ/2023-05-21T11-25-41-03-00/630_360_1682758192-559.jpeg" xlink:type="simple" xlink:show="embed" xlink:actuate="onLoad" draw:mime-type="image/jpeg"/>
</draw:frame>
 У Києвістаном на неділю, 21 травня, рівень води у Дніпрі порівняно з попереднім днемзбільшився на чотири сантиметри.</text:p>
      <text:p text:style-name="P4">
Як передає Укрінформ, про це Київська міська військова адміністраціяповідомляє в <text:a xlink:type="simple" xlink:href="https://t.me/VA_Kyiv/1790" text:style-name="Internet_20_link" text:visited-style-name="Visited_20_Internet_20_Link">
</text:a>
</text:p>
      <text:p text:style-name="P4">
“Станом на 9:00 21.05.2023 рівень води р. <text:a xlink:type="simple" xlink:href="https://www.ukrinform.ua/tag-dnipro" text:style-name="Internet_20_link" text:visited-style-name="Visited_20_Internet_20_Link">
 </text:a>
 у Києві біля моста "Метро" становить 9 260 см (за Балтійською системоювисот). Температура води: 17°C. В порівнянні з минулим днем, рівень водопіллязбільшився на 4 см”, - зазначив голова КМВА Сергій Попко.</text:p>
      <text:p text:style-name="P4">
За його даними, аварійних підтоплень по Києву не зафіксовано, але рівеньнебезпеки гідрологічних явищ все ще залишається І (жовтий).</text:p>
      <text:p text:style-name="P4">
<text:span text:style-name="T4">
Читайте також:</text:span>
 <text:a xlink:type="simple" xlink:href="https://www.ukrinform.ua/rubric-regions/3711245-u-troh-oblastah-ukraini-pidtopleno-majze-9-tisac-gektariv-silgospugid.html" text:style-name="Internet_20_link" text:visited-style-name="Visited_20_Internet_20_Link">
 </text:a>
</text:p>
      <text:p text:style-name="P4">
“Затоплення заплави місцями складає до 5-10 см. Промислові об’єкти і житловімасиві міста поза загрозою підтоплення. Попередні прогнози не передбачаютьсуттєвого збільшення рівня води в Дніпрі в межах Києва”, - додав Попко.</text:p>
      <text:p text:style-name="P4">
Як повідомляв Укрінформ, у Києві станом на 20 травня рівень води у Дніпріпорівняно з попереднім днем <text:a xlink:type="simple" xlink:href="https://www.ukrinform.ua/rubric-kyiv/3711784-u-kievi-zafiksovane-zbilsenna-rivna-vodi-v-dnipri.html" text:style-name="Internet_20_link" text:visited-style-name="Visited_20_Internet_20_Link">
 </text:a>
 <text:a xlink:type="simple" xlink:href="https://www.ukrinform.ua/rubric-kyiv/3711784-u-kievi-zafiksovane-zbilsenna-rivna-vodi-v-dnipri.html" text:style-name="Internet_20_link" text:visited-style-name="Visited_20_Internet_20_Link">
</text:a>
 <text:a xlink:type="simple" xlink:href="https://www.ukrinform.ua/rubric-kyiv/3711784-u-kievi-zafiksovane-zbilsenna-rivna-vodi-v-dnipri.html" text:style-name="Internet_20_link" text:visited-style-name="Visited_20_Internet_20_Link">
 </text:a>
</text:p>
      <text:p text:style-name="P4">
Source: <text:a xlink:type="simple" xlink:href="https://www.ukrinform.ua/rubric-kyiv/3712138-u-kievi-riven-vodi-v-dnipri-za-dobu-zris-na-cotiri-santimetri.html" text:style-name="Internet_20_link" text:visited-style-name="Visited_20_Internet_20_Link">
https://www.ukrinform.ua/rubric-kyiv/3712138-u-kievi-riven-vodi-v-dnipri-za-dobu-zris-na-cotiri-santimetri.html</text:a>
</text:p>
      <!--NEWS-->
      <text:h text:style-name="P10" text:outline-level="1">
<text:span text:style-name="T4">
У Греції проходять парламентські вибори</text:span>
</text:h>
      <text:p text:style-name="P4">
Authors: Ukrinform (Person)</text:p>
      <text:p text:style-name="P4">
Publisher: Укринформ (Organization)</text:p>
      <text:p text:style-name="P4">
Published Time: 2023-05-21T11:27:00+03:00</text:p>
      <text:p text:style-name="P4">
Modified Time: 2023-05-21T11:27:00+03:00</text:p>
      <text:p text:style-name="P4">
Description: У Греції в неділю проходять парламентські вибори - громадяни країни обирають уряд на наступні чотири роки. — Укрінформ.</text:p>
      <text:p text:style-name="P4">
Images: ['<text:a xlink:type="simple" xlink:href="https://static.ukrinform.com/photos/2015_11/thumb_files/630_360_1447847164-1634.jpg" text:style-name="Internet_20_link" text:visited-style-name="Visited_20_Internet_20_Link">
630_360_14478...</text:a>
']</text:p>
      <text:p text:style-name="P4">
Tags: ['Греція', 'Парламент', 'Вибори']</text:p>
      <text:p text:style-name="P4">
Type: Article</text:p>
      <!--METADATA-->
      <text:p text:style-name="P4">
<draw:frame draw:style-name="fr1" draw:name="Image64" text:anchor-type="as-char" svg:width="6.9236in" svg:height="3.956343in" draw:z-index="0">
<draw:image xlink:href="../Images/yкринформ/2023-05-21T11-27-00-03-00/630_360_1447847164-1634.jpg" xlink:type="simple" xlink:show="embed" xlink:actuate="onLoad" draw:mime-type="image/jpeg"/>
</draw:frame>
 У Греціїв неділю проходять парламентські вибори - громадяни країни обирають уряд нанаступні чотири роки.</text:p>
      <text:p text:style-name="P4">
Про це повідомляє <text:a xlink:type="simple" xlink:href="https://www.ekathimerini.com/news/1211272/greeks-head-to-polls-live-blog/" text:style-name="Internet_20_link" text:visited-style-name="Visited_20_Internet_20_Link">
 </text:a>
 , передає Укрінформ.</text:p>
      <text:p text:style-name="P4">
Як зазначається, виборчі дільниці по всій країні відкрилися о сьомій ранку замісцевим часом.</text:p>
      <text:p text:style-name="P4">
Загалом у <text:a xlink:type="simple" xlink:href="https://www.ukrinform.ua/tag-vibori" text:style-name="Internet_20_link" text:visited-style-name="Visited_20_Internet_20_Link">
 </text:a>
 беруть участь 36 партій ікоаліцій із 50-ти, які подавали заявку, а також одна особа.</text:p>
      <text:p text:style-name="P4">
Серед них - правляча консервативна партія «Нова демократія», ліва партія«СІРІЗА», соціалістичний альянс «PASOK – Рух за зміни», Грецька комуністичнапартія, проросійська націоналістична партія «Грецьке рішення» та ліварадикальна партія MeRa25.</text:p>
      <text:p text:style-name="P4">
Щоб пройти до парламенту, партії мають отримати щонайменше 3% голосів.</text:p>
      <text:p text:style-name="P4">
<text:span text:style-name="T4">
Читайте також:</text:span>
 <text:a xlink:type="simple" xlink:href="https://www.ukrinform.ua/rubric-world/3710513-vibori-v-tureccini-zmi-opriludnili-strategii-erdogana-ta-kilicdaroglu-do-drugogo-turu.html" text:style-name="Internet_20_link" text:visited-style-name="Visited_20_Internet_20_Link">
 <text:span text:style-name="T4">
Вибори</text:span>
 </text:a>
</text:p>
      <text:p text:style-name="P4">
Для абсолютної перемоги фавориту потрібно здобути близько 46% голосів. Протелідери трьох найбільших партій – «Нова демократія», «СІРІЗА» та «PASOK – Рухза зміни» – вже заявили, що не хочуть співпрацювати одне з одним.</text:p>
      <text:p text:style-name="P4">
Таким чином, другий тур голосування у липні майже неминучий, йдеться упублікації.</text:p>
      <text:p text:style-name="P4">
Як повідомлялося, <text:a xlink:type="simple" xlink:href="https://www.ukrinform.ua/rubric-world/3699436-viborca-kampania-u-grecii-pocalas-iz-rozpusku-parlamentu.html" text:style-name="Internet_20_link" text:visited-style-name="Visited_20_Internet_20_Link">
 </text:a>
</text:p>
      <text:p text:style-name="P4">
Source: <text:a xlink:type="simple" xlink:href="https://www.ukrinform.ua/rubric-world/3712140-u-grecii-prohodat-parlamentski-vibori.html" text:style-name="Internet_20_link" text:visited-style-name="Visited_20_Internet_20_Link">
https://www.ukrinform.ua/rubric-world/3712140-u-grecii-prohodat-parlamentski-vibori.html</text:a>
</text:p>
      <!--NEWS-->
      <text:h text:style-name="P10" text:outline-level="1">
<text:span text:style-name="T4">
У Соломʼянському районі столиці - сильна пожежа</text:span>
</text:h>
      <text:p text:style-name="P4">
Authors: Ukrinform (Person)</text:p>
      <text:p text:style-name="P4">
Publisher: Укринформ (Organization)</text:p>
      <text:p text:style-name="P4">
Published Time: 2023-05-21T11:32:00+03:00</text:p>
      <text:p text:style-name="P4">
Modified Time: 2023-05-21T11:32:00+03:00</text:p>
      <text:p text:style-name="P4">
Description: У Солом’янському районі Києва загорілося сміття та піддони на площі 120 квадратних метрів, на місці працюють рятувальники. — Укрінформ.</text:p>
      <text:p text:style-name="P4">
Images: ['<text:a xlink:type="simple" xlink:href="https://static.ukrinform.com/photos/2023_02/thumb_files/630_360_1677569405-698.jpg" text:style-name="Internet_20_link" text:visited-style-name="Visited_20_Internet_20_Link">
630_360_16775...</text:a>
']</text:p>
      <text:p text:style-name="P4">
Tags: ['Пожежа', 'Київ']</text:p>
      <text:p text:style-name="P4">
Type: Article</text:p>
      <!--METADATA-->
      <text:p text:style-name="P4">
<draw:frame draw:style-name="fr1" draw:name="Image65" text:anchor-type="as-char" svg:width="6.9236in" svg:height="3.956343in" draw:z-index="0">
<draw:image xlink:href="../Images/yкринформ/2023-05-21T11-32-00-03-00/630_360_1677569405-698.jpg" xlink:type="simple" xlink:show="embed" xlink:actuate="onLoad" draw:mime-type="image/jpeg"/>
</draw:frame>
 УСолом’янському районі Києва загорілося сміття та піддони на площі 120квадратних метрів, на місці працюють рятувальники.</text:p>
      <text:p text:style-name="P4">
Про це в коментарі Укрінформу повідомила речниця Головного управлінняДержавної служби з надзвичайних ситуацій у місті Києві Світлана Водолага.</text:p>
      <text:p text:style-name="P4">
“На Володимира Сікевича, 32 сталося займання сміття та піддонів на площі 120квадратних метрів”, - сказала Водолага.</text:p>
      <text:p text:style-name="P4">
Вона уточнила, що займання сталося на відкритій території, поряд розташованацегляна складська будівля, там працюють рятувальники.</text:p>
      <text:p text:style-name="P4">
<text:span text:style-name="T4">
Читайте також:</text:span>
 <text:a xlink:type="simple" xlink:href="https://www.ukrinform.ua/rubric-kyiv/3709916-kiiv-otrimav-vid-miznarodnih-partneriv-se-odin-najsucasnisij-pozeznij-avtomobil.html" text:style-name="Internet_20_link" text:visited-style-name="Visited_20_Internet_20_Link">
 <text:span text:style-name="T4">
пожеж</text:span>
 </text:a>
</text:p>
      <text:p text:style-name="P4">
За словами речниці ГУ ДСНС у Києві, постраждалих унаслідок <text:a xlink:type="simple" xlink:href="https://www.ukrinform.ua/tag-pozeza" text:style-name="Internet_20_link" text:visited-style-name="Visited_20_Internet_20_Link">
</text:a>
 наразі немає.</text:p>
      <text:p text:style-name="P4">
Source: <text:a xlink:type="simple" xlink:href="https://www.ukrinform.ua/rubric-kyiv/3712141-u-solomanskomu-rajoni-stolici-masstabna-pozeza.html" text:style-name="Internet_20_link" text:visited-style-name="Visited_20_Internet_20_Link">
https://www.ukrinform.ua/rubric-kyiv/3712141-u-solomanskomu-rajoni-stolici-masstabna-pozeza.html</text:a>
</text:p>
      <!--NEWS-->
      <text:h text:style-name="P10" text:outline-level="1">
<text:span text:style-name="T4">
У Повітряних силах розповіли, як партнери можуть передати Україні F-16</text:span>
</text:h>
      <text:p text:style-name="P4">
Authors: Ukrinform (Person)</text:p>
      <text:p text:style-name="P4">
Publisher: Укринформ (Organization)</text:p>
      <text:p text:style-name="P4">
Published Time: 2023-05-21T11:44:00+03:00</text:p>
      <text:p text:style-name="P4">
Modified Time: 2023-05-21T11:44:00+03:00</text:p>
      <text:p text:style-name="P4">
Description: Україна отримає від міжнародних партнерів на першому етапі кілька десятків літаків F-16. — Укрінформ.</text:p>
      <text:p text:style-name="P4">
Images: ['<text:a xlink:type="simple" xlink:href="https://static.ukrinform.com/photos/2019_04/thumb_files/630_360_1554796377-524.jpg" text:style-name="Internet_20_link" text:visited-style-name="Visited_20_Internet_20_Link">
630_360_15547...</text:a>
']</text:p>
      <text:p text:style-name="P4">
Tags: ['Літак', 'Війна з Росією', 'Єдині новини']</text:p>
      <text:p text:style-name="P4">
Type: Article</text:p>
      <!--METADATA-->
      <text:p text:style-name="P4">
<draw:frame draw:style-name="fr1" draw:name="Image66" text:anchor-type="as-char" svg:width="6.9236in" svg:height="3.956343in" draw:z-index="0">
<draw:image xlink:href="../Images/yкринформ/2023-05-21T11-44-00-03-00/630_360_1554796377-524.jpg" xlink:type="simple" xlink:show="embed" xlink:actuate="onLoad" draw:mime-type="image/jpeg"/>
</draw:frame>
 Українаотримає від міжнародних партнерів на першому етапі кілька десятків літаківF-16.</text:p>
      <text:p text:style-name="P4">
Про це сказав речник командування Повітряних сил ЗСУ Юрій Ігнат в ефірітелемарафону “Єдині новини”, передає кореспондент Укрінформу.</text:p>
      <text:p text:style-name="P4">
“Щодо кількості, безумовно, ніхто не буде передавати поштучно ті літаки.Літаки будуть передаватися підрозділами. А ці підрозділи - це щонайменшеескадрилья. В нашому варіанті це зараз 12+ літаків. У західних партнерівескадрильї більше, там мають до 18 літаків. Таким чином - кілька десятківлітаків може бути передано Україні спочатку для вирішення поточних завдань”, -зазначив Ігнат.</text:p>
      <text:p text:style-name="P4">
Водночас він вказав, що питання з приводу отриманої Україною кількостіозброєння і техніки дуже чутливі.</text:p>
      <text:p text:style-name="P4">
“Дуже чутливі питання стосовно кількості озброєння, техніки... Думаю, що можнаговорити про умовні цифри. Тому що для кого ми цю інформацію будемо говорити?Для ворога? Чи для себе? Тому треба розуміти, що саме кількість засобівозброєння, самої техніки не буде так широко зараз оприлюднюватися”, - сказавІгнат.</text:p>
      <text:p text:style-name="P4">
Він нагадав, як упродовж тривалого часу Україна говорила про те, чому їйнеобхідні <text:a xlink:type="simple" xlink:href="https://www.ukrinform.ua/tag-litak" text:style-name="Internet_20_link" text:visited-style-name="Visited_20_Internet_20_Link">
 </text:a>
 F-16 і що це дасть державі увоєнний та мирний час.</text:p>
      <text:p text:style-name="P4">
“Відбулося те, про що ми з вами говорили неодноразово. І дійсно, це історичнерішення про передачу F-16 стане поштовхом на шляху до нашої перемоги.Сподіваюся, це станеться якнайшвидше”, - зазначив Ігнат.</text:p>
      <text:p text:style-name="P4">
За його словами, насамперед цей літак «дозволить захистити нас всерединікраїни, нашу державу, а також зробити те, що зараз дуже потрібно — відігнатиподалі російські літаки від наших кордонів, які обстрілюють нас керованимиавіабомбами».</text:p>
      <text:p text:style-name="P4">
Також він додав, що наявність літаків F-16 дозволить Україні “навести порядокна морі й найголовніше — допомогти нашим сухопутним угруповання, нашим силамоборони деокупувати наші території”.</text:p>
      <text:p text:style-name="P4">
“Це ті ключові речі, для чого потрібен нам літак. Наявна номенклатураозброєння F-16 дозволяє впоратися із цими всіма задачами, які я перерахував”,- підкреслив речник Повітряних сил.</text:p>
      <text:p text:style-name="P4">
<text:span text:style-name="T4">
Читайте також:</text:span>
 <text:a xlink:type="simple" xlink:href="https://www.ukrinform.ua/rubric-polytics/3712096-zelenskij-vistupiv-pered-liderami-g7-ta-podakuvav-koznomu-za-pidtrimku.html" text:style-name="Internet_20_link" text:visited-style-name="Visited_20_Internet_20_Link">
 </text:a>
</text:p>
      <text:p text:style-name="P4">
Як повідомляв Укрінформ, Президент США Джо Байден запевнив лідерів «Груписеми», що Сполучені Штати <text:a xlink:type="simple" xlink:href="https://www.ukrinform.ua/rubric-polytics/3711542-navcanna-ukrainskih-pilotiv-na-f16-bajden-pidtverdiv-ucast-amerikanskih-instruktoriv.html" text:style-name="Internet_20_link" text:visited-style-name="Visited_20_Internet_20_Link">
 </text:a>
 на літаках західного зразку, включно з F-16.</text:p>
      <text:p text:style-name="P4">
За інформацією західних ЗМІ, раніше в американській адміністрації дализрозуміти європейським союзникам, що <text:a xlink:type="simple" xlink:href="https://www.ukrinform.ua/rubric-ato/3711314-ssa-ne-blokuvatimut-postavku-souznikami-vinisuvaciv-f16-v-ukrainu-snn.html" text:style-name="Internet_20_link" text:visited-style-name="Visited_20_Internet_20_Link">
 </text:a>
 в Україну.</text:p>
      <text:p text:style-name="P4">
Президент Володимир Зеленський привітав рішення США підтримати міжнароднукоаліцію винищувачів.</text:p>
      <text:p text:style-name="P4">
Source: <text:a xlink:type="simple" xlink:href="https://www.ukrinform.ua/rubric-ato/3712143-u-povitranih-silah-rozpovili-ak-partneri-mozut-peredati-ukraini-f16.html" text:style-name="Internet_20_link" text:visited-style-name="Visited_20_Internet_20_Link">
https://www.ukrinform.ua/rubric-ato/3712143-u-povitranih-silah-rozpovili-ak-partneri-mozut-peredati-ukraini-f16.html</text:a>
</text:p>
      <!--NEWS-->
      <text:h text:style-name="P10" text:outline-level="1">
<text:span text:style-name="T4">
Молодіжний чемпіонат світу з футболу стартував в Аргентині</text:span>
</text:h>
      <text:p text:style-name="P4">
Authors: Ukrinform (Person)</text:p>
      <text:p text:style-name="P4">
Publisher: Укринформ (Organization)</text:p>
      <text:p text:style-name="P4">
Published Time: 2023-05-21T11:51:48+03:00</text:p>
      <text:p text:style-name="P4">
Modified Time: 2023-05-21T11:51:48+03:00</text:p>
      <text:p text:style-name="P4">
Description: В аргентинських містах Сантьяго-дель-Естеро та Сан-Хуан відбулися перші матчі 23-го розіграшу чемпіонату світу з футболу серед молодіжних команд (гравці до 20 років). — Укрінформ.</text:p>
      <text:p text:style-name="P4">
Images: ['<text:a xlink:type="simple" xlink:href="https://static.ukrinform.com/photos/2023_05/thumb_files/630_360_1684658798-103.jpg" text:style-name="Internet_20_link" text:visited-style-name="Visited_20_Internet_20_Link">
630_360_16846...</text:a>
']</text:p>
      <text:p text:style-name="P4">
Tags: ['Чемпіонат світу', 'Футбол', 'Молодь']</text:p>
      <text:p text:style-name="P4">
Type: Article</text:p>
      <!--METADATA-->
      <text:p text:style-name="P4">
<draw:frame draw:style-name="fr1" draw:name="Image67" text:anchor-type="as-char" svg:width="6.9236in" svg:height="3.956343in" draw:z-index="0">
<draw:image xlink:href="../Images/yкринформ/2023-05-21T11-51-48-03-00/630_360_1684658798-103.jpg" xlink:type="simple" xlink:show="embed" xlink:actuate="onLoad" draw:mime-type="image/jpeg"/>
</draw:frame>
 Варгентинських містах Сантьяго-дель-Естеро та Сан-Хуан відбулися перші матчі23-го розіграшу чемпіонату світу з футболу серед молодіжних команд (гравці до20 років).</text:p>
      <text:p text:style-name="P4">
У групі А Гватемала поступилася Новій Зеландії - 0:1, а Аргентина обігралаУзбекистан - 2:1, передає Укрінформ.</text:p>
      <text:p text:style-name="P4">
Поєдинки квартету В розпочалися перемогою США над Еквадором - 1:0 тарозгромною поразкою Фіджі від Словаччини - 0:4.</text:p>
      <text:p text:style-name="P4">
<text:span text:style-name="T5">
Склади інших груп:</text:span>
</text:p>
      <text:p text:style-name="P4">
С - Сенегал, Японія, Ізраїль, Колумбія;</text:p>
      <text:p text:style-name="P4">
D - Італія, Бразилія, Нігерія, Домініканська Республіка;</text:p>
      <text:p text:style-name="P4">
Е - Уругвай, Ірак, Англія, Туніс;</text:p>
      <text:p text:style-name="P4">
F - Франція, Республіка Корея, Гамбія, Гондурас.</text:p>
      <text:p text:style-name="P4">
Фінал ЧС-2023 (U20) відбудеться 11 червня у Ла-Платі.</text:p>
      <text:p text:style-name="P4">
<text:span text:style-name="T4">
Читайте також:</text:span>
 <text:a xlink:type="simple" xlink:href="https://www.ukrinform.ua/rubric-sports/3711710-kiberfutbolisti-ukraini-gratimut-u-verhnij-sitci-plejoff-fifae-nations-cup.html" text:style-name="Internet_20_link" text:visited-style-name="Visited_20_Internet_20_Link">
 </text:a>
</text:p>
      <text:p text:style-name="P4">
Нагадаємо, чинним переможцем молодіжного чемпіонату світу є збірна України,яка виграла титул у 2019 році в Польщі.</text:p>
      <text:p text:style-name="P4">
Фото: FIFA.</text:p>
      <text:p text:style-name="P4">
Source: <text:a xlink:type="simple" xlink:href="https://www.ukrinform.ua/rubric-sports/3712144-molodiznij-cempionat-svitu-z-futbolu-startuvav-v-argentini.html" text:style-name="Internet_20_link" text:visited-style-name="Visited_20_Internet_20_Link">
https://www.ukrinform.ua/rubric-sports/3712144-molodiznij-cempionat-svitu-z-futbolu-startuvav-v-argentini.html</text:a>
</text:p>
      <!--NEWS-->
      <text:h text:style-name="P10" text:outline-level="1">
<text:span text:style-name="T4">
Росія тримає у Чорному морі два ракетоносії з вісьмома «Калібрами»</text:span>
</text:h>
      <text:p text:style-name="P4">
Authors: Ukrinform (Person)</text:p>
      <text:p text:style-name="P4">
Publisher: Укринформ (Organization)</text:p>
      <text:p text:style-name="P4">
Published Time: 2023-05-21T11:55:00+03:00</text:p>
      <text:p text:style-name="P4">
Modified Time: 2023-05-21T11:55:00+03:00</text:p>
      <text:p text:style-name="P4">
Description: Росія тримає у Чорному морі два носії крилатих ракет "Калібр" із загальним залпом до 8 ракет. — Укрінформ.</text:p>
      <text:p text:style-name="P4">
Images: ['<text:a xlink:type="simple" xlink:href="https://static.ukrinform.com/photos/2023_03/thumb_files/630_360_1678431971-142.jpeg" text:style-name="Internet_20_link" text:visited-style-name="Visited_20_Internet_20_Link">
630_360_16784...</text:a>
']</text:p>
      <text:p text:style-name="P4">
Tags: ['Ракета', ' Чорне море', 'Корабель', 'Війна з Росією']</text:p>
      <text:p text:style-name="P4">
Type: Article</text:p>
      <!--METADATA-->
      <text:p text:style-name="P4">
<draw:frame draw:style-name="fr1" draw:name="Image68" text:anchor-type="as-char" svg:width="6.9236in" svg:height="3.956343in" draw:z-index="0">
<draw:image xlink:href="../Images/yкринформ/2023-05-21T11-55-00-03-00/630_360_1678431971-142.jpeg" xlink:type="simple" xlink:show="embed" xlink:actuate="onLoad" draw:mime-type="image/jpeg"/>
</draw:frame>
 Росіятримає у Чорному морі два носії крилатих ракет "Калібр" із загальним залпом до8 ракет.</text:p>
      <text:p text:style-name="P4">
Як передає Укрінформ, про це Військово-морські сили Збройних сил Україниповідомляють у <text:a xlink:type="simple" xlink:href="https://www.facebook.com/navy.mil.gov.ua/posts/pfbid0HDLvkwfWni3i6jUb9eJdKyorBw2zZNsisNQJKMsYpFzdJdofW4PMvQii6kFAfoRJl" text:style-name="Internet_20_link" text:visited-style-name="Visited_20_Internet_20_Link">
</text:a>
</text:p>
      <text:p text:style-name="P4">
"В Чорному морі на бойовому чергуванні знаходиться 6 ворожих кораблів, середяких два носії крилатих ракет "Калібр", загальний залп до 8 <text:a xlink:type="simple" xlink:href="https://www.ukrinform.ua/tag-raketa" text:style-name="Internet_20_link" text:visited-style-name="Visited_20_Internet_20_Link">
</text:a>
 ", - ідеться у повідомленні.</text:p>
      <text:p text:style-name="P4">
В Азовському морі на бойовому чергуванні перебуває один ворожий корабель. УСередземному морі - сім кораблів, з них один носій крилатих ракет "Калібр",загальний залп до чотирьох ракет.</text:p>
      <text:p text:style-name="P4">
<text:span text:style-name="T4">
Читайте також:</text:span>
 <text:a xlink:type="simple" xlink:href="https://www.ukrinform.ua/rubric-ato/3712143-u-povitranih-silah-rozpovili-ak-partneri-mozut-peredati-ukraini-f16.html" text:style-name="Internet_20_link" text:visited-style-name="Visited_20_Internet_20_Link">
 </text:a>
</text:p>
      <text:p text:style-name="P4">
Як повідомляв Укрінформ, 20 травня під вечір <text:a xlink:type="simple" xlink:href="https://www.ukrinform.ua/rubric-ato/3711995-u-cornomu-mori-rf-trimae-dva-raketonosii-iz-vismoma-kalibrami.html" text:style-name="Internet_20_link" text:visited-style-name="Visited_20_Internet_20_Link">
</text:a>
</text:p>
      <text:p text:style-name="P4">
Source: <text:a xlink:type="simple" xlink:href="https://www.ukrinform.ua/rubric-ato/3712146-rosia-trimae-u-cornomu-mori-dva-raketonosii-z-vismoma-kalibrami.html" text:style-name="Internet_20_link" text:visited-style-name="Visited_20_Internet_20_Link">
https://www.ukrinform.ua/rubric-ato/3712146-rosia-trimae-u-cornomu-mori-dva-raketonosii-z-vismoma-kalibrami.html</text:a>
</text:p>
      <!--NEWS-->
      <text:h text:style-name="P10" text:outline-level="1">
<text:span text:style-name="T4">
Військові сапери за тиждень знешкодили 1448 вибухонебезпечних предметів - Павлюк</text:span>
</text:h>
      <text:p text:style-name="P4">
Authors: Ukrinform (Person)</text:p>
      <text:p text:style-name="P4">
Publisher: Укринформ (Organization)</text:p>
      <text:p text:style-name="P4">
Published Time: 2023-05-21T11:56:17+03:00</text:p>
      <text:p text:style-name="P4">
Modified Time: 2023-05-21T11:56:17+03:00</text:p>
      <text:p text:style-name="P4">
Description: Саперні підрозділи Міністерства оборони та Збройних сил України з 13 по 19 травня обстежили 289 га звільнених від росіян територій України та знешкодили 1448 вибухонебезпечних предметів. — Укрінформ.</text:p>
      <text:p text:style-name="P4">
Images: ['<text:a xlink:type="simple" xlink:href="https://static.ukrinform.com/photos/2023_05/thumb_files/630_360_1684511286-257.jpeg" text:style-name="Internet_20_link" text:visited-style-name="Visited_20_Internet_20_Link">
630_360_16845...</text:a>
']</text:p>
      <text:p text:style-name="P4">
Tags: ['Розмінування', 'Вибухівка', 'Війна з Росією']</text:p>
      <text:p text:style-name="P4">
Type: Article</text:p>
      <!--METADATA-->
      <text:p text:style-name="P4">
<draw:frame draw:style-name="fr1" draw:name="Image69" text:anchor-type="as-char" svg:width="6.9236in" svg:height="3.956343in" draw:z-index="0">
<draw:image xlink:href="../Images/yкринформ/2023-05-21T11-56-17-03-00/630_360_1684511286-257.jpeg" xlink:type="simple" xlink:show="embed" xlink:actuate="onLoad" draw:mime-type="image/jpeg"/>
</draw:frame>
 Саперніпідрозділи Міністерства оборони та Збройних сил України з 13 по 19 травняобстежили 289 га звільнених від росіян територій України та знешкодили 1448вибухонебезпечних предметів.</text:p>
      <text:p text:style-name="P4">
Як передає Укрінформ, про це перший заступник міністра оборони генерал-лейтенант Олександр Павлюк повідомив у <text:a xlink:type="simple" xlink:href="https://t.me/Pavliuk_KSV/4272" text:style-name="Internet_20_link" text:visited-style-name="Visited_20_Internet_20_Link">
 </text:a>
</text:p>
      <text:p text:style-name="P4">
“Групи <text:a xlink:type="simple" xlink:href="https://www.ukrinform.ua/tag-rozminuvanna" text:style-name="Internet_20_link" text:visited-style-name="Visited_20_Internet_20_Link">
 </text:a>
 ДССТ Міністерстваоборони України та КСП Збройних сил України разом з іншими оператораминевпинно працюють, щоб ми могли передати у спадок онукам безпечну, європейськута вільну країну, а не сотні тисяч мін та нерозірваних боєприпасів”, - заявиввін.</text:p>
      <text:p text:style-name="P4">
За словами Павлюка, також сапери обстежили близько 12 км автодоріг, 1 кмзалізних колій, понад 5 км газогонів та близько 5 км ЛЕП.</text:p>
      <text:p text:style-name="P4">
Групи розмінування знешкодили 1448 вибухонебезпечних предметів лише затиждень.</text:p>
      <text:p text:style-name="P4">
“Для того, аби подолати цей виклик, маємо залучити всі можливі ресурси таакумулювати досвід. Забезпечувати саперів усім необхідним: від навчання натериторії України до засобів індивідуального захисту та новітніх технологій,наданих партнерами. Об’єднавши зусилля, повернемо українським територіямбезпеку та обов'язково переможемо”, - наголосив заступник міністра оборони.</text:p>
      <text:p text:style-name="P4">
<text:span text:style-name="T4">
Читайте також:</text:span>
 <text:a xlink:type="simple" xlink:href="https://www.ukrinform.ua/rubric-regions/3711557-na-harkivsini-vigotovili-masinu-dla-rozminuvanna.html" text:style-name="Internet_20_link" text:visited-style-name="Visited_20_Internet_20_Link">
 <text:span text:style-name="T4">
розміну</text:span>
 </text:a>
</text:p>
      <text:p text:style-name="P4">
Як повідомляв Укрінформ, за словами першого віцепрем’єр-міністра - міністраекономіки Юлії Свириденко, Україна прагне цього року очистити 35% з 470 тисячга земель сільгосппризначення, визначених <text:a xlink:type="simple" xlink:href="https://www.ukrinform.ua/rubric-ato/3705783-ukraina-potrebue-tehniki-dla-rozminuvanna-teritorij-minekonomiki.html" text:style-name="Internet_20_link" text:visited-style-name="Visited_20_Internet_20_Link">
 </text:a>
 <text:a xlink:type="simple" xlink:href="https://www.ukrinform.ua/rubric-ato/3705783-ukraina-potrebue-tehniki-dla-rozminuvanna-teritorij-minekonomiki.html" text:style-name="Internet_20_link" text:visited-style-name="Visited_20_Internet_20_Link">
 </text:a>
 <text:a xlink:type="simple" xlink:href="https://www.ukrinform.ua/rubric-ato/3705783-ukraina-potrebue-tehniki-dla-rozminuvanna-teritorij-minekonomiki.html" text:style-name="Internet_20_link" text:visited-style-name="Visited_20_Internet_20_Link">
</text:a>
</text:p>
      <text:p text:style-name="P4">
Source: <text:a xlink:type="simple" xlink:href="https://www.ukrinform.ua/rubric-regions/3712147-vijskovi-saperi-za-tizden-zneskodili-1448-vibuhonebezpecnih-predmetiv-pavluk.html" text:style-name="Internet_20_link" text:visited-style-name="Visited_20_Internet_20_Link">
https://www.ukrinform.ua/rubric-regions/3712147-vijskovi-saperi-za-tizden-zneskodili-1448-vibuhonebezpecnih-predmetiv-pavluk.html</text:a>
</text:p>
      <!--NEWS-->
      <text:h text:style-name="P10" text:outline-level="1">
<text:span text:style-name="T4">
Унаслідок катастрофи туристичного літака у Швейцарії загинув пілот та двоє пасажирів</text:span>
</text:h>
      <text:p text:style-name="P4">
Authors: Ukrinform (Person)</text:p>
      <text:p text:style-name="P4">
Publisher: Укринформ (Organization)</text:p>
      <text:p text:style-name="P4">
Published Time: 2023-05-21T12:07:00+03:00</text:p>
      <text:p text:style-name="P4">
Modified Time: 2023-05-21T12:07:00+03:00</text:p>
      <text:p text:style-name="P4">
Description: Туристичний літак розбився у лісистій гірській місцевості на заході Швейцарії, внаслідок чого загинули троє людей. — Укрінформ.</text:p>
      <text:p text:style-name="P4">
Images: ['<text:a xlink:type="simple" xlink:href="https://static.ukrinform.com/photos/2023_05/thumb_files/630_360_1684658785-489.jpg" text:style-name="Internet_20_link" text:visited-style-name="Visited_20_Internet_20_Link">
630_360_16846...</text:a>
']</text:p>
      <text:p text:style-name="P4">
Tags: ['Катастрофа', 'Літак', 'Швейцарія', 'Загибель']</text:p>
      <text:p text:style-name="P4">
Type: Article</text:p>
      <!--METADATA-->
      <text:p text:style-name="P4">
<draw:frame draw:style-name="fr1" draw:name="Image70" text:anchor-type="as-char" svg:width="6.9236in" svg:height="3.956343in" draw:z-index="0">
<draw:image xlink:href="../Images/yкринформ/2023-05-21T12-07-00-03-00/630_360_1684658785-489.jpg" xlink:type="simple" xlink:show="embed" xlink:actuate="onLoad" draw:mime-type="image/jpeg"/>
</draw:frame>
Туристичний літак розбився у лісистій гірській місцевості на заході Швейцарії,внаслідок чого загинули троє людей.</text:p>
      <text:p text:style-name="P4">
Про це повідомляє <text:a xlink:type="simple" xlink:href="https://www.theguardian.com/world/2023/may/20/three-dead-in-tourist-plane-crash-in-switzerland" text:style-name="Internet_20_link" text:visited-style-name="Visited_20_Internet_20_Link">
 </text:a>
 , передає Укрінформ.</text:p>
      <text:p text:style-name="P4">
«Пілот і двоє пасажирів загинули на місці», – заявили у поліції.</text:p>
      <text:p text:style-name="P4">
Зазначається, що невеликикий туристичний <text:a xlink:type="simple" xlink:href="https://www.ukrinform.ua/tag-litak" text:style-name="Internet_20_link" text:visited-style-name="Visited_20_Internet_20_Link">
 </text:a>
 розбився у лісистій місцевості поблизу міста Пон-де-Мартель ушвейцарському кантоні Невшатель.</text:p>
      <text:p text:style-name="P4">
Він був зареєстрований у Швейцарії та вилетів із аеропорту "Ла-Шо-де-Фон",виконував екскурсійний політ.</text:p>
      <text:p text:style-name="P4">
<text:span text:style-name="T4">
Читайте також:</text:span>
 <text:a xlink:type="simple" xlink:href="https://www.ukrinform.ua/rubric-world/3710901-u-kolumbii-znajsli-cotiroh-ditej-aki-zablukali-v-dzunglah-pisla-aviakatastrofi.html" text:style-name="Internet_20_link" text:visited-style-name="Visited_20_Internet_20_Link">
 </text:a>
</text:p>
      <text:p text:style-name="P4">
Причина катастрофи залишається незрозумілою. Проводиться розслідування.</text:p>
      <text:p text:style-name="P4">
За словами правоохоронців, авіакатастрофа сталася у пересіченій місцевості, щоускладнює роботи.</text:p>
      <text:p text:style-name="P4">
Як повідомляв Укрінформ, у суботу <text:a xlink:type="simple" xlink:href="https://www.ukrinform.ua/rubric-world/3711904-v-ispanii-zaznav-avarii-vinisuvac-f18.html" text:style-name="Internet_20_link" text:visited-style-name="Visited_20_Internet_20_Link">
 </text:a>
</text:p>
      <text:p text:style-name="P4">
<text:span text:style-name="T5">
Фото: Вікіпедія</text:span>
</text:p>
      <text:p text:style-name="P4">
Source: <text:a xlink:type="simple" xlink:href="https://www.ukrinform.ua/rubric-world/3712149-unaslidok-katastrofi-turisticnogo-litaka-u-svejcarii-zaginuv-pilot-ta-dvoe-pasaziriv.html" text:style-name="Internet_20_link" text:visited-style-name="Visited_20_Internet_20_Link">
https://www.ukrinform.ua/rubric-world/3712149-unaslidok-katastrofi-turisticnogo-litaka-u-svejcarii-zaginuv-pilot-ta-dvoe-pasaziriv.html</text:a>
</text:p>
      <!--NEWS-->
      <text:h text:style-name="P10" text:outline-level="1">
<text:span text:style-name="T4">
На Чернігівщині через обстріли близько тижня горить ліс</text:span>
</text:h>
      <text:p text:style-name="P4">
Authors: Ukrinform (Person)</text:p>
      <text:p text:style-name="P4">
Publisher: Укринформ (Organization)</text:p>
      <text:p text:style-name="P4">
Published Time: 2023-05-21T12:09:11+03:00</text:p>
      <text:p text:style-name="P4">
Modified Time: 2023-05-21T12:09:11+03:00</text:p>
      <text:p text:style-name="P4">
Description: У Новгород-Сіверському районі Чернігівської області тривають лісові пожежі, що виникли близько тижня тому внаслідок обстрілів. — Укрінформ.</text:p>
      <text:p text:style-name="P4">
Images: ['<text:a xlink:type="simple" xlink:href="https://static.ukrinform.com/photos/2023_05/thumb_files/630_360_1684660131-890.jpg" text:style-name="Internet_20_link" text:visited-style-name="Visited_20_Internet_20_Link">
630_360_16846...</text:a>
']</text:p>
      <text:p text:style-name="P4">
Tags: ['Ліс', 'Обстріл', 'Пожежа', 'Чернігівщина']</text:p>
      <text:p text:style-name="P4">
Type: Article</text:p>
      <!--METADATA-->
      <text:p text:style-name="P4">
<draw:frame draw:style-name="fr1" draw:name="Image71" text:anchor-type="as-char" svg:width="6.9236in" svg:height="3.956343in" draw:z-index="0">
<draw:image xlink:href="../Images/yкринформ/2023-05-21T12-09-11-03-00/630_360_1684660131-890.jpg" xlink:type="simple" xlink:show="embed" xlink:actuate="onLoad" draw:mime-type="image/jpeg"/>
</draw:frame>
 УНовгород-Сіверському районі Чернігівської області тривають лісові пожежі, щовиникли близько тижня тому внаслідок обстрілів.</text:p>
      <text:p text:style-name="P4">
Про це у <text:a xlink:type="simple" xlink:href="https://www.facebook.com/permalink.php" text:style-name="Internet_20_link" text:visited-style-name="Visited_20_Internet_20_Link">
</text:a>
<text:a xlink:type="simple" xlink:href="https://www.facebook.com/permalink.php" text:style-name="Internet_20_link" text:visited-style-name="Visited_20_Internet_20_Link">
</text:a>
повідомляє Північний лісовий офіс, передає Укрінформ.</text:p>
      <text:p text:style-name="P4">
«Лісова охорона Семенівського та Орликівського лісництв філії "Новгород-Сіверське лісове господарство" разом із підрозділом ДСНС продовжуютьстримувати лісові <text:a xlink:type="simple" xlink:href="https://www.ukrinform.ua/tag-pozeza" text:style-name="Internet_20_link" text:visited-style-name="Visited_20_Internet_20_Link">
 </text:a>
 на прикордонніСеменівської громади Новгород-Сіверського району. Ліс зайнявся внаслідокворожих обстрілів близько тижня тому», - йдеться у повідомленні .</text:p>
      <text:p text:style-name="P4">
Зазначається, що лісівники створюють мінералізовані смуги в лісах та навколоприлеглих населених пунктів.</text:p>
      <text:p text:style-name="P4">
«Гасіння пожежі з залученням пожежної техніки та сил особового складунеможливе у зв'язку із постійною загрозою життю та здоров'ю людей», -наголосили у Північному лісовому офісі.</text:p>
      <text:p text:style-name="P4">
Там додали, що досі не можливо визначити площу пожежі через активну фазупроведення бойових дій на кордоні.</text:p>
      <text:p text:style-name="P4">
<text:span text:style-name="T4">
Читайте також:</text:span>
 <text:a xlink:type="simple" xlink:href="https://www.ukrinform.ua/rubric-regions/3712111-rosiani-za-dobu-atakuvali-devat-oblastej-ukraini-zvedenna-ova.html" text:style-name="Internet_20_link" text:visited-style-name="Visited_20_Internet_20_Link">
 </text:a>
</text:p>
      <text:p text:style-name="P4">
Як повідомлялося, 16 травня стало відомо, що внаслідок обстрілів у прикордонніЧернігівської області тривають масштабні лісові пожежі.</text:p>
      <text:p text:style-name="P4">
Source: <text:a xlink:type="simple" xlink:href="https://www.ukrinform.ua/rubric-regions/3712150-na-cernigivsini-cerez-obstrili-blizko-tizna-gorit-lis.html" text:style-name="Internet_20_link" text:visited-style-name="Visited_20_Internet_20_Link">
https://www.ukrinform.ua/rubric-regions/3712150-na-cernigivsini-cerez-obstrili-blizko-tizna-gorit-lis.html</text:a>
</text:p>
      <!--NEWS-->
      <text:h text:style-name="P10" text:outline-level="1">
<text:span text:style-name="T4">
Росіянам не вдалось оточити Бахмут, вони втратили частину панівних висот - Маляр</text:span>
</text:h>
      <text:p text:style-name="P4">
Authors: Ukrinform (Person)</text:p>
      <text:p text:style-name="P4">
Publisher: Укринформ (Organization)</text:p>
      <text:p text:style-name="P4">
Published Time: 2023-05-21T12:20:00+03:00</text:p>
      <text:p text:style-name="P4">
Modified Time: 2023-05-21T12:20:00+03:00</text:p>
      <text:p text:style-name="P4">
Description: Російським загарбникам не вдалось оточити Бахмут і вони втратили частину панівних висот довкола міста. — Укрінформ.</text:p>
      <text:p text:style-name="P4">
Images: ['<text:a xlink:type="simple" xlink:href="https://static.ukrinform.com/photos/2023_03/thumb_files/630_360_1677771209-460.jpg" text:style-name="Internet_20_link" text:visited-style-name="Visited_20_Internet_20_Link">
630_360_16777...</text:a>
']</text:p>
      <text:p text:style-name="P4">
Tags: ['Бахмут', 'Війна з Росією', 'Ганна Маляр']</text:p>
      <text:p text:style-name="P4">
Type: Article</text:p>
      <!--METADATA-->
      <text:p text:style-name="P4">
<draw:frame draw:style-name="fr1" draw:name="Image72" text:anchor-type="as-char" svg:width="6.9236in" svg:height="3.956343in" draw:z-index="0">
<draw:image xlink:href="../Images/yкринформ/2023-05-21T12-20-00-03-00/630_360_1677771209-460.jpg" xlink:type="simple" xlink:show="embed" xlink:actuate="onLoad" draw:mime-type="image/jpeg"/>
</draw:frame>
 Російськимзагарбникам не вдалось оточити Бахмут і вони втратили частину панівних висотдовкола міста.</text:p>
      <text:p text:style-name="P4">
Як передає Укрінформ, про це у  <text:a xlink:type="simple" xlink:href="https://t.me/annamaliar/772" text:style-name="Internet_20_link" text:visited-style-name="Visited_20_Internet_20_Link">
 </text:a>
 заявилазаступниця міністра оборони України Ганна Маляр.</text:p>
      <text:p text:style-name="P4">
За її словами, "ворогу не вдалось оточити Бахмут і вони втратили частинупанівних висот довкола міста. Тобто, просування наших військ у передмісті пофлангах, яке і зараз триває, дуже сильно ускладнює ворогу знаходження уБахмуті".</text:p>
      <text:p text:style-name="P4">
"Наші війська взяли місто у напівоточення, що дає нам можливість знищувативорога. Тому ворогу, у тій частині міста яку він контролює, доводитьсяоборонятись", - наголосила Маляр.</text:p>
      <text:p text:style-name="P4">
Як підкреслила заступниця міністра, українські оборонці зберігають контрольнад промисловими та інфраструктурними об‘єктами та приватним сектором Бахмутау районі "Літак".</text:p>
      <text:p text:style-name="P4">
<text:span text:style-name="T4">
Читайте також:</text:span>
 <text:a xlink:type="simple" xlink:href="https://www.ukrinform.ua/rubric-ato/3710646-maxar-pokazala-suputnikovi-znimki-zrujnovanogo-bahmuta.html" text:style-name="Internet_20_link" text:visited-style-name="Visited_20_Internet_20_Link">
 <text:span text:style-name="T4">
знімки</text:span>
 </text:a>
</text:p>
      <text:p text:style-name="P4">
Своєю чергою, речник Східного угруповання військ ЗСУ Сергій Череватий укоментарі  <text:a xlink:type="simple" xlink:href="https://suspilne.media/482635-misto-znisene-odnak-boi-trivaut-vijskovi-rozpovili-pro-situaciu-v-bahmuti/" text:style-name="Internet_20_link" text:visited-style-name="Visited_20_Internet_20_Link">
 </text:a>
 зазначив, що місто Бахмут фактичноповністю знищене внаслідок обстрілів російською армією, однак Сили оборонипродовжують утримувати позиції у його південно-західній частині, ведучи бої ізсилами РФ.</text:p>
      <text:p text:style-name="P4">
"Президент правильно сказав — місто по суті знесено з лиця землі. Ворогщоденно масовими ударами артилерії, авіації знищує, і наші підрозділиповідомляють, що ситуація вкрай важка. Наші військові тримають фортифікаційніспоруди і декілька приміщень південно-західної частини міста. Йдуть важкібої", — сказав речник.</text:p>
      <text:p text:style-name="P4">
За його словами, Росія приділяє <text:a xlink:type="simple" xlink:href="https://www.ukrinform.ua/tag-bahmut" text:style-name="Internet_20_link" text:visited-style-name="Visited_20_Internet_20_Link">
 </text:a>
забагато символічного значення.</text:p>
      <text:p text:style-name="P4">
"Росія привертає увагу до цього Бахмута, ніби вони взяли Дніпро. Насправді невзяли до кінця. Місто знищене, ніякої військової і навіть політичної користівоно їм не несе. Взяти за 9 місяців районний центр — не взяли. Ми намагаємосьтиснути на флангах, не давати їм спокою і за можливості контратакувати", —заявив Череватий.</text:p>
      <text:p text:style-name="P4">
<text:span text:style-name="T4">
Читайте також:</text:span>
 <text:a xlink:type="simple" xlink:href="https://www.ukrinform.ua/rubric-ato/3711854-perekidanna-vorogom-dodatkovih-sil-do-bahmuta-svidcit-pro-proval-ih-nastupu-usov.html" text:style-name="Internet_20_link" text:visited-style-name="Visited_20_Internet_20_Link">
 <text:span text:style-name="T4">
Бахмут</text:span>
 </text:a>
</text:p>
      <text:p text:style-name="P4">
Як повідомлялося, деякі ЗМІ написали, що нібито Президент Володимир Зеленськийу коментарі журналістам у Японії підтвердив, що місто Бахмут вже не підконтролем Збройних сил України.</text:p>
      <text:p text:style-name="P4">
Водночас його прессекретар Сергій Никифоров заявив, що глава держави у своїйвідповіді  <text:a xlink:type="simple" xlink:href="https://www.ukrinform.ua/rubric-ato/3712116-zelenskij-zapereciv-vzatta-bahmuta-rosianami-recnik-prezidenta.html" text:style-name="Internet_20_link" text:visited-style-name="Visited_20_Internet_20_Link">
 </text:a>
 взяття Бахмутаросійськими загарбниками.</text:p>
      <text:p text:style-name="P4">
Напередодні заступниця міністра оборони України Ганна Маляр  <text:a xlink:type="simple" xlink:href="https://www.ukrinform.ua/rubric-ato/3711924-situacia-u-bahmuti-kriticna-ukrainski-bijci-trimaut-oboronu-v-odnomu-z-rajoniv-malar.html" text:style-name="Internet_20_link" text:visited-style-name="Visited_20_Internet_20_Link">
</text:a>
 , що у БахмутіДонецької області ситуація критична, водночас ЗСУ тримають оборону в районі"Літак".</text:p>
      <text:p text:style-name="P4">
Раніше власник ПВК «Вагнер» Євген Пригожин через свою пресслужбу заявив про«повне взяття» Бахмута.</text:p>
      <text:p text:style-name="P4">
_ Фото: Ліберов Костянтин  _</text:p>
      <text:p text:style-name="P4">
Source: <text:a xlink:type="simple" xlink:href="https://www.ukrinform.ua/rubric-ato/3712157-rosianam-ne-vdalos-otociti-bahmut-voni-vtratili-castinu-panivnih-visot-malar.html" text:style-name="Internet_20_link" text:visited-style-name="Visited_20_Internet_20_Link">
https://www.ukrinform.ua/rubric-ato/3712157-rosianam-ne-vdalos-otociti-bahmut-voni-vtratili-castinu-panivnih-visot-malar.html</text:a>
</text:p>
      <!--NEWS-->
      <text:h text:style-name="P10" text:outline-level="1">
<text:span text:style-name="T4">
Єрмак і Салліван обговорили ситуацію на фронті та формування авіаційної коаліції</text:span>
</text:h>
      <text:p text:style-name="P4">
Authors: Ukrinform (Person)</text:p>
      <text:p text:style-name="P4">
Publisher: Укринформ (Organization)</text:p>
      <text:p text:style-name="P4">
Published Time: 2023-05-21T12:27:00+03:00</text:p>
      <text:p text:style-name="P4">
Modified Time: 2023-05-21T12:27:00+03:00</text:p>
      <text:p text:style-name="P4">
Description: Керівник Офісу Президента Андрій Єрмак під час перебування в Японії у складі офіційної делегації провів зустріч із радником Президента США з питань національної безпеки Джейком Салліваном. — Укрінформ.</text:p>
      <text:p text:style-name="P4">
Images: ['<text:a xlink:type="simple" xlink:href="https://static.ukrinform.com/photos/2023_05/thumb_files/630_360_1684661190-842.jpg" text:style-name="Internet_20_link" text:visited-style-name="Visited_20_Internet_20_Link">
630_360_16846...</text:a>
']</text:p>
      <text:p text:style-name="P4">
Tags: ['США', 'Винищувач', 'Єрмак', 'Офіс Президента', 'Війна з Росією']</text:p>
      <text:p text:style-name="P4">
Type: Article</text:p>
      <!--METADATA-->
      <text:p text:style-name="P4">
<draw:frame draw:style-name="fr1" draw:name="Image73" text:anchor-type="as-char" svg:width="6.9236in" svg:height="3.956343in" draw:z-index="0">
<draw:image xlink:href="../Images/yкринформ/2023-05-21T12-27-00-03-00/630_360_1684661190-842.jpg" xlink:type="simple" xlink:show="embed" xlink:actuate="onLoad" draw:mime-type="image/jpeg"/>
</draw:frame>
 КерівникОфісу Президента Андрій Єрмак під час перебування в Японії у складі офіційноїделегації провів зустріч із радником Президента США з питань національноїбезпеки Джейком Салліваном.</text:p>
      <text:p text:style-name="P4">
Про це повідомляє <text:a xlink:type="simple" xlink:href="https://www.president.gov.ua/news/u-hirosimi-andrij-yermak-proviv-zustrich-iz-dzhejkom-salliva-83073" text:style-name="Internet_20_link" text:visited-style-name="Visited_20_Internet_20_Link">
 </text:a>
 , передає Укрінформ.</text:p>
      <text:p text:style-name="P4">
"Сторони обговорили ситуацію на полі бою та формування коаліції для наданняУкраїні <text:a xlink:type="simple" xlink:href="https://www.ukrinform.ua/tag-vinisuvac" text:style-name="Internet_20_link" text:visited-style-name="Visited_20_Internet_20_Link">
 </text:a>
 , а також кроки дляпросування до реалізації формули миру, запропонованої Президентом ВолодимиромЗеленським", - поінформували в ОП.</text:p>
      <text:p text:style-name="P4">
Зазначається, що керівник ОП подякував Президенту США, Конгресу та всьомуамериканському народу "за подальшу підтримку України у війні за незалежність".</text:p>
      <text:p text:style-name="P4">
<text:span text:style-name="T4">
Читайте також:</text:span>
 <text:a xlink:type="simple" xlink:href="https://www.ukrinform.ua/rubric-world/3711782-ssa-ta-aponia-zaprovadili-novi-sankcii-proti-rosii.html" text:style-name="Internet_20_link" text:visited-style-name="Visited_20_Internet_20_Link">
 <text:span text:style-name="T4">
Японія</text:span>
 </text:a>
</text:p>
      <text:p text:style-name="P4">
Як повідомлялося, в Японії проходить 48-ий саміт G7. Його учасники розглядаютьшляхи забезпечення стійкості глобальної економіки, в тому числі за наслідкамипандемії коронавірусу та російської агресії проти України.</text:p>
      <text:p text:style-name="P4">
<text:span text:style-name="T5">
Фото: Телеграм Андрій Єрмак</text:span>
</text:p>
      <text:p text:style-name="P4">
Source: <text:a xlink:type="simple" xlink:href="https://www.ukrinform.ua/rubric-ato/3712158-ermak-i-sallivan-obgovorili-situaciu-na-fronti-ta-formuvanna-aviacijnoi-koalicii.html" text:style-name="Internet_20_link" text:visited-style-name="Visited_20_Internet_20_Link">
https://www.ukrinform.ua/rubric-ato/3712158-ermak-i-sallivan-obgovorili-situaciu-na-fronti-ta-formuvanna-aviacijnoi-koalicii.html</text:a>
</text:p>
      <!--NEWS-->
      <text:h text:style-name="P10" text:outline-level="1">
<text:span text:style-name="T4">
Kharkiv, Kharkivska Oblast(18:30). Red Alert: aerial threat. Sirens sounding. Take cover now!</text:span>
</text:h>
      <text:p text:style-name="P4">
Authors: liveuamap (Language: en)</text:p>
      <text:p text:style-name="P4">
Time: 2023-05-21T12:31:00</text:p>
      <text:p text:style-name="P4">
Location: Kharkiv (Latitude:49.98081000 Longtitude:36.25272000)</text:p>
      <text:p text:style-name="P4">
Videos: []</text:p>
      <text:p text:style-name="P4">
Images: []</text:p>
      <text:p text:style-name="P4">
Tags: ["Europe", "Central and Eastern Europe"]</text:p>
      <text:p text:style-name="P4">
ID: 22564397</text:p>
      <!--METADATA-->
      <text:p text:style-name="P4">
Kharkiv, Kharkivska Oblast(18:30). Red Alert: aerial threat. Sirens sounding.Take cover now!</text:p>
      <text:p text:style-name="P4">
News Collection Link: <text:a xlink:type="simple" xlink:href="https://liveuamap.com/en/2023/21-may-kharkiv-kharkivska-oblast1830-red-alerg" text:style-name="Internet_20_link" text:visited-style-name="Visited_20_Internet_20_Link">
https://liveuamap.com/en/2023/21-may-kharkiv-kharkivska-oblast1830-red-alerg</text:a>
</text:p>
      <text:p text:style-name="P4">
Source: <text:a xlink:type="simple" xlink:href="https://t.me/air_alert_ua/46149" text:style-name="Internet_20_link" text:visited-style-name="Visited_20_Internet_20_Link">
https://t.me/air_alert_ua/46149</text:a>
</text:p>
      <!--NEWS-->
      <text:h text:style-name="P10" text:outline-level="1">
<text:span text:style-name="T4">
Сунак на саміті G7: Україна має не лише виграти війну, але й досягти справедливого миру</text:span>
</text:h>
      <text:p text:style-name="P4">
Authors: Ukrinform (Person)</text:p>
      <text:p text:style-name="P4">
Publisher: Укринформ (Organization)</text:p>
      <text:p text:style-name="P4">
Published Time: 2023-05-21T12:36:10+03:00</text:p>
      <text:p text:style-name="P4">
Modified Time: 2023-05-21T12:36:10+03:00</text:p>
      <text:p text:style-name="P4">
Description: Прем'єр-міністр Великої Британії Ріші Сунак запевнив у підтримці його країною захисту України від Росії, наголосивши, що "безпека України - це наша безпека". — Укрінформ.</text:p>
      <text:p text:style-name="P4">
Images: ['<text:a xlink:type="simple" xlink:href="https://static.ukrinform.com/photos/2023_05/thumb_files/630_360_1684488694-948.jpg" text:style-name="Internet_20_link" text:visited-style-name="Visited_20_Internet_20_Link">
630_360_16844...</text:a>
']</text:p>
      <text:p text:style-name="P4">
Tags: ['Британія', 'Велика сімка', 'Війна з Росією', 'Ріші Сунак']</text:p>
      <text:p text:style-name="P4">
Type: Article</text:p>
      <!--METADATA-->
      <text:p text:style-name="P4">
<draw:frame draw:style-name="fr1" draw:name="Image74" text:anchor-type="as-char" svg:width="6.9236in" svg:height="3.956343in" draw:z-index="0">
<draw:image xlink:href="../Images/yкринформ/2023-05-21T12-36-10-03-00/630_360_1684488694-948.jpg" xlink:type="simple" xlink:show="embed" xlink:actuate="onLoad" draw:mime-type="image/jpeg"/>
</draw:frame>
 Прем'єр-міністр Великої Британії Ріші Сунак запевнив у підтримці його країною захистуУкраїни від Росії, наголосивши, що "безпека України - це наша безпека".</text:p>
      <text:p text:style-name="P4">
Про це Сунак заявив у виступі в неділю в Хіросімі, передає Укрінформ зпосиланням на <text:a xlink:type="simple" xlink:href="https://edition.cnn.com/europe/live-news/russia-ukraine-war-news-05-21-23/index.html" text:style-name="Internet_20_link" text:visited-style-name="Visited_20_Internet_20_Link">
 </text:a>
</text:p>
      <text:p text:style-name="P4">
«Україна повинна не лише виграти війну, але й здобути справедливий і міцниймир. Безпека України – це наша безпека», – сказав Сунак.</text:p>
      <text:p text:style-name="P4">
Прем’єр нагадав про рішення Великої <text:a xlink:type="simple" xlink:href="https://www.ukrinform.ua/tag-britania" text:style-name="Internet_20_link" text:visited-style-name="Visited_20_Internet_20_Link">
 </text:a>
розпочати влітку навчання українських пілотів на винищувачах F-16, щоб«підтримати українські Повітряні сили тим, що їм потрібно для майбутнього».</text:p>
      <text:p text:style-name="P4">
Сунак привітав відчутний прогрес у наданні подальшої підтримки Україні, якийбув досягнутий на саміті G7, особливо підтримку Президентом США Джо Байденомміжнародної коаліції країн для надання винищувачів Україні.</text:p>
      <text:p text:style-name="P4">
Він також назвав присутність Президента України Володимира Зеленського насаміті у Хіросімі «дуже потужним моментом».</text:p>
      <text:p text:style-name="P4">
<text:span text:style-name="T4">
Читайте також:</text:span>
 <text:a xlink:type="simple" xlink:href="https://www.ukrinform.ua/rubric-ato/3711961-zelenskij-zalucaemo-aknajbilse-krain-dla-posilenna-oboroni.html" text:style-name="Internet_20_link" text:visited-style-name="Visited_20_Internet_20_Link">
 </text:a>
</text:p>
      <text:p text:style-name="P4">
«Бачити Президента Зеленського, який стоїть пліч-о-піч зі своїми союзниками поG7, я вважаю, це сигнал Росії та світу, що ми єдині у підтримці ПрезидентаЗеленського та його народу і будемо продовжувати підтримувати його стільки,скільки буде потрібно», – наголосив Сунак.</text:p>
      <text:p text:style-name="P4">
Як повідомлялося, Президент Володимир Зеленський <text:a xlink:type="simple" xlink:href="https://www.ukrinform.ua/rubric-ato/3711575-ssa-pidtrimali-koaliciu-vinisuvaciv-zelenskij-vitae-risenna-bajdena.html" text:style-name="Internet_20_link" text:visited-style-name="Visited_20_Internet_20_Link">
</text:a>
</text:p>
      <text:p text:style-name="P4">
Source: <text:a xlink:type="simple" xlink:href="https://www.ukrinform.ua/rubric-polytics/3712161-sunak-na-samiti-g7-ukraina-mae-ne-lise-vigrati-vijnu-ale-j-dosagti-spravedlivogo-miru.html" text:style-name="Internet_20_link" text:visited-style-name="Visited_20_Internet_20_Link">
https://www.ukrinform.ua/rubric-polytics/3712161-sunak-na-samiti-g7-ukraina-mae-ne-lise-vigrati-vijnu-ale-j-dosagti-spravedlivogo-miru.html</text:a>
</text:p>
      <!--NEWS-->
      <text:h text:style-name="P10" text:outline-level="1">
<text:span text:style-name="T4">
Українці мають не допустити терору і політичних репресій у майбутньому – Лубінець</text:span>
</text:h>
      <text:p text:style-name="P4">
Authors: Ukrinform (Person)</text:p>
      <text:p text:style-name="P4">
Publisher: Укринформ (Organization)</text:p>
      <text:p text:style-name="P4">
Published Time: 2023-05-21T12:43:43+03:00</text:p>
      <text:p text:style-name="P4">
Modified Time: 2023-05-21T12:43:43+03:00</text:p>
      <text:p text:style-name="P4">
Description: Нинішнє покоління українців має зробити все можливе, щоб не допустити повторення терору і політичних репресій у майбутньому. — Укрінформ.</text:p>
      <text:p text:style-name="P4">
Images: ['<text:a xlink:type="simple" xlink:href="https://static.ukrinform.com/photos/2023_02/thumb_files/630_360_1677395798-958.jpg" text:style-name="Internet_20_link" text:visited-style-name="Visited_20_Internet_20_Link">
630_360_16773...</text:a>
']</text:p>
      <text:p text:style-name="P4">
Tags: ['Репресії', 'Війна з Росією', 'Дмитро Лубінець']</text:p>
      <text:p text:style-name="P4">
Type: Article</text:p>
      <!--METADATA-->
      <text:p text:style-name="P4">
<draw:frame draw:style-name="fr1" draw:name="Image75" text:anchor-type="as-char" svg:width="6.9236in" svg:height="3.956343in" draw:z-index="0">
<draw:image xlink:href="../Images/yкринформ/2023-05-21T12-43-43-03-00/630_360_1677395798-958.jpg" xlink:type="simple" xlink:show="embed" xlink:actuate="onLoad" draw:mime-type="image/jpeg"/>
</draw:frame>
 Нинішнєпокоління українців має зробити все можливе, щоб не допустити повтореннятерору і політичних репресій у майбутньому.</text:p>
      <text:p text:style-name="P4">
Як передає Укрінформ, про це написав у  <text:a xlink:type="simple" xlink:href="https://t.me/dmytro_lubinetzs/2502" text:style-name="Internet_20_link" text:visited-style-name="Visited_20_Internet_20_Link">
</text:a>
 уповноважений Верховної Ради України з правлюдини Дмитро Лубінець.</text:p>
      <text:p text:style-name="P4">
За його словами, сьогодні в Україні вшановують пам’ять жертв політичнихрепресій – мільйонів загублених життів, знищених радянським тоталітарнимрежимом, нащадком якого на сьогодні є Росія, не стільки юридично, якментально.</text:p>
      <text:p text:style-name="P4">
Цей пам’ятний день започаткований, аби привернути увагу суспільства дотрагічних подій в історії України, викликаних насильницьким впровадженнямкомуністичної ідеології, а також задля відродження національної пам'яті,утвердження нетерпимості до будь-яких проявів насильства проти людства,підкреслив уповноважений.</text:p>
      <text:p text:style-name="P4">
<text:span text:style-name="T4">
Читайте також:</text:span>
 <text:a xlink:type="simple" xlink:href="https://www.ukrinform.ua/rubric-uarazom/3440981-dii-rosian-v-ukraini-maut-oznaki-voennih-zlociniv-politicnih-represij-i-genocidu-drobovic.html" text:style-name="Internet_20_link" text:visited-style-name="Visited_20_Internet_20_Link">
 <text:span text:style-name="T4">
Дії</text:span>
 <text:span text:style-name="T4">
росіян</text:span>
 <text:span text:style-name="T4">
Україні</text:span>
 <text:span text:style-name="T4">
мають</text:span>
 <text:span text:style-name="T4">
ознаки</text:span>
<text:span text:style-name="T4">
воєнних</text:span>
 <text:span text:style-name="T4">
злочинів</text:span>
 <text:span text:style-name="T4">
політичних</text:span>
 <text:span text:style-name="T4">
репресій</text:span>
 <text:span text:style-name="T4">
геноциду</text:span>
 <text:span text:style-name="T4">
Дробович</text:span>
</text:a>
</text:p>
      <text:p text:style-name="P4">
“Ніхто й подумати не міг, що по завершенню понад 30 років після краху “імперіїзла”, розвалу “тюрми народів”, якою по факту була країна, створена ідеологамикомунізму, в Україну повернеться терор, катування, вбивства, депортація”, -наголосив Лубінець.</text:p>
      <text:p text:style-name="P4">
За словами омбудсмена, “події так званого “червоного терору”, які, до речі,були засуджені в тому числі й Росією, знайшли своє відображення в злодіянняхнащадків тих же катів, які мучили своїх жертв за те, що ті мали іншу, відміннувід їхньої, думку. Просто не піддається здоровому глузду, що мотиви, якимиросійські окупанти виправдовують злочини стосовно українців, ніби під копіркусписані з протоколів “червоних комісарів”.</text:p>
      <text:p text:style-name="P4">
Як наголосив уповноважений ВР, знову через терор і репресії проходять десяткита сотні тисяч українців, представники всіх верств населення, незалежно відосвіти, соціального статусу, віросповідання й мови.</text:p>
      <text:p text:style-name="P4">
<text:span text:style-name="T4">
Читайте також:</text:span>
 <text:a xlink:type="simple" xlink:href="https://www.ukrinform.ua/rubric-crimea/3701672-rosia-aktivizuvala-represivnu-politiku-sodo-krimskih-tatar-lubinec.html" text:style-name="Internet_20_link" text:visited-style-name="Visited_20_Internet_20_Link">
 <text:span text:style-name="T4">
репрес</text:span>
 </text:a>
</text:p>
      <text:p text:style-name="P4">
“Свідченням цього є численні катівні, виявлені на деокупованих територіяхКиївської, Херсонської та Харківської областей. Як радянська влада намагаласяприховати сліди своїх злочинів, так і їхні нащадки сьогодні цинічно заявляютьпро свою непричетність до звірств, вчинених в Україні”, - зауважив Лубінець.</text:p>
      <text:p text:style-name="P4">
Як зазначив омбудсмен, у цей скорботний день українці вшановують пам'ять жертвполітичних репресій минулого та сьогодення, у <text:a xlink:type="simple" xlink:href="https://www.ukrinform.ua/tag-vijna-z-rosieu" text:style-name="Internet_20_link" text:visited-style-name="Visited_20_Internet_20_Link">
</text:a>
 , розв’язаній Росією в 2014році.</text:p>
      <text:p text:style-name="P4">
“Наше покоління має засвоїти уроки минулого та зробити все можливе, щоб недопустити повторення таких подій у майбутньому”, - наголосив він.</text:p>
      <text:p text:style-name="P4">
Як повідомляв Укрінформ, щорічно у третю неділю травня в Україні відзначається<text:a xlink:type="simple" xlink:href="https://www.ukrinform.ua/rubric-society/3711534-v-ukraini-vidznacaut-den-pamati-zertv-politicnih-represij.html" text:style-name="Internet_20_link" text:visited-style-name="Visited_20_Internet_20_Link">
 </text:a>
 .</text:p>
      <text:p text:style-name="P4">
Source: <text:a xlink:type="simple" xlink:href="https://www.ukrinform.ua/rubric-society/3712164-ukrainci-maut-ne-dopustiti-teroru-i-politicnih-represij-u-majbutnomu-lubinec.html" text:style-name="Internet_20_link" text:visited-style-name="Visited_20_Internet_20_Link">
https://www.ukrinform.ua/rubric-society/3712164-ukrainci-maut-ne-dopustiti-teroru-i-politicnih-represij-u-majbutnomu-lubinec.html</text:a>
</text:p>
      <!--NEWS-->
      <text:h text:style-name="P10" text:outline-level="1">
<text:span text:style-name="T4">
У захопленому Сєвєродонецьку люди живуть без каналізації, світла та води</text:span>
</text:h>
      <text:p text:style-name="P4">
Authors: Ukrinform (Person)</text:p>
      <text:p text:style-name="P4">
Publisher: Укринформ (Organization)</text:p>
      <text:p text:style-name="P4">
Published Time: 2023-05-21T12:47:00+03:00</text:p>
      <text:p text:style-name="P4">
Modified Time: 2023-05-21T12:47:00+03:00</text:p>
      <text:p text:style-name="P4">
Description: У Сєвєродонецьку на Луганщині російські загарбники зруйнували каналізаційну систему, а також позбавили жителів світла та води. — Укрінформ.</text:p>
      <text:p text:style-name="P4">
Images: ['<text:a xlink:type="simple" xlink:href="https://static.ukrinform.com/photos/2022_03/thumb_files/630_360_1648043071-320.jpg" text:style-name="Internet_20_link" text:visited-style-name="Visited_20_Internet_20_Link">
630_360_16480...</text:a>
']</text:p>
      <text:p text:style-name="P4">
Tags: ['Луганщина', 'Окупація', 'Сєвєродонецьк', 'Війна з Росією']</text:p>
      <text:p text:style-name="P4">
Type: Article</text:p>
      <!--METADATA-->
      <text:p text:style-name="P4">
<draw:frame draw:style-name="fr1" draw:name="Image76" text:anchor-type="as-char" svg:width="6.9236in" svg:height="3.956343in" draw:z-index="0">
<draw:image xlink:href="../Images/yкринформ/2023-05-21T12-47-00-03-00/630_360_1648043071-320.jpg" xlink:type="simple" xlink:show="embed" xlink:actuate="onLoad" draw:mime-type="image/jpeg"/>
</draw:frame>
 УСєвєродонецьку на Луганщині російські загарбники зруйнували каналізаційнусистему, а також позбавили жителів світла та води.</text:p>
      <text:p text:style-name="P4">
Про це у <text:a xlink:type="simple" xlink:href="https://t.me/luganska_oda/10182" text:style-name="Internet_20_link" text:visited-style-name="Visited_20_Internet_20_Link">
 </text:a>
 повідомляє Луганська ОВА зпосиланням на голову Сєверодонецької РВА Романа Власенка, передає Укрінформ.</text:p>
      <text:p text:style-name="P4">
«Якщо говорити про наш Сєвєродонецький район, нові окуповані території, то тамситуація залишається дуже поганою. Не вистачає світла, води питної. УСєвєродонецьку зруйнована каналізаційна система», - зазначив Власенко.</text:p>
      <text:p text:style-name="P4">
За його словами, подібна ситуація залишається у Рубіжному, Лисичанську таКремінній. Власенко додав, що на тимчасово окупованих територіях не вистачаєлікарів, що створює проблеми в медичній галузі.</text:p>
      <text:p text:style-name="P4">
«Вся медична інфраструктура працює на окупаційне військо», - констатувавВласенко.</text:p>
      <text:p text:style-name="P4">
<text:span text:style-name="T4">
Читайте також:</text:span>
 <text:a xlink:type="simple" xlink:href="https://www.ukrinform.ua/rubric-regions/3712094-na-lugansini-zagarbniki-prikrivaut-vijskovij-gospital-ditacim-viddilennam.html" text:style-name="Internet_20_link" text:visited-style-name="Visited_20_Internet_20_Link">
 </text:a>
</text:p>
      <text:p text:style-name="P4">
Також він зауважив, що на <text:a xlink:type="simple" xlink:href="https://www.ukrinform.ua/tag-lugansina" text:style-name="Internet_20_link" text:visited-style-name="Visited_20_Internet_20_Link">
 </text:a>
російські окупанти посилюють на місцевих психологічний тиск. За данимиВласенка, триває російська паспортизація, русифікація та мобілізація. Росіяниходять по домівках у пошуку зрадників та заселяють колаборантів і російськихвійськових, додав голова РВА.</text:p>
      <text:p text:style-name="P4">
Водночас під контролем ЗСУ на Луганщині залишаються більше 10 населенихпунктів. Переважно це сільська місцевість, де проживають близько 200 людей,сказав він. Ці території ворог постійно обстрілює, тому пріоритетомукраїнської влади є вивезення людей подалі від бойових дій.</text:p>
      <text:p text:style-name="P4">
Як повідомлялося, <text:a xlink:type="simple" xlink:href="https://www.ukrinform.ua/rubric-regions/3710785-u-stelmahivci-na-lugansini-zalisivsa-odin-zitel-vin-vidmovlaetsa-vid-evakuacii.html" text:style-name="Internet_20_link" text:visited-style-name="Visited_20_Internet_20_Link">
 </text:a>
 , який поки що відмовляється від евакуації.</text:p>
      <text:p text:style-name="P4">
Source: <text:a xlink:type="simple" xlink:href="https://www.ukrinform.ua/rubric-regions/3712165-u-zahoplenomu-severodonecku-ludi-zivut-bez-kanalizacii-svitla-ta-vodi.html" text:style-name="Internet_20_link" text:visited-style-name="Visited_20_Internet_20_Link">
https://www.ukrinform.ua/rubric-regions/3712165-u-zahoplenomu-severodonecku-ludi-zivut-bez-kanalizacii-svitla-ta-vodi.html</text:a>
</text:p>
      <!--NEWS-->
      <text:h text:style-name="P10" text:outline-level="1">
<text:span text:style-name="T4">
Missile launches from Belgorod</text:span>
</text:h>
      <text:p text:style-name="P4">
Authors: liveuamap (Language: en)</text:p>
      <text:p text:style-name="P4">
Time: 2023-05-21T12:52:33</text:p>
      <text:p text:style-name="P4">
Location: Belgorod (Latitude:50.63422 Longtitude:36.61674)</text:p>
      <text:p text:style-name="P4">
Videos: []</text:p>
      <text:p text:style-name="P4">
Images: ["<text:a xlink:type="simple" xlink:href="https://liveuamap.com/pics/2023/05/21/22564398_0.jpg" text:style-name="Internet_20_link" text:visited-style-name="Visited_20_Internet_20_Link">
22564398_0.jpg</text:a>
"]</text:p>
      <text:p text:style-name="P4">
Tags: ["Russia"]</text:p>
      <text:p text:style-name="P4">
ID: 22564398</text:p>
      <!--METADATA-->
      <text:p text:style-name="P4">
Missile launches from Belgorod</text:p>
      <text:p text:style-name="P4">
<draw:frame draw:style-name="fr1" draw:name="Image77" text:anchor-type="as-char" svg:width="6.9236in" svg:height="9.200797in" draw:z-index="0">
<draw:image xlink:href="../Images/liveuamap/2023-05-21T12-52-33/22564398_0.jpg" xlink:type="simple" xlink:show="embed" xlink:actuate="onLoad" draw:mime-type="image/jpeg"/>
</draw:frame>
</text:p>
      <text:p text:style-name="P4">
News Collection Link: <text:a xlink:type="simple" xlink:href="https://liveuamap.com/en/2023/21-may-missile-launches-from-belgorod-" text:style-name="Internet_20_link" text:visited-style-name="Visited_20_Internet_20_Link">
https://liveuamap.com/en/2023/21-may-missile-launches-from-belgorod-</text:a>
</text:p>
      <text:p text:style-name="P4">
Source: <text:a xlink:type="simple" xlink:href="https://t.me/belgorod_informant/4251" text:style-name="Internet_20_link" text:visited-style-name="Visited_20_Internet_20_Link">
https://t.me/belgorod_informant/4251</text:a>
</text:p>
      <!--NEWS-->
      <text:h text:style-name="P10" text:outline-level="1">
<text:span text:style-name="T4">
Онопрієнко виграла «золото» чемпіонату Європи з художньої гімнастики</text:span>
</text:h>
      <text:p text:style-name="P4">
Authors: Ukrinform (Person)</text:p>
      <text:p text:style-name="P4">
Publisher: Укринформ (Organization)</text:p>
      <text:p text:style-name="P4">
Published Time: 2023-05-21T12:52:37+03:00</text:p>
      <text:p text:style-name="P4">
Modified Time: 2023-05-21T12:52:37+03:00</text:p>
      <text:p text:style-name="P4">
Description: У Баку (Азербайджан) проходять заключні фінали чемпіонату Європи з художньої гімнастики. — Укрінформ.</text:p>
      <text:p text:style-name="P4">
Images: ['<text:a xlink:type="simple" xlink:href="https://static.ukrinform.com/photos/2023_05/thumb_files/630_360_1684662314-407.jpg" text:style-name="Internet_20_link" text:visited-style-name="Visited_20_Internet_20_Link">
630_360_16846...</text:a>
']</text:p>
      <text:p text:style-name="P4">
Tags: None</text:p>
      <text:p text:style-name="P4">
Type: Article</text:p>
      <!--METADATA-->
      <text:p text:style-name="P4">
<draw:frame draw:style-name="fr1" draw:name="Image78" text:anchor-type="as-char" svg:width="6.9236in" svg:height="3.956343in" draw:z-index="0">
<draw:image xlink:href="../Images/yкринформ/2023-05-21T12-52-37-03-00/630_360_1684662314-407.jpg" xlink:type="simple" xlink:show="embed" xlink:actuate="onLoad" draw:mime-type="image/jpeg"/>
</draw:frame>
 У Баку(Азербайджан) проходять заключні фінали чемпіонату Європи з художньоїгімнастики.</text:p>
      <text:p text:style-name="P4">
Чемпіонкою континенту стала українка Вікторія Онопрієнко, вигравши вправу зобручем, передає Укрінформ.</text:p>
      <text:p text:style-name="P4">
19-річна киянка з результатом 33,250 бала випередила ізраїльянку Аді Асю Кац(32,600) та Боряну Калейн із Болгарії (32,250).</text:p>
      <text:p text:style-name="P4">
<text:span text:style-name="T4">
Читайте також:</text:span>
 <text:a xlink:type="simple" xlink:href="https://www.ukrinform.ua/rubric-sports/3712027-zbirna-ukraini-zdobula-sriblo-u-komandnomu-bagatoborstvi-na-ce-z-hudoznoi-gimnastiki.html" text:style-name="Internet_20_link" text:visited-style-name="Visited_20_Internet_20_Link">
 <text:span text:style-name="T4">
гімнастики</text:span>
 </text:a>
</text:p>
      <text:p text:style-name="P4">
Онопрієнко також виступить у фіналах вправ з м'ячем, булавами та стрічкою.</text:p>
      <text:p text:style-name="P4">
Фото: Getty Images/Global Images Ukraine.</text:p>
      <text:p text:style-name="P4">
Source: <text:a xlink:type="simple" xlink:href="https://www.ukrinform.ua/rubric-sports/3712168-onoprienko-vigrala-zoloto-cempionatu-evropi-z-hudoznoi-gimnastiki.html" text:style-name="Internet_20_link" text:visited-style-name="Visited_20_Internet_20_Link">
https://www.ukrinform.ua/rubric-sports/3712168-onoprienko-vigrala-zoloto-cempionatu-evropi-z-hudoznoi-gimnastiki.html</text:a>
</text:p>
      <!--NEWS-->
      <text:h text:style-name="P10" text:outline-level="1">
<text:span text:style-name="T4">
Байден провів пресконференцію за підсумками саміту лідерів G7</text:span>
</text:h>
      <text:p text:style-name="P4">
Authors: Ukrinform (Person)</text:p>
      <text:p text:style-name="P4">
Publisher: Укринформ (Organization)</text:p>
      <text:p text:style-name="P4">
Published Time: 2023-05-21T12:56:00+03:00</text:p>
      <text:p text:style-name="P4">
Modified Time: 2023-05-21T12:56:00+03:00</text:p>
      <text:p text:style-name="P4">
Description: Президент США Джо Байден провів пресконференцію за підсумками саміту лідерів країн "Групи семи" в Хіросімі. — Укрінформ.</text:p>
      <text:p text:style-name="P4">
Images: ['<text:a xlink:type="simple" xlink:href="https://static.ukrinform.com/photos/2022_08/thumb_files/630_360_1661924112-875.jpg" text:style-name="Internet_20_link" text:visited-style-name="Visited_20_Internet_20_Link">
630_360_16619...</text:a>
']</text:p>
      <text:p text:style-name="P4">
Tags: ['Байден', 'США', 'Велика сімка']</text:p>
      <text:p text:style-name="P4">
Type: Article</text:p>
      <!--METADATA-->
      <text:p text:style-name="P4">
<draw:frame draw:style-name="fr1" draw:name="Image79" text:anchor-type="as-char" svg:width="6.9236in" svg:height="3.956343in" draw:z-index="0">
<draw:image xlink:href="../Images/yкринформ/2023-05-21T12-56-00-03-00/630_360_1661924112-875.jpg" xlink:type="simple" xlink:show="embed" xlink:actuate="onLoad" draw:mime-type="image/jpeg"/>
</draw:frame>
 ПрезидентСША Джо Байден провів пресконференцію за підсумками саміту лідерів країн"Групи семи" в Хіросімі.</text:p>
      <text:p text:style-name="P4">
Як передає Укрінформ, трансляцію наживо вів з перекладом українською <text:a xlink:type="simple" xlink:href="https://www.youtube.com/watch" text:style-name="Internet_20_link" text:visited-style-name="Visited_20_Internet_20_Link">
</text:a>
 <text:a xlink:type="simple" xlink:href="https://www.youtube.com/@holosameryky/featured" text:style-name="Internet_20_link" text:visited-style-name="Visited_20_Internet_20_Link">
</text:a>
 <text:a xlink:type="simple" xlink:href="https://www.youtube.com/watch" text:style-name="Internet_20_link" text:visited-style-name="Visited_20_Internet_20_Link">
</text:a>
</text:p>
      <text:p text:style-name="P4">
<text:span text:style-name="T4">
Читайте також:</text:span>
 <text:a xlink:type="simple" xlink:href="https://www.ukrinform.ua/rubric-ato/3711575-ssa-pidtrimali-koaliciu-vinisuvaciv-zelenskij-vitae-risenna-bajdena.html" text:style-name="Internet_20_link" text:visited-style-name="Visited_20_Internet_20_Link">
 <text:span text:style-name="T4">
Байден</text:span>
 </text:a>
</text:p>
      <text:p text:style-name="P4">
Нагадаємо, в Японії проходить 48-й саміт «Групи семи», на який прибувВолодимир Зеленський. Учасники саміту розглядають шляхи забезпечення стійкостіглобальної економіки, в тому числі за наслідками пандемії коронавірусу таросійської агресії проти України.</text:p>
      <text:p text:style-name="P4">
Як повідомлялося, Президент України Володимир Зеленський та Президент США ДжоБайден вже <text:a xlink:type="simple" xlink:href="https://www.ukrinform.ua/rubric-polytics/3712084-zelenskij-i-bajden-rozpocali-zustric-u-hirosimi.html" text:style-name="Internet_20_link" text:visited-style-name="Visited_20_Internet_20_Link">
 </text:a>
 Вони обговорили подальшу взаємодіюдля <text:a xlink:type="simple" xlink:href="https://www.ukrinform.ua/rubric-polytics/3712130-zelenskij-obgovoriv-iz-bajdenom-posilenna-oboronnih-mozlivostej-ukraini.html" text:style-name="Internet_20_link" text:visited-style-name="Visited_20_Internet_20_Link">
 </text:a>
 .</text:p>
      <text:p text:style-name="P4">
Source: <text:a xlink:type="simple" xlink:href="https://www.ukrinform.ua/rubric-world/3712062-bajden-dae-preskonferenciu-za-pidsumkami-samitu-lideriv-g7.html" text:style-name="Internet_20_link" text:visited-style-name="Visited_20_Internet_20_Link">
https://www.ukrinform.ua/rubric-world/3712062-bajden-dae-preskonferenciu-za-pidsumkami-samitu-lideriv-g7.html</text:a>
</text:p>
      <!--NEWS-->
      <text:h text:style-name="P10" text:outline-level="1">
<text:span text:style-name="T4">
Російські хакери здійснили подвійну кібератаку проти міністерства і ЗМІ України — Держспецзв’язку</text:span>
</text:h>
      <text:p text:style-name="P4">
Authors: Ukrinform (Person)</text:p>
      <text:p text:style-name="P4">
Publisher: Укринформ (Organization)</text:p>
      <text:p text:style-name="P4">
Published Time: 2023-05-21T13:04:33+03:00</text:p>
      <text:p text:style-name="P4">
Modified Time: 2023-05-21T13:04:33+03:00</text:p>
      <text:p text:style-name="P4">
Description: У квітні російські хакери вдалися до незвичайної кібероперації, що складалася з подвійної кібератаки й операції інформаційного впливу. — Укрінформ.</text:p>
      <text:p text:style-name="P4">
Images: ['<text:a xlink:type="simple" xlink:href="https://static.ukrinform.com/photos/2020_08/thumb_files/630_360_1597991697-815.jpg" text:style-name="Internet_20_link" text:visited-style-name="Visited_20_Internet_20_Link">
630_360_15979...</text:a>
']</text:p>
      <text:p text:style-name="P4">
Tags: ['Кібератака', 'ЗМІ', "Держспецзв'язку", 'Росія', 'Хакери']</text:p>
      <text:p text:style-name="P4">
Type: Article</text:p>
      <!--METADATA-->
      <text:p text:style-name="P4">
<draw:frame draw:style-name="fr1" draw:name="Image80" text:anchor-type="as-char" svg:width="6.9236in" svg:height="3.956343in" draw:z-index="0">
<draw:image xlink:href="../Images/yкринформ/2023-05-21T13-04-33-03-00/630_360_1597991697-815.jpg" xlink:type="simple" xlink:show="embed" xlink:actuate="onLoad" draw:mime-type="image/jpeg"/>
</draw:frame>
 У квітніросійські хакери вдалися до незвичайної кібероперації, що складалася зподвійної кібератаки й операції інформаційного впливу.</text:p>
      <text:p text:style-name="P4">
Про це Державна служба спеціального зв’язку та захисту інформації Україниповідомила в  <text:a xlink:type="simple" xlink:href="https://t.me/dsszzi_official/5842" text:style-name="Internet_20_link" text:visited-style-name="Visited_20_Internet_20_Link">
</text:a>
, передає Укрінформ.</text:p>
      <text:p text:style-name="P4">
"Спочатку відбулася кібератака на одне з міністерств України, а після цього –на одне з українських <text:a xlink:type="simple" xlink:href="https://www.ukrinform.ua/tag-zmi" text:style-name="Internet_20_link" text:visited-style-name="Visited_20_Internet_20_Link">
 </text:a>
 . Хакери зламалисайт видання і опублікували новину про злам міністерства, з критикоюдіяльності CERT-UA", — зазначили у службі.</text:p>
      <text:p text:style-name="P4">
У Держспецзв’язку вважають, що таким чином ворог намагався викликати вукраїнців недовіру до даних у медіа та до державних органів.</text:p>
      <text:p text:style-name="P4">
<text:span text:style-name="T4">
Читайте також:</text:span>
 <text:a xlink:type="simple" xlink:href="https://www.ukrinform.ua/rubric-technology/3710022-ukraina-oficijno-priednalasa-do-centru-kiberzahistu-nato.html" text:style-name="Internet_20_link" text:visited-style-name="Visited_20_Internet_20_Link">
 <text:span text:style-name="T4">
Україна</text:span>
 <text:span text:style-name="T4">
офіційно</text:span>
 <text:span text:style-name="T4">
приєдналася</text:span>
 <text:span text:style-name="T4">
Центру</text:span>
<text:span text:style-name="T4">
кіберзахисту</text:span>
 <text:span text:style-name="T4">
НАТО</text:span>
 </text:a>
</text:p>
      <text:p text:style-name="P4">
Як повідомлялося, урядова команда реагування на комп’ютерні надзвичайні подіїCERT-UA, що діє при Держспецзв’язку, у ручному режимі опрацювала понад 700кіберінцидентів і кібератак, 151 з яких сталася протягом квітня.</text:p>
      <text:p text:style-name="P4">
Source: <text:a xlink:type="simple" xlink:href="https://www.ukrinform.ua/rubric-technology/3712173-rosijski-hakeri-zdijsnili-podvijnu-kiberataku-proti-ministerstva-i-zmi-ukraini-derzspeczvazku.html" text:style-name="Internet_20_link" text:visited-style-name="Visited_20_Internet_20_Link">
https://www.ukrinform.ua/rubric-technology/3712173-rosijski-hakeri-zdijsnili-podvijnu-kiberataku-proti-ministerstva-i-zmi-ukraini-derzspeczvazku.html</text:a>
</text:p>
      <!--NEWS-->
      <text:h text:style-name="P10" text:outline-level="1">
<text:span text:style-name="T4">
ЗСУ за добу знищили три роти і п’ять складів боєприпасів росіян на Таврійському напрямку</text:span>
</text:h>
      <text:p text:style-name="P4">
Authors: Ukrinform (Person)</text:p>
      <text:p text:style-name="P4">
Publisher: Укринформ (Organization)</text:p>
      <text:p text:style-name="P4">
Published Time: 2023-05-21T13:10:00+03:00</text:p>
      <text:p text:style-name="P4">
Modified Time: 2023-05-21T13:10:00+03:00</text:p>
      <text:p text:style-name="P4">
Description: Сили оборони на Таврійському напрямку протягом доби виконали 1006 вогневих завдань, знищили та пошкодили 22 одиниці озброєння та військової техніки російських загарбників. — Укрінформ.</text:p>
      <text:p text:style-name="P4">
Images: ['<text:a xlink:type="simple" xlink:href="https://static.ukrinform.com/photos/2023_05/thumb_files/630_360_1684663721-294.jpg" text:style-name="Internet_20_link" text:visited-style-name="Visited_20_Internet_20_Link">
630_360_16846...</text:a>
']</text:p>
      <text:p text:style-name="P4">
Tags: ['ЗСУ', 'Війна з Росією']</text:p>
      <text:p text:style-name="P4">
Type: Article</text:p>
      <!--METADATA-->
      <text:p text:style-name="P4">
<draw:frame draw:style-name="fr1" draw:name="Image81" text:anchor-type="as-char" svg:width="6.9236in" svg:height="3.956343in" draw:z-index="0">
<draw:image xlink:href="../Images/yкринформ/2023-05-21T13-10-00-03-00/630_360_1684663721-294.jpg" xlink:type="simple" xlink:show="embed" xlink:actuate="onLoad" draw:mime-type="image/jpeg"/>
</draw:frame>
 Силиоборони на Таврійському напрямку протягом доби виконали 1006 вогневих завдань,знищили та пошкодили 22 одиниці озброєння та військової техніки російськихзагарбників.</text:p>
      <text:p text:style-name="P4">
Про це повідомив командувач оперативно-стратегічного угруповання військ"Таврія" генерал Олександр Тарнавський у <text:a xlink:type="simple" xlink:href="https://t.me/otarnavskiy/91" text:style-name="Internet_20_link" text:visited-style-name="Visited_20_Internet_20_Link">
 </text:a>
 ,передає Укрінформ.</text:p>
      <text:p text:style-name="P4">
“Підрозділи ракетних військ та артилерії Сил оборони Таврійського напрямкупротягом доби виконали 1006 вогневих завдань. Втрати ворога вбитими тапораненими склали майже три роти”, - зазначив Тарнавський.</text:p>
      <text:p text:style-name="P4">
Також він поінформував, що за вказаний час Сили оборони на Таврійськомунапрямку знищили та пошкодили 22 одиниці озброєння та <text:a xlink:type="simple" xlink:href="https://www.ukrinform.ua/tag-vijskova-tehnika" text:style-name="Internet_20_link" text:visited-style-name="Visited_20_Internet_20_Link">
</text:a>
 противника. Зокрема, 2 танки,4 БМП, ББМ, БТР, МТЛБ, станцію РЕБ “Стриж-3”, 2 БпЛА “Орлан-10”, БпЛА “Zala”.Також, за його словами, знищено 5 складів боєприпасів ворога.</text:p>
      <text:p text:style-name="P4">
<text:span text:style-name="T4">
Читайте також:</text:span>
 <text:a xlink:type="simple" xlink:href="https://www.ukrinform.ua/rubric-ato/3712115-povitrani-sili-znisili-cotiri-sahedi-na-shidnomu-napramku.html" text:style-name="Internet_20_link" text:visited-style-name="Visited_20_Internet_20_Link">
 <text:span text:style-name="T4">
знищили</text:span>
 </text:a>
</text:p>
      <text:p text:style-name="P4">
Як повідомлялося, Сили оборони України з 24 лютого 2022 року по 21 травня 2023року <text:a xlink:type="simple" xlink:href="https://www.ukrinform.ua/rubric-vidbudova/3712066-zsu-znisili-vze-203-160-rosijskih-zagarbnikiv.html" text:style-name="Internet_20_link" text:visited-style-name="Visited_20_Internet_20_Link">
 </text:a>
 , з них 730 - за минулу добу.</text:p>
      <text:p text:style-name="P4">
<text:span text:style-name="T5">
Фото ілюстративне Костянтин Ліберов</text:span>
</text:p>
      <text:p text:style-name="P4">
Source: <text:a xlink:type="simple" xlink:href="https://www.ukrinform.ua/rubric-ato/3712177-zsu-za-dobu-znisili-tri-roti-i-pat-skladiv-boepripasiv-rosian-na-tavrijskomu-napramku.html" text:style-name="Internet_20_link" text:visited-style-name="Visited_20_Internet_20_Link">
https://www.ukrinform.ua/rubric-ato/3712177-zsu-za-dobu-znisili-tri-roti-i-pat-skladiv-boepripasiv-rosian-na-tavrijskomu-napramku.html</text:a>
</text:p>
      <!--NEWS-->
      <text:h text:style-name="P10" text:outline-level="1">
<text:span text:style-name="T4">
1 person wounded as result of Russian missile strike in Tsyrkuny village near Kharkiv</text:span>
</text:h>
      <text:p text:style-name="P4">
Authors: liveuamap (Language: en)</text:p>
      <text:p text:style-name="P4">
Time: 2023-05-21T13:16:02</text:p>
      <text:p text:style-name="P4">
Location: Kharkiv (Latitude:50.0794 Longtitude:36.3862)</text:p>
      <text:p text:style-name="P4">
Videos: []</text:p>
      <text:p text:style-name="P4">
Images: []</text:p>
      <text:p text:style-name="P4">
Tags: []</text:p>
      <text:p text:style-name="P4">
ID: 22564399</text:p>
      <!--METADATA-->
      <text:p text:style-name="P4">
1 person wounded as result of Russian missile strike in Tsyrkuny village nearKharkiv</text:p>
      <text:p text:style-name="P4">
News Collection Link: <text:a xlink:type="simple" xlink:href="https://liveuamap.com/en/2023/21-may-1-person-wounded-as-result-of-russian-missile-strike" text:style-name="Internet_20_link" text:visited-style-name="Visited_20_Internet_20_Link">
https://liveuamap.com/en/2023/21-may-1-person-wounded-as-result-of-russian-missile-strike</text:a>
</text:p>
      <text:p text:style-name="P4">
Source: <text:a xlink:type="simple" xlink:href="https://t.me/huyovy_kharkiv/110184" text:style-name="Internet_20_link" text:visited-style-name="Visited_20_Internet_20_Link">
https://t.me/huyovy_kharkiv/110184</text:a>
</text:p>
      <!--NEWS-->
      <text:h text:style-name="P10" text:outline-level="1">
<text:span text:style-name="T4">
У Бердянську пролунали вибухи в районі аеропорту</text:span>
</text:h>
      <text:p text:style-name="P4">
Authors: Ukrinform (Person)</text:p>
      <text:p text:style-name="P4">
Publisher: Укринформ (Organization)</text:p>
      <text:p text:style-name="P4">
Published Time: 2023-05-21T13:18:23+03:00</text:p>
      <text:p text:style-name="P4">
Modified Time: 2023-05-21T13:18:23+03:00</text:p>
      <text:p text:style-name="P4">
Description: У тимчасово окупованому Бердянську зранку пролунали вибухи в районі захопленого аеропорту. — Укрінформ.</text:p>
      <text:p text:style-name="P4">
Images: ['<text:a xlink:type="simple" xlink:href="https://static.ukrinform.com/photos/2023_05/thumb_files/630_360_1684664173-383.jpeg" text:style-name="Internet_20_link" text:visited-style-name="Visited_20_Internet_20_Link">
630_360_16846...</text:a>
']</text:p>
      <text:p text:style-name="P4">
Tags: ['Бердянськ', 'Вибух', 'Війна з Росією']</text:p>
      <text:p text:style-name="P4">
Type: Article</text:p>
      <!--METADATA-->
      <text:p text:style-name="P4">
<draw:frame draw:style-name="fr1" draw:name="Image82" text:anchor-type="as-char" svg:width="6.9236in" svg:height="3.956343in" draw:z-index="0">
<draw:image xlink:href="../Images/yкринформ/2023-05-21T13-18-23-03-00/630_360_1684664173-383.jpeg" xlink:type="simple" xlink:show="embed" xlink:actuate="onLoad" draw:mime-type="image/jpeg"/>
</draw:frame>
 Утимчасово окупованому Бердянську зранку пролунали вибухи в районі захопленогоаеропорту.</text:p>
      <text:p text:style-name="P4">
Про це в  <text:a xlink:type="simple" xlink:href="https://t.me/ivan_fedorov_melitopol/2052" text:style-name="Internet_20_link" text:visited-style-name="Visited_20_Internet_20_Link">
 </text:a>
 повідомив міськийголова Мелітополя Іван Федоров, передає Укрінформ.</text:p>
      <text:p text:style-name="P4">
"Окупантам неспокійно навіть у глибокому тилу: військові бази вибухають, а«влучне» ППО не справляється. Сьогодні о 4-ій ранку серія бавовни підняла наноги загарбників Бердянська. Вибухи були настільки потужними, що їх чулинавіть мешканці навколишніх населених пунктів на півночі міста", - написавФедоров.</text:p>
      <text:p text:style-name="P4">
За його словами, у своїх пабліках загарбники звітували про «вдалу роботу <text:a xlink:type="simple" xlink:href="https://www.ukrinform.ua/tag-ppo" text:style-name="Internet_20_link" text:visited-style-name="Visited_20_Internet_20_Link">
</text:a>
 », проте місцеві мешканці бачили пожежу ігустий дим у районі захопленого аеропорту.</text:p>
      <text:p text:style-name="P4">
<text:span text:style-name="T4">
Читайте також:</text:span>
 <text:a xlink:type="simple" xlink:href="https://www.ukrinform.ua/rubric-regions/3704082-u-berdansku-rosiani-rvut-ukrainski-pasporti-pid-cas-perevirki-dokumentiv.html" text:style-name="Internet_20_link" text:visited-style-name="Visited_20_Internet_20_Link">
 <text:span text:style-name="T4">
Бердянськ</text:span>
 </text:a>
</text:p>
      <text:p text:style-name="P4">
Водночас в Управління стратегічних комунікацій Апарату Головнокомандувача ЗСУ<text:a xlink:type="simple" xlink:href="https://t.me/AFUStratCom/17480" text:style-name="Internet_20_link" text:visited-style-name="Visited_20_Internet_20_Link">
 </text:a>
 , що в результаті нічного удару Силиоборони уразили штаб одного з підрозділів окупантів у Бердянську. Втративорога уточнюються.</text:p>
      <text:p text:style-name="P4">
Як повідомлялося, Генштаб ЗСУ поінформував, що минулої доби авіація Силоборони завдала 10 ударів по районах зосередження особового складу тавійськової техніки ворога. Також знищено чотири ударні та сім розвідувальнихБпЛА різних типів.</text:p>
      <text:p text:style-name="P4">
Підрозділи ракетних військ і артилерії уразили 4 райони зосередження озброєннята військової техніки, склад боєприпасів, 4 артилерійські підрозділи навогневих позиціях, один засіб протиповітряної оборони та ще одну важливу ціль.</text:p>
      <text:p text:style-name="P4">
Source: <text:a xlink:type="simple" xlink:href="https://www.ukrinform.ua/rubric-ato/3712180-u-berdansku-prolunali-vibuhi-v-rajoni-aeroportu.html" text:style-name="Internet_20_link" text:visited-style-name="Visited_20_Internet_20_Link">
https://www.ukrinform.ua/rubric-ato/3712180-u-berdansku-prolunali-vibuhi-v-rajoni-aeroportu.html</text:a>
</text:p>
      <!--NEWS-->
      <text:h text:style-name="P10" text:outline-level="1">
<text:span text:style-name="T4">
У Биківні вшанували пам'ять жертв політичних репресій</text:span>
</text:h>
      <text:p text:style-name="P4">
Authors: Ukrinform (Person)</text:p>
      <text:p text:style-name="P4">
Publisher: Укринформ (Organization)</text:p>
      <text:p text:style-name="P4">
Published Time: 2023-05-21T13:23:00+03:00</text:p>
      <text:p text:style-name="P4">
Modified Time: 2023-05-21T13:23:00+03:00</text:p>
      <text:p text:style-name="P4">
Description: У Національному історико-меморіальному заповіднику "Биківнянські могили" під Києвом вшанували пам'ять жертв комуністичного тоталітарного режиму. — Укрінформ.</text:p>
      <text:p text:style-name="P4">
Images: ['<text:a xlink:type="simple" xlink:href="https://static.ukrinform.com/photos/2023_05/thumb_files/630_360_1684664423-5622.jpeg" text:style-name="Internet_20_link" text:visited-style-name="Visited_20_Internet_20_Link">
630_360_16846...</text:a>
', '<text:a xlink:type="simple" xlink:href="https://static.ukrinform.com/photos/2023_05/1684664423-2849.jpeg" text:style-name="Internet_20_link" text:visited-style-name="Visited_20_Internet_20_Link">
1684664423-28...</text:a>
', '<text:a xlink:type="simple" xlink:href="https://static.ukrinform.com/photos/2023_05/thumb_files/630_360_1684664424-4131.jpeg" text:style-name="Internet_20_link" text:visited-style-name="Visited_20_Internet_20_Link">
630_360_16846...</text:a>
', '<text:a xlink:type="simple" xlink:href="https://static.ukrinform.com/photos/2023_05/thumb_files/630_360_1684664423-2699.jpeg" text:style-name="Internet_20_link" text:visited-style-name="Visited_20_Internet_20_Link">
630_360_16846...</text:a>
', '<text:a xlink:type="simple" xlink:href="https://static.ukrinform.com/photos/2023_05/thumb_files/630_360_1684664423-9607.jpeg" text:style-name="Internet_20_link" text:visited-style-name="Visited_20_Internet_20_Link">
630_360_16846...</text:a>
', '<text:a xlink:type="simple" xlink:href="https://static.ukrinform.com/photos/2023_05/thumb_files/630_360_1684664423-6044.jpeg" text:style-name="Internet_20_link" text:visited-style-name="Visited_20_Internet_20_Link">
630_360_16846...</text:a>
', '<text:a xlink:type="simple" xlink:href="https://static.ukrinform.com/photos/2023_05/thumb_files/630_360_1684664423-2849.jpeg" text:style-name="Internet_20_link" text:visited-style-name="Visited_20_Internet_20_Link">
630_360_16846...</text:a>
', '<text:a xlink:type="simple" xlink:href="https://static.ukrinform.com/photos/2023_05/thumb_files/630_360_1684664423-5471.jpeg" text:style-name="Internet_20_link" text:visited-style-name="Visited_20_Internet_20_Link">
630_360_16846...</text:a>
', '<text:a xlink:type="simple" xlink:href="https://static.ukrinform.com/photos/2023_05/thumb_files/630_360_1684664425-9295.jpeg" text:style-name="Internet_20_link" text:visited-style-name="Visited_20_Internet_20_Link">
630_360_16846...</text:a>
', '<text:a xlink:type="simple" xlink:href="https://static.ukrinform.com/photos/2023_05/thumb_files/630_360_1684664425-2697.jpeg" text:style-name="Internet_20_link" text:visited-style-name="Visited_20_Internet_20_Link">
630_360_16846...</text:a>
', '<text:a xlink:type="simple" xlink:href="https://static.ukrinform.com/photos/2023_05/thumb_files/630_360_1684664425-8825.jpeg" text:style-name="Internet_20_link" text:visited-style-name="Visited_20_Internet_20_Link">
630_360_16846...</text:a>
', '<text:a xlink:type="simple" xlink:href="https://static.ukrinform.com/photos/2023_05/thumb_files/630_360_1684664425-9617.jpeg" text:style-name="Internet_20_link" text:visited-style-name="Visited_20_Internet_20_Link">
630_360_16846...</text:a>
', '<text:a xlink:type="simple" xlink:href="https://static.ukrinform.com/photos/2023_05/thumb_files/630_360_1684664425-5397.jpeg" text:style-name="Internet_20_link" text:visited-style-name="Visited_20_Internet_20_Link">
630_360_16846...</text:a>
', '<text:a xlink:type="simple" xlink:href="https://static.ukrinform.com/photos/2023_05/thumb_files/630_360_1684664425-2812.jpeg" text:style-name="Internet_20_link" text:visited-style-name="Visited_20_Internet_20_Link">
630_360_16846...</text:a>
', '<text:a xlink:type="simple" xlink:href="https://static.ukrinform.com/photos/2023_05/thumb_files/630_360_1684664426-4793.jpeg" text:style-name="Internet_20_link" text:visited-style-name="Visited_20_Internet_20_Link">
630_360_16846...</text:a>
', '<text:a xlink:type="simple" xlink:href="https://static.ukrinform.com/photos/2023_05/thumb_files/630_360_1684664426-1492.jpeg" text:style-name="Internet_20_link" text:visited-style-name="Visited_20_Internet_20_Link">
630_360_16846...</text:a>
', '<text:a xlink:type="simple" xlink:href="https://static.ukrinform.com/photos/2023_05/thumb_files/630_360_1684664426-9208.jpeg" text:style-name="Internet_20_link" text:visited-style-name="Visited_20_Internet_20_Link">
630_360_16846...</text:a>
', '<text:a xlink:type="simple" xlink:href="https://static.ukrinform.com/photos/2023_05/thumb_files/630_360_1684664426-6599.jpeg" text:style-name="Internet_20_link" text:visited-style-name="Visited_20_Internet_20_Link">
630_360_16846...</text:a>
', '<text:a xlink:type="simple" xlink:href="https://static.ukrinform.com/photos/2023_05/thumb_files/630_360_1684664427-8987.jpeg" text:style-name="Internet_20_link" text:visited-style-name="Visited_20_Internet_20_Link">
630_360_16846...</text:a>
', '<text:a xlink:type="simple" xlink:href="https://static.ukrinform.com/photos/2023_05/thumb_files/630_360_1684664426-2101.jpeg" text:style-name="Internet_20_link" text:visited-style-name="Visited_20_Internet_20_Link">
630_360_16846...</text:a>
']</text:p>
      <text:p text:style-name="P4">
Tags: None</text:p>
      <text:p text:style-name="P4">
Type: Article</text:p>
      <!--METADATA-->
      <text:p text:style-name="P4">
<draw:frame draw:style-name="fr1" draw:name="Image83" text:anchor-type="as-char" svg:width="6.9236in" svg:height="3.956343in" draw:z-index="0">
<draw:image xlink:href="../Images/yкринформ/2023-05-21T13-23-00-03-00/630_360_1684664423-5622.jpeg" xlink:type="simple" xlink:show="embed" xlink:actuate="onLoad" draw:mime-type="image/jpeg"/>
</draw:frame>
 УНаціональному історико-меморіальному заповіднику "Биківнянські могили" підКиєвом вшанували пам'ять жертв комуністичного тоталітарного режиму.</text:p>
      <text:p text:style-name="P4">
Як передає кореспондент Укрінформу, біля меморіалів жертвам сталінськоготерору 1937–1941 рр і розстріляним у 1940 році полякам поклали квіти тавідправили панахиду.</text:p>
      <text:p text:style-name="P4">
У вшануванні пам'яті жертв тоталітарних репресій взяли участь, зокрема,очільник МКІП Олександр Ткаченко, заступник голови УІНП Володимир Тиліщак ізаступниця генерального директора з наукової роботи НІМЗ "Биківнянські могили"Тетяна Шептицька.</text:p>
      <text:p text:style-name="P4">
"Тоталітарні режими залишають за собою жертви, страждання. Це було і за часівРосійської імперії, і за часів Радянського Союзу, коли від політичних репресійгинули українці та були розстріляні поляки. Прикро про це говорити, але цевідбувалося на одному й тому ж майданчику: нас поєднала, на жаль, сумна доля,пов'язана з наслідками тоталітарного режиму. Нинішній тоталітарний російськийрежим продовжує ту ж політику - вбивства мирних людей, руйнування спадщини йскалічення сотень тисяч життів", - сказав міністр культури та інформаційноїполітики Олександр Ткаченко.</text:p>
      <text:p text:style-name="P4">
<draw:frame draw:style-name="fr1" draw:name="Image84" text:anchor-type="as-char" svg:width="6.9236in" svg:height="4.615733in" draw:z-index="0">
<draw:image xlink:href="../Images/yкринформ/2023-05-21T13-23-00-03-00/1684664423-2849.jpeg" xlink:type="simple" xlink:show="embed" xlink:actuate="onLoad" draw:mime-type="image/jpeg"/>
</draw:frame>
</text:p>
      <text:p text:style-name="P4">
Він також підкреслив, що необхідно берегти пам'ять про події 1937–1941 рр.,аби у майбутньому унеможливити "постання нового диявола у вигляді російськогототалітарного режиму".</text:p>
      <text:p text:style-name="P4">
<text:span text:style-name="T4">
Читайте також:</text:span>
 <text:a xlink:type="simple" xlink:href="https://www.ukrinform.ua/rubric-society/3712164-ukrainci-maut-ne-dopustiti-teroru-i-politicnih-represij-u-majbutnomu-lubinec.html" text:style-name="Internet_20_link" text:visited-style-name="Visited_20_Internet_20_Link">
 <text:span text:style-name="T4">
Лубін</text:span>
 </text:a>
</text:p>
      <text:p text:style-name="P4">
<draw:frame draw:style-name="fr1" draw:name="Image85" text:anchor-type="as-char" svg:width="6.9236in" svg:height="3.956343in" draw:z-index="0">
<draw:image xlink:href="../Images/yкринформ/2023-05-21T13-23-00-03-00/630_360_1684664424-4131.jpeg" xlink:type="simple" xlink:show="embed" xlink:actuate="onLoad" draw:mime-type="image/jpeg"/>
</draw:frame>
 УБиківні вшанували пам'ять жертв політичних репресій / Фото: Євген Котенко,Укрінформ  <text:a xlink:type="simple" xlink:href="https://static.ukrinform.com/photos/2023_05/1684664424-4131.jpeg" text:style-name="Internet_20_link" text:visited-style-name="Visited_20_Internet_20_Link">
<draw:frame draw:style-name="fr1" draw:name="Image86" text:anchor-type="as-char" svg:width="6.9236in" svg:height="3.956343in" draw:z-index="0">
<draw:image xlink:href="../Images/yкринформ/2023-05-21T13-23-00-03-00/630_360_1684664424-4131.jpeg" xlink:type="simple" xlink:show="embed" xlink:actuate="onLoad" draw:mime-type="image/jpeg"/>
</draw:frame>
</text:a>
 <text:a xlink:type="simple" xlink:href="https://static.ukrinform.com/photos/2023_05/1684664423-2699.jpeg" text:style-name="Internet_20_link" text:visited-style-name="Visited_20_Internet_20_Link">
<draw:frame draw:style-name="fr1" draw:name="Image87" text:anchor-type="as-char" svg:width="6.9236in" svg:height="3.956343in" draw:z-index="0">
<draw:image xlink:href="../Images/yкринформ/2023-05-21T13-23-00-03-00/630_360_1684664423-2699.jpeg" xlink:type="simple" xlink:show="embed" xlink:actuate="onLoad" draw:mime-type="image/jpeg"/>
</draw:frame>
</text:a>
 <text:a xlink:type="simple" xlink:href="https://static.ukrinform.com/photos/2023_05/1684664423-9607.jpeg" text:style-name="Internet_20_link" text:visited-style-name="Visited_20_Internet_20_Link">
<draw:frame draw:style-name="fr1" draw:name="Image88" text:anchor-type="as-char" svg:width="6.9236in" svg:height="3.956343in" draw:z-index="0">
<draw:image xlink:href="../Images/yкринформ/2023-05-21T13-23-00-03-00/630_360_1684664423-9607.jpeg" xlink:type="simple" xlink:show="embed" xlink:actuate="onLoad" draw:mime-type="image/jpeg"/>
</draw:frame>
</text:a>
 <text:a xlink:type="simple" xlink:href="https://static.ukrinform.com/photos/2023_05/1684664423-5622.jpeg" text:style-name="Internet_20_link" text:visited-style-name="Visited_20_Internet_20_Link">
<draw:frame draw:style-name="fr1" draw:name="Image89" text:anchor-type="as-char" svg:width="6.9236in" svg:height="3.956343in" draw:z-index="0">
<draw:image xlink:href="../Images/yкринформ/2023-05-21T13-23-00-03-00/630_360_1684664423-5622.jpeg" xlink:type="simple" xlink:show="embed" xlink:actuate="onLoad" draw:mime-type="image/jpeg"/>
</draw:frame>
</text:a>
 <text:a xlink:type="simple" xlink:href="https://static.ukrinform.com/photos/2023_05/1684664423-6044.jpeg" text:style-name="Internet_20_link" text:visited-style-name="Visited_20_Internet_20_Link">
<draw:frame draw:style-name="fr1" draw:name="Image90" text:anchor-type="as-char" svg:width="6.9236in" svg:height="3.956343in" draw:z-index="0">
<draw:image xlink:href="../Images/yкринформ/2023-05-21T13-23-00-03-00/630_360_1684664423-6044.jpeg" xlink:type="simple" xlink:show="embed" xlink:actuate="onLoad" draw:mime-type="image/jpeg"/>
</draw:frame>
</text:a>
 <text:a xlink:type="simple" xlink:href="https://static.ukrinform.com/photos/2023_05/1684664423-2849.jpeg" text:style-name="Internet_20_link" text:visited-style-name="Visited_20_Internet_20_Link">
<draw:frame draw:style-name="fr1" draw:name="Image91" text:anchor-type="as-char" svg:width="6.9236in" svg:height="3.956343in" draw:z-index="0">
<draw:image xlink:href="../Images/yкринформ/2023-05-21T13-23-00-03-00/630_360_1684664423-2849.jpeg" xlink:type="simple" xlink:show="embed" xlink:actuate="onLoad" draw:mime-type="image/jpeg"/>
</draw:frame>
</text:a>
 <text:a xlink:type="simple" xlink:href="https://static.ukrinform.com/photos/2023_05/1684664423-5471.jpeg" text:style-name="Internet_20_link" text:visited-style-name="Visited_20_Internet_20_Link">
<draw:frame draw:style-name="fr1" draw:name="Image92" text:anchor-type="as-char" svg:width="6.9236in" svg:height="3.956343in" draw:z-index="0">
<draw:image xlink:href="../Images/yкринформ/2023-05-21T13-23-00-03-00/630_360_1684664423-5471.jpeg" xlink:type="simple" xlink:show="embed" xlink:actuate="onLoad" draw:mime-type="image/jpeg"/>
</draw:frame>
</text:a>
 <text:a xlink:type="simple" xlink:href="https://static.ukrinform.com/photos/2023_05/1684664425-9295.jpeg" text:style-name="Internet_20_link" text:visited-style-name="Visited_20_Internet_20_Link">
<draw:frame draw:style-name="fr1" draw:name="Image93" text:anchor-type="as-char" svg:width="6.9236in" svg:height="3.956343in" draw:z-index="0">
<draw:image xlink:href="../Images/yкринформ/2023-05-21T13-23-00-03-00/630_360_1684664425-9295.jpeg" xlink:type="simple" xlink:show="embed" xlink:actuate="onLoad" draw:mime-type="image/jpeg"/>
</draw:frame>
</text:a>
 <text:a xlink:type="simple" xlink:href="https://static.ukrinform.com/photos/2023_05/1684664425-2697.jpeg" text:style-name="Internet_20_link" text:visited-style-name="Visited_20_Internet_20_Link">
<draw:frame draw:style-name="fr1" draw:name="Image94" text:anchor-type="as-char" svg:width="6.9236in" svg:height="3.956343in" draw:z-index="0">
<draw:image xlink:href="../Images/yкринформ/2023-05-21T13-23-00-03-00/630_360_1684664425-2697.jpeg" xlink:type="simple" xlink:show="embed" xlink:actuate="onLoad" draw:mime-type="image/jpeg"/>
</draw:frame>
</text:a>
 <text:a xlink:type="simple" xlink:href="https://static.ukrinform.com/photos/2023_05/1684664425-8825.jpeg" text:style-name="Internet_20_link" text:visited-style-name="Visited_20_Internet_20_Link">
<draw:frame draw:style-name="fr1" draw:name="Image95" text:anchor-type="as-char" svg:width="6.9236in" svg:height="3.956343in" draw:z-index="0">
<draw:image xlink:href="../Images/yкринформ/2023-05-21T13-23-00-03-00/630_360_1684664425-8825.jpeg" xlink:type="simple" xlink:show="embed" xlink:actuate="onLoad" draw:mime-type="image/jpeg"/>
</draw:frame>
</text:a>
 <text:a xlink:type="simple" xlink:href="https://static.ukrinform.com/photos/2023_05/1684664425-9617.jpeg" text:style-name="Internet_20_link" text:visited-style-name="Visited_20_Internet_20_Link">
<draw:frame draw:style-name="fr1" draw:name="Image96" text:anchor-type="as-char" svg:width="6.9236in" svg:height="3.956343in" draw:z-index="0">
<draw:image xlink:href="../Images/yкринформ/2023-05-21T13-23-00-03-00/630_360_1684664425-9617.jpeg" xlink:type="simple" xlink:show="embed" xlink:actuate="onLoad" draw:mime-type="image/jpeg"/>
</draw:frame>
</text:a>
 <text:a xlink:type="simple" xlink:href="https://static.ukrinform.com/photos/2023_05/1684664425-5397.jpeg" text:style-name="Internet_20_link" text:visited-style-name="Visited_20_Internet_20_Link">
<draw:frame draw:style-name="fr1" draw:name="Image97" text:anchor-type="as-char" svg:width="6.9236in" svg:height="3.956343in" draw:z-index="0">
<draw:image xlink:href="../Images/yкринформ/2023-05-21T13-23-00-03-00/630_360_1684664425-5397.jpeg" xlink:type="simple" xlink:show="embed" xlink:actuate="onLoad" draw:mime-type="image/jpeg"/>
</draw:frame>
</text:a>
 <text:a xlink:type="simple" xlink:href="https://static.ukrinform.com/photos/2023_05/1684664425-2812.jpeg" text:style-name="Internet_20_link" text:visited-style-name="Visited_20_Internet_20_Link">
<draw:frame draw:style-name="fr1" draw:name="Image98" text:anchor-type="as-char" svg:width="6.9236in" svg:height="3.956343in" draw:z-index="0">
<draw:image xlink:href="../Images/yкринформ/2023-05-21T13-23-00-03-00/630_360_1684664425-2812.jpeg" xlink:type="simple" xlink:show="embed" xlink:actuate="onLoad" draw:mime-type="image/jpeg"/>
</draw:frame>
</text:a>
 <text:a xlink:type="simple" xlink:href="https://static.ukrinform.com/photos/2023_05/1684664426-4793.jpeg" text:style-name="Internet_20_link" text:visited-style-name="Visited_20_Internet_20_Link">
<draw:frame draw:style-name="fr1" draw:name="Image99" text:anchor-type="as-char" svg:width="6.9236in" svg:height="3.956343in" draw:z-index="0">
<draw:image xlink:href="../Images/yкринформ/2023-05-21T13-23-00-03-00/630_360_1684664426-4793.jpeg" xlink:type="simple" xlink:show="embed" xlink:actuate="onLoad" draw:mime-type="image/jpeg"/>
</draw:frame>
</text:a>
 <text:a xlink:type="simple" xlink:href="https://static.ukrinform.com/photos/2023_05/1684664426-1492.jpeg" text:style-name="Internet_20_link" text:visited-style-name="Visited_20_Internet_20_Link">
<draw:frame draw:style-name="fr1" draw:name="Image100" text:anchor-type="as-char" svg:width="6.9236in" svg:height="3.956343in" draw:z-index="0">
<draw:image xlink:href="../Images/yкринформ/2023-05-21T13-23-00-03-00/630_360_1684664426-1492.jpeg" xlink:type="simple" xlink:show="embed" xlink:actuate="onLoad" draw:mime-type="image/jpeg"/>
</draw:frame>
</text:a>
 <text:a xlink:type="simple" xlink:href="https://static.ukrinform.com/photos/2023_05/1684664426-9208.jpeg" text:style-name="Internet_20_link" text:visited-style-name="Visited_20_Internet_20_Link">
<draw:frame draw:style-name="fr1" draw:name="Image101" text:anchor-type="as-char" svg:width="6.9236in" svg:height="3.956343in" draw:z-index="0">
<draw:image xlink:href="../Images/yкринформ/2023-05-21T13-23-00-03-00/630_360_1684664426-9208.jpeg" xlink:type="simple" xlink:show="embed" xlink:actuate="onLoad" draw:mime-type="image/jpeg"/>
</draw:frame>
</text:a>
 <text:a xlink:type="simple" xlink:href="https://static.ukrinform.com/photos/2023_05/1684664426-6599.jpeg" text:style-name="Internet_20_link" text:visited-style-name="Visited_20_Internet_20_Link">
<draw:frame draw:style-name="fr1" draw:name="Image102" text:anchor-type="as-char" svg:width="6.9236in" svg:height="3.956343in" draw:z-index="0">
<draw:image xlink:href="../Images/yкринформ/2023-05-21T13-23-00-03-00/630_360_1684664426-6599.jpeg" xlink:type="simple" xlink:show="embed" xlink:actuate="onLoad" draw:mime-type="image/jpeg"/>
</draw:frame>
</text:a>
 <text:a xlink:type="simple" xlink:href="https://static.ukrinform.com/photos/2023_05/1684664427-8987.jpeg" text:style-name="Internet_20_link" text:visited-style-name="Visited_20_Internet_20_Link">
<draw:frame draw:style-name="fr1" draw:name="Image103" text:anchor-type="as-char" svg:width="6.9236in" svg:height="3.956343in" draw:z-index="0">
<draw:image xlink:href="../Images/yкринформ/2023-05-21T13-23-00-03-00/630_360_1684664427-8987.jpeg" xlink:type="simple" xlink:show="embed" xlink:actuate="onLoad" draw:mime-type="image/jpeg"/>
</draw:frame>
</text:a>
 <text:a xlink:type="simple" xlink:href="https://static.ukrinform.com/photos/2023_05/1684664426-2101.jpeg" text:style-name="Internet_20_link" text:visited-style-name="Visited_20_Internet_20_Link">
<draw:frame draw:style-name="fr1" draw:name="Image104" text:anchor-type="as-char" svg:width="6.9236in" svg:height="3.956343in" draw:z-index="0">
<draw:image xlink:href="../Images/yкринформ/2023-05-21T13-23-00-03-00/630_360_1684664426-2101.jpeg" xlink:type="simple" xlink:show="embed" xlink:actuate="onLoad" draw:mime-type="image/jpeg"/>
</draw:frame>
</text:a>
</text:p>
      <text:p text:style-name="P4">
Як повідомляв Укрінформ, сьогодні, 21 травня, в Україні <text:a xlink:type="simple" xlink:href="https://www.ukrinform.ua/rubric-society/3711534-v-ukraini-vidznacaut-den-pamati-zertv-politicnih-represij.html" text:style-name="Internet_20_link" text:visited-style-name="Visited_20_Internet_20_Link">
</text:a>
</text:p>
      <text:p text:style-name="P4">
За даними істориків, загальна кількість розстріляних, похованих у Биківні,може становити від 20 до 100 тисяч осіб. На сьогодні встановлені прізвищапонад 18,5 тисяч українців та близько 3,5 тисяч представників польської еліти,які поховані в Биківні. Польський військовий цвинтар на території Биківні буловідкрито у вересні 2012 року.</text:p>
      <text:p text:style-name="P4">
Source: <text:a xlink:type="simple" xlink:href="https://www.ukrinform.ua/rubric-society/3712181-u-bikivni-vsanuvali-pamat-zertv-politicnih-represij.html" text:style-name="Internet_20_link" text:visited-style-name="Visited_20_Internet_20_Link">
https://www.ukrinform.ua/rubric-society/3712181-u-bikivni-vsanuvali-pamat-zertv-politicnih-represij.html</text:a>
</text:p>
      <!--NEWS-->
      <text:h text:style-name="P10" text:outline-level="1">
<text:span text:style-name="T4">
Росіяни обстріляли авіабомбами село на Херсонщині - пошкоджена цивільна інфраструктура</text:span>
</text:h>
      <text:p text:style-name="P4">
Authors: Ukrinform (Person)</text:p>
      <text:p text:style-name="P4">
Publisher: Укринформ (Organization)</text:p>
      <text:p text:style-name="P4">
Published Time: 2023-05-21T13:27:00+03:00</text:p>
      <text:p text:style-name="P4">
Modified Time: 2023-05-21T13:27:00+03:00</text:p>
      <text:p text:style-name="P4">
Description: Під час нічого обстрілу керованим иавіабомбами Станіслава Херсонської області пошкоджені 12 осель, будинок культури, магазин та ще дві будівлі. — Укрінформ.</text:p>
      <text:p text:style-name="P4">
Images: ['<text:a xlink:type="simple" xlink:href="https://static.ukrinform.com/photos/2023_05/thumb_files/630_360_1684664497-315.jpeg" text:style-name="Internet_20_link" text:visited-style-name="Visited_20_Internet_20_Link">
630_360_16846...</text:a>
', '<text:a xlink:type="simple" xlink:href="https://static.ukrinform.com/photos/2023_05/thumb_files/630_360_1684664463-9396.jpeg" text:style-name="Internet_20_link" text:visited-style-name="Visited_20_Internet_20_Link">
630_360_16846...</text:a>
', '<text:a xlink:type="simple" xlink:href="https://static.ukrinform.com/photos/2023_05/thumb_files/630_360_1684664425-6301.jpeg" text:style-name="Internet_20_link" text:visited-style-name="Visited_20_Internet_20_Link">
630_360_16846...</text:a>
', '<text:a xlink:type="simple" xlink:href="https://static.ukrinform.com/photos/2023_05/thumb_files/630_360_1684664428-2132.jpeg" text:style-name="Internet_20_link" text:visited-style-name="Visited_20_Internet_20_Link">
630_360_16846...</text:a>
', '<text:a xlink:type="simple" xlink:href="https://static.ukrinform.com/photos/2023_05/thumb_files/630_360_1684664432-9230.jpeg" text:style-name="Internet_20_link" text:visited-style-name="Visited_20_Internet_20_Link">
630_360_16846...</text:a>
', '<text:a xlink:type="simple" xlink:href="https://static.ukrinform.com/photos/2023_05/thumb_files/630_360_1684664444-7960.jpeg" text:style-name="Internet_20_link" text:visited-style-name="Visited_20_Internet_20_Link">
630_360_16846...</text:a>
', '<text:a xlink:type="simple" xlink:href="https://static.ukrinform.com/photos/2023_05/thumb_files/630_360_1684664467-1790.jpeg" text:style-name="Internet_20_link" text:visited-style-name="Visited_20_Internet_20_Link">
630_360_16846...</text:a>
']</text:p>
      <text:p text:style-name="P4">
Tags: ['Будинок', 'Херсонщина', 'Обстріл', 'Війна з Росією']</text:p>
      <text:p text:style-name="P4">
Type: Article</text:p>
      <!--METADATA-->
      <text:p text:style-name="P4">
<draw:frame draw:style-name="fr1" draw:name="Image105" text:anchor-type="as-char" svg:width="6.9236in" svg:height="3.956343in" draw:z-index="0">
<draw:image xlink:href="../Images/yкринформ/2023-05-21T13-27-00-03-00/630_360_1684664497-315.jpeg" xlink:type="simple" xlink:show="embed" xlink:actuate="onLoad" draw:mime-type="image/jpeg"/>
</draw:frame>
 Під часнічого обстрілу керованим иавіабомбами Станіслава Херсонської областіпошкоджені 12 осель, будинок культури, магазин та ще дві будівлі.</text:p>
      <text:p text:style-name="P4">
Про це у <text:a xlink:type="simple" xlink:href="https://t.me/khersonskaODA/6007" text:style-name="Internet_20_link" text:visited-style-name="Visited_20_Internet_20_Link">
 </text:a>
 повідомляє Херсонська ОВА,передає Укрінформ.</text:p>
      <text:p text:style-name="P4">
«Російська авіація продовжує <text:a xlink:type="simple" xlink:href="https://www.ukrinform.ua/tag-obstril" text:style-name="Internet_20_link" text:visited-style-name="Visited_20_Internet_20_Link">
 </text:a>
 поСтаніславу. Через нічний удар керованими авіабомбами у селі пошкоджено 12осель, будинок культури, магазин та ще дві цивільні будівлі», - йдеться уповідомленні.</text:p>
      <text:p text:style-name="P4">
<draw:frame draw:style-name="fr1" draw:name="Image106" text:anchor-type="as-char" svg:width="6.9236in" svg:height="3.956343in" draw:z-index="0">
<draw:image xlink:href="../Images/yкринформ/2023-05-21T13-27-00-03-00/630_360_1684664463-9396.jpeg" xlink:type="simple" xlink:show="embed" xlink:actuate="onLoad" draw:mime-type="image/jpeg"/>
</draw:frame>
 Росіяниздійснили обстріл керованим авіабомбами села на Херсонщині / Херсонська ОДА(ОВА)  <text:a xlink:type="simple" xlink:href="https://static.ukrinform.com/photos/2023_05/1684664463-9396.jpeg" text:style-name="Internet_20_link" text:visited-style-name="Visited_20_Internet_20_Link">
 <draw:frame draw:style-name="fr1" draw:name="Image107" text:anchor-type="as-char" svg:width="6.9236in" svg:height="3.956343in" draw:z-index="0">
<draw:image xlink:href="../Images/yкринформ/2023-05-21T13-27-00-03-00/630_360_1684664463-9396.jpeg" xlink:type="simple" xlink:show="embed" xlink:actuate="onLoad" draw:mime-type="image/jpeg"/>
</draw:frame>
</text:a>
 <text:a xlink:type="simple" xlink:href="https://static.ukrinform.com/photos/2023_05/1684664425-6301.jpeg" text:style-name="Internet_20_link" text:visited-style-name="Visited_20_Internet_20_Link">
<draw:frame draw:style-name="fr1" draw:name="Image108" text:anchor-type="as-char" svg:width="6.9236in" svg:height="3.956343in" draw:z-index="0">
<draw:image xlink:href="../Images/yкринформ/2023-05-21T13-27-00-03-00/630_360_1684664425-6301.jpeg" xlink:type="simple" xlink:show="embed" xlink:actuate="onLoad" draw:mime-type="image/jpeg"/>
</draw:frame>
</text:a>
 <text:a xlink:type="simple" xlink:href="https://static.ukrinform.com/photos/2023_05/1684664428-2132.jpeg" text:style-name="Internet_20_link" text:visited-style-name="Visited_20_Internet_20_Link">
<draw:frame draw:style-name="fr1" draw:name="Image109" text:anchor-type="as-char" svg:width="6.9236in" svg:height="3.956343in" draw:z-index="0">
<draw:image xlink:href="../Images/yкринформ/2023-05-21T13-27-00-03-00/630_360_1684664428-2132.jpeg" xlink:type="simple" xlink:show="embed" xlink:actuate="onLoad" draw:mime-type="image/jpeg"/>
</draw:frame>
</text:a>
 <text:a xlink:type="simple" xlink:href="https://static.ukrinform.com/photos/2023_05/1684664432-9230.jpeg" text:style-name="Internet_20_link" text:visited-style-name="Visited_20_Internet_20_Link">
<draw:frame draw:style-name="fr1" draw:name="Image110" text:anchor-type="as-char" svg:width="6.9236in" svg:height="3.956343in" draw:z-index="0">
<draw:image xlink:href="../Images/yкринформ/2023-05-21T13-27-00-03-00/630_360_1684664432-9230.jpeg" xlink:type="simple" xlink:show="embed" xlink:actuate="onLoad" draw:mime-type="image/jpeg"/>
</draw:frame>
</text:a>
 <text:a xlink:type="simple" xlink:href="https://static.ukrinform.com/photos/2023_05/1684664444-7960.jpeg" text:style-name="Internet_20_link" text:visited-style-name="Visited_20_Internet_20_Link">
<draw:frame draw:style-name="fr1" draw:name="Image111" text:anchor-type="as-char" svg:width="6.9236in" svg:height="3.956343in" draw:z-index="0">
<draw:image xlink:href="../Images/yкринформ/2023-05-21T13-27-00-03-00/630_360_1684664444-7960.jpeg" xlink:type="simple" xlink:show="embed" xlink:actuate="onLoad" draw:mime-type="image/jpeg"/>
</draw:frame>
</text:a>
 <text:a xlink:type="simple" xlink:href="https://static.ukrinform.com/photos/2023_05/1684664467-1790.jpeg" text:style-name="Internet_20_link" text:visited-style-name="Visited_20_Internet_20_Link">
<draw:frame draw:style-name="fr1" draw:name="Image112" text:anchor-type="as-char" svg:width="6.9236in" svg:height="3.956343in" draw:z-index="0">
<draw:image xlink:href="../Images/yкринформ/2023-05-21T13-27-00-03-00/630_360_1684664467-1790.jpeg" xlink:type="simple" xlink:show="embed" xlink:actuate="onLoad" draw:mime-type="image/jpeg"/>
</draw:frame>
</text:a>
</text:p>
      <text:p text:style-name="P4">
Зазначається, що населення не постраждало.</text:p>
      <text:p text:style-name="P4">
<text:span text:style-name="T4">
Читайте також:</text:span>
 <text:a xlink:type="simple" xlink:href="https://www.ukrinform.ua/rubric-regions/3712136-unaslidok-obstriliv-rf-pidpriemstva-u-kupansku-poraneni-troe.html" text:style-name="Internet_20_link" text:visited-style-name="Visited_20_Internet_20_Link">
 <text:span text:style-name="T4">
обстріл</text:span>
 </text:a>
</text:p>
      <text:p text:style-name="P4">
Як повідомлялося, російська армія за минулу добу, 20 травня, здійснила 63обстріли Херсонської області, дві людини загинули.</text:p>
      <text:p text:style-name="P4">
<text:span text:style-name="T5">
Фото: Херсонська ОДА (ОВА)</text:span>
</text:p>
      <text:p text:style-name="P4">
Source: <text:a xlink:type="simple" xlink:href="https://www.ukrinform.ua/rubric-ato/3712182-rosiani-obstrilali-aviabombami-selo-na-hersonsini-poskodzena-civilna-infrastruktura.html" text:style-name="Internet_20_link" text:visited-style-name="Visited_20_Internet_20_Link">
https://www.ukrinform.ua/rubric-ato/3712182-rosiani-obstrilali-aviabombami-selo-na-hersonsini-poskodzena-civilna-infrastruktura.html</text:a>
</text:p>
      <!--NEWS-->
      <text:h text:style-name="P10" text:outline-level="1">
<text:span text:style-name="T4">
Donetsk Oblast(19:30). Red Alert: aerial threat. Sirens sounding. Take cover now!</text:span>
</text:h>
      <text:p text:style-name="P4">
Authors: liveuamap (Language: en)</text:p>
      <text:p text:style-name="P4">
Time: 2023-05-21T13:31:00</text:p>
      <text:p text:style-name="P4">
Location: Donetsk Oblast (Latitude:48.72744 Longtitude:37.5781)</text:p>
      <text:p text:style-name="P4">
Videos: []</text:p>
      <text:p text:style-name="P4">
Images: []</text:p>
      <text:p text:style-name="P4">
Tags: ["Europe", "Central and Eastern Europe"]</text:p>
      <text:p text:style-name="P4">
ID: 22564400</text:p>
      <!--METADATA-->
      <text:p text:style-name="P4">
Donetsk Oblast(19:30). Red Alert: aerial threat. Sirens sounding. Take covernow!</text:p>
      <text:p text:style-name="P4">
News Collection Link: <text:a xlink:type="simple" xlink:href="https://liveuamap.com/en/2023/21-may-donetsk-oblast1930-red-alert-aerial-thg" text:style-name="Internet_20_link" text:visited-style-name="Visited_20_Internet_20_Link">
https://liveuamap.com/en/2023/21-may-donetsk-oblast1930-red-alert-aerial-thg</text:a>
</text:p>
      <text:p text:style-name="P4">
Source: <text:a xlink:type="simple" xlink:href="https://t.me/air_alert_ua/46151" text:style-name="Internet_20_link" text:visited-style-name="Visited_20_Internet_20_Link">
https://t.me/air_alert_ua/46151</text:a>
</text:p>
      <!--NEWS-->
      <text:h text:style-name="P10" text:outline-level="1">
<text:span text:style-name="T4">
Зеленський провів пресконференцію за підсумками саміту лідерів G7</text:span>
</text:h>
      <text:p text:style-name="P4">
Authors: Ukrinform (Person)</text:p>
      <text:p text:style-name="P4">
Publisher: Укринформ (Organization)</text:p>
      <text:p text:style-name="P4">
Published Time: 2023-05-21T13:32:00+03:00</text:p>
      <text:p text:style-name="P4">
Modified Time: 2023-05-21T13:32:00+03:00</text:p>
      <text:p text:style-name="P4">
Description: Президент Володимир Зеленський провів пресконференцію за підсумками саміту лідерів країн "Групи семи" в Хіросімі. — Укрінформ.</text:p>
      <text:p text:style-name="P4">
Images: ['<text:a xlink:type="simple" xlink:href="https://static.ukrinform.com/photos/2023_05/thumb_files/630_360_1684676701-994.jpeg" text:style-name="Internet_20_link" text:visited-style-name="Visited_20_Internet_20_Link">
630_360_16846...</text:a>
']</text:p>
      <text:p text:style-name="P4">
Tags: ['Японія', 'Зеленський']</text:p>
      <text:p text:style-name="P4">
Type: Article</text:p>
      <!--METADATA-->
      <text:p text:style-name="P4">
<draw:frame draw:style-name="fr1" draw:name="Image113" text:anchor-type="as-char" svg:width="6.9236in" svg:height="3.956343in" draw:z-index="0">
<draw:image xlink:href="../Images/yкринформ/2023-05-21T13-32-00-03-00/630_360_1684676701-994.jpeg" xlink:type="simple" xlink:show="embed" xlink:actuate="onLoad" draw:mime-type="image/jpeg"/>
</draw:frame>
 ПрезидентВолодимир Зеленський провів пресконференцію за підсумками саміту лідерів країн"Групи семи" в Хіросімі.</text:p>
      <text:p text:style-name="P4">
Як передає Укрінформ, трансляцію можна переглянути в <text:a xlink:type="simple" xlink:href="https://www.youtube.com/watch" text:style-name="Internet_20_link" text:visited-style-name="Visited_20_Internet_20_Link">
</text:a>
 агентства.</text:p>
      <text:p text:style-name="P4">
<text:span text:style-name="T5">
Відео: ОП</text:span>
</text:p>
      <text:p text:style-name="P4">
<text:span text:style-name="T4">
Читайте також:</text:span>
 <text:a xlink:type="simple" xlink:href="https://www.ukrinform.ua/rubric-polytics/3712108-v-ofisi-prezidenta-pidtverdili-so-zelenskij-provede-peregovori-z-premerom-aponii.html" text:style-name="Internet_20_link" text:visited-style-name="Visited_20_Internet_20_Link">
 <text:span text:style-name="T4">
Японії</text:span>
 </text:a>
</text:p>
      <text:p text:style-name="P4">
Як повідомляв Укрінформ, в Японії триває 48-й саміт "Групи семи". Йогоучасники розглядають шляхи забезпечення стійкості глобальної економіки, в томучислі за наслідками пандемії коронавірусу та російської агресії проти України.<text:span text:style-name="T5">
Фото: ОП</text:span>
</text:p>
      <text:p text:style-name="P4">
Source: <text:a xlink:type="simple" xlink:href="https://www.ukrinform.ua/rubric-polytics/3712185-zelenskij-zvertaetsa-do-narodu-aponii.html" text:style-name="Internet_20_link" text:visited-style-name="Visited_20_Internet_20_Link">
https://www.ukrinform.ua/rubric-polytics/3712185-zelenskij-zvertaetsa-do-narodu-aponii.html</text:a>
</text:p>
      <!--NEWS-->
      <text:h text:style-name="P10" text:outline-level="1">
<text:span text:style-name="T4">
УПЛ: «Зоря» оновила клубний рекорд за набраними очками за сезон</text:span>
</text:h>
      <text:p text:style-name="P4">
Authors: Ukrinform (Person)</text:p>
      <text:p text:style-name="P4">
Publisher: Укринформ (Organization)</text:p>
      <text:p text:style-name="P4">
Published Time: 2023-05-21T13:36:47+03:00</text:p>
      <text:p text:style-name="P4">
Modified Time: 2023-05-21T13:36:47+03:00</text:p>
      <text:p text:style-name="P4">
Description: Луганська «Зоря», обігравши «Інгульець» із Петрового (2:0) у матчі 27 туру футбольної Прем'єр-ліги України (УПЛ), встановила новий клубний рекорд за набраними очками у сезоні. — Укрінформ.</text:p>
      <text:p text:style-name="P4">
Images: ['<text:a xlink:type="simple" xlink:href="https://static.ukrinform.com/photos/2023_05/thumb_files/630_360_1684665369-222.jpg" text:style-name="Internet_20_link" text:visited-style-name="Visited_20_Internet_20_Link">
630_360_16846...</text:a>
']</text:p>
      <text:p text:style-name="P4">
Tags: ['Футбол', "Прем'єр-ліга", 'Зоря']</text:p>
      <text:p text:style-name="P4">
Type: Article</text:p>
      <!--METADATA-->
      <text:p text:style-name="P4">
<draw:frame draw:style-name="fr1" draw:name="Image114" text:anchor-type="as-char" svg:width="6.9236in" svg:height="3.956343in" draw:z-index="0">
<draw:image xlink:href="../Images/yкринформ/2023-05-21T13-36-47-03-00/630_360_1684665369-222.jpg" xlink:type="simple" xlink:show="embed" xlink:actuate="onLoad" draw:mime-type="image/jpeg"/>
</draw:frame>
 Луганська«Зоря», обігравши «Інгульець» із Петрового (2:0) у матчі 27 туру футбольноїПрем'єр-ліги України (УПЛ), встановила новий клубний рекорд за набранимиочками у сезоні.</text:p>
      <text:p text:style-name="P4">
Як повідомляє <text:a xlink:type="simple" xlink:href="http://zarya-lugansk.com/home.php" text:style-name="Internet_20_link" text:visited-style-name="Visited_20_Internet_20_Link">
 </text:a>
 клубу, зараз у луганчан61 очко у турнірній таблиці. Попередній рекорд був у «Зорі» був за ВіктораСкрипника, передає Укрінформ.</text:p>
      <text:p text:style-name="P4">
У сезоні 2019/20 команда набрала 58 очок, посівши третє місце.</text:p>
      <text:p text:style-name="P4">
<text:span text:style-name="T4">
Читайте також:</text:span>
 <text:a xlink:type="simple" xlink:href="https://www.ukrinform.ua/rubric-sports/3711891-upl-zora-peremogla-ingulec.html" text:style-name="Internet_20_link" text:visited-style-name="Visited_20_Internet_20_Link">
 </text:a>
</text:p>
      <text:p text:style-name="P4">
За три тури до завершення національної першості «Зоря» посідає третє місце,зберігаючи шанси на чемпіонство. Луганці відстають на 5 очок від лідерадонецького «Шахтаря», з яким зустрінуться 24 травня.</text:p>
      <text:p text:style-name="P4">
Фото: ФК «Зоря».</text:p>
      <text:p text:style-name="P4">
Source: <text:a xlink:type="simple" xlink:href="https://www.ukrinform.ua/rubric-sports/3712186-upl-zora-onovila-klubnij-rekord-za-nabranimi-ockami-za-sezon.html" text:style-name="Internet_20_link" text:visited-style-name="Visited_20_Internet_20_Link">
https://www.ukrinform.ua/rubric-sports/3712186-upl-zora-onovila-klubnij-rekord-za-nabranimi-ockami-za-sezon.html</text:a>
</text:p>
      <!--NEWS-->
      <text:h text:style-name="P10" text:outline-level="1">
<text:span text:style-name="T4">
Поліція Берліна розслідує ймовірне отруєння учасниць конференції російської опозиції</text:span>
</text:h>
      <text:p text:style-name="P4">
Authors: Ukrinform (Person)</text:p>
      <text:p text:style-name="P4">
Publisher: Укринформ (Organization)</text:p>
      <text:p text:style-name="P4">
Published Time: 2023-05-21T13:38:55+03:00</text:p>
      <text:p text:style-name="P4">
Modified Time: 2023-05-21T13:38:55+03:00</text:p>
      <text:p text:style-name="P4">
Description: Поліція Берліна розслідує ймовірне отруєння учасниць конференції російської опозиції, яка проходила в німецькій столиці наприкінці квітня. — Укрінформ.</text:p>
      <text:p text:style-name="P4">
Images: ['<text:a xlink:type="simple" xlink:href="https://static.ukrinform.com/photos/2018_11/thumb_files/630_360_1542134546-627.jpg" text:style-name="Internet_20_link" text:visited-style-name="Visited_20_Internet_20_Link">
630_360_15421...</text:a>
', '<text:a xlink:type="simple" xlink:href="https://static.ukrinform.com/photos/2023_05/1684665129-450.jpg" text:style-name="Internet_20_link" text:visited-style-name="Visited_20_Internet_20_Link">
1684665129-45...</text:a>
']</text:p>
      <text:p text:style-name="P4">
Tags: ['Берлін', 'Німеччина', 'Отруєння', 'Поліція', 'Розслідування']</text:p>
      <text:p text:style-name="P4">
Type: Article</text:p>
      <!--METADATA-->
      <text:p text:style-name="P4">
<draw:frame draw:style-name="fr1" draw:name="Image115" text:anchor-type="as-char" svg:width="6.9236in" svg:height="3.956343in" draw:z-index="0">
<draw:image xlink:href="../Images/yкринформ/2023-05-21T13-38-55-03-00/630_360_1542134546-627.jpg" xlink:type="simple" xlink:show="embed" xlink:actuate="onLoad" draw:mime-type="image/jpeg"/>
</draw:frame>
 ПоліціяБерліна розслідує ймовірне отруєння учасниць конференції російської опозиції,яка проходила в німецькій столиці наприкінці квітня.</text:p>
      <text:p text:style-name="P4">
Це підтвердив речник управління кримінальної поліції Берліна виданню  <text:a xlink:type="simple" xlink:href="https://www.welt.de/politik/deutschland/article245452566/Polizei-ermittelt-wegen-Verdachts-auf-Vergiftung-von-Exil-Russinnen.html" text:style-name="Internet_20_link" text:visited-style-name="Visited_20_Internet_20_Link">
</text:a>
 , передає Укрінформ.</text:p>
      <text:p text:style-name="P4">
«Поліція розслідує ознаки отруєння російських журналістів, які брали участь уконференції російського критика Кремля Михайла Ходорковського в Берлінінаприкінці квітня», - йдеться у публікації.</text:p>
      <text:p text:style-name="P4">
Зазначається, що дві учасниці поскаржилися на проблеми зі здоров'ям, одна ізних висловила підозру щодо отруєння.</text:p>
      <text:p text:style-name="P4">
Деталі розслідування поліція не розкриває.</text:p>
      <text:p text:style-name="P4">
Як повідомлялося, раніше видання «Агентство»  <text:a xlink:type="simple" xlink:href="https://www.ukrinform.ua/rubric-world/3709974-stalo-vidomo-pro-tri-vipadki-otruen-kritikiv-rosijskoi-vladi-zmi.html" text:style-name="Internet_20_link" text:visited-style-name="Visited_20_Internet_20_Link">
</text:a>
 про проблеми зі здоров'ям двохучасниць конференції. Симптоми в однієї постраждалої, ім’я якої неназивається, могли з'явитися ще до конференції, яка проходила 29-30 квітня. УБерліні вона звернулась до клініки Шаріте.</text:p>
      <text:p text:style-name="P4">
<text:span text:style-name="T4">
Читайте також:</text:span>
 <text:a xlink:type="simple" xlink:href="https://www.ukrinform.ua/rubric-world/3699115-u-rosii-viznali-inoagentom-golovu-bellingcat-hristo-grozeva.html" text:style-name="Internet_20_link" text:visited-style-name="Visited_20_Internet_20_Link">
 <text:span text:style-name="T4">
росії</text:span>
 <text:span text:style-name="T4">
визнали</text:span>
 <text:span text:style-name="T4">
іноагентом</text:span>
 <text:span text:style-name="T4">
голову</text:span>
<text:span text:style-name="T4">
Bellingcat</text:span>
 <text:span text:style-name="T4">
Христо</text:span>
 <text:span text:style-name="T4">
Грозєва</text:span>
 </text:a>
</text:p>
      <text:p text:style-name="P4">
<draw:frame draw:style-name="fr1" draw:name="Image116" text:anchor-type="as-char" svg:width="6.9236in" svg:height="3.307942in" draw:z-index="0">
<draw:image xlink:href="../Images/yкринформ/2023-05-21T13-38-55-03-00/1684665129-450.jpg" xlink:type="simple" xlink:show="embed" xlink:actuate="onLoad" draw:mime-type="image/jpeg"/>
</draw:frame>
 Наталія Арно Фото:Free Russia Foundation</text:p>
      <text:p text:style-name="P4">
Друга особа – директор некомерційної організації Free Russia FoundationНаталія Арно - повідомила про «дивні симптоми і гострий біль», відчуттяоніміння. Арно припустила, що її «можливо, отруїли нервово-паралітичноюречовиною, яку вивчає західна розвідка».</text:p>
      <text:p text:style-name="P4">
Останніми роками сталося кілька отруєнь противників кремлівського режиму.Зокрема, у серпні 2020 року опозиційний політик Олексій <text:a xlink:type="simple" xlink:href="https://www.ukrinform.ua/tag-navalnij" text:style-name="Internet_20_link" text:visited-style-name="Visited_20_Internet_20_Link">
</text:a>
 проходив лікування у берлінськійклініці «Шаріте» після отруєння нервово-паралітичною речовиною «Новічок».</text:p>
      <text:p text:style-name="P4">
Автори спільного розслідування The Insider, Bellingcat і CNN за участю DerSpiegel дійшли висновку, що замах на Навального скоїла спецгрупа з восьмиоперативників ФСБ із секретного підрозділу відомства, що діяли під прикриттямІнституту криміналістики ФСБ.</text:p>
      <text:p text:style-name="P4">
Source: <text:a xlink:type="simple" xlink:href="https://www.ukrinform.ua/rubric-world/3712187-policia-berlina-rozslidue-jmovirne-otruenna-ucasnic-konferencii-rosijskoi-opozicii.html" text:style-name="Internet_20_link" text:visited-style-name="Visited_20_Internet_20_Link">
https://www.ukrinform.ua/rubric-world/3712187-policia-berlina-rozslidue-jmovirne-otruenna-ucasnic-konferencii-rosijskoi-opozicii.html</text:a>
</text:p>
      <!--NEWS-->
      <text:h text:style-name="P10" text:outline-level="1">
<text:span text:style-name="T4">
Зеленський: Бахмут не захоплений росіянами</text:span>
</text:h>
      <text:p text:style-name="P4">
Authors: Ukrinform (Person)</text:p>
      <text:p text:style-name="P4">
Publisher: Укринформ (Organization)</text:p>
      <text:p text:style-name="P4">
Published Time: 2023-05-21T13:45:00+03:00</text:p>
      <text:p text:style-name="P4">
Modified Time: 2023-05-21T13:45:00+03:00</text:p>
      <text:p text:style-name="P4">
Description: Президент України Володимир Зеленський заявив, що російські військові не захопили Бахмут.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Бахмут', 'Зеленський', 'Війна з Росією']</text:p>
      <text:p text:style-name="P4">
Type: Article</text:p>
      <!--METADATA-->
      <text:p text:style-name="P4">
<draw:frame draw:style-name="fr1" draw:name="Image117" text:anchor-type="as-char" svg:width="6.9236in" svg:height="3.956343in" draw:z-index="0">
<draw:image xlink:href="../Images/yкринформ/2023-05-21T13-45-00-03-00/630_360_1682063024-559.jpeg" xlink:type="simple" xlink:show="embed" xlink:actuate="onLoad" draw:mime-type="image/jpeg"/>
</draw:frame>
 ПрезидентУкраїни Володимир Зеленський заявив, що російські військові не захопилиБахмут.</text:p>
      <text:p text:style-name="P4">
Як передає Укрінформ, про це він сказав під час пресконференції за підсумкамисаміту лідерів країн "Групи семи" в Хіросімі, яку транслює <text:a xlink:type="simple" xlink:href="https://www.youtube.com/watch" text:style-name="Internet_20_link" text:visited-style-name="Visited_20_Internet_20_Link">
</text:a>
 .</text:p>
      <text:p text:style-name="P4">
“У нас дуже непростий сусід — злодій, терорист, складний ворог. Але митримаємося, воюємо завдяки мужності наших людей і наших воїнів. І завдякисвоєму розуму. Ми не кидаємо людей вмирати. Для нас люди - це скарб. Ценайголовніше, що в нас є. І немає ніяких непорозумінь. Я чітко розумію, щовідбувається в <text:a xlink:type="simple" xlink:href="https://www.ukrinform.ua/tag-bahmut" text:style-name="Internet_20_link" text:visited-style-name="Visited_20_Internet_20_Link">
 </text:a>
 . І ми всі чіткорозуміємо, для чого все це відбувається”, - сказав Зеленський, відповідаючи назапитання іноземних журналістів щодо ситуації в Бахмуті.</text:p>
      <text:p text:style-name="P4">
Він зауважив, що не може ділитися даними українських військових і тактикою,“але ми на сьогодні бачимо, що країна, яка в десятки разів нас більше, не моженас окупувати, не може виграти цю війну. І ми розуміємо, що ще трошки - і мибудемо перемагати”.</text:p>
      <text:p text:style-name="P4">
<text:span text:style-name="T4">
Читайте також:</text:span>
 <text:a xlink:type="simple" xlink:href="https://www.ukrinform.ua/rubric-ato/3712157-rosianam-ne-vdalos-otociti-bahmut-voni-vtratili-castinu-panivnih-visot-malar.html" text:style-name="Internet_20_link" text:visited-style-name="Visited_20_Internet_20_Link">
 <text:span text:style-name="T4">
Бахмут</text:span>
 </text:a>
</text:p>
      <text:p text:style-name="P4">
“І тому ми діємо так, як ми діємо. Цінуючи життя людей. Найскладніше, якщо вБахмуті була б якась військова тактична помилка і люди могли би бути воточенні”, - зазначив Президент.</text:p>
      <text:p text:style-name="P4">
За його словами, всі військові знають, як діяти і не допустити, щоб людипотрапили в полон до ворога.</text:p>
      <text:p text:style-name="P4">
“Сьогодні вони (українські військові — ред.) виконують дуже важливе завдання.Сьогодні вони знаходяться в Бахмуті. В яких точках — ділитися не буду. Але цеговорить про те, що Бахмут не захоплений на сьогодні Російською Федерацією.Ніяких двох або трьох тлумачень цьому не може бути”, - сказав Зеленський.</text:p>
      <text:p text:style-name="P4">
<text:span text:style-name="T4">
Читайте також:</text:span>
 <text:a xlink:type="simple" xlink:href="https://www.ukrinform.ua/rubric-ato/3710646-maxar-pokazala-suputnikovi-znimki-zrujnovanogo-bahmuta.html" text:style-name="Internet_20_link" text:visited-style-name="Visited_20_Internet_20_Link">
 <text:span text:style-name="T4">
знімки</text:span>
 </text:a>
</text:p>
      <text:p text:style-name="P4">
Відео: <text:a xlink:type="simple" xlink:href="https://www.youtube.com/watch" text:style-name="Internet_20_link" text:visited-style-name="Visited_20_Internet_20_Link">
 </text:a>
</text:p>
      <text:p text:style-name="P4">
Як повідомлялося, Зеленський зараз перебуває у Японії, де триває 48-й саміт«Групи семи». Його учасники розглядають шляхи забезпечення стійкостіглобальної економіки, в тому числі за наслідками російської агресії протиУкраїни.</text:p>
      <text:p text:style-name="P4">
Source: <text:a xlink:type="simple" xlink:href="https://www.ukrinform.ua/rubric-ato/3712191-zelenskij-bahmut-ne-zahoplenij-rosianami.html" text:style-name="Internet_20_link" text:visited-style-name="Visited_20_Internet_20_Link">
https://www.ukrinform.ua/rubric-ato/3712191-zelenskij-bahmut-ne-zahoplenij-rosianami.html</text:a>
</text:p>
      <!--NEWS-->
      <text:h text:style-name="P10" text:outline-level="1">
<text:span text:style-name="T4">
Гутерреш заявив про необхідність реформування Радбезу ООН</text:span>
</text:h>
      <text:p text:style-name="P4">
Authors: Ukrinform (Person)</text:p>
      <text:p text:style-name="P4">
Publisher: Укринформ (Organization)</text:p>
      <text:p text:style-name="P4">
Published Time: 2023-05-21T13:50:00+03:00</text:p>
      <text:p text:style-name="P4">
Modified Time: 2023-05-21T13:50:00+03:00</text:p>
      <text:p text:style-name="P4">
Description: Генеральний секретар ООН Антоніу Гутерреш заявив про необхідність реформування Ради Безпеки та Бреттон-Вудської системи, аби вони відповідали "реаліям сучасного світу". — Укрінформ.</text:p>
      <text:p text:style-name="P4">
Images: ['<text:a xlink:type="simple" xlink:href="https://static.ukrinform.com/photos/2023_04/thumb_files/630_360_1682350611-574.jpg" text:style-name="Internet_20_link" text:visited-style-name="Visited_20_Internet_20_Link">
630_360_16823...</text:a>
']</text:p>
      <text:p text:style-name="P4">
Tags: ['Гутерреш', 'Реформа', 'Радбез ООН']</text:p>
      <text:p text:style-name="P4">
Type: Article</text:p>
      <!--METADATA-->
      <text:p text:style-name="P4">
<draw:frame draw:style-name="fr1" draw:name="Image118" text:anchor-type="as-char" svg:width="6.9236in" svg:height="3.956343in" draw:z-index="0">
<draw:image xlink:href="../Images/yкринформ/2023-05-21T13-50-00-03-00/630_360_1682350611-574.jpg" xlink:type="simple" xlink:show="embed" xlink:actuate="onLoad" draw:mime-type="image/jpeg"/>
</draw:frame>
Генеральний секретар ООН Антоніу Гутерреш заявив про необхідність реформуванняРади Безпеки та Бреттон-Вудської системи, аби вони відповідали "реаліямсучасного світу".</text:p>
      <text:p text:style-name="P4">
Про це він заявив на пресконференції у Японії, де проходила зустріч G7,передає Укрінформ і посиланням на  <text:a xlink:type="simple" xlink:href="https://www.reuters.com/world/un-chief-says-its-time-reform-security-council-bretton-woods-2023-05-21/" text:style-name="Internet_20_link" text:visited-style-name="Visited_20_Internet_20_Link">
 </text:a>
.</text:p>
      <text:p text:style-name="P4">
«Глобальна фінансова архітектура є застарілою, нефункціональною танесправедливою. На тлі економічних потрясінь, спричинених пандемією COVID-19 івторгненням Росії в <text:a xlink:type="simple" xlink:href="https://www.ukrinform.ua/tag-ukraina" text:style-name="Internet_20_link" text:visited-style-name="Visited_20_Internet_20_Link">
 </text:a>
 , вона не змоглавиконати свою основну функцію як глобальна мережа безпеки», – сказав Гутерреш.</text:p>
      <text:p text:style-name="P4">
<text:span text:style-name="T4">
Читайте також:</text:span>
 <text:a xlink:type="simple" xlink:href="https://www.ukrinform.ua/rubric-world/3703391-aponia-i-gana-domovilisa-spivpracuvati-nad-reformuvannam-radbezu-oon.html" text:style-name="Internet_20_link" text:visited-style-name="Visited_20_Internet_20_Link">
 <text:span text:style-name="T4">
Радбез</text:span>
 </text:a>
</text:p>
      <text:p text:style-name="P4">
Глава ООН додав, що обидва формати відображають співвідношення сил 1945 року іпотребують оновлення.</text:p>
      <text:p text:style-name="P4">
Як  <text:a xlink:type="simple" xlink:href="https://www.ukrinform.ua/rubric-polytics/3440392-zelenskij-zaavlae-pro-neobhidnist-reformuvanna-oon-ta-insih-miznarodnih-institucij.html" text:style-name="Internet_20_link" text:visited-style-name="Visited_20_Internet_20_Link">
 </text:a>
Укрінформ, раніше Президент України Володимир Зеленський заявляв пронеобхідність реформувати міжнародні інституції, у тому числі механізмиОрганізації Об’єднаних Націй.</text:p>
      <text:p text:style-name="P4">
<text:span text:style-name="T5">
Фото: ЕРА</text:span>
</text:p>
      <text:p text:style-name="P4">
Source: <text:a xlink:type="simple" xlink:href="https://www.ukrinform.ua/rubric-world/3712198-guterres-zaaviv-pro-neobhidnist-reformuvanna-radbezu-oon.html" text:style-name="Internet_20_link" text:visited-style-name="Visited_20_Internet_20_Link">
https://www.ukrinform.ua/rubric-world/3712198-guterres-zaaviv-pro-neobhidnist-reformuvanna-radbezu-oon.html</text:a>
</text:p>
      <!--NEWS-->
      <text:h text:style-name="P10" text:outline-level="1">
<text:span text:style-name="T4">
Україна матиме винищувачі F-16 — Президент</text:span>
</text:h>
      <text:p text:style-name="P4">
Authors: Ukrinform (Person)</text:p>
      <text:p text:style-name="P4">
Publisher: Укринформ (Organization)</text:p>
      <text:p text:style-name="P4">
Published Time: 2023-05-21T13:53:00+03:00</text:p>
      <text:p text:style-name="P4">
Modified Time: 2023-05-21T13:53:00+03:00</text:p>
      <text:p text:style-name="P4">
Description: Президент Володимир Зеленський упевнений, що Україна отримає винищувачі F-16. — Укрінформ.</text:p>
      <text:p text:style-name="P4">
Images: ['<text:a xlink:type="simple" xlink:href="https://static.ukrinform.com/photos/2017_06/thumb_files/630_360_1498327062-2091.jpg" text:style-name="Internet_20_link" text:visited-style-name="Visited_20_Internet_20_Link">
630_360_14983...</text:a>
']</text:p>
      <text:p text:style-name="P4">
Tags: ['Винищувач', 'Зеленський', 'Війна з Росією']</text:p>
      <text:p text:style-name="P4">
Type: Article</text:p>
      <!--METADATA-->
      <text:p text:style-name="P4">
<draw:frame draw:style-name="fr1" draw:name="Image119" text:anchor-type="as-char" svg:width="6.9236in" svg:height="3.956343in" draw:z-index="0">
<draw:image xlink:href="../Images/yкринформ/2023-05-21T13-53-00-03-00/630_360_1498327062-2091.jpg" xlink:type="simple" xlink:show="embed" xlink:actuate="onLoad" draw:mime-type="image/jpeg"/>
</draw:frame>
 ПрезидентВолодимир Зеленський упевнений, що Україна отримає винищувачі F-16.</text:p>
      <text:p text:style-name="P4">
На цьому він наголосив на <text:a xlink:type="simple" xlink:href="https://www.youtube.com/watch" text:style-name="Internet_20_link" text:visited-style-name="Visited_20_Internet_20_Link">
 </text:a>
 запідсумками саміту лідерів країн Групи семи у Хіросімі, передає кореспондентУкрінформу.</text:p>
      <text:p text:style-name="P4">
“У нас є вже розуміння, з якими державами ми працюємо. Ми працювали ще дотого, як у нас розблокувався механізм навчання на F-16. Тобто в нас будуть <text:a xlink:type="simple" xlink:href="https://www.ukrinform.ua/tag-vinisuvac" text:style-name="Internet_20_link" text:visited-style-name="Visited_20_Internet_20_Link">
</text:a>
 . Я не можу поки що вам сказатискільки. Це не секрет, я дійсно цього не знаю”, - сказав Зеленський.</text:p>
      <text:p text:style-name="P4">
<text:span text:style-name="T5">
Відео: ОП</text:span>
</text:p>
      <text:p text:style-name="P4">
Він додав, що цей процес "будемо прискорювати, бо для нас це важливо, щодня мивтрачаємо людей”.</text:p>
      <text:p text:style-name="P4">
У цьому контексті глава держави привітав рішення партнерів про початок навчаньукраїнських пілотів на F-16.</text:p>
      <text:p text:style-name="P4">
“Сьогодні відкрита для нас місія тренування. Це перший крок. Далі є відповіднакількість місяців для навчання наших пілотів. Ми будемо працювати, щоб ці людибули максимально досвідчені.., щоб скоротити процес навчання”, - сказавПрезидент.</text:p>
      <text:p text:style-name="P4">
<text:span text:style-name="T4">
Читайте також:</text:span>
 <text:a xlink:type="simple" xlink:href="https://www.ukrinform.ua/rubric-ato/3712191-zelenskij-bahmut-ne-zahoplenij-rosianami.html" text:style-name="Internet_20_link" text:visited-style-name="Visited_20_Internet_20_Link">
 <text:span text:style-name="T4">
Зеленський</text:span>
 </text:a>
</text:p>
      <text:p text:style-name="P4">
Як повідомлялося, за інформацією західних ЗМІ, раніше в американськійадміністрації дали зрозуміти європейським союзникам, що <text:a xlink:type="simple" xlink:href="https://www.ukrinform.ua/rubric-ato/3711314-ssa-ne-blokuvatimut-postavku-souznikami-vinisuvaciv-f16-v-ukrainu-snn.html" text:style-name="Internet_20_link" text:visited-style-name="Visited_20_Internet_20_Link">
</text:a>
</text:p>
      <text:p text:style-name="P4">
Президент Володимир Зеленський привітав рішення США підтримати міжнароднукоаліцію винищувачів.</text:p>
      <text:p text:style-name="P4">
Речник командування Повітряних сил ЗСУ Юрій Ігнат заявив, що Україна можеотримати від міжнародних партнерів на першому етапі кілька десятків літаківF-16.</text:p>
      <text:p text:style-name="P4">
Source: <text:a xlink:type="simple" xlink:href="https://www.ukrinform.ua/rubric-ato/3712195-zelenskij-a-vpevnenij-so-u-nas-budut-litaki-f16.html" text:style-name="Internet_20_link" text:visited-style-name="Visited_20_Internet_20_Link">
https://www.ukrinform.ua/rubric-ato/3712195-zelenskij-a-vpevnenij-so-u-nas-budut-litaki-f16.html</text:a>
</text:p>
      <!--NEWS-->
      <text:h text:style-name="P10" text:outline-level="1">
<text:span text:style-name="T4">
Poltavska Oblast(19:53). Red Alert: aerial threat. Sirens sounding. Take cover now!</text:span>
</text:h>
      <text:p text:style-name="P4">
Authors: liveuamap (Language: en)</text:p>
      <text:p text:style-name="P4">
Time: 2023-05-21T13:54:00</text:p>
      <text:p text:style-name="P4">
Location: Poltavska Oblast (Latitude:49.47705000 Longtitude:33.81866000)</text:p>
      <text:p text:style-name="P4">
Videos: []</text:p>
      <text:p text:style-name="P4">
Images: []</text:p>
      <text:p text:style-name="P4">
Tags: ["Europe", "Central and Eastern Europe"]</text:p>
      <text:p text:style-name="P4">
ID: 22564402</text:p>
      <!--METADATA-->
      <text:p text:style-name="P4">
Poltavska Oblast(19:53). Red Alert: aerial threat. Sirens sounding. Take covernow!</text:p>
      <text:p text:style-name="P4">
News Collection Link: <text:a xlink:type="simple" xlink:href="https://liveuamap.com/en/2023/21-may-poltavska-oblast1953-red-alert-aerial-g" text:style-name="Internet_20_link" text:visited-style-name="Visited_20_Internet_20_Link">
https://liveuamap.com/en/2023/21-may-poltavska-oblast1953-red-alert-aerial-g</text:a>
</text:p>
      <text:p text:style-name="P4">
Source: <text:a xlink:type="simple" xlink:href="https://t.me/suspilnepoltava/11258" text:style-name="Internet_20_link" text:visited-style-name="Visited_20_Internet_20_Link">
https://t.me/suspilnepoltava/11258</text:a>
</text:p>
      <!--NEWS-->
      <text:h text:style-name="P10" text:outline-level="1">
<text:span text:style-name="T4">
Kirovohradska Oblast, Cherkaska Oblast(19:56). Red Alert: aerial threat. Sirens sounding. Tak...</text:span>
</text:h>
      <text:p text:style-name="P4">
Authors: liveuamap (Language: en)</text:p>
      <text:p text:style-name="P4">
Time: 2023-05-21T13:57:00</text:p>
      <text:p text:style-name="P4">
Location: Kirovohradska Oblast (Latitude:48.50000000 Longtitude:32.00000000)</text:p>
      <text:p text:style-name="P4">
Videos: []</text:p>
      <text:p text:style-name="P4">
Images: []</text:p>
      <text:p text:style-name="P4">
Tags: ["Europe", "Central and Eastern Europe"]</text:p>
      <text:p text:style-name="P4">
ID: 22564403</text:p>
      <!--METADATA-->
      <text:p text:style-name="P4">
Kirovohradska Oblast, Cherkaska Oblast(19:56). Red Alert: aerial threat.Sirens sounding. Take cover now!</text:p>
      <text:p text:style-name="P4">
News Collection Link: <text:a xlink:type="simple" xlink:href="https://liveuamap.com/en/2023/21-may-kirovohradska-oblast-cherkaska-oblast1g" text:style-name="Internet_20_link" text:visited-style-name="Visited_20_Internet_20_Link">
https://liveuamap.com/en/2023/21-may-kirovohradska-oblast-cherkaska-oblast1g</text:a>
</text:p>
      <text:p text:style-name="P4">
Source: <text:a xlink:type="simple" xlink:href="https://t.me/air_alert_ua/46154" text:style-name="Internet_20_link" text:visited-style-name="Visited_20_Internet_20_Link">
https://t.me/air_alert_ua/46154</text:a>
</text:p>
      <!--NEWS-->
      <text:h text:style-name="P10" text:outline-level="1">
<text:span text:style-name="T4">
Ексголкіпер «Динамо» став чемпіоном Молдови у складі «Шерифа»</text:span>
</text:h>
      <text:p text:style-name="P4">
Authors: Ukrinform (Person)</text:p>
      <text:p text:style-name="P4">
Publisher: Укринформ (Organization)</text:p>
      <text:p text:style-name="P4">
Published Time: 2023-05-21T13:57:49+03:00</text:p>
      <text:p text:style-name="P4">
Modified Time: 2023-05-21T13:57:49+03:00</text:p>
      <text:p text:style-name="P4">
Description: Футбольний клуб «Шериф» із Тирасполя у 21-ше в своїй історії виграв національний чемпіонат Молдови. — Укрінформ.</text:p>
      <text:p text:style-name="P4">
Images: ['<text:a xlink:type="simple" xlink:href="https://static.ukrinform.com/photos/2023_05/thumb_files/630_360_1684666634-364.jpg" text:style-name="Internet_20_link" text:visited-style-name="Visited_20_Internet_20_Link">
630_360_16846...</text:a>
']</text:p>
      <text:p text:style-name="P4">
Tags: ['Футбол', 'Молдова']</text:p>
      <text:p text:style-name="P4">
Type: Article</text:p>
      <!--METADATA-->
      <text:p text:style-name="P4">
<draw:frame draw:style-name="fr1" draw:name="Image120" text:anchor-type="as-char" svg:width="6.9236in" svg:height="3.956343in" draw:z-index="0">
<draw:image xlink:href="../Images/yкринформ/2023-05-21T13-57-49-03-00/630_360_1684666634-364.jpg" xlink:type="simple" xlink:show="embed" xlink:actuate="onLoad" draw:mime-type="image/jpeg"/>
</draw:frame>
 Футбольнийклуб «Шериф» із Тирасполя у 21-ше в своїй історії виграв національнийчемпіонат Молдови.</text:p>
      <text:p text:style-name="P4">
Як повідомляє <text:a xlink:type="simple" xlink:href="https://sport.ua/uk/news/627111-koval-u-skladi-sherifa-stav-chempionom-moldovi" text:style-name="Internet_20_link" text:visited-style-name="Visited_20_Internet_20_Link">
 </text:a>
 , золоті медалі команда здобула після перемоги над«Мілсамі» із Оргієва (4:0) у черговому матчі другого етапу сезону, передаєУкрінформ.</text:p>
      <text:p text:style-name="P4">
Слідом за «Шерифом» у таблиці фінішував «Петрокуб» з міста Хинчешти, якийвідстав на 3 очки.</text:p>
      <text:p text:style-name="P4">
<text:span text:style-name="T4">
Читайте також:</text:span>
 <text:a xlink:type="simple" xlink:href="https://www.ukrinform.ua/rubric-sports/3711914-dinamo-peremoglo-oleksandriu-v-upl.html" text:style-name="Internet_20_link" text:visited-style-name="Visited_20_Internet_20_Link">
 </text:a>
</text:p>
      <text:p text:style-name="P4">
У складі «Шерифа» чемпіоном Молдови став український голкіпер Максим Коваль.Він не був основним воротарем команди під час другого етапу сезону. Загалом,на рахунку ексголкіпера київського «Динамо» 5 матчів у чемпіонаті, з яких трибули «сухими».</text:p>
      <text:p text:style-name="P4">
Фото: ФК «Шериф».</text:p>
      <text:p text:style-name="P4">
Source: <text:a xlink:type="simple" xlink:href="https://www.ukrinform.ua/rubric-sports/3712197-eksgolkiper-dinamo-stav-cempionom-moldovi-u-skladi-serifa.html" text:style-name="Internet_20_link" text:visited-style-name="Visited_20_Internet_20_Link">
https://www.ukrinform.ua/rubric-sports/3712197-eksgolkiper-dinamo-stav-cempionom-moldovi-u-skladi-serifa.html</text:a>
</text:p>
      <!--NEWS-->
      <text:h text:style-name="P10" text:outline-level="1">
<text:span text:style-name="T4">
Dnipro, Dnipropetrovska Oblast(19:59). Red Alert: aerial threat. Sirens sounding. Take cover ...</text:span>
</text:h>
      <text:p text:style-name="P4">
Authors: liveuamap (Language: en)</text:p>
      <text:p text:style-name="P4">
Time: 2023-05-21T14:01:00</text:p>
      <text:p text:style-name="P4">
Location: Dnipro (Latitude:48.45930000 Longtitude:35.03865000)</text:p>
      <text:p text:style-name="P4">
Videos: []</text:p>
      <text:p text:style-name="P4">
Images: []</text:p>
      <text:p text:style-name="P4">
Tags: ["Europe", "Central and Eastern Europe"]</text:p>
      <text:p text:style-name="P4">
ID: 22564404</text:p>
      <!--METADATA-->
      <text:p text:style-name="P4">
Dnipro, Dnipropetrovska Oblast(19:59). Red Alert: aerial threat. Sirenssounding. Take cover now!</text:p>
      <text:p text:style-name="P4">
News Collection Link: <text:a xlink:type="simple" xlink:href="https://liveuamap.com/en/2023/21-may-dnipro-dnipropetrovska-oblast1959-red-g" text:style-name="Internet_20_link" text:visited-style-name="Visited_20_Internet_20_Link">
https://liveuamap.com/en/2023/21-may-dnipro-dnipropetrovska-oblast1959-red-g</text:a>
</text:p>
      <text:p text:style-name="P4">
Source: <text:a xlink:type="simple" xlink:href="https://t.me/air_alert_ua/46155" text:style-name="Internet_20_link" text:visited-style-name="Visited_20_Internet_20_Link">
https://t.me/air_alert_ua/46155</text:a>
</text:p>
      <!--NEWS-->
      <text:h text:style-name="P10" text:outline-level="1">
<text:span text:style-name="T4">
Росія має вивести війська з території України, а не заморожувати конфлікт - Шольц</text:span>
</text:h>
      <text:p text:style-name="P4">
Authors: Ukrinform (Person)</text:p>
      <text:p text:style-name="P4">
Publisher: Укринформ (Organization)</text:p>
      <text:p text:style-name="P4">
Published Time: 2023-05-21T14:23:00+03:00</text:p>
      <text:p text:style-name="P4">
Modified Time: 2023-05-21T14:23:00+03:00</text:p>
      <text:p text:style-name="P4">
Description: Лідери країн Групи семи під час саміту в Хіросімі повторили чіткий меседж до Росії щодо необхідності виведення військ з території України. — Укрінформ.</text:p>
      <text:p text:style-name="P4">
Images: ['<text:a xlink:type="simple" xlink:href="https://static.ukrinform.com/photos/2023_05/thumb_files/630_360_1684667979-196.jpg" text:style-name="Internet_20_link" text:visited-style-name="Visited_20_Internet_20_Link">
630_360_16846...</text:a>
']</text:p>
      <text:p text:style-name="P4">
Tags: ['Німеччина', 'Україна', 'Шольц', 'Війна з Росією', 'Саміт G7', 'Авіаційна коаліція']</text:p>
      <text:p text:style-name="P4">
Type: Article</text:p>
      <!--METADATA-->
      <text:p text:style-name="P4">
<draw:frame draw:style-name="fr1" draw:name="Image121" text:anchor-type="as-char" svg:width="6.9236in" svg:height="3.956343in" draw:z-index="0">
<draw:image xlink:href="../Images/yкринформ/2023-05-21T14-23-00-03-00/630_360_1684667979-196.jpg" xlink:type="simple" xlink:show="embed" xlink:actuate="onLoad" draw:mime-type="image/jpeg"/>
</draw:frame>
 Лідерикраїн Групи семи під час саміту в Хіросімі повторили чіткий меседж до Росіїщодо необхідності виведення військ з території України.</text:p>
      <text:p text:style-name="P4">
Про це канцлер ФРН Олаф Шольц заявив журналістам за результатами зустрічей зколегами та Президентом України Володимиром Зеленським на полях саміту G7,передає кореспондент Укрінформу.</text:p>
      <text:p text:style-name="P4">
«Звідси ми надсилаємо меседж: Росія має припинити війну і вивести війська, ами підтримуватимемо Україну стільки, скільки буде потрібно», - заявив Шольц.</text:p>
      <text:p text:style-name="P4">
Переговори з Президентом України Володимиром Зеленським він охарактеризував як«дуже конкретні» й такі, що базуються на результатах попередніх розмов, якіпроводилися, зокрема, під час нещодавнього візиту українського лідера вБерлін.</text:p>
      <text:p text:style-name="P4">
<text:span text:style-name="T4">
Читайте також:</text:span>
 <text:a xlink:type="simple" xlink:href="https://www.ukrinform.ua/rubric-ato/3710470-nimeccina-zaavila-so-ne-bere-ucasti-u-peregovorah-pro-stvorenna-aviacijnoi-koalicii-dla-ukraini.html" text:style-name="Internet_20_link" text:visited-style-name="Visited_20_Internet_20_Link">
 <text:span text:style-name="T4">
Німечч</text:span>
 </text:a>
</text:p>
      <text:p text:style-name="P4">
На думку канцлера, дуже важливо, що Зеленський під час візиту в Японію не лишепроводить переговори з лідерами G7, а й має змогу започаткувати «абсолютнонову інтенсивність розмов з багатьма із запрошених країн Глобального Півдня».</text:p>
      <text:p text:style-name="P4">
«Це відбувається відповідним чином і на рівних», - вважає Шольц.</text:p>
      <text:p text:style-name="P4">
За його словами, зараз, коли багато хто висуває пропозиції щодо способівгарантувати мир і безпеку та завершення війни, «важливим має стати розуміння,що це не означає можливість заморожування конфлікту і збереження для Росіївсіх її військових завоювань, а єдиним результатом має бути виведення військРосією».</text:p>
      <text:p text:style-name="P4">
Відповідаючи на запитання щодо « <text:a xlink:type="simple" xlink:href="https://www.ukrinform.ua/tag-aviacijna-koalicia" text:style-name="Internet_20_link" text:visited-style-name="Visited_20_Internet_20_Link">
 </text:a>
 » та можливості підготовки українських пілотів у Німеччині, Шольцзауважив, що це довгостроковий проєкт, ще остаточно не погоджений.</text:p>
      <text:p text:style-name="P4">
<text:span text:style-name="T4">
Читайте також:</text:span>
 <text:a xlink:type="simple" xlink:href="https://www.ukrinform.ua/rubric-ato/3709635-nimeccina-vidilit-ukraini-11-milardiv-suto-na-oboronu-zelenskij.html" text:style-name="Internet_20_link" text:visited-style-name="Visited_20_Internet_20_Link">
 <text:span text:style-name="T4">
Німеччина</text:span>
 <text:span text:style-name="T4">
виділить</text:span>
 <text:span text:style-name="T4">
Україні</text:span>
 <text:span text:style-name="T4">
мільярдів</text:span>
<text:span text:style-name="T4">
суто</text:span>
 <text:span text:style-name="T4">
оборону</text:span>
 <text:span text:style-name="T4">
Зеленський</text:span>
 </text:a>
</text:p>
      <text:p text:style-name="P4">
«Але це проєкт, який від початку містить послання до Росії, що також пов’язанез усією іншою нашою діяльністю, а саме що Росія не повинна розраховувати нате, що якщо це (війна - ред.) триватиме досить довго, підтримка Українизрештою зменшиться», - підкреслив глава уряду ФРН.</text:p>
      <text:p text:style-name="P4">
Як повідомлялося, в Японії проходить 48-ий саміт G7. Його учасники розглядаютьшляхи забезпечення стійкості глобальної економіки, в тому числі за наслідкамипандемії коронавірусу та російської агресії проти України.</text:p>
      <text:p text:style-name="P4">
_ Фото: Pool  _</text:p>
      <text:p text:style-name="P4">
Source: <text:a xlink:type="simple" xlink:href="https://www.ukrinform.ua/rubric-ato/3712205-rosia-mae-vivesti-vijska-z-teritorii-ukraini-a-ne-zamorozuvati-konflikt-solc.html" text:style-name="Internet_20_link" text:visited-style-name="Visited_20_Internet_20_Link">
https://www.ukrinform.ua/rubric-ato/3712205-rosia-mae-vivesti-vijska-z-teritorii-ukraini-a-ne-zamorozuvati-konflikt-solc.html</text:a>
</text:p>
      <!--NEWS-->
      <text:h text:style-name="P10" text:outline-level="1">
<text:span text:style-name="T4">
Explosions reported at Nikolske near Mariupol</text:span>
</text:h>
      <text:p text:style-name="P4">
Authors: liveuamap (Language: en)</text:p>
      <text:p text:style-name="P4">
Time: 2023-05-21T14:28:34</text:p>
      <text:p text:style-name="P4">
Location: Donetsk (Latitude:47.20021 Longtitude:37.31596)</text:p>
      <text:p text:style-name="P4">
Videos: []</text:p>
      <text:p text:style-name="P4">
Images: ["<text:a xlink:type="simple" xlink:href="https://liveuamap.com/pics/2023/05/21/22564405_0.jpg" text:style-name="Internet_20_link" text:visited-style-name="Visited_20_Internet_20_Link">
22564405_0.jpg</text:a>
", "<text:a xlink:type="simple" xlink:href="https://liveuamap.com/pics/2023/05/21/22564405_1.jpg" text:style-name="Internet_20_link" text:visited-style-name="Visited_20_Internet_20_Link">
22564405_1.jpg</text:a>
", "<text:a xlink:type="simple" xlink:href="https://liveuamap.com/pics/2023/05/21/22564405_2.jpg" text:style-name="Internet_20_link" text:visited-style-name="Visited_20_Internet_20_Link">
22564405_2.jpg</text:a>
", "<text:a xlink:type="simple" xlink:href="https://liveuamap.com/pics/2023/05/21/22564405_3.jpg" text:style-name="Internet_20_link" text:visited-style-name="Visited_20_Internet_20_Link">
22564405_3.jpg</text:a>
"]</text:p>
      <text:p text:style-name="P4">
Tags: ["Europe", "Central and Eastern Europe"]</text:p>
      <text:p text:style-name="P4">
ID: 22564405</text:p>
      <!--METADATA-->
      <text:p text:style-name="P4">
Explosions reported at Nikolske near Mariupol</text:p>
      <text:p text:style-name="P4">
<draw:frame draw:style-name="fr1" draw:name="Image122" text:anchor-type="as-char" svg:width="6.9236in" svg:height="1.834754in" draw:z-index="0">
<draw:image xlink:href="../Images/liveuamap/2023-05-21T14-28-34/22564405_0.jpg" xlink:type="simple" xlink:show="embed" xlink:actuate="onLoad" draw:mime-type="image/jpeg"/>
</draw:frame>
<draw:frame draw:style-name="fr1" draw:name="Image123" text:anchor-type="as-char" svg:width="6.9236in" svg:height="2.84733in" draw:z-index="0">
<draw:image xlink:href="../Images/liveuamap/2023-05-21T14-28-34/22564405_1.jpg" xlink:type="simple" xlink:show="embed" xlink:actuate="onLoad" draw:mime-type="image/jpeg"/>
</draw:frame>
<draw:frame draw:style-name="fr1" draw:name="Image124" text:anchor-type="as-char" svg:width="6.9236in" svg:height="2.025153in" draw:z-index="0">
<draw:image xlink:href="../Images/liveuamap/2023-05-21T14-28-34/22564405_2.jpg" xlink:type="simple" xlink:show="embed" xlink:actuate="onLoad" draw:mime-type="image/jpeg"/>
</draw:frame>
<draw:frame draw:style-name="fr1" draw:name="Image125" text:anchor-type="as-char" svg:width="6.9236in" svg:height="9.277856in" draw:z-index="0">
<draw:image xlink:href="../Images/liveuamap/2023-05-21T14-28-34/22564405_3.jpg" xlink:type="simple" xlink:show="embed" xlink:actuate="onLoad" draw:mime-type="image/jpeg"/>
</draw:frame>
</text:p>
      <text:p text:style-name="P4">
News Collection Link: <text:a xlink:type="simple" xlink:href="https://liveuamap.com/en/2023/21-may-explosions-reported-at-nikolske-near-mariupol" text:style-name="Internet_20_link" text:visited-style-name="Visited_20_Internet_20_Link">
https://liveuamap.com/en/2023/21-may-explosions-reported-at-nikolske-near-mariupol</text:a>
</text:p>
      <text:p text:style-name="P4">
Source: <text:a xlink:type="simple" xlink:href="https://t.me/mariupolnow/29497" text:style-name="Internet_20_link" text:visited-style-name="Visited_20_Internet_20_Link">
https://t.me/mariupolnow/29497</text:a>
</text:p>
      <!--NEWS-->
      <text:h text:style-name="P10" text:outline-level="1">
<text:span text:style-name="T4">
Head of Russian PMC Wagner mercenaries Evgeniy Prigozhin says his units will be withdrawn sta...</text:span>
</text:h>
      <text:p text:style-name="P4">
Authors: liveuamap (Language: en)</text:p>
      <text:p text:style-name="P4">
Time: 2023-05-21T14:32:47</text:p>
      <text:p text:style-name="P4">
Location: Bakhmut (Latitude:48.58989 Longtitude:37.98471)</text:p>
      <text:p text:style-name="P4">
Videos: []</text:p>
      <text:p text:style-name="P4">
Images: []</text:p>
      <text:p text:style-name="P4">
Tags: ["Minsk Monitor", "Europe"]</text:p>
      <text:p text:style-name="P4">
ID: 22564406</text:p>
      <!--METADATA-->
      <text:p text:style-name="P4">
Head of Russian PMC Wagner mercenaries Evgeniy Prigozhin says his units willbe withdrawn starting 25th May and completely withdrawn by 1st June</text:p>
      <text:p text:style-name="P4">
News Collection Link: <text:a xlink:type="simple" xlink:href="https://liveuamap.com/en/2023/21-may-head-of-russian-pmc-wagner-mercenaries-evgeniy-prigozhin" text:style-name="Internet_20_link" text:visited-style-name="Visited_20_Internet_20_Link">
https://liveuamap.com/en/2023/21-may-head-of-russian-pmc-wagner-mercenaries-evgeniy-prigozhin</text:a>
</text:p>
      <text:p text:style-name="P4">
Source: <text:a xlink:type="simple" xlink:href="https://t.me/Prigozhin_hat/3396" text:style-name="Internet_20_link" text:visited-style-name="Visited_20_Internet_20_Link">
https://t.me/Prigozhin_hat/3396</text:a>
</text:p>
      <!--NEWS-->
      <text:h text:style-name="P10" text:outline-level="1">
<text:span text:style-name="T4">
У Миколаєві презентували підсумки першого етапу проєкту «Вогні Півдня. Люди-маяки»</text:span>
</text:h>
      <text:p text:style-name="P4">
Authors: Ukrinform (Person)</text:p>
      <text:p text:style-name="P4">
Publisher: Укринформ (Organization)</text:p>
      <text:p text:style-name="P4">
Published Time: 2023-05-21T14:33:00+03:00</text:p>
      <text:p text:style-name="P4">
Modified Time: 2023-05-21T14:33:00+03:00</text:p>
      <text:p text:style-name="P4">
Description: У Миколаївському музеї суднобудування і флоту відбулася виставка-презентація за підсумками першого етапу реалізації регіонального проєкту «Вогні Півдня. Люди-маяки». — Укрінформ.</text:p>
      <text:p text:style-name="P4">
Images: ['<text:a xlink:type="simple" xlink:href="https://static.ukrinform.com/photos/2023_05/thumb_files/630_360_1684667795-1603.jpeg" text:style-name="Internet_20_link" text:visited-style-name="Visited_20_Internet_20_Link">
630_360_16846...</text:a>
', '<text:a xlink:type="simple" xlink:href="https://static.ukrinform.com/photos/2023_05/thumb_files/630_360_1684667795-7577.jpeg" text:style-name="Internet_20_link" text:visited-style-name="Visited_20_Internet_20_Link">
630_360_16846...</text:a>
', '<text:a xlink:type="simple" xlink:href="https://static.ukrinform.com/photos/2023_05/thumb_files/630_360_1684667794-5853.jpeg" text:style-name="Internet_20_link" text:visited-style-name="Visited_20_Internet_20_Link">
630_360_16846...</text:a>
', '<text:a xlink:type="simple" xlink:href="https://static.ukrinform.com/photos/2023_05/thumb_files/630_360_1684667793-8116.jpeg" text:style-name="Internet_20_link" text:visited-style-name="Visited_20_Internet_20_Link">
630_360_16846...</text:a>
', '<text:a xlink:type="simple" xlink:href="https://static.ukrinform.com/photos/2023_05/thumb_files/630_360_1684667793-8089.jpeg" text:style-name="Internet_20_link" text:visited-style-name="Visited_20_Internet_20_Link">
630_360_16846...</text:a>
', '<text:a xlink:type="simple" xlink:href="https://static.ukrinform.com/photos/2023_05/thumb_files/630_360_1684667794-9608.jpeg" text:style-name="Internet_20_link" text:visited-style-name="Visited_20_Internet_20_Link">
630_360_16846...</text:a>
', '<text:a xlink:type="simple" xlink:href="https://static.ukrinform.com/photos/2023_05/thumb_files/630_360_1684667794-7574.jpeg" text:style-name="Internet_20_link" text:visited-style-name="Visited_20_Internet_20_Link">
630_360_16846...</text:a>
', '<text:a xlink:type="simple" xlink:href="https://static.ukrinform.com/photos/2023_05/thumb_files/630_360_1684667794-8928.jpeg" text:style-name="Internet_20_link" text:visited-style-name="Visited_20_Internet_20_Link">
630_360_16846...</text:a>
', '<text:a xlink:type="simple" xlink:href="https://static.ukrinform.com/photos/2023_05/thumb_files/630_360_1684667795-6371.jpeg" text:style-name="Internet_20_link" text:visited-style-name="Visited_20_Internet_20_Link">
630_360_16846...</text:a>
', '<text:a xlink:type="simple" xlink:href="https://static.ukrinform.com/photos/2023_05/thumb_files/630_360_1684667795-8297.jpeg" text:style-name="Internet_20_link" text:visited-style-name="Visited_20_Internet_20_Link">
630_360_16846...</text:a>
', '<text:a xlink:type="simple" xlink:href="https://static.ukrinform.com/photos/2023_05/thumb_files/630_360_1684667795-9908.jpeg" text:style-name="Internet_20_link" text:visited-style-name="Visited_20_Internet_20_Link">
630_360_16846...</text:a>
', '<text:a xlink:type="simple" xlink:href="https://static.ukrinform.com/photos/2023_05/thumb_files/630_360_1684667795-2344.jpeg" text:style-name="Internet_20_link" text:visited-style-name="Visited_20_Internet_20_Link">
630_360_16846...</text:a>
', '<text:a xlink:type="simple" xlink:href="https://static.ukrinform.com/photos/2023_05/thumb_files/630_360_1684667797-1712.jpeg" text:style-name="Internet_20_link" text:visited-style-name="Visited_20_Internet_20_Link">
630_360_16846...</text:a>
', '<text:a xlink:type="simple" xlink:href="https://static.ukrinform.com/photos/2023_05/thumb_files/630_360_1684667797-3073.jpeg" text:style-name="Internet_20_link" text:visited-style-name="Visited_20_Internet_20_Link">
630_360_16846...</text:a>
', '<text:a xlink:type="simple" xlink:href="https://static.ukrinform.com/photos/2023_05/thumb_files/630_360_1684667798-3356.jpeg" text:style-name="Internet_20_link" text:visited-style-name="Visited_20_Internet_20_Link">
630_360_16846...</text:a>
']</text:p>
      <text:p text:style-name="P4">
Tags: ['Миколаїв', 'Виставка']</text:p>
      <text:p text:style-name="P4">
Type: Article</text:p>
      <!--METADATA-->
      <text:p text:style-name="P4">
<draw:frame draw:style-name="fr1" draw:name="Image126" text:anchor-type="as-char" svg:width="6.9236in" svg:height="3.956343in" draw:z-index="0">
<draw:image xlink:href="../Images/yкринформ/2023-05-21T14-33-00-03-00/630_360_1684667795-1603.jpeg" xlink:type="simple" xlink:show="embed" xlink:actuate="onLoad" draw:mime-type="image/jpeg"/>
</draw:frame>
 УМиколаївському музеї суднобудування і флоту відбулася виставка-презентація запідсумками першого етапу реалізації регіонального проєкту «Вогні Півдня. Люди-маяки».</text:p>
      <text:p text:style-name="P4">
Про це повідомляє кореспондент Укрінформу.</text:p>
      <text:p text:style-name="P4">
Під час заходу було презентовано сувенірну лінійку з маяками у таврійському іпетриківському розписах, у графіці та сучасній інтерпретації. Надалі будевідібрано малюнки для створення сувенірної продукції.</text:p>
      <text:p text:style-name="P4">
<draw:frame draw:style-name="fr1" draw:name="Image127" text:anchor-type="as-char" svg:width="6.9236in" svg:height="3.956343in" draw:z-index="0">
<draw:image xlink:href="../Images/yкринформ/2023-05-21T14-33-00-03-00/630_360_1684667795-7577.jpeg" xlink:type="simple" xlink:show="embed" xlink:actuate="onLoad" draw:mime-type="image/jpeg"/>
</draw:frame>
Виставка-презентація регіонального проєкту «Вогні Півдня. Люди-маяки» / Фото:Анастасія Моклюк  <text:a xlink:type="simple" xlink:href="https://static.ukrinform.com/photos/2023_05/1684667795-7577.jpeg" text:style-name="Internet_20_link" text:visited-style-name="Visited_20_Internet_20_Link">
<draw:frame draw:style-name="fr1" draw:name="Image128" text:anchor-type="as-char" svg:width="6.9236in" svg:height="3.956343in" draw:z-index="0">
<draw:image xlink:href="../Images/yкринформ/2023-05-21T14-33-00-03-00/630_360_1684667795-7577.jpeg" xlink:type="simple" xlink:show="embed" xlink:actuate="onLoad" draw:mime-type="image/jpeg"/>
</draw:frame>
</text:a>
 <text:a xlink:type="simple" xlink:href="https://static.ukrinform.com/photos/2023_05/1684667794-5853.jpeg" text:style-name="Internet_20_link" text:visited-style-name="Visited_20_Internet_20_Link">
<draw:frame draw:style-name="fr1" draw:name="Image129" text:anchor-type="as-char" svg:width="6.9236in" svg:height="3.956343in" draw:z-index="0">
<draw:image xlink:href="../Images/yкринформ/2023-05-21T14-33-00-03-00/630_360_1684667794-5853.jpeg" xlink:type="simple" xlink:show="embed" xlink:actuate="onLoad" draw:mime-type="image/jpeg"/>
</draw:frame>
</text:a>
 <text:a xlink:type="simple" xlink:href="https://static.ukrinform.com/photos/2023_05/1684667793-8116.jpeg" text:style-name="Internet_20_link" text:visited-style-name="Visited_20_Internet_20_Link">
<draw:frame draw:style-name="fr1" draw:name="Image130" text:anchor-type="as-char" svg:width="6.9236in" svg:height="3.956343in" draw:z-index="0">
<draw:image xlink:href="../Images/yкринформ/2023-05-21T14-33-00-03-00/630_360_1684667793-8116.jpeg" xlink:type="simple" xlink:show="embed" xlink:actuate="onLoad" draw:mime-type="image/jpeg"/>
</draw:frame>
</text:a>
 <text:a xlink:type="simple" xlink:href="https://static.ukrinform.com/photos/2023_05/1684667793-8089.jpeg" text:style-name="Internet_20_link" text:visited-style-name="Visited_20_Internet_20_Link">
<draw:frame draw:style-name="fr1" draw:name="Image131" text:anchor-type="as-char" svg:width="6.9236in" svg:height="3.956343in" draw:z-index="0">
<draw:image xlink:href="../Images/yкринформ/2023-05-21T14-33-00-03-00/630_360_1684667793-8089.jpeg" xlink:type="simple" xlink:show="embed" xlink:actuate="onLoad" draw:mime-type="image/jpeg"/>
</draw:frame>
</text:a>
 <text:a xlink:type="simple" xlink:href="https://static.ukrinform.com/photos/2023_05/1684667794-9608.jpeg" text:style-name="Internet_20_link" text:visited-style-name="Visited_20_Internet_20_Link">
<draw:frame draw:style-name="fr1" draw:name="Image132" text:anchor-type="as-char" svg:width="6.9236in" svg:height="3.956343in" draw:z-index="0">
<draw:image xlink:href="../Images/yкринформ/2023-05-21T14-33-00-03-00/630_360_1684667794-9608.jpeg" xlink:type="simple" xlink:show="embed" xlink:actuate="onLoad" draw:mime-type="image/jpeg"/>
</draw:frame>
</text:a>
 <text:a xlink:type="simple" xlink:href="https://static.ukrinform.com/photos/2023_05/1684667794-7574.jpeg" text:style-name="Internet_20_link" text:visited-style-name="Visited_20_Internet_20_Link">
<draw:frame draw:style-name="fr1" draw:name="Image133" text:anchor-type="as-char" svg:width="6.9236in" svg:height="3.956343in" draw:z-index="0">
<draw:image xlink:href="../Images/yкринформ/2023-05-21T14-33-00-03-00/630_360_1684667794-7574.jpeg" xlink:type="simple" xlink:show="embed" xlink:actuate="onLoad" draw:mime-type="image/jpeg"/>
</draw:frame>
</text:a>
 <text:a xlink:type="simple" xlink:href="https://static.ukrinform.com/photos/2023_05/1684667794-8928.jpeg" text:style-name="Internet_20_link" text:visited-style-name="Visited_20_Internet_20_Link">
<draw:frame draw:style-name="fr1" draw:name="Image134" text:anchor-type="as-char" svg:width="6.9236in" svg:height="3.956343in" draw:z-index="0">
<draw:image xlink:href="../Images/yкринформ/2023-05-21T14-33-00-03-00/630_360_1684667794-8928.jpeg" xlink:type="simple" xlink:show="embed" xlink:actuate="onLoad" draw:mime-type="image/jpeg"/>
</draw:frame>
</text:a>
 <text:a xlink:type="simple" xlink:href="https://static.ukrinform.com/photos/2023_05/1684667795-6371.jpeg" text:style-name="Internet_20_link" text:visited-style-name="Visited_20_Internet_20_Link">
<draw:frame draw:style-name="fr1" draw:name="Image135" text:anchor-type="as-char" svg:width="6.9236in" svg:height="3.956343in" draw:z-index="0">
<draw:image xlink:href="../Images/yкринформ/2023-05-21T14-33-00-03-00/630_360_1684667795-6371.jpeg" xlink:type="simple" xlink:show="embed" xlink:actuate="onLoad" draw:mime-type="image/jpeg"/>
</draw:frame>
</text:a>
 <text:a xlink:type="simple" xlink:href="https://static.ukrinform.com/photos/2023_05/1684667795-8297.jpeg" text:style-name="Internet_20_link" text:visited-style-name="Visited_20_Internet_20_Link">
<draw:frame draw:style-name="fr1" draw:name="Image136" text:anchor-type="as-char" svg:width="6.9236in" svg:height="3.956343in" draw:z-index="0">
<draw:image xlink:href="../Images/yкринформ/2023-05-21T14-33-00-03-00/630_360_1684667795-8297.jpeg" xlink:type="simple" xlink:show="embed" xlink:actuate="onLoad" draw:mime-type="image/jpeg"/>
</draw:frame>
</text:a>
 <text:a xlink:type="simple" xlink:href="https://static.ukrinform.com/photos/2023_05/1684667795-9908.jpeg" text:style-name="Internet_20_link" text:visited-style-name="Visited_20_Internet_20_Link">
<draw:frame draw:style-name="fr1" draw:name="Image137" text:anchor-type="as-char" svg:width="6.9236in" svg:height="3.956343in" draw:z-index="0">
<draw:image xlink:href="../Images/yкринформ/2023-05-21T14-33-00-03-00/630_360_1684667795-9908.jpeg" xlink:type="simple" xlink:show="embed" xlink:actuate="onLoad" draw:mime-type="image/jpeg"/>
</draw:frame>
</text:a>
 <text:a xlink:type="simple" xlink:href="https://static.ukrinform.com/photos/2023_05/1684667795-2344.jpeg" text:style-name="Internet_20_link" text:visited-style-name="Visited_20_Internet_20_Link">
<draw:frame draw:style-name="fr1" draw:name="Image138" text:anchor-type="as-char" svg:width="6.9236in" svg:height="3.956343in" draw:z-index="0">
<draw:image xlink:href="../Images/yкринформ/2023-05-21T14-33-00-03-00/630_360_1684667795-2344.jpeg" xlink:type="simple" xlink:show="embed" xlink:actuate="onLoad" draw:mime-type="image/jpeg"/>
</draw:frame>
</text:a>
 <text:a xlink:type="simple" xlink:href="https://static.ukrinform.com/photos/2023_05/1684667795-1603.jpeg" text:style-name="Internet_20_link" text:visited-style-name="Visited_20_Internet_20_Link">
<draw:frame draw:style-name="fr1" draw:name="Image139" text:anchor-type="as-char" svg:width="6.9236in" svg:height="3.956343in" draw:z-index="0">
<draw:image xlink:href="../Images/yкринформ/2023-05-21T14-33-00-03-00/630_360_1684667795-1603.jpeg" xlink:type="simple" xlink:show="embed" xlink:actuate="onLoad" draw:mime-type="image/jpeg"/>
</draw:frame>
</text:a>
 <text:a xlink:type="simple" xlink:href="https://static.ukrinform.com/photos/2023_05/1684667797-1712.jpeg" text:style-name="Internet_20_link" text:visited-style-name="Visited_20_Internet_20_Link">
<draw:frame draw:style-name="fr1" draw:name="Image140" text:anchor-type="as-char" svg:width="6.9236in" svg:height="3.956343in" draw:z-index="0">
<draw:image xlink:href="../Images/yкринформ/2023-05-21T14-33-00-03-00/630_360_1684667797-1712.jpeg" xlink:type="simple" xlink:show="embed" xlink:actuate="onLoad" draw:mime-type="image/jpeg"/>
</draw:frame>
</text:a>
 <text:a xlink:type="simple" xlink:href="https://static.ukrinform.com/photos/2023_05/1684667797-3073.jpeg" text:style-name="Internet_20_link" text:visited-style-name="Visited_20_Internet_20_Link">
<draw:frame draw:style-name="fr1" draw:name="Image141" text:anchor-type="as-char" svg:width="6.9236in" svg:height="3.956343in" draw:z-index="0">
<draw:image xlink:href="../Images/yкринформ/2023-05-21T14-33-00-03-00/630_360_1684667797-3073.jpeg" xlink:type="simple" xlink:show="embed" xlink:actuate="onLoad" draw:mime-type="image/jpeg"/>
</draw:frame>
</text:a>
 <text:a xlink:type="simple" xlink:href="https://static.ukrinform.com/photos/2023_05/1684667798-3356.jpeg" text:style-name="Internet_20_link" text:visited-style-name="Visited_20_Internet_20_Link">
<draw:frame draw:style-name="fr1" draw:name="Image142" text:anchor-type="as-char" svg:width="6.9236in" svg:height="3.956343in" draw:z-index="0">
<draw:image xlink:href="../Images/yкринформ/2023-05-21T14-33-00-03-00/630_360_1684667798-3356.jpeg" xlink:type="simple" xlink:show="embed" xlink:actuate="onLoad" draw:mime-type="image/jpeg"/>
</draw:frame>
</text:a>
</text:p>
      <text:p text:style-name="P4">
У межах проєкту також відбулася <text:a xlink:type="simple" xlink:href="https://www.ukrinform.ua/tag-vistavka" text:style-name="Internet_20_link" text:visited-style-name="Visited_20_Internet_20_Link">
 </text:a>
«Вогні Півдня. Люди-маяки», метою якої було розповісти про історичні факти тавідомості про маяки Півдня України. Учасники заходу ознайомилися з роботамивідомих миколаївських майстрів Олесі Сайковської, Наталі Степанюк, ОлександриУдовицької, Світлани Бойкової-Калюжної та інших художників.</text:p>
      <text:p text:style-name="P4">
Крім того, представниці ГО «Культурно-мистецька асоціація «Артспокуса» провелимайстер-класи з оздоблення пряників-маяків, малювання маяків на керамічнихмагнітиках, брелоках тощо.</text:p>
      <text:p text:style-name="P4">
<text:span text:style-name="T4">
Читайте також:</text:span>
 <text:a xlink:type="simple" xlink:href="https://www.ukrinform.ua/rubric-kyiv/3711883-klicko-z-predstavnikami-dipmisij-vidkrili-vistavku-kiiv-nezlamne-serce-evropi.html" text:style-name="Internet_20_link" text:visited-style-name="Visited_20_Internet_20_Link">
 <text:span text:style-name="T4">
виставку</text:span>
 </text:a>
</text:p>
      <text:p text:style-name="P4">
Відвідувачі мали змогу оглянути фотороботи Олега Марчука та авторів проєкту«Мінімісто» Олександра Єрмолаєва й Артура Самкова.</text:p>
      <text:p text:style-name="P4">
У межах заходу також відбулася церемонія погашення поштових марок.</text:p>
      <text:p text:style-name="P4">
Як повідомлялося, в Івано-Франківському краєзнавчому музеї <text:a xlink:type="simple" xlink:href="https://www.ukrinform.ua/rubric-culture/3711036-u-frankivsku-pokazali-kolekciu-rukavanok-stvorenih-na-pocatku-xx-stolitta.html" text:style-name="Internet_20_link" text:visited-style-name="Visited_20_Internet_20_Link">
</text:a>
</text:p>
      <text:p text:style-name="P4">
Source: <text:a xlink:type="simple" xlink:href="https://www.ukrinform.ua/rubric-culture/3712208-u-mikolaevi-prezentuvali-pidsumki-persogo-etapu-proektu-vogni-pivdna-ludimaaki.html" text:style-name="Internet_20_link" text:visited-style-name="Visited_20_Internet_20_Link">
https://www.ukrinform.ua/rubric-culture/3712208-u-mikolaevi-prezentuvali-pidsumki-persogo-etapu-proektu-vogni-pivdna-ludimaaki.html</text:a>
</text:p>
      <!--NEWS-->
      <text:h text:style-name="P10" text:outline-level="1">
<text:span text:style-name="T4">
США та союзники вірять в успіх українського контрнаступу – Байден</text:span>
</text:h>
      <text:p text:style-name="P4">
Authors: Ukrinform (Person)</text:p>
      <text:p text:style-name="P4">
Publisher: Укринформ (Organization)</text:p>
      <text:p text:style-name="P4">
Published Time: 2023-05-21T14:37:00+03:00</text:p>
      <text:p text:style-name="P4">
Modified Time: 2023-05-21T14:37:00+03:00</text:p>
      <text:p text:style-name="P4">
Description: Сполучені Штати Америки та союзники допомогли Україні підготувати й озброїти достатньо військ для успішного контрнаступу і звільнення тимчасово окупованих Росією територій. — Укрінформ.</text:p>
      <text:p text:style-name="P4">
Images: ['<text:a xlink:type="simple" xlink:href="https://static.ukrinform.com/photos/2023_05/thumb_files/630_360_1684669765-646.jpeg" text:style-name="Internet_20_link" text:visited-style-name="Visited_20_Internet_20_Link">
630_360_16846...</text:a>
']</text:p>
      <text:p text:style-name="P4">
Tags: ['Байден', 'США', 'Україна', 'Війна з Росією', 'Контрнаступ']</text:p>
      <text:p text:style-name="P4">
Type: Article</text:p>
      <!--METADATA-->
      <text:p text:style-name="P4">
<draw:frame draw:style-name="fr1" draw:name="Image143" text:anchor-type="as-char" svg:width="6.9236in" svg:height="3.956343in" draw:z-index="0">
<draw:image xlink:href="../Images/yкринформ/2023-05-21T14-37-00-03-00/630_360_1684669765-646.jpeg" xlink:type="simple" xlink:show="embed" xlink:actuate="onLoad" draw:mime-type="image/jpeg"/>
</draw:frame>
 СполученіШтати Америки та союзники допомогли Україні підготувати й озброїти достатньовійськ для успішного контрнаступу і звільнення тимчасово окупованих Росієютериторій.</text:p>
      <text:p text:style-name="P4">
Про це на пресконференції за підсумками саміту G7 у Хіросімі заявив президентСполучених Штатів Джо Байден, передає кореспондент Укрінформу.</text:p>
      <text:p text:style-name="P4">
«Ми та наші союзники знаємо, скільки вони (українці – ред.) підготували бригаді який стан цих бригад. І в нас є очікування, що їхній контрнаступ будеуспішним… Є сподівання й очікування, що вони досягнуть успіху, і Росія повинначітко розуміти, що у неї будуть великі втрати», - сказав Байден.</text:p>
      <text:p text:style-name="P4">
Він нагадав останні дані стосовно ситуації навколо Бахмута, коли росіянизаявили про повне захоплення міста, тоді як українська сторона – пропродовження утримання частини населеного пункту.</text:p>
      <text:p text:style-name="P4">
«Є питання, чи його втрачено, чи ні, а правда в тому, що більше 100 тисячросіяни втратили в Бахмуті й такі втрати компенсувати дуже важко», – зазначивамериканський лідер.</text:p>
      <text:p text:style-name="P4">
<text:span text:style-name="T4">
Читайте також:</text:span>
 <text:a xlink:type="simple" xlink:href="https://www.ukrinform.ua/rubric-ato/3712191-zelenskij-bahmut-ne-zahoplenij-rosianami.html" text:style-name="Internet_20_link" text:visited-style-name="Visited_20_Internet_20_Link">
 <text:span text:style-name="T4">
Бахмут</text:span>
 </text:a>
</text:p>
      <text:p text:style-name="P4">
Стосовно перспектив передачі Україні літаків F16 Президент США зауважив, що наданому етапі ці літаки не матимуть вирішального значення для українськогоконтрнаступу. Натомість надані партнерами системи <text:a xlink:type="simple" xlink:href="https://www.ukrinform.ua/tag-ppo" text:style-name="Internet_20_link" text:visited-style-name="Visited_20_Internet_20_Link">
</text:a>
 , танки та далекобійна артилеріявідіграють зараз ключову роль для звільнення окупованих територій.</text:p>
      <text:p text:style-name="P4">
«Не думаю, що F16 будуть зараз брати участь (у контрнаступі – ред.)... Алеякщо буде успіх у короткостроковій перспективі, то далі потрібно буде воюватиз росіянами, які базуються на великій відстані, на яку неможливо дістатитеперішніми засобами, тоді й потрібні будуть зміни (передача нових видівозброєння – ред. )», - сказав Байден, додавши, що так було й раніше, колипартнери надавали Україні ту зброю, яка потрібна на полі бою саме зараз.</text:p>
      <text:p text:style-name="P4">
Президент США також заперечив імовірність ескалації через F16 в Україні та щераз наголосив на обіцянках українського керівництва не застосовувати західнузброю для обстрілів російської території.</text:p>
      <text:p text:style-name="P4">
«У мене є запевнення від Президента Зеленського, що вони не будутьвикористовувати F16, щоб зайти в географічну територію Росії. Але там, де єросійські війська на території України, вони це зможуть (наносити ураження зF16 – ред.)», - сказав Байден.</text:p>
      <text:p text:style-name="P4">
<text:span text:style-name="T4">
Читайте також:</text:span>
 <text:a xlink:type="simple" xlink:href="https://www.ukrinform.ua/rubric-ato/3712143-u-povitranih-silah-rozpovili-ak-partneri-mozut-peredati-ukraini-f16.html" text:style-name="Internet_20_link" text:visited-style-name="Visited_20_Internet_20_Link">
 </text:a>
</text:p>
      <text:p text:style-name="P4">
Американський лідер також розповів, що в неділю зранку під час зустрічі зПрезидентом України Володимиром Зеленським лідери країн «Групи семи»підтвердили, що вони «не похитнуться і будуть підтримувати Україну стільки,скільки буде потрібно».</text:p>
      <text:p text:style-name="P4">
«Росія розпочала цю війну і Росія може припинити цю війну сьогодні. До тогопотрібно, щоб Україна мала можливість захищатися», - сказав Президент США.</text:p>
      <text:p text:style-name="P4">
Як повідомляв Укрінформ, лідери країн «Групи семи», що зустрілися в Хіросімі,ухвалили  <text:a xlink:type="simple" xlink:href="https://www.ukrinform.ua/rubric-polytics/3711770-komunike-samitu-g7-pidtverdzue-nepohitnu-pidtrimku-svitovih-lideriv-ukraini.html" text:style-name="Internet_20_link" text:visited-style-name="Visited_20_Internet_20_Link">
 </text:a>
 , вякому виклали головні рішення саміту, зокрема, підтвердили непохитну підтримкуУкраїни у її боротьбі проти російської агресії.</text:p>
      <text:p text:style-name="P4">
<text:span text:style-name="T5">
Фото: Офіс Президента</text:span>
</text:p>
      <text:p text:style-name="P4">
Source: <text:a xlink:type="simple" xlink:href="https://www.ukrinform.ua/rubric-ato/3712213-ssa-ta-souzniki-virat-v-uspih-ukrainskogo-kontrnastupu-bajden.html" text:style-name="Internet_20_link" text:visited-style-name="Visited_20_Internet_20_Link">
https://www.ukrinform.ua/rubric-ato/3712213-ssa-ta-souzniki-virat-v-uspih-ukrainskogo-kontrnastupu-bajden.html</text:a>
</text:p>
      <!--NEWS-->
      <text:h text:style-name="P10" text:outline-level="1">
<text:span text:style-name="T4">
Kharkiv, Kharkivska Oblast(20:40). Red Alert: aerial threat. Sirens sounding. Take cover now!</text:span>
</text:h>
      <text:p text:style-name="P4">
Authors: liveuamap (Language: en)</text:p>
      <text:p text:style-name="P4">
Time: 2023-05-21T14:41:00</text:p>
      <text:p text:style-name="P4">
Location: Kharkiv (Latitude:49.9818 Longtitude:36.2518)</text:p>
      <text:p text:style-name="P4">
Videos: []</text:p>
      <text:p text:style-name="P4">
Images: []</text:p>
      <text:p text:style-name="P4">
Tags: ["Europe", "Central and Eastern Europe"]</text:p>
      <text:p text:style-name="P4">
ID: 22564407</text:p>
      <!--METADATA-->
      <text:p text:style-name="P4">
Kharkiv, Kharkivska Oblast(20:40). Red Alert: aerial threat. Sirens sounding.Take cover now!</text:p>
      <text:p text:style-name="P4">
News Collection Link: <text:a xlink:type="simple" xlink:href="https://liveuamap.com/en/2023/21-may-kharkiv-kharkivska-oblast2040-red-alerg" text:style-name="Internet_20_link" text:visited-style-name="Visited_20_Internet_20_Link">
https://liveuamap.com/en/2023/21-may-kharkiv-kharkivska-oblast2040-red-alerg</text:a>
</text:p>
      <text:p text:style-name="P4">
Source: <text:a xlink:type="simple" xlink:href="https://t.me/air_alert_ua/46160" text:style-name="Internet_20_link" text:visited-style-name="Visited_20_Internet_20_Link">
https://t.me/air_alert_ua/46160</text:a>
</text:p>
      <!--NEWS-->
      <text:h text:style-name="P10" text:outline-level="1">
<text:span text:style-name="T4">
Держава працюватиме над поверненням останків видатних українців з-за кордону - Ткаченко</text:span>
</text:h>
      <text:p text:style-name="P4">
Authors: Ukrinform (Person)</text:p>
      <text:p text:style-name="P4">
Publisher: Укринформ (Organization)</text:p>
      <text:p text:style-name="P4">
Published Time: 2023-05-21T14:43:00+03:00</text:p>
      <text:p text:style-name="P4">
Modified Time: 2023-05-21T14:43:00+03:00</text:p>
      <text:p text:style-name="P4">
Description: Перенесення останків видатних українців з-за кордону та перепоховання їх на Батьківщині є завданням Президента та запитом суспільства. — Укрінформ.</text:p>
      <text:p text:style-name="P4">
Images: ['<text:a xlink:type="simple" xlink:href="https://static.ukrinform.com/photos/2023_05/thumb_files/630_360_1684667938-244.jpg" text:style-name="Internet_20_link" text:visited-style-name="Visited_20_Internet_20_Link">
630_360_16846...</text:a>
']</text:p>
      <text:p text:style-name="P4">
Tags: ['Історія', 'Ткаченко', 'Перепоховання']</text:p>
      <text:p text:style-name="P4">
Type: Article</text:p>
      <!--METADATA-->
      <text:p text:style-name="P4">
<draw:frame draw:style-name="fr1" draw:name="Image144" text:anchor-type="as-char" svg:width="6.9236in" svg:height="3.956343in" draw:z-index="0">
<draw:image xlink:href="../Images/yкринформ/2023-05-21T14-43-00-03-00/630_360_1684667938-244.jpg" xlink:type="simple" xlink:show="embed" xlink:actuate="onLoad" draw:mime-type="image/jpeg"/>
</draw:frame>
Перенесення останків видатних українців з-за кордону та перепоховання їх наБатьківщині є завданням Президента та запитом суспільства.</text:p>
      <text:p text:style-name="P4">
Про це сказав міністр культури та інформаційної політики Олександр Ткаченко,відповідаючи на запитання кореспондента Укрінформу під час вшанування жертвполітичних репресій у заповіднику "Биківнянські могили".</text:p>
      <text:p text:style-name="P4">
"Ми, безперечно, будемо працювати над перенесенням могил наших героїв (вУкраїну - ред.). Але це процес не одного дня, останки Ярослава Мудрого мишукаємо досі. Оскільки Президент поставив таке завдання та у суспільства єтакий запит, я думаю, ми це зробимо", - сказав міністр.</text:p>
      <text:p text:style-name="P4">
<text:span text:style-name="T4">
Читайте також:</text:span>
 <text:a xlink:type="simple" xlink:href="https://www.ukrinform.ua/rubric-society/3712181-u-bikivni-vsanuvali-pamat-zertv-politicnih-represij.html" text:style-name="Internet_20_link" text:visited-style-name="Visited_20_Internet_20_Link">
 </text:a>
</text:p>
      <text:p text:style-name="P4">
Він також зауважив, що згідно із законодавством, створенню Національногомеморіального кладовища та <text:a xlink:type="simple" xlink:href="https://www.ukrinform.ua/tag-perepohovanna" text:style-name="Internet_20_link" text:visited-style-name="Visited_20_Internet_20_Link">
 </text:a>
видатних українців передуватимуть археологічні дослідження на виділенійділянці.</text:p>
      <text:p text:style-name="P4">
Як повідомляв Укрінформ, 31 травня 2022 року Верховна Рада ухвалила ЗаконУкраїни "Про внесення змін до деяких законів України щодо Національноговійськового меморіального кладовища", яким на законодавчому рівні закріпленопоняття Національного військового меморіального кладовища та особливості йогоправового статусу.</text:p>
      <text:p text:style-name="P4">
20 квітня 2023 року Київська міська рада виділила земельну діяльну підстворення Національного військового меморіального кладовища в Биківні вДеснянському районі Києва, між Броварським проспектом і вулицею Бобринецькою.</text:p>
      <text:p text:style-name="P4">
Перші поховання планують здійснити наприкінці осені 2023 року.</text:p>
      <text:p text:style-name="P4">
Перший заступник голови Держкомтелерадіо Богдан Червак звернувся до Президентащодо ініціювання <text:a xlink:type="simple" xlink:href="https://www.ukrinform.ua/rubric-society/3698023-prezidenta-prosat-iniciuvati-perepohovanna-evgena-konovalca.html" text:style-name="Internet_20_link" text:visited-style-name="Visited_20_Internet_20_Link">
 </text:a>
</text:p>
      <text:p text:style-name="P4">
Source: <text:a xlink:type="simple" xlink:href="https://www.ukrinform.ua/rubric-society/3712202-derzava-pracuvatime-nad-povernennam-ostankiv-vidatnih-ukrainciv-zza-kordonu-tkacenko.html" text:style-name="Internet_20_link" text:visited-style-name="Visited_20_Internet_20_Link">
https://www.ukrinform.ua/rubric-society/3712202-derzava-pracuvatime-nad-povernennam-ostankiv-vidatnih-ukrainciv-zza-kordonu-tkacenko.html</text:a>
</text:p>
      <!--NEWS-->
      <text:h text:style-name="P10" text:outline-level="1">
<text:span text:style-name="T4">
Georgian Airways оголосила президентку Грузії «персоною нон ґрата» на своїх літаках</text:span>
</text:h>
      <text:p text:style-name="P4">
Authors: Ukrinform (Person)</text:p>
      <text:p text:style-name="P4">
Publisher: Укринформ (Organization)</text:p>
      <text:p text:style-name="P4">
Published Time: 2023-05-21T14:47:00+03:00</text:p>
      <text:p text:style-name="P4">
Modified Time: 2023-05-21T14:47:00+03:00</text:p>
      <text:p text:style-name="P4">
Description: Авіакомпанія Georgian Airways оголосила президентку Грузії Саломе Зурабішвілі "персоною нон ґрата" на своїх літаках. — Укрінформ.</text:p>
      <text:p text:style-name="P4">
Images: ['<text:a xlink:type="simple" xlink:href="https://static.ukrinform.com/photos/2023_05/thumb_files/630_360_1684333078-720.png" text:style-name="Internet_20_link" text:visited-style-name="Visited_20_Internet_20_Link">
630_360_16843...</text:a>
']</text:p>
      <text:p text:style-name="P4">
Tags: ['Грузія', 'Літак', 'Протест', 'Зурабішвілі']</text:p>
      <text:p text:style-name="P4">
Type: Article</text:p>
      <!--METADATA-->
      <text:p text:style-name="P4">
<draw:frame draw:style-name="fr1" draw:name="Image145" text:anchor-type="as-char" svg:width="6.9236in" svg:height="3.953116in" draw:z-index="0">
<draw:image xlink:href="../Images/yкринформ/2023-05-21T14-47-00-03-00/630_360_1684333078-720.png" xlink:type="simple" xlink:show="embed" xlink:actuate="onLoad" draw:mime-type="image/png"/>
</draw:frame>
Авіакомпанія Georgian Airways оголосила президентку Грузії Саломе Зурабішвілі"персоною нон ґрата" на своїх літаках.</text:p>
      <text:p text:style-name="P4">
Про це повідомляє портал <text:a xlink:type="simple" xlink:href="https://www.newsgeorgia.ge/georgian-airways-objavila-prezidenta-gruzii-personoj-non-grata/" text:style-name="Internet_20_link" text:visited-style-name="Visited_20_Internet_20_Link">
 </text:a>
 , повідомляє Укрінформ.</text:p>
      <text:p text:style-name="P4">
Голова ради директорів авіакомпанії Тамаз Гаіашвілі заявив, що це відповідь наїї вчорашню заяву - Зурабішвілі закликала до бойкоту авіакомпанії післяпочатку прямих рейсів до Москви.</text:p>
      <text:p text:style-name="P4">
"Ми не пустимо її на борт", - говорить Гаіашвілі, вимагаючи від президенткивибачень, причому не тільки перед авіакомпанією, а всім народом Грузії.</text:p>
      <text:p text:style-name="P4">
На його думку, Georgian Airways належать заслуги та подвиги грузинськихльотчиків, які 30 років тому вивозили людей із палаючого Сухумі.</text:p>
      <text:p text:style-name="P4">
<text:span text:style-name="T4">
Читайте також:</text:span>
 <text:a xlink:type="simple" xlink:href="https://www.ukrinform.ua/rubric-polytics/3712077-ukraina-pidtrimue-gruziu-i-podilitsa-z-neu-dosvidom-borotbi-iz-rosieu-danilov.html" text:style-name="Internet_20_link" text:visited-style-name="Visited_20_Internet_20_Link">
 <text:span text:style-name="T4">
Грузі</text:span>
 </text:a>
</text:p>
      <text:p text:style-name="P4">
Як повідомляв Укрінформ, у суботу президентка Грузії Саломе Зурабішвілізаявила, що бойкотуватиме компанію Georgian Airways через відновлення рейсівдо РФ, і закликала громадян зробити те саме.</text:p>
      <text:p text:style-name="P4">
Президент РФ Путін підписав укази про скасування візового режиму для громадян<text:a xlink:type="simple" xlink:href="https://www.ukrinform.ua/tag-gruzia" text:style-name="Internet_20_link" text:visited-style-name="Visited_20_Internet_20_Link">
 </text:a>
 з 15 травня та про дозвіл на прямеавіасполучення з цією країною.</text:p>
      <text:p text:style-name="P4">
У п’ятницю, 19 травня, літак російської авіакомпанії «Азимут» здійснив першийза чотири роки прямий рейс Москва – Тбілісі.</text:p>
      <text:p text:style-name="P4">
<text:span text:style-name="T5">
Фото: Новини-Грузія</text:span>
</text:p>
      <text:p text:style-name="P4">
Source: <text:a xlink:type="simple" xlink:href="https://www.ukrinform.ua/rubric-world/3712214-georgian-airways-ogolosila-prezidentku-gruzii-personou-non-grata-na-svoih-litakah.html" text:style-name="Internet_20_link" text:visited-style-name="Visited_20_Internet_20_Link">
https://www.ukrinform.ua/rubric-world/3712214-georgian-airways-ogolosila-prezidentku-gruzii-personou-non-grata-na-svoih-litakah.html</text:a>
</text:p>
      <!--NEWS-->
      <text:h text:style-name="P10" text:outline-level="1">
<text:span text:style-name="T4">
Українець Ваншельбойм не зміг здобути шостий титул ITF на турнірі в Ефіопії</text:span>
</text:h>
      <text:p text:style-name="P4">
Authors: Ukrinform (Person)</text:p>
      <text:p text:style-name="P4">
Publisher: Укринформ (Organization)</text:p>
      <text:p text:style-name="P4">
Published Time: 2023-05-21T14:48:43+03:00</text:p>
      <text:p text:style-name="P4">
Modified Time: 2023-05-21T14:48:43+03:00</text:p>
      <text:p text:style-name="P4">
Description: Українець Ерік Ваншельбойм поступився у фіналі турніру Міжнародної федерації тенісу (ITF) в Аддіс-Абебі (Ефіопія). — Укрінформ.</text:p>
      <text:p text:style-name="P4">
Images: ['<text:a xlink:type="simple" xlink:href="https://static.ukrinform.com/photos/2023_05/thumb_files/630_360_1684669671-332.jpg" text:style-name="Internet_20_link" text:visited-style-name="Visited_20_Internet_20_Link">
630_360_16846...</text:a>
']</text:p>
      <text:p text:style-name="P4">
Tags: ['Теніс']</text:p>
      <text:p text:style-name="P4">
Type: Article</text:p>
      <!--METADATA-->
      <text:p text:style-name="P4">
<draw:frame draw:style-name="fr1" draw:name="Image146" text:anchor-type="as-char" svg:width="6.9236in" svg:height="3.956343in" draw:z-index="0">
<draw:image xlink:href="../Images/yкринформ/2023-05-21T14-48-43-03-00/630_360_1684669671-332.jpg" xlink:type="simple" xlink:show="embed" xlink:actuate="onLoad" draw:mime-type="image/jpeg"/>
</draw:frame>
 УкраїнецьЕрік Ваншельбойм поступився у фіналі турніру Міжнародної федерації тенісу(ITF) в Аддіс-Абебі (Ефіопія).</text:p>
      <text:p text:style-name="P4">
У вирішальному матчі Ваншельбойм (№453 світового рейтингу) поступивсяпосіяному під першим номером Бенджаміну Локу із Зімбабве (№417) - 5:7, 2:6,передає Укрінформ.</text:p>
      <text:p text:style-name="P4">
21-річний український тенісист удесяте в кар'єрі та утретє нинішнього рокувиступав у фіналі змагань ITF в одиночному розряді.</text:p>
      <text:p text:style-name="P4">
<text:span text:style-name="T4">
Читайте також:</text:span>
 <text:a xlink:type="simple" xlink:href="https://www.ukrinform.ua/rubric-sports/3712121-kalinina-ne-zmogla-dograti-final-turniru-wta-v-rimi-cerez-travmu.html" text:style-name="Internet_20_link" text:visited-style-name="Visited_20_Internet_20_Link">
 </text:a>
</text:p>
      <text:p text:style-name="P4">
У підсумку в Аддіс-Абебі Ваншельбойму не вдалося виграти свій шостий титул.</text:p>
      <text:p text:style-name="P4">
Фото: btu.org.</text:p>
      <text:p text:style-name="P4">
Source: <text:a xlink:type="simple" xlink:href="https://www.ukrinform.ua/rubric-sports/3712215-ukrainec-vanselbojm-ne-zmig-zdobuti-sostij-titul-itf-na-turniri-v-efiopii.html" text:style-name="Internet_20_link" text:visited-style-name="Visited_20_Internet_20_Link">
https://www.ukrinform.ua/rubric-sports/3712215-ukrainec-vanselbojm-ne-zmig-zdobuti-sostij-titul-itf-na-turniri-v-efiopii.html</text:a>
</text:p>
      <!--NEWS-->
      <text:h text:style-name="P10" text:outline-level="1">
<text:span text:style-name="T4">
Зеленський у Хіросімі вшанував пам'ять жертв атомного бомбардування</text:span>
</text:h>
      <text:p text:style-name="P4">
Authors: Ukrinform (Person)</text:p>
      <text:p text:style-name="P4">
Publisher: Укринформ (Organization)</text:p>
      <text:p text:style-name="P4">
Published Time: 2023-05-21T14:50:00+03:00</text:p>
      <text:p text:style-name="P4">
Modified Time: 2023-05-21T14:50:00+03:00</text:p>
      <text:p text:style-name="P4">
Description: Президент Володимир Зеленський ﻿﻿у межах робочого візиту в Хіросіму відвідав місцевий музей миру та разом із Прем'єр-міністром Японії Фуміо Кішідою поклав квіти до меморіалу жертвам атомного бомбардування. — Укрінформ.</text:p>
      <text:p text:style-name="P4">
Images: ['<text:a xlink:type="simple" xlink:href="https://static.ukrinform.com/photos/2023_05/thumb_files/630_360_1684676719-289.jpeg" text:style-name="Internet_20_link" text:visited-style-name="Visited_20_Internet_20_Link">
630_360_16846...</text:a>
', '<text:a xlink:type="simple" xlink:href="https://static.ukrinform.com/photos/2023_05/1684668868-797.jpg" text:style-name="Internet_20_link" text:visited-style-name="Visited_20_Internet_20_Link">
1684668868-79...</text:a>
']</text:p>
      <text:p text:style-name="P4">
Tags: ['Японія', 'Друга світова', 'Музей', "Пам'ять", 'Зеленський', 'Хіросіма']</text:p>
      <text:p text:style-name="P4">
Type: Article</text:p>
      <!--METADATA-->
      <text:p text:style-name="P4">
<draw:frame draw:style-name="fr1" draw:name="Image147" text:anchor-type="as-char" svg:width="6.9236in" svg:height="3.956343in" draw:z-index="0">
<draw:image xlink:href="../Images/yкринформ/2023-05-21T14-50-00-03-00/630_360_1684676719-289.jpeg" xlink:type="simple" xlink:show="embed" xlink:actuate="onLoad" draw:mime-type="image/jpeg"/>
</draw:frame>
 ПрезидентВолодимир Зеленський ﻿﻿у межах робочого візиту в Хіросіму відвідав місцевиймузей миру та разом із Прем'єр-міністром Японії Фуміо Кішідою поклав квіти домеморіалу жертвам атомного бомбардування.</text:p>
      <text:p text:style-name="P4">
Про це повідомила <text:a xlink:type="simple" xlink:href="https://www.president.gov.ua/news/glava-derzhavi-vidvidav-muzej-miru-v-hirosimi-ta-poklav-kvit-83077" text:style-name="Internet_20_link" text:visited-style-name="Visited_20_Internet_20_Link">
 </text:a>
 , передає Укрінформ.</text:p>
      <text:p text:style-name="P4">
У музеї Президент України оглянув експозиції та зробив запис у книзі почеснихгостей.</text:p>
      <text:p text:style-name="P4">
Як зауважили в пресслужбі, заклад був створений містом для того, щоброзповісти людям про трагедію бомбардування Хіросіми 6 серпня 1945 року. Тамзібрані речі загиблих й інші свідчення атомного вибуху.</text:p>
      <text:p text:style-name="P4">
Відвідувачів музею інформують про події, пов’язані з бомбардуванням міста.Експозиції у східному крилі показують Хіросіму до та після вибуху,розповідають про перебіг війни та обставини, що призвели до бомбардування, атакож про зусилля людей, спрямовані на повну ліквідацію ядерної зброї.</text:p>
      <text:p text:style-name="P4">
<draw:frame draw:style-name="fr1" draw:name="Image148" text:anchor-type="as-char" svg:width="6.9236in" svg:height="4.617948in" draw:z-index="0">
<draw:image xlink:href="../Images/yкринформ/2023-05-21T14-50-00-03-00/1684668868-797.jpg" xlink:type="simple" xlink:show="embed" xlink:actuate="onLoad" draw:mime-type="image/jpeg"/>
</draw:frame>
</text:p>
      <text:p text:style-name="P4">
Під час покладання квітів до меморіалу жертвам атомного бомбардування <text:a xlink:type="simple" xlink:href="https://www.ukrinform.ua/tag-zelenskij" text:style-name="Internet_20_link" text:visited-style-name="Visited_20_Internet_20_Link">
</text:a>
 з Кішідою вшановували пам’ятьзагиблих хвилиною мовчання.</text:p>
      <text:p text:style-name="P4">
<text:span text:style-name="T4">
Читайте також:</text:span>
 <text:a xlink:type="simple" xlink:href="https://www.ukrinform.ua/rubric-polytics/3712185-zelenskij-zvertaetsa-do-narodu-aponii.html" text:style-name="Internet_20_link" text:visited-style-name="Visited_20_Internet_20_Link">
 <text:span text:style-name="T4">
Зеленський</text:span>
 </text:a>
</text:p>
      <text:p text:style-name="P4">
Меморіал виконаний у вигляді кам'яної арки у стилі стародавніх японськихглиняних фігур ханіва, містить символічний надгробок і список усіх людей, якізагинули внаслідок атомного вибуху 6 серпня 1945 року.</text:p>
      <text:p text:style-name="P4">
На споруді викарбувані слова «Спочивай у мирі! Ми більше не повторимо цієїпомилки!».</text:p>
      <text:p text:style-name="P4">
Лідери оглянули меморіал й ознайомилися з його історією.</text:p>
      <text:p text:style-name="P4">
Відео: ОП</text:p>
      <text:p text:style-name="P4">
Як повідомлялося, у японському місті Хіросіма триває 48-й саміт «Групи семи».Його учасники розглядають шляхи забезпечення стійкості глобальної економіки,зокрема за наслідками пандемії Covid-19 та російської агресії проти України.</text:p>
      <text:p text:style-name="P4">
Серед учасників 48-го саміту «Групи семи» — Президент України ВолодимирЗеленський.</text:p>
      <text:p text:style-name="P4">
<text:span text:style-name="T5">
Фото: ОП</text:span>
</text:p>
      <text:p text:style-name="P4">
Source: <text:a xlink:type="simple" xlink:href="https://www.ukrinform.ua/rubric-polytics/3712216-zelenskij-u-hirosimi-vsanuvav-pamat-zertv-atomnogo-bombarduvanna.html" text:style-name="Internet_20_link" text:visited-style-name="Visited_20_Internet_20_Link">
https://www.ukrinform.ua/rubric-polytics/3712216-zelenskij-u-hirosimi-vsanuvav-pamat-zertv-atomnogo-bombarduvanna.html</text:a>
</text:p>
      <!--NEWS-->
      <text:h text:style-name="P10" text:outline-level="1">
<text:span text:style-name="T4">
Zaporizka Oblast(20:54). Red Alert: aerial threat. Sirens sounding. Take cover now!</text:span>
</text:h>
      <text:p text:style-name="P4">
Authors: liveuamap (Language: en)</text:p>
      <text:p text:style-name="P4">
Time: 2023-05-21T14:54:00</text:p>
      <text:p text:style-name="P4">
Location: Zaporizka Oblast (Latitude:47.610881 Longtitude:35.766021)</text:p>
      <text:p text:style-name="P4">
Videos: []</text:p>
      <text:p text:style-name="P4">
Images: []</text:p>
      <text:p text:style-name="P4">
Tags: ["Europe", "Central and Eastern Europe"]</text:p>
      <text:p text:style-name="P4">
ID: 22564410</text:p>
      <!--METADATA-->
      <text:p text:style-name="P4">
Zaporizka Oblast(20:54). Red Alert: aerial threat. Sirens sounding. Take covernow!</text:p>
      <text:p text:style-name="P4">
News Collection Link: <text:a xlink:type="simple" xlink:href="https://liveuamap.com/en/2023/21-may-zaporizka-oblast2054-red-alert-aerial-g" text:style-name="Internet_20_link" text:visited-style-name="Visited_20_Internet_20_Link">
https://liveuamap.com/en/2023/21-may-zaporizka-oblast2054-red-alert-aerial-g</text:a>
</text:p>
      <text:p text:style-name="P4">
Source: <text:a xlink:type="simple" xlink:href="https://t.me/air_alert_ua/46162" text:style-name="Internet_20_link" text:visited-style-name="Visited_20_Internet_20_Link">
https://t.me/air_alert_ua/46162</text:a>
</text:p>
      <!--NEWS-->
      <text:h text:style-name="P10" text:outline-level="1">
<text:span text:style-name="T4">
У Полтаві відбувся забіг «Spring Run»</text:span>
</text:h>
      <text:p text:style-name="P4">
Authors: Ukrinform (Person)</text:p>
      <text:p text:style-name="P4">
Publisher: Укринформ (Organization)</text:p>
      <text:p text:style-name="P4">
Published Time: 2023-05-21T14:55:49+03:00</text:p>
      <text:p text:style-name="P4">
Modified Time: 2023-05-21T14:55:49+03:00</text:p>
      <text:p text:style-name="P4">
Description: У Полтаві відбувся забіг «Spring Run», до якого долучилася, зокрема, і сотня переселенців. — Укрінформ.</text:p>
      <text:p text:style-name="P4">
Images: ['<text:a xlink:type="simple" xlink:href="https://static.ukrinform.com/photos/2023_05/thumb_files/630_360_1684670132-184.jpg" text:style-name="Internet_20_link" text:visited-style-name="Visited_20_Internet_20_Link">
630_360_16846...</text:a>
']</text:p>
      <text:p text:style-name="P4">
Tags: ['Полтава', 'Забіг']</text:p>
      <text:p text:style-name="P4">
Type: Article</text:p>
      <!--METADATA-->
      <text:p text:style-name="P4">
<draw:frame draw:style-name="fr1" draw:name="Image149" text:anchor-type="as-char" svg:width="6.9236in" svg:height="3.956343in" draw:z-index="0">
<draw:image xlink:href="../Images/yкринформ/2023-05-21T14-55-49-03-00/630_360_1684670132-184.jpg" xlink:type="simple" xlink:show="embed" xlink:actuate="onLoad" draw:mime-type="image/jpeg"/>
</draw:frame>
 У Полтавівідбувся забіг «Spring Run», до якого долучилася, зокрема, і сотняпереселенців.</text:p>
      <text:p text:style-name="P4">
Про це у <text:a xlink:type="simple" xlink:href="https://t.me/DMYTROLUNIN/8276" text:style-name="Internet_20_link" text:visited-style-name="Visited_20_Internet_20_Link">
 </text:a>
 <text:a xlink:type="simple" xlink:href="https://t.me/DMYTROLUNIN/8276" text:style-name="Internet_20_link" text:visited-style-name="Visited_20_Internet_20_Link">
 </text:a>
повідомив начальник Полтавської ОВА Дмитро Лунін, передає Укрінформ.</text:p>
      <text:p text:style-name="P4">
« У Полтаві відбувся третій цього року забіг – «Spring Run». Долучилися півтисячі учасників із Кременчуцької, Миргородської, Полтавської, Мачухівської,Щербанівської громад. Зокрема і 100 переселенців», - зазначив Лунін.</text:p>
      <text:p text:style-name="P4">
Він зауважив, що наймолодшому легкоатлету 6 років, найстаршому – 75.</text:p>
      <text:p text:style-name="P4">
<text:span text:style-name="T4">
Читайте також:</text:span>
 <text:a xlink:type="simple" xlink:href="https://www.ukrinform.ua/rubric-kyiv/3705401-u-kievi-proveli-blagodijnij-sportivnij-zahid-na-pidtrimku-zahisnikiv-azovstali.html" text:style-name="Internet_20_link" text:visited-style-name="Visited_20_Internet_20_Link">
 </text:a>
</text:p>
      <text:p text:style-name="P4">
На Полтавщині офіційно зареєстровані близько 200 тисяч ВПО.</text:p>
      <text:p text:style-name="P4">
Source: <text:a xlink:type="simple" xlink:href="https://www.ukrinform.ua/rubric-regions/3712219-u-poltavi-vidbuvsa-zabig-spring-run.html" text:style-name="Internet_20_link" text:visited-style-name="Visited_20_Internet_20_Link">
https://www.ukrinform.ua/rubric-regions/3712219-u-poltavi-vidbuvsa-zabig-spring-run.html</text:a>
</text:p>
      <!--NEWS-->
      <text:h text:style-name="P10" text:outline-level="1">
<text:span text:style-name="T4">
Odeska Oblast(20:58). Red Alert: aerial threat. Sirens sounding. Take cover now!</text:span>
</text:h>
      <text:p text:style-name="P4">
Authors: liveuamap (Language: en)</text:p>
      <text:p text:style-name="P4">
Time: 2023-05-21T14:59:00</text:p>
      <text:p text:style-name="P4">
Location: Odeska Oblast (Latitude:46.75000000 Longtitude:30.25000000)</text:p>
      <text:p text:style-name="P4">
Videos: []</text:p>
      <text:p text:style-name="P4">
Images: []</text:p>
      <text:p text:style-name="P4">
Tags: ["Europe", "Central and Eastern Europe"]</text:p>
      <text:p text:style-name="P4">
ID: 22564411</text:p>
      <!--METADATA-->
      <text:p text:style-name="P4">
Odeska Oblast(20:58). Red Alert: aerial threat. Sirens sounding. Take covernow!</text:p>
      <text:p text:style-name="P4">
News Collection Link: <text:a xlink:type="simple" xlink:href="https://liveuamap.com/en/2023/21-may-odeska-oblast2058-red-alert-aerial-thrg" text:style-name="Internet_20_link" text:visited-style-name="Visited_20_Internet_20_Link">
https://liveuamap.com/en/2023/21-may-odeska-oblast2058-red-alert-aerial-thrg</text:a>
</text:p>
      <text:p text:style-name="P4">
Source: <text:a xlink:type="simple" xlink:href="https://t.me/air_alert_ua/46163" text:style-name="Internet_20_link" text:visited-style-name="Visited_20_Internet_20_Link">
https://t.me/air_alert_ua/46163</text:a>
</text:p>
      <!--NEWS-->
      <text:h text:style-name="P10" text:outline-level="1">
<text:span text:style-name="T4">
Explosion reported in Odesa</text:span>
</text:h>
      <text:p text:style-name="P4">
Authors: liveuamap (Language: en)</text:p>
      <text:p text:style-name="P4">
Time: 2023-05-21T15:02:29</text:p>
      <text:p text:style-name="P4">
Location: Odesa, Odessa Oblast (Latitude:46.49851 Longtitude:30.76258)</text:p>
      <text:p text:style-name="P4">
Videos: []</text:p>
      <text:p text:style-name="P4">
Images: []</text:p>
      <text:p text:style-name="P4">
Tags: ["Central and Eastern Europe"]</text:p>
      <text:p text:style-name="P4">
ID: 22564412</text:p>
      <!--METADATA-->
      <text:p text:style-name="P4">
Explosion reported in Odesa</text:p>
      <text:p text:style-name="P4">
News Collection Link: <text:a xlink:type="simple" xlink:href="https://liveuamap.com/en/2023/21-may-explosion-reported-in-odesa" text:style-name="Internet_20_link" text:visited-style-name="Visited_20_Internet_20_Link">
https://liveuamap.com/en/2023/21-may-explosion-reported-in-odesa</text:a>
</text:p>
      <text:p text:style-name="P4">
Source: <text:a xlink:type="simple" xlink:href="https://t.me/suspilnenews/20971" text:style-name="Internet_20_link" text:visited-style-name="Visited_20_Internet_20_Link">
https://t.me/suspilnenews/20971</text:a>
</text:p>
      <!--NEWS-->
      <text:h text:style-name="P10" text:outline-level="1">
<text:span text:style-name="T4">
Українські війська наближаються до взяття Бахмута у тактичне оточення - Сирський</text:span>
</text:h>
      <text:p text:style-name="P4">
Authors: Ukrinform (Person)</text:p>
      <text:p text:style-name="P4">
Publisher: Укринформ (Organization)</text:p>
      <text:p text:style-name="P4">
Published Time: 2023-05-21T15:03:00+03:00</text:p>
      <text:p text:style-name="P4">
Modified Time: 2023-05-21T15:03:00+03:00</text:p>
      <text:p text:style-name="P4">
Description: Українські воїни просуваються по флангах у передмісті Бахмута і фактично наближаються до взяття міста у тактичне оточення. — Укрінформ.</text:p>
      <text:p text:style-name="P4">
Images: ['<text:a xlink:type="simple" xlink:href="https://static.ukrinform.com/photos/2023_04/thumb_files/630_360_1682412638-215.png" text:style-name="Internet_20_link" text:visited-style-name="Visited_20_Internet_20_Link">
630_360_16824...</text:a>
']</text:p>
      <text:p text:style-name="P4">
Tags: ['Бахмут', 'Сирський', 'Війна з Росією']</text:p>
      <text:p text:style-name="P4">
Type: Article</text:p>
      <!--METADATA-->
      <text:p text:style-name="P4">
<draw:frame draw:style-name="fr1" draw:name="Image150" text:anchor-type="as-char" svg:width="6.9236in" svg:height="3.956343in" draw:z-index="0">
<draw:image xlink:href="../Images/yкринформ/2023-05-21T15-03-00-03-00/630_360_1682412638-215.png" xlink:type="simple" xlink:show="embed" xlink:actuate="onLoad" draw:mime-type="image/png"/>
</draw:frame>
 Українськівоїни просуваються по флангах у передмісті Бахмута і фактично наближаються довзяття міста у тактичне оточення.</text:p>
      <text:p text:style-name="P4">
Як передає Укрінформ, про це в  <text:a xlink:type="simple" xlink:href="https://t.me/militarymediacenter/1993" text:style-name="Internet_20_link" text:visited-style-name="Visited_20_Internet_20_Link">
 </text:a>
повідомив командувач Сухопутних військ Збройних сил України генерал-полковникОлександр Сирський.</text:p>
      <text:p text:style-name="P4">
Він зазначив, що українські війська зараз контролюють незначну частинуБахмута, але її оборона дуже актуальна, бо надає можливості входу в місто вразі зміни обстановки.</text:p>
      <text:p text:style-name="P4">
“Ми продовжуємо просуватись по флангах у передмісті <text:a xlink:type="simple" xlink:href="https://www.ukrinform.ua/tag-bahmut" text:style-name="Internet_20_link" text:visited-style-name="Visited_20_Internet_20_Link">
</text:a>
 і фактично наближаємося до взяття містау тактичне оточення. Завдяки цьому ми зможемо контролювати всі висотнібудівлі, зайняті ворогом, і поступово їх знищувати. Це позбавляє ворогаконтролю за підступами до міста і дає нам певні тактичні переваги”, - заявивСирський і додав, що з командирами детально розібрали дії українських військ іпорядок знищення ворога.</text:p>
      <text:p text:style-name="P4">
<text:span text:style-name="T4">
Читайте також:</text:span>
 <text:a xlink:type="simple" xlink:href="https://www.ukrinform.ua/rubric-ato/3712191-zelenskij-bahmut-ne-zahoplenij-rosianami.html" text:style-name="Internet_20_link" text:visited-style-name="Visited_20_Internet_20_Link">
 <text:span text:style-name="T4">
Бахмут</text:span>
 </text:a>
</text:p>
      <text:p text:style-name="P4">
“Ситуація складна, але під контролем”, - зауважив командувач.</text:p>
      <text:p text:style-name="P4">
Як повідомляв Укрінформ, заступниця міністра оборони України Ганна Маляр  <text:a xlink:type="simple" xlink:href="https://www.ukrinform.ua/rubric-ato/3712157-rosianam-ne-vdalos-otociti-bahmut-voni-vtratili-castinu-panivnih-visot-malar.html" text:style-name="Internet_20_link" text:visited-style-name="Visited_20_Internet_20_Link">
</text:a>
 , що російськимзагарбникам не вдалось оточити Бахмут і вони втратили частину панівних висотдовкола міста.</text:p>
      <text:p text:style-name="P4">
Source: <text:a xlink:type="simple" xlink:href="https://www.ukrinform.ua/rubric-ato/3712221-ukrainski-vijska-nablizautsa-do-vzatta-bahmuta-u-takticne-otocenna-sirskij.html" text:style-name="Internet_20_link" text:visited-style-name="Visited_20_Internet_20_Link">
https://www.ukrinform.ua/rubric-ato/3712221-ukrainski-vijska-nablizautsa-do-vzatta-bahmuta-u-takticne-otocenna-sirskij.html</text:a>
</text:p>
      <!--NEWS-->
      <text:h text:style-name="P10" text:outline-level="1">
<text:span text:style-name="T4">
Великі європейські збори у Кишиневі закликали включити євроінтеграцію до Конституції</text:span>
</text:h>
      <text:p text:style-name="P4">
Authors: Ukrinform (Person)</text:p>
      <text:p text:style-name="P4">
Publisher: Укринформ (Organization)</text:p>
      <text:p text:style-name="P4">
Published Time: 2023-05-21T15:08:00+03:00</text:p>
      <text:p text:style-name="P4">
Modified Time: 2023-05-21T15:08:00+03:00</text:p>
      <text:p text:style-name="P4">
Description: У Кишиневі під час Великих європейських зборів затвердили резолюцію мітингу, в якій зафіксовано прагнення включити євроінтеграцію до Конституції Молдови, а також засуджується війна Росії проти України. — Укрінформ.</text:p>
      <text:p text:style-name="P4">
Images: ['<text:a xlink:type="simple" xlink:href="https://static.ukrinform.com/photos/2023_05/thumb_files/630_360_1684671043-418.jpg" text:style-name="Internet_20_link" text:visited-style-name="Visited_20_Internet_20_Link">
630_360_16846...</text:a>
']</text:p>
      <text:p text:style-name="P4">
Tags: ['Конституція', 'Мітинг', 'Молдова', 'Санду']</text:p>
      <text:p text:style-name="P4">
Type: Article</text:p>
      <!--METADATA-->
      <text:p text:style-name="P4">
<draw:frame draw:style-name="fr1" draw:name="Image151" text:anchor-type="as-char" svg:width="6.9236in" svg:height="3.956343in" draw:z-index="0">
<draw:image xlink:href="../Images/yкринформ/2023-05-21T15-08-00-03-00/630_360_1684671043-418.jpg" xlink:type="simple" xlink:show="embed" xlink:actuate="onLoad" draw:mime-type="image/jpeg"/>
</draw:frame>
 У Кишиневіпід час Великих європейських зборів затвердили резолюцію мітингу, в якійзафіксовано прагнення включити євроінтеграцію до Конституції Молдови, а такожзасуджується війна Росії проти України.</text:p>
      <text:p text:style-name="P4">
Про це повідомляє <text:a xlink:type="simple" xlink:href="https://newsmaker.md/rus/novosti/uchastniki-velikogo-evropejskogo-sobraniya-prinyali-rezolyutsiyu/" text:style-name="Internet_20_link" text:visited-style-name="Visited_20_Internet_20_Link">
 </text:a>
 , передає Укрінформ.</text:p>
      <text:p text:style-name="P4">
«Молдова прагне стати повноправною частиною Євросоюзу, який може гарантуватистабільність і дасть змогу реалізувати свій потенціал», - йдеться у документі.</text:p>
      <text:p text:style-name="P4">
Учасники зборів закликали всі політичні сили країни підтримати європейськийкурс <text:a xlink:type="simple" xlink:href="https://www.ukrinform.ua/tag-moldova" text:style-name="Internet_20_link" text:visited-style-name="Visited_20_Internet_20_Link">
 </text:a>
 . Для цього, на їхню думку,необхідно прописати в Конституції Молдови її мету вступити до ЄС, забезпечитиякнайшвидший початок переговорів про вступ до ЄС, а також підтримати зміцненнядержструктур для досягнення цієї мети, завершити взаємопідключення енергомережМолдови та ЄС, щоб позбутися російського шантажу.</text:p>
      <text:p text:style-name="P4">
Крім того, у декларації наголошується на необхідності підготовкидержслужбовців, представників суспільства та бізнесу до вступу до ЄС. Дляцього влада має допомогти їм освоювати європейські кошти та показати всіпереваги євроінтеграції. Учасники акції також вважають, що підвищення рівняжиття та вигоди від співпраці з ЄС сприяють мирному врегулюванню конфлікту вПридністров'ї.</text:p>
      <text:p text:style-name="P4">
<text:span text:style-name="T4">
Читайте також:</text:span>
 <text:a xlink:type="simple" xlink:href="https://www.ukrinform.ua/rubric-world/3710930-moldova-hoce-priednatisa-do-es-aknajsvidse-cerez-zagrozu-z-boku-rosii-sandu.html" text:style-name="Internet_20_link" text:visited-style-name="Visited_20_Internet_20_Link">
 <text:span text:style-name="T4">
Молдов</text:span>
 </text:a>
</text:p>
      <text:p text:style-name="P4">
Вони також наголосили на важливості гарантування енергетичної безпеки Молдовита рішуче засудили військове вторгнення Росії в Україну.</text:p>
      <text:p text:style-name="P4">
«У зв'язку з бажанням громадян Молдови перетворювати країну на європейськомушляху ми закликаємо інституції Євросоюзу продовжити підтримку нашої країни таприйняти Молдову на європейську сім'ю після виконання умов приєднання. Молдовазробила вибір», — наголошується у декларації.</text:p>
      <text:p text:style-name="P4">
За інформацією поліції, <text:a xlink:type="simple" xlink:href="https://www.ukrinform.ua/rubric-world/3712200-u-kisinevi-prohodit-masovij-miting-na-pidtrimku-evrointegracii-moldovi.html" text:style-name="Internet_20_link" text:visited-style-name="Visited_20_Internet_20_Link">
 </text:a>
 взяли участь близько 75 тис. людей. На заході виступилапрезидент Молдови Мая Санду, яка засудила війну Росії проти України тазвернулася до присутніх російською, українською, гагаузькою та болгарськоюмовами.</text:p>
      <text:p text:style-name="P4">
На заході також виступила голова Європарламенту Роберта Мецола румунськоюмовою.</text:p>
      <text:p text:style-name="P4">
<text:span text:style-name="T5">
Фото: NewsMaker</text:span>
</text:p>
      <text:p text:style-name="P4">
Source: <text:a xlink:type="simple" xlink:href="https://www.ukrinform.ua/rubric-world/3712223-veliki-evropejski-zbori-u-kisinevi-zatverdili-rezoluciu-iz-zaklikom-vkluciti-evrointegraciu-do-konstitucii.html" text:style-name="Internet_20_link" text:visited-style-name="Visited_20_Internet_20_Link">
https://www.ukrinform.ua/rubric-world/3712223-veliki-evropejski-zbori-u-kisinevi-zatverdili-rezoluciu-iz-zaklikom-vkluciti-evrointegraciu-do-konstitucii.html</text:a>
</text:p>
      <!--NEWS-->
      <text:h text:style-name="P10" text:outline-level="1">
<text:span text:style-name="T4">
Байден: Справедливий мир в Україні означає повагу до її суверенітету й територіальної цілісності</text:span>
</text:h>
      <text:p text:style-name="P4">
Authors: Ukrinform (Person)</text:p>
      <text:p text:style-name="P4">
Publisher: Укринформ (Organization)</text:p>
      <text:p text:style-name="P4">
Published Time: 2023-05-21T15:10:00+03:00</text:p>
      <text:p text:style-name="P4">
Modified Time: 2023-05-21T15:10:00+03:00</text:p>
      <text:p text:style-name="P4">
Description: Президент США Джо Байден наголошує, що справедливий мир в Україні означає повагу до її суверенітету й територіальної цілісності, а до того партнери обіцяють надавати Україні необхідну підтримку.  — Укрінформ.</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США', 'Україна', 'Війна з Росією']</text:p>
      <text:p text:style-name="P4">
Type: Article</text:p>
      <!--METADATA-->
      <text:p text:style-name="P4">
<draw:frame draw:style-name="fr1" draw:name="Image152" text:anchor-type="as-char" svg:width="6.9236in" svg:height="3.956343in" draw:z-index="0">
<draw:image xlink:href="../Images/yкринформ/2023-05-21T15-10-00-03-00/630_360_1684671641-107.jpeg" xlink:type="simple" xlink:show="embed" xlink:actuate="onLoad" draw:mime-type="image/jpeg"/>
</draw:frame>
 ПрезидентСША Джо Байден наголошує, що справедливий мир в Україні означає повагу до їїсуверенітету й територіальної цілісності, а до того партнери обіцяють надаватиУкраїні необхідну підтримку.</text:p>
      <text:p text:style-name="P4">
Про це американський лідер заявив на пресконференції за підсумками саміту G7 уХіросімі, передає кореспондент Укрінформу.</text:p>
      <text:p text:style-name="P4">
«Разом із нашими партнерами з «Групи семи» ми ще раз наголосили нанеобхідності справедливого миру, який би поважав територіальну цілісність тасуверенітет (України – ред.), принцип, закладений у Статуті <text:a xlink:type="simple" xlink:href="https://www.ukrinform.ua/tag-oon" text:style-name="Internet_20_link" text:visited-style-name="Visited_20_Internet_20_Link">
</text:a>
 », - сказав Байден.</text:p>
      <text:p text:style-name="P4">
За його словами, лідери G7 сьогодні запевнили Президента України ВолодимираЗеленського, що «Путіну не вдасться зменшити їхню рішучість, і вони будутьпідтримувати Україну стільки, скільки буде потрібно».</text:p>
      <text:p text:style-name="P4">
Американський лідер зауважив, що сьогодні Штати оголосили про нові поставкиУкраїні: «Це мости, артилерія, техніка і все для того, щоб Україна могла себезахистити».</text:p>
      <text:p text:style-name="P4">
<text:span text:style-name="T4">
Читайте також:</text:span>
 <text:a xlink:type="simple" xlink:href="https://www.ukrinform.ua/rubric-ato/3712213-ssa-ta-souzniki-virat-v-uspih-ukrainskogo-kontrnastupu-bajden.html" text:style-name="Internet_20_link" text:visited-style-name="Visited_20_Internet_20_Link">
 <text:span text:style-name="T4">
Байден</text:span>
 </text:a>
</text:p>
      <text:p text:style-name="P4">
За його словами, він також запевнив Зеленського, що буде розпочато навчанняукраїнських пілотів на літаках четвертого покоління, включаючи F-16, щобипідтримати здатність України захищатися.</text:p>
      <text:p text:style-name="P4">
«На зустрічі з Президентом Зеленським ми підтвердили нашу спільну й непохитнувідданість підтримці України, яка протистоїть жорстокій агресії Росії», -наголосив Байден.</text:p>
      <text:p text:style-name="P4">
Як повідомляв Укрінформ, Президент Володимир Зеленський за підсумкамизустрічей на саміті лідерів країн «Групи семи» в Хіросімі заявив, що вінупевнений, що  <text:a xlink:type="simple" xlink:href="https://www.ukrinform.ua/rubric-ato/3712195-zelenskij-a-vpevnenij-so-u-nas-budut-litaki-f16.html" text:style-name="Internet_20_link" text:visited-style-name="Visited_20_Internet_20_Link">
 </text:a>
 .</text:p>
      <text:p text:style-name="P4">
Source: <text:a xlink:type="simple" xlink:href="https://www.ukrinform.ua/rubric-polytics/3712227-bajden-spravedlivij-mir-v-ukraini-oznacae-povagu-do-ii-suverenitetu-j-teritorialnoi-cilisnosti.html" text:style-name="Internet_20_link" text:visited-style-name="Visited_20_Internet_20_Link">
https://www.ukrinform.ua/rubric-polytics/3712227-bajden-spravedlivij-mir-v-ukraini-oznacae-povagu-do-ii-suverenitetu-j-teritorialnoi-cilisnosti.html</text:a>
</text:p>
      <!--NEWS-->
      <text:h text:style-name="P10" text:outline-level="1">
<text:span text:style-name="T4">
Український аудіогід зазвучав у музеї Стокгольма</text:span>
</text:h>
      <text:p text:style-name="P4">
Authors: Ukrinform (Person)</text:p>
      <text:p text:style-name="P4">
Publisher: Укринформ (Organization)</text:p>
      <text:p text:style-name="P4">
Published Time: 2023-05-21T15:11:00+03:00</text:p>
      <text:p text:style-name="P4">
Modified Time: 2023-05-21T15:11:00+03:00</text:p>
      <text:p text:style-name="P4">
Description: Україномовний аудіогід почав діяти у Nordiska museet – музеї шведської культури та етнографії. — Укрінформ.</text:p>
      <text:p text:style-name="P4">
Images: ['<text:a xlink:type="simple" xlink:href="https://static.ukrinform.com/photos/2023_05/thumb_files/630_360_1684670773-753.jpg" text:style-name="Internet_20_link" text:visited-style-name="Visited_20_Internet_20_Link">
630_360_16846...</text:a>
', '<text:a xlink:type="simple" xlink:href="https://static.ukrinform.com/photos/2023_05/1684670879-686.jpg" text:style-name="Internet_20_link" text:visited-style-name="Visited_20_Internet_20_Link">
1684670879-68...</text:a>
', '<text:a xlink:type="simple" xlink:href="https://static.ukrinform.com/photos/2023_05/1684670986-361.jpg" text:style-name="Internet_20_link" text:visited-style-name="Visited_20_Internet_20_Link">
1684670986-36...</text:a>
', '<text:a xlink:type="simple" xlink:href="https://static.ukrinform.com/photos/2023_05/1684670945-346.jpg" text:style-name="Internet_20_link" text:visited-style-name="Visited_20_Internet_20_Link">
1684670945-34...</text:a>
', '<text:a xlink:type="simple" xlink:href="https://static.ukrinform.com/photos/2023_05/1684671033-594.jpg" text:style-name="Internet_20_link" text:visited-style-name="Visited_20_Internet_20_Link">
1684671033-59...</text:a>
', '<text:a xlink:type="simple" xlink:href="https://static.ukrinform.com/photos/2023_05/1684671051-726.jpg" text:style-name="Internet_20_link" text:visited-style-name="Visited_20_Internet_20_Link">
1684671051-72...</text:a>
']</text:p>
      <text:p text:style-name="P4">
Tags: ['Діаспора', 'Музей', 'Стокгольм', 'Швеція', 'Українська мова']</text:p>
      <text:p text:style-name="P4">
Type: Article</text:p>
      <!--METADATA-->
      <text:p text:style-name="P4">
<draw:frame draw:style-name="fr1" draw:name="Image153" text:anchor-type="as-char" svg:width="6.9236in" svg:height="3.956343in" draw:z-index="0">
<draw:image xlink:href="../Images/yкринформ/2023-05-21T15-11-00-03-00/630_360_1684670773-753.jpg" xlink:type="simple" xlink:show="embed" xlink:actuate="onLoad" draw:mime-type="image/jpeg"/>
</draw:frame>
Україномовний аудіогід почав діяти у Nordiska museet – музеї шведськоїкультури та етнографії.</text:p>
      <text:p text:style-name="P4">
Про це кореспонденту Укрінформу повідомила керівниця проєкту, директоркаУкраїнського культурного центру у Стокгольмі Олеся Гордієнко.</text:p>
      <text:p text:style-name="P4">
<draw:frame draw:style-name="fr1" draw:name="Image154" text:anchor-type="as-char" svg:width="6.9236in" svg:height="5.1927in" draw:z-index="0">
<draw:image xlink:href="../Images/yкринформ/2023-05-21T15-11-00-03-00/1684670879-686.jpg" xlink:type="simple" xlink:show="embed" xlink:actuate="onLoad" draw:mime-type="image/jpeg"/>
</draw:frame>
 На фото очільницяУкраїнського культурного Центру у Стокгольмі Олеся Гордієнко</text:p>
      <text:p text:style-name="P4">
«Переконана, новий україномовний аудіогід у Nordiska museet стане цінноюдорожньою картою для українців у Швеції, щоб дослідити та оцінити багатудуховну та матеріальну культурну спадщину Північної Європи, більше пізнати їїзвичаї та традиції. Проєкт вдалося реалізувати завдяки спільним зусиллямнашого Центру, Посольства України у Швеції в рамках реалізації ініціативиПершої леді України Олени Зеленської щодо створення україномовних аудіогідів упровідних музеях світу», – сказала Олеся Гордієнко.</text:p>
      <text:p text:style-name="P4">
<text:span text:style-name="T4">
Читайте також:</text:span>
 <text:a xlink:type="simple" xlink:href="https://www.ukrinform.ua/rubric-culture/3710614-u-seuli-zavitsa-persij-u-pivdennij-korei-ukrainomovnij-audiogid-zelenska.html" text:style-name="Internet_20_link" text:visited-style-name="Visited_20_Internet_20_Link">
 <text:span text:style-name="T4">
Сеулі</text:span>
 <text:span text:style-name="T4">
явиться</text:span>
 <text:span text:style-name="T4">
перший</text:span>
 <text:span text:style-name="T4">
Південній</text:span>
 <text:span text:style-name="T4">
Кореї</text:span>
<text:span text:style-name="T4">
україномовний</text:span>
 <text:span text:style-name="T4">
аудіогід</text:span>
 <text:span text:style-name="T4">
Зеленська</text:span>
</text:a>
</text:p>
      <text:p text:style-name="P4">
<draw:frame draw:style-name="fr1" draw:name="Image155" text:anchor-type="as-char" svg:width="6.9236in" svg:height="5.1927in" draw:z-index="0">
<draw:image xlink:href="../Images/yкринформ/2023-05-21T15-11-00-03-00/1684670986-361.jpg" xlink:type="simple" xlink:show="embed" xlink:actuate="onLoad" draw:mime-type="image/jpeg"/>
</draw:frame>
</text:p>
      <text:p text:style-name="P4">
Коментуючи подію, Посол України в Королівстві Швеції Андрій Плахотнюкнаголосив на важливості збереження спільної культурної спадщини Швеції таУкраїни.</text:p>
      <text:p text:style-name="P4">
<draw:frame draw:style-name="fr1" draw:name="Image156" text:anchor-type="as-char" svg:width="6.9236in" svg:height="5.237575in" draw:z-index="0">
<draw:image xlink:href="../Images/yкринформ/2023-05-21T15-11-00-03-00/1684670945-346.jpg" xlink:type="simple" xlink:show="embed" xlink:actuate="onLoad" draw:mime-type="image/jpeg"/>
</draw:frame>
</text:p>
      <text:p text:style-name="P4">
«Ми поділяємо не лише спільні кольори наших національних прапорів, але йспільні цінності та глибоке історичне та культурне коріння. Крім того, дужеважливо, щоб українці у Швеції могли ближче знайомитися з культурою ПівнічноїЄвропи рідною мовою, оскільки це створює відчуття спільності», – сказавПлахотнюк.</text:p>
      <text:p text:style-name="P4">
<draw:frame draw:style-name="fr1" draw:name="Image157" text:anchor-type="as-char" svg:width="6.9236in" svg:height="5.1927in" draw:z-index="0">
<draw:image xlink:href="../Images/yкринформ/2023-05-21T15-11-00-03-00/1684671033-594.jpg" xlink:type="simple" xlink:show="embed" xlink:actuate="onLoad" draw:mime-type="image/jpeg"/>
</draw:frame>
</text:p>
      <text:p text:style-name="P4">
Nordiska museet – музей шведської культури та етнографії, розташований наЮргордені в Стокгольмі та є однією з головних туристичних визначних пам'ятокміста. Тут зберігаєтсья понад 150 тисяч експонатів.</text:p>
      <text:p text:style-name="P4">
<draw:frame draw:style-name="fr1" draw:name="Image158" text:anchor-type="as-char" svg:width="6.9236in" svg:height="5.1927in" draw:z-index="0">
<draw:image xlink:href="../Images/yкринформ/2023-05-21T15-11-00-03-00/1684671051-726.jpg" xlink:type="simple" xlink:show="embed" xlink:actuate="onLoad" draw:mime-type="image/jpeg"/>
</draw:frame>
</text:p>
      <text:p text:style-name="P4">
Як повідомляв Укрінформ, проєкт із запровадження українських аудіогідів умузеях світу реалізовується під патронатом пані Олени Зеленської з 2020 року іналічує вже 62 аудіоекскурсії українською.</text:p>
      <text:p text:style-name="P4">
Зокрема, у День Європи україномовний аудіогід <text:a xlink:type="simple" xlink:href="https://www.ukrinform.ua/rubric-diaspora/3707703-odin-z-najvidomisih-muzeiv-italii-zagovoriv-ukrainskou-movou.html" text:style-name="Internet_20_link" text:visited-style-name="Visited_20_Internet_20_Link">
</text:a>
 у Галереї Боргезе в Римі, яка є однимз найвідоміших музеїв Італії.</text:p>
      <text:p text:style-name="P4">
<text:span text:style-name="T5">
Фото: Олег Снітовський</text:span>
</text:p>
      <text:p text:style-name="P4">
Source: <text:a xlink:type="simple" xlink:href="https://www.ukrinform.ua/rubric-diaspora/3712212-ukrainskij-audiogid-zazvucav-u-muzei-stokgolma.html" text:style-name="Internet_20_link" text:visited-style-name="Visited_20_Internet_20_Link">
https://www.ukrinform.ua/rubric-diaspora/3712212-ukrainskij-audiogid-zazvucav-u-muzei-stokgolma.html</text:a>
</text:p>
      <!--NEWS-->
      <text:h text:style-name="P10" text:outline-level="1">
<text:span text:style-name="T4">
Україна розраховує на японські сучасні технології під час повоєнної відбудови — Зеленський</text:span>
</text:h>
      <text:p text:style-name="P4">
Authors: Ukrinform (Person)</text:p>
      <text:p text:style-name="P4">
Publisher: Укринформ (Organization)</text:p>
      <text:p text:style-name="P4">
Published Time: 2023-05-21T15:16:00+03:00</text:p>
      <text:p text:style-name="P4">
Modified Time: 2023-05-21T15:16:00+03:00</text:p>
      <text:p text:style-name="P4">
Description: Україна сподівається, що Японія зі своїми передовими технологіями допоможе у повоєнній відбудові.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Японія', 'Зеленський', 'Війна з Росією', 'Відбудова']</text:p>
      <text:p text:style-name="P4">
Type: Article</text:p>
      <!--METADATA-->
      <text:p text:style-name="P4">
<draw:frame draw:style-name="fr1" draw:name="Image159" text:anchor-type="as-char" svg:width="6.9236in" svg:height="3.956343in" draw:z-index="0">
<draw:image xlink:href="../Images/yкринформ/2023-05-21T15-16-00-03-00/630_360_1682063024-559.jpeg" xlink:type="simple" xlink:show="embed" xlink:actuate="onLoad" draw:mime-type="image/jpeg"/>
</draw:frame>
 Українасподівається, що Японія зі своїми передовими технологіями допоможе у повоєннійвідбудові.</text:p>
      <text:p text:style-name="P4">
Як передає кореспондент Укрінформу, про це глава Української держави ВолодимирЗеленський заявив на пресконференції у Японії.</text:p>
      <text:p text:style-name="P4">
“Ми будемо відбудовувати країну з новими технологіями від енергетики домедицини. І тут досвід <text:a xlink:type="simple" xlink:href="https://www.ukrinform.ua/tag-aponia" text:style-name="Internet_20_link" text:visited-style-name="Visited_20_Internet_20_Link">
 </text:a>
 для нас дужеважливий. Сьогодні ми пройшлися по цих напрямках з прем’єр-міністром. Є повнерозуміння. Є кілька напрямків: енергетика, особливо зелена енергетика,залізниця, де нам потрібні японські сучасні технології, медицина тощо”, -сказав Президент, відповідаючи на запитання, що він найбільше очікує відЯпонії в майбутньому.</text:p>
      <text:p text:style-name="P4">
<text:span text:style-name="T4">
Читайте також:</text:span>
 <text:a xlink:type="simple" xlink:href="https://www.ukrinform.ua/rubric-polytics/3712130-zelenskij-obgovoriv-iz-bajdenom-posilenna-oboronnih-mozlivostej-ukraini.html" text:style-name="Internet_20_link" text:visited-style-name="Visited_20_Internet_20_Link">
 <text:span text:style-name="T4">
Зеленс</text:span>
 </text:a>
</text:p>
      <text:p text:style-name="P4">
За словами Зеленського, він мав дві зустрічі з прем’єр-міністром Японії, підчас яких вони обговорили тему технологій.</text:p>
      <text:p text:style-name="P4">
Він висловив переконання, що ці перемовини матимуть позитивний результат.</text:p>
      <text:p text:style-name="P4">
Як повідомлялося, Зеленський зараз перебуває у Японії, де триває 48-й саміт«Групи семи».</text:p>
      <text:p text:style-name="P4">
Source: <text:a xlink:type="simple" xlink:href="https://www.ukrinform.ua/rubric-vidbudova/3712225-ukraina-rozrahovue-na-aponski-sucasni-tehnologii-pid-cas-povoennoi-vidbudovi-zelenskij.html" text:style-name="Internet_20_link" text:visited-style-name="Visited_20_Internet_20_Link">
https://www.ukrinform.ua/rubric-vidbudova/3712225-ukraina-rozrahovue-na-aponski-sucasni-tehnologii-pid-cas-povoennoi-vidbudovi-zelenskij.html</text:a>
</text:p>
      <!--NEWS-->
      <text:h text:style-name="P10" text:outline-level="1">
<text:span text:style-name="T4">
На Херсонщині внаслідок обстрілу загинув цивільний</text:span>
</text:h>
      <text:p text:style-name="P4">
Authors: Ukrinform (Person)</text:p>
      <text:p text:style-name="P4">
Publisher: Укринформ (Organization)</text:p>
      <text:p text:style-name="P4">
Published Time: 2023-05-21T15:17:00+03:00</text:p>
      <text:p text:style-name="P4">
Modified Time: 2023-05-21T15:17:00+03:00</text:p>
      <text:p text:style-name="P4">
Description: На Херсонщині внаслідок обстрілу загинув житель селища Козацького.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160" text:anchor-type="as-char" svg:width="6.9236in" svg:height="3.956343in" draw:z-index="0">
<draw:image xlink:href="../Images/yкринформ/2023-05-21T15-17-00-03-00/630_360_1538997483-946.jpg" xlink:type="simple" xlink:show="embed" xlink:actuate="onLoad" draw:mime-type="image/jpeg"/>
</draw:frame>
 НаХерсонщині внаслідок обстрілу загинув житель селища Козацького.</text:p>
      <text:p text:style-name="P4">
Про це у  <text:a xlink:type="simple" xlink:href="https://t.me/olexandrprokudin/535" text:style-name="Internet_20_link" text:visited-style-name="Visited_20_Internet_20_Link">
 </text:a>
 повідомив начальникХерсонської ОВА Олександр Прокудін, передає Укрінформ</text:p>
      <text:p text:style-name="P4">
«Ворог прицільно <text:a xlink:type="simple" xlink:href="https://www.ukrinform.ua/tag-obstril" text:style-name="Internet_20_link" text:visited-style-name="Visited_20_Internet_20_Link">
 </text:a>
 житловий будинок,внаслідок чого травми, несумісні з життям, отримав 55-річний чоловік», -зазначив Прокудін.</text:p>
      <text:p text:style-name="P4">
<text:span text:style-name="T4">
Читайте також:</text:span>
 <text:a xlink:type="simple" xlink:href="https://www.ukrinform.ua/rubric-regions/3712065-na-doneccini-za-dobu-vijska-rf-vbili-civilnogo-ta-poranili-se-vismoh-ludej.html" text:style-name="Internet_20_link" text:visited-style-name="Visited_20_Internet_20_Link">
 <text:span text:style-name="T4">
цивільн</text:span>
 </text:a>
</text:p>
      <text:p text:style-name="P4">
Як повідомлялося, під час нічного  <text:a xlink:type="simple" xlink:href="https://www.ukrinform.ua/rubric-ato/3712182-rosiani-obstrilali-aviabombami-selo-na-hersonsini-poskodzena-civilna-infrastruktura.html" text:style-name="Internet_20_link" text:visited-style-name="Visited_20_Internet_20_Link">
 </text:a>
 Херсонської області пошкоджені 12 осель, будиноккультури, магазин та ще дві будівлі.</text:p>
      <text:p text:style-name="P4">
Source: <text:a xlink:type="simple" xlink:href="https://www.ukrinform.ua/rubric-ato/3712229-na-hersonsini-vnaslidok-obstrilu-zaginuv-civilnij.html" text:style-name="Internet_20_link" text:visited-style-name="Visited_20_Internet_20_Link">
https://www.ukrinform.ua/rubric-ato/3712229-na-hersonsini-vnaslidok-obstrilu-zaginuv-civilnij.html</text:a>
</text:p>
      <!--NEWS-->
      <text:h text:style-name="P10" text:outline-level="1">
<text:span text:style-name="T4">
Папа Римський закликав не звикати до війни і залишатися близькими з українським народом</text:span>
</text:h>
      <text:p text:style-name="P4">
Authors: Ukrinform (Person)</text:p>
      <text:p text:style-name="P4">
Publisher: Укринформ (Organization)</text:p>
      <text:p text:style-name="P4">
Published Time: 2023-05-21T15:23:00+03:00</text:p>
      <text:p text:style-name="P4">
Modified Time: 2023-05-21T15:23:00+03:00</text:p>
      <text:p text:style-name="P4">
Description: Папа Римський Франциск після недільної молитви закликав не звикати до конфліктів і насильства і залишатися близькими з українським народом. — Укрінформ.</text:p>
      <text:p text:style-name="P4">
Images: ['<text:a xlink:type="simple" xlink:href="https://static.ukrinform.com/photos/2023_05/thumb_files/630_360_1684671624-559.jpeg" text:style-name="Internet_20_link" text:visited-style-name="Visited_20_Internet_20_Link">
630_360_16846...</text:a>
']</text:p>
      <text:p text:style-name="P4">
Tags: ['Папа Франциск', 'Україна', 'Війна з Росією']</text:p>
      <text:p text:style-name="P4">
Type: Article</text:p>
      <!--METADATA-->
      <text:p text:style-name="P4">
<draw:frame draw:style-name="fr1" draw:name="Image161" text:anchor-type="as-char" svg:width="6.9236in" svg:height="3.956343in" draw:z-index="0">
<draw:image xlink:href="../Images/yкринформ/2023-05-21T15-23-00-03-00/630_360_1684671624-559.jpeg" xlink:type="simple" xlink:show="embed" xlink:actuate="onLoad" draw:mime-type="image/jpeg"/>
</draw:frame>
 ПапаРимський Франциск після недільної молитви закликав не звикати до конфліктів інасильства і залишатися близькими з українським народом.</text:p>
      <text:p text:style-name="P4">
Про це повідомляє <text:a xlink:type="simple" xlink:href="https://www.vaticannews.va/uk/pope/news/2023-05/zaklyky-papy-21-travnya-2023.html" text:style-name="Internet_20_link" text:visited-style-name="Visited_20_Internet_20_Link">
 </text:a>
 , передає Укрінформ.</text:p>
      <text:p text:style-name="P4">
«Будь ласка, не звикаймо до конфліктів і насильства. Не призвичаюймося довійни, прошу вас. І надалі виявляймо близькість багатостраждальномуукраїнському народові», - заявив понтифік.</text:p>
      <text:p text:style-name="P4">
Він також згадав конфлікт у Судані та повторив заклик відкласти зброю.Водночас Папа попросив міжнародну спільноту «не шкодувати зусиль, щобипричинитися до переважання діалогу та полегшити страждання населення».</text:p>
      <text:p text:style-name="P4">
Франциск також привітав і подякував журналістам з нагоди Всесвітнього днясуспільних комунікацій, побажавши їм «завжди служити правді та спільномублагу». Він теж нагадав, що розпочинається Тиждень Laudato si’, заохочуючивсіх «співпрацювати в піклуванні про наш спільний дім».</text:p>
      <text:p text:style-name="P4">
<text:span text:style-name="T4">
Читайте також:</text:span>
 <text:a xlink:type="simple" xlink:href="https://www.ukrinform.ua/rubric-society/3708863-zelenskij-spodivaetsa-so-rozmova-z-papou-franciskom-moze-vplinuti-na-istoriu.html" text:style-name="Internet_20_link" text:visited-style-name="Visited_20_Internet_20_Link">
 <text:span text:style-name="T4">
Франциск</text:span>
 </text:a>
</text:p>
      <text:p text:style-name="P4">
Як повідомляв Укрінформ, 1 травня Папа Римський Франциск заявив, що Ватиканбере участь у миротворчій місії, щоби покласти край війні Росії проти України.Пізніше стало відомо, що він доручив кардиналові Маттео Зуппі <text:a xlink:type="simple" xlink:href="https://www.ukrinform.ua/rubric-society/3712007-papa-francisk-doruciv-kardinalu-zuppi-specmisiu-povazanu-z-vijnou-v-ukraini.html" text:style-name="Internet_20_link" text:visited-style-name="Visited_20_Internet_20_Link">
</text:a>
 , пов’язану звійною в Україні, деталі якої ще не визначені.</text:p>
      <text:p text:style-name="P4">
Source: <text:a xlink:type="simple" xlink:href="https://www.ukrinform.ua/rubric-society/3712226-papa-rimskij-zaklikav-ne-zvikati-do-vijni-i-zalisatisa-blizkimi-z-ukrainskim-narodom.html" text:style-name="Internet_20_link" text:visited-style-name="Visited_20_Internet_20_Link">
https://www.ukrinform.ua/rubric-society/3712226-papa-rimskij-zaklikav-ne-zvikati-do-vijni-i-zalisatisa-blizkimi-z-ukrainskim-narodom.html</text:a>
</text:p>
      <!--NEWS-->
      <text:h text:style-name="P10" text:outline-level="1">
<text:span text:style-name="T4">
Зеленський пояснив, чому особисто приїхав на саміт лідерів G7</text:span>
</text:h>
      <text:p text:style-name="P4">
Authors: Ukrinform (Person)</text:p>
      <text:p text:style-name="P4">
Publisher: Укринформ (Organization)</text:p>
      <text:p text:style-name="P4">
Published Time: 2023-05-21T15:29:00+03:00</text:p>
      <text:p text:style-name="P4">
Modified Time: 2023-05-21T15:29:00+03:00</text:p>
      <text:p text:style-name="P4">
Description: Президент Володимир Зеленський приїхав на саміт лідерів країн Групи семи, щоб розблокувати деякі питання. — Укрінформ.</text:p>
      <text:p text:style-name="P4">
Images: ['<text:a xlink:type="simple" xlink:href="https://static.ukrinform.com/photos/2023_05/thumb_files/630_360_1684672334-764.jpeg" text:style-name="Internet_20_link" text:visited-style-name="Visited_20_Internet_20_Link">
630_360_16846...</text:a>
']</text:p>
      <text:p text:style-name="P4">
Tags: ['Саміт', 'Велика сімка', 'Зеленський']</text:p>
      <text:p text:style-name="P4">
Type: Article</text:p>
      <!--METADATA-->
      <text:p text:style-name="P4">
<draw:frame draw:style-name="fr1" draw:name="Image162" text:anchor-type="as-char" svg:width="6.9236in" svg:height="3.956343in" draw:z-index="0">
<draw:image xlink:href="../Images/yкринформ/2023-05-21T15-29-00-03-00/630_360_1684672334-764.jpeg" xlink:type="simple" xlink:show="embed" xlink:actuate="onLoad" draw:mime-type="image/jpeg"/>
</draw:frame>
 ПрезидентВолодимир Зеленський приїхав на саміт лідерів країн Групи семи, щоброзблокувати деякі питання.</text:p>
      <text:p text:style-name="P4">
Про це він сказав на <text:a xlink:type="simple" xlink:href="https://www.youtube.com/watch" text:style-name="Internet_20_link" text:visited-style-name="Visited_20_Internet_20_Link">
 </text:a>
 <text:a xlink:type="simple" xlink:href="https://www.youtube.com/watch" text:style-name="Internet_20_link" text:visited-style-name="Visited_20_Internet_20_Link">
</text:a>
 за підсумками саміту вХіросімі, передає кореспондент Укрінформу.</text:p>
      <text:p text:style-name="P4">
“Заздалегідь ми розуміли, що мені потрібно приїхати (на саміт - ред.), щоб буввідповідний результат. ...Ми знайшли можливість бути тут і розблокувати деякіпитання. Вони важливі”, - сказав глава держави.</text:p>
      <text:p text:style-name="P4">
Зеленський додав, що його участь у саміті не є несподіванкою, оскільки він бувзапрошений. Однак була ймовірність, що це відбуватиметься в онлайн-форматі.</text:p>
      <text:p text:style-name="P4">
<text:span text:style-name="T4">
Читайте також:</text:span>
 <text:a xlink:type="simple" xlink:href="https://www.ukrinform.ua/rubric-ato/3712191-zelenskij-bahmut-ne-zahoplenij-rosianami.html" text:style-name="Internet_20_link" text:visited-style-name="Visited_20_Internet_20_Link">
 <text:span text:style-name="T4">
Зеленсь</text:span>
 </text:a>
</text:p>
      <text:p text:style-name="P4">
“Участь офлайн несподівана через заходи безпеки і через те, що були, окрім"Сімки", залучені на поля саміту інші держави, з яким дуже важливо, що вУкраїни відбулися зустрічі. Частина нашої розмови стосувалася обговоренняпитання щодо України та інших складних ситуацій в світі, але Україні приділиливелику увагу”, - сказав Президент.</text:p>
      <text:p text:style-name="P4">
Як повідомлялося, 19 травня <text:a xlink:type="simple" xlink:href="https://www.ukrinform.ua/rubric-ato/3711281-u-rnbo-zaavili-so-zelenskij-vizme-ucast-u-samiti-g7-onlajn.html" text:style-name="Internet_20_link" text:visited-style-name="Visited_20_Internet_20_Link">
 </text:a>
 <text:a xlink:type="simple" xlink:href="https://www.ukrinform.ua/rubric-ato/3711281-u-rnbo-zaavili-so-zelenskij-vizme-ucast-u-samiti-g7-onlajn.html" text:style-name="Internet_20_link" text:visited-style-name="Visited_20_Internet_20_Link">
</text:a>
 <text:a xlink:type="simple" xlink:href="https://www.ukrinform.ua/rubric-ato/3711281-u-rnbo-zaavili-so-zelenskij-vizme-ucast-u-samiti-g7-onlajn.html" text:style-name="Internet_20_link" text:visited-style-name="Visited_20_Internet_20_Link">
 </text:a>
що Зеленський візьме участь у саміті G7 онлайн.</text:p>
      <text:p text:style-name="P4">
Згодом керівник ОП Андрій Єрмак підтвердив, що Президент особисто відвідаєсаміт G7 у Японії.</text:p>
      <text:p text:style-name="P4">
Source: <text:a xlink:type="simple" xlink:href="https://www.ukrinform.ua/rubric-polytics/3712230-zelenskij-poasniv-comu-priihav-osobisto-na-samit-lideriv-g7.html" text:style-name="Internet_20_link" text:visited-style-name="Visited_20_Internet_20_Link">
https://www.ukrinform.ua/rubric-polytics/3712230-zelenskij-poasniv-comu-priihav-osobisto-na-samit-lideriv-g7.html</text:a>
</text:p>
      <!--NEWS-->
      <text:h text:style-name="P10" text:outline-level="1">
<text:span text:style-name="T4">
Росія хоче заборонити транзит вантажівок із Польщі територією РФ</text:span>
</text:h>
      <text:p text:style-name="P4">
Authors: Ukrinform (Person)</text:p>
      <text:p text:style-name="P4">
Publisher: Укринформ (Organization)</text:p>
      <text:p text:style-name="P4">
Published Time: 2023-05-21T15:37:40+03:00</text:p>
      <text:p text:style-name="P4">
Modified Time: 2023-05-21T15:37:40+03:00</text:p>
      <text:p text:style-name="P4">
Description: Голова Держдуми Росії В’ячеслав Володін у неділю запропонував розглянути заборону проїзду польських вантажівок по території Російської Федерації. — Укрінформ.</text:p>
      <text:p text:style-name="P4">
Images: ['<text:a xlink:type="simple" xlink:href="https://static.ukrinform.com/photos/2023_05/thumb_files/630_360_1684672628-248.jpg" text:style-name="Internet_20_link" text:visited-style-name="Visited_20_Internet_20_Link">
630_360_16846...</text:a>
']</text:p>
      <text:p text:style-name="P4">
Tags: ['Росія', 'Вантажівка', 'Транзит']</text:p>
      <text:p text:style-name="P4">
Type: Article</text:p>
      <!--METADATA-->
      <text:p text:style-name="P4">
<draw:frame draw:style-name="fr1" draw:name="Image163" text:anchor-type="as-char" svg:width="6.9236in" svg:height="3.956343in" draw:z-index="0">
<draw:image xlink:href="../Images/yкринформ/2023-05-21T15-37-40-03-00/630_360_1684672628-248.jpg" xlink:type="simple" xlink:show="embed" xlink:actuate="onLoad" draw:mime-type="image/jpeg"/>
</draw:frame>
 ГоловаДерждуми Росії В’ячеслав Володін у неділю запропонував розглянути заборонупроїзду польських вантажівок по території Російської Федерації.</text:p>
      <text:p text:style-name="P4">
Як передає Укрінформ, про це повідомляє <text:a xlink:type="simple" xlink:href="https://www.interfax.ru/russia/902435" text:style-name="Internet_20_link" text:visited-style-name="Visited_20_Internet_20_Link">
</text:a>
</text:p>
      <text:p text:style-name="P4">
«Правильно буде заборонити Польщі наживатися на <text:a xlink:type="simple" xlink:href="https://www.ukrinform.ua/tag-rosia" text:style-name="Internet_20_link" text:visited-style-name="Visited_20_Internet_20_Link">
</text:a>
 сьогодні: припинити проїзд польських фурпо території нашої країни. Нехай перевантажують товари в російські вантажівки.Заробляти на транспортуванні будуть наші громадяни», – заявив Володін.</text:p>
      <text:p text:style-name="P4">
За його словами, відповідне питання Держдума РФ розгляне у понеділок, 22травня.</text:p>
      <text:p text:style-name="P4">
На думку Володіна, в результаті цього постраждають або збанкрутують близько 2тисяч польських транспортних компаній, у штаті яких працює понад 20 тисячводіїв. Витрати Польщі у разі прийняття заборони можуть сягнути суми 8,5мільярдів євро, вважає спікер російської Держдуми.</text:p>
      <text:p text:style-name="P4">
<text:span text:style-name="T4">
Читайте також:</text:span>
 <text:a xlink:type="simple" xlink:href="https://www.ukrinform.ua/rubric-economy/3711533-estonia-zaklikala-evrosouz-zaboroniti-tranzit-tovariv-cerez-rosiu.html" text:style-name="Internet_20_link" text:visited-style-name="Visited_20_Internet_20_Link">
 <text:span text:style-name="T4">
транзит</text:span>
 </text:a>
</text:p>
      <text:p text:style-name="P4">
Як повідомляв Укрінформ, прем’єр-міністр Естонії Кая Каллас закликала повністюзаборонити транзит товарів Європейського Союзу через Росію.</text:p>
      <text:p text:style-name="P4">
Представники Фінляндії, Польщі, Норвегії, Естонії, Латвії та Литви зустрілисяцього тижня у Гельсінкі для обговорення санкційного контролю на своїхкордонах.</text:p>
      <text:p text:style-name="P4">
<text:span text:style-name="T5">
Фото: Getty Images</text:span>
</text:p>
      <text:p text:style-name="P4">
Source: <text:a xlink:type="simple" xlink:href="https://www.ukrinform.ua/rubric-world/3712233-rosia-hoce-zaboroniti-tranzit-vantazivok-iz-polsi-teritorieu-rf.html" text:style-name="Internet_20_link" text:visited-style-name="Visited_20_Internet_20_Link">
https://www.ukrinform.ua/rubric-world/3712233-rosia-hoce-zaboroniti-tranzit-vantazivok-iz-polsi-teritorieu-rf.html</text:a>
</text:p>
      <!--NEWS-->
      <text:h text:style-name="P10" text:outline-level="1">
<text:span text:style-name="T4">
Персонал ЗАЕС побоюється аварії рівня Чорнобиля або Фукусіми – глава Енергоатому</text:span>
</text:h>
      <text:p text:style-name="P4">
Authors: Ukrinform (Person)</text:p>
      <text:p text:style-name="P4">
Publisher: Укринформ (Organization)</text:p>
      <text:p text:style-name="P4">
Published Time: 2023-05-21T15:43:00+03:00</text:p>
      <text:p text:style-name="P4">
Modified Time: 2023-05-21T15:43:00+03:00</text:p>
      <text:p text:style-name="P4">
Description: Персонал Запорізької АЕС очікує звільнення станції, яку Росія перетворює на військову базу, а ядерники застерігають про небезпеку масштабної аварії рівня Чорнобиля або Фукусіми. — Укрінформ.</text:p>
      <text:p text:style-name="P4">
Images: ['<text:a xlink:type="simple" xlink:href="https://static.ukrinform.com/photos/2023_05/thumb_files/630_360_1684672961-775.png" text:style-name="Internet_20_link" text:visited-style-name="Visited_20_Internet_20_Link">
630_360_16846...</text:a>
']</text:p>
      <text:p text:style-name="P4">
Tags: ['Енергоатом', 'Чорнобильська зона', 'Запорізька АЕС']</text:p>
      <text:p text:style-name="P4">
Type: Article</text:p>
      <!--METADATA-->
      <text:p text:style-name="P4">
<draw:frame draw:style-name="fr1" draw:name="Image164" text:anchor-type="as-char" svg:width="6.9236in" svg:height="3.956343in" draw:z-index="0">
<draw:image xlink:href="../Images/yкринформ/2023-05-21T15-43-00-03-00/630_360_1684672961-775.png" xlink:type="simple" xlink:show="embed" xlink:actuate="onLoad" draw:mime-type="image/png"/>
</draw:frame>
 ПерсоналЗапорізької АЕС очікує звільнення станції, яку Росія перетворює на військовубазу, а ядерники застерігають про небезпеку масштабної аварії рівня Чорнобиляабо Фукусіми.</text:p>
      <text:p text:style-name="P4">
Про це розповів в інтерв'ю <text:a xlink:type="simple" xlink:href="https://ukrainian.voanews.com/a/anomna-stancija-chekaje-na-deokupaciju/7101825.html" text:style-name="Internet_20_link" text:visited-style-name="Visited_20_Internet_20_Link">
 </text:a>
 Петро Котін, президентукраїнської державної атомної компанії «Енергоатом», оператора ЗАЕС, передаєУкрінформ.</text:p>
      <text:p text:style-name="P4">
«Персонал просто в постійній надії, що це (деокупація - ред.) нарештістанеться, і просто чекає та просить допомоги», - сказав Котін.</text:p>
      <text:p text:style-name="P4">
За його словами, «рівень божевілля у цих окупантів різний». Посадовецьпобоюється їхніх намірів і планів, оскільки на станції багато ядерногоматеріалу – шість атомних енергоблоків, шість реакторів, заповнених паливом,ядерне паливо. Крім того, є шість заповнених басейнів відпрацьованого палива,кожен поруч із реактором. При їх пошкодженні можливий викид радіації.</text:p>
      <text:p text:style-name="P4">
Залежно від масштабів пошкодження може йтися про локальне забруднення абонавпаки - про «масштаб Чорнобиля або розмір Фукусіми». А далі вже залежатимелише від погодних умов і напрямку вітру, який розноситиме забруднення,попереджає Котін.</text:p>
      <text:p text:style-name="P4">
<text:span text:style-name="T4">
Читайте також:</text:span>
 <text:a xlink:type="simple" xlink:href="https://www.ukrinform.ua/rubric-economy/3707977-energoatom-gotuetsa-svidko-zminiti-personal-zaes-pisla-deokupacii.html" text:style-name="Internet_20_link" text:visited-style-name="Visited_20_Internet_20_Link">
 </text:a>
</text:p>
      <text:p text:style-name="P4">
Він додав, що генеральний директор МАГАТЕ Рафаель Ґроссі також дуже допоміг увирішенні деяких проблем, які виникали на станції. Наприклад, звільнення в.о.гендиректора заводу. Також на Запорізькій атомній електростанції заразпостійно присутні спостерігачі.</text:p>
      <text:p text:style-name="P4">
Він також підтримав ідею Ґроссі про вільну від військових територію навколоЗАЕС. Щодо цього тривають переговори, але рішення ще так і немає. План Ґроссідля ЗАЕС полягав у тому, щоб «захищати об'єкт, а не територію», і вивестиросійську зброю з території станції.</text:p>
      <text:p text:style-name="P4">
Усе ж саме на МАГАТЕ Котін покладає надії щодо звільнення заручників уЕнергодарі і протидії небезпеці від росіян із потенційного катастрофічногозабруднення Європи. Крім того, він покладає надії і на «справжній персоналРосатома». «Вони, звичайно, підтримують російські війська, але деякі з них єпрофесіоналами-ядерниками, і вони розуміють ризики», - додав Котін.</text:p>
      <text:p text:style-name="P4">
Він також розповів, що з часу окупації на Запорізькій атомній електростанціїбуло шість відключень, а це дуже небезпечно для станції. «Це ніби перший етапподії, яка сталася на Фукусімі», - порівняв Котін.</text:p>
      <text:p text:style-name="P4">
Тоді під час землетрусу японська станція втратила зовнішнє живлення. А через30 хвилин прийшло цунамі і всі дизельні генератори, які підтримували живлення,затонули й перестали працювати. «У Запоріжжі ми проходили цей перший етапшість разів», - сказав Котін про захист.</text:p>
      <text:p text:style-name="P4">
Він також <text:a xlink:type="simple" xlink:href="https://ukrainian.voanews.com/a/kotin-interview-zaes-anomna-energia/7101818.html" text:style-name="Internet_20_link" text:visited-style-name="Visited_20_Internet_20_Link">
 </text:a>
 <text:a xlink:type="simple" xlink:href="https://ukrainian.voanews.com/a/kotin-interview-zaes-anomna-energia/7101818.html" text:style-name="Internet_20_link" text:visited-style-name="Visited_20_Internet_20_Link">
 </text:a>
 , що російська окупація Запорізької атомноїелектростанції «постійно посилюється», окупаційна влада перетворює окуповануЗАЕС на військову базу. За його словами, кількість російських військових наЗАЕС постійно збільшується і тепер перевищує чисельність персоналу. Заразросійських військових там майже 2500, тоді як раніше їх було близько 500,сказав Котін.</text:p>
      <text:p text:style-name="P4">
Президент Енергоатому наголосив, що якщо на станції відбудеться катастрофа,радіаційне забруднення може поширитися не лише на половину України та Чорнеморе, але й серйозно вплинути на Європу.</text:p>
      <text:p text:style-name="P4">
«Наразі у них (росіян - ред.) є лише одна ідея – зберегти станцію як своювійськову базу, тому що це охоронна територія, і ядерний матеріал захищає самсебе. Тому вони розуміють, що обстрілу ядерних матеріалів не буде через ризикзабруднення», - сказав Котін, визнавши, що станція, по суті, є заручницею РФ.</text:p>
      <text:p text:style-name="P4">
Котін також розповів, що з самого початку окупації - 4 березня 2022 року -російські війська встановили на ЗАЕС свій режим, а президент Росії ВолодимирПутін видав указ про створення операційної організації, яка базувалася наРосатомі, державній монополії Росії в атомній енергетиці.</text:p>
      <text:p text:style-name="P4">
<text:span text:style-name="T4">
Читайте також:</text:span>
 <text:a xlink:type="simple" xlink:href="https://www.ukrinform.ua/rubric-ato/3711642-gendirektor-magate-zaklikav-ne-vikoristovuvati-zaes-ak-vijskovu-bazu.html" text:style-name="Internet_20_link" text:visited-style-name="Visited_20_Internet_20_Link">
 <text:span text:style-name="T4">
МАГАТЕ</text:span>
 </text:a>
</text:p>
      <text:p text:style-name="P4">
«Вони тиснули на наш персонал для підписання договорів з цією фейковоюорганізацією. Були тортури, було побиття персоналу. Вони також захопилипрацівників і посадили в клітки. У них там були всі види тортур. Деякі людизагинули, а деякі зникли безвісти. І ми не знаємо, де вони зараз», – розповівКотін.</text:p>
      <text:p text:style-name="P4">
За його інформацією, близько 2000-2700 співробітників підписали цей контракт.Близько 3500 не підписували документи.</text:p>
      <text:p text:style-name="P4">
Як повідомляв Укрінформ, лідери країн "Групи семи" на саміті в Хіросіміухвалили окрему заяву щодо України, в якій <text:a xlink:type="simple" xlink:href="https://www.ukrinform.ua/rubric-world/3711759-lideri-g7-zasudili-aderni-pogrozi-rosii-ta-zaklikali-svit-do-rozzbroenna.html" text:style-name="Internet_20_link" text:visited-style-name="Visited_20_Internet_20_Link">
</text:a>
 із врегулювання ситуаціїнавколо Запорізької АЕС та назвали "безвідповідальними" дії Росії змілітаризації атомної станції.</text:p>
      <text:p text:style-name="P4">
<text:span text:style-name="T5">
Фото: Голос Америки</text:span>
</text:p>
      <text:p text:style-name="P4">
Source: <text:a xlink:type="simple" xlink:href="https://www.ukrinform.ua/rubric-economy/3712237-personal-zaes-pobouetsa-avarii-rivna-cornobila-abo-fukusimi-glava-energoatomu.html" text:style-name="Internet_20_link" text:visited-style-name="Visited_20_Internet_20_Link">
https://www.ukrinform.ua/rubric-economy/3712237-personal-zaes-pobouetsa-avarii-rivna-cornobila-abo-fukusimi-glava-energoatomu.html</text:a>
</text:p>
      <!--NEWS-->
      <text:h text:style-name="P10" text:outline-level="1">
<text:span text:style-name="T4">
Російським полоненим показали фільм «Абсолютне зло» про їхні воєнні злочини в Україні</text:span>
</text:h>
      <text:p text:style-name="P4">
Authors: Ukrinform (Person)</text:p>
      <text:p text:style-name="P4">
Publisher: Укринформ (Organization)</text:p>
      <text:p text:style-name="P4">
Published Time: 2023-05-21T15:43:29+03:00</text:p>
      <text:p text:style-name="P4">
Modified Time: 2023-05-21T15:43:29+03:00</text:p>
      <text:p text:style-name="P4">
Description: Військовослужбовцям російської армії, які перебувають у полоні, показали фільм "Абсолютне зло" про їхні воєнні злочини, які вони чинять в Україні. — Укрінформ.</text:p>
      <text:p text:style-name="P4">
Images: ['<text:a xlink:type="simple" xlink:href="https://static.ukrinform.com/photos/2022_09/thumb_files/630_360_1663576850-585.jpg" text:style-name="Internet_20_link" text:visited-style-name="Visited_20_Internet_20_Link">
630_360_16635...</text:a>
']</text:p>
      <text:p text:style-name="P4">
Tags: ['Воєнні злочини', 'Полонені', 'Війна з Росією', 'Дмитро Лубінець']</text:p>
      <text:p text:style-name="P4">
Type: Article</text:p>
      <!--METADATA-->
      <text:p text:style-name="P4">
<draw:frame draw:style-name="fr1" draw:name="Image165" text:anchor-type="as-char" svg:width="6.9236in" svg:height="3.956343in" draw:z-index="0">
<draw:image xlink:href="../Images/yкринформ/2023-05-21T15-43-29-03-00/630_360_1663576850-585.jpg" xlink:type="simple" xlink:show="embed" xlink:actuate="onLoad" draw:mime-type="image/jpeg"/>
</draw:frame>
Військовослужбовцям російської армії, які перебувають у полоні, показали фільм"Абсолютне зло" про їхні воєнні злочини, які вони чинять в Україні.</text:p>
      <text:p text:style-name="P4">
Як передає Укрінформ, про це в  <text:a xlink:type="simple" xlink:href="https://t.me/dmytro_lubinetzs/2503" text:style-name="Internet_20_link" text:visited-style-name="Visited_20_Internet_20_Link">
</text:a>
повідомив уповноважений Верховної Ради України з прав людини Дмитро Лубінецьта оприлюднив відео з перегляду росіянами зазначеної стрічки.</text:p>
      <text:p text:style-name="P4">
“Що в головах цих осіб - невідомо, що в очах - подивіться самі”, - підкреслив<text:a xlink:type="simple" xlink:href="https://www.ukrinform.ua/tag-ombudsmen" text:style-name="Internet_20_link" text:visited-style-name="Visited_20_Internet_20_Link">
 </text:a>
 .</text:p>
      <text:p text:style-name="P4">
“Сподіваюся, що після перегляду вони усвідомили, хто є абсолютним злом у цьомусвіт”, - наголосив Лубінець.</text:p>
      <text:p text:style-name="P4">
<text:span text:style-name="T4">
Читайте також:</text:span>
 <text:a xlink:type="simple" xlink:href="https://www.ukrinform.ua/rubric-regions/3711412-komanda-miznarodnogo-kriminalnogo-sudu-zbirae-dokazi-voennih-zlociniv-rf-u-hersoni.html" text:style-name="Internet_20_link" text:visited-style-name="Visited_20_Internet_20_Link">
 <text:span text:style-name="T4">
злочин</text:span>
 </text:a>
</text:p>
      <text:p text:style-name="P4">
Також він зазначив, що подивитися фільм (18+) можна за посиланнями:  <text:a xlink:type="simple" xlink:href="https://www.youtube.com/watch" text:style-name="Internet_20_link" text:visited-style-name="Visited_20_Internet_20_Link">
</text:a>
 , <text:a xlink:type="simple" xlink:href="https://www.youtube.com/watch" text:style-name="Internet_20_link" text:visited-style-name="Visited_20_Internet_20_Link">
</text:a>
 , та <text:a xlink:type="simple" xlink:href="https://www.youtube.com/watch" text:style-name="Internet_20_link" text:visited-style-name="Visited_20_Internet_20_Link">
</text:a>
 .</text:p>
      <text:p text:style-name="P4">
Як повідомляв Укрінформ, слідчі Національної поліції з початкуповномасштабного вторгнення РФ в Україну відкрили 78 132 кримінальніпровадження щодо злочинів російських військовослужбовців та їхніх пособників.</text:p>
      <text:p text:style-name="P4">
Source: <text:a xlink:type="simple" xlink:href="https://www.ukrinform.ua/rubric-society/3712236-rosijskim-polonenim-pokazali-film-absolutne-zlo-pro-ihni-voenni-zlocini-v-ukraini.html" text:style-name="Internet_20_link" text:visited-style-name="Visited_20_Internet_20_Link">
https://www.ukrinform.ua/rubric-society/3712236-rosijskim-polonenim-pokazali-film-absolutne-zlo-pro-ihni-voenni-zlocini-v-ukraini.html</text:a>
</text:p>
      <!--NEWS-->
      <text:h text:style-name="P10" text:outline-level="1">
<text:span text:style-name="T4">
Зеленський зустрівся з прем’єром Японії – говорили про допомогу та ситуацію на фронті</text:span>
</text:h>
      <text:p text:style-name="P4">
Authors: Ukrinform (Person)</text:p>
      <text:p text:style-name="P4">
Publisher: Укринформ (Organization)</text:p>
      <text:p text:style-name="P4">
Published Time: 2023-05-21T15:48:00+03:00</text:p>
      <text:p text:style-name="P4">
Modified Time: 2023-05-21T15:48:00+03:00</text:p>
      <text:p text:style-name="P4">
Description: Президент України Володимир Зеленський у межах візиту до Японії для участі в саміті «Групи семи» зустрівся з Прем’єр-міністром країни Фуміо Кішідою. — Укрінформ.</text:p>
      <text:p text:style-name="P4">
Images: ['<text:a xlink:type="simple" xlink:href="https://static.ukrinform.com/photos/2023_05/thumb_files/630_360_1684673272-361.png" text:style-name="Internet_20_link" text:visited-style-name="Visited_20_Internet_20_Link">
630_360_16846...</text:a>
']</text:p>
      <text:p text:style-name="P4">
Tags: ['Японія', 'Україна', 'Зеленський', 'Війна з Росією', 'Фуміо Кішіда']</text:p>
      <text:p text:style-name="P4">
Type: Article</text:p>
      <!--METADATA-->
      <text:p text:style-name="P4">
<draw:frame draw:style-name="fr1" draw:name="Image166" text:anchor-type="as-char" svg:width="6.9236in" svg:height="3.956343in" draw:z-index="0">
<draw:image xlink:href="../Images/yкринформ/2023-05-21T15-48-00-03-00/630_360_1684673272-361.png" xlink:type="simple" xlink:show="embed" xlink:actuate="onLoad" draw:mime-type="image/png"/>
</draw:frame>
 ПрезидентУкраїни Володимир Зеленський у межах візиту до Японії для участі в саміті«Групи семи» зустрівся з Прем’єр-міністром країни Фуміо Кішідою.</text:p>
      <text:p text:style-name="P4">
Як передає Укрінформ, про це повідомляє офіційний  <text:a xlink:type="simple" xlink:href="https://www.president.gov.ua/news/volodimir-zelenskij-zustrivsya-z-premyer-ministrom-yaponiyi-83081" text:style-name="Internet_20_link" text:visited-style-name="Visited_20_Internet_20_Link">
</text:a>
 .</text:p>
      <text:p text:style-name="P4">
Глава держави подякував очільникові уряду Японії за запрошення взяти участь усаміті G7.</text:p>
      <text:p text:style-name="P4">
«Зараз – вирішальний момент для долі миру в Україні й для майбутньогосвітового порядку, заснованого на правилах. Украй важливо, що світ має змогупочути голос України в Хіросімі», – наголосив Зеленський.</text:p>
      <text:p text:style-name="P4">
Президент високо оцінив особисте лідерство Фуміо Кішіди в мобілізаціїміжнародної підтримки України, зокрема в межах головування Японії у «Групісеми».</text:p>
      <text:p text:style-name="P4">
Президент подякував Японії за пакет фінансової допомоги обсягом 7,6 мільярдадоларів, який було виділено раніше.</text:p>
      <text:p text:style-name="P4">
<text:span text:style-name="T4">
Читайте також:</text:span>
 <text:a xlink:type="simple" xlink:href="https://www.ukrinform.ua/rubric-vidbudova/3712225-ukraina-rozrahovue-na-aponski-sucasni-tehnologii-pid-cas-povoennoi-vidbudovi-zelenskij.html" text:style-name="Internet_20_link" text:visited-style-name="Visited_20_Internet_20_Link">
 </text:a>
</text:p>
      <text:p text:style-name="P4">
Зеленський також висловив подяку Японії за рішення прийняти на лікування угоспіталь Сил самооборони поранених українських військовослужбовців та задодаткову допомогу у вигляді 100 вантажних автомобілів для потреб ЗСУ.</text:p>
      <text:p text:style-name="P4">
Глава держави поінформував Прем’єр-міністра <text:a xlink:type="simple" xlink:href="https://www.ukrinform.ua/tag-aponia" text:style-name="Internet_20_link" text:visited-style-name="Visited_20_Internet_20_Link">
 </text:a>
 про ситуацію на фронті й подякував за підтримку територіальноїцілісності й суверенітету України. Президент відзначив важливість підтримки збоку Японії санкційної політики стосовно Росії.</text:p>
      <text:p text:style-name="P4">
Відео: <text:a xlink:type="simple" xlink:href="https://t.me/V_Zelenskiy_official/6294" text:style-name="Internet_20_link" text:visited-style-name="Visited_20_Internet_20_Link">
 </text:a>
</text:p>
      <text:p text:style-name="P4">
Зеленський і Кішіда обговорили подальші кроки стосовно допомоги Україні з бокуяпонського уряду, зокрема щодо посилення матеріально-технічних спроможностейукраїнських сил оборони.</text:p>
      <text:p text:style-name="P4">
Сторони домовилися про проведення українсько-японської конференції з відбудовиУкраїни й залучення до цього процесу приватного бізнесу.</text:p>
      <text:p text:style-name="P4">
<text:span text:style-name="T4">
Читайте також:</text:span>
 <text:a xlink:type="simple" xlink:href="https://www.ukrinform.ua/rubric-polytics/3712130-zelenskij-obgovoriv-iz-bajdenom-posilenna-oboronnih-mozlivostej-ukraini.html" text:style-name="Internet_20_link" text:visited-style-name="Visited_20_Internet_20_Link">
 </text:a>
</text:p>
      <text:p text:style-name="P4">
Лідери обговорили можливість японських інвестицій у виробництво водню,літієвих акумуляторів, автомобілів, енергетичного обладнання, а також убудівництво шляхопроводів і залізничної інфраструктури.</text:p>
      <text:p text:style-name="P4">
Глава держави наголосив, що Україна розраховує на підтримку з боку Японіїпроведення глобального саміту щодо реалізації української формули миру.</text:p>
      <text:p text:style-name="P4">
Як пише <text:a xlink:type="simple" xlink:href="https://english.kyodonews.net/news/2023/05/a366e3e648f4-ukraines-zelenskyy-steps-up-summit-diplomacy-in-a-bombed-hiroshima.html" text:style-name="Internet_20_link" text:visited-style-name="Visited_20_Internet_20_Link">
 </text:a>
 з посиланням на представника японськогоуряду, під час переговорів Кішіда також повідомив Зеленському, що Японіяпередасть Україні 30 тисяч продовольчих пайків.</text:p>
      <text:p text:style-name="P4">
Як повідомлялося, Зеленський зараз перебуває у Японії, де триває 48-й саміт«Групи семи». Його учасники розглядають шляхи забезпечення стійкостіглобальної економіки, в тому числі за наслідками російської агресії протиУкраїни.</text:p>
      <text:p text:style-name="P4">
_ Фото: Офіс Президента  _</text:p>
      <text:p text:style-name="P4">
Source: <text:a xlink:type="simple" xlink:href="https://www.ukrinform.ua/rubric-polytics/3712241-zelenskij-zustrivsa-z-premerom-aponii-govorili-pro-dopomogu-ta-situaciu-na-fronti.html" text:style-name="Internet_20_link" text:visited-style-name="Visited_20_Internet_20_Link">
https://www.ukrinform.ua/rubric-polytics/3712241-zelenskij-zustrivsa-z-premerom-aponii-govorili-pro-dopomogu-ta-situaciu-na-fronti.html</text:a>
</text:p>
      <!--NEWS-->
      <text:h text:style-name="P10" text:outline-level="1">
<text:span text:style-name="T4">
Поблизу Курильських островів стався землетрус магнітудою 5</text:span>
</text:h>
      <text:p text:style-name="P4">
Authors: Ukrinform (Person)</text:p>
      <text:p text:style-name="P4">
Publisher: Укринформ (Organization)</text:p>
      <text:p text:style-name="P4">
Published Time: 2023-05-21T15:51:00+03:00</text:p>
      <text:p text:style-name="P4">
Modified Time: 2023-05-21T15:51:00+03:00</text:p>
      <text:p text:style-name="P4">
Description: У неділю в морі поблизу Південних Курил Сахалінської області в Росії стався землетрус магнітудою 5. — Укрінформ.</text:p>
      <text:p text:style-name="P4">
Images: ['<text:a xlink:type="simple" xlink:href="https://static.ukrinform.com/photos/2023_02/thumb_files/630_360_1675857416-430.jpg" text:style-name="Internet_20_link" text:visited-style-name="Visited_20_Internet_20_Link">
630_360_16758...</text:a>
']</text:p>
      <text:p text:style-name="P4">
Tags: ['Землетрус', 'Курильські острови']</text:p>
      <text:p text:style-name="P4">
Type: Article</text:p>
      <!--METADATA-->
      <text:p text:style-name="P4">
<draw:frame draw:style-name="fr1" draw:name="Image167" text:anchor-type="as-char" svg:width="6.9236in" svg:height="3.949857in" draw:z-index="0">
<draw:image xlink:href="../Images/yкринформ/2023-05-21T15-51-00-03-00/630_360_1675857416-430.jpg" xlink:type="simple" xlink:show="embed" xlink:actuate="onLoad" draw:mime-type="image/jpeg"/>
</draw:frame>
 У неділю вморі поблизу Південних Курил Сахалінської області в Росії стався землетрусмагнітудою 5.</text:p>
      <text:p text:style-name="P4">
Як передає Укрінформ, про це повідомляє російське агентство <text:a xlink:type="simple" xlink:href="https://www.interfax.ru/russia/902457" text:style-name="Internet_20_link" text:visited-style-name="Visited_20_Internet_20_Link">
</text:a>
 <text:a xlink:type="simple" xlink:href="https://www.interfax.ru/russia/902457" text:style-name="Internet_20_link" text:visited-style-name="Visited_20_Internet_20_Link">
</text:a>
 із посиланням на філіал Єдиноїгеофізичної служби РАН.</text:p>
      <text:p text:style-name="P4">
«Землетрус магнітудою 5 зареєстровано у неділю о 20:30 за місцевим часом зепіцентром за 30 кілометрів на південний захід села Малокурильське на островіШикотан на глибині 41 кілометр», – поінформували в службі.</text:p>
      <text:p text:style-name="P4">
Там додали, що <text:a xlink:type="simple" xlink:href="https://www.ukrinform.ua/tag-zemletrus" text:style-name="Internet_20_link" text:visited-style-name="Visited_20_Internet_20_Link">
 </text:a>
 був відчутним унаселених пунктах островів Шикотан та Кунаширі.</text:p>
      <text:p text:style-name="P4">
«Ніхто не постраждав, тривога цунамі не оголошувалась», – йдеться уповідомленні.</text:p>
      <text:p text:style-name="P4">
<text:span text:style-name="T4">
Читайте також:</text:span>
 <text:a xlink:type="simple" xlink:href="https://www.ukrinform.ua/rubric-world/3711231-u-novij-kaledonii-stavsa-potuznij-zemletrus-e-zagroza-cunami.html" text:style-name="Internet_20_link" text:visited-style-name="Visited_20_Internet_20_Link">
 <text:span text:style-name="T4">
землетрус</text:span>
 </text:a>
</text:p>
      <text:p text:style-name="P4">
Як повідомлялося, Токіо наполягає, що Радянський Союз незаконно захопивпівнічні території, до яких входять острови, включаючи Еторофу, Шикотан іКунаширі, незабаром після капітуляції Японії в Другій світовій війні в серпні1945 року. Москва стверджує, що це було зроблено «законно».</text:p>
      <text:p text:style-name="P4">
Source: <text:a xlink:type="simple" xlink:href="https://www.ukrinform.ua/rubric-world/3712240-poblizu-kurilskih-ostroviv-stavsa-zemletrus-magnitudou-5.html" text:style-name="Internet_20_link" text:visited-style-name="Visited_20_Internet_20_Link">
https://www.ukrinform.ua/rubric-world/3712240-poblizu-kurilskih-ostroviv-stavsa-zemletrus-magnitudou-5.html</text:a>
</text:p>
      <!--NEWS-->
      <text:h text:style-name="P10" text:outline-level="1">
<text:span text:style-name="T4">
Байден про підхід G7 до відносин із Китаєм: Ми хочемо зменшити ризики, а не від’єднатися</text:span>
</text:h>
      <text:p text:style-name="P4">
Authors: Ukrinform (Person)</text:p>
      <text:p text:style-name="P4">
Publisher: Укринформ (Organization)</text:p>
      <text:p text:style-name="P4">
Published Time: 2023-05-21T16:05:00+03:00</text:p>
      <text:p text:style-name="P4">
Modified Time: 2023-05-21T16:05:00+03:00</text:p>
      <text:p text:style-name="P4">
Description: Країни «Групи семи» на саміті в Хіросімі погодили спільний підхід до відносин із Китаєм, який полягає не у від’єднанні їхніх економік від китайської, а в зменшенні ризиків і диверсифікації задля уникнення критичної залежності. — Укрінформ.</text:p>
      <text:p text:style-name="P4">
Images: ['<text:a xlink:type="simple" xlink:href="https://static.ukrinform.com/photos/2023_05/thumb_files/630_360_1684674563-346.jpeg" text:style-name="Internet_20_link" text:visited-style-name="Visited_20_Internet_20_Link">
630_360_16846...</text:a>
']</text:p>
      <text:p text:style-name="P4">
Tags: ['Байден', 'Китай', 'США', 'Саміт G7']</text:p>
      <text:p text:style-name="P4">
Type: Article</text:p>
      <!--METADATA-->
      <text:p text:style-name="P4">
<draw:frame draw:style-name="fr1" draw:name="Image168" text:anchor-type="as-char" svg:width="6.9236in" svg:height="3.956343in" draw:z-index="0">
<draw:image xlink:href="../Images/yкринформ/2023-05-21T16-05-00-03-00/630_360_1684674563-346.jpeg" xlink:type="simple" xlink:show="embed" xlink:actuate="onLoad" draw:mime-type="image/jpeg"/>
</draw:frame>
 Країни«Групи семи» на саміті в Хіросімі погодили спільний підхід до відносин ізКитаєм, який полягає не у від’єднанні їхніх економік від китайської, а взменшенні ризиків і диверсифікації задля уникнення критичної залежності.</text:p>
      <text:p text:style-name="P4">
Про це на пресконференції за підсумками саміту G7 заявив президент СполученихШтатів Америки Джо Байден, передає кореспондент Укрінформу.</text:p>
      <text:p text:style-name="P4">
«Ми маємо спільний підхід щодо Китаю, підтриманий усіма союзниками: ми нехочемо від’єднатися від Китаю, а хочемо зменшити ризик і диверсифікувати нашівідносини з Китаєм. Це означає диверсифікувати наші ланцюжки постачання і незалежати від однієї країни», - сказав Байден.</text:p>
      <text:p text:style-name="P4">
За його словами, також йдеться про посилення економічної і фінансової безпекита кращу захищеність каналів постачання товарів, які мають критичне значеннядля безпеки країн-партнерів.</text:p>
      <text:p text:style-name="P4">
<text:span text:style-name="T4">
Читайте також:</text:span>
 <text:a xlink:type="simple" xlink:href="https://www.ukrinform.ua/rubric-world/3712036-pekin-oburivsa-zaklikom-samitu-g7-do-miru-z-tajvanem.html" text:style-name="Internet_20_link" text:visited-style-name="Visited_20_Internet_20_Link">
 </text:a>
</text:p>
      <text:p text:style-name="P4">
Крім того, за словами американського лідера, досягнуто домовленості проспільну політику в питаннях реагування на територіальні претензії Пекіна досвоїх сусідів.</text:p>
      <text:p text:style-name="P4">
«Ми всі погодилися, що ніяка країна, ні Японія, ні Китай, ні Тайвань не можутьсамостійно в односторонньому порядку проголошувати чи робити якісь діїстосовно тієї чи іншої території», - наголосив президент США.</text:p>
      <text:p text:style-name="P4">
За його словами, союзники не мають наміру вказувати Китаю, що робити, а що неробити, але попереджають про неприпустимість односторонніх спроб здійснитизміни із застосуванням сили.</text:p>
      <text:p text:style-name="P4">
«Ми чітко кажемо, що не можна змінювати статус-кво, в тому числі, й Тайвань неможе в односторонньому порядку проголосити незалежність. Але ми також чіткозаявляємо про готовність захистити <text:a xlink:type="simple" xlink:href="https://www.ukrinform.ua/tag-tajvan" text:style-name="Internet_20_link" text:visited-style-name="Visited_20_Internet_20_Link">
 </text:a>
 .Якщо будуть якість кроки в односторонньому порядку, то на це буде відповідь»,- зазначив Байден.</text:p>
      <text:p text:style-name="P4">
<text:span text:style-name="T4">
Читайте також:</text:span>
 <text:a xlink:type="simple" xlink:href="https://www.ukrinform.ua/rubric-polytics/3711431-u-derzdepi-ssa-prokomentuvali-mirotvorci-potugi-kitau.html" text:style-name="Internet_20_link" text:visited-style-name="Visited_20_Internet_20_Link">
 <text:span text:style-name="T4">
Китаю</text:span>
 </text:a>
</text:p>
      <text:p text:style-name="P4">
При цьому він не виключив, що в разі спроби Китаю силою встановити контрольнад Тайванем чи будь-якою іншою територією, «може бути збройний конфлікт міжКитаєм і Сполученими Штатами й «четвіркою» QUAD (Австралія, Індія, США іЯпонія – ред.)».</text:p>
      <text:p text:style-name="P4">
«Ми зробимо все для того, щоб нинішній статус-кво залишався таким, як він єтепер», - наголосив американський президент.</text:p>
      <text:p text:style-name="P4">
Як повідомляв Укрінформ, президентка Тайваню  <text:a xlink:type="simple" xlink:href="https://www.ukrinform.ua/rubric-world/3711769-vijna-ce-ne-variant-prezidentka-tajvanu-prokomentuvala-napruzenist-u-vidnosinah-z-kitaem.html" text:style-name="Internet_20_link" text:visited-style-name="Visited_20_Internet_20_Link">
</text:a>
 натлі високої напруженості у відносинах з Китаєм.</text:p>
      <text:p text:style-name="P4">
<text:span text:style-name="T5">
Фото: The White House</text:span>
</text:p>
      <text:p text:style-name="P4">
Source: <text:a xlink:type="simple" xlink:href="https://www.ukrinform.ua/rubric-world/3712246-bajden-pro-pidhid-g7-do-vidnosin-iz-kitau-mi-hocemo-zmensiti-riziki-a-ne-vidednatisa.html" text:style-name="Internet_20_link" text:visited-style-name="Visited_20_Internet_20_Link">
https://www.ukrinform.ua/rubric-world/3712246-bajden-pro-pidhid-g7-do-vidnosin-iz-kitau-mi-hocemo-zmensiti-riziki-a-ne-vidednatisa.html</text:a>
</text:p>
      <!--NEWS-->
      <text:h text:style-name="P10" text:outline-level="1">
<text:span text:style-name="T4">
У Броварах відбувся благодійний забіг на підтримку полонених азовців</text:span>
</text:h>
      <text:p text:style-name="P4">
Authors: Ukrinform (Person)</text:p>
      <text:p text:style-name="P4">
Publisher: Укринформ (Organization)</text:p>
      <text:p text:style-name="P4">
Published Time: 2023-05-21T16:08:00+03:00</text:p>
      <text:p text:style-name="P4">
Modified Time: 2023-05-21T16:08:00+03:00</text:p>
      <text:p text:style-name="P4">
Description: На Київщині в Броварах понад 300 учасників взяли участь у благодійному забігу на підтримку полонених азовців та їхніх родин. — Укрінформ.</text:p>
      <text:p text:style-name="P4">
Images: ['<text:a xlink:type="simple" xlink:href="https://static.ukrinform.com/photos/2023_05/thumb_files/630_360_1684674684-445.jpeg" text:style-name="Internet_20_link" text:visited-style-name="Visited_20_Internet_20_Link">
630_360_16846...</text:a>
', '<text:a xlink:type="simple" xlink:href="https://static.ukrinform.com/photos/2023_05/thumb_files/630_360_1684674667-7179.jpeg" text:style-name="Internet_20_link" text:visited-style-name="Visited_20_Internet_20_Link">
630_360_16846...</text:a>
', '<text:a xlink:type="simple" xlink:href="https://static.ukrinform.com/photos/2023_05/thumb_files/630_360_1684674667-9527.jpeg" text:style-name="Internet_20_link" text:visited-style-name="Visited_20_Internet_20_Link">
630_360_16846...</text:a>
', '<text:a xlink:type="simple" xlink:href="https://static.ukrinform.com/photos/2023_05/thumb_files/630_360_1684674667-8715.jpeg" text:style-name="Internet_20_link" text:visited-style-name="Visited_20_Internet_20_Link">
630_360_16846...</text:a>
', '<text:a xlink:type="simple" xlink:href="https://static.ukrinform.com/photos/2023_05/thumb_files/630_360_1684674667-8270.jpeg" text:style-name="Internet_20_link" text:visited-style-name="Visited_20_Internet_20_Link">
630_360_16846...</text:a>
', '<text:a xlink:type="simple" xlink:href="https://static.ukrinform.com/photos/2023_05/thumb_files/630_360_1684674668-9435.jpeg" text:style-name="Internet_20_link" text:visited-style-name="Visited_20_Internet_20_Link">
630_360_16846...</text:a>
', '<text:a xlink:type="simple" xlink:href="https://static.ukrinform.com/photos/2023_05/thumb_files/630_360_1684674668-6025.jpeg" text:style-name="Internet_20_link" text:visited-style-name="Visited_20_Internet_20_Link">
630_360_16846...</text:a>
', '<text:a xlink:type="simple" xlink:href="https://static.ukrinform.com/photos/2023_05/thumb_files/630_360_1684674807-6163.jpeg" text:style-name="Internet_20_link" text:visited-style-name="Visited_20_Internet_20_Link">
630_360_16846...</text:a>
']</text:p>
      <text:p text:style-name="P4">
Tags: ['Азовсталь', 'Забіг', 'Київщина', 'Бровари']</text:p>
      <text:p text:style-name="P4">
Type: Article</text:p>
      <!--METADATA-->
      <text:p text:style-name="P4">
<draw:frame draw:style-name="fr1" draw:name="Image169" text:anchor-type="as-char" svg:width="6.9236in" svg:height="3.956343in" draw:z-index="0">
<draw:image xlink:href="../Images/yкринформ/2023-05-21T16-08-00-03-00/630_360_1684674684-445.jpeg" xlink:type="simple" xlink:show="embed" xlink:actuate="onLoad" draw:mime-type="image/jpeg"/>
</draw:frame>
 НаКиївщині в Броварах понад 300 учасників взяли участь у благодійному забігу напідтримку полонених азовців та їхніх родин.</text:p>
      <text:p text:style-name="P4">
Як передає Укрінформ, про це у <text:a xlink:type="simple" xlink:href="https://t.me/zhinky_zi_stali/2473" text:style-name="Internet_20_link" text:visited-style-name="Visited_20_Internet_20_Link">
 </text:a>
повідомляє ГО «Жінки зі сталі».</text:p>
      <text:p text:style-name="P4">
«Понад 300 учасників вийшли в суботу 20 травня на забіг з символічною назвою«Назустріч волі» - від малюків на руках у батьків, що рухалися дистанцією,підтримуючи наших оборонців, до найстаршого 90-річного учасника. Тут нерахували час, адже сенсом було єднання та дія заради тих, хто зараз перебуваєв рашистському полоні», - йдеться в повідомленні.</text:p>
      <text:p text:style-name="P4">
<draw:frame draw:style-name="fr1" draw:name="Image170" text:anchor-type="as-char" svg:width="6.9236in" svg:height="3.956343in" draw:z-index="0">
<draw:image xlink:href="../Images/yкринформ/2023-05-21T16-08-00-03-00/630_360_1684674667-7179.jpeg" xlink:type="simple" xlink:show="embed" xlink:actuate="onLoad" draw:mime-type="image/jpeg"/>
</draw:frame>
 УБроварах відбувся благодійний забіг на підтримку полонених азовців / Фото:ЖІНКИ_зі_СТАЛІ  <text:a xlink:type="simple" xlink:href="https://static.ukrinform.com/photos/2023_05/1684674667-7179.jpeg" text:style-name="Internet_20_link" text:visited-style-name="Visited_20_Internet_20_Link">
<draw:frame draw:style-name="fr1" draw:name="Image171" text:anchor-type="as-char" svg:width="6.9236in" svg:height="3.956343in" draw:z-index="0">
<draw:image xlink:href="../Images/yкринформ/2023-05-21T16-08-00-03-00/630_360_1684674667-7179.jpeg" xlink:type="simple" xlink:show="embed" xlink:actuate="onLoad" draw:mime-type="image/jpeg"/>
</draw:frame>
</text:a>
 <text:a xlink:type="simple" xlink:href="https://static.ukrinform.com/photos/2023_05/1684674667-9527.jpeg" text:style-name="Internet_20_link" text:visited-style-name="Visited_20_Internet_20_Link">
<draw:frame draw:style-name="fr1" draw:name="Image172" text:anchor-type="as-char" svg:width="6.9236in" svg:height="3.956343in" draw:z-index="0">
<draw:image xlink:href="../Images/yкринформ/2023-05-21T16-08-00-03-00/630_360_1684674667-9527.jpeg" xlink:type="simple" xlink:show="embed" xlink:actuate="onLoad" draw:mime-type="image/jpeg"/>
</draw:frame>
</text:a>
 <text:a xlink:type="simple" xlink:href="https://static.ukrinform.com/photos/2023_05/1684674667-8715.jpeg" text:style-name="Internet_20_link" text:visited-style-name="Visited_20_Internet_20_Link">
<draw:frame draw:style-name="fr1" draw:name="Image173" text:anchor-type="as-char" svg:width="6.9236in" svg:height="3.956343in" draw:z-index="0">
<draw:image xlink:href="../Images/yкринформ/2023-05-21T16-08-00-03-00/630_360_1684674667-8715.jpeg" xlink:type="simple" xlink:show="embed" xlink:actuate="onLoad" draw:mime-type="image/jpeg"/>
</draw:frame>
</text:a>
 <text:a xlink:type="simple" xlink:href="https://static.ukrinform.com/photos/2023_05/1684674667-8270.jpeg" text:style-name="Internet_20_link" text:visited-style-name="Visited_20_Internet_20_Link">
<draw:frame draw:style-name="fr1" draw:name="Image174" text:anchor-type="as-char" svg:width="6.9236in" svg:height="3.956343in" draw:z-index="0">
<draw:image xlink:href="../Images/yкринформ/2023-05-21T16-08-00-03-00/630_360_1684674667-8270.jpeg" xlink:type="simple" xlink:show="embed" xlink:actuate="onLoad" draw:mime-type="image/jpeg"/>
</draw:frame>
</text:a>
 <text:a xlink:type="simple" xlink:href="https://static.ukrinform.com/photos/2023_05/1684674668-9435.jpeg" text:style-name="Internet_20_link" text:visited-style-name="Visited_20_Internet_20_Link">
<draw:frame draw:style-name="fr1" draw:name="Image175" text:anchor-type="as-char" svg:width="6.9236in" svg:height="3.956343in" draw:z-index="0">
<draw:image xlink:href="../Images/yкринформ/2023-05-21T16-08-00-03-00/630_360_1684674668-9435.jpeg" xlink:type="simple" xlink:show="embed" xlink:actuate="onLoad" draw:mime-type="image/jpeg"/>
</draw:frame>
</text:a>
 <text:a xlink:type="simple" xlink:href="https://static.ukrinform.com/photos/2023_05/1684674668-6025.jpeg" text:style-name="Internet_20_link" text:visited-style-name="Visited_20_Internet_20_Link">
<draw:frame draw:style-name="fr1" draw:name="Image176" text:anchor-type="as-char" svg:width="6.9236in" svg:height="3.956343in" draw:z-index="0">
<draw:image xlink:href="../Images/yкринформ/2023-05-21T16-08-00-03-00/630_360_1684674668-6025.jpeg" xlink:type="simple" xlink:show="embed" xlink:actuate="onLoad" draw:mime-type="image/jpeg"/>
</draw:frame>
</text:a>
 <text:a xlink:type="simple" xlink:href="https://static.ukrinform.com/photos/2023_05/1684674807-6163.jpeg" text:style-name="Internet_20_link" text:visited-style-name="Visited_20_Internet_20_Link">
<draw:frame draw:style-name="fr1" draw:name="Image177" text:anchor-type="as-char" svg:width="6.9236in" svg:height="3.956343in" draw:z-index="0">
<draw:image xlink:href="../Images/yкринформ/2023-05-21T16-08-00-03-00/630_360_1684674807-6163.jpeg" xlink:type="simple" xlink:show="embed" xlink:actuate="onLoad" draw:mime-type="image/jpeg"/>
</draw:frame>
</text:a>
</text:p>
      <text:p text:style-name="P4">
Як зазначається, під час <text:a xlink:type="simple" xlink:href="https://www.ukrinform.ua/tag-zabig" text:style-name="Internet_20_link" text:visited-style-name="Visited_20_Internet_20_Link">
 </text:a>
 було зібранопонад 110 тисяч гривень благодійних коштів.</text:p>
      <text:p text:style-name="P4">
<text:span text:style-name="T4">
Читайте також:</text:span>
 <text:a xlink:type="simple" xlink:href="https://www.ukrinform.ua/rubric-regions/3712219-u-poltavi-vidbuvsa-zabig-spring-run.html" text:style-name="Internet_20_link" text:visited-style-name="Visited_20_Internet_20_Link">
 <text:span text:style-name="T4">
Полтаві</text:span>
 </text:a>
</text:p>
      <text:p text:style-name="P4">
Як повідомляв Укрінформ, 30 травня 2022 року рідні захисників Маріуполяоголосили про створення громадської організації - Ради дружин і матерівзахисників України «Жінки зі Сталі».</text:p>
      <text:p text:style-name="P4">
Source: <text:a xlink:type="simple" xlink:href="https://www.ukrinform.ua/rubric-regions/3712252-u-brovarah-vidbuvsa-blagodijnij-zabig-na-pidtrimku-polonenih-azovciv.html" text:style-name="Internet_20_link" text:visited-style-name="Visited_20_Internet_20_Link">
https://www.ukrinform.ua/rubric-regions/3712252-u-brovarah-vidbuvsa-blagodijnij-zabig-na-pidtrimku-polonenih-azovciv.html</text:a>
</text:p>
      <!--NEWS-->
      <text:h text:style-name="P10" text:outline-level="1">
<text:span text:style-name="T4">
Росія має передати ЗАЕС під повний контроль України та МАГАТЕ - Зеленський на саміті G7</text:span>
</text:h>
      <text:p text:style-name="P4">
Authors: Ukrinform (Person)</text:p>
      <text:p text:style-name="P4">
Publisher: Укринформ (Organization)</text:p>
      <text:p text:style-name="P4">
Published Time: 2023-05-21T16:11:00+03:00</text:p>
      <text:p text:style-name="P4">
Modified Time: 2023-05-21T16:11:00+03:00</text:p>
      <text:p text:style-name="P4">
Description: Президент Володимир Зеленський заявив, що Росія має відмовитися від радіаційного та ядерного шантажу світу, а також передати ЗАЕС, яку наразі окуповує, під повний контроль України та МАГАТЕ. — Укрінформ.</text:p>
      <text:p text:style-name="P4">
Images: ['<text:a xlink:type="simple" xlink:href="https://static.ukrinform.com/photos/2023_05/thumb_files/630_360_1684674163-857.jpeg" text:style-name="Internet_20_link" text:visited-style-name="Visited_20_Internet_20_Link">
630_360_16846...</text:a>
']</text:p>
      <text:p text:style-name="P4">
Tags: ['АЕС', 'Японія', 'МАГАТЕ', 'Зеленський', 'Ядерна безпека', 'Війна з Росією']</text:p>
      <text:p text:style-name="P4">
Type: Article</text:p>
      <!--METADATA-->
      <text:p text:style-name="P4">
<draw:frame draw:style-name="fr1" draw:name="Image178" text:anchor-type="as-char" svg:width="6.9236in" svg:height="3.956343in" draw:z-index="0">
<draw:image xlink:href="../Images/yкринформ/2023-05-21T16-11-00-03-00/630_360_1684674163-857.jpeg" xlink:type="simple" xlink:show="embed" xlink:actuate="onLoad" draw:mime-type="image/jpeg"/>
</draw:frame>
 ПрезидентВолодимир Зеленський заявив, що Росія має відмовитися від радіаційного таядерного шантажу світу, а також передати ЗАЕС, яку наразі окуповує, під повнийконтроль України та МАГАТЕ.</text:p>
      <text:p text:style-name="P4">
Про це він сказав у виступі перед народом Японії в Хіросімі у межах 48-госаміту «Групи семи», що транслювався на офіційній сторінці глави держави у <text:a xlink:type="simple" xlink:href="https://www.facebook.com/zelenskiy.official/videos/951458552829318/" text:style-name="Internet_20_link" text:visited-style-name="Visited_20_Internet_20_Link">
</text:a>
 <text:a xlink:type="simple" xlink:href="https://www.facebook.com/zelenskiy.official/videos/951458552829318/" text:style-name="Internet_20_link" text:visited-style-name="Visited_20_Internet_20_Link">
</text:a>
 ,передає Укрінформ.</text:p>
      <text:p text:style-name="P4">
“Тут, в Хіросімі, я для того, щоб саме звідси світ почув український заклик дооб’єднання. Росія розтоптала все, що є цивілізованого. Вона вже навіть понадрік продовжує окупацію нашої найбільшої, найбільшої у Європі <text:a xlink:type="simple" xlink:href="https://www.ukrinform.ua/tag-aes" text:style-name="Internet_20_link" text:visited-style-name="Visited_20_Internet_20_Link">
</text:a>
 Росія одна така держава-терорист у світі,яка стріляла з танків по будівлі атомної станції. Ніхто інший не робив атомнустанцію полігоном для зберігання атомної зброї і снарядів”, - сказавЗеленський.</text:p>
      <text:p text:style-name="P4">
Він додав, що Росія прикривається атомною станцією, щоб обстрілювати нашіміста з реактивної артилерії.</text:p>
      <text:p text:style-name="P4">
“Якщо хтось у світі ще здатен ігнорувати інші воєнні злочини Росії, такий їїзлочин проти людства точно мусить спонукати до дій кожного. Це кажемо ми -Україна, якій довелося пережити радіаційну катастрофу Чорнобильську 1986року”, - сказав Президент.</text:p>
      <text:p text:style-name="P4">
<text:span text:style-name="T4">
Читайте також:</text:span>
 <text:a xlink:type="simple" xlink:href="https://www.ukrinform.ua/rubric-economy/3712237-personal-zaes-pobouetsa-avarii-rivna-cornobila-abo-fukusimi-glava-energoatomu.html" text:style-name="Internet_20_link" text:visited-style-name="Visited_20_Internet_20_Link">
 <text:span text:style-name="T4">
Енерг</text:span>
 </text:a>
</text:p>
      <text:p text:style-name="P4">
Він нагадав, що досі частина української землі є закритою зоною відчуження.</text:p>
      <text:p text:style-name="P4">
“Уявіть, саме через цю зону російські війська вели наступ. Вони рили окопипрямо в тих лісах, де ще за радянських часів закопували забруднені радіацієюматеріали. Якщо залишити без наслідків такий рівень зла і дурості, який є вдіях Росії, світ неминуче стане руїною. Це лише питання часу, коли іншізлочинці на державних посадах захочуть аналогічних воєн. Якщо дозволите Росіїзалишити собі хоч клаптик окупованої неї території, міжнародне право більшеніколи діятиме”, - наголосив Зеленський.</text:p>
      <text:p text:style-name="P4">
Він нагадав, що Україна запропонувала формулу миру. “Її перший пункт —радіаційна і ядерна безпека. Росія має відмовитися від радіаційного таядерного шантажу світу, повинна передати атомну станцію, яку наразі окуповує,під повний контроль України та МАГАТЕ”, - наголосив глава Української держави.</text:p>
      <text:p text:style-name="P4">
Президент зауважив, що загалом у нашій формулі миру 10 пунктів.</text:p>
      <text:p text:style-name="P4">
<text:span text:style-name="T4">
Читайте також:</text:span>
 <text:a xlink:type="simple" xlink:href="https://www.ukrinform.ua/rubric-world/3711759-lideri-g7-zasudili-aderni-pogrozi-rosii-ta-zaklikali-svit-do-rozzbroenna.html" text:style-name="Internet_20_link" text:visited-style-name="Visited_20_Internet_20_Link">
 </text:a>
</text:p>
      <text:p text:style-name="P4">
“Там все, що потрібно, щоб закінчити війну Росії проти нашої країни. Але силаукраїнської формули миру в тому, що, зупинивши російські загарбницькі амбіціїта відновивши порушену Росією безпеку, ми дамо світу один додатковийрезультат. Ми паралізуємо інших потенційних агресорів. Коли кожен, хто хочевійни, побачить, наскільки світ об’єднаний та рішучий, коли хоче миру, не будесенсу навіть і починати війну”, - вважає Президент.</text:p>
      <text:p text:style-name="P4">
Як повідомлялося, Президент Володимир Зеленський зараз перебуває у Японії, детриває 48-й саміт «Групи семи». Його учасники розглядають шляхи забезпеченнястійкості глобальної економіки, в тому числі за наслідками пандеміїкоронавірусу та російської агресії проти України.</text:p>
      <text:p text:style-name="P4">
Source: <text:a xlink:type="simple" xlink:href="https://www.ukrinform.ua/rubric-ato/3712247-rosia-zrobila-zaes-poligonom-dla-zberiganna-atomnoi-zbroi-ce-zlocin-proti-ludstva-zelenskij.html" text:style-name="Internet_20_link" text:visited-style-name="Visited_20_Internet_20_Link">
https://www.ukrinform.ua/rubric-ato/3712247-rosia-zrobila-zaes-poligonom-dla-zberiganna-atomnoi-zbroi-ce-zlocin-proti-ludstva-zelenskij.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5-21T16:21:00+03:00</text:p>
      <text:p text:style-name="P4">
Modified Time: 2023-05-21T16:21: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79" text:anchor-type="as-char" svg:width="6.9236in" svg:height="3.956343in" draw:z-index="0">
<draw:image xlink:href="../Images/yкринформ/2023-05-21T16-21-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80" text:anchor-type="as-char" svg:width="6.9236in" svg:height="6.9236in" draw:z-index="0">
<draw:image xlink:href="../Images/yкринформ/2023-05-21T16-21-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81" text:anchor-type="as-char" svg:width="6.9236in" svg:height="6.9236in" draw:z-index="0">
<draw:image xlink:href="../Images/yкринформ/2023-05-21T16-21-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182" text:anchor-type="as-char" svg:width="6.9236in" svg:height="6.9236in" draw:z-index="0">
<draw:image xlink:href="../Images/yкринформ/2023-05-21T16-21-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183" text:anchor-type="as-char" svg:width="6.9236in" svg:height="6.9236in" draw:z-index="0">
<draw:image xlink:href="../Images/yкринформ/2023-05-21T16-21-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Верещук порадила окупантам добровільно залишити Крим</text:span>
</text:h>
      <text:p text:style-name="P4">
Authors: Ukrinform (Person)</text:p>
      <text:p text:style-name="P4">
Publisher: Укринформ (Organization)</text:p>
      <text:p text:style-name="P4">
Published Time: 2023-05-21T16:23:00+03:00</text:p>
      <text:p text:style-name="P4">
Modified Time: 2023-05-21T16:23:00+03:00</text:p>
      <text:p text:style-name="P4">
Description: Віцепрем’єр-міністр Ірина Верещук заявила, що російським колонізаторам краще добровільно залишити Крим ще до його звільнення. — Укрінформ.</text:p>
      <text:p text:style-name="P4">
Images: ['<text:a xlink:type="simple" xlink:href="https://static.ukrinform.com/photos/2022_09/thumb_files/630_360_1662746134-239.jpg" text:style-name="Internet_20_link" text:visited-style-name="Visited_20_Internet_20_Link">
630_360_16627...</text:a>
']</text:p>
      <text:p text:style-name="P4">
Tags: ['Крим', 'Окупація Криму', 'Колаборант', 'Верещук', 'Війна з Росією']</text:p>
      <text:p text:style-name="P4">
Type: Article</text:p>
      <!--METADATA-->
      <text:p text:style-name="P4">
<draw:frame draw:style-name="fr1" draw:name="Image184" text:anchor-type="as-char" svg:width="6.9236in" svg:height="3.956343in" draw:z-index="0">
<draw:image xlink:href="../Images/yкринформ/2023-05-21T16-23-00-03-00/630_360_1662746134-239.jpg" xlink:type="simple" xlink:show="embed" xlink:actuate="onLoad" draw:mime-type="image/jpeg"/>
</draw:frame>
Віцепрем’єр-міністр Ірина Верещук заявила, що російським колонізаторам кращедобровільно залишити Крим ще до його звільнення.</text:p>
      <text:p text:style-name="P4">
Як передає Укрінформ, про це Верещук наголосила в ефірі телеканалу «Ми –Україна», повідомляє у <text:a xlink:type="simple" xlink:href="https://t.me/minre_ua/3382" text:style-name="Internet_20_link" text:visited-style-name="Visited_20_Internet_20_Link">
 </text:a>
 Міністерство з питаньреінтеграції тимчасово окупованих територій України.</text:p>
      <text:p text:style-name="P4">
За словами Верещук, відразу після звільнення півострова українська владавирішуватиме чимало завдань. Серед першочергових – доля колонізаторів іколаборантів. Перші – це громадяни російської федерації, які опинилися натериторії <text:a xlink:type="simple" xlink:href="https://www.ukrinform.ua/rubric-crimea" text:style-name="Internet_20_link" text:visited-style-name="Visited_20_Internet_20_Link">
 </text:a>
 всупереч українськомузаконодавству.</text:p>
      <text:p text:style-name="P4">
«Найперша моя порада колонізаторам: виїжджайте з Криму добровільно, поки єможливість. Не очікуйте ситуації, коли вам буде запропоновано покинути його вінший спосіб», – наголосила віцепрем’єр.</text:p>
      <text:p text:style-name="P4">
<text:span text:style-name="T4">
Читайте також:</text:span>
 <text:a xlink:type="simple" xlink:href="https://www.ukrinform.ua/rubric-crimea/3711523-gumenuk-pro-situaciu-v-krimu-zagarbniki-pakuut-reci-ta-vivcaut-dorozni-karti.html" text:style-name="Internet_20_link" text:visited-style-name="Visited_20_Internet_20_Link">
 <text:span text:style-name="T4">
Крим</text:span>
 </text:a>
</text:p>
      <text:p text:style-name="P4">
Як повідомляв Укрінформ, раніше Верещук <text:a xlink:type="simple" xlink:href="https://www.ukrinform.ua/rubric-crimea/3710956-pri-vidnovlenni-krimu-vrahovuvatimut-poziciu-krimskih-tatar-veresuk.html" text:style-name="Internet_20_link" text:visited-style-name="Visited_20_Internet_20_Link">
 </text:a>
 в тому, що під час відновлення Криму після його звільнення відросійських загарбників потрібно буде враховувати бачення кримських татар.</text:p>
      <text:p text:style-name="P4">
Source: <text:a xlink:type="simple" xlink:href="https://www.ukrinform.ua/rubric-crimea/3712254-veresuk-poradila-okupantam-dobrovilno-zalisiti-krim.html" text:style-name="Internet_20_link" text:visited-style-name="Visited_20_Internet_20_Link">
https://www.ukrinform.ua/rubric-crimea/3712254-veresuk-poradila-okupantam-dobrovilno-zalisiti-krim.html</text:a>
</text:p>
      <!--NEWS-->
      <text:h text:style-name="P10" text:outline-level="1">
<text:span text:style-name="T4">
Ордер на арешт Путіна: Слідком РФ заочно пред'явив звинувачення прокурору і судді МКС</text:span>
</text:h>
      <text:p text:style-name="P4">
Authors: Ukrinform (Person)</text:p>
      <text:p text:style-name="P4">
Publisher: Укринформ (Organization)</text:p>
      <text:p text:style-name="P4">
Published Time: 2023-05-21T16:25:00+03:00</text:p>
      <text:p text:style-name="P4">
Modified Time: 2023-05-21T16:25:00+03:00</text:p>
      <text:p text:style-name="P4">
Description: Слідчий комітет Росії заочно висунув звинувачення прокурору та судді Міжнародного кримінального суду, які видали ордер на арешт президента РФ Володимира Путіна та російського дитячого омбудсмена Марії Львової-Бєлової. — Укрінформ.</text:p>
      <text:p text:style-name="P4">
Images: ['<text:a xlink:type="simple" xlink:href="https://static.ukrinform.com/photos/2018_07/thumb_files/630_360_1530684637-7612.jpg" text:style-name="Internet_20_link" text:visited-style-name="Visited_20_Internet_20_Link">
630_360_15306...</text:a>
']</text:p>
      <text:p text:style-name="P4">
Tags: ['Арешт', 'Путін', 'МКС', 'Війна з Росією']</text:p>
      <text:p text:style-name="P4">
Type: Article</text:p>
      <!--METADATA-->
      <text:p text:style-name="P4">
<draw:frame draw:style-name="fr1" draw:name="Image185" text:anchor-type="as-char" svg:width="6.9236in" svg:height="3.956343in" draw:z-index="0">
<draw:image xlink:href="../Images/yкринформ/2023-05-21T16-25-00-03-00/630_360_1530684637-7612.jpg" xlink:type="simple" xlink:show="embed" xlink:actuate="onLoad" draw:mime-type="image/jpeg"/>
</draw:frame>
 Слідчийкомітет Росії заочно висунув звинувачення прокурору та судді Міжнародногокримінального суду, які видали ордер на арешт президента РФ Володимира Путіната російського дитячого омбудсмена Марії Львової-Бєлової.</text:p>
      <text:p text:style-name="P4">
Про це повідомляється в <text:a xlink:type="simple" xlink:href="https://t.me/sledcom_press/6871" text:style-name="Internet_20_link" text:visited-style-name="Visited_20_Internet_20_Link">
 </text:a>
 СК РФ, передаєУкрінформ.</text:p>
      <text:p text:style-name="P4">
Зазначається, що звинувачення були пред'явлені прокурору МКС Каріму Хану тасудді Розаріо Сальваторе Айталі.</text:p>
      <text:p text:style-name="P4">
«Наразі слідством зібрано достатні докази, на підставі яких винесено постановипро заочне пред'явлення звинувачення прокурору Міжнародного кримінального судуХану Каріму Асаду Ахмаду та судді Міжнародного кримінального суду РозаріоСальваторе Айталі», - йдеться у повідомленні.</text:p>
      <text:p text:style-name="P4">
Прокурору висунуто звинувачення за статтею про «притягнення завідомо невинногодо кримінальної відповідальності, а також приготування до нападу напредставника іноземної держави». Дії судді кваліфіковані як «наперед незаконневзяття під варту, а також підготовка до нападу на представника іноземноїдержави».</text:p>
      <text:p text:style-name="P4">
<text:span text:style-name="T4">
Читайте також:</text:span>
 <text:a xlink:type="simple" xlink:href="https://www.ukrinform.ua/rubric-world/3697810-usi-krainipidpisanti-rimskogo-statutu-maut-vikonuvati-order-na-arest-putina-evrokomisia.html" text:style-name="Internet_20_link" text:visited-style-name="Visited_20_Internet_20_Link">
 <text:span text:style-name="T4">
арешт</text:span>
 <text:span text:style-name="T4">
путіна</text:span>
 </text:a>
</text:p>
      <text:p text:style-name="P4">
Зазначається, що прокурора та суддю на підставі постанови слідчого оголошено урозшук.</text:p>
      <text:p text:style-name="P4">
Крім цього, в СК РФ заявили, що триває розслідування кримінальної справистосовно суддів Міжнародного кримінального суду Томоко Акане та Серхіо ХерардоУгальде Годінеса.</text:p>
      <text:p text:style-name="P4">
Як повідомлялося, міністерство внутрішніх справ РФ оголосило в розшукпрокурора Міжнародного кримінального суду Каріма Хана, який видав ордер наарешт президента Росії Володимира Путіна та російського дитячого омбудсменаМарії Львової-Бєлової через викрадення дітей з України.</text:p>
      <text:p text:style-name="P4">
У МКС заявили, що глибоко стурбовані необґрунтованими та невиправданимипримусовими заходами, які, як повідомляється, вжито проти посадових осіб МКС,зокрема, прокурора Суду та суддів Палати попереднього провадження II владоюРосійської Федерації. Також у МКС заявили, що вважають такі заходинеприйнятними.</text:p>
      <text:p text:style-name="P4">
<text:span text:style-name="T4">
Читайте також:</text:span>
 <text:a xlink:type="simple" xlink:href="https://www.ukrinform.ua/rubric-world/3711513-u-rosii-ogolosili-v-rozsuk-prokurora-mks-akij-vidav-order-na-arest-putina.html" text:style-name="Internet_20_link" text:visited-style-name="Visited_20_Internet_20_Link">
 <text:span text:style-name="T4">
арешт</text:span>
 <text:span text:style-name="T4">
Путіна</text:span>
 </text:a>
</text:p>
      <text:p text:style-name="P4">
17 березня Палата попереднього провадження МКС видала ордери на арешт Путіната Львової-Бєлової.</text:p>
      <text:p text:style-name="P4">
Президента РФ та уповноважену президента РФ у справах дитини підозрюють увоєнних злочинах - незаконних депортації та переміщенні населення, зокремадітей, з тимчасово окупованої території України щонайменше з 24 лютого 2022року.</text:p>
      <text:p text:style-name="P4">
Source: <text:a xlink:type="simple" xlink:href="https://www.ukrinform.ua/rubric-world/3712256-order-na-arest-putina-slidkom-rf-zaocno-predaviv-zvinuvacenna-prokuroru-i-suddi-mks.html" text:style-name="Internet_20_link" text:visited-style-name="Visited_20_Internet_20_Link">
https://www.ukrinform.ua/rubric-world/3712256-order-na-arest-putina-slidkom-rf-zaocno-predaviv-zvinuvacenna-prokuroru-i-suddi-mks.html</text:a>
</text:p>
      <!--NEWS-->
      <text:h text:style-name="P10" text:outline-level="1">
<text:span text:style-name="T4">
Зеленський порівняв зруйновані війною міста України з Хіросімою</text:span>
</text:h>
      <text:p text:style-name="P4">
Authors: Ukrinform (Person)</text:p>
      <text:p text:style-name="P4">
Publisher: Укринформ (Organization)</text:p>
      <text:p text:style-name="P4">
Published Time: 2023-05-21T16:31:00+03:00</text:p>
      <text:p text:style-name="P4">
Modified Time: 2023-05-21T16:31:00+03:00</text:p>
      <text:p text:style-name="P4">
Description: Президент Володимир Зеленський зазначив, що хоча ворог застосовує не ядерну зброю проти України, руїни наших міст, спалені вщент російськими бомбами і артилерією, схожі на ті, які він побачив у місцевому Музеї миру в Хіросімі. — Укрінформ.</text:p>
      <text:p text:style-name="P4">
Images: ['<text:a xlink:type="simple" xlink:href="https://static.ukrinform.com/photos/2023_05/thumb_files/630_360_1684675506-706.jpeg" text:style-name="Internet_20_link" text:visited-style-name="Visited_20_Internet_20_Link">
630_360_16846...</text:a>
', '<text:a xlink:type="simple" xlink:href="https://static.ukrinform.com/photos/2023_05/1684675505-845.jpeg" text:style-name="Internet_20_link" text:visited-style-name="Visited_20_Internet_20_Link">
1684675505-84...</text:a>
', '<text:a xlink:type="simple" xlink:href="https://static.ukrinform.com/photos/2023_05/1684675506-814.jpeg" text:style-name="Internet_20_link" text:visited-style-name="Visited_20_Internet_20_Link">
1684675506-81...</text:a>
', '<text:a xlink:type="simple" xlink:href="https://static.ukrinform.com/photos/2023_05/1684675506-529.jpeg" text:style-name="Internet_20_link" text:visited-style-name="Visited_20_Internet_20_Link">
1684675506-52...</text:a>
']</text:p>
      <text:p text:style-name="P4">
Tags: ['Японія', 'Україна', 'Зеленський', 'Хіросіма']</text:p>
      <text:p text:style-name="P4">
Type: Article</text:p>
      <!--METADATA-->
      <text:p text:style-name="P4">
<draw:frame draw:style-name="fr1" draw:name="Image186" text:anchor-type="as-char" svg:width="6.9236in" svg:height="3.956343in" draw:z-index="0">
<draw:image xlink:href="../Images/yкринформ/2023-05-21T16-31-00-03-00/630_360_1684675506-706.jpeg" xlink:type="simple" xlink:show="embed" xlink:actuate="onLoad" draw:mime-type="image/jpeg"/>
</draw:frame>
 ПрезидентВолодимир Зеленський зазначив, що хоча ворог застосовує не ядерну зброю протиУкраїни, руїни наших міст, спалені вщент російськими бомбами і артилерією,схожі на ті, які він побачив у місцевому Музеї миру в Хіросімі.</text:p>
      <text:p text:style-name="P4">
Про це він сказав у виступі перед народом Японії в Хіросімі, який транслювавсяу  <text:a xlink:type="simple" xlink:href="https://www.facebook.com/zelenskiy.official/videos/951458552829318/" text:style-name="Internet_20_link" text:visited-style-name="Visited_20_Internet_20_Link">
 </text:a>
Глави держави, передає Укрінформ.</text:p>
      <text:p text:style-name="P4">
“Я прибув сюди з країни, від якої війна могла б залишити лиш тінь на камінніісторії. Але наші героїчні люди повертають історію так, що ми змусили самувійну стати такою тінню. Я вірю, що війні не місце у світі”, - сказавЗеленський.</text:p>
      <text:p text:style-name="P4">
<draw:frame draw:style-name="fr1" draw:name="Image187" text:anchor-type="as-char" svg:width="6.9236in" svg:height="4.617948in" draw:z-index="0">
<draw:image xlink:href="../Images/yкринформ/2023-05-21T16-31-00-03-00/1684675505-845.jpeg" xlink:type="simple" xlink:show="embed" xlink:actuate="onLoad" draw:mime-type="image/jpeg"/>
</draw:frame>
</text:p>
      <text:p text:style-name="P4">
Він додав, що людство пройшло дуже довгий шлях і втратило багато життів укривавих протистояннях. “Хтось каже, що історію людства неможливо уявити безвійни. Ми кажемо, що історія людства якраз і має бути без <text:a xlink:type="simple" xlink:href="https://www.ukrinform.ua/tag-vijna" text:style-name="Internet_20_link" text:visited-style-name="Visited_20_Internet_20_Link">
</text:a>
 . Україна в епіцентрі війни на знищення.На нашу землю прийшли загарбники, які хочуть не просто підкорити нас,українців, українок. Росія бреше світу, ніби немає ніяких українців”, - сказавглава Української держави.</text:p>
      <text:p text:style-name="P4">
<draw:frame draw:style-name="fr1" draw:name="Image188" text:anchor-type="as-char" svg:width="6.9236in" svg:height="4.617948in" draw:z-index="0">
<draw:image xlink:href="../Images/yкринформ/2023-05-21T16-31-00-03-00/1684675506-814.jpeg" xlink:type="simple" xlink:show="embed" xlink:actuate="onLoad" draw:mime-type="image/jpeg"/>
</draw:frame>
</text:p>
      <text:p text:style-name="P4">
Як підкреслив Президент, “якби ми були не такими сміливими, російський геноцидпроти нас міг би вдатися, тінь була б від України і від цілого народу”.</text:p>
      <text:p text:style-name="P4">
“Але українці безмежно сміливі, безмежно волелюбні. І ми будемо жити і будеможити вільно. Хоч ворог застосовує не ядерну зброю, руїни наших міст, якіспалені вщент російськими бомбами і артилерією, схожі на те, що я тільки щотут бачив. Для мене було честь бути в цьому Музеї миру”, - сказав Зеленський.</text:p>
      <text:p text:style-name="P4">
<text:span text:style-name="T4">
Читайте також:</text:span>
 <text:a xlink:type="simple" xlink:href="https://www.ukrinform.ua/rubric-polytics/3712216-zelenskij-u-hirosimi-vsanuvav-pamat-zertv-atomnogo-bombarduvanna.html" text:style-name="Internet_20_link" text:visited-style-name="Visited_20_Internet_20_Link">
 <text:span text:style-name="T4">
Хіросім</text:span>
 </text:a>
</text:p>
      <text:p text:style-name="P4">
Він відзначив, що зараз Хіросіма — відбудоване місто, і Україна теж мрієвідбудувати всі свої міста й селах, які зараз у руїнах.</text:p>
      <text:p text:style-name="P4">
<draw:frame draw:style-name="fr1" draw:name="Image189" text:anchor-type="as-char" svg:width="6.9236in" svg:height="4.617948in" draw:z-index="0">
<draw:image xlink:href="../Images/yкринформ/2023-05-21T16-31-00-03-00/1684675506-529.jpeg" xlink:type="simple" xlink:show="embed" xlink:actuate="onLoad" draw:mime-type="image/jpeg"/>
</draw:frame>
</text:p>
      <text:p text:style-name="P4">
“Ми мріємо повернути наші території так само, як повернули наші північнітериторії, які були окуповані Росією. Ми маємо повернути і східні, і південнітериторії України. Ми мріємо повернути наших людей, які зараз у російськомуполоні — це і військовополонені, і цивільні, депортовані дорослі та вкраденідіти. Ми мріємо перемогти. Мріємо про мир після нашої перемоги”, - наголосивЗеленський.</text:p>
      <text:p text:style-name="P4">
Як повідомлялося, Президент Володимир Зеленський зараз перебуває у Японії, детриває 48-й саміт «Групи семи». Його учасники розглядають шляхи забезпеченнястійкості глобальної економіки, в тому числі за наслідками пандеміїкоронавірусу та російської агресії проти України.</text:p>
      <text:p text:style-name="P4">
_ Фото: Офіс Президента  _</text:p>
      <text:p text:style-name="P4">
Source: <text:a xlink:type="simple" xlink:href="https://www.ukrinform.ua/rubric-ato/3712257-zelenskij-porivnav-zrujnovani-vijnou-mista-ukraini-z-hirosimou.html" text:style-name="Internet_20_link" text:visited-style-name="Visited_20_Internet_20_Link">
https://www.ukrinform.ua/rubric-ato/3712257-zelenskij-porivnav-zrujnovani-vijnou-mista-ukraini-z-hirosimou.html</text:a>
</text:p>
      <!--NEWS-->
      <text:h text:style-name="P10" text:outline-level="1">
<text:span text:style-name="T4">
Байден про боргові зобов’язання: США ніколи не оголошували дефолт, і цього ніколи не буде</text:span>
</text:h>
      <text:p text:style-name="P4">
Authors: Ukrinform (Person)</text:p>
      <text:p text:style-name="P4">
Publisher: Укринформ (Organization)</text:p>
      <text:p text:style-name="P4">
Published Time: 2023-05-21T16:39:30+03:00</text:p>
      <text:p text:style-name="P4">
Modified Time: 2023-05-21T16:39:30+03:00</text:p>
      <text:p text:style-name="P4">
Description: Президент Сполучених Штатів Америки Джо Байден переконаний, що йому вдасться дійти згоди з лідерами Конгресу щодо питання ліміту державного боргу США й уникнути дефолту країни за борговими зобов’язаннями. — Укрінформ.</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Борг', 'Дефолт']</text:p>
      <text:p text:style-name="P4">
Type: Article</text:p>
      <!--METADATA-->
      <text:p text:style-name="P4">
<draw:frame draw:style-name="fr1" draw:name="Image190" text:anchor-type="as-char" svg:width="6.9236in" svg:height="3.956343in" draw:z-index="0">
<draw:image xlink:href="../Images/yкринформ/2023-05-21T16-39-30-03-00/630_360_1684671641-107.jpeg" xlink:type="simple" xlink:show="embed" xlink:actuate="onLoad" draw:mime-type="image/jpeg"/>
</draw:frame>
 ПрезидентСполучених Штатів Америки Джо Байден переконаний, що йому вдасться дійти згодиз лідерами Конгресу щодо питання ліміту державного боргу США й уникнутидефолту країни за борговими зобов’язаннями.</text:p>
      <text:p text:style-name="P4">
Про це він заявив на прес-конференції за підсумками саміту G7 у Хіросімі,передає кореспондент Укрінформу.</text:p>
      <text:p text:style-name="P4">
<text:a xlink:type="simple" xlink:href="https://www.ukrinform.ua/tag-bajden" text:style-name="Internet_20_link" text:visited-style-name="Visited_20_Internet_20_Link">
 </text:a>
 розповів про свою пропозицію лідерамКонгресу зменшити бюджетні видатки на $3 трильйони і деякі інші кроки дляобмеження бюджетних видатків. Натомість, більшість заходів, які пропонувалийого опоненти, він назвав «неприйнятними».</text:p>
      <text:p text:style-name="P4">
«Я не буду, наприклад, на 30 мільярдів давати додаткових пільг нафтовійіндустрії. Вони їм не потрібні. В той час, як охорона здоров’я може наразитисьна небезпеку, тому що в Конгресі пропонують зменшити видатки на програмумедичних послуг для населення», - сказав американський лідер.</text:p>
      <text:p text:style-name="P4">
Він додав, що також не погодиться на пропозицію скорити на 100 тисяч кількістьробочих місць в освіті чи соціальних службах, і не буде «захищатикриптовалютних трейдерів».</text:p>
      <text:p text:style-name="P4">
<text:span text:style-name="T4">
Читайте також:</text:span>
 <text:a xlink:type="simple" xlink:href="https://www.ukrinform.ua/rubric-world/3704934-rosia-i-kitaj-nagnitatimut-isteriu-navkolo-zaav-pro-defolt-v-ssa-rozvidka.html" text:style-name="Internet_20_link" text:visited-style-name="Visited_20_Internet_20_Link">
 <text:span text:style-name="T4">
дефолт</text:span>
 </text:a>
</text:p>
      <text:p text:style-name="P4">
«Потрібно, що б вони (республіканці – ред.) також посунули свою позицію. Неможна просто приймати їхні партійні забаганки», - зазначив Байден.</text:p>
      <text:p text:style-name="P4">
За його словами, «дефолт - це не варіант» і він сподіваюся, що лідери конгресупідтримають такий підхід.</text:p>
      <text:p text:style-name="P4">
«Америка ніколи не оголошувала дефолт по своїх боргах і ніколи цього не буде»,- наголосив президент США.</text:p>
      <text:p text:style-name="P4">
Як повідомлялося, президент США Джо Байден скасував заплановані після участі всаміті G7 візити до Австралії та Папуа Нової Гвінеї через необхідністьповернення до Вашингтона для продовження переговорів із лідерами Конгресустосовно <text:a xlink:type="simple" xlink:href="https://www.ukrinform.ua/rubric-ato/3705463-ministr-finansiv-ssa-skorotila-poizdku-do-aponii-cerez-politicnij-konflikt-sodo-limitu-derzborgu.html" text:style-name="Internet_20_link" text:visited-style-name="Visited_20_Internet_20_Link">
 </text:a>
 .</text:p>
      <text:p text:style-name="P4">
<text:span text:style-name="T5">
Фото: ОПУ</text:span>
</text:p>
      <text:p text:style-name="P4">
Source: <text:a xlink:type="simple" xlink:href="https://www.ukrinform.ua/rubric-world/3712260-bajden-pro-borgovi-zobovazanna-ssa-nikoli-ne-ogolosuvali-defolt-i-cogo-nikoli-ne-bude.html" text:style-name="Internet_20_link" text:visited-style-name="Visited_20_Internet_20_Link">
https://www.ukrinform.ua/rubric-world/3712260-bajden-pro-borgovi-zobovazanna-ssa-nikoli-ne-ogolosuvali-defolt-i-cogo-nikoli-ne-bude.html</text:a>
</text:p>
      <!--NEWS-->
      <text:h text:style-name="P10" text:outline-level="1">
<text:span text:style-name="T4">
Південна Корея пообіцяла надати додаткову допомогу Україні</text:span>
</text:h>
      <text:p text:style-name="P4">
Authors: Ukrinform (Person)</text:p>
      <text:p text:style-name="P4">
Publisher: Укринформ (Organization)</text:p>
      <text:p text:style-name="P4">
Published Time: 2023-05-21T16:42:41+03:00</text:p>
      <text:p text:style-name="P4">
Modified Time: 2023-05-21T16:42:41+03:00</text:p>
      <text:p text:style-name="P4">
Description: Президент Південної Кореї Юн Сок Йоль пообіцяв Україні додаткову допомогу нелетального характеру під час першої в історії зустрічі з Президентом України Володимиром Зеленським. — Укрінформ.</text:p>
      <text:p text:style-name="P4">
Images: ['<text:a xlink:type="simple" xlink:href="https://static.ukrinform.com/photos/2023_05/thumb_files/630_360_1684676258-394.png" text:style-name="Internet_20_link" text:visited-style-name="Visited_20_Internet_20_Link">
630_360_16846...</text:a>
']</text:p>
      <text:p text:style-name="P4">
Tags: ['Корея', 'Україна', 'допомога']</text:p>
      <text:p text:style-name="P4">
Type: Article</text:p>
      <!--METADATA-->
      <text:p text:style-name="P4">
<draw:frame draw:style-name="fr1" draw:name="Image191" text:anchor-type="as-char" svg:width="6.9236in" svg:height="3.956343in" draw:z-index="0">
<draw:image xlink:href="../Images/yкринформ/2023-05-21T16-42-41-03-00/630_360_1684676258-394.png" xlink:type="simple" xlink:show="embed" xlink:actuate="onLoad" draw:mime-type="image/png"/>
</draw:frame>
 ПрезидентПівденної Кореї Юн Сок Йоль пообіцяв Україні додаткову допомогу нелетальногохарактеру під час першої в історії зустрічі з Президентом України ВолодимиромЗеленським.</text:p>
      <text:p text:style-name="P4">
Як передає Укрінформ, про це повідомляє  <text:a xlink:type="simple" xlink:href="https://en.yna.co.kr/view/AEN20230520002952315" text:style-name="Internet_20_link" text:visited-style-name="Visited_20_Internet_20_Link">
</text:a>
 .</text:p>
      <text:p text:style-name="P4">
«Президент сказав, що працюватиме над оперативним забезпеченням обладнання,необхідного Україні, включаючи обладнання для розмінування та машини швидкоїдопомоги», – сказав речник президента Південної Кореї Лі До Вун.</text:p>
      <text:p text:style-name="P4">
За словами речника, Юн дав обіцянку після того, як <text:a xlink:type="simple" xlink:href="https://www.ukrinform.ua/tag-zelenskij" text:style-name="Internet_20_link" text:visited-style-name="Visited_20_Internet_20_Link">
</text:a>
 подякував Південній Кореї за їїгуманітарну допомогу та попросив надати додаткову нелетальну допомогу.</text:p>
      <text:p text:style-name="P4">
Юн підтвердив підтримку України Південною Кореєю, зазначивши, що Сеул цінуєміжнародний порядок, заснований на свободі, міжнародній солідарності таправилах.</text:p>
      <text:p text:style-name="P4">
<text:span text:style-name="T4">
Читайте також:</text:span>
 <text:a xlink:type="simple" xlink:href="https://www.ukrinform.ua/rubric-polytics/3710716-pivdenna-korea-poobicala-ukraini-bezpekovu-dopomogu.html" text:style-name="Internet_20_link" text:visited-style-name="Visited_20_Internet_20_Link">
 <text:span text:style-name="T4">
Корея</text:span>
 </text:a>
</text:p>
      <text:p text:style-name="P4">
Зустріч президентів двох країн відбулася за ініціативою української сторони врамках саміту Великої сімки (G7) у японському місті Хіросіма.</text:p>
      <text:p text:style-name="P4">
Юн і Зеленський також погодилися про необхідність двосторонньогоспівробітництва для післявоєнної відбудови України.</text:p>
      <text:p text:style-name="P4">
Президент Південної Кореї сказав, що країна буде підтримувати українськийнарод, доки не буде відновлено мир, повідомив Лі.</text:p>
      <text:p text:style-name="P4">
Як повідомляв Укрінформ, перша леді  <text:a xlink:type="simple" xlink:href="https://www.ukrinform.ua/rubric-polytics/3709879-zelenska-u-seuli-zustrilasa-iz-prezidentom-pivdennoi-korei.html" text:style-name="Internet_20_link" text:visited-style-name="Visited_20_Internet_20_Link">
 </text:a>
 Юн Сок Йолем.</text:p>
      <text:p text:style-name="P4">
_ Фото: Yonhap  _</text:p>
      <text:p text:style-name="P4">
Source: <text:a xlink:type="simple" xlink:href="https://www.ukrinform.ua/rubric-polytics/3712261-pivdenna-korea-poobicala-nadati-dodatkovu-dopomogu-ukraini.html" text:style-name="Internet_20_link" text:visited-style-name="Visited_20_Internet_20_Link">
https://www.ukrinform.ua/rubric-polytics/3712261-pivdenna-korea-poobicala-nadati-dodatkovu-dopomogu-ukraini.html</text:a>
</text:p>
      <!--NEWS-->
      <text:h text:style-name="P10" text:outline-level="1">
<text:span text:style-name="T4">
На Харківщині через вибух невідомого предмета чоловік втратив ступню</text:span>
</text:h>
      <text:p text:style-name="P4">
Authors: Ukrinform (Person)</text:p>
      <text:p text:style-name="P4">
Publisher: Укринформ (Organization)</text:p>
      <text:p text:style-name="P4">
Published Time: 2023-05-21T16:49:40+03:00</text:p>
      <text:p text:style-name="P4">
Modified Time: 2023-05-21T16:49:40+03:00</text:p>
      <text:p text:style-name="P4">
Description: На Харківщині через вибух невідомого предмета травмувався 61-річний житель села Кам’янка.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Вибух', 'Харківщина', 'Війна з Росією']</text:p>
      <text:p text:style-name="P4">
Type: Article</text:p>
      <!--METADATA-->
      <text:p text:style-name="P4">
<draw:frame draw:style-name="fr1" draw:name="Image192" text:anchor-type="as-char" svg:width="6.9236in" svg:height="3.956343in" draw:z-index="0">
<draw:image xlink:href="../Images/yкринформ/2023-05-21T16-49-40-03-00/630_360_1654768443-794.jpg" xlink:type="simple" xlink:show="embed" xlink:actuate="onLoad" draw:mime-type="image/jpeg"/>
</draw:frame>
 НаХарківщині через вибух невідомого предмета травмувався 61-річний житель селаКам’янка.</text:p>
      <text:p text:style-name="P4">
Про це у <text:a xlink:type="simple" xlink:href="https://www.facebook.com/DSNSKHARKIV/posts/pfbid0XQWfYrRTDpox2fuUysUjzNRet4HmAYmkceqbbLxj6SPtNvd1hzxeFwoATqbimGEl" text:style-name="Internet_20_link" text:visited-style-name="Visited_20_Internet_20_Link">
</text:a>
повідомляє Управління ДСНС у Харківській області, передає Укрінформ.</text:p>
      <text:p text:style-name="P4">
«Ізюмський район: вибух невідомого вибухонебезпечного предмету травмував61-річного мешканця с. Кам'янка. Внаслідок <text:a xlink:type="simple" xlink:href="https://www.ukrinform.ua/tag-vibuh" text:style-name="Internet_20_link" text:visited-style-name="Visited_20_Internet_20_Link">
 </text:a>
 61-річний чоловік залишився без правої ступні», - повідомляє управлінняДСНС.</text:p>
      <text:p text:style-name="P4">
За їхньою інформацією, постраждалий перебуває на лікуванні у медичному закладіміста Ізюм.</text:p>
      <text:p text:style-name="P4">
Зазначається, що подія трапилась на території приватного домоволодіння.</text:p>
      <text:p text:style-name="P4">
<text:span text:style-name="T4">
Читайте також:</text:span>
 <text:a xlink:type="simple" xlink:href="https://www.ukrinform.ua/rubric-regions/3711839-na-harkivsini-colovik-pidirvavsa-u-vlasnomu-dvori.html" text:style-name="Internet_20_link" text:visited-style-name="Visited_20_Internet_20_Link">
 <text:span text:style-name="T4">
підірв</text:span>
 </text:a>
</text:p>
      <text:p text:style-name="P4">
Рятувальники просять людей не відвідувати ліси, лісосмуги, поля, пойми річокта інші відкриті простори, особливо ті, де точилися бої, або які перебувалипід ворожою окупацією.</text:p>
      <text:p text:style-name="P4">
Як повідомлялося, на Харківщині мінна небезпека залишається високою. ВІзюмському районі на міні «Пелюстка» підірвався 39-річний чоловік.</text:p>
      <text:p text:style-name="P4">
Source: <text:a xlink:type="simple" xlink:href="https://www.ukrinform.ua/rubric-regions/3712264-na-harkivsini-cerez-vibuh-nevidomogo-predmeta-colovik-vtrativ-stupnu.html" text:style-name="Internet_20_link" text:visited-style-name="Visited_20_Internet_20_Link">
https://www.ukrinform.ua/rubric-regions/3712264-na-harkivsini-cerez-vibuh-nevidomogo-predmeta-colovik-vtrativ-stupnu.html</text:a>
</text:p>
      <!--NEWS-->
      <text:h text:style-name="P10" text:outline-level="1">
<text:span text:style-name="T4">
Зеленський подякував Хіросімі за синьо-жовті прапори на вулицях</text:span>
</text:h>
      <text:p text:style-name="P4">
Authors: Ukrinform (Person)</text:p>
      <text:p text:style-name="P4">
Publisher: Укринформ (Organization)</text:p>
      <text:p text:style-name="P4">
Published Time: 2023-05-21T16:53:01+03:00</text:p>
      <text:p text:style-name="P4">
Modified Time: 2023-05-21T16:53:01+03:00</text:p>
      <text:p text:style-name="P4">
Description: Президент Володимир Зеленський подякував Хіросімі (Японія) за синьо-жовті прапори на вулицях міста та японському народу - за підтримку України. — Укрінформ.</text:p>
      <text:p text:style-name="P4">
Images: ['<text:a xlink:type="simple" xlink:href="https://static.ukrinform.com/photos/2023_05/thumb_files/630_360_1684676701-994.jpeg" text:style-name="Internet_20_link" text:visited-style-name="Visited_20_Internet_20_Link">
630_360_16846...</text:a>
', '<text:a xlink:type="simple" xlink:href="https://static.ukrinform.com/photos/2023_05/1684677119-454.jpeg" text:style-name="Internet_20_link" text:visited-style-name="Visited_20_Internet_20_Link">
1684677119-45...</text:a>
', '<text:a xlink:type="simple" xlink:href="https://static.ukrinform.com/photos/2023_05/1684677120-106.jpeg" text:style-name="Internet_20_link" text:visited-style-name="Visited_20_Internet_20_Link">
1684677120-10...</text:a>
']</text:p>
      <text:p text:style-name="P4">
Tags: ['Прапор', 'Зеленський', 'Хіросіма', 'Фуміо Кішіда']</text:p>
      <text:p text:style-name="P4">
Type: Article</text:p>
      <!--METADATA-->
      <text:p text:style-name="P4">
<draw:frame draw:style-name="fr1" draw:name="Image193" text:anchor-type="as-char" svg:width="6.9236in" svg:height="3.956343in" draw:z-index="0">
<draw:image xlink:href="../Images/yкринформ/2023-05-21T16-53-01-03-00/630_360_1684676701-994.jpeg" xlink:type="simple" xlink:show="embed" xlink:actuate="onLoad" draw:mime-type="image/jpeg"/>
</draw:frame>
 ПрезидентВолодимир Зеленський подякував Хіросімі (Японія) за синьо-жовті прапори навулицях міста та японському народу - за підтримку України.</text:p>
      <text:p text:style-name="P4">
Про це він у виступі перед народом Японії в Хіросімі, який транслювався наофіційній сторінці в  <text:a xlink:type="simple" xlink:href="https://www.facebook.com/zelenskiy.official/videos/790368279066172/" text:style-name="Internet_20_link" text:visited-style-name="Visited_20_Internet_20_Link">
</text:a>
 главидержави, передає Укрінформ.</text:p>
      <text:p text:style-name="P4">
“Я дякую тобі, Хіросімо, за кожен синьо-жовтий прапор на вулицях цими днями.Коли є український прапор, це свідчення, що є віра у свободу, є віра в життя,є віра в наших людей”, - сказав Зеленський.</text:p>
      <text:p text:style-name="P4">
<draw:frame draw:style-name="fr1" draw:name="Image194" text:anchor-type="as-char" svg:width="6.9236in" svg:height="4.617948in" draw:z-index="0">
<draw:image xlink:href="../Images/yкринформ/2023-05-21T16-53-01-03-00/1684677119-454.jpeg" xlink:type="simple" xlink:show="embed" xlink:actuate="onLoad" draw:mime-type="image/jpeg"/>
</draw:frame>
<draw:frame draw:style-name="fr1" draw:name="Image195" text:anchor-type="as-char" svg:width="6.9236in" svg:height="4.617948in" draw:z-index="0">
<draw:image xlink:href="../Images/yкринформ/2023-05-21T16-53-01-03-00/1684677120-106.jpeg" xlink:type="simple" xlink:show="embed" xlink:actuate="onLoad" draw:mime-type="image/jpeg"/>
</draw:frame>
</text:p>
      <text:p text:style-name="P4">
Також він подякував Японії та прем’єр-міністру Фуміо Кішіді.</text:p>
      <text:p text:style-name="P4">
<text:span text:style-name="T4">
Читайте також:</text:span>
 <text:a xlink:type="simple" xlink:href="https://www.ukrinform.ua/rubric-ato/3712257-zelenskij-porivnav-zrujnovani-vijnou-mista-ukraini-z-hirosimou.html" text:style-name="Internet_20_link" text:visited-style-name="Visited_20_Internet_20_Link">
 <text:span text:style-name="T4">
Зеленс</text:span>
 </text:a>
</text:p>
      <text:p text:style-name="P4">
“Дуже дякую тобі, увесь японський народе, дякую вам за всебічну підтримку”, -сказав Зеленський.</text:p>
      <text:p text:style-name="P4">
Як повідомлялося, Зеленський зараз перебуває у <text:a xlink:type="simple" xlink:href="https://www.ukrinform.ua/tag-aponia" text:style-name="Internet_20_link" text:visited-style-name="Visited_20_Internet_20_Link">
</text:a>
 , де триває 48-й саміт «Групи семи».Його учасники розглядають шляхи забезпечення стійкості глобальної економіки, втому числі, за наслідками пандемії коронавірусу та російської агресії протиУкраїни.</text:p>
      <text:p text:style-name="P4">
Фото: Офіс Президента</text:p>
      <text:p text:style-name="P4">
Source: <text:a xlink:type="simple" xlink:href="https://www.ukrinform.ua/rubric-society/3712267-zelenskij-podakuvav-hirosimi-za-sinozovti-prapori-na-vulicah.html" text:style-name="Internet_20_link" text:visited-style-name="Visited_20_Internet_20_Link">
https://www.ukrinform.ua/rubric-society/3712267-zelenskij-podakuvav-hirosimi-za-sinozovti-prapori-na-vulicah.html</text:a>
</text:p>
      <!--NEWS-->
      <text:h text:style-name="P10" text:outline-level="1">
<text:span text:style-name="T4">
УПЛ: «Металіст-1925» переміг «Металіст»</text:span>
</text:h>
      <text:p text:style-name="P4">
Authors: Ukrinform (Person)</text:p>
      <text:p text:style-name="P4">
Publisher: Укринформ (Organization)</text:p>
      <text:p text:style-name="P4">
Published Time: 2023-05-21T16:54:48+03:00</text:p>
      <text:p text:style-name="P4">
Modified Time: 2023-05-21T16:54:48+03:00</text:p>
      <text:p text:style-name="P4">
Description: Переможці посідають дев'яту сходинку в таблиці чемпіонату України. — Укрінформ.</text:p>
      <text:p text:style-name="P4">
Images: ['<text:a xlink:type="simple" xlink:href="https://static.ukrinform.com/photos/2023_05/thumb_files/630_360_1684676691-367.jpg" text:style-name="Internet_20_link" text:visited-style-name="Visited_20_Internet_20_Link">
630_360_16846...</text:a>
']</text:p>
      <text:p text:style-name="P4">
Tags: ['Футбол', 'Металіст-1925', "Прем'єр-ліга", 'ФК Металіст']</text:p>
      <text:p text:style-name="P4">
Type: Article</text:p>
      <!--METADATA-->
      <text:p text:style-name="P4">
<draw:frame draw:style-name="fr1" draw:name="Image196" text:anchor-type="as-char" svg:width="6.9236in" svg:height="3.956343in" draw:z-index="0">
<draw:image xlink:href="../Images/yкринформ/2023-05-21T16-54-48-03-00/630_360_1684676691-367.jpg" xlink:type="simple" xlink:show="embed" xlink:actuate="onLoad" draw:mime-type="image/jpeg"/>
</draw:frame>
 Переможціпосідають дев'яту сходинку в таблиці чемпіонату України.</text:p>
      <text:p text:style-name="P4">
«Металіст-1925» здолав «Металіст» 2:0 в 27-у турі Української прем'єр-ліги,передає Укрінформ.</text:p>
      <text:p text:style-name="P4">
У складі «Металіста-1925» відзначилися Безуглий і Черук.</text:p>
      <text:p text:style-name="P4">
Після перемоги команда посідає дев'яту сходинку в таблиці, маючи в активі 30очок після 27 матчів.</text:p>
      <text:p text:style-name="P4">
<text:span text:style-name="T4">
Читайте також:</text:span>
 <text:a xlink:type="simple" xlink:href="https://www.ukrinform.ua/rubric-sports/3712186-upl-zora-onovila-klubnij-rekord-za-nabranimi-ockami-za-sezon.html" text:style-name="Internet_20_link" text:visited-style-name="Visited_20_Internet_20_Link">
 </text:a>
</text:p>
      <text:p text:style-name="P4">
Як повідомлялося, «Шахтар» очолює УПЛ - 66 очок після 27 матчів.</text:p>
      <text:p text:style-name="P4">
Фото: metalist1925.com</text:p>
      <text:p text:style-name="P4">
Source: <text:a xlink:type="simple" xlink:href="https://www.ukrinform.ua/rubric-sports/3712268-upl-metalist1925-peremig-metalist.html" text:style-name="Internet_20_link" text:visited-style-name="Visited_20_Internet_20_Link">
https://www.ukrinform.ua/rubric-sports/3712268-upl-metalist1925-peremig-metalist.html</text:a>
</text:p>
      <!--NEWS-->
      <text:h text:style-name="P10" text:outline-level="1">
<text:span text:style-name="T4">
Росіяни обстріляли Чугуїв, пошкоджені дві бази відпочинку</text:span>
</text:h>
      <text:p text:style-name="P4">
Authors: Ukrinform (Person)</text:p>
      <text:p text:style-name="P4">
Publisher: Укринформ (Organization)</text:p>
      <text:p text:style-name="P4">
Published Time: 2023-05-21T16:58:00+03:00</text:p>
      <text:p text:style-name="P4">
Modified Time: 2023-05-21T16:58:00+03:00</text:p>
      <text:p text:style-name="P4">
Description: Війська РФ обстріляли Чугуїв на Харківщині, унаслідок чого постраждали території двох баз відпочинку. — Укрінформ.</text:p>
      <text:p text:style-name="P4">
Images: ['<text:a xlink:type="simple" xlink:href="https://static.ukrinform.com/photos/2023_05/thumb_files/630_360_1684677399-498.jpg" text:style-name="Internet_20_link" text:visited-style-name="Visited_20_Internet_20_Link">
630_360_16846...</text:a>
']</text:p>
      <text:p text:style-name="P4">
Tags: ['Обстріл', 'Харківщина', 'Війна з Росією']</text:p>
      <text:p text:style-name="P4">
Type: Article</text:p>
      <!--METADATA-->
      <text:p text:style-name="P4">
<draw:frame draw:style-name="fr1" draw:name="Image197" text:anchor-type="as-char" svg:width="6.9236in" svg:height="3.956343in" draw:z-index="0">
<draw:image xlink:href="../Images/yкринформ/2023-05-21T16-58-00-03-00/630_360_1684677399-498.jpg" xlink:type="simple" xlink:show="embed" xlink:actuate="onLoad" draw:mime-type="image/jpeg"/>
</draw:frame>
 Війська РФобстріляли Чугуїв на Харківщині, унаслідок чого постраждали території двох базвідпочинку.</text:p>
      <text:p text:style-name="P4">
Про це у <text:a xlink:type="simple" xlink:href="https://t.me/prokuratura_kharkiv/9149" text:style-name="Internet_20_link" text:visited-style-name="Visited_20_Internet_20_Link">
 </text:a>
 повідомила Харківськаобласна прокуратура, передає Укрінформ.</text:p>
      <text:p text:style-name="P4">
«За даними слідства, 21 травня близько 1:00 окупанти <text:a xlink:type="simple" xlink:href="https://www.ukrinform.ua/tag-obstril" text:style-name="Internet_20_link" text:visited-style-name="Visited_20_Internet_20_Link">
</text:a>
 м. Вовчанськ: пошкоджено житловібудинки. Близько 5:00 російські військові відкрили вогонь поблизу містаЧугуїв. Правоохоронці зафіксували пошкодження територій двох баз відпочинку»,- йдеться у повідомленні.</text:p>
      <text:p text:style-name="P4">
Прокуратура Харківської області розпочала досудові розслідування за фактамипорушення законів та звичаїв війни (ч. 1 ст. 438 КК України).</text:p>
      <text:p text:style-name="P4">
<text:span text:style-name="T4">
Читайте також:</text:span>
 <text:a xlink:type="simple" xlink:href="https://www.ukrinform.ua/rubric-regions/3712264-na-harkivsini-cerez-vibuh-nevidomogo-predmeta-colovik-vtrativ-stupnu.html" text:style-name="Internet_20_link" text:visited-style-name="Visited_20_Internet_20_Link">
 <text:span text:style-name="T4">
Харківщ</text:span>
 </text:a>
</text:p>
      <text:p text:style-name="P4">
Як повідомлялося, напередодні, 20 травня, на Харківщині <text:a xlink:type="simple" xlink:href="https://www.ukrinform.ua/rubric-regions/3712136-unaslidok-obstriliv-rf-pidpriemstva-u-kupansku-poraneni-troe.html" text:style-name="Internet_20_link" text:visited-style-name="Visited_20_Internet_20_Link">
</text:a>
 <text:a xlink:type="simple" xlink:href="https://www.ukrinform.ua/rubric-regions/3712136-unaslidok-obstriliv-rf-pidpriemstva-u-kupansku-poraneni-troe.html" text:style-name="Internet_20_link" text:visited-style-name="Visited_20_Internet_20_Link">
</text:a>
 <text:a xlink:type="simple" xlink:href="https://www.ukrinform.ua/rubric-regions/3712136-unaslidok-obstriliv-rf-pidpriemstva-u-kupansku-poraneni-troe.html" text:style-name="Internet_20_link" text:visited-style-name="Visited_20_Internet_20_Link">
</text:a>
 міста Куп’янськ горіло місцевепідприємство. Троє людей зазнали поранень.</text:p>
      <text:p text:style-name="P4">
Source: <text:a xlink:type="simple" xlink:href="https://www.ukrinform.ua/rubric-ato/3712271-rosiani-obstrilali-cuguiv-poskodzeni-dvi-bazi-vidpocinku.html" text:style-name="Internet_20_link" text:visited-style-name="Visited_20_Internet_20_Link">
https://www.ukrinform.ua/rubric-ato/3712271-rosiani-obstrilali-cuguiv-poskodzeni-dvi-bazi-vidpocinku.html</text:a>
</text:p>
      <!--NEWS-->
      <text:h text:style-name="P10" text:outline-level="1">
<text:span text:style-name="T4">
Україна стала шостою в групових вправах у фіналі з 5 обручами на ЧЄ з художньої гімнастики</text:span>
</text:h>
      <text:p text:style-name="P4">
Authors: Ukrinform (Person)</text:p>
      <text:p text:style-name="P4">
Publisher: Укринформ (Organization)</text:p>
      <text:p text:style-name="P4">
Published Time: 2023-05-21T17:03:46+03:00</text:p>
      <text:p text:style-name="P4">
Modified Time: 2023-05-21T17:03:46+03:00</text:p>
      <text:p text:style-name="P4">
Description: Збірна України в групових вправах стала шостою у фіналі з 5 обручами на чемпіонаті Європи з художньої гімнастики у Баку. — Укрінформ.</text:p>
      <text:p text:style-name="P4">
Images: ['<text:a xlink:type="simple" xlink:href="https://static.ukrinform.com/photos/2023_05/thumb_files/630_360_1684677776-864.jpg" text:style-name="Internet_20_link" text:visited-style-name="Visited_20_Internet_20_Link">
630_360_16846...</text:a>
']</text:p>
      <text:p text:style-name="P4">
Tags: ['Гімнастика']</text:p>
      <text:p text:style-name="P4">
Type: Article</text:p>
      <!--METADATA-->
      <text:p text:style-name="P4">
<draw:frame draw:style-name="fr1" draw:name="Image198" text:anchor-type="as-char" svg:width="6.9236in" svg:height="3.956343in" draw:z-index="0">
<draw:image xlink:href="../Images/yкринформ/2023-05-21T17-03-46-03-00/630_360_1684677776-864.jpg" xlink:type="simple" xlink:show="embed" xlink:actuate="onLoad" draw:mime-type="image/jpeg"/>
</draw:frame>
 ЗбірнаУкраїни в групових вправах стала шостою у фіналі з 5 обручами на чемпіонатіЄвропи з художньої гімнастики у Баку.</text:p>
      <text:p text:style-name="P4">
Українки отримали 33,850 бала, передає Укрінформ.</text:p>
      <text:p text:style-name="P4">
Перемогу здобула збірна Ізраїлю, також у топ-3 потрапили Болгарія та Італія.</text:p>
      <text:p text:style-name="P4">
<text:span text:style-name="T4">
Читайте також:</text:span>
 <text:a xlink:type="simple" xlink:href="https://www.ukrinform.ua/rubric-sports/3712168-onoprienko-vigrala-zoloto-cempionatu-evropi-z-hudoznoi-gimnastiki.html" text:style-name="Internet_20_link" text:visited-style-name="Visited_20_Internet_20_Link">
 <text:span text:style-name="T4">
гімнастики</text:span>
 </text:a>
</text:p>
      <text:p text:style-name="P4">
Як повідомлялося, українські гімнастки пройшли у фінал з 3-м кваліфікаційнимрезультатом.</text:p>
      <text:p text:style-name="P4">
Фото: НОК</text:p>
      <text:p text:style-name="P4">
Source: <text:a xlink:type="simple" xlink:href="https://www.ukrinform.ua/rubric-sports/3712273-ukraina-stala-sostou-v-grupovih-vpravah-u-finali-z-5-obrucami-na-ce-z-hudoznoi-gimnastiki.html" text:style-name="Internet_20_link" text:visited-style-name="Visited_20_Internet_20_Link">
https://www.ukrinform.ua/rubric-sports/3712273-ukraina-stala-sostou-v-grupovih-vpravah-u-finali-z-5-obrucami-na-ce-z-hudoznoi-gimnastiki.html</text:a>
</text:p>
      <!--NEWS-->
      <text:h text:style-name="P10" text:outline-level="1">
<text:span text:style-name="T4">
В «Українському мартирологу 20 століття» доступні майже 113 тисяч карток про репресованих</text:span>
</text:h>
      <text:p text:style-name="P4">
Authors: Ukrinform (Person)</text:p>
      <text:p text:style-name="P4">
Publisher: Укринформ (Organization)</text:p>
      <text:p text:style-name="P4">
Published Time: 2023-05-21T17:04:50+03:00</text:p>
      <text:p text:style-name="P4">
Modified Time: 2023-05-21T17:04:50+03:00</text:p>
      <text:p text:style-name="P4">
Description: У базі даних жертв комуністичного режиму "Український мартиролог 20 століття" доступні майже 113 тисяч карток про репресованих. — Укрінформ.</text:p>
      <text:p text:style-name="P4">
Images: ['<text:a xlink:type="simple" xlink:href="https://static.ukrinform.com/photos/2023_05/thumb_files/630_360_1684664424-4131.jpeg" text:style-name="Internet_20_link" text:visited-style-name="Visited_20_Internet_20_Link">
630_360_16846...</text:a>
']</text:p>
      <text:p text:style-name="P4">
Tags: ['Архів', 'День пам’яті жертв політичних репресій', 'Пошуки']</text:p>
      <text:p text:style-name="P4">
Type: Article</text:p>
      <!--METADATA-->
      <text:p text:style-name="P4">
<draw:frame draw:style-name="fr1" draw:name="Image199" text:anchor-type="as-char" svg:width="6.9236in" svg:height="3.956343in" draw:z-index="0">
<draw:image xlink:href="../Images/yкринформ/2023-05-21T17-04-50-03-00/630_360_1684664424-4131.jpeg" xlink:type="simple" xlink:show="embed" xlink:actuate="onLoad" draw:mime-type="image/jpeg"/>
</draw:frame>
 У базіданих жертв комуністичного режиму "Український мартиролог 20 століття"доступні майже 113 тисяч карток про репресованих.</text:p>
      <text:p text:style-name="P4">
Про це у <text:a xlink:type="simple" xlink:href="https://www.facebook.com/anatoly.khromov/posts/pfbid0MnwhB4pWRMKXoihLf2GCYwc6vUCmbyWgLPmyyKYkTfVbLmrrHaC2nvBLVc8Z56Jol" text:style-name="Internet_20_link" text:visited-style-name="Visited_20_Internet_20_Link">
</text:a>
повідомив голова Державної архівної служби Анатолій Хромов з нагоди Дняпам'яті жертв політичних репресій, передає Укрінформ.</text:p>
      <text:p text:style-name="P4">
“Наша команда Державної архівної служби України вважає, що справжнє вшануванняпам'яті буде тоді, коли ім'я кожної репресованої особи, кожної жертвитоталітаризму буде віднайдене та доступне для пошуків нащадків, істориків,журналістів... Станом на зараз доступно майже 113 тис. карток репресованих, іми не зупинимось до вшанування всіх!” - зауважив Хромов.</text:p>
      <text:p text:style-name="P4">
<text:span text:style-name="T4">
Читайте також:</text:span>
 <text:a xlink:type="simple" xlink:href="https://www.ukrinform.ua/rubric-society/3712181-u-bikivni-vsanuvali-pamat-zertv-politicnih-represij.html" text:style-name="Internet_20_link" text:visited-style-name="Visited_20_Internet_20_Link">
 <text:span text:style-name="T4">
Биківн</text:span>
 </text:a>
</text:p>
      <text:p text:style-name="P4">
Він нагадав, що три роки мережа державних архівів України системно працює наднаповненням цієї бази даних.</text:p>
      <text:p text:style-name="P4">
Як повідомлялося, сьогодні в Україні <text:a xlink:type="simple" xlink:href="https://www.ukrinform.ua/rubric-society/3711534-v-ukraini-vidznacaut-den-pamati-zertv-politicnih-represij.html" text:style-name="Internet_20_link" text:visited-style-name="Visited_20_Internet_20_Link">
 </text:a>
</text:p>
      <text:p text:style-name="P4">
Source: <text:a xlink:type="simple" xlink:href="https://www.ukrinform.ua/rubric-society/3712274-v-ukrainskomu-martirologu-20-stolitta-dostupni-majze-113-tisac-kartok-pro-represovanih.html" text:style-name="Internet_20_link" text:visited-style-name="Visited_20_Internet_20_Link">
https://www.ukrinform.ua/rubric-society/3712274-v-ukrainskomu-martirologu-20-stolitta-dostupni-majze-113-tisac-kartok-pro-represovanih.html</text:a>
</text:p>
      <!--NEWS-->
      <text:h text:style-name="P10" text:outline-level="1">
<text:span text:style-name="T4">
Кожен у світі має поважати інші нації та визнавати державні кордони – Зеленський</text:span>
</text:h>
      <text:p text:style-name="P4">
Authors: Ukrinform (Person)</text:p>
      <text:p text:style-name="P4">
Publisher: Укринформ (Organization)</text:p>
      <text:p text:style-name="P4">
Published Time: 2023-05-21T17:08:00+03:00</text:p>
      <text:p text:style-name="P4">
Modified Time: 2023-05-21T17:08:00+03:00</text:p>
      <text:p text:style-name="P4">
Description: Кожен у світі повинен робити все можливе, аби свідчення про війни можна було побачити лише в музеях, і кожен у світі має поважати інші нації та визнавати державні кордони. — Укрінформ.</text:p>
      <text:p text:style-name="P4">
Images: ['<text:a xlink:type="simple" xlink:href="https://static.ukrinform.com/photos/2023_05/thumb_files/630_360_1684676701-846.jpeg" text:style-name="Internet_20_link" text:visited-style-name="Visited_20_Internet_20_Link">
630_360_16846...</text:a>
']</text:p>
      <text:p text:style-name="P4">
Tags: ['Декларація про суверенітет', 'Кордон', 'Війна', 'Зеленський']</text:p>
      <text:p text:style-name="P4">
Type: Article</text:p>
      <!--METADATA-->
      <text:p text:style-name="P4">
<draw:frame draw:style-name="fr1" draw:name="Image200" text:anchor-type="as-char" svg:width="6.9236in" svg:height="3.956343in" draw:z-index="0">
<draw:image xlink:href="../Images/yкринформ/2023-05-21T17-08-00-03-00/630_360_1684676701-846.jpeg" xlink:type="simple" xlink:show="embed" xlink:actuate="onLoad" draw:mime-type="image/jpeg"/>
</draw:frame>
 Кожен усвіті повинен робити все можливе, аби свідчення про війни можна було побачитилише в музеях, і кожен у світі має поважати інші нації та визнавати державнікордони.</text:p>
      <text:p text:style-name="P4">
Про це заявив Президент України Володимир Зеленський під час виступу в рамкахвізиту до Японії, передає Укрінформ із посиланням на <text:a xlink:type="simple" xlink:href="https://t.me/V_Zelenskiy_official/6295" text:style-name="Internet_20_link" text:visited-style-name="Visited_20_Internet_20_Link">
</text:a>
 глави держави.</text:p>
      <text:p text:style-name="P4">
«Кожен у світі має робити все можливе, щоб від воєн залишились тільки тіні накамінні історії і щоб це можна було побачити лише в музеях. Кожен у світі маєповажати інші нації. Кожен у світі має визнавати державні кордони. Кожен усвіті має захищати справедливість. Кожен у світі має дбати про життя. Кожен усвіті має сприймати мир своїм обовʼязком», - наголоси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ato/3712257-zelenskij-porivnav-zrujnovani-vijnou-mista-ukraini-z-hirosimou.html" text:style-name="Internet_20_link" text:visited-style-name="Visited_20_Internet_20_Link">
 <text:span text:style-name="T4">
Зеленський</text:span>
 </text:a>
</text:p>
      <text:p text:style-name="P4">
Як повідомлялося, Зеленський перебуває у Японії, де триває 48-й саміт «Груписеми». У Хіросімі Президент України зустрівся з главами країн G7, відвідавмісцевий музей миру та поклав квіти до меморіалу жертвам атомногобомбардування.</text:p>
      <text:p text:style-name="P4">
<text:span text:style-name="T5">
Фото: ОП</text:span>
</text:p>
      <text:p text:style-name="P4">
Source: <text:a xlink:type="simple" xlink:href="https://www.ukrinform.ua/rubric-world/3712263-kozen-u-sviti-mae-povazati-insi-nacii-ta-viznavati-derzavni-kordoni-zelenskij.html" text:style-name="Internet_20_link" text:visited-style-name="Visited_20_Internet_20_Link">
https://www.ukrinform.ua/rubric-world/3712263-kozen-u-sviti-mae-povazati-insi-nacii-ta-viznavati-derzavni-kordoni-zelenskij.html</text:a>
</text:p>
      <!--NEWS-->
      <text:h text:style-name="P10" text:outline-level="1">
<text:span text:style-name="T4">
На Бахмутському напрямку Сили оборони знищили чотири ББМ, танк і чотири авто ворога – Сирський</text:span>
</text:h>
      <text:p text:style-name="P4">
Authors: Ukrinform (Person)</text:p>
      <text:p text:style-name="P4">
Publisher: Укринформ (Organization)</text:p>
      <text:p text:style-name="P4">
Published Time: 2023-05-21T17:09:00+03:00</text:p>
      <text:p text:style-name="P4">
Modified Time: 2023-05-21T17:09:00+03:00</text:p>
      <text:p text:style-name="P4">
Description: Сили оборони України на Бахмутському напрямку знищили один танк, чотири ББМ та чотири автомобілі. — Укрінформ.</text:p>
      <text:p text:style-name="P4">
Images: ['<text:a xlink:type="simple" xlink:href="https://static.ukrinform.com/photos/2019_07/thumb_files/630_360_1562337656-162.jpg" text:style-name="Internet_20_link" text:visited-style-name="Visited_20_Internet_20_Link">
630_360_15623...</text:a>
']</text:p>
      <text:p text:style-name="P4">
Tags: ['Бахмут', 'Військова техніка', 'Сирський', 'Війна з Росією']</text:p>
      <text:p text:style-name="P4">
Type: Article</text:p>
      <!--METADATA-->
      <text:p text:style-name="P4">
<draw:frame draw:style-name="fr1" draw:name="Image201" text:anchor-type="as-char" svg:width="6.9236in" svg:height="3.956343in" draw:z-index="0">
<draw:image xlink:href="../Images/yкринформ/2023-05-21T17-09-00-03-00/630_360_1562337656-162.jpg" xlink:type="simple" xlink:show="embed" xlink:actuate="onLoad" draw:mime-type="image/jpeg"/>
</draw:frame>
 Силиоборони України на Бахмутському напрямку знищили один танк, чотири ББМ тачотири автомобілі.</text:p>
      <text:p text:style-name="P4">
Як передає Укрінформ, про це у <text:a xlink:type="simple" xlink:href="https://t.me/osirskiy/81" text:style-name="Internet_20_link" text:visited-style-name="Visited_20_Internet_20_Link">
 </text:a>
 повідомивкомандувач Сухопутних військ Збройних сил України генерал-полковник ОлександрСирський.</text:p>
      <text:p text:style-name="P4">
«Чудова робота 3-ї окремої штурмової бригади дозволила знищити 9 одиницьворожої техніки: один танк, 4 ББМ та 4 автомобілі», - йдеться в повідомленні.</text:p>
      <text:p text:style-name="P4">
<text:span text:style-name="T5">
Відео: Телеграм Сирський</text:span>
</text:p>
      <text:p text:style-name="P4">
За словами <text:a xlink:type="simple" xlink:href="https://www.ukrinform.ua/tag-sirskij" text:style-name="Internet_20_link" text:visited-style-name="Visited_20_Internet_20_Link">
 </text:a>
 , оборонна операціяпродовжується.</text:p>
      <text:p text:style-name="P4">
<text:span text:style-name="T4">
Читайте також:</text:span>
 <text:a xlink:type="simple" xlink:href="https://www.ukrinform.ua/rubric-ato/3712213-ssa-ta-souzniki-virat-v-uspih-ukrainskogo-kontrnastupu-bajden.html" text:style-name="Internet_20_link" text:visited-style-name="Visited_20_Internet_20_Link">
 </text:a>
</text:p>
      <text:p text:style-name="P4">
Як повідомляв Укрінформ, сьогодні Сирський повідомив, що українські воїнипросуваються по флангах у передмісті Бахмута і фактично <text:a xlink:type="simple" xlink:href="https://www.ukrinform.ua/rubric-ato/3712221-ukrainski-vijska-nablizautsa-do-vzatta-bahmuta-u-takticne-otocenna-sirskij.html" text:style-name="Internet_20_link" text:visited-style-name="Visited_20_Internet_20_Link">
</text:a>
</text:p>
      <text:p text:style-name="P4">
Source: <text:a xlink:type="simple" xlink:href="https://www.ukrinform.ua/rubric-ato/3712259-na-bahmutskomu-napramku-sili-oboroni-znisili-cotiri-bbm-tank-i-cotiri-avto-voroga-sirskij.html" text:style-name="Internet_20_link" text:visited-style-name="Visited_20_Internet_20_Link">
https://www.ukrinform.ua/rubric-ato/3712259-na-bahmutskomu-napramku-sili-oboroni-znisili-cotiri-bbm-tank-i-cotiri-avto-voroga-sirskij.html</text:a>
</text:p>
      <!--NEWS-->
      <text:h text:style-name="P10" text:outline-level="1">
<text:span text:style-name="T4">
«Укрнафта» виконує всі зобов'язання з постачання палива армії – Міноборони</text:span>
</text:h>
      <text:p text:style-name="P4">
Authors: Ukrinform (Person)</text:p>
      <text:p text:style-name="P4">
Publisher: Укринформ (Organization)</text:p>
      <text:p text:style-name="P4">
Published Time: 2023-05-21T17:23:00+03:00</text:p>
      <text:p text:style-name="P4">
Modified Time: 2023-05-21T17:23:00+03:00</text:p>
      <text:p text:style-name="P4">
Description: "Укрнафта" виконує всі взяті на себе зобов'язання з постачання палива армії. — Укрінформ.</text:p>
      <text:p text:style-name="P4">
Images: ['<text:a xlink:type="simple" xlink:href="https://static.ukrinform.com/photos/2019_12/thumb_files/630_360_1576666092-280.jpg" text:style-name="Internet_20_link" text:visited-style-name="Visited_20_Internet_20_Link">
630_360_15766...</text:a>
']</text:p>
      <text:p text:style-name="P4">
Tags: ['Армія', 'Міноборони', 'Укрнафта', 'Дизпаливо']</text:p>
      <text:p text:style-name="P4">
Type: Article</text:p>
      <!--METADATA-->
      <text:p text:style-name="P4">
<draw:frame draw:style-name="fr1" draw:name="Image202" text:anchor-type="as-char" svg:width="6.9236in" svg:height="3.956343in" draw:z-index="0">
<draw:image xlink:href="../Images/yкринформ/2023-05-21T17-23-00-03-00/630_360_1576666092-280.jpg" xlink:type="simple" xlink:show="embed" xlink:actuate="onLoad" draw:mime-type="image/jpeg"/>
</draw:frame>
 "Укрнафта"виконує всі взяті на себе зобов'язання з постачання палива армії.</text:p>
      <text:p text:style-name="P4">
Про це заявили в Міністерстві оборони України у відповідь на запит"Укрінформу".</text:p>
      <text:p text:style-name="P4">
Як зазначили в Міноборони, після переходу під контроль міністерства "Укрнафта"виконує всі взяті на себе договірні зобов'язання з постачання палива.Претензій з боку <text:a xlink:type="simple" xlink:href="https://www.ukrinform.ua/tag-minoboroni" text:style-name="Internet_20_link" text:visited-style-name="Visited_20_Internet_20_Link">
 </text:a>
 до постачанняпалива немає. Від більш докладних коментарів у Міноборони утрималися,пославшись на закритість інформації.</text:p>
      <text:p text:style-name="P4">
Зі свого боку в "Укрнафті" Укрінформу повідомили, що після переходу компаніїпід контроль Міноборони обсяг постачань дизпалива і бензину зріс утричі.</text:p>
      <text:p text:style-name="P4">
<text:span text:style-name="T4">
Читайте також:</text:span>
 <text:a xlink:type="simple" xlink:href="https://www.ukrinform.ua/rubric-economy/3706994-ukrnafta-vrahuvala-zauvazenna-ministerstv-i-pidgotuvala-onovlenij-finplan-kompanii.html" text:style-name="Internet_20_link" text:visited-style-name="Visited_20_Internet_20_Link">
 <text:span text:style-name="T4">
Укрнафта</text:span>
 </text:a>
</text:p>
      <text:p text:style-name="P4">
Нагадаємо, 7 листопада 2022 року секретар РНБО Олексій Данілов повідомив, щоактиви компаній "Мотор Січ", "Запоріжтрансформатор", "АвтоКрАЗ", "Укрнафта" та"Укртатнафта" <text:a xlink:type="simple" xlink:href="https://www.ukrinform.ua/rubric-economy/3609411-motor-sic-ukrnaftu-i-se-tri-pidpriemstva-peredali-minoboroni-danilov.html" text:style-name="Internet_20_link" text:visited-style-name="Visited_20_Internet_20_Link">
 </text:a>
 Міністерстваоборони.</text:p>
      <text:p text:style-name="P4">
У січні 2023 року на Всесвітньому економічному форумі в Давосі заступник главиОфісу президента України Ростислав Шурма заявив, що націоналізація "Укрнафти"відбулася через відмову компанії постачати нафтопродукти українській армії вналежному обсязі.</text:p>
      <text:p text:style-name="P4">
За його словами, єдиною причиною вилучення в держвласність кількох підприємству рамках закону про воєнний стан була загроза національній безпеці.</text:p>
      <text:p text:style-name="P4">
"Приватна власність в Україні недоторканна. Не варто допускати будь-якихспекуляцій. Єдина причина, чому було застосовано закон про воєнний стан щодоокремих компаній, - величезний ризик для національної безпеки", - сказавШурма.</text:p>
      <text:p text:style-name="P4">
Заступник голови ОП стверджував, що у випадку з вилученням у держвласністьнафтової компанії вона – відмовила в постачанні нафтопродуктів українськоїармії, у разі моторобудівної компанії "Мотор Січ" – ця компанія постачаладвигуни російської компанії.</text:p>
      <text:p text:style-name="P4">
Source: <text:a xlink:type="simple" xlink:href="https://www.ukrinform.ua/rubric-economy/3712281-ukrnafta-vikonue-vsi-zobovazanna-z-postacanna-paliva-armii-minoboroni.html" text:style-name="Internet_20_link" text:visited-style-name="Visited_20_Internet_20_Link">
https://www.ukrinform.ua/rubric-economy/3712281-ukrnafta-vikonue-vsi-zobovazanna-z-postacanna-paliva-armii-minoboroni.html</text:a>
</text:p>
      <!--NEWS-->
      <text:h text:style-name="P10" text:outline-level="1">
<text:span text:style-name="T4">
Макрон на саміті G7 представив новий фінансовий пакт на захист клімату</text:span>
</text:h>
      <text:p text:style-name="P4">
Authors: Ukrinform (Person)</text:p>
      <text:p text:style-name="P4">
Publisher: Укринформ (Organization)</text:p>
      <text:p text:style-name="P4">
Published Time: 2023-05-21T17:34:00+03:00</text:p>
      <text:p text:style-name="P4">
Modified Time: 2023-05-21T17:34:00+03:00</text:p>
      <text:p text:style-name="P4">
Description: Президент Франції Емануель Макрон на саміті G7 в Японії презентував новий фінансовий пакт на захист клімату. — Укрінформ.</text:p>
      <text:p text:style-name="P4">
Images: ['<text:a xlink:type="simple" xlink:href="https://static.ukrinform.com/photos/2023_02/thumb_files/630_360_1675929865-232.jpg" text:style-name="Internet_20_link" text:visited-style-name="Visited_20_Internet_20_Link">
630_360_16759...</text:a>
']</text:p>
      <text:p text:style-name="P4">
Tags: ['Японія', 'Макрон', 'Саміт', 'Зміна клімату']</text:p>
      <text:p text:style-name="P4">
Type: Article</text:p>
      <!--METADATA-->
      <text:p text:style-name="P4">
<draw:frame draw:style-name="fr1" draw:name="Image203" text:anchor-type="as-char" svg:width="6.9236in" svg:height="3.956343in" draw:z-index="0">
<draw:image xlink:href="../Images/yкринформ/2023-05-21T17-34-00-03-00/630_360_1675929865-232.jpg" xlink:type="simple" xlink:show="embed" xlink:actuate="onLoad" draw:mime-type="image/jpeg"/>
</draw:frame>
 ПрезидентФранції Емануель Макрон на саміті G7 в Японії презентував новий фінансовийпакт на захист клімату.</text:p>
      <text:p text:style-name="P4">
Про це повідомляє Укрінформ з посиланням на <text:a xlink:type="simple" xlink:href="https://www.lefigaro.fr/conjoncture/au-g7-macron-fait-la-promotion-de-son-pacte-financier-international-20230521" text:style-name="Internet_20_link" text:visited-style-name="Visited_20_Internet_20_Link">
</text:a>
</text:p>
      <text:p text:style-name="P4">
“Я зміг представити, яким буде саміт щодо нового Паризького фінансового пакту22 і 23 червня”, - сказав він.</text:p>
      <text:p text:style-name="P4">
Зазначається, що ідея такого саміту буза озвучена минулої осені під часконференції ООН з питань клімату COP27 у Єгипті. ЇЇ запропонував Париж спільноз прем’єр-міністром Барбадосу Мією Моттлі, чия країна належить до держав ізнайбільшою загрозою наслідків <text:a xlink:type="simple" xlink:href="https://www.ukrinform.ua/tag-zmina-klimatu" text:style-name="Internet_20_link" text:visited-style-name="Visited_20_Internet_20_Link">
 </text:a>
</text:p>
      <text:p text:style-name="P4">
Мета амбітна - реформувати архітектуру всесвітніх фінансів, щоб кращереагувати на виклики глобального потепління.</text:p>
      <text:p text:style-name="P4">
“Ми запропонуємо програму реформ Міжнародного валютного фонду та Світовогобанку, щоб надати більше фінансування країнам, які цього найбільшепотребують”, - сказав Макрон.</text:p>
      <text:p text:style-name="P4">
<text:span text:style-name="T4">
Читайте також:</text:span>
 <text:a xlink:type="simple" xlink:href="https://www.ukrinform.ua/rubric-polytics/3711900-zelenskij-u-aponii-proviv-zustric-iz-makronom.html" text:style-name="Internet_20_link" text:visited-style-name="Visited_20_Internet_20_Link">
 <text:span text:style-name="T4">
Макрон</text:span>
 </text:a>
</text:p>
      <text:p text:style-name="P4">
Президент Франції також зазначив, що “не потрібно вибирати між боротьбою збідністю та боротьбою на захист клімату”.</text:p>
      <text:p text:style-name="P4">
Як повідомляв Укрінформ, в Японії проходить 48-й саміт "Групи семи"о 21травня. Його учасники розглядають шляхи забезпечення стійкості глобальноїекономіки, в тому числі, за наслідками пандемії коронавірусу та російськоїагресії проти України.</text:p>
      <text:p text:style-name="P4">
Source: <text:a xlink:type="simple" xlink:href="https://www.ukrinform.ua/rubric-world/3712284-makron-na-samiti-g7-predstaviv-novij-finansovij-pakt-na-zahist-klimatu.html" text:style-name="Internet_20_link" text:visited-style-name="Visited_20_Internet_20_Link">
https://www.ukrinform.ua/rubric-world/3712284-makron-na-samiti-g7-predstaviv-novij-finansovij-pakt-na-zahist-klimatu.html</text:a>
</text:p>
      <!--NEWS-->
      <text:h text:style-name="P10" text:outline-level="1">
<text:span text:style-name="T4">
На Полтавщині чоловік застрелив трьох людей і підірвав себе гранатою</text:span>
</text:h>
      <text:p text:style-name="P4">
Authors: Ukrinform (Person)</text:p>
      <text:p text:style-name="P4">
Publisher: Укринформ (Organization)</text:p>
      <text:p text:style-name="P4">
Published Time: 2023-05-21T17:36:24+03:00</text:p>
      <text:p text:style-name="P4">
Modified Time: 2023-05-21T17:36:24+03:00</text:p>
      <text:p text:style-name="P4">
Description: На Полтавщині у місті Лохвиця чоловік застрелив трьох людей та підірвав себе гранатою. — Укрінформ.</text:p>
      <text:p text:style-name="P4">
Images: ['<text:a xlink:type="simple" xlink:href="https://static.ukrinform.com/photos/2018_08/thumb_files/630_360_1533723338-1424.jpg" text:style-name="Internet_20_link" text:visited-style-name="Visited_20_Internet_20_Link">
630_360_15337...</text:a>
']</text:p>
      <text:p text:style-name="P4">
Tags: ['Граната', 'Полтавщина', 'Вбивство']</text:p>
      <text:p text:style-name="P4">
Type: Article</text:p>
      <!--METADATA-->
      <text:p text:style-name="P4">
<draw:frame draw:style-name="fr1" draw:name="Image204" text:anchor-type="as-char" svg:width="6.9236in" svg:height="3.956343in" draw:z-index="0">
<draw:image xlink:href="../Images/yкринформ/2023-05-21T17-36-24-03-00/630_360_1533723338-1424.jpg" xlink:type="simple" xlink:show="embed" xlink:actuate="onLoad" draw:mime-type="image/jpeg"/>
</draw:frame>
 НаПолтавщині у місті Лохвиця чоловік застрелив трьох людей та підірвав себегранатою.</text:p>
      <text:p text:style-name="P4">
Про це повідомляє <text:a xlink:type="simple" xlink:href="https://suspilne.media/482839-u-lohvici-na-poltavsini-colovik-zastreliv-troh-ludej-i-pidirvav-sebe-granatou/" text:style-name="Internet_20_link" text:visited-style-name="Visited_20_Internet_20_Link">
 </text:a>
 <text:a xlink:type="simple" xlink:href="https://suspilne.media/482839-u-lohvici-na-poltavsini-colovik-zastreliv-troh-ludej-i-pidirvav-sebe-granatou/" text:style-name="Internet_20_link" text:visited-style-name="Visited_20_Internet_20_Link">
</text:a>
 з посиланням на речницю Миргородськогорайвідділу поліції Ларису Петренко, передає Укрінформ.</text:p>
      <text:p text:style-name="P4">
«У місті Лохвиця Миргородського району чоловік вбив трьох людей, а потімпідірвав себе <text:a xlink:type="simple" xlink:href="https://www.ukrinform.ua/tag-granata" text:style-name="Internet_20_link" text:visited-style-name="Visited_20_Internet_20_Link">
 </text:a>
 », - повідомляєСуспільне.</text:p>
      <text:p text:style-name="P4">
За інформацією слідчих, 53-річний чоловік близько 14:00 застрелив своїхсусідів: 67 та 47-річного чоловіків та 63-річну сусідку.</text:p>
      <text:p text:style-name="P4">
<text:span text:style-name="T4">
Читайте також:</text:span>
 <text:a xlink:type="simple" xlink:href="https://www.ukrinform.ua/rubric-regions/3711670-na-poltavsini-zneskodili-rejderiv-aki-zazihnuli-na-zavod-ditacogo-harcuvanna.html" text:style-name="Internet_20_link" text:visited-style-name="Visited_20_Internet_20_Link">
 <text:span text:style-name="T4">
Полтавщ</text:span>
 </text:a>
</text:p>
      <text:p text:style-name="P4">
Розпочато кримінальне провадження за статтею "Умисне вбивство двох або більшеосіб".</text:p>
      <text:p text:style-name="P4">
<text:span text:style-name="T5">
Фото ілюстративне</text:span>
</text:p>
      <text:p text:style-name="P4">
Source: <text:a xlink:type="simple" xlink:href="https://www.ukrinform.ua/rubric-regions/3712285-na-poltavsini-colovik-zastreliv-troh-ludej-i-pidirvav-sebe-granatou.html" text:style-name="Internet_20_link" text:visited-style-name="Visited_20_Internet_20_Link">
https://www.ukrinform.ua/rubric-regions/3712285-na-poltavsini-colovik-zastreliv-troh-ludej-i-pidirvav-sebe-granatou.html</text:a>
</text:p>
      <!--NEWS-->
      <text:h text:style-name="P10" text:outline-level="1">
<text:span text:style-name="T4">
Прикордонники знешкодили в Бахмуті штурмову групу росіян</text:span>
</text:h>
      <text:p text:style-name="P4">
Authors: Ukrinform (Person)</text:p>
      <text:p text:style-name="P4">
Publisher: Укринформ (Organization)</text:p>
      <text:p text:style-name="P4">
Published Time: 2023-05-21T17:36:36+03:00</text:p>
      <text:p text:style-name="P4">
Modified Time: 2023-05-21T17:36:36+03:00</text:p>
      <text:p text:style-name="P4">
Description: Мінометники Державної прикордонної служби України у взаємодії з аеророзвідкою вдарили по осередках російських військ у Бахмуті Донецької області, ліквідувавши групу загарбників, які збиралися перейти в наступ.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Бахмут', 'Прикордонники', 'Війна з Росією']</text:p>
      <text:p text:style-name="P4">
Type: Article</text:p>
      <!--METADATA-->
      <text:p text:style-name="P4">
<draw:frame draw:style-name="fr1" draw:name="Image205" text:anchor-type="as-char" svg:width="6.9236in" svg:height="3.956343in" draw:z-index="0">
<draw:image xlink:href="../Images/yкринформ/2023-05-21T17-36-36-03-00/630_360_1680422407-224.png" xlink:type="simple" xlink:show="embed" xlink:actuate="onLoad" draw:mime-type="image/png"/>
</draw:frame>
Мінометники Державної прикордонної служби України у взаємодії з аеророзвідкоювдарили по осередках російських військ у Бахмуті Донецької області,ліквідувавши групу загарбників, які збиралися перейти в наступ.</text:p>
      <text:p text:style-name="P4">
Як передає Укрінформ, про це ДПСУ повідомила у <text:a xlink:type="simple" xlink:href="https://www.facebook.com/watch/" text:style-name="Internet_20_link" text:visited-style-name="Visited_20_Internet_20_Link">
</text:a>
</text:p>
      <text:p text:style-name="P4">
"Відслідкувавши місце накопичення й дочекавшись зосередження певної кількостіокупантів у руїнах, наші бійці відпрацювали мінометами. Противник втратив цілуштурмову групу: 7 двохсотих і 4 трьохсотих. Так атакувальний план і зірвався",— зазначили у службі.</text:p>
      <text:p text:style-name="P4">
<text:span text:style-name="T4">
Читайте також:</text:span>
 <text:a xlink:type="simple" xlink:href="https://www.ukrinform.ua/rubric-ato/3712191-zelenskij-bahmut-ne-zahoplenij-rosianami.html" text:style-name="Internet_20_link" text:visited-style-name="Visited_20_Internet_20_Link">
 <text:span text:style-name="T4">
Бахмут</text:span>
 </text:a>
</text:p>
      <text:p text:style-name="P4">
Як повідомляв Укрінформ, командувач Сухопутних військ Збройних сил Українигенерал-полковник Олександр Сирський заявив, що Сили оборони просуваються пофлангах у передмісті Бахмута та фактично <text:a xlink:type="simple" xlink:href="https://www.ukrinform.ua/rubric-ato/3712221-ukrainski-vijska-nablizautsa-do-vzatta-bahmuta-u-takticne-otocenna-sirskij.html" text:style-name="Internet_20_link" text:visited-style-name="Visited_20_Internet_20_Link">
 </text:a>
</text:p>
      <text:p text:style-name="P4">
Source: <text:a xlink:type="simple" xlink:href="https://www.ukrinform.ua/rubric-ato/3712286-prikordonniki-zneskodili-v-bahmuti-sturmovu-grupu-rosian.html" text:style-name="Internet_20_link" text:visited-style-name="Visited_20_Internet_20_Link">
https://www.ukrinform.ua/rubric-ato/3712286-prikordonniki-zneskodili-v-bahmuti-sturmovu-grupu-rosian.html</text:a>
</text:p>
      <!--NEWS-->
      <text:h text:style-name="P10" text:outline-level="1">
<text:span text:style-name="T4">
Росіяни п'ять разів обстріляли прикордоння Сумщини та Чернігівщини</text:span>
</text:h>
      <text:p text:style-name="P4">
Authors: Ukrinform (Person)</text:p>
      <text:p text:style-name="P4">
Publisher: Укринформ (Organization)</text:p>
      <text:p text:style-name="P4">
Published Time: 2023-05-21T17:40:00+03:00</text:p>
      <text:p text:style-name="P4">
Modified Time: 2023-05-21T17:40:00+03:00</text:p>
      <text:p text:style-name="P4">
Description: Російські війська в неділю, 21 травня, п'ять разів обстріляли з мінометів і артилерії прикордонні території Чернігівської та Сумської областей. — Укрінформ.</text:p>
      <text:p text:style-name="P4">
Images: ['<text:a xlink:type="simple" xlink:href="https://static.ukrinform.com/photos/2023_03/thumb_files/630_360_1679855166-842.jpg" text:style-name="Internet_20_link" text:visited-style-name="Visited_20_Internet_20_Link">
630_360_16798...</text:a>
']</text:p>
      <text:p text:style-name="P4">
Tags: ['Обстріл', 'Сумщина', 'Чернігівщина', 'Війна з Росією']</text:p>
      <text:p text:style-name="P4">
Type: Article</text:p>
      <!--METADATA-->
      <text:p text:style-name="P4">
<draw:frame draw:style-name="fr1" draw:name="Image206" text:anchor-type="as-char" svg:width="6.9236in" svg:height="3.956343in" draw:z-index="0">
<draw:image xlink:href="../Images/yкринформ/2023-05-21T17-40-00-03-00/630_360_1679855166-842.jpg" xlink:type="simple" xlink:show="embed" xlink:actuate="onLoad" draw:mime-type="image/jpeg"/>
</draw:frame>
 Російськівійська в неділю, 21 травня, п'ять разів обстріляли з мінометів і артилеріїприкордонні території Чернігівської та Сумської областей.</text:p>
      <text:p text:style-name="P4">
Як передає Укрінформ, про це оперативне командування "Північ" повідомило у <text:a xlink:type="simple" xlink:href="https://t.me/ok_pivnich1/2722" text:style-name="Internet_20_link" text:visited-style-name="Visited_20_Internet_20_Link">
</text:a>
</text:p>
      <text:p text:style-name="P4">
Зокрема, з 10:30 до 10:55 у районі селища Прогрес відбулися вісім влучань,імовірно, зі ствольної артилерії.</text:p>
      <text:p text:style-name="P4">
З 10:27 до 10:45 у районі села Миколаївка зафіксовані п'ять влучань, імовірно,з міномета 120-міліметрового калібру. Імовірно, з такої ж зброї загарбникиздійснили шість влучань в районі села Студенок з 12:35 до 12:50 та ще чотиривлучання в районі Вовківки з 12:50 до 13:00.</text:p>
      <text:p text:style-name="P4">
З 14:50 до 15:00 відбулися три влучання, імовірно, з міномета120-міліметрового калібру в районі села Білокопитове.</text:p>
      <text:p text:style-name="P4">
<text:span text:style-name="T4">
Читайте також:</text:span>
 <text:a xlink:type="simple" xlink:href="https://www.ukrinform.ua/rubric-ato/3712271-rosiani-obstrilali-cuguiv-poskodzeni-dvi-bazi-vidpocinku.html" text:style-name="Internet_20_link" text:visited-style-name="Visited_20_Internet_20_Link">
 <text:span text:style-name="T4">
обстріл</text:span>
 </text:a>
</text:p>
      <text:p text:style-name="P4">
В усіх випадках інформація про втрати серед місцевого населення чи пошкодженняцивільної інфраструктури не надходила.</text:p>
      <text:p text:style-name="P4">
Як повідомляв Укрінформ, 20 травня російські війська <text:a xlink:type="simple" xlink:href="https://www.ukrinform.ua/rubric-ato/3712009-vorog-za-den-sim-raziv-obstrilav-prikordonna-sumsini-poskodzeni-dva-budinki.html" text:style-name="Internet_20_link" text:visited-style-name="Visited_20_Internet_20_Link">
</text:a>
 , спричинившизагалом 56 вибухів.</text:p>
      <text:p text:style-name="P4">
<text:span text:style-name="T5">
Фото ілюстративне</text:span>
</text:p>
      <text:p text:style-name="P4">
Source: <text:a xlink:type="simple" xlink:href="https://www.ukrinform.ua/rubric-ato/3712287-rosiani-pat-raziv-obstrilali-prikordonna-sumsini-ta-cernigivsini.html" text:style-name="Internet_20_link" text:visited-style-name="Visited_20_Internet_20_Link">
https://www.ukrinform.ua/rubric-ato/3712287-rosiani-pat-raziv-obstrilali-prikordonna-sumsini-ta-cernigivsini.html</text:a>
</text:p>
      <!--NEWS-->
      <text:h text:style-name="P10" text:outline-level="1">
<text:span text:style-name="T4">
«Азов» оприлюднив розповіді бійців про останні дні оборони «Азовсталі»</text:span>
</text:h>
      <text:p text:style-name="P4">
Authors: Ukrinform (Person)</text:p>
      <text:p text:style-name="P4">
Publisher: Укринформ (Organization)</text:p>
      <text:p text:style-name="P4">
Published Time: 2023-05-21T17:46:53+03:00</text:p>
      <text:p text:style-name="P4">
Modified Time: 2023-05-21T17:46:53+03:00</text:p>
      <text:p text:style-name="P4">
Description: Бригада НГУ «Азов» оприлюднила відеорозповіді бійців про останні дні оборони «Азовсталі». — Укрінформ.</text:p>
      <text:p text:style-name="P4">
Images: ['<text:a xlink:type="simple" xlink:href="https://static.ukrinform.com/photos/2022_06/thumb_files/630_360_1654588740-534.jpg" text:style-name="Internet_20_link" text:visited-style-name="Visited_20_Internet_20_Link">
630_360_16545...</text:a>
']</text:p>
      <text:p text:style-name="P4">
Tags: ['Азовсталь', 'Маріуполь', 'Полонені']</text:p>
      <text:p text:style-name="P4">
Type: Article</text:p>
      <!--METADATA-->
      <text:p text:style-name="P4">
<draw:frame draw:style-name="fr1" draw:name="Image207" text:anchor-type="as-char" svg:width="6.9236in" svg:height="3.946452in" draw:z-index="0">
<draw:image xlink:href="../Images/yкринформ/2023-05-21T17-46-53-03-00/630_360_1654588740-534.jpg" xlink:type="simple" xlink:show="embed" xlink:actuate="onLoad" draw:mime-type="image/jpeg"/>
</draw:frame>
 БригадаНГУ «Азов» оприлюднила відеорозповіді бійців про останні дні оборони«Азовсталі».</text:p>
      <text:p text:style-name="P4">
Як передає Укрінформ, про це повідомляє її пресслужба у <text:a xlink:type="simple" xlink:href="https://t.me/azov_media/4745" text:style-name="Internet_20_link" text:visited-style-name="Visited_20_Internet_20_Link">
</text:a>
</text:p>
      <text:p text:style-name="P4">
«Це розповідь про відданість і справжнє братерство; про вміння прийматискладні рішення, від яких залежать життя сотень людей; про величезнувідповідальність, яку можуть брати на себе лише справжні командири. Останнідні « <text:a xlink:type="simple" xlink:href="https://www.ukrinform.ua/tag-azovstal" text:style-name="Internet_20_link" text:visited-style-name="Visited_20_Internet_20_Link">
 </text:a>
 ». Життя або смерть», -йдеться в повідомленні.</text:p>
      <text:p text:style-name="P4">
Автори відео демонструють, як на території заводу кілька тисяч українськихвоїнів відчайдушно бились з противником, а в бункерах в муках, без можливостіотримати належну допомогу, гинули поранені. Про що бійці «Азову» думали тоді,на що сподівались, які варіанти розглядали, піти на прорив, чи залишатись на«Азовсталі» до кінця – відповіді на ці питання у відео.</text:p>
      <text:p text:style-name="P4">
<text:span text:style-name="T4">
Читайте також:</text:span>
 <text:a xlink:type="simple" xlink:href="https://www.ukrinform.ua/rubric-ato/3712031-ridni-polonenih-azovciv-rozpovili-v-roliku-ak-cekaut-na-svoih-geroiv.html" text:style-name="Internet_20_link" text:visited-style-name="Visited_20_Internet_20_Link">
 </text:a>
</text:p>
      <text:p text:style-name="P4">
Як повідомляв Укрінформ, 20 травня родини захисників «Азовсталі», якіперебувають у російському полоні, записали зворушливе відео про те, як чекаютьна своїх героїв удома.</text:p>
      <text:p text:style-name="P4">
Source: <text:a xlink:type="simple" xlink:href="https://www.ukrinform.ua/rubric-society/3712291-azov-opriludniv-rozpovidi-bijciv-pro-ostanni-dni-oboroni-azovstali.html" text:style-name="Internet_20_link" text:visited-style-name="Visited_20_Internet_20_Link">
https://www.ukrinform.ua/rubric-society/3712291-azov-opriludniv-rozpovidi-bijciv-pro-ostanni-dni-oboroni-azovstali.html</text:a>
</text:p>
      <!--NEWS-->
      <text:h text:style-name="P10" text:outline-level="1">
<text:span text:style-name="T4">
Українець Кравченко виграв «золото» Кубка Європи з дзюдо серед кадетів</text:span>
</text:h>
      <text:p text:style-name="P4">
Authors: Ukrinform (Person)</text:p>
      <text:p text:style-name="P4">
Publisher: Укринформ (Organization)</text:p>
      <text:p text:style-name="P4">
Published Time: 2023-05-21T17:53:00+03:00</text:p>
      <text:p text:style-name="P4">
Modified Time: 2023-05-21T17:53:00+03:00</text:p>
      <text:p text:style-name="P4">
Description: Український дзюдоїст Данило Кравченко став переможцем етапу Кубка Європи серед кадетів у Б'яльсько-Б'яла, Польща у ваговій категорії до 60 кг. — Укрінформ.</text:p>
      <text:p text:style-name="P4">
Images: ['<text:a xlink:type="simple" xlink:href="https://static.ukrinform.com/photos/2023_05/thumb_files/630_360_1684680721-369.jpg" text:style-name="Internet_20_link" text:visited-style-name="Visited_20_Internet_20_Link">
630_360_16846...</text:a>
']</text:p>
      <text:p text:style-name="P4">
Tags: ['Дзюдо']</text:p>
      <text:p text:style-name="P4">
Type: Article</text:p>
      <!--METADATA-->
      <text:p text:style-name="P4">
<draw:frame draw:style-name="fr1" draw:name="Image208" text:anchor-type="as-char" svg:width="6.9236in" svg:height="3.956343in" draw:z-index="0">
<draw:image xlink:href="../Images/yкринформ/2023-05-21T17-53-00-03-00/630_360_1684680721-369.jpg" xlink:type="simple" xlink:show="embed" xlink:actuate="onLoad" draw:mime-type="image/jpeg"/>
</draw:frame>
Український дзюдоїст Данило Кравченко став переможцем етапу Кубка Європи середкадетів у Б'яльсько-Б'яла, Польща у ваговій категорії до 60 кг.</text:p>
      <text:p text:style-name="P4">
Про це повідомила Федерація дзюдо України у <text:a xlink:type="simple" xlink:href="https://www.facebook.com/618729276950033/posts/619580576864903" text:style-name="Internet_20_link" text:visited-style-name="Visited_20_Internet_20_Link">
</text:a>
 , передаєУкрінформ.</text:p>
      <text:p text:style-name="P4">
Данило переміг п'ятьох суперників на груповій стадії, в півфіналі виграв упредставника Литви, а у фіналі за «Шидо» здолав опонента з Угорщини.</text:p>
      <text:p text:style-name="P4">
Для Данила це дебютна нагорода на рівні Кубка Європи.</text:p>
      <text:p text:style-name="P4">
<text:span text:style-name="T4">
Читайте також:</text:span>
 <text:a xlink:type="simple" xlink:href="https://www.ukrinform.ua/rubric-sports/3712092-ukrainec-kravcenko-vigrav-polskij-etap-kubka-evropi-z-dzudo.html" text:style-name="Internet_20_link" text:visited-style-name="Visited_20_Internet_20_Link">
 <text:span text:style-name="T4">
дзюдо</text:span>
 </text:a>
</text:p>
      <text:p text:style-name="P4">
Наступний етап Кубка Європи серед кадетів відбудеться 27-28 травня у Коїмбрі(Португалія).</text:p>
      <text:p text:style-name="P4">
Фото: facebook.com</text:p>
      <text:p text:style-name="P4">
Source: <text:a xlink:type="simple" xlink:href="https://www.ukrinform.ua/rubric-sports/3712296-ukrainec-kravcenko-vigrav-zoloto-kubka-evropi-z-dzudo-sered-kadetiv.html" text:style-name="Internet_20_link" text:visited-style-name="Visited_20_Internet_20_Link">
https://www.ukrinform.ua/rubric-sports/3712296-ukrainec-kravcenko-vigrav-zoloto-kubka-evropi-z-dzudo-sered-kadetiv.html</text:a>
</text:p>
      <!--NEWS-->
      <text:h text:style-name="P10" text:outline-level="1">
<text:span text:style-name="T4">
У Луцьку Велодень підтримали понад 2000 містян</text:span>
</text:h>
      <text:p text:style-name="P4">
Authors: Ukrinform (Person)</text:p>
      <text:p text:style-name="P4">
Publisher: Укринформ (Organization)</text:p>
      <text:p text:style-name="P4">
Published Time: 2023-05-21T17:56:00+03:00</text:p>
      <text:p text:style-name="P4">
Modified Time: 2023-05-21T17:56:00+03:00</text:p>
      <text:p text:style-name="P4">
Description: У Луцьку всеукраїнську акцію «Велодень» підтримали понад 2 тисячі людей. — Укрінформ.</text:p>
      <text:p text:style-name="P4">
Images: ['<text:a xlink:type="simple" xlink:href="https://static.ukrinform.com/photos/2023_05/thumb_files/630_360_1684680838-9360.jpeg" text:style-name="Internet_20_link" text:visited-style-name="Visited_20_Internet_20_Link">
630_360_16846...</text:a>
', '<text:a xlink:type="simple" xlink:href="https://static.ukrinform.com/photos/2023_05/thumb_files/630_360_1684680838-1832.jpeg" text:style-name="Internet_20_link" text:visited-style-name="Visited_20_Internet_20_Link">
630_360_16846...</text:a>
', '<text:a xlink:type="simple" xlink:href="https://static.ukrinform.com/photos/2023_05/thumb_files/630_360_1684680837-1294.jpeg" text:style-name="Internet_20_link" text:visited-style-name="Visited_20_Internet_20_Link">
630_360_16846...</text:a>
', '<text:a xlink:type="simple" xlink:href="https://static.ukrinform.com/photos/2023_05/thumb_files/630_360_1684680837-1699.jpeg" text:style-name="Internet_20_link" text:visited-style-name="Visited_20_Internet_20_Link">
630_360_16846...</text:a>
', '<text:a xlink:type="simple" xlink:href="https://static.ukrinform.com/photos/2023_05/thumb_files/630_360_1684680837-9163.jpeg" text:style-name="Internet_20_link" text:visited-style-name="Visited_20_Internet_20_Link">
630_360_16846...</text:a>
', '<text:a xlink:type="simple" xlink:href="https://static.ukrinform.com/photos/2023_05/thumb_files/630_360_1684680837-5422.jpeg" text:style-name="Internet_20_link" text:visited-style-name="Visited_20_Internet_20_Link">
630_360_16846...</text:a>
', '<text:a xlink:type="simple" xlink:href="https://static.ukrinform.com/photos/2023_05/thumb_files/630_360_1684680837-9418.jpeg" text:style-name="Internet_20_link" text:visited-style-name="Visited_20_Internet_20_Link">
630_360_16846...</text:a>
', '<text:a xlink:type="simple" xlink:href="https://static.ukrinform.com/photos/2023_05/thumb_files/630_360_1684680837-1177.jpeg" text:style-name="Internet_20_link" text:visited-style-name="Visited_20_Internet_20_Link">
630_360_16846...</text:a>
', '<text:a xlink:type="simple" xlink:href="https://static.ukrinform.com/photos/2023_05/thumb_files/630_360_1684680838-5952.jpeg" text:style-name="Internet_20_link" text:visited-style-name="Visited_20_Internet_20_Link">
630_360_16846...</text:a>
']</text:p>
      <text:p text:style-name="P4">
Tags: ['Луцьк', 'Велосипед', 'Велопробіг']</text:p>
      <text:p text:style-name="P4">
Type: Article</text:p>
      <!--METADATA-->
      <text:p text:style-name="P4">
<draw:frame draw:style-name="fr1" draw:name="Image209" text:anchor-type="as-char" svg:width="6.9236in" svg:height="3.956343in" draw:z-index="0">
<draw:image xlink:href="../Images/yкринформ/2023-05-21T17-56-00-03-00/630_360_1684680838-9360.jpeg" xlink:type="simple" xlink:show="embed" xlink:actuate="onLoad" draw:mime-type="image/jpeg"/>
</draw:frame>
 У Луцькувсеукраїнську акцію «Велодень» підтримали понад 2 тисячі людей.</text:p>
      <text:p text:style-name="P4">
Про це у <text:a xlink:type="simple" xlink:href="https://www.facebook.com/ihor.polishchuk/posts/pfbid02mbuRGaYWE24HNWJZcK9H1tS4RxidHD97KEQx28RzZNkANipkwDWGmDasCWSkoj7rl" text:style-name="Internet_20_link" text:visited-style-name="Visited_20_Internet_20_Link">
</text:a>
повідомив міський голова Луцька Ігор Поліщук, передає Укрінформ.</text:p>
      <text:p text:style-name="P4">
«Сьогодні разом із понад двома тисячами мешканців громади взяв участь увсеукраїнській акції «Велодень», - зазначив Поліщук.</text:p>
      <text:p text:style-name="P4">
<draw:frame draw:style-name="fr1" draw:name="Image210" text:anchor-type="as-char" svg:width="6.9236in" svg:height="3.956343in" draw:z-index="0">
<draw:image xlink:href="../Images/yкринформ/2023-05-21T17-56-00-03-00/630_360_1684680838-1832.jpeg" xlink:type="simple" xlink:show="embed" xlink:actuate="onLoad" draw:mime-type="image/jpeg"/>
</draw:frame>
 У ЛуцькуВелодень підтримали понад 2 тисячі людей / Фото: Ihor Polishchuk  <text:a xlink:type="simple" xlink:href="https://static.ukrinform.com/photos/2023_05/1684680838-1832.jpeg" text:style-name="Internet_20_link" text:visited-style-name="Visited_20_Internet_20_Link">
<draw:frame draw:style-name="fr1" draw:name="Image211" text:anchor-type="as-char" svg:width="6.9236in" svg:height="3.956343in" draw:z-index="0">
<draw:image xlink:href="../Images/yкринформ/2023-05-21T17-56-00-03-00/630_360_1684680838-1832.jpeg" xlink:type="simple" xlink:show="embed" xlink:actuate="onLoad" draw:mime-type="image/jpeg"/>
</draw:frame>
</text:a>
 <text:a xlink:type="simple" xlink:href="https://static.ukrinform.com/photos/2023_05/1684680837-1294.jpeg" text:style-name="Internet_20_link" text:visited-style-name="Visited_20_Internet_20_Link">
<draw:frame draw:style-name="fr1" draw:name="Image212" text:anchor-type="as-char" svg:width="6.9236in" svg:height="3.956343in" draw:z-index="0">
<draw:image xlink:href="../Images/yкринформ/2023-05-21T17-56-00-03-00/630_360_1684680837-1294.jpeg" xlink:type="simple" xlink:show="embed" xlink:actuate="onLoad" draw:mime-type="image/jpeg"/>
</draw:frame>
</text:a>
 <text:a xlink:type="simple" xlink:href="https://static.ukrinform.com/photos/2023_05/1684680837-1699.jpeg" text:style-name="Internet_20_link" text:visited-style-name="Visited_20_Internet_20_Link">
<draw:frame draw:style-name="fr1" draw:name="Image213" text:anchor-type="as-char" svg:width="6.9236in" svg:height="3.956343in" draw:z-index="0">
<draw:image xlink:href="../Images/yкринформ/2023-05-21T17-56-00-03-00/630_360_1684680837-1699.jpeg" xlink:type="simple" xlink:show="embed" xlink:actuate="onLoad" draw:mime-type="image/jpeg"/>
</draw:frame>
</text:a>
 <text:a xlink:type="simple" xlink:href="https://static.ukrinform.com/photos/2023_05/1684680837-9163.jpeg" text:style-name="Internet_20_link" text:visited-style-name="Visited_20_Internet_20_Link">
<draw:frame draw:style-name="fr1" draw:name="Image214" text:anchor-type="as-char" svg:width="6.9236in" svg:height="3.956343in" draw:z-index="0">
<draw:image xlink:href="../Images/yкринформ/2023-05-21T17-56-00-03-00/630_360_1684680837-9163.jpeg" xlink:type="simple" xlink:show="embed" xlink:actuate="onLoad" draw:mime-type="image/jpeg"/>
</draw:frame>
</text:a>
 <text:a xlink:type="simple" xlink:href="https://static.ukrinform.com/photos/2023_05/1684680837-5422.jpeg" text:style-name="Internet_20_link" text:visited-style-name="Visited_20_Internet_20_Link">
<draw:frame draw:style-name="fr1" draw:name="Image215" text:anchor-type="as-char" svg:width="6.9236in" svg:height="3.956343in" draw:z-index="0">
<draw:image xlink:href="../Images/yкринформ/2023-05-21T17-56-00-03-00/630_360_1684680837-5422.jpeg" xlink:type="simple" xlink:show="embed" xlink:actuate="onLoad" draw:mime-type="image/jpeg"/>
</draw:frame>
</text:a>
 <text:a xlink:type="simple" xlink:href="https://static.ukrinform.com/photos/2023_05/1684680837-9418.jpeg" text:style-name="Internet_20_link" text:visited-style-name="Visited_20_Internet_20_Link">
<draw:frame draw:style-name="fr1" draw:name="Image216" text:anchor-type="as-char" svg:width="6.9236in" svg:height="3.956343in" draw:z-index="0">
<draw:image xlink:href="../Images/yкринформ/2023-05-21T17-56-00-03-00/630_360_1684680837-9418.jpeg" xlink:type="simple" xlink:show="embed" xlink:actuate="onLoad" draw:mime-type="image/jpeg"/>
</draw:frame>
</text:a>
 <text:a xlink:type="simple" xlink:href="https://static.ukrinform.com/photos/2023_05/1684680837-1177.jpeg" text:style-name="Internet_20_link" text:visited-style-name="Visited_20_Internet_20_Link">
<draw:frame draw:style-name="fr1" draw:name="Image217" text:anchor-type="as-char" svg:width="6.9236in" svg:height="3.956343in" draw:z-index="0">
<draw:image xlink:href="../Images/yкринформ/2023-05-21T17-56-00-03-00/630_360_1684680837-1177.jpeg" xlink:type="simple" xlink:show="embed" xlink:actuate="onLoad" draw:mime-type="image/jpeg"/>
</draw:frame>
</text:a>
 <text:a xlink:type="simple" xlink:href="https://static.ukrinform.com/photos/2023_05/1684680838-5952.jpeg" text:style-name="Internet_20_link" text:visited-style-name="Visited_20_Internet_20_Link">
<draw:frame draw:style-name="fr1" draw:name="Image218" text:anchor-type="as-char" svg:width="6.9236in" svg:height="3.956343in" draw:z-index="0">
<draw:image xlink:href="../Images/yкринформ/2023-05-21T17-56-00-03-00/630_360_1684680838-5952.jpeg" xlink:type="simple" xlink:show="embed" xlink:actuate="onLoad" draw:mime-type="image/jpeg"/>
</draw:frame>
</text:a>
 <text:a xlink:type="simple" xlink:href="https://static.ukrinform.com/photos/2023_05/1684680838-9360.jpeg" text:style-name="Internet_20_link" text:visited-style-name="Visited_20_Internet_20_Link">
<draw:frame draw:style-name="fr1" draw:name="Image219" text:anchor-type="as-char" svg:width="6.9236in" svg:height="3.956343in" draw:z-index="0">
<draw:image xlink:href="../Images/yкринформ/2023-05-21T17-56-00-03-00/630_360_1684680838-9360.jpeg" xlink:type="simple" xlink:show="embed" xlink:actuate="onLoad" draw:mime-type="image/jpeg"/>
</draw:frame>
</text:a>
</text:p>
      <text:p text:style-name="P4">
За його інформацією, маршрут заходу пролягав проспектами Соборності, Молоді таВідродження, вулицею Рівненською, проспектом Волі, вулицею Винниченка,проспектом Василя Мойсея та Перемоги. Фінішували поблизу ТЦ «ПортСіty». Пробезпеку учасників <text:a xlink:type="simple" xlink:href="https://www.ukrinform.ua/tag-veloprobig" text:style-name="Internet_20_link" text:visited-style-name="Visited_20_Internet_20_Link">
 </text:a>
 , які рухалисяколоною, дбали працівники патрульної поліції.</text:p>
      <text:p text:style-name="P4">
<text:span text:style-name="T4">
Читайте також:</text:span>
 <text:a xlink:type="simple" xlink:href="https://www.ukrinform.ua/rubric-society/3708497-cotiri-kraini-i-1500-kilometriv-z-24-travna-startue-vseukrainskij-veteranskij-veloprobig.html" text:style-name="Internet_20_link" text:visited-style-name="Visited_20_Internet_20_Link">
 <text:span text:style-name="T4">
травня</text:span>
 <text:span text:style-name="T4">
стартує</text:span>
 <text:span text:style-name="T4">
всеукраїнський</text:span>
<text:span text:style-name="T4">
ветеранський</text:span>
 <text:span text:style-name="T4">
велопробіг</text:span>
 </text:a>
</text:p>
      <text:p text:style-name="P4">
Зазначається, що під час заходу відбувався збір коштів для дітей військових наДень захисту дітей.</text:p>
      <text:p text:style-name="P4">
Як повідомлялося, у Броварах на Київщині <text:a xlink:type="simple" xlink:href="https://www.ukrinform.ua/rubric-regions/3712252-u-brovarah-vidbuvsa-blagodijnij-zabig-na-pidtrimku-polonenih-azovciv.html" text:style-name="Internet_20_link" text:visited-style-name="Visited_20_Internet_20_Link">
 </text:a>
 на підтримку полонених азовців та їхніх родин.</text:p>
      <text:p text:style-name="P4">
Source: <text:a xlink:type="simple" xlink:href="https://www.ukrinform.ua/rubric-regions/3712298-u-lucku-veloden-pidtrimali-ponad-2000-mistan.html" text:style-name="Internet_20_link" text:visited-style-name="Visited_20_Internet_20_Link">
https://www.ukrinform.ua/rubric-regions/3712298-u-lucku-veloden-pidtrimali-ponad-2000-mistan.html</text:a>
</text:p>
      <!--NEWS-->
      <text:h text:style-name="P10" text:outline-level="1">
<text:span text:style-name="T4">
Загарбники вдарили по містах на Донеччині – двоє загиблих, шестеро поранених</text:span>
</text:h>
      <text:p text:style-name="P4">
Authors: Ukrinform (Person)</text:p>
      <text:p text:style-name="P4">
Publisher: Укринформ (Organization)</text:p>
      <text:p text:style-name="P4">
Published Time: 2023-05-21T17:57:00+03:00</text:p>
      <text:p text:style-name="P4">
Modified Time: 2023-05-21T17:57:00+03:00</text:p>
      <text:p text:style-name="P4">
Description: Армія Російської Федерації в черговий раз обстріляла Донецьку область, внаслідок чого двоє людей загинули, шестеро поранені. — Укрінформ.</text:p>
      <text:p text:style-name="P4">
Images: ['<text:a xlink:type="simple" xlink:href="https://static.ukrinform.com/photos/2023_05/thumb_files/630_360_1684681020-767.jpg" text:style-name="Internet_20_link" text:visited-style-name="Visited_20_Internet_20_Link">
630_360_16846...</text:a>
']</text:p>
      <text:p text:style-name="P4">
Tags: ['Донеччина', 'Обстріл', 'Війна з Росією']</text:p>
      <text:p text:style-name="P4">
Type: Article</text:p>
      <!--METADATA-->
      <text:p text:style-name="P4">
<draw:frame draw:style-name="fr1" draw:name="Image220" text:anchor-type="as-char" svg:width="6.9236in" svg:height="3.956343in" draw:z-index="0">
<draw:image xlink:href="../Images/yкринформ/2023-05-21T17-57-00-03-00/630_360_1684681020-767.jpg" xlink:type="simple" xlink:show="embed" xlink:actuate="onLoad" draw:mime-type="image/jpeg"/>
</draw:frame>
 АрміяРосійської Федерації в черговий раз обстріляла Донецьку область, внаслідокчого двоє людей загинули, шестеро поранені.</text:p>
      <text:p text:style-name="P4">
Як передає Укрінформ, про це Офіс генерального прокурора повідомляє у <text:a xlink:type="simple" xlink:href="https://t.me/pgo_gov_ua/12358" text:style-name="Internet_20_link" text:visited-style-name="Visited_20_Internet_20_Link">
</text:a>
</text:p>
      <text:p text:style-name="P4">
21 травня під удар загарбників потрапили міста Авдіївка, Часів Яр, смт НьюЙорк, місто Торецьк та село Георгіївка Мар’їнської територіальної громади.</text:p>
      <text:p text:style-name="P4">
За даними слідства, військовослужбовці <text:a xlink:type="simple" xlink:href="https://www.ukrinform.ua/tag-rosia" text:style-name="Internet_20_link" text:visited-style-name="Visited_20_Internet_20_Link">
 </text:a>
стріляли, ймовірно, зі ствольної артилерії та фугасними авіабомбами ФАБ-250.</text:p>
      <text:p text:style-name="P4">
Внаслідок влучань по житловій забудові загинули двоє чоловіків 46 та 55 років.Ще шестеро місцевих жителів – двоє чоловіків і четверо жінок зазнали тілеснихушкоджень. Лікарі діагностували у постраждалих вогнепальні осколкові пораненняголови, тулубу і кінцівок.</text:p>
      <text:p text:style-name="P4">
Правоохоронці зафіксували пошкодження приватних домоволодінь,багатоквартирного будинку, території підприємства та об’єктів цивільноїінфраструктури.</text:p>
      <text:p text:style-name="P4">
<text:span text:style-name="T4">
Читайте також:</text:span>
 <text:a xlink:type="simple" xlink:href="https://www.ukrinform.ua/rubric-ato/3712053-aviacia-zsu-zavdala-desat-udariv-po-poziciah-voroga.html" text:style-name="Internet_20_link" text:visited-style-name="Visited_20_Internet_20_Link">
 </text:a>
</text:p>
      <text:p text:style-name="P4">
Прокурори здійснюють процесуальне керівництво у кримінальних провадженнях зафактами порушення законів та звичаїв війни (ч. 1, 2 ст. 438 Кримінальногокодексу України).</text:p>
      <text:p text:style-name="P4">
Вживаються всі можливі та належні заходи для документування воєнних злочинів,вчинених представниками збройних сил РФ.</text:p>
      <text:p text:style-name="P4">
Як повідомляв Укрінформ, 20 травня на Донеччині за добу війська РосійськоїФедерації <text:a xlink:type="simple" xlink:href="https://www.ukrinform.ua/rubric-regions/3712065-na-doneccini-za-dobu-vijska-rf-vbili-civilnogo-ta-poranili-se-vismoh-ludej.html" text:style-name="Internet_20_link" text:visited-style-name="Visited_20_Internet_20_Link">
 </text:a>
 та поранилище вісьмох мирних жителів.</text:p>
      <text:p text:style-name="P4">
Source: <text:a xlink:type="simple" xlink:href="https://www.ukrinform.ua/rubric-ato/3712297-zagarbniki-vdarili-po-mistah-na-doneccini-dvoe-zagiblih-sestero-poranenih.html" text:style-name="Internet_20_link" text:visited-style-name="Visited_20_Internet_20_Link">
https://www.ukrinform.ua/rubric-ato/3712297-zagarbniki-vdarili-po-mistah-na-doneccini-dvoe-zagiblih-sestero-poranenih.html</text:a>
</text:p>
      <!--NEWS-->
      <text:h text:style-name="P10" text:outline-level="1">
<text:span text:style-name="T4">
Прем’єрка Литви не виключає своєї відставки, якщо парламент не піде на дострокові вибори</text:span>
</text:h>
      <text:p text:style-name="P4">
Authors: Ukrinform (Person)</text:p>
      <text:p text:style-name="P4">
Publisher: Укринформ (Organization)</text:p>
      <text:p text:style-name="P4">
Published Time: 2023-05-21T18:16:00+03:00</text:p>
      <text:p text:style-name="P4">
Modified Time: 2023-05-21T18:16:00+03:00</text:p>
      <text:p text:style-name="P4">
Description: Прем'єр-міністр Литви Інгріда Шимоніте сказала, що якщо парламент не схвалить рішення президії Союзу Вітчизни - Християнських демократів Литви щодо проведення дострокових виборів до парламенту, вона подасть заяву про відставку. — Укрінформ.</text:p>
      <text:p text:style-name="P4">
Images: ['<text:a xlink:type="simple" xlink:href="https://static.ukrinform.com/photos/2023_05/thumb_files/630_360_1684682716-680.jpg" text:style-name="Internet_20_link" text:visited-style-name="Visited_20_Internet_20_Link">
630_360_16846...</text:a>
']</text:p>
      <text:p text:style-name="P4">
Tags: ['Литва', 'Парламент', "Прем'єр", 'Вибори', 'Відставка']</text:p>
      <text:p text:style-name="P4">
Type: Article</text:p>
      <!--METADATA-->
      <text:p text:style-name="P4">
<draw:frame draw:style-name="fr1" draw:name="Image221" text:anchor-type="as-char" svg:width="6.9236in" svg:height="3.956343in" draw:z-index="0">
<draw:image xlink:href="../Images/yкринформ/2023-05-21T18-16-00-03-00/630_360_1684682716-680.jpg" xlink:type="simple" xlink:show="embed" xlink:actuate="onLoad" draw:mime-type="image/jpeg"/>
</draw:frame>
 Прем'єр-міністр Литви Інгріда Шимоніте сказала, що якщо парламент не схвалить рішенняпрезидії Союзу Вітчизни - Християнських демократів Литви щодо проведеннядострокових виборів до парламенту, вона подасть заяву про відставку.</text:p>
      <text:p text:style-name="P4">
Про це повідомляє  <text:a xlink:type="simple" xlink:href="https://www.delfi.lt/ua/news/politics/premer-ministr-litvy-esli-parlament-ne-reshitsya-na-perezagruzku-posle-sammita-nato-ya-podam-v-otstavku.d" text:style-name="Internet_20_link" text:visited-style-name="Visited_20_Internet_20_Link">
 </text:a>
 , повідомляє Укрінформ.</text:p>
      <text:p text:style-name="P4">
"Якщо парламент не наважиться на перезавантаження… я просто подам заяву провідставку, це означає, що уряд піде у відставку після саміту <text:a xlink:type="simple" xlink:href="https://www.ukrinform.ua/tag-nato" text:style-name="Internet_20_link" text:visited-style-name="Visited_20_Internet_20_Link">
</text:a>
 ", – сказала журналістам Шимоніте.</text:p>
      <text:p text:style-name="P4">
Прем'єр Литви також зауважила, що наступного тижня ухвалить рішення щодо заявипро відставку міністра науки, освіти та спорту Юргіти Шюгждінене.</text:p>
      <text:p text:style-name="P4">
"Що стосується Шюгждінене, у мене є 5 робочих днів, за цей час я маю ухвалитирішення, і я його прийму", - сказала вона.</text:p>
      <text:p text:style-name="P4">
<text:span text:style-name="T4">
Читайте також:</text:span>
 <text:a xlink:type="simple" xlink:href="https://www.ukrinform.ua/rubric-polytics/3708400-litva-zaklikala-vidmovitisa-vid-tabu-u-postacanni-zbroi-ukraini.html" text:style-name="Internet_20_link" text:visited-style-name="Visited_20_Internet_20_Link">
 <text:span text:style-name="T4">
Литв</text:span>
 </text:a>
</text:p>
      <text:p text:style-name="P4">
На засіданні президії СО-ХДЛ у п'ятницю було ухвалено рішення провестидострокові вибори до парламенту. В іншому випадку керівництво СО-ХДЛрозглядатиме питання відставки всього уряду. Оголосити дострокові вибори можепарламент.</text:p>
      <text:p text:style-name="P4">
Це рішення мають ухвалити не менше 3/5 від загальної кількості депутатів.Вибори до парламенту Литви мають відбутися протягом 3 місяців після ухваленнярішення. Крім того, консерватори зобов'язали фракцію найближчим часом податина вдосконалення порядок використання коштів на канцтовари в муніципалітетах.</text:p>
      <text:p text:style-name="P4">
Source: <text:a xlink:type="simple" xlink:href="https://www.ukrinform.ua/rubric-world/3712307-premerka-litvi-ne-viklucae-svoei-vidstavki-akso-parlament-ne-pide-na-dostrokovi-vibori.html" text:style-name="Internet_20_link" text:visited-style-name="Visited_20_Internet_20_Link">
https://www.ukrinform.ua/rubric-world/3712307-premerka-litvi-ne-viklucae-svoei-vidstavki-akso-parlament-ne-pide-na-dostrokovi-vibori.html</text:a>
</text:p>
      <!--NEWS-->
      <text:h text:style-name="P10" text:outline-level="1">
<text:span text:style-name="T4">
Волинські фахівці допоможуть відновити знищене росіянами село на Херсонщині</text:span>
</text:h>
      <text:p text:style-name="P4">
Authors: Ukrinform (Person)</text:p>
      <text:p text:style-name="P4">
Publisher: Укринформ (Organization)</text:p>
      <text:p text:style-name="P4">
Published Time: 2023-05-21T18:19:06+03:00</text:p>
      <text:p text:style-name="P4">
Modified Time: 2023-05-21T18:19:06+03:00</text:p>
      <text:p text:style-name="P4">
Description: Волинські фахівці допоможуть відновлювати знищене російськими загарбниками село Благодатівку на Херсонщині. — Укрінформ.</text:p>
      <text:p text:style-name="P4">
Images: ['<text:a xlink:type="simple" xlink:href="https://static.ukrinform.com/photos/2023_04/thumb_files/630_360_1682879203-914.jpg" text:style-name="Internet_20_link" text:visited-style-name="Visited_20_Internet_20_Link">
630_360_16828...</text:a>
']</text:p>
      <text:p text:style-name="P4">
Tags: ['Херсонщина', 'Відбудова', 'Відновлення України']</text:p>
      <text:p text:style-name="P4">
Type: Article</text:p>
      <!--METADATA-->
      <text:p text:style-name="P4">
<draw:frame draw:style-name="fr1" draw:name="Image222" text:anchor-type="as-char" svg:width="6.9236in" svg:height="3.956343in" draw:z-index="0">
<draw:image xlink:href="../Images/yкринформ/2023-05-21T18-19-06-03-00/630_360_1682879203-914.jpg" xlink:type="simple" xlink:show="embed" xlink:actuate="onLoad" draw:mime-type="image/jpeg"/>
</draw:frame>
 Волинськіфахівці допоможуть відновлювати знищене російськими загарбниками селоБлагодатівку на Херсонщині.</text:p>
      <text:p text:style-name="P4">
Про це у  <text:a xlink:type="simple" xlink:href="https://t.me/khersonskaODA/6015" text:style-name="Internet_20_link" text:visited-style-name="Visited_20_Internet_20_Link">
 </text:a>
 повідомляє Херсонська ОВА,передає Укрінформ.</text:p>
      <text:p text:style-name="P4">
«Начальник Херсонської ОВА Олександр Прокудін відвідав БлагодатівкуКалинівської громади. Він зазначив, що відновлювати Благодатівку допоможеВолинська ОВА», - йдеться у повідомленні.</text:p>
      <text:p text:style-name="P4">
За даними Прокудіна, невдовзі до села мають прибути бригади фахівців, якідопоможуть з <text:a xlink:type="simple" xlink:href="https://www.ukrinform.ua/tag-remont" text:style-name="Internet_20_link" text:visited-style-name="Visited_20_Internet_20_Link">
 </text:a>
 пошкоджених осель.</text:p>
      <text:p text:style-name="P4">
<text:span text:style-name="T4">
Читайте також:</text:span>
 <text:a xlink:type="simple" xlink:href="https://www.ukrinform.ua/rubric-vidbudova/3708192-u-hersoni-zbiraut-idei-proektiv-do-planu-vidnovlenna-ta-rozvitku-gromadi.html" text:style-name="Internet_20_link" text:visited-style-name="Visited_20_Internet_20_Link">
 <text:span text:style-name="T4">
Херсоні</text:span>
 <text:span text:style-name="T4">
збирають</text:span>
 <text:span text:style-name="T4">
ідеї</text:span>
 <text:span text:style-name="T4">
проєктів</text:span>
 <text:span text:style-name="T4">
плану</text:span>
<text:span text:style-name="T4">
відновлення</text:span>
 <text:span text:style-name="T4">
розвитку</text:span>
 <text:span text:style-name="T4">
громади</text:span>
 </text:a>
</text:p>
      <text:p text:style-name="P4">
Як повідомлялося, 16 травня енергетики відновили електропостачання у селіБлагодатівка Бериславського району.</text:p>
      <text:p text:style-name="P4">
Наприкінці квітня у Благодатівці громади з’явився модульний медичний пункт відміжнародної організації “Лікарі без кордонів”.</text:p>
      <text:p text:style-name="P4">
Source: <text:a xlink:type="simple" xlink:href="https://www.ukrinform.ua/rubric-vidbudova/3712303-volinski-fahivci-dopomozut-vidnoviti-znisene-rosianami-selo-na-hersonsini.html" text:style-name="Internet_20_link" text:visited-style-name="Visited_20_Internet_20_Link">
https://www.ukrinform.ua/rubric-vidbudova/3712303-volinski-fahivci-dopomozut-vidnoviti-znisene-rosianami-selo-na-hersonsini.html</text:a>
</text:p>
      <!--NEWS-->
      <text:h text:style-name="P10" text:outline-level="1">
<text:span text:style-name="T4">
Олійник-Корнійко принесла Україні друге «золото» на етапі Кубка Європи з дзюдо</text:span>
</text:h>
      <text:p text:style-name="P4">
Authors: Ukrinform (Person)</text:p>
      <text:p text:style-name="P4">
Publisher: Укринформ (Organization)</text:p>
      <text:p text:style-name="P4">
Published Time: 2023-05-21T18:28:06+03:00</text:p>
      <text:p text:style-name="P4">
Modified Time: 2023-05-21T18:28:06+03:00</text:p>
      <text:p text:style-name="P4">
Description: У Бельсько-Бяла (Польща) завершився черговий етап Кубка Європи з дзюдо серед кадетів за участю 781 спортсмен із 34 країн. — Укрінформ.</text:p>
      <text:p text:style-name="P4">
Images: ['<text:a xlink:type="simple" xlink:href="https://static.ukrinform.com/photos/2023_05/thumb_files/630_360_1684682503-514.jpg" text:style-name="Internet_20_link" text:visited-style-name="Visited_20_Internet_20_Link">
630_360_16846...</text:a>
']</text:p>
      <text:p text:style-name="P4">
Tags: ['Дзюдо']</text:p>
      <text:p text:style-name="P4">
Type: Article</text:p>
      <!--METADATA-->
      <text:p text:style-name="P4">
<draw:frame draw:style-name="fr1" draw:name="Image223" text:anchor-type="as-char" svg:width="6.9236in" svg:height="3.956343in" draw:z-index="0">
<draw:image xlink:href="../Images/yкринформ/2023-05-21T18-28-06-03-00/630_360_1684682503-514.jpg" xlink:type="simple" xlink:show="embed" xlink:actuate="onLoad" draw:mime-type="image/jpeg"/>
</draw:frame>
 УБельсько-Бяла (Польща) завершився черговий етап Кубка Європи з дзюдо середкадетів за участю 781 спортсмен із 34 країн.</text:p>
      <text:p text:style-name="P4">
Як інформує офіційний <text:a xlink:type="simple" xlink:href="https://www.ijf.org/competition/2546" text:style-name="Internet_20_link" text:visited-style-name="Visited_20_Internet_20_Link">
 </text:a>
 Міжнародноїфедерації дзюдо (IJF), у другий день переможницею змагань стала українка АннаОлійник-Корнійко, передає Укрінформ.</text:p>
      <text:p text:style-name="P4">
Киянка виграла п'ять сутичок поспіль і здобула «золото» у ваговій категорії до70 кг.</text:p>
      <text:p text:style-name="P4">
Бронзовим призером у заключний день турніру став Ярослав Омельченко (понад 90кг).</text:p>
      <text:p text:style-name="P4">
Як повідомляв Укрінформ, днем раніше у Бельсько-Бяла харків'янин ДанилоКравченко посів перше місце у вазі до 60 кг.</text:p>
      <text:p text:style-name="P4">
<text:span text:style-name="T4">
Читайте також:</text:span>
 <text:a xlink:type="simple" xlink:href="https://www.ukrinform.ua/rubric-sports/3712092-ukrainec-kravcenko-vigrav-polskij-etap-kubka-evropi-z-dzudo.html" text:style-name="Internet_20_link" text:visited-style-name="Visited_20_Internet_20_Link">
 <text:span text:style-name="T4">
дзюдо</text:span>
 </text:a>
</text:p>
      <text:p text:style-name="P4">
Наступний етап Кубка Європи серед кадетів відбудеться 27-28 травня у Коїмбрі(Португалія).</text:p>
      <text:p text:style-name="P4">
Фото: ФДУ.</text:p>
      <text:p text:style-name="P4">
Source: <text:a xlink:type="simple" xlink:href="https://www.ukrinform.ua/rubric-sports/3712306-olijnikkornijko-prinesla-ukraini-druge-zoloto-na-etapi-kubka-evropi-z-dzudo.html" text:style-name="Internet_20_link" text:visited-style-name="Visited_20_Internet_20_Link">
https://www.ukrinform.ua/rubric-sports/3712306-olijnikkornijko-prinesla-ukraini-druge-zoloto-na-etapi-kubka-evropi-z-dzudo.html</text:a>
</text:p>
      <!--NEWS-->
      <text:h text:style-name="P10" text:outline-level="1">
<text:span text:style-name="T4">
У Сухопутних військах заявили, що зачистили від ворога ще 700 метрів під Бахмутом</text:span>
</text:h>
      <text:p text:style-name="P4">
Authors: Ukrinform (Person)</text:p>
      <text:p text:style-name="P4">
Publisher: Укринформ (Organization)</text:p>
      <text:p text:style-name="P4">
Published Time: 2023-05-21T18:29:00+03:00</text:p>
      <text:p text:style-name="P4">
Modified Time: 2023-05-21T18:29:00+03:00</text:p>
      <text:p text:style-name="P4">
Description: Третя штурмова бригада у складі Сухопутних військ ЗСУ звільнила від ворога позиції під Бахмутом - 1730 м у довжину, 700 м вглиб.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Бахмут', 'ЗСУ', 'Війна з Росією']</text:p>
      <text:p text:style-name="P4">
Type: Article</text:p>
      <!--METADATA-->
      <text:p text:style-name="P4">
<draw:frame draw:style-name="fr1" draw:name="Image224" text:anchor-type="as-char" svg:width="6.9236in" svg:height="3.956343in" draw:z-index="0">
<draw:image xlink:href="../Images/yкринформ/2023-05-21T18-29-00-03-00/630_360_1680422407-224.png" xlink:type="simple" xlink:show="embed" xlink:actuate="onLoad" draw:mime-type="image/png"/>
</draw:frame>
 Третяштурмова бригада у складі Сухопутних військ ЗСУ звільнила від ворога позиціїпід Бахмутом - 1730 м у довжину, 700 м вглиб.</text:p>
      <text:p text:style-name="P4">
Як передає Укрінформ, про це в <text:a xlink:type="simple" xlink:href="https://www.facebook.com/ab3.army/posts/pfbid02CRBk9zjaUe1oewgLXz7wtuYsh9HxYYXMqH9YhNgWq2Vw782vPnVyZ28C8439u8JWl" text:style-name="Internet_20_link" text:visited-style-name="Visited_20_Internet_20_Link">
</text:a>
повідомляє 3-тя окрема штурмова бригада.</text:p>
      <text:p text:style-name="P4">
«Третя штурмова бригада продовжує вибивати окупантів із позицій під <text:a xlink:type="simple" xlink:href="https://www.ukrinform.ua/tag-bahmut" text:style-name="Internet_20_link" text:visited-style-name="Visited_20_Internet_20_Link">
</text:a>
 ! 1730 м у довжину, та в глиб — ще 700м зачищеної від ворога території», - йдеться в повідомленні.</text:p>
      <text:p text:style-name="P4">
Зазначається, що при спробі повернути відбиті раніше українськими бійцямипозиції, підрозділи 72-ї бригади ЗС РФ зазнали поразки та були «розбиті умотлох».</text:p>
      <text:p text:style-name="P4">
<text:span text:style-name="T4">
Читайте також:</text:span>
 <text:a xlink:type="simple" xlink:href="https://www.ukrinform.ua/rubric-ato/3712286-prikordonniki-zneskodili-v-bahmuti-sturmovu-grupu-rosian.html" text:style-name="Internet_20_link" text:visited-style-name="Visited_20_Internet_20_Link">
 <text:span text:style-name="T4">
Бахмут</text:span>
 </text:a>
</text:p>
      <text:p text:style-name="P4">
«Лише за вчорашні бої було знищено 23 окупанта, а понад 40 стали«трьохсотими». Ліквідовано і ворожу техніку, зокрема танки. Завдання виконанобійцями 2-го штурмового батальйону», - повідомили в бригаді.</text:p>
      <text:p text:style-name="P4">
Як повідомляв Укрінформ, командувач Сухопутних військ Збройних сил Українигенерал-полковник Олександр Сирський заявив, що українські воїни просуваютьсяпо флангах у передмісті Бахмута і фактично <text:a xlink:type="simple" xlink:href="https://www.ukrinform.ua/rubric-ato/3712221-ukrainski-vijska-nablizautsa-do-vzatta-bahmuta-u-takticne-otocenna-sirskij.html" text:style-name="Internet_20_link" text:visited-style-name="Visited_20_Internet_20_Link">
</text:a>
 .</text:p>
      <text:p text:style-name="P4">
Source: <text:a xlink:type="simple" xlink:href="https://www.ukrinform.ua/rubric-ato/3712308-u-suhoputnih-vijskah-zaavili-so-zacistili-vid-voroga-se-700-metriv-pid-bahmutom.html" text:style-name="Internet_20_link" text:visited-style-name="Visited_20_Internet_20_Link">
https://www.ukrinform.ua/rubric-ato/3712308-u-suhoputnih-vijskah-zaavili-so-zacistili-vid-voroga-se-700-metriv-pid-bahmutom.html</text:a>
</text:p>
      <!--NEWS-->
      <text:h text:style-name="P10" text:outline-level="1">
<text:span text:style-name="T4">
Байден ще не вирішив остаточно, хто передаватиме F-16 Україні – Білий дім</text:span>
</text:h>
      <text:p text:style-name="P4">
Authors: Ukrinform (Person)</text:p>
      <text:p text:style-name="P4">
Publisher: Укринформ (Organization)</text:p>
      <text:p text:style-name="P4">
Published Time: 2023-05-21T18:34:00+03:00</text:p>
      <text:p text:style-name="P4">
Modified Time: 2023-05-21T18:34:00+03:00</text:p>
      <text:p text:style-name="P4">
Description: Сполучені Штати налаштовані підтримувати міжнародні зусилля з підготовки українських пілотів на сучасних винищувачах, але у Вашингтоні досі не визначилися, чи будуть саме США, чи то інші союзні країни передавати F-16 Україні. — Укрінформ.</text:p>
      <text:p text:style-name="P4">
Images: ['<text:a xlink:type="simple" xlink:href="https://static.ukrinform.com/photos/2016_09/thumb_files/630_360_1475055667-6679.jpg" text:style-name="Internet_20_link" text:visited-style-name="Visited_20_Internet_20_Link">
630_360_14750...</text:a>
']</text:p>
      <text:p text:style-name="P4">
Tags: ['Байден', 'США', 'Україна', 'Винищувач', 'Війна з Росією']</text:p>
      <text:p text:style-name="P4">
Type: Article</text:p>
      <!--METADATA-->
      <text:p text:style-name="P4">
<draw:frame draw:style-name="fr1" draw:name="Image225" text:anchor-type="as-char" svg:width="6.9236in" svg:height="3.956343in" draw:z-index="0">
<draw:image xlink:href="../Images/yкринформ/2023-05-21T18-34-00-03-00/630_360_1475055667-6679.jpg" xlink:type="simple" xlink:show="embed" xlink:actuate="onLoad" draw:mime-type="image/jpeg"/>
</draw:frame>
 СполученіШтати налаштовані підтримувати міжнародні зусилля з підготовки українськихпілотів на сучасних винищувачах, але у Вашингтоні досі не визначилися, чибудуть саме США, чи то інші союзні країни передавати F-16 Україні.</text:p>
      <text:p text:style-name="P4">
Про це заявив у неділю в американському телеефірі радник президента США зпитань національної безпеки Джейк Салліван, передає Укрінформ із посиланням на<text:a xlink:type="simple" xlink:href="https://www.politico.com/news/2023/05/21/f16-fighter-jets-sullivan-ukraine-00098048" text:style-name="Internet_20_link" text:visited-style-name="Visited_20_Internet_20_Link">
 </text:a>
</text:p>
      <text:p text:style-name="P4">
«Я думаю, що, враховуючи кількість (F-16 – ред.), які зараз доступні наскладах наших європейських союзників, а також той факт, що, з урахуваннямгрошей, наданих нам Конгресом, існує багато інших пріоритетів щодо систем, якіможна надати (Україні – ред.), можливо, ми більше зосереджуємося на передачі(літаків – ред.) третьою стороною. Але президент досі не ухвалив остаточногорішення», – заявив Салліван у телеефірі «State of the Union» в неділю.</text:p>
      <text:p text:style-name="P4">
Раніше Вашингтон офіційно відмовляв у передачі літаків українській стороні,аргументуючи це тим, що зараз для ЗСУ більш потрібні інші системи, такі якартилерія, ракети, танки. Також заявлялося, що передача літаків передбачаєбагато місяців для підготовки пілотів, техніків та розгортання інфраструктурив Україні. У цьому зв’язку Салліван пояснив, що таким чином <text:a xlink:type="simple" xlink:href="https://www.ukrinform.ua/tag-vinisuvac" text:style-name="Internet_20_link" text:visited-style-name="Visited_20_Internet_20_Link">
</text:a>
 не змогли би стати вирішальнимкомпонентом для очікуваного зараз українського контрнаступу, враховуючи час.</text:p>
      <text:p text:style-name="P4">
Однак, за його словами, умови змінюються.</text:p>
      <text:p text:style-name="P4">
<text:span text:style-name="T4">
Читайте також:</text:span>
 <text:a xlink:type="simple" xlink:href="https://www.ukrinform.ua/rubric-ato/3712195-zelenskij-a-vpevnenij-so-u-nas-budut-litaki-f16.html" text:style-name="Internet_20_link" text:visited-style-name="Visited_20_Internet_20_Link">
 <text:span text:style-name="T4">
матиме</text:span>
 </text:a>
</text:p>
      <text:p text:style-name="P4">
«Сполучені Штати мобілізували виняткові зусилля, щоби забезпечити вчасно та уповному обсязі все необхідне Україні для початку цього контрнаступу. Тепер,коли ми це зробили, ми можемо сподіватися на довгострокову здатність Українизахищати себе та стримувати російську агресію», - пояснив радник Байдена.</text:p>
      <text:p text:style-name="P4">
Він також зазначив, що винищувачі четвертого покоління, зокрема, F-16стосуються саме цих спроможностей ЗСУ.</text:p>
      <text:p text:style-name="P4">
Як повідомляв Укрінформ, Президент України <text:a xlink:type="simple" xlink:href="https://www.ukrinform.ua/rubric-polytics/3712130-zelenskij-obgovoriv-iz-bajdenom-posilenna-oboronnih-mozlivostej-ukraini.html" text:style-name="Internet_20_link" text:visited-style-name="Visited_20_Internet_20_Link">
</text:a>
 , де відбуваєтьсязустріч лідерів країн G7. Сторони обговорили подальшу взаємодію для посиленняоборонних можливостей України та Формулу миру.</text:p>
      <text:p text:style-name="P4">
<text:span text:style-name="T5">
Фото: ОП</text:span>
</text:p>
      <text:p text:style-name="P4">
Source: <text:a xlink:type="simple" xlink:href="https://www.ukrinform.ua/rubric-ato/3712309-bajden-se-ne-virisiv-ostatocno-hto-peredavatime-f16-ukraini-bilij-dim.html" text:style-name="Internet_20_link" text:visited-style-name="Visited_20_Internet_20_Link">
https://www.ukrinform.ua/rubric-ato/3712309-bajden-se-ne-virisiv-ostatocno-hto-peredavatime-f16-ukraini-bilij-dim.html</text:a>
</text:p>
      <!--NEWS-->
      <text:h text:style-name="P10" text:outline-level="1">
<text:span text:style-name="T4">
Зеленський ушанував пам'ять жертв політичних репресій</text:span>
</text:h>
      <text:p text:style-name="P4">
Authors: Ukrinform (Person)</text:p>
      <text:p text:style-name="P4">
Publisher: Укринформ (Organization)</text:p>
      <text:p text:style-name="P4">
Published Time: 2023-05-21T18:38:28+03:00</text:p>
      <text:p text:style-name="P4">
Modified Time: 2023-05-21T18:38:28+03:00</text:p>
      <text:p text:style-name="P4">
Description: Президент Володимир Зеленський ушанував пам'ять жертв Великого терору, вчиненого тоталітарним комуністичним режимом у 1937–1938 роках на українських землях. — Укрінформ.</text:p>
      <text:p text:style-name="P4">
Images: ['<text:a xlink:type="simple" xlink:href="https://static.ukrinform.com/photos/2023_05/thumb_files/630_360_1684683470-970.jpeg" text:style-name="Internet_20_link" text:visited-style-name="Visited_20_Internet_20_Link">
630_360_16846...</text:a>
', '<text:a xlink:type="simple" xlink:href="https://static.ukrinform.com/photos/2023_05/1684683470-379.jpeg" text:style-name="Internet_20_link" text:visited-style-name="Visited_20_Internet_20_Link">
1684683470-37...</text:a>
']</text:p>
      <text:p text:style-name="P4">
Tags: ['Биківня', 'Зеленський', 'День пам’яті жертв політичних репресій']</text:p>
      <text:p text:style-name="P4">
Type: Article</text:p>
      <!--METADATA-->
      <text:p text:style-name="P4">
<draw:frame draw:style-name="fr1" draw:name="Image226" text:anchor-type="as-char" svg:width="6.9236in" svg:height="3.956343in" draw:z-index="0">
<draw:image xlink:href="../Images/yкринформ/2023-05-21T18-38-28-03-00/630_360_1684683470-970.jpeg" xlink:type="simple" xlink:show="embed" xlink:actuate="onLoad" draw:mime-type="image/jpeg"/>
</draw:frame>
 ПрезидентВолодимир Зеленський ушанував пам'ять жертв Великого терору, вчиненогототалітарним комуністичним режимом у 1937–1938 роках на українських землях.</text:p>
      <text:p text:style-name="P4">
Як передає Укрінформ, про це повідомляє <text:a xlink:type="simple" xlink:href="https://president.gov.ua/news/volodimir-zelenskij-ushanuvav-pamyat-zhertv-politichnih-repr-83097" text:style-name="Internet_20_link" text:visited-style-name="Visited_20_Internet_20_Link">
</text:a>
</text:p>
      <text:p text:style-name="P4">
У День пам'яті жертв політичних репресій від імені Глави держави буловстановлено кошик квітів до пам'ятника репресованому, що розташований нав’їзді до Національного історико-меморіального заповідника «Биківнянськімогили», та вінки до братської могили й пам’ятного знака польських поховань натериторії заповідника.</text:p>
      <text:p text:style-name="P4">
<draw:frame draw:style-name="fr1" draw:name="Image227" text:anchor-type="as-char" svg:width="6.9236in" svg:height="9.234352in" draw:z-index="0">
<draw:image xlink:href="../Images/yкринформ/2023-05-21T18-38-28-03-00/1684683470-379.jpeg" xlink:type="simple" xlink:show="embed" xlink:actuate="onLoad" draw:mime-type="image/jpeg"/>
</draw:frame>
</text:p>
      <text:p text:style-name="P4">
Як зазначив Президент, сфабриковані мотиви затримань, жорстокі катування тасмертні вироки, що виносилися переважно без слідства й суду трійками НКВС,«дитячі ГУЛАГи» – усе це докорінно суперечить нормальній людській природі тавихідним принципам цивілізованої світобудови.</text:p>
      <text:p text:style-name="P4">
Багатонаціональні поховання жертв сталінських репресій на території <text:a xlink:type="simple" xlink:href="https://www.ukrinform.ua/tag-bikivna" text:style-name="Internet_20_link" text:visited-style-name="Visited_20_Internet_20_Link">
</text:a>
 лісу в Києві, сотні подібних місць вусіх регіонах України нині є невіддільною категорією національної пам’ятіукраїнського народу, меморіальними об’єктами міжнародного значення.</text:p>
      <text:p text:style-name="P4">
«Маємо робити все, щоб гарантувати недопущення реваншу тоталітаризму,забезпечити консолідацію зусиль міжнародної спільноти у справі відновлення йзбереження миру, колективної безпеки та гуманізму, знешкодження держави-терориста – Російської Федерації, забезпечення справедливого суду йвідповідальності для злочинців», – наголосив Зеленський.</text:p>
      <text:p text:style-name="P4">
<text:span text:style-name="T4">
Читайте також:</text:span>
 <text:a xlink:type="simple" xlink:href="https://www.ukrinform.ua/rubric-society/3712202-derzava-pracuvatime-nad-povernennam-ostankiv-vidatnih-ukrainciv-zza-kordonu-tkacenko.html" text:style-name="Internet_20_link" text:visited-style-name="Visited_20_Internet_20_Link">
 </text:a>
</text:p>
      <text:p text:style-name="P4">
«Вічна та світла пам'ять жертвам політичних репресій. Вічна шана кожному йкожній, хто захищає Україну. Завжди пам’ятатимемо тих, хто віддав своє життя,звільняючи українську землю від російських загарбників», – додав Главадержави.</text:p>
      <text:p text:style-name="P4">
Як повідомляв Укрінформ, у Національному історико-меморіальному заповіднику«Биківнянські могили» під Києвом <text:a xlink:type="simple" xlink:href="https://www.ukrinform.ua/rubric-society/3712181-u-bikivni-vsanuvali-pamat-zertv-politicnih-represij.html" text:style-name="Internet_20_link" text:visited-style-name="Visited_20_Internet_20_Link">
 </text:a>
комуністичного тоталітарного режиму.</text:p>
      <text:p text:style-name="P4">
<text:span text:style-name="T5">
Фото: ОП</text:span>
</text:p>
      <text:p text:style-name="P4">
Source: <text:a xlink:type="simple" xlink:href="https://www.ukrinform.ua/rubric-society/3712311-zelenskij-usanuvav-pamat-zertv-politicnih-represij.html" text:style-name="Internet_20_link" text:visited-style-name="Visited_20_Internet_20_Link">
https://www.ukrinform.ua/rubric-society/3712311-zelenskij-usanuvav-pamat-zertv-politicnih-represij.html</text:a>
</text:p>
      <!--NEWS-->
      <text:h text:style-name="P10" text:outline-level="1">
<text:span text:style-name="T4">
На Київщині провели благодійний аукціон зі збору коштів для захисників «Азовсталі»</text:span>
</text:h>
      <text:p text:style-name="P4">
Authors: Ukrinform (Person)</text:p>
      <text:p text:style-name="P4">
Publisher: Укринформ (Organization)</text:p>
      <text:p text:style-name="P4">
Published Time: 2023-05-21T18:40:00+03:00</text:p>
      <text:p text:style-name="P4">
Modified Time: 2023-05-21T18:40:00+03:00</text:p>
      <text:p text:style-name="P4">
Description: У місті Українка Київської області відбувся благодійний аукціон і забіг на честь захисників Маріуполя, які вже рік перебувають у російському полоні. — Укрінформ.</text:p>
      <text:p text:style-name="P4">
Images: ['<text:a xlink:type="simple" xlink:href="https://static.ukrinform.com/photos/2023_05/thumb_files/630_360_1684684278-996.png" text:style-name="Internet_20_link" text:visited-style-name="Visited_20_Internet_20_Link">
630_360_16846...</text:a>
', '<text:a xlink:type="simple" xlink:href="https://static.ukrinform.com/photos/2023_05/1684684280-562.png" text:style-name="Internet_20_link" text:visited-style-name="Visited_20_Internet_20_Link">
1684684280-56...</text:a>
', '<text:a xlink:type="simple" xlink:href="https://static.ukrinform.com/photos/2023_05/1684684283-382.png" text:style-name="Internet_20_link" text:visited-style-name="Visited_20_Internet_20_Link">
1684684283-38...</text:a>
', '<text:a xlink:type="simple" xlink:href="https://static.ukrinform.com/photos/2023_05/1684684276-302.png" text:style-name="Internet_20_link" text:visited-style-name="Visited_20_Internet_20_Link">
1684684276-30...</text:a>
']</text:p>
      <text:p text:style-name="P4">
Tags: ['Аукціон', 'Азовсталь', 'Забіг', 'Київщина']</text:p>
      <text:p text:style-name="P4">
Type: Article</text:p>
      <!--METADATA-->
      <text:p text:style-name="P4">
<draw:frame draw:style-name="fr1" draw:name="Image228" text:anchor-type="as-char" svg:width="6.9236in" svg:height="3.956343in" draw:z-index="0">
<draw:image xlink:href="../Images/yкринформ/2023-05-21T18-40-00-03-00/630_360_1684684278-996.png" xlink:type="simple" xlink:show="embed" xlink:actuate="onLoad" draw:mime-type="image/png"/>
</draw:frame>
 У містіУкраїнка Київської області відбувся благодійний аукціон і забіг на честьзахисників Маріуполя, які вже рік перебувають у російському полоні.</text:p>
      <text:p text:style-name="P4">
Про це громадська організація «Жінки зі сталі» повідомила у <text:a xlink:type="simple" xlink:href="https://t.me/zhinky_zi_stali/2481" text:style-name="Internet_20_link" text:visited-style-name="Visited_20_Internet_20_Link">
</text:a>
, передає Укрінформ.</text:p>
      <text:p text:style-name="P4">
<draw:frame draw:style-name="fr1" draw:name="Image229" text:anchor-type="as-char" svg:width="6.9236in" svg:height="4.128517in" draw:z-index="0">
<draw:image xlink:href="../Images/yкринформ/2023-05-21T18-40-00-03-00/1684684280-562.png" xlink:type="simple" xlink:show="embed" xlink:actuate="onLoad" draw:mime-type="image/png"/>
</draw:frame>
</text:p>
      <text:p text:style-name="P4">
Мета аукціону — збір коштів на лікування й реабілітацію визволених із полонузахисників «Азовсталі», а також на допомогу їхнім родинам.</text:p>
      <text:p text:style-name="P4">
<draw:frame draw:style-name="fr1" draw:name="Image230" text:anchor-type="as-char" svg:width="6.9236in" svg:height="4.032356in" draw:z-index="0">
<draw:image xlink:href="../Images/yкринформ/2023-05-21T18-40-00-03-00/1684684283-382.png" xlink:type="simple" xlink:show="embed" xlink:actuate="onLoad" draw:mime-type="image/png"/>
</draw:frame>
</text:p>
      <text:p text:style-name="P4">
<text:span text:style-name="T4">
Читайте також:</text:span>
 <text:a xlink:type="simple" xlink:href="https://www.ukrinform.ua/rubric-culture/3711990-u-kievi-pokazali-vistavu-azovstal-golosi.html" text:style-name="Internet_20_link" text:visited-style-name="Visited_20_Internet_20_Link">
 <text:span text:style-name="T4">
Азовсталь</text:span>
 </text:a>
</text:p>
      <text:p text:style-name="P4">
<draw:frame draw:style-name="fr1" draw:name="Image231" text:anchor-type="as-char" svg:width="6.9236in" svg:height="4.013124in" draw:z-index="0">
<draw:image xlink:href="../Images/yкринформ/2023-05-21T18-40-00-03-00/1684684276-302.png" xlink:type="simple" xlink:show="embed" xlink:actuate="onLoad" draw:mime-type="image/png"/>
</draw:frame>
</text:p>
      <text:p text:style-name="P4">
Як повідомляв Укрінформ, у Броварах Київської області понад 300 учасниківвзяли участь у <text:a xlink:type="simple" xlink:href="https://www.ukrinform.ua/rubric-regions/3712252-u-brovarah-vidbuvsa-blagodijnij-zabig-na-pidtrimku-polonenih-azovciv.html" text:style-name="Internet_20_link" text:visited-style-name="Visited_20_Internet_20_Link">
 </text:a>
</text:p>
      <text:p text:style-name="P4">
<text:span text:style-name="T5">
Фото: Букви</text:span>
</text:p>
      <text:p text:style-name="P4">
Source: <text:a xlink:type="simple" xlink:href="https://www.ukrinform.ua/rubric-regions/3712313-v-ukrainci-na-kiivsini-proveli-blagodijnij-aukcion-zi-zboru-kostiv-dla-zahisnikiv-azovstali.html" text:style-name="Internet_20_link" text:visited-style-name="Visited_20_Internet_20_Link">
https://www.ukrinform.ua/rubric-regions/3712313-v-ukrainci-na-kiivsini-proveli-blagodijnij-aukcion-zi-zboru-kostiv-dla-zahisnikiv-azovstali.html</text:a>
</text:p>
      <!--NEWS-->
      <text:h text:style-name="P10" text:outline-level="1">
<text:span text:style-name="T4">
Світоліна подолала перше коло турніру WTA у Франції</text:span>
</text:h>
      <text:p text:style-name="P4">
Authors: Ukrinform (Person)</text:p>
      <text:p text:style-name="P4">
Publisher: Укринформ (Organization)</text:p>
      <text:p text:style-name="P4">
Published Time: 2023-05-21T18:40:32+03:00</text:p>
      <text:p text:style-name="P4">
Modified Time: 2023-05-21T18:40:32+03:00</text:p>
      <text:p text:style-name="P4">
Description: Українка Еліна Світоліна вийшла до другого раунду турніру Жіночої тенісної асоціації (WTA) у місті Страсбур (Франція) із призовим фондом $259,3. — Укрінформ.</text:p>
      <text:p text:style-name="P4">
Images: ['<text:a xlink:type="simple" xlink:href="https://static.ukrinform.com/photos/2023_05/thumb_files/630_360_1684683605-493.jpg" text:style-name="Internet_20_link" text:visited-style-name="Visited_20_Internet_20_Link">
630_360_16846...</text:a>
']</text:p>
      <text:p text:style-name="P4">
Tags: ['Світоліна', 'Теніс']</text:p>
      <text:p text:style-name="P4">
Type: Article</text:p>
      <!--METADATA-->
      <text:p text:style-name="P4">
<draw:frame draw:style-name="fr1" draw:name="Image232" text:anchor-type="as-char" svg:width="6.9236in" svg:height="3.956343in" draw:z-index="0">
<draw:image xlink:href="../Images/yкринформ/2023-05-21T18-40-32-03-00/630_360_1684683605-493.jpg" xlink:type="simple" xlink:show="embed" xlink:actuate="onLoad" draw:mime-type="image/jpeg"/>
</draw:frame>
 УкраїнкаЕліна Світоліна вийшла до другого раунду турніру Жіночої тенісної асоціації(WTA) у місті Страсбур (Франція) із призовим фондом $259,3.</text:p>
      <text:p text:style-name="P4">
На старті змагань Світоліна взяла гору над американкою Луїзою Чиріко - 6:4,7:6 (7:1), передає Укрінформ.</text:p>
      <text:p text:style-name="P4">
Поєдинок тривав майже 2 години.</text:p>
      <text:p text:style-name="P4">
У матчі за вихід до чвертьфіналу Світоліна зійдеться з переможницею матчуЕлізе Мертенс (Бельгія) - Се Шувей (Тайвань).</text:p>
      <text:p text:style-name="P4">
<text:span text:style-name="T4">
Читайте також:</text:span>
 <text:a xlink:type="simple" xlink:href="https://www.ukrinform.ua/rubric-sports/3712121-kalinina-ne-zmogla-dograti-final-turniru-wta-v-rimi-cerez-travmu.html" text:style-name="Internet_20_link" text:visited-style-name="Visited_20_Internet_20_Link">
 </text:a>
</text:p>
      <text:p text:style-name="P4">
Грунтовий турнір у Франції триватиме до 27 травня.</text:p>
      <text:p text:style-name="P4">
Фото: btu.org.</text:p>
      <text:p text:style-name="P4">
Source: <text:a xlink:type="simple" xlink:href="https://www.ukrinform.ua/rubric-sports/3712312-svitolina-podolala-perse-kolo-turniru-wta-u-francii.html" text:style-name="Internet_20_link" text:visited-style-name="Visited_20_Internet_20_Link">
https://www.ukrinform.ua/rubric-sports/3712312-svitolina-podolala-perse-kolo-turniru-wta-u-francii.html</text:a>
</text:p>
      <!--NEWS-->
      <text:h text:style-name="P10" text:outline-level="1">
<text:span text:style-name="T4">
Шольц: Північна Корея має припинити ядерні випробування</text:span>
</text:h>
      <text:p text:style-name="P4">
Authors: Ukrinform (Person)</text:p>
      <text:p text:style-name="P4">
Publisher: Укринформ (Organization)</text:p>
      <text:p text:style-name="P4">
Published Time: 2023-05-21T18:42:50+03:00</text:p>
      <text:p text:style-name="P4">
Modified Time: 2023-05-21T18:42:50+03:00</text:p>
      <text:p text:style-name="P4">
Description: Ядерні випробування, які продовжує Північна Корея, мають припинитися, адже становлять загрозу регіону та світові. — Укрінформ.</text:p>
      <text:p text:style-name="P4">
Images: ['<text:a xlink:type="simple" xlink:href="https://static.ukrinform.com/photos/2023_02/thumb_files/630_360_1677321417-359.jpg" text:style-name="Internet_20_link" text:visited-style-name="Visited_20_Internet_20_Link">
630_360_16773...</text:a>
', '<text:a xlink:type="simple" xlink:href="https://static.ukrinform.com/photos/2023_05/1684683700-392.jpeg" text:style-name="Internet_20_link" text:visited-style-name="Visited_20_Internet_20_Link">
1684683700-39...</text:a>
']</text:p>
      <text:p text:style-name="P4">
Tags: ['КНДР', 'Корея', 'Німеччина', 'Ядерна зброя', 'Шольц']</text:p>
      <text:p text:style-name="P4">
Type: Article</text:p>
      <!--METADATA-->
      <text:p text:style-name="P4">
<draw:frame draw:style-name="fr1" draw:name="Image233" text:anchor-type="as-char" svg:width="6.9236in" svg:height="3.956343in" draw:z-index="0">
<draw:image xlink:href="../Images/yкринформ/2023-05-21T18-42-50-03-00/630_360_1677321417-359.jpg" xlink:type="simple" xlink:show="embed" xlink:actuate="onLoad" draw:mime-type="image/jpeg"/>
</draw:frame>
 Ядернівипробування, які продовжує Північна Корея, мають припинитися, адже становлятьзагрозу регіону та світові.</text:p>
      <text:p text:style-name="P4">
Про це заявив канцлер ФРН Олаф Шольц під час відвідин демілітаризованої зони внеділю, передає Укрінформ.</text:p>
      <text:p text:style-name="P4">
Канцлер назвав візит дуже важливим і зворушливим.</text:p>
      <text:p text:style-name="P4">
«Ядерні випробування, різноманітні спроби запуску ракет і балістичнівипробування є ознакою того, що небезпечна ситуація тут залишається незмінною.Ось чому для мене було важливо це побачити, але водночас ще раз чітко датизрозуміти: ці балістичні випробування мають припинитися; спроба зміцнити себеядерною зброєю має бути припинена. Це загроза миру та безпеці в цьомурегіоні», - заявив Шольц.</text:p>
      <text:p text:style-name="P4">
<draw:frame draw:style-name="fr1" draw:name="Image234" text:anchor-type="as-char" svg:width="6.9236in" svg:height="4.615733in" draw:z-index="0">
<draw:image xlink:href="../Images/yкринформ/2023-05-21T18-42-50-03-00/1684683700-392.jpeg" xlink:type="simple" xlink:show="embed" xlink:actuate="onLoad" draw:mime-type="image/jpeg"/>
</draw:frame>
 Фото:Twitter/Bundeskanzler Olaf Scholz</text:p>
      <text:p text:style-name="P4">
<text:span text:style-name="T4">
Читайте також:</text:span>
 <text:a xlink:type="simple" xlink:href="https://www.ukrinform.ua/rubric-world/3706086-aponia-i-pivdenna-korea-obednaut-zusilla-dla-protidii-zagrozam-z-boku-kndr.html" text:style-name="Internet_20_link" text:visited-style-name="Visited_20_Internet_20_Link">
 <text:span text:style-name="T4">
КНДР</text:span>
 </text:a>
</text:p>
      <text:p text:style-name="P4">
Він згадав, що його батьківщина, Німеччина, також була розділена, але їйпощастило й наразі держава возз’єднана. Наскільки це добре, можна побачити накордоні між КНДР і РК, де постійно трапляються інциденти, а громадяниПівнічної та Південної Кореї не можуть об’єднатися.</text:p>
      <text:p text:style-name="P4">
Олаф Шольц прибув з візитом до Республіки <text:a xlink:type="simple" xlink:href="https://www.ukrinform.ua/tag-korea" text:style-name="Internet_20_link" text:visited-style-name="Visited_20_Internet_20_Link">
 </text:a>
 після візиту в Японію, де він взяв участь у саміті G7.</text:p>
      <text:p text:style-name="P4">
Раніше цього року в демілітаризованій зоні на 38 паралелі побувала міністерказакордонних справ ФРН Анналена Бербок.</text:p>
      <text:p text:style-name="P4">
Source: <text:a xlink:type="simple" xlink:href="https://www.ukrinform.ua/rubric-ato/3712314-solc-pivnicna-korea-mae-pripiniti-aderni-viprobuvanna.html" text:style-name="Internet_20_link" text:visited-style-name="Visited_20_Internet_20_Link">
https://www.ukrinform.ua/rubric-ato/3712314-solc-pivnicna-korea-mae-pripiniti-aderni-viprobuvanna.html</text:a>
</text:p>
      <!--NEWS-->
      <text:h text:style-name="P10" text:outline-level="1">
<text:span text:style-name="T4">
Рятувальники ліквідували пожежу в Солом’янському районі Києва</text:span>
</text:h>
      <text:p text:style-name="P4">
Authors: Ukrinform (Person)</text:p>
      <text:p text:style-name="P4">
Publisher: Укринформ (Organization)</text:p>
      <text:p text:style-name="P4">
Published Time: 2023-05-21T18:43:04+03:00</text:p>
      <text:p text:style-name="P4">
Modified Time: 2023-05-21T18:43:04+03:00</text:p>
      <text:p text:style-name="P4">
Description: У Солом’янському районі Києва рятувальники ліквідували масштабну пожежу, що спалахнула внаслідок загоряння сміття та піддонів. — Укрінформ.</text:p>
      <text:p text:style-name="P4">
Images: ['<text:a xlink:type="simple" xlink:href="https://static.ukrinform.com/photos/2023_05/thumb_files/630_360_1684683766-526.jpg" text:style-name="Internet_20_link" text:visited-style-name="Visited_20_Internet_20_Link">
630_360_16846...</text:a>
']</text:p>
      <text:p text:style-name="P4">
Tags: ['Пожежа', 'Сміття', 'Київ']</text:p>
      <text:p text:style-name="P4">
Type: Article</text:p>
      <!--METADATA-->
      <text:p text:style-name="P4">
<draw:frame draw:style-name="fr1" draw:name="Image235" text:anchor-type="as-char" svg:width="6.9236in" svg:height="3.956343in" draw:z-index="0">
<draw:image xlink:href="../Images/yкринформ/2023-05-21T18-43-04-03-00/630_360_1684683766-526.jpg" xlink:type="simple" xlink:show="embed" xlink:actuate="onLoad" draw:mime-type="image/jpeg"/>
</draw:frame>
 УСолом’янському районі Києва рятувальники ліквідували масштабну пожежу, щоспалахнула внаслідок загоряння сміття та піддонів.</text:p>
      <text:p text:style-name="P4">
Про це Державна служба з надзвичайних ситуацій повідомила в <text:a xlink:type="simple" xlink:href="https://t.me/dsns_telegram/16943" text:style-name="Internet_20_link" text:visited-style-name="Visited_20_Internet_20_Link">
</text:a>
 , передає Укрінформ.</text:p>
      <text:p text:style-name="P4">
Як зазначається, <text:a xlink:type="simple" xlink:href="https://www.ukrinform.ua/rubric-kyiv/3712141-u-solomanskomu-rajoni-stolici-masstabna-pozeza.html" text:style-name="Internet_20_link" text:visited-style-name="Visited_20_Internet_20_Link">
 </text:a>
 в неділю, 21травня, надійшло об 11:01. На місце події негайно прибули вогнеборцінайближчих пожежно-рятувальних підрозділів.</text:p>
      <text:p text:style-name="P4">
Бійці ДСНС встановили, що на відкритій території сталося загоряння сміття тапіддонів з розповсюдженням на поруч розташовану складську будівлю.</text:p>
      <text:p text:style-name="P4">
Об 11:55 вогнеборці локалізували <text:a xlink:type="simple" xlink:href="https://www.ukrinform.ua/tag-pozeza" text:style-name="Internet_20_link" text:visited-style-name="Visited_20_Internet_20_Link">
 </text:a>
 наплощі 120 квадратних метрів, о 12:11 — ліквідували.</text:p>
      <text:p text:style-name="P4">
До гасіння пожежі були задіяні п'ять одиниць основної та спеціальної пожежно-рятувальної техніки, а також 23 працівники ДСНС.</text:p>
      <text:p text:style-name="P4">
Жертв і постраждалих, за даними рятувальників, немає. Здійснюють заходи зуточнення причини загоряння.</text:p>
      <text:p text:style-name="P4">
Source: <text:a xlink:type="simple" xlink:href="https://www.ukrinform.ua/rubric-kyiv/3712316-ratuvalniki-likviduvali-pozezu-v-solomanskomu-rajoni-kieva.html" text:style-name="Internet_20_link" text:visited-style-name="Visited_20_Internet_20_Link">
https://www.ukrinform.ua/rubric-kyiv/3712316-ratuvalniki-likviduvali-pozezu-v-solomanskomu-rajoni-kieva.html</text:a>
</text:p>
      <!--NEWS-->
      <text:h text:style-name="P10" text:outline-level="1">
<text:span text:style-name="T4">
На Сицилії через виверження вулкана Етна призупинили роботу аеропорту Катанії</text:span>
</text:h>
      <text:p text:style-name="P4">
Authors: Ukrinform (Person)</text:p>
      <text:p text:style-name="P4">
Publisher: Укринформ (Organization)</text:p>
      <text:p text:style-name="P4">
Published Time: 2023-05-21T18:57:00+03:00</text:p>
      <text:p text:style-name="P4">
Modified Time: 2023-05-21T18:57:00+03:00</text:p>
      <text:p text:style-name="P4">
Description: Через виверження вулкана Етна на Сицилії були призупинені рейси з та до міста Катанія. — Укрінформ.</text:p>
      <text:p text:style-name="P4">
Images: ['<text:a xlink:type="simple" xlink:href="https://static.ukrinform.com/photos/2021_08/thumb_files/630_360_1628685089-125.jpg" text:style-name="Internet_20_link" text:visited-style-name="Visited_20_Internet_20_Link">
630_360_16286...</text:a>
']</text:p>
      <text:p text:style-name="P4">
Tags: ['Аеропорт', 'Італія', 'Вулкан']</text:p>
      <text:p text:style-name="P4">
Type: Article</text:p>
      <!--METADATA-->
      <text:p text:style-name="P4">
<draw:frame draw:style-name="fr1" draw:name="Image236" text:anchor-type="as-char" svg:width="6.9236in" svg:height="3.956343in" draw:z-index="0">
<draw:image xlink:href="../Images/yкринформ/2023-05-21T18-57-00-03-00/630_360_1628685089-125.jpg" xlink:type="simple" xlink:show="embed" xlink:actuate="onLoad" draw:mime-type="image/jpeg"/>
</draw:frame>
 Черезвиверження вулкана Етна на Сицилії були призупинені рейси з та до містаКатанія.</text:p>
      <text:p text:style-name="P4">
Про це повідомляє  <text:a xlink:type="simple" xlink:href="https://www.reuters.com/world/europe/mount-etna-eruption-halts-flights-sicilys-catania-airport-2023-05-21/" text:style-name="Internet_20_link" text:visited-style-name="Visited_20_Internet_20_Link">
 </text:a>
 , передаєУкрінформ.</text:p>
      <text:p text:style-name="P4">
Зазначається, що <text:a xlink:type="simple" xlink:href="https://www.ukrinform.ua/tag-vulkan" text:style-name="Internet_20_link" text:visited-style-name="Visited_20_Internet_20_Link">
 </text:a>
 випустив стовппопелу, який викинуло на злітно-посадкові смуги аеропорту.</text:p>
      <text:p text:style-name="P4">
В адміністрації аеропорту заявили, що рейси до та з популярної серед туристівКатанії будуть призупинені, доки не будуть гарантовані нормальні умовибезпеки.</text:p>
      <text:p text:style-name="P4">
<text:span text:style-name="T4">
Читайте також:</text:span>
 <text:a xlink:type="simple" xlink:href="https://www.ukrinform.ua/rubric-world/3696702-u-meksici-prokinuvsa-odin-iz-najaktivnisih-vulkaniv-svitu.html" text:style-name="Internet_20_link" text:visited-style-name="Visited_20_Internet_20_Link">
 <text:span text:style-name="T4">
вулкан</text:span>
 </text:a>
</text:p>
      <text:p text:style-name="P4">
Вулкан висотою 3330 метрів може прокидатися кілька разів на рік, викидаючилаву і попіл високо над середземноморським островом. Останнє велике виверженнявідбулося в 1992 році.</text:p>
      <text:p text:style-name="P4">
<text:span text:style-name="T5">
Фото: Fabrizio Villa/Getty Images</text:span>
</text:p>
      <text:p text:style-name="P4">
Source: <text:a xlink:type="simple" xlink:href="https://www.ukrinform.ua/rubric-world/3712319-na-sicilii-cerez-viverzenna-vulkana-etna-prizupiniv-robotu-aeroport-katanii.html" text:style-name="Internet_20_link" text:visited-style-name="Visited_20_Internet_20_Link">
https://www.ukrinform.ua/rubric-world/3712319-na-sicilii-cerez-viverzenna-vulkana-etna-prizupiniv-robotu-aeroport-katanii.html</text:a>
</text:p>
      <!--NEWS-->
      <text:h text:style-name="P10" text:outline-level="1">
<text:span text:style-name="T4">
Сили оборони продовжують наступальні дії на флангах поблизу Бахмута – Сирський</text:span>
</text:h>
      <text:p text:style-name="P4">
Authors: Ukrinform (Person)</text:p>
      <text:p text:style-name="P4">
Publisher: Укринформ (Organization)</text:p>
      <text:p text:style-name="P4">
Published Time: 2023-05-21T19:08:00+03:00</text:p>
      <text:p text:style-name="P4">
Modified Time: 2023-05-21T19:08:00+03:00</text:p>
      <text:p text:style-name="P4">
Description: Командувач Сухопутних військ Збройних сил України генерал-полковник Олександр Сирський відвідав передові позиції під Бахмутом та спланував подальші дії та стратегію Сил оборони. — Укрінформ.</text:p>
      <text:p text:style-name="P4">
Images: ['<text:a xlink:type="simple" xlink:href="https://static.ukrinform.com/photos/2023_05/thumb_files/630_360_1684685011-535.jpg" text:style-name="Internet_20_link" text:visited-style-name="Visited_20_Internet_20_Link">
630_360_16846...</text:a>
']</text:p>
      <text:p text:style-name="P4">
Tags: ['Бахмут', 'Сирський', 'Війна з Росією']</text:p>
      <text:p text:style-name="P4">
Type: Article</text:p>
      <!--METADATA-->
      <text:p text:style-name="P4">
<draw:frame draw:style-name="fr1" draw:name="Image237" text:anchor-type="as-char" svg:width="6.9236in" svg:height="3.956343in" draw:z-index="0">
<draw:image xlink:href="../Images/yкринформ/2023-05-21T19-08-00-03-00/630_360_1684685011-535.jpg" xlink:type="simple" xlink:show="embed" xlink:actuate="onLoad" draw:mime-type="image/jpeg"/>
</draw:frame>
 КомандувачСухопутних військ Збройних сил України генерал-полковник Олександр Сирськийвідвідав передові позиції під Бахмутом та спланував подальші дії та стратегіюСил оборони.</text:p>
      <text:p text:style-name="P4">
Як передає Укрінформ, про це в він повідомив у <text:a xlink:type="simple" xlink:href="https://t.me/osirskiy/82" text:style-name="Internet_20_link" text:visited-style-name="Visited_20_Internet_20_Link">
 </text:a>
</text:p>
      <text:p text:style-name="P4">
«Відвідав наших воїнів та командирів на передовій. Подякував та відзначиввоїнів 3 ошбр, 5 ошбр, 30 ОМБр, 56 омпбр, 93 омбр, які щоденно нищать ворога.Сили оборони продовжують наступальні дії на флангах поблизу Бахмута. Попри те,що ми зараз контролюємо околиці міста, значення його оборони не втрачає свогосенсу. В подальшому це надасть нам можливості входу в місто, коли відбудетьсязміна оперативної обстановки на фронті», - повідомив Сирський, додавши, що підчас роботи з командирами детально спланував дії Сил оборони та подальшустратегію.</text:p>
      <text:p text:style-name="P4">
За словами командувача, оборонна операція під <text:a xlink:type="simple" xlink:href="https://www.ukrinform.ua/tag-bahmut" text:style-name="Internet_20_link" text:visited-style-name="Visited_20_Internet_20_Link">
</text:a>
 триває.</text:p>
      <text:p text:style-name="P4">
<text:span text:style-name="T4">
Читайте також:</text:span>
 <text:a xlink:type="simple" xlink:href="https://www.ukrinform.ua/rubric-ato/3712259-na-bahmutskomu-napramku-sili-oboroni-znisili-cotiri-bbm-tank-i-cotiri-avto-voroga-sirskij.html" text:style-name="Internet_20_link" text:visited-style-name="Visited_20_Internet_20_Link">
 <text:span text:style-name="T4">
Сирський</text:span>
 </text:a>
</text:p>
      <text:p text:style-name="P4">
Як повідомляв Укрінформ, сьогодні Сирський повідомив, що українські воїнипросуваються по флангах у передмісті Бахмута і фактично <text:a xlink:type="simple" xlink:href="https://www.ukrinform.ua/rubric-ato/3712221-ukrainski-vijska-nablizautsa-do-vzatta-bahmuta-u-takticne-otocenna-sirskij.html" text:style-name="Internet_20_link" text:visited-style-name="Visited_20_Internet_20_Link">
</text:a>
</text:p>
      <text:p text:style-name="P4">
<text:span text:style-name="T5">
Фото: 93-тя ОМБр Холодний Яр</text:span>
</text:p>
      <text:p text:style-name="P4">
Source: <text:a xlink:type="simple" xlink:href="https://www.ukrinform.ua/rubric-ato/3712321-sili-oboroni-prodovzuut-nastupalni-dii-na-flangah-poblizu-bahmuta-sirskij.html" text:style-name="Internet_20_link" text:visited-style-name="Visited_20_Internet_20_Link">
https://www.ukrinform.ua/rubric-ato/3712321-sili-oboroni-prodovzuut-nastupalni-dii-na-flangah-poblizu-bahmuta-sirskij.html</text:a>
</text:p>
      <!--NEWS-->
      <text:h text:style-name="P10" text:outline-level="1">
<text:span text:style-name="T4">
УПЛ: «Рух» виявився сильнішим за «Львів»</text:span>
</text:h>
      <text:p text:style-name="P4">
Authors: Ukrinform (Person)</text:p>
      <text:p text:style-name="P4">
Publisher: Укринформ (Organization)</text:p>
      <text:p text:style-name="P4">
Published Time: 2023-05-21T19:12:50+03:00</text:p>
      <text:p text:style-name="P4">
Modified Time: 2023-05-21T19:12:50+03:00</text:p>
      <text:p text:style-name="P4">
Description: Клуб із Винників піднявся на 13 сходинку в чемпіонаті України з футболу. — Укрінформ.</text:p>
      <text:p text:style-name="P4">
Images: ['<text:a xlink:type="simple" xlink:href="https://static.ukrinform.com/photos/2023_05/thumb_files/630_360_1684685508-339.jpg" text:style-name="Internet_20_link" text:visited-style-name="Visited_20_Internet_20_Link">
630_360_16846...</text:a>
']</text:p>
      <text:p text:style-name="P4">
Tags: ['Футбол', 'Львів', "Прем'єр-ліга", 'Рух Львів']</text:p>
      <text:p text:style-name="P4">
Type: Article</text:p>
      <!--METADATA-->
      <text:p text:style-name="P4">
<draw:frame draw:style-name="fr1" draw:name="Image238" text:anchor-type="as-char" svg:width="6.9236in" svg:height="3.956343in" draw:z-index="0">
<draw:image xlink:href="../Images/yкринформ/2023-05-21T19-12-50-03-00/630_360_1684685508-339.jpg" xlink:type="simple" xlink:show="embed" xlink:actuate="onLoad" draw:mime-type="image/jpeg"/>
</draw:frame>
 Клуб ізВинників піднявся на 13 сходинку в чемпіонаті України з футболу.</text:p>
      <text:p text:style-name="P4">
«Рух» на своєму полі переміг «Львів» 2:0 в 27-у турі Української прем'єр-ліги,передає Укрінформ.</text:p>
      <text:p text:style-name="P4">
У складі «Руха» відзначився Рунич. Сімінін забив м'яч у власні ворота.</text:p>
      <text:p text:style-name="P4">
Перемога дозволила піднятися винниківцям на 13 сходинку в УПЛ - 27 очок в 27матчах. «Львів» перебуває на дні турнірної таблиці.</text:p>
      <text:p text:style-name="P4">
<text:span text:style-name="T4">
Читайте також:</text:span>
 <text:a xlink:type="simple" xlink:href="https://www.ukrinform.ua/rubric-sports/3712268-upl-metalist1925-peremig-metalist.html" text:style-name="Internet_20_link" text:visited-style-name="Visited_20_Internet_20_Link">
 <text:span text:style-name="T4">
Металіст</text:span>
 <text:span text:style-name="T4">
Металіст</text:span>
</text:a>
</text:p>
      <text:p text:style-name="P4">
Як повідомлялося, «Шахтар» очолює УПЛ, маючи в активі 66 очок після 27 матчів.</text:p>
      <text:p text:style-name="P4">
Фото: instagram.com/fc.ruh.lviv</text:p>
      <text:p text:style-name="P4">
Source: <text:a xlink:type="simple" xlink:href="https://www.ukrinform.ua/rubric-sports/3712323-upl-ruh-viavivsa-silnisim-za-lviv.html" text:style-name="Internet_20_link" text:visited-style-name="Visited_20_Internet_20_Link">
https://www.ukrinform.ua/rubric-sports/3712323-upl-ruh-viavivsa-silnisim-za-lviv.html</text:a>
</text:p>
      <!--NEWS-->
      <text:h text:style-name="P10" text:outline-level="1">
<text:span text:style-name="T4">
На Херсонщині ЗСУ знищили три ворожі безпілотники</text:span>
</text:h>
      <text:p text:style-name="P4">
Authors: Ukrinform (Person)</text:p>
      <text:p text:style-name="P4">
Publisher: Укринформ (Organization)</text:p>
      <text:p text:style-name="P4">
Published Time: 2023-05-21T19:19:00+03:00</text:p>
      <text:p text:style-name="P4">
Modified Time: 2023-05-21T19:19:00+03:00</text:p>
      <text:p text:style-name="P4">
Description: У Херсонській області Збройні сили України знищили три ворожі безпілотники. — Укрінформ.</text:p>
      <text:p text:style-name="P4">
Images: ['<text:a xlink:type="simple" xlink:href="https://static.ukrinform.com/photos/2022_04/thumb_files/630_360_1649587468-936.jpg" text:style-name="Internet_20_link" text:visited-style-name="Visited_20_Internet_20_Link">
630_360_16495...</text:a>
', '<text:a xlink:type="simple" xlink:href="https://static.ukrinform.com/photos/2023_05/1684685777-950.jpg" text:style-name="Internet_20_link" text:visited-style-name="Visited_20_Internet_20_Link">
1684685777-95...</text:a>
']</text:p>
      <text:p text:style-name="P4">
Tags: ['Безпілотник', 'Херсонщина', 'ЗСУ', 'Дрон', 'Війна з Росією']</text:p>
      <text:p text:style-name="P4">
Type: Article</text:p>
      <!--METADATA-->
      <text:p text:style-name="P4">
<draw:frame draw:style-name="fr1" draw:name="Image239" text:anchor-type="as-char" svg:width="6.9236in" svg:height="3.956343in" draw:z-index="0">
<draw:image xlink:href="../Images/yкринформ/2023-05-21T19-19-00-03-00/630_360_1649587468-936.jpg" xlink:type="simple" xlink:show="embed" xlink:actuate="onLoad" draw:mime-type="image/jpeg"/>
</draw:frame>
 УХерсонській області Збройні сили України знищили три ворожі безпілотники.</text:p>
      <text:p text:style-name="P4">
Як передає Укрінформ, про це Повітряне командування "Південь" повідомляє у  <text:a xlink:type="simple" xlink:href="https://www.facebook.com/PvKPivden/posts/pfbid02dgnVxZdyMh5RX6NoBfkneaiymi1MYVNE6M3FBKCfoQkgkRfqY9YcZNwApLZwLKSnl" text:style-name="Internet_20_link" text:visited-style-name="Visited_20_Internet_20_Link">
</text:a>
.</text:p>
      <text:p text:style-name="P4">
"21 травня 2023 року, на <text:a xlink:type="simple" xlink:href="https://www.ukrinform.ua/tag-hersonsina" text:style-name="Internet_20_link" text:visited-style-name="Visited_20_Internet_20_Link">
 </text:a>
 , силамита засобами протиповітряної оборони повітряного командування "Південь" знищенотри російські безпілотні літальні апарати: один БпЛА "Мерлін-ВР" , один БпЛАОрлан-10" та один БпЛА “ZALA”, - йдеться у повідомленні.</text:p>
      <text:p text:style-name="P4">
<draw:frame draw:style-name="fr1" draw:name="Image240" text:anchor-type="as-char" svg:width="6.9236in" svg:height="6.9236in" draw:z-index="0">
<draw:image xlink:href="../Images/yкринформ/2023-05-21T19-19-00-03-00/1684685777-950.jpg" xlink:type="simple" xlink:show="embed" xlink:actuate="onLoad" draw:mime-type="image/jpeg"/>
</draw:frame>
</text:p>
      <text:p text:style-name="P4">
У Повітряному командуванні нагадали про основні правила безпеки. Насамперед,не ігнорувати сигнали повітряної тривоги, переходити в укриття. Не наближатисьі не чіпати підозрілі предмети. Від урізу води слід триматися щонайменше навідстані 150 - 200 метрів.</text:p>
      <text:p text:style-name="P4">
<text:span text:style-name="T4">
Читайте також:</text:span>
 <text:a xlink:type="simple" xlink:href="https://www.ukrinform.ua/rubric-ato/3711959-na-pivdni-ppo-znisila-pat-rosijskih-bezpilotnikiv.html" text:style-name="Internet_20_link" text:visited-style-name="Visited_20_Internet_20_Link">
 <text:span text:style-name="T4">
безпілотник</text:span>
 </text:a>
</text:p>
      <text:p text:style-name="P4">
Також у ПК "Південь" закликають не допомагати ворогу несанкціонованимвисвітленням руху чи діяльності Сил оборони.</text:p>
      <text:p text:style-name="P4">
Як повідомляв Укрінформ, у Миколаївській та Херсонській областях 20 травняпротиповітряна оборона знищила п'ять російських безпілотників.</text:p>
      <text:p text:style-name="P4">
_ Перше фото ілюстративне  _</text:p>
      <text:p text:style-name="P4">
Source: <text:a xlink:type="simple" xlink:href="https://www.ukrinform.ua/rubric-ato/3712324-na-hersonsini-zsu-znisili-tri-vorozi-bezpilotniki.html" text:style-name="Internet_20_link" text:visited-style-name="Visited_20_Internet_20_Link">
https://www.ukrinform.ua/rubric-ato/3712324-na-hersonsini-zsu-znisili-tri-vorozi-bezpilotniki.html</text:a>
</text:p>
      <!--NEWS-->
      <text:h text:style-name="P10" text:outline-level="1">
<text:span text:style-name="T4">
Війська РФ зосереджують сили на п'яти напрямках - за добу 24 зіткнення</text:span>
</text:h>
      <text:p text:style-name="P4">
Authors: Ukrinform (Person)</text:p>
      <text:p text:style-name="P4">
Publisher: Укринформ (Organization)</text:p>
      <text:p text:style-name="P4">
Published Time: 2023-05-21T19:26:00+03:00</text:p>
      <text:p text:style-name="P4">
Modified Time: 2023-05-21T19:26:00+03:00</text:p>
      <text:p text:style-name="P4">
Description: Війська Російської Федерації зосереджують основні зусилля на Куп’янському, Лиманському, Бахмутському, Авдіївському та Мар’їнському напрямках, на Сіверському і Слобожанському зафіксована діяльність диверсійно-розвідувальних груп ворога. — Укрінформ.</text:p>
      <text:p text:style-name="P4">
Images: ['<text:a xlink:type="simple" xlink:href="https://static.ukrinform.com/photos/2022_10/thumb_files/630_360_1667121269-457.jpg" text:style-name="Internet_20_link" text:visited-style-name="Visited_20_Internet_20_Link">
630_360_16671...</text:a>
']</text:p>
      <text:p text:style-name="P4">
Tags: ['Генштаб', 'ЗСУ', 'Війна з Росією']</text:p>
      <text:p text:style-name="P4">
Type: Article</text:p>
      <!--METADATA-->
      <text:p text:style-name="P4">
<draw:frame draw:style-name="fr1" draw:name="Image241" text:anchor-type="as-char" svg:width="6.9236in" svg:height="3.956343in" draw:z-index="0">
<draw:image xlink:href="../Images/yкринформ/2023-05-21T19-26-00-03-00/630_360_1667121269-457.jpg" xlink:type="simple" xlink:show="embed" xlink:actuate="onLoad" draw:mime-type="image/jpeg"/>
</draw:frame>
 ВійськаРосійської Федерації зосереджують основні зусилля на Куп’янському,Лиманському, Бахмутському, Авдіївському та Мар’їнському напрямках, наСіверському і Слобожанському зафіксована діяльність диверсійно-розвідувальнихгруп ворога.</text:p>
      <text:p text:style-name="P4">
Як передає Укрінформ, про це Генеральний штаб Збройних сил України повідомив у<text:a xlink:type="simple" xlink:href="https://www.facebook.com/GeneralStaff.ua/posts/pfbid0tmZPh9xu2hbYTThyQyd4bhdL7Qicc1bzdcWNy1Q4BZ2pfbWjVQveopAkB8XVHUG2l" text:style-name="Internet_20_link" text:visited-style-name="Visited_20_Internet_20_Link">
</text:a>
, оприлюднивши оперативну інформацію станом на 18:00 21 травня.</text:p>
      <text:p text:style-name="P4">
Протягом доби на Куп’янському, Лиманському, Бахмутському, Авдіївському таМар’їнському напрямках, за даними Генштабу, відбулися 24 бойові зіткнення. Вепіцентрі бойових дій залишаються міста Бахмут і Мар’їнка Донецької області.</text:p>
      <text:p text:style-name="P4">
Загалом російська армія за добу здійснила чотири ракетні й 45 авіаційнихударів, а також понад 30 обстрілів з реактивних систем залпового вогню,зруйнувавши та пошкодивши приватні житлові будинки й іншу цивільнуінфраструктуру.</text:p>
      <text:p text:style-name="P4">
<text:span text:style-name="T4">
Читайте також:</text:span>
 <text:a xlink:type="simple" xlink:href="https://www.ukrinform.ua/rubric-ato/3712182-rosiani-obstrilali-aviabombami-selo-na-hersonsini-poskodzena-civilna-infrastruktura.html" text:style-name="Internet_20_link" text:visited-style-name="Visited_20_Internet_20_Link">
 <text:span text:style-name="T4">
обстріл</text:span>
 </text:a>
</text:p>
      <text:p text:style-name="P4">
Для ракетних ударів по Лиману, Слов’янську та Костянтинівці ворог укотревикористав зенітні ракетні комплекси С-300, які не є високоточною зброєю, щопідкреслює тактику терору з боку РФ.</text:p>
      <text:p text:style-name="P4">
Українська авіація загалом за добу здійснила 12 ударів по районах зосередженняособового складу та військової техніки російських загарбників, а також чотири— по зенітно-ракетних комплексах ворога.</text:p>
      <text:p text:style-name="P4">
Підрозділи ракетних військ й артилерії ЗСУ зі свого боку уразили районзосередження озброєння та військової техніки росіян, два склади боєприпасів,два артилерійські підрозділи на вогневих позиціях та ще одну важливу цільзагарбників.</text:p>
      <text:p text:style-name="P4">
<text:span text:style-name="T4">
Читайте також:</text:span>
 <text:a xlink:type="simple" xlink:href="https://www.ukrinform.ua/rubric-ato/3712177-zsu-za-dobu-znisili-tri-roti-i-pat-skladiv-boepripasiv-rosian-na-tavrijskomu-napramku.html" text:style-name="Internet_20_link" text:visited-style-name="Visited_20_Internet_20_Link">
 <text:span text:style-name="T4">
склад</text:span>
 </text:a>
</text:p>
      <text:p text:style-name="P4">
Також протягом доби українські захисники знищили три розвідувальнібезпілотники ворога.</text:p>
      <text:p text:style-name="P4">
У Генштабі застерігають: імовірність здійснення росіянами ракетних йавіаційних ударів по всій території України залишається високою.</text:p>
      <text:p text:style-name="P4">
<text:span text:style-name="T4">
На Волинському та Поліському напрямках</text:span>
 оперативна обстановка суттєвих змінне зазнала.</text:p>
      <text:p text:style-name="P4">
<text:span text:style-name="T4">
На Сіверському та Слобожанському напрямках</text:span>
 Росія продовжує зберігативійськову присутність у прикордонних з Україною районах, на деяких ділянкахдержавного кордону діють ворожі ДРГ.</text:p>
      <text:p text:style-name="P4">
З мінометів і артилерії протягом доби російські війська обстрілювали ПрогресЧернігівської області, Студенок і Михайлівку Сумської області, а також Уди,Гранів, Зелене, Старицю, Огірцеве, Гатище, Плетенівку, Вовчанськ, Нестерне йБударки Харківської області.</text:p>
      <text:p text:style-name="P4">
<text:span text:style-name="T4">
Читайте також:</text:span>
 <text:a xlink:type="simple" xlink:href="https://www.ukrinform.ua/rubric-ato/3712287-rosiani-pat-raziv-obstrilali-prikordonna-sumsini-ta-cernigivsini.html" text:style-name="Internet_20_link" text:visited-style-name="Visited_20_Internet_20_Link">
 <text:span text:style-name="T4">
прикордоння</text:span>
 </text:a>
</text:p>
      <text:p text:style-name="P4">
<text:span text:style-name="T4">
На Куп’янському напрямку</text:span>
 загарбники не припиняють спроб покращити тактичнеположення. Протягом доби вели безуспішні наступальні дії в районі Масютівки.</text:p>
      <text:p text:style-name="P4">
Артилерійських і мінометних ударів від росіян зазнали Кам’янка, Колодязне,Красне Перше, Петро-Іванівка, Фиголівка, Новомлинськ, Западне, Моначинівка,Масютівка, Табаївка й Берестове Харківської області та Стельмахівка Луганськоїобласті.</text:p>
      <text:p text:style-name="P4">
<text:span text:style-name="T4">
На Лиманському напрямку</text:span>
 протягом доби ворог вів наступальні дії в напрямкуІвано-Дар’ївки, однак успіху не мав. З авіації ворог бив по району Невського.</text:p>
      <text:p text:style-name="P4">
Ударів російської артилерії зазнали населені пункти, розташовані поряд ізлінією бойового зіткнення, зокрема Макіївка, Невське й Білогорівка Луганськоїобласті, а також Торське, Верхньокам’янське та Спірне Донецької області.</text:p>
      <text:p text:style-name="P4">
<text:span text:style-name="T4">
На Бахмутському напрямку</text:span>
 війська РФ продовжують вести наступальні дії. Боїза місто Бахмут тривають. Протягом доби загарбники безуспішно намагалисявідновити втрачені позиції південніше від Іванівського, у напрямку Григорівкипробували вести наступ, однак успіху не мали.</text:p>
      <text:p text:style-name="P4">
<text:span text:style-name="T4">
Читайте також:</text:span>
 <text:a xlink:type="simple" xlink:href="https://www.ukrinform.ua/rubric-ato/3712308-u-suhoputnih-vijskah-zaavili-so-zacistili-vid-voroga-se-700-metriv-pid-bahmutom.html" text:style-name="Internet_20_link" text:visited-style-name="Visited_20_Internet_20_Link">
 <text:span text:style-name="T4">
700</text:span>
 <text:span text:style-name="T4">
метрів</text:span>
 </text:a>
</text:p>
      <text:p text:style-name="P4">
Російська авіація завдала ударів у районах Бахмута й Іванівського. Від ворожихобстрілів постраждали Оріхово-Василівка, Маркове, Бахмут, Іванівське, БілаГора та Нью-Йорк Донецької області.</text:p>
      <text:p text:style-name="P4">
<text:span text:style-name="T4">
На Авдіївському напрямку</text:span>
 росіяни вели безуспішні наступальні дії внапрямках Авдіївки та Первомайського, однак успіху не мали. З авіації ворогударив по району Авдіївки, з артилерії — по районах Новокалинового, Бердичів,Степового, Авдіївки, Сєверного, Первомайського, Карлівки й НевельськогоДонецької області.</text:p>
      <text:p text:style-name="P4">
<text:span text:style-name="T4">
На Мар’їнському напрямку</text:span>
 підрозділи Сил оборони відбили численні атакизагарбників у районі Мар’їнки. Авіаційних ударів російські війська завдалипоблизу Мар’їнки й Новомихайлівки. Ворожих обстрілів також зазнали Георгіївка,Побєда й Новомихайлівка Донецької області.</text:p>
      <text:p text:style-name="P4">
<text:span text:style-name="T4">
На Шахтарському напрямку</text:span>
 наступальних дій російська армія не проводила,натомість била з авіації по районах Водяного, Вугледара, Пречистівки, ЗолотоїНиви та Великої Новосілки. Водяне й Вугледар потерпали також від ворожихобстрілів.</text:p>
      <text:p text:style-name="P4">
<text:span text:style-name="T4">
Читайте також:</text:span>
 <text:a xlink:type="simple" xlink:href="https://www.ukrinform.ua/rubric-regions/3712083-rosiani-obstrilali-orihiv-zapaluvalnimi-boepripasami.html" text:style-name="Internet_20_link" text:visited-style-name="Visited_20_Internet_20_Link">
 </text:a>
</text:p>
      <text:p text:style-name="P4">
<text:span text:style-name="T4">
На Запорізькому та Херсонському напрямках</text:span>
 війська РФ продовжують вестиоборонні дії, не припиняючи знищувати інфраструктуру населених пунктів,розташованих біля лінії бойового зіткнення.</text:p>
      <text:p text:style-name="P4">
Авіаційних ударів ворог завдав по Станіславу Херсонської області, з артилеріїобстріляв Времівку, Бурлацьке, Новосілку, Зелене Поле Донецької області,Ольгівське, Гуляйполе, Залізничне, Білогір'я, Малу Токмачку, Малі Щербаки таКам’янське Запорізької області, а також Херсон і Тягинку Херсонської області.</text:p>
      <text:p text:style-name="P4">
На тимчасово захоплених територіях Херсонської області російські загарбникиобмежують доступ цивільного населення до мобільного зв’язку.</text:p>
      <text:p text:style-name="P4">
За інформацією Генштабу, росіяни демонтують обладнання підстанцій, а такожретрансляційних веж, обмежують переміщення місцевих жителів до районів зістійким сотовим зв’язком.</text:p>
      <text:p text:style-name="P4">
Як повідомляв Укрінформ, у ході розв'язаної проти України повномасштабноївійни Сили оборони <text:a xlink:type="simple" xlink:href="https://www.ukrinform.ua/rubric-ato/3712066-zsu-znisili-vze-203-160-rosijskih-zagarbnikiv.html" text:style-name="Internet_20_link" text:visited-style-name="Visited_20_Internet_20_Link">
 </text:a>
 і тисячі одиниць бойовоїтехніки ворога.</text:p>
      <text:p text:style-name="P4">
<text:span text:style-name="T5">
Фото: АА</text:span>
</text:p>
      <text:p text:style-name="P4">
Source: <text:a xlink:type="simple" xlink:href="https://www.ukrinform.ua/rubric-ato/3712326-vijska-rf-zoseredzuut-sili-na-pati-napramkah-za-dobu-24-zitknenna.html" text:style-name="Internet_20_link" text:visited-style-name="Visited_20_Internet_20_Link">
https://www.ukrinform.ua/rubric-ato/3712326-vijska-rf-zoseredzuut-sili-na-pati-napramkah-za-dobu-24-zitknenna.html</text:a>
</text:p>
      <!--NEWS-->
      <text:h text:style-name="P10" text:outline-level="1">
<text:span text:style-name="T4">
Ворог обстріляв дві громади на Дніпропетровщині, є руйнування</text:span>
</text:h>
      <text:p text:style-name="P4">
Authors: Ukrinform (Person)</text:p>
      <text:p text:style-name="P4">
Publisher: Укринформ (Organization)</text:p>
      <text:p text:style-name="P4">
Published Time: 2023-05-21T19:42:00+03:00</text:p>
      <text:p text:style-name="P4">
Modified Time: 2023-05-21T19:42:00+03:00</text:p>
      <text:p text:style-name="P4">
Description: Упродовж дня російські загарбники неодноразово атакували Мирівську громаду, що на Нікопольщині, а також громаду в Синельниківському районі Дніпропетровської області. — Укрінформ.</text:p>
      <text:p text:style-name="P4">
Images: ['<text:a xlink:type="simple" xlink:href="https://static.ukrinform.com/photos/2023_05/thumb_files/630_360_1684687606-120.jpeg" text:style-name="Internet_20_link" text:visited-style-name="Visited_20_Internet_20_Link">
630_360_16846...</text:a>
', '<text:a xlink:type="simple" xlink:href="https://static.ukrinform.com/photos/2023_05/1684687606-532.jpeg" text:style-name="Internet_20_link" text:visited-style-name="Visited_20_Internet_20_Link">
1684687606-53...</text:a>
', '<text:a xlink:type="simple" xlink:href="https://static.ukrinform.com/photos/2023_05/1684687605-666.jpeg" text:style-name="Internet_20_link" text:visited-style-name="Visited_20_Internet_20_Link">
1684687605-66...</text:a>
']</text:p>
      <text:p text:style-name="P4">
Tags: ['Дніпропетровщина', 'Обстріл', 'Війна з Росією']</text:p>
      <text:p text:style-name="P4">
Type: Article</text:p>
      <!--METADATA-->
      <text:p text:style-name="P4">
<draw:frame draw:style-name="fr1" draw:name="Image242" text:anchor-type="as-char" svg:width="6.9236in" svg:height="3.956343in" draw:z-index="0">
<draw:image xlink:href="../Images/yкринформ/2023-05-21T19-42-00-03-00/630_360_1684687606-120.jpeg" xlink:type="simple" xlink:show="embed" xlink:actuate="onLoad" draw:mime-type="image/jpeg"/>
</draw:frame>
 Упродовждня російські загарбники неодноразово атакували Мирівську громаду, що наНікопольщині, а також громаду в Синельниківському районі Дніпропетровськоїобласті.</text:p>
      <text:p text:style-name="P4">
Про це в  <text:a xlink:type="simple" xlink:href="https://t.me/mykola_lukashuk/4663" text:style-name="Internet_20_link" text:visited-style-name="Visited_20_Internet_20_Link">
 </text:a>
 повідомляє головаДніпропетровської обласної ради Микола Лукашук, передає Укрінформ.</text:p>
      <text:p text:style-name="P4">
"Вдарили дроном, а також випустили з важкої артилерії понад 40 снарядів.Внаслідок обстрілів знищено приватний житловий будинок та легкову <text:a xlink:type="simple" xlink:href="https://www.ukrinform.ua/tag-avtomobil" text:style-name="Internet_20_link" text:visited-style-name="Visited_20_Internet_20_Link">
</text:a>
 . Ще шість приватних осель,господарську споруду і машину понівечено. Зачепило також пошту, медзаклад,агропідприємство, адмінбудівлю", - йдеться у дописі.</text:p>
      <text:p text:style-name="P4">
<draw:frame draw:style-name="fr1" draw:name="Image243" text:anchor-type="as-char" svg:width="6.912156in" svg:height="10.0in" draw:z-index="0">
<draw:image xlink:href="../Images/yкринформ/2023-05-21T19-42-00-03-00/1684687606-532.jpeg" xlink:type="simple" xlink:show="embed" xlink:actuate="onLoad" draw:mime-type="image/jpeg"/>
</draw:frame>
<draw:frame draw:style-name="fr1" draw:name="Image244" text:anchor-type="as-char" svg:width="6.9236in" svg:height="4.3842in" draw:z-index="0">
<draw:image xlink:href="../Images/yкринформ/2023-05-21T19-42-00-03-00/1684687605-666.jpeg" xlink:type="simple" xlink:show="embed" xlink:actuate="onLoad" draw:mime-type="image/jpeg"/>
</draw:frame>
</text:p>
      <text:p text:style-name="P4">
Постраждалих немає.</text:p>
      <text:p text:style-name="P4">
<text:span text:style-name="T4">
Читайте також:</text:span>
 <text:a xlink:type="simple" xlink:href="https://www.ukrinform.ua/rubric-ato/3711969-vorog-iz-vazkoi-artilerii-obstrilav-nikopolskij-rajon-poranena-zinka.html" text:style-name="Internet_20_link" text:visited-style-name="Visited_20_Internet_20_Link">
 </text:a>
</text:p>
      <text:p text:style-name="P4">
Крім того, завдав удару ворог і по Межівській громаді Синельниківськогорайону. Наразі територію обстрілу обстежують. Постраждалих немає.</text:p>
      <text:p text:style-name="P4">
Як повідомляв Укрінформ, у ніч на 21 травня  <text:a xlink:type="simple" xlink:href="https://www.ukrinform.ua/rubric-ato/3712059-rosiani-vnoci-spramuvali-na-dnipropetrovsinu-droni-usi-zbila-ppo.html" text:style-name="Internet_20_link" text:visited-style-name="Visited_20_Internet_20_Link">
</text:a>
 , але всі вони були знищені силамиППО.</text:p>
      <text:p text:style-name="P4">
Source: <text:a xlink:type="simple" xlink:href="https://www.ukrinform.ua/rubric-ato/3712328-vorog-obstrilav-dvi-gromadi-na-dnipropetrovsini.html" text:style-name="Internet_20_link" text:visited-style-name="Visited_20_Internet_20_Link">
https://www.ukrinform.ua/rubric-ato/3712328-vorog-obstrilav-dvi-gromadi-na-dnipropetrovsini.html</text:a>
</text:p>
      <!--NEWS-->
      <text:h text:style-name="P10" text:outline-level="1">
<text:span text:style-name="T4">
Загарбники завдають ударів по Харкову</text:span>
</text:h>
      <text:p text:style-name="P4">
Authors: Ukrinform (Person)</text:p>
      <text:p text:style-name="P4">
Publisher: Укринформ (Organization)</text:p>
      <text:p text:style-name="P4">
Published Time: 2023-05-21T19:51:00+03:00</text:p>
      <text:p text:style-name="P4">
Modified Time: 2023-05-21T19:51:00+03:00</text:p>
      <text:p text:style-name="P4">
Description: Російські загарбники завдають ударів по Харкову.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Харків', 'Війна з Росією']</text:p>
      <text:p text:style-name="P4">
Type: Article</text:p>
      <!--METADATA-->
      <text:p text:style-name="P4">
<draw:frame draw:style-name="fr1" draw:name="Image245" text:anchor-type="as-char" svg:width="6.9236in" svg:height="3.956343in" draw:z-index="0">
<draw:image xlink:href="../Images/yкринформ/2023-05-21T19-51-00-03-00/630_360_1669987737-966.jpg" xlink:type="simple" xlink:show="embed" xlink:actuate="onLoad" draw:mime-type="image/jpeg"/>
</draw:frame>
 Російськізагарбники завдають ударів по Харкову.</text:p>
      <text:p text:style-name="P4">
Як передає Укрінформ, про це голова Харківської обласної ради Олег Синєгубовповідомляє у  <text:a xlink:type="simple" xlink:href="https://t.me/synegubov/6253" text:style-name="Internet_20_link" text:visited-style-name="Visited_20_Internet_20_Link">
 </text:a>
 .</text:p>
      <text:p text:style-name="P4">
"Увага! Жителі Харкова і області, окупанти знову завдають ударів!", -наголосив Синєгубов.</text:p>
      <text:p text:style-name="P4">
<text:span text:style-name="T4">
Читайте також:</text:span>
 <text:a xlink:type="simple" xlink:href="https://www.ukrinform.ua/rubric-regions/3712264-na-harkivsini-cerez-vibuh-nevidomogo-predmeta-colovik-vtrativ-stupnu.html" text:style-name="Internet_20_link" text:visited-style-name="Visited_20_Internet_20_Link">
 <text:span text:style-name="T4">
Харків</text:span>
 </text:a>
</text:p>
      <text:p text:style-name="P4">
Він закликав не ігнорувати сигналів тривоги та залишатись в укриттях.</text:p>
      <text:p text:style-name="P4">
Як повідомлялось, у Харківській області оголошена повітряна тривога.</text:p>
      <text:p text:style-name="P4">
Source: <text:a xlink:type="simple" xlink:href="https://www.ukrinform.ua/rubric-ato/3712329-zagarbniki-zavdaut-udariv-po-harkovu.html" text:style-name="Internet_20_link" text:visited-style-name="Visited_20_Internet_20_Link">
https://www.ukrinform.ua/rubric-ato/3712329-zagarbniki-zavdaut-udariv-po-harkovu.html</text:a>
</text:p>
      <!--NEWS-->
      <text:h text:style-name="P10" text:outline-level="1">
<text:span text:style-name="T4">
Росіяни обстріляли село на Харківщині, поранений чоловік</text:span>
</text:h>
      <text:p text:style-name="P4">
Authors: Ukrinform (Person)</text:p>
      <text:p text:style-name="P4">
Publisher: Укринформ (Organization)</text:p>
      <text:p text:style-name="P4">
Published Time: 2023-05-21T20:09:00+03:00</text:p>
      <text:p text:style-name="P4">
Modified Time: 2023-05-21T20:09:00+03:00</text:p>
      <text:p text:style-name="P4">
Description: Російські загарбники завдали чергового ракетного удару по селу Циркуни Харківського району -  пошкоджений будинок, постраждав чоловік. — Укрінформ.</text:p>
      <text:p text:style-name="P4">
Images: ['<text:a xlink:type="simple" xlink:href="https://static.ukrinform.com/photos/2022_12/thumb_files/630_360_1670260661-504.jpg" text:style-name="Internet_20_link" text:visited-style-name="Visited_20_Internet_20_Link">
630_360_16702...</text:a>
']</text:p>
      <text:p text:style-name="P4">
Tags: ['Обстріл', 'Поранені', 'Харківщина', 'Війна з Росією']</text:p>
      <text:p text:style-name="P4">
Type: Article</text:p>
      <!--METADATA-->
      <text:p text:style-name="P4">
<draw:frame draw:style-name="fr1" draw:name="Image246" text:anchor-type="as-char" svg:width="6.9236in" svg:height="3.954441in" draw:z-index="0">
<draw:image xlink:href="../Images/yкринформ/2023-05-21T20-09-00-03-00/630_360_1670260661-504.jpg" xlink:type="simple" xlink:show="embed" xlink:actuate="onLoad" draw:mime-type="image/jpeg"/>
</draw:frame>
 Російськізагарбники завдали чергового ракетного удару по селу Циркуни Харківськогорайону - пошкоджений будинок, постраждав чоловік.</text:p>
      <text:p text:style-name="P4">
Як передає Укрінформ, про це голова Харківської обласної ради Олег Синєгубовповідомляє у <text:a xlink:type="simple" xlink:href="https://t.me/synegubov/6254" text:style-name="Internet_20_link" text:visited-style-name="Visited_20_Internet_20_Link">
 </text:a>
</text:p>
      <text:p text:style-name="P4">
"Ворог завдав чергового <text:a xlink:type="simple" xlink:href="https://www.ukrinform.ua/tag-raketnij-udar" text:style-name="Internet_20_link" text:visited-style-name="Visited_20_Internet_20_Link">
 </text:a>
 по с.Циркуни Харківського району. Одна з ракет, попередньо ЗРК С-300, влучила вземлю, ще одна пошкодила приватний житловий будинок", - ідеться уповідомленні.</text:p>
      <text:p text:style-name="P4">
Постраждав цивільний чоловік. Зараз медики надають йому допомогу.</text:p>
      <text:p text:style-name="P4">
<text:span text:style-name="T4">
Читайте також:</text:span>
 <text:a xlink:type="simple" xlink:href="https://www.ukrinform.ua/rubric-ato/3712329-zagarbniki-zavdaut-udariv-po-harkovu.html" text:style-name="Internet_20_link" text:visited-style-name="Visited_20_Internet_20_Link">
 </text:a>
</text:p>
      <text:p text:style-name="P4">
На місці працюють екстрені служби.</text:p>
      <text:p text:style-name="P4">
Інформація уточнюється.</text:p>
      <text:p text:style-name="P4">
Як повідомлялось, у Харківській області оголошена повітряна тривога.</text:p>
      <text:p text:style-name="P4">
Source: <text:a xlink:type="simple" xlink:href="https://www.ukrinform.ua/rubric-ato/3712334-rosiani-obstrilali-selo-na-harkivsini-poranenij-colovik.html" text:style-name="Internet_20_link" text:visited-style-name="Visited_20_Internet_20_Link">
https://www.ukrinform.ua/rubric-ato/3712334-rosiani-obstrilali-selo-na-harkivsini-poranenij-colovik.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5-21T20:25:00+03:00</text:p>
      <text:p text:style-name="P4">
Modified Time: 2023-05-21T20:25: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47" text:anchor-type="as-char" svg:width="6.9236in" svg:height="3.956343in" draw:z-index="0">
<draw:image xlink:href="../Images/yкринформ/2023-05-21T20-25-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На виборах у Греції лідирує правляча партія – екзитпол</text:span>
</text:h>
      <text:p text:style-name="P4">
Authors: Ukrinform (Person)</text:p>
      <text:p text:style-name="P4">
Publisher: Укринформ (Organization)</text:p>
      <text:p text:style-name="P4">
Published Time: 2023-05-21T20:40:00+03:00</text:p>
      <text:p text:style-name="P4">
Modified Time: 2023-05-21T20:40:00+03:00</text:p>
      <text:p text:style-name="P4">
Description: За даними екзитполу, проведеного шістьма соціологічними агентствами, правляча консервативна партія «Нова демократія» лідирує на парламентських виборах у Греції. — Укрінформ.</text:p>
      <text:p text:style-name="P4">
Images: ['<text:a xlink:type="simple" xlink:href="https://static.ukrinform.com/photos/2023_04/thumb_files/630_360_1682200402-183.png" text:style-name="Internet_20_link" text:visited-style-name="Visited_20_Internet_20_Link">
630_360_16822...</text:a>
']</text:p>
      <text:p text:style-name="P4">
Tags: ['Греція', 'Парламент', 'Вибори', 'Екзитпол']</text:p>
      <text:p text:style-name="P4">
Type: Article</text:p>
      <!--METADATA-->
      <text:p text:style-name="P4">
<draw:frame draw:style-name="fr1" draw:name="Image248" text:anchor-type="as-char" svg:width="6.9236in" svg:height="3.956343in" draw:z-index="0">
<draw:image xlink:href="../Images/yкринформ/2023-05-21T20-40-00-03-00/630_360_1682200402-183.png" xlink:type="simple" xlink:show="embed" xlink:actuate="onLoad" draw:mime-type="image/png"/>
</draw:frame>
 За данимиекзитполу, проведеного шістьма соціологічними агентствами, правлячаконсервативна партія «Нова демократія» лідирує на парламентських виборах уГреції.</text:p>
      <text:p text:style-name="P4">
Про це повідомляє  <text:a xlink:type="simple" xlink:href="https://www.ekathimerini.com/news/1211272/greeks-head-to-polls-live-blog/" text:style-name="Internet_20_link" text:visited-style-name="Visited_20_Internet_20_Link">
 </text:a>
 , передає Укрінформ.</text:p>
      <text:p text:style-name="P4">
За даними опитування, «Нова демократія» набирає від 37,5% до 41,5% голосів, занею йде ліва «СІРІЗА» з 23,5-27,5%. У інших партій такі результати: ПАСОК –11,5%-12,5%, Комуністична партія Греції (КПГ) – 6,5%-7,5%, у MeRA25 і PlefsiEleftherias – 2,5%-3,5%.</text:p>
      <text:p text:style-name="P4">
Однак попри те, що «Нова демократія» чинного прем'єр-міністра КіріакосаМіцотакіса випереджає свого головного конкурента, вона, швидше за все, неотримає абсолютної більшості голосів. За даними соціологів, для повноїперемоги партії потрібно набрати понад 45%.</text:p>
      <text:p text:style-name="P4">
Виборчі дільниці в <text:a xlink:type="simple" xlink:href="https://www.ukrinform.ua/tag-grecia" text:style-name="Internet_20_link" text:visited-style-name="Visited_20_Internet_20_Link">
 </text:a>
 вже закрилися. Засловами генсекретаря МВС Грузії Міхаліса Ставріанудакіса, очікується, що до21:00 буде відомий відсоток голосів, який вкаже на переможця виборів.</text:p>
      <text:p text:style-name="P4">
<text:span text:style-name="T4">
Читайте також:</text:span>
 <text:a xlink:type="simple" xlink:href="https://www.ukrinform.ua/rubric-world/3712307-premerka-litvi-ne-viklucae-svoei-vidstavki-akso-parlament-ne-pide-na-dostrokovi-vibori.html" text:style-name="Internet_20_link" text:visited-style-name="Visited_20_Internet_20_Link">
 <text:span text:style-name="T4">
вибор</text:span>
 </text:a>
</text:p>
      <text:p text:style-name="P4">
Як повідомляв Укрінформ,  <text:a xlink:type="simple" xlink:href="https://www.ukrinform.ua/rubric-world/3712140-u-grecii-prohodat-parlamentski-vibori.html" text:style-name="Internet_20_link" text:visited-style-name="Visited_20_Internet_20_Link">
 </text:a>
 - громадяни країниобирають уряд на наступні чотири роки. Загалом у виборах взяли участь 36партій і коаліцій із 50-ти, які подавали заявку, а також одна особа. Серед них- правляча консервативна партія «Нова демократія», ліва партія «СІРІЗА»,соціалістичний альянс «PASOK – Рух за зміни», Грецька комуністична партія,проросійська націоналістична партія «Грецьке рішення» та ліва радикальнапартія MeRa25.</text:p>
      <text:p text:style-name="P4">
Щоб пройти до парламенту, партії мають отримати щонайменше 3% голосів.</text:p>
      <text:p text:style-name="P4">
Проте лідери трьох найбільших партій – «Нова демократія», «СІРІЗА» та «PASOK –Рух за зміни» – вже заявили, що не хочуть співпрацювати одне з одним.</text:p>
      <text:p text:style-name="P4">
Таким чином, другий тур голосування у липні майже неминучий.</text:p>
      <text:p text:style-name="P4">
Source: <text:a xlink:type="simple" xlink:href="https://www.ukrinform.ua/rubric-world/3712340-na-viborah-u-grecii-lidirue-pravlaca-partia-ekzipol.html" text:style-name="Internet_20_link" text:visited-style-name="Visited_20_Internet_20_Link">
https://www.ukrinform.ua/rubric-world/3712340-na-viborah-u-grecii-lidirue-pravlaca-partia-ekzipol.html</text:a>
</text:p>
      <!--NEWS-->
      <text:h text:style-name="P10" text:outline-level="1">
<text:span text:style-name="T4">
«Боруссія» розгромила «Аугсбург» і очолила Бундеслігу в передостанньому турі</text:span>
</text:h>
      <text:p text:style-name="P4">
Authors: Ukrinform (Person)</text:p>
      <text:p text:style-name="P4">
Publisher: Укринформ (Organization)</text:p>
      <text:p text:style-name="P4">
Published Time: 2023-05-21T20:55:48+03:00</text:p>
      <text:p text:style-name="P4">
Modified Time: 2023-05-21T20:55:48+03:00</text:p>
      <text:p text:style-name="P4">
Description: «Шмелі» випереджають «Баварію» на 2 пункти. — Укрінформ.</text:p>
      <text:p text:style-name="P4">
Images: ['<text:a xlink:type="simple" xlink:href="https://static.ukrinform.com/photos/2023_05/thumb_files/630_360_1684691684-490.jpg" text:style-name="Internet_20_link" text:visited-style-name="Visited_20_Internet_20_Link">
630_360_16846...</text:a>
']</text:p>
      <text:p text:style-name="P4">
Tags: ['Баварія', 'Футбол', 'Боруссія Дортмунд']</text:p>
      <text:p text:style-name="P4">
Type: Article</text:p>
      <!--METADATA-->
      <text:p text:style-name="P4">
<draw:frame draw:style-name="fr1" draw:name="Image249" text:anchor-type="as-char" svg:width="6.9236in" svg:height="3.956343in" draw:z-index="0">
<draw:image xlink:href="../Images/yкринформ/2023-05-21T20-55-48-03-00/630_360_1684691684-490.jpg" xlink:type="simple" xlink:show="embed" xlink:actuate="onLoad" draw:mime-type="image/jpeg"/>
</draw:frame>
 «Шмелі»випереджають «Баварію» на 2 пункти.</text:p>
      <text:p text:style-name="P4">
«Боруссія» на чужому полі перемогла «Аугсбург» 3:0 в 33-у турі німецькоїБундесліги, передає Укрінформ.</text:p>
      <text:p text:style-name="P4">
У складі «шмелів» відзначався Брандт, ще двічі забив Алле</text:p>
      <text:p text:style-name="P4">
Перемога в матчі дозволила підопічним Терзича очолити Бундеслігу, маючи вактиві 70 очок після 33 матчів.</text:p>
      <text:p text:style-name="P4">
<text:span text:style-name="T4">
Читайте також:</text:span>
 <text:a xlink:type="simple" xlink:href="https://www.ukrinform.ua/rubric-sports/3712011-mancester-siti-dostrokovo-stav-cempionom-anglii.html" text:style-name="Internet_20_link" text:visited-style-name="Visited_20_Internet_20_Link">
 </text:a>
</text:p>
      <text:p text:style-name="P4">
Як повідомлялося, «Баварія» в передостанньому турі поступилася «Лейпцигу»(1:3).</text:p>
      <text:p text:style-name="P4">
Фото: twitter.com/BVB</text:p>
      <text:p text:style-name="P4">
Source: <text:a xlink:type="simple" xlink:href="https://www.ukrinform.ua/rubric-sports/3712341-borussia-rozgromila-augsburg-i-ocolila-bundesligu-v-peredostannomu-turi.html" text:style-name="Internet_20_link" text:visited-style-name="Visited_20_Internet_20_Link">
https://www.ukrinform.ua/rubric-sports/3712341-borussia-rozgromila-augsburg-i-ocolila-bundesligu-v-peredostannomu-turi.html</text:a>
</text:p>
      <!--NEWS-->
      <text:h text:style-name="P10" text:outline-level="1">
<text:span text:style-name="T4">
Загарбники мають постійно відчувати загрозу оточення Бахмута – Череватий</text:span>
</text:h>
      <text:p text:style-name="P4">
Authors: Ukrinform (Person)</text:p>
      <text:p text:style-name="P4">
Publisher: Укринформ (Organization)</text:p>
      <text:p text:style-name="P4">
Published Time: 2023-05-21T20:57:00+03:00</text:p>
      <text:p text:style-name="P4">
Modified Time: 2023-05-21T20:57:00+03:00</text:p>
      <text:p text:style-name="P4">
Description: Війська РФ все ще намагаються взяти все місто Бахмут під свій контроль, однак Сили оборони продовжують контратакувати противника, просунувшись на окремих ділянках за добу на 200 метрів.  — Укрінформ.</text:p>
      <text:p text:style-name="P4">
Images: ['<text:a xlink:type="simple" xlink:href="https://static.ukrinform.com/photos/2023_05/thumb_files/630_360_1684691970-341.jpg" text:style-name="Internet_20_link" text:visited-style-name="Visited_20_Internet_20_Link">
630_360_16846...</text:a>
']</text:p>
      <text:p text:style-name="P4">
Tags: ['Бахмут', 'ЗСУ', 'Війна з Росією', 'Єдині новини']</text:p>
      <text:p text:style-name="P4">
Type: Article</text:p>
      <!--METADATA-->
      <text:p text:style-name="P4">
<draw:frame draw:style-name="fr1" draw:name="Image250" text:anchor-type="as-char" svg:width="6.9236in" svg:height="3.956343in" draw:z-index="0">
<draw:image xlink:href="../Images/yкринформ/2023-05-21T20-57-00-03-00/630_360_1684691970-341.jpg" xlink:type="simple" xlink:show="embed" xlink:actuate="onLoad" draw:mime-type="image/jpeg"/>
</draw:frame>
 Війська РФвсе ще намагаються взяти все місто Бахмут під свій контроль, однак Силиоборони продовжують контратакувати противника, просунувшись на окремихділянках за добу на 200 метрів.</text:p>
      <text:p text:style-name="P4">
Про це в ефірі телемарафону «Єдині новини» повідомив речник Східногоугруповання військ ЗСУ Сергій Череватий, передає кореспондент Укрінформу.</text:p>
      <text:p text:style-name="P4">
«Бахмут залишається пріоритетною ціллю окупанта, вони намагаються взяти всемісто повністю під свій контроль. Наші підрозділи тримають оборону декількохбудівель і ряд фортифікаційних споруд в південно-західній частині міста. Такожпротягом тижня наші підрозділи там, де є можливість, де немає великого ризикувтрат, просувалися, контратакуючи противника. Зокрема, за цю добу на деякихділянках у районі 200 метрів пройдено», - повідомив речник.</text:p>
      <text:p text:style-name="P4">
Відповідаючи на питання щодо загрози оточення окупантів в Бахмуті, Череватийзазначив, що ворог повинен відчувати цю загрозу постійно.</text:p>
      <text:p text:style-name="P4">
«Чи ми їх оточимо зараз, чи трохи згодом, це буде у будь-якому разі. Будерозбите те угруповання до кінця. По суті, непоправні втрати нанесені вжетерористичному угрупуванню «Вагнер», як би вони не бахвалились», - відзначивречник.</text:p>
      <text:p text:style-name="P4">
<text:span text:style-name="T4">
Читайте також:</text:span>
 <text:a xlink:type="simple" xlink:href="https://www.ukrinform.ua/rubric-ato/3712321-sili-oboroni-prodovzuut-nastupalni-dii-na-flangah-poblizu-bahmuta-sirskij.html" text:style-name="Internet_20_link" text:visited-style-name="Visited_20_Internet_20_Link">
 <text:span text:style-name="T4">
Бахмут</text:span>
 </text:a>
</text:p>
      <text:p text:style-name="P4">
За словами Череватого, ворог під <text:a xlink:type="simple" xlink:href="https://www.ukrinform.ua/tag-bahmut" text:style-name="Internet_20_link" text:visited-style-name="Visited_20_Internet_20_Link">
 </text:a>
зазнав серйозних втрат.</text:p>
      <text:p text:style-name="P4">
«Не дивлячись на те, що у нас там немає чисельної переваги, і тим більше вартилерійських снарядах, ми завдяки навченості і більшій військовійкмітливості намагаємось відтісняти ворога… Де будуть головні удари нанесені –хай вони думають і переживають. Про це знають не так багато людей в нашійкраїні і, як показала Харківська операція, – це дуже добре, коли ворог незнає, де буде завданий головний удар», - зауважив Череватий.</text:p>
      <text:p text:style-name="P4">
Він також запевнив, що українське командування дуже добре бачить, як і деворог підтягує сили, і на кожну дію ворога підготовлені декілька варіантіврішень.</text:p>
      <text:p text:style-name="P4">
Коментуючи питання щодо ситуації безпосередньо в місті Бахмут, він зазначив:«Ворог намагається понад усе вибити наші сили з Бахмута, їм потрібна ця хочпіррова перемога. Тому що вони, по суті, стали посміховиськом на весь світ.Адже 9,5 місяців, якщо ти називаєш себе другою армією світу, більше того, типритягнув туди злочинну організацію «Вагнера», яка була розрекламована на весьсвіт як непереможна, і ти нічого не можеш зробити. Тим більше, що вони бачать,що до чогось готуємось ми, то їм вкрай потрібно показати, що ось ми вже маємоякісь здобуток, трофей».</text:p>
      <text:p text:style-name="P4">
За словами речника, на Бахмутському напрямку у ворога вже кілька тижнівспостерігається нестача «вагнерівців», тому російське командування перекидаєінші підрозділи регулярних військ.</text:p>
      <text:p text:style-name="P4">
<text:span text:style-name="T4">
Читайте також:</text:span>
 <text:a xlink:type="simple" xlink:href="https://www.ukrinform.ua/rubric-ato/3712157-rosianam-ne-vdalos-otociti-bahmut-voni-vtratili-castinu-panivnih-visot-malar.html" text:style-name="Internet_20_link" text:visited-style-name="Visited_20_Internet_20_Link">
 <text:span text:style-name="T4">
Бахмут</text:span>
 </text:a>
</text:p>
      <text:p text:style-name="P4">
«Вони підсилюються стрілецькими підрозділами, підрозділами повітряно-десантнихвійськ і також ми бачимо, там є інші приватні військові кампанії типу«Ветеран». Їм не вистачає кваліфікованого особового складу», - повідомив він.</text:p>
      <text:p text:style-name="P4">
Водночас Череватий зауважив, що снарядного голоду, на відміну від кадрового, уворога немає. Відповідаючи на питання, чи дійсно рашисти відчувають нестачуснарядів, Череватий повідомив: «Це не відповідає дійсності. Тільки за цю добувони 411 разів били по наших позиціях тільки на Бахмутському напрямку і 576разів на Лимансько-Куп’янському напрямку, використавши більше 30 тисячснарядів», - повідомив речник.</text:p>
      <text:p text:style-name="P4">
Як повідомляв Укрінформ, сьогодні Командувач Сухопутних військ Збройних силУкраїни генерал-полковник Олександр Сирський повідомив, що українські воїнипросуваються по флангах у передмісті Бахмута і фактично <text:a xlink:type="simple" xlink:href="https://www.ukrinform.ua/rubric-ato/3712221-ukrainski-vijska-nablizautsa-do-vzatta-bahmuta-u-takticne-otocenna-sirskij.html" text:style-name="Internet_20_link" text:visited-style-name="Visited_20_Internet_20_Link">
</text:a>
</text:p>
      <text:p text:style-name="P4">
<text:span text:style-name="T5">
Фото: Костянтин Ліберов</text:span>
</text:p>
      <text:p text:style-name="P4">
Source: <text:a xlink:type="simple" xlink:href="https://www.ukrinform.ua/rubric-ato/3712342-zagarbniki-maut-postijno-vidcuvati-zagrozu-otocenna-bahmuta-cerevatij.html" text:style-name="Internet_20_link" text:visited-style-name="Visited_20_Internet_20_Link">
https://www.ukrinform.ua/rubric-ato/3712342-zagarbniki-maut-postijno-vidcuvati-zagrozu-otocenna-bahmuta-cerevatij.html</text:a>
</text:p>
      <!--NEWS-->
      <text:h text:style-name="P10" text:outline-level="1">
<text:span text:style-name="T4">
У низці областей України оголошена повітряна тривога</text:span>
</text:h>
      <text:p text:style-name="P4">
Authors: Ukrinform (Person)</text:p>
      <text:p text:style-name="P4">
Publisher: Укринформ (Organization)</text:p>
      <text:p text:style-name="P4">
Published Time: 2023-05-21T21:10:00+03:00</text:p>
      <text:p text:style-name="P4">
Modified Time: 2023-05-21T21:10:00+03:00</text:p>
      <text:p text:style-name="P4">
Description: У п'яти областях України оголошена повітряна тривога. — Укрінформ.</text:p>
      <text:p text:style-name="P4">
Images: ['<text:a xlink:type="simple" xlink:href="https://static.ukrinform.com/photos/2022_04/thumb_files/630_360_1649971569-525.jpg" text:style-name="Internet_20_link" text:visited-style-name="Visited_20_Internet_20_Link">
630_360_16499...</text:a>
']</text:p>
      <text:p text:style-name="P4">
Tags: ['Війна з Росією', 'Повітряна тривога']</text:p>
      <text:p text:style-name="P4">
Type: Article</text:p>
      <!--METADATA-->
      <text:p text:style-name="P4">
<draw:frame draw:style-name="fr1" draw:name="Image251" text:anchor-type="as-char" svg:width="6.9236in" svg:height="3.956343in" draw:z-index="0">
<draw:image xlink:href="../Images/yкринформ/2023-05-21T21-10-00-03-00/630_360_1649971569-525.jpg" xlink:type="simple" xlink:show="embed" xlink:actuate="onLoad" draw:mime-type="image/jpeg"/>
</draw:frame>
 У п'ятиобластях України оголошена повітряна тривога.</text:p>
      <text:p text:style-name="P4">
Про це з посиланням на дані  <text:a xlink:type="simple" xlink:href="https://map.ukrainealarm.com" text:style-name="Internet_20_link" text:visited-style-name="Visited_20_Internet_20_Link">
 </text:a>
 передаєУкрінформ.</text:p>
      <text:p text:style-name="P4">
Повітряна тривога оголошена у <text:a xlink:type="simple" xlink:href="https://www.ukrinform.ua/tag-doneccina" text:style-name="Internet_20_link" text:visited-style-name="Visited_20_Internet_20_Link">
 </text:a>
 ,Дніпропетровській, Черкаській, Полтавській та Кіровоградській областях.</text:p>
      <text:p text:style-name="P4">
Оновлено!</text:p>
      <text:p text:style-name="P4">
Станом на 22:49 повітряна тривога оголошена на Запоріжжі, Дніпропетровщині таХерсонщині.</text:p>
      <text:p text:style-name="P4">
<text:span text:style-name="T4">
Читайте також:</text:span>
 <text:a xlink:type="simple" xlink:href="https://www.ukrinform.ua/rubric-ato/3712326-vijska-rf-zoseredzuut-sili-na-pati-napramkah-za-dobu-24-zitknenna.html" text:style-name="Internet_20_link" text:visited-style-name="Visited_20_Internet_20_Link">
 <text:span text:style-name="T4">
Війська</text:span>
 <text:span text:style-name="T4">
зосереджують</text:span>
 <text:span text:style-name="T4">
сили</text:span>
 <text:span text:style-name="T4">
яти</text:span>
<text:span text:style-name="T4">
напрямках</text:span>
 <text:span text:style-name="T4">
добу</text:span>
 <text:span text:style-name="T4">
зіткнення</text:span>
 </text:a>
</text:p>
      <text:p text:style-name="P4">
Як повідомляв Укрінформ, під час останньої тривоги у Харківській областіРосійські загарбники  <text:a xlink:type="simple" xlink:href="https://www.ukrinform.ua/rubric-ato/3712334-rosiani-obstrilali-selo-na-harkivsini-poranenij-colovik.html" text:style-name="Internet_20_link" text:visited-style-name="Visited_20_Internet_20_Link">
 </text:a>
 по селу ЦиркуниХарківського району - пошкоджений будинок, постраждав чоловік.</text:p>
      <text:p text:style-name="P4">
Source: <text:a xlink:type="simple" xlink:href="https://www.ukrinform.ua/rubric-regions/3712345-u-nizci-oblastej-ukraini-ogolosena-povitrana-trivoga.html" text:style-name="Internet_20_link" text:visited-style-name="Visited_20_Internet_20_Link">
https://www.ukrinform.ua/rubric-regions/3712345-u-nizci-oblastej-ukraini-ogolosena-povitrana-trivoga.html</text:a>
</text:p>
      <!--NEWS-->
      <text:h text:style-name="P10" text:outline-level="1">
<text:span text:style-name="T4">
На саміті G7 у Хіросімі українська тематика була центральною - Зеленський</text:span>
</text:h>
      <text:p text:style-name="P4">
Authors: Ukrinform (Person)</text:p>
      <text:p text:style-name="P4">
Publisher: Укринформ (Organization)</text:p>
      <text:p text:style-name="P4">
Published Time: 2023-05-21T21:14:00+03:00</text:p>
      <text:p text:style-name="P4">
Modified Time: 2023-05-21T21:14:00+03:00</text:p>
      <text:p text:style-name="P4">
Description: У Хіросімі Україна була почесним учасником роботи «Групи семи», а українська тематика – центральною. — Укрінформ.</text:p>
      <text:p text:style-name="P4">
Images: ['<text:a xlink:type="simple" xlink:href="https://static.ukrinform.com/photos/2023_05/thumb_files/630_360_1684676701-846.jpeg" text:style-name="Internet_20_link" text:visited-style-name="Visited_20_Internet_20_Link">
630_360_16846...</text:a>
']</text:p>
      <text:p text:style-name="P4">
Tags: ['Японія', 'Україна', 'Зеленський', 'Саміт G7']</text:p>
      <text:p text:style-name="P4">
Type: Article</text:p>
      <!--METADATA-->
      <text:p text:style-name="P4">
<draw:frame draw:style-name="fr1" draw:name="Image252" text:anchor-type="as-char" svg:width="6.9236in" svg:height="3.956343in" draw:z-index="0">
<draw:image xlink:href="../Images/yкринформ/2023-05-21T21-14-00-03-00/630_360_1684676701-846.jpeg" xlink:type="simple" xlink:show="embed" xlink:actuate="onLoad" draw:mime-type="image/jpeg"/>
</draw:frame>
 УХіросімі Україна була почесним учасником роботи «Групи семи», а українськатематика – центральною.</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_Відео:<text:a xlink:type="simple" xlink:href="https://t.me/OP_UA/9562" text:style-name="Internet_20_link" text:visited-style-name="Visited_20_Internet_20_Link">
 </text:a>
 _</text:p>
      <text:p text:style-name="P4">
<text:span text:style-name="T4">
Дорогі українці!</text:span>
</text:p>
      <text:p text:style-name="P4">
Завершуємо цей дуже непростий, але дуже важливий тиждень. У п’ятницю – Лігаарабських держав. Субота й неділя – G7 плюс Україна та ще розширений формат –сім плюс партнери, зокрема Глобальний Південь, плюс Україна. Інтенсивно.</text:p>
      <text:p text:style-name="P4">
Світ чує нашу позицію. Захист і гарантії безпеки, повернення всіх нашихтериторій, всіх наших людей, справедливість, реалізація нашої формули миру…Щодо кожного суттєвого для України пункту маємо порозуміння зі світовоюбільшістю. І разом будемо збільшувати український потенціал.</text:p>
      <text:p text:style-name="P4">
Цієї суботи – День науки в Україні, і що більше ми даємо Україні можливостей,то більше ми даємо й усім, хто працює в цій шляхетній сфері. Я вітаю всіхнаших науковців!</text:p>
      <text:p text:style-name="P4">
Сьогодні, у неділю, тут, у Хіросімі, Україна була справді почесним учасникомроботи «Великої сімки». Українська тематика – центральна, шана до всіхукраїнців – особлива. Дякую «Сімці»!</text:p>
      <text:p text:style-name="P4">
Зустріч із Президентом Байденом – і, як завжди, стаємо сильнішими після такихпереговорів. Зустріч із лідером Індонезії – змістовно. Зустріч із ПрезидентомРеспубліки Корея – є потенціал для міцних відносин. Зустріч із Премʼєр-міністром Канади Трюдо – дякую, Джастіне, тобі. Поспілкувався з лідерамиВ’єтнаму та Австралії. Окремо й детально говорили з Прем’єр-міністром Японії –будемо посилювати співпрацю.</text:p>
      <text:p text:style-name="P4">
Була й дуже важлива церемонія та звернення у музеї миру в Хіросімі…</text:p>
      <text:p text:style-name="P4">
Наша єдність зі світом, наш захист для українців та наша сила – силаУкраїнської держави – буде і найбільш достойним ушануванням пам’яті нашихлюдей – різних поколінь, – чиє життя було зламане та розтоптане російськимзлом, цією багатолітньою тиранією, яка змінює форму, але вбиває однаковожорстоко.</text:p>
      <text:p text:style-name="P4">
Сьогодні – День пам’яті жертв політичних репресій… День пам’яті всіх, хто бувубитий за роки радянського режиму. Не забуваємо, що було, не забуваємо, коговтратили, і не забуваємо, що ми зобов’язані бути сильними.</text:p>
      <text:p text:style-name="P4">
І будемо завжди.</text:p>
      <text:p text:style-name="P4">
<text:span text:style-name="T4">
Слава Україні!</text:span>
</text:p>
      <text:p text:style-name="P4">
<text:span text:style-name="T5">
Фото: ОП</text:span>
</text:p>
      <text:p text:style-name="P4">
Source: <text:a xlink:type="simple" xlink:href="https://www.ukrinform.ua/rubric-polytics/3712347-na-samiti-velikoi-simki-v-hirosimi-ukrainska-tematika-bula-centralnou-zelenskij.html" text:style-name="Internet_20_link" text:visited-style-name="Visited_20_Internet_20_Link">
https://www.ukrinform.ua/rubric-polytics/3712347-na-samiti-velikoi-simki-v-hirosimi-ukrainska-tematika-bula-centralnou-zelenskij.html</text:a>
</text:p>
      <!--NEWS-->
      <text:h text:style-name="P10" text:outline-level="1">
<text:span text:style-name="T4">
ООН не відображає реалій XXI століття і потребує реформування - прем’єр Індії</text:span>
</text:h>
      <text:p text:style-name="P4">
Authors: Ukrinform (Person)</text:p>
      <text:p text:style-name="P4">
Publisher: Укринформ (Organization)</text:p>
      <text:p text:style-name="P4">
Published Time: 2023-05-21T21:32:00+03:00</text:p>
      <text:p text:style-name="P4">
Modified Time: 2023-05-21T21:32:00+03:00</text:p>
      <text:p text:style-name="P4">
Description: Прем'єр-міністр Індії Нарендра Моді в ході саміту G7 в Хіросімі поставив під сумнів діяльність ООН і заявив, що вона не відображає реалій XXI століття. — Укрінформ.</text:p>
      <text:p text:style-name="P4">
Images: ['<text:a xlink:type="simple" xlink:href="https://static.ukrinform.com/photos/2023_05/thumb_files/630_360_1684692362-111.jpeg" text:style-name="Internet_20_link" text:visited-style-name="Visited_20_Internet_20_Link">
630_360_16846...</text:a>
']</text:p>
      <text:p text:style-name="P4">
Tags: ['Індія', 'ООН', "Прем'єр"]</text:p>
      <text:p text:style-name="P4">
Type: Article</text:p>
      <!--METADATA-->
      <text:p text:style-name="P4">
<draw:frame draw:style-name="fr1" draw:name="Image253" text:anchor-type="as-char" svg:width="6.9236in" svg:height="3.956343in" draw:z-index="0">
<draw:image xlink:href="../Images/yкринформ/2023-05-21T21-32-00-03-00/630_360_1684692362-111.jpeg" xlink:type="simple" xlink:show="embed" xlink:actuate="onLoad" draw:mime-type="image/jpeg"/>
</draw:frame>
 Прем'єр-міністр Індії Нарендра Моді в ході саміту G7 в Хіросімі поставив під сумнівдіяльність ООН і заявив, що вона не відображає реалій XXI століття.</text:p>
      <text:p text:style-name="P4">
Про це повідомляє  <text:a xlink:type="simple" xlink:href="https://www.outlookindia.com/international/g7-summit-pm-narendra-modi-calls-for-united-nations-reform-news-288156" text:style-name="Internet_20_link" text:visited-style-name="Visited_20_Internet_20_Link">
 </text:a>
 , передаєУкрінформ.</text:p>
      <text:p text:style-name="P4">
Моді рішуче закликав до реформування міжнародної організації. За його словами,ООН залишиться просто «розмовною крамницею», якщо не відображатиме реаліїсучасного світу.</text:p>
      <text:p text:style-name="P4">
«Необхідно проаналізувати, чому ми вимушені говорити про мир і стабільність нарізних форумах? Чому ООН, яка була створена з метою збереження миру, сьогодніне в змозі запобігти конфліктам? Чому в <text:a xlink:type="simple" xlink:href="https://www.ukrinform.ua/tag-oon" text:style-name="Internet_20_link" text:visited-style-name="Visited_20_Internet_20_Link">
 </text:a>
не прийнято навіть визначення тероризму? Якщо вдуматися, то ясно одне.Інституції, створені в минулому столітті, не відповідають системі XXIстоліття», — сказав Моді в ході свого виступу на засіданні G7.</text:p>
      <text:p text:style-name="P4">
Він наголосив, що Нью-Делі рішуче наполягає на реформуванні ООН.</text:p>
      <text:p text:style-name="P4">
<text:span text:style-name="T4">
Читайте також:</text:span>
 <text:a xlink:type="simple" xlink:href="https://www.ukrinform.ua/rubric-world/3712198-guterres-zaaviv-pro-neobhidnist-reformuvanna-radbezu-oon.html" text:style-name="Internet_20_link" text:visited-style-name="Visited_20_Internet_20_Link">
 <text:span text:style-name="T4">
ООН</text:span>
 </text:a>
</text:p>
      <text:p text:style-name="P4">
Як повідомляв Укрінформ, раніше Генеральний секретар ООН Антоніу Гутеррешзаявив про необхідність реформування Ради Безпеки та Бреттон-Вудської системи,аби вони відповідали "реаліям сучасного світу".</text:p>
      <text:p text:style-name="P4">
Раніше Президент України Володимир Зеленський заявляв про необхідністьреформувати міжнародні інституції, у тому числі механізми ОрганізаціїОб’єднаних Націй.</text:p>
      <text:p text:style-name="P4">
_ Фото з сайту khaleejtimes.com  _</text:p>
      <text:p text:style-name="P4">
Source: <text:a xlink:type="simple" xlink:href="https://www.ukrinform.ua/rubric-world/3712344-oon-ne-vidobrazae-realij-xxi-stolitta-i-potrebue-reformuvanna-premer-indii.html" text:style-name="Internet_20_link" text:visited-style-name="Visited_20_Internet_20_Link">
https://www.ukrinform.ua/rubric-world/3712344-oon-ne-vidobrazae-realij-xxi-stolitta-i-potrebue-reformuvanna-premer-indii.html</text:a>
</text:p>
      <!--NEWS-->
      <text:h text:style-name="P10" text:outline-level="1">
<text:span text:style-name="T4">
Розбиту гітару Курта Кобейна продали на аукціоні майже за $600 тисяч</text:span>
</text:h>
      <text:p text:style-name="P4">
Authors: Ukrinform (Person)</text:p>
      <text:p text:style-name="P4">
Publisher: Укринформ (Organization)</text:p>
      <text:p text:style-name="P4">
Published Time: 2023-05-21T21:33:48+03:00</text:p>
      <text:p text:style-name="P4">
Modified Time: 2023-05-21T21:33:48+03:00</text:p>
      <text:p text:style-name="P4">
Description: Гітару, яку розбив на сцені фронтмен гурту Nirvana Курт Кобейн, продали на аукціоні майже за $600 тисяч. — Укрінформ.</text:p>
      <text:p text:style-name="P4">
Images: ['<text:a xlink:type="simple" xlink:href="https://static.ukrinform.com/photos/2022_02/thumb_files/630_360_1645195365-772.jpg" text:style-name="Internet_20_link" text:visited-style-name="Visited_20_Internet_20_Link">
630_360_16451...</text:a>
', '<text:a xlink:type="simple" xlink:href="https://static.ukrinform.com/photos/2023_05/1684693594-658.jpg" text:style-name="Internet_20_link" text:visited-style-name="Visited_20_Internet_20_Link">
1684693594-65...</text:a>
']</text:p>
      <text:p text:style-name="P4">
Tags: ['Аукціон', 'Гітара', 'Nirvana']</text:p>
      <text:p text:style-name="P4">
Type: Article</text:p>
      <!--METADATA-->
      <text:p text:style-name="P4">
<draw:frame draw:style-name="fr1" draw:name="Image254" text:anchor-type="as-char" svg:width="6.9236in" svg:height="3.956343in" draw:z-index="0">
<draw:image xlink:href="../Images/yкринформ/2023-05-21T21-33-48-03-00/630_360_1645195365-772.jpg" xlink:type="simple" xlink:show="embed" xlink:actuate="onLoad" draw:mime-type="image/jpeg"/>
</draw:frame>
 Гітару,яку розбив на сцені фронтмен гурту Nirvana Курт Кобейн, продали на аукціонімайже за $600 тисяч.</text:p>
      <text:p text:style-name="P4">
Про це повідомляє  <text:a xlink:type="simple" xlink:href="https://www.bbc.co.uk/news/world-us-canada-65664330" text:style-name="Internet_20_link" text:visited-style-name="Visited_20_Internet_20_Link">
 </text:a>
 ,передає Укрінформ.</text:p>
      <text:p text:style-name="P4">
<text:a xlink:type="simple" xlink:href="https://www.ukrinform.ua/tag-aukcion" text:style-name="Internet_20_link" text:visited-style-name="Visited_20_Internet_20_Link">
 </text:a>
 дім Julien's Auctions заявив, щоочікував, що гітару Fender Stratocaster буде продано за 60 тисяч доларів.Натомість інструмент був проданий за 595 тисяч доларів. Ім'я покупця неназивається.</text:p>
      <text:p text:style-name="P4">
<draw:frame draw:style-name="fr1" draw:name="Image255" text:anchor-type="as-char" svg:width="6.9236in" svg:height="3.894525in" draw:z-index="0">
<draw:image xlink:href="../Images/yкринформ/2023-05-21T21-33-48-03-00/1684693594-658.jpg" xlink:type="simple" xlink:show="embed" xlink:actuate="onLoad" draw:mime-type="image/jpeg"/>
</draw:frame>
</text:p>
      <text:p text:style-name="P4">
Кобейн розбив її, коли Nirvana працювала над своїм хітовим альбомом Nevermindна початку 1990-х. Пізніше інструмент зібрали, але на ньому більше не можнабуло грати. Гітара була підписана усіма трьома учасниками гурту.</text:p>
      <text:p text:style-name="P4">
<text:span text:style-name="T4">
Читайте також:</text:span>
 <text:a xlink:type="simple" xlink:href="https://www.ukrinform.ua/rubric-culture/3710402-na-vistavciaukcioni-u-varsavi-predstavili-kartini-i-vijskovi-trofei-z-ukraini.html" text:style-name="Internet_20_link" text:visited-style-name="Visited_20_Internet_20_Link">
 <text:span text:style-name="T4">
аукціон</text:span>
 </text:a>
</text:p>
      <text:p text:style-name="P4">
«Курт Кобейн, коли він був на сцені, коли грав, він був машиною. Ця людинабула зла, і ви могли відчувати це на сцені. І ви відчували це по тому, як вінповодився зі своїми інструментами», - заявив Коді Фредерік із Julien'sAuctions.</text:p>
      <text:p text:style-name="P4">
Як відомо, Курт Кобейн боровся із залежністю від психоактивних речовин тадепресією. У нього також були бурхливі стосунки зі своєю дружиною Кортні Лав.</text:p>
      <text:p text:style-name="P4">
Виконавець покінчив життя самогубством у квітні 1994 року.</text:p>
      <text:p text:style-name="P4">
_ Фото в тексті: Getty Images  _</text:p>
      <text:p text:style-name="P4">
Source: <text:a xlink:type="simple" xlink:href="https://www.ukrinform.ua/rubric-culture/3712348-rozbitu-gitaru-kurta-kobejna-prodali-na-aukcioni-majze-za-600-tisac.html" text:style-name="Internet_20_link" text:visited-style-name="Visited_20_Internet_20_Link">
https://www.ukrinform.ua/rubric-culture/3712348-rozbitu-gitaru-kurta-kobejna-prodali-na-aukcioni-majze-za-600-tisac.html</text:a>
</text:p>
      <!--NEWS-->
      <text:h text:style-name="P10" text:outline-level="1">
<text:span text:style-name="T4">
Президент: Маємо порозуміння зі світовою більшістю щодо кожного суттєвого для України пункту</text:span>
</text:h>
      <text:p text:style-name="P4">
Authors: Ukrinform (Person)</text:p>
      <text:p text:style-name="P4">
Publisher: Укринформ (Organization)</text:p>
      <text:p text:style-name="P4">
Published Time: 2023-05-21T21:39:00+03:00</text:p>
      <text:p text:style-name="P4">
Modified Time: 2023-05-21T21:39:00+03:00</text:p>
      <text:p text:style-name="P4">
Description: Світ чує позицію України - щодо кожного суттєвого для нашої держави пункту маємо порозуміння зі світовою більшістю.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Переговори', 'Україна', 'Зеленський', 'Саміт G7']</text:p>
      <text:p text:style-name="P4">
Type: Article</text:p>
      <!--METADATA-->
      <text:p text:style-name="P4">
<draw:frame draw:style-name="fr1" draw:name="Image256" text:anchor-type="as-char" svg:width="6.9236in" svg:height="3.956343in" draw:z-index="0">
<draw:image xlink:href="../Images/yкринформ/2023-05-21T21-39-00-03-00/630_360_1682451261-591.jpeg" xlink:type="simple" xlink:show="embed" xlink:actuate="onLoad" draw:mime-type="image/jpeg"/>
</draw:frame>
 Світ чуєпозицію України - щодо кожного суттєвого для нашої держави пункту маємопорозуміння зі світовою більшістю.</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Завершуємо цей дуже непростий, але дуже важливий тиждень. У п’ятницю – Лігаарабських держав. Субота й неділя – G7 плюс Україна та ще розширений формат –сім плюс партнери, зокрема Глобальний Південь, плюс Україна. Інтенсивно. Світчує нашу позицію: захист і гарантії безпеки, повернення всіх наших територій,всіх наших людей, справедливість, реалізація нашої формули миру. Щодо кожногосуттєвого для України пункту маємо порозуміння зі світовою більшістю. І разомбудемо збільшувати український потенціал», - наголосив Президент.</text:p>
      <text:p text:style-name="P4">
_Відео:<text:a xlink:type="simple" xlink:href="https://t.me/OP_UA/9562" text:style-name="Internet_20_link" text:visited-style-name="Visited_20_Internet_20_Link">
 </text:a>
 _</text:p>
      <text:p text:style-name="P4">
Глава держави розповів про низку двосторонніх зустрічей, які відбулися врамках візиту до Японії, та наголосив, що Україна посилюватиме співпрацю зпартнерами.</text:p>
      <text:p text:style-name="P4">
<text:span text:style-name="T4">
Читайте також:</text:span>
 <text:a xlink:type="simple" xlink:href="https://www.ukrinform.ua/rubric-ato/3712347-na-samiti-velikoi-simki-v-hirosimi-ukrainska-tematika-bula-centralnou-zelenskij.html" text:style-name="Internet_20_link" text:visited-style-name="Visited_20_Internet_20_Link">
 <text:span text:style-name="T4">
Зеленський</text:span>
 </text:a>
</text:p>
      <text:p text:style-name="P4">
«Зустріч із Президентом Байденом – і, як завжди, стаємо сильнішими після такихпереговорів. Зустріч із лідером Індонезії – змістовно. Зустріч із ПрезидентомРеспубліки Корея – є потенціал для міцних відносин. Зустріч із Премʼєр-міністром Канади Трюдо – дякую, Джастіне, тобі. Поспілкувався з лідерамиВ’єтнаму та Австралії. Окремо й детально говорили з Прем’єр-міністром Японії –будемо посилювати співпрацю», - зазначив <text:a xlink:type="simple" xlink:href="https://www.ukrinform.ua/tag-zelenskij" text:style-name="Internet_20_link" text:visited-style-name="Visited_20_Internet_20_Link">
 </text:a>
 .</text:p>
      <text:p text:style-name="P4">
Як повідомлялося, Президент України взяв участь у 48-му саміт «Групи семи».Зеленський виступив перед лідерами «Великої сімки», подякувавши за підтримкуУкраїни та звернувшись до кожного окремо.</text:p>
      <text:p text:style-name="P4">
<text:span text:style-name="T5">
Фото: ОП</text:span>
</text:p>
      <text:p text:style-name="P4">
Source: <text:a xlink:type="simple" xlink:href="https://www.ukrinform.ua/rubric-polytics/3712350-prezident-maemo-porozuminna-zi-svitovou-bilsistu-sodo-koznogo-suttevogo-dla-ukraini-punktu.html" text:style-name="Internet_20_link" text:visited-style-name="Visited_20_Internet_20_Link">
https://www.ukrinform.ua/rubric-polytics/3712350-prezident-maemo-porozuminna-zi-svitovou-bilsistu-sodo-koznogo-suttevogo-dla-ukraini-punktu.html</text:a>
</text:p>
      <!--NEWS-->
      <text:h text:style-name="P10" text:outline-level="1">
<text:span text:style-name="T4">
Зірка «Зоряних війн» Марк Гемілл розігрує вишиванку - кошти підуть на відновлення школи</text:span>
</text:h>
      <text:p text:style-name="P4">
Authors: Ukrinform (Person)</text:p>
      <text:p text:style-name="P4">
Publisher: Укринформ (Organization)</text:p>
      <text:p text:style-name="P4">
Published Time: 2023-05-21T21:59:00+03:00</text:p>
      <text:p text:style-name="P4">
Modified Time: 2023-05-21T21:59:00+03:00</text:p>
      <text:p text:style-name="P4">
Description: Американський актор та амбасадор United24 Марк Гемілл приміряв вишиванку та вирішив розіграти другу таку ж. Виручені кошти підуть на відновлення школи у селі Бузова, що на Київщині. — Укрінформ.</text:p>
      <text:p text:style-name="P4">
Images: ['<text:a xlink:type="simple" xlink:href="https://static.ukrinform.com/photos/2022_12/thumb_files/630_360_1671246078-363.jpg" text:style-name="Internet_20_link" text:visited-style-name="Visited_20_Internet_20_Link">
630_360_16712...</text:a>
', '<text:a xlink:type="simple" xlink:href="https://static.ukrinform.com/photos/2023_05/1684695355-970.jpeg" text:style-name="Internet_20_link" text:visited-style-name="Visited_20_Internet_20_Link">
1684695355-97...</text:a>
']</text:p>
      <text:p text:style-name="P4">
Tags: ['Вишиванка', 'Актор', 'United24']</text:p>
      <text:p text:style-name="P4">
Type: Article</text:p>
      <!--METADATA-->
      <text:p text:style-name="P4">
<draw:frame draw:style-name="fr1" draw:name="Image257" text:anchor-type="as-char" svg:width="6.9236in" svg:height="3.956343in" draw:z-index="0">
<draw:image xlink:href="../Images/yкринформ/2023-05-21T21-59-00-03-00/630_360_1671246078-363.jpg" xlink:type="simple" xlink:show="embed" xlink:actuate="onLoad" draw:mime-type="image/jpeg"/>
</draw:frame>
Американський актор та амбасадор United24 Марк Гемілл приміряв вишиванку тавирішив розіграти другу таку ж. Виручені кошти підуть на відновлення школи уселі Бузова, що на Київщині.</text:p>
      <text:p text:style-name="P4">
Про це він повідомив у  <text:a xlink:type="simple" xlink:href="https://twitter.com/MarkHamill/status/1660360061217284096" text:style-name="Internet_20_link" text:visited-style-name="Visited_20_Internet_20_Link">
</text:a>
 , передаєУкрінформ.</text:p>
      <text:p text:style-name="P4">
«Ця виготовлена на замовлення вишиванка із вишитими світловими мечами єподарунком від United24. Їх лише дві! Хочете виграти другу? Просто пожертвуйте$24 або більше школі в Бузовій, Україна. Давайте зробимо це разом!», - написавГемілл.</text:p>
      <text:p text:style-name="P4">
Також актор, відомий за роллю Люка Скайвокера в «Зоряних війнах», опублікувавсвою фотографію у вишиванці.</text:p>
      <text:p text:style-name="P4">
<draw:frame draw:style-name="fr1" draw:name="Image258" text:anchor-type="as-char" svg:width="6.70302in" svg:height="10.0in" draw:z-index="0">
<draw:image xlink:href="../Images/yкринформ/2023-05-21T21-59-00-03-00/1684695355-970.jpeg" xlink:type="simple" xlink:show="embed" xlink:actuate="onLoad" draw:mime-type="image/jpeg"/>
</draw:frame>
</text:p>
      <text:p text:style-name="P4">
<text:span text:style-name="T4">
Читайте також:</text:span>
 <text:a xlink:type="simple" xlink:href="https://www.ukrinform.ua/rubric-culture/3704880-aktor-mark-gemill-zibrav-ponad-15-miljona-na-droni-dla-zsu.html" text:style-name="Internet_20_link" text:visited-style-name="Visited_20_Internet_20_Link">
 <text:span text:style-name="T4">
Гемілл</text:span>
 </text:a>
</text:p>
      <text:p text:style-name="P4">
Як повідомляв Укрінформ, Президент України Володимир Зеленський ініціювавстворення глобального проєкту United24, який прагне об'єднати людей з усьогосвіту в їхньому бажанні допомогти нашій державі.</text:p>
      <text:p text:style-name="P4">
<text:a xlink:type="simple" xlink:href="https://www.ukrinform.ua/tag-united24" text:style-name="Internet_20_link" text:visited-style-name="Visited_20_Internet_20_Link">
 </text:a>
 – однойменна платформа для зборукоштів на підтримку України. Головна мета – збільшити обсяги пожертв накористь нашої держави, забезпечити ефективність та прозорість їх розподілу.</text:p>
      <text:p text:style-name="P4">
Source: <text:a xlink:type="simple" xlink:href="https://www.ukrinform.ua/rubric-culture/3712352-zirka-zoranih-vijn-mark-gemill-rozigrue-visivanku-kosti-pidut-na-vidnovlenna-skoli.html" text:style-name="Internet_20_link" text:visited-style-name="Visited_20_Internet_20_Link">
https://www.ukrinform.ua/rubric-culture/3712352-zirka-zoranih-vijn-mark-gemill-rozigrue-visivanku-kosti-pidut-na-vidnovlenna-skoli.html</text:a>
</text:p>
      <!--NEWS-->
      <text:h text:style-name="P10" text:outline-level="1">
<text:span text:style-name="T4">
АПЛ: «Ман Сіті» в статусі чемпіона переміг «Челсі»</text:span>
</text:h>
      <text:p text:style-name="P4">
Authors: Ukrinform (Person)</text:p>
      <text:p text:style-name="P4">
Publisher: Укринформ (Organization)</text:p>
      <text:p text:style-name="P4">
Published Time: 2023-05-21T22:00:28+03:00</text:p>
      <text:p text:style-name="P4">
Modified Time: 2023-05-21T22:00:28+03:00</text:p>
      <text:p text:style-name="P4">
Description: Український вінгер «аристократів» Михайло Мудрик зіграв у матчі 20 хвилин. — Укрінформ.</text:p>
      <text:p text:style-name="P4">
Images: ['<text:a xlink:type="simple" xlink:href="https://static.ukrinform.com/photos/2023_05/thumb_files/630_360_1684695568-468.jpg" text:style-name="Internet_20_link" text:visited-style-name="Visited_20_Internet_20_Link">
630_360_16846...</text:a>
']</text:p>
      <text:p text:style-name="P4">
Tags: ['Челсі', 'Футбол', 'Манчестер Сіті', 'АПЛ']</text:p>
      <text:p text:style-name="P4">
Type: Article</text:p>
      <!--METADATA-->
      <text:p text:style-name="P4">
<draw:frame draw:style-name="fr1" draw:name="Image259" text:anchor-type="as-char" svg:width="6.9236in" svg:height="3.956343in" draw:z-index="0">
<draw:image xlink:href="../Images/yкринформ/2023-05-21T22-00-28-03-00/630_360_1684695568-468.jpg" xlink:type="simple" xlink:show="embed" xlink:actuate="onLoad" draw:mime-type="image/jpeg"/>
</draw:frame>
Український вінгер «аристократів» Михайло Мудрик зіграв у матчі 20 хвилин.</text:p>
      <text:p text:style-name="P4">
«Манчестер Сіті» на своєму полі здолав «Челсі» в 37-у турі Англійськоїпрем'єр-ліги, передає Укрінформ.</text:p>
      <text:p text:style-name="P4">
У складі «містян» відзначився Альварес.</text:p>
      <text:p text:style-name="P4">
«Манчестер Сіті» достроково оформив собі титул чемпіона. На рахунку підопічнихХосепа Гвардіоли 88 очок після 35 матчів.</text:p>
      <text:p text:style-name="P4">
«Челсі» посідає 12 сходинку, маючи в активі 43 пункти після 36 поєдинків.</text:p>
      <text:p text:style-name="P4">
<text:span text:style-name="T4">
Читайте також:</text:span>
 <text:a xlink:type="simple" xlink:href="https://www.ukrinform.ua/rubric-sports/3712341-borussia-rozgromila-augsburg-i-ocolila-bundesligu-v-peredostannomu-turi.html" text:style-name="Internet_20_link" text:visited-style-name="Visited_20_Internet_20_Link">
 <text:span text:style-name="T4">
Боруссія</text:span>
 </text:a>
</text:p>
      <text:p text:style-name="P4">
Як повідомлялося, на другій сходинці розташовується «Арсенал» 81 пункт після37 матчів.</text:p>
      <text:p text:style-name="P4">
Фото: Getty Images</text:p>
      <text:p text:style-name="P4">
Source: <text:a xlink:type="simple" xlink:href="https://www.ukrinform.ua/rubric-sports/3712353-apl-man-siti-v-statusi-cempiona-peremig-celsi.html" text:style-name="Internet_20_link" text:visited-style-name="Visited_20_Internet_20_Link">
https://www.ukrinform.ua/rubric-sports/3712353-apl-man-siti-v-statusi-cempiona-peremig-celsi.html</text:a>
</text:p>
      <!--NEWS-->
      <text:h text:style-name="P10" text:outline-level="1">
<text:span text:style-name="T4">
В Одесі пролунав вибух - ЗМІ</text:span>
</text:h>
      <text:p text:style-name="P4">
Authors: Ukrinform (Person)</text:p>
      <text:p text:style-name="P4">
Publisher: Укринформ (Organization)</text:p>
      <text:p text:style-name="P4">
Published Time: 2023-05-21T22:02:00+03:00</text:p>
      <text:p text:style-name="P4">
Modified Time: 2023-05-21T22:02:00+03:00</text:p>
      <text:p text:style-name="P4">
Description: Під час повітряної тривоги в Одесі було чути вибух.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деса', 'Вибух', 'Війна з Росією', 'Повітряна тривога', 'ППО']</text:p>
      <text:p text:style-name="P4">
Type: Article</text:p>
      <!--METADATA-->
      <text:p text:style-name="P4">
<draw:frame draw:style-name="fr1" draw:name="Image260" text:anchor-type="as-char" svg:width="6.9236in" svg:height="3.956343in" draw:z-index="0">
<draw:image xlink:href="../Images/yкринформ/2023-05-21T22-02-00-03-00/630_360_1538997483-946.jpg" xlink:type="simple" xlink:show="embed" xlink:actuate="onLoad" draw:mime-type="image/jpeg"/>
</draw:frame>
 Під часповітряної тривоги в Одесі було чути вибух.</text:p>
      <text:p text:style-name="P4">
Про це повідомляє <text:a xlink:type="simple" xlink:href="https://t.me/s/suspilnenews" text:style-name="Internet_20_link" text:visited-style-name="Visited_20_Internet_20_Link">
 </text:a>
 , передає Укрінформ.</text:p>
      <text:p text:style-name="P4">
«В Одесі пролунав <text:a xlink:type="simple" xlink:href="https://www.ukrinform.ua/tag-vibuh" text:style-name="Internet_20_link" text:visited-style-name="Visited_20_Internet_20_Link">
 </text:a>
 », - ідеться вдописі.</text:p>
      <text:p text:style-name="P4">
<text:span text:style-name="T4">
Читайте також:</text:span>
 <text:a xlink:type="simple" xlink:href="https://www.ukrinform.ua/rubric-ato/3712025-u-dnipri-prolunav-vibuh-zmi.html" text:style-name="Internet_20_link" text:visited-style-name="Visited_20_Internet_20_Link">
 <text:span text:style-name="T4">
вибух</text:span>
 </text:a>
</text:p>
      <text:p text:style-name="P4">
Речник Одеської ОВА Сергій Братчук у <text:a xlink:type="simple" xlink:href="https://t.me/s/Bratchuk_Sergey" text:style-name="Internet_20_link" text:visited-style-name="Visited_20_Internet_20_Link">
 </text:a>
 давзрозуміти, що працює ППО.</text:p>
      <text:p text:style-name="P4">
В області оголошена повітряна тривога.</text:p>
      <text:p text:style-name="P4">
Source: <text:a xlink:type="simple" xlink:href="https://www.ukrinform.ua/rubric-ato/3712356-v-odesi-prolunav-vibuh-zmi.html" text:style-name="Internet_20_link" text:visited-style-name="Visited_20_Internet_20_Link">
https://www.ukrinform.ua/rubric-ato/3712356-v-odesi-prolunav-vibuh-zmi.html</text:a>
</text:p>
      <!--NEWS-->
      <text:h text:style-name="P10" text:outline-level="1">
<text:span text:style-name="T4">
Баскетбол: «Реал» обіграв «Олімпіакос» у фіналі Євроліги</text:span>
</text:h>
      <text:p text:style-name="P4">
Authors: Ukrinform (Person)</text:p>
      <text:p text:style-name="P4">
Publisher: Укринформ (Organization)</text:p>
      <text:p text:style-name="P4">
Published Time: 2023-05-21T22:04:22+03:00</text:p>
      <text:p text:style-name="P4">
Modified Time: 2023-05-21T22:04:22+03:00</text:p>
      <text:p text:style-name="P4">
Description: Сьогодні, 21 травня, відбувся фінал Євроліги на «Жальгіріс-Арені» у Каунасі, Литва. — Укрінформ.</text:p>
      <text:p text:style-name="P4">
Images: ['<text:a xlink:type="simple" xlink:href="https://static.ukrinform.com/photos/2023_05/thumb_files/630_360_1684695825-645.jpg" text:style-name="Internet_20_link" text:visited-style-name="Visited_20_Internet_20_Link">
630_360_16846...</text:a>
']</text:p>
      <text:p text:style-name="P4">
Tags: ['Баскетбол']</text:p>
      <text:p text:style-name="P4">
Type: Article</text:p>
      <!--METADATA-->
      <text:p text:style-name="P4">
<draw:frame draw:style-name="fr1" draw:name="Image261" text:anchor-type="as-char" svg:width="6.9236in" svg:height="3.956343in" draw:z-index="0">
<draw:image xlink:href="../Images/yкринформ/2023-05-21T22-04-22-03-00/630_360_1684695825-645.jpg" xlink:type="simple" xlink:show="embed" xlink:actuate="onLoad" draw:mime-type="image/jpeg"/>
</draw:frame>
 Сьогодні,21 травня, відбувся фінал Євроліги на «Жальгіріс-Арені» у Каунасі, Литва.</text:p>
      <text:p text:style-name="P4">
У фінальному поєдинку «Олімпіакос» поступився мадридському «Реалу» - 78:79,передає Укрінформ.</text:p>
      <text:p text:style-name="P4">
Найрезультативнішим у матчі став Саша Везенков з «Олімпіакоса» - 29 очок, 9підбирань і 4 асисти.</text:p>
      <text:p text:style-name="P4">
<text:span text:style-name="T4">
Читайте також:</text:span>
 <text:a xlink:type="simple" xlink:href="https://www.ukrinform.ua/rubric-sports/3711790-zinoca-zbirna-ukraini-z-basketbolu-3h3-sensacijno-peremogla-nimeccinu.html" text:style-name="Internet_20_link" text:visited-style-name="Visited_20_Internet_20_Link">
 <text:span text:style-name="T4">
баскетбол</text:span>
 </text:a>
</text:p>
      <text:p text:style-name="P4">
У матчі за третє місце «Монако» обіграло «Барселону» - 78:66.</text:p>
      <text:p text:style-name="P4">
Фото: realmadrid.com</text:p>
      <text:p text:style-name="P4">
Source: <text:a xlink:type="simple" xlink:href="https://www.ukrinform.ua/rubric-sports/3712354-basketbol-real-obigrav-olimpiakos-u-finali-evroligi.html" text:style-name="Internet_20_link" text:visited-style-name="Visited_20_Internet_20_Link">
https://www.ukrinform.ua/rubric-sports/3712354-basketbol-real-obigrav-olimpiakos-u-finali-evroligi.html</text:a>
</text:p>
      <!--NEWS-->
      <text:h text:style-name="P10" text:outline-level="1">
<text:span text:style-name="T4">
У Каннах обговорили підтримку цифрового та культурного секторів України</text:span>
</text:h>
      <text:p text:style-name="P4">
Authors: Ukrinform (Person)</text:p>
      <text:p text:style-name="P4">
Publisher: Укринформ (Organization)</text:p>
      <text:p text:style-name="P4">
Published Time: 2023-05-21T22:31:00+03:00</text:p>
      <text:p text:style-name="P4">
Modified Time: 2023-05-21T22:31:00+03:00</text:p>
      <text:p text:style-name="P4">
Description: У французьких Каннах на Cannes Next – інноваційній платформі Marché du Film, обговорили підтримку цифрового та культурного секторів України. — Укрінформ.</text:p>
      <text:p text:style-name="P4">
Images: ['<text:a xlink:type="simple" xlink:href="https://static.ukrinform.com/photos/2023_05/thumb_files/630_360_1684696652-253.jpg" text:style-name="Internet_20_link" text:visited-style-name="Visited_20_Internet_20_Link">
630_360_16846...</text:a>
', '<text:a xlink:type="simple" xlink:href="https://static.ukrinform.com/photos/2023_05/1684696817-569.png" text:style-name="Internet_20_link" text:visited-style-name="Visited_20_Internet_20_Link">
1684696817-56...</text:a>
']</text:p>
      <text:p text:style-name="P4">
Tags: ['Канни', 'Культура', 'Україна', 'Цифровізація']</text:p>
      <text:p text:style-name="P4">
Type: Article</text:p>
      <!--METADATA-->
      <text:p text:style-name="P4">
<draw:frame draw:style-name="fr1" draw:name="Image262" text:anchor-type="as-char" svg:width="6.9236in" svg:height="3.956343in" draw:z-index="0">
<draw:image xlink:href="../Images/yкринформ/2023-05-21T22-31-00-03-00/630_360_1684696652-253.jpg" xlink:type="simple" xlink:show="embed" xlink:actuate="onLoad" draw:mime-type="image/jpeg"/>
</draw:frame>
 Уфранцузьких Каннах на Cannes Next – інноваційній платформі Marché du Film,обговорили підтримку цифрового та культурного секторів України.</text:p>
      <text:p text:style-name="P4">
Як передає Укрінформ, про це Міністерство культури та інформаційної політикиУкраїни повідомляє у  <text:a xlink:type="simple" xlink:href="https://t.me/mkipu/6205" text:style-name="Internet_20_link" text:visited-style-name="Visited_20_Internet_20_Link">
 </text:a>
 .</text:p>
      <text:p text:style-name="P4">
19 травня на Cannes Next – інноваційній платформі Marché du Film, якадосліджує майбутнє кіно та розважального бізнесу, відбулася панельна дискусія«Розбудова громадянської та цифрової стійкості, як Україна та Європа можутьзапровадити інновації та створити майбутніх чемпіонів».</text:p>
      <text:p text:style-name="P4">
<draw:frame draw:style-name="fr1" draw:name="Image263" text:anchor-type="as-char" svg:width="6.9236in" svg:height="3.615658in" draw:z-index="0">
<draw:image xlink:href="../Images/yкринформ/2023-05-21T22-31-00-03-00/1684696817-569.png" xlink:type="simple" xlink:show="embed" xlink:actuate="onLoad" draw:mime-type="image/png"/>
</draw:frame>
</text:p>
      <text:p text:style-name="P4">
Серед учасників обговорення був присутній заступник міністра культури таінформаційної політики України з питань європейської інтеграції ТарасШевченко.</text:p>
      <text:p text:style-name="P4">
Cannes Next висловила свою солідарність з Україною, щоб дослідити, якглобальний контент, цифровий і креативний сектори можуть сприяти досягненнюцілей України, зважаючи на триваючу повномасштабну агресію РосійськоїФедерації. Під час панельної дискусії учасники розглянули стан креативної тацифрової індустрії України, висвітлюючи її виклики та можливості.</text:p>
      <text:p text:style-name="P4">
<text:span text:style-name="T4">
Читайте також:</text:span>
 <text:a xlink:type="simple" xlink:href="https://www.ukrinform.ua/rubric-culture/3712044-programa-vidnovlenna-ukraini-stosuvatimetsa-j-kulturnoi-spadsini-tkacenko.html" text:style-name="Internet_20_link" text:visited-style-name="Visited_20_Internet_20_Link">
 <text:span text:style-name="T4">
культур</text:span>
 </text:a>
</text:p>
      <text:p text:style-name="P4">
«Інтерес до всього українського стане рушієм для післявоєнної відбудовидержави та інтеграції України до ЄС», – зазначив Шевченко.</text:p>
      <text:p text:style-name="P4">
Як повідомляв Укрінформ, у червні 15 українських музейників  <text:a xlink:type="simple" xlink:href="https://www.ukrinform.ua/rubric-culture/3711548-ukrainski-muzejniki-dla-obminu-dosvidom-vidvidaut-francuzki-institucii.html" text:style-name="Internet_20_link" text:visited-style-name="Visited_20_Internet_20_Link">
</text:a>
 французькі інституціїмузейної сфери для обміну досвідом і встановлення партнерства.</text:p>
      <text:p text:style-name="P4">
Фото: Marché du Film</text:p>
      <text:p text:style-name="P4">
Source: <text:a xlink:type="simple" xlink:href="https://www.ukrinform.ua/rubric-culture/3712358-u-kannah-obgovorili-pidtrimku-cifrovogo-ta-kulturnogo-sektoriv-ukraini.html" text:style-name="Internet_20_link" text:visited-style-name="Visited_20_Internet_20_Link">
https://www.ukrinform.ua/rubric-culture/3712358-u-kannah-obgovorili-pidtrimku-cifrovogo-ta-kulturnogo-sektoriv-ukraini.html</text:a>
</text:p>
      <!--NEWS-->
      <text:h text:style-name="P10" text:outline-level="1">
<text:span text:style-name="T4">
Ворог за день обстріляв сім громад Сумщини, пошкоджені житлові будинки</text:span>
</text:h>
      <text:p text:style-name="P4">
Authors: Ukrinform (Person)</text:p>
      <text:p text:style-name="P4">
Publisher: Укринформ (Organization)</text:p>
      <text:p text:style-name="P4">
Published Time: 2023-05-21T22:40:00+03:00</text:p>
      <text:p text:style-name="P4">
Modified Time: 2023-05-21T22:40:00+03:00</text:p>
      <text:p text:style-name="P4">
Description: Упродовж дня російські агресори обстріляли сім громад Сумської області, загалом зафіксовано 32 вибухи. — Укрінформ.</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Міномет', 'Війна з Росією', 'Артилерія']</text:p>
      <text:p text:style-name="P4">
Type: Article</text:p>
      <!--METADATA-->
      <text:p text:style-name="P4">
<draw:frame draw:style-name="fr1" draw:name="Image264" text:anchor-type="as-char" svg:width="6.9236in" svg:height="3.956343in" draw:z-index="0">
<draw:image xlink:href="../Images/yкринформ/2023-05-21T22-40-00-03-00/630_360_1574102935-316.jpg" xlink:type="simple" xlink:show="embed" xlink:actuate="onLoad" draw:mime-type="image/jpeg"/>
</draw:frame>
 Упродовждня російські агресори обстріляли сім громад Сумської області, загаломзафіксовано 32 вибухи.</text:p>
      <text:p text:style-name="P4">
Як передає Укрінформ, про це у <text:a xlink:type="simple" xlink:href="http://www.facebook.com/sumska.oda/posts/589087723323836" text:style-name="Internet_20_link" text:visited-style-name="Visited_20_Internet_20_Link">
</text:a>
повідомляє Сумська ОВА.</text:p>
      <text:p text:style-name="P4">
«Протягом дня ворогом здійснено 11 обстрілів. Зафіксовано 32 вибухи». -йдеться в повідомленні.</text:p>
      <text:p text:style-name="P4">
Обстрілів зазнали Білопільська, Миропільська, Краснопільська, Середино-Будська, Есманська, Шалигинська та Глухівська громади.</text:p>
      <text:p text:style-name="P4">
По Краснопільській громаді ворог з міномета випустив дві міни.</text:p>
      <text:p text:style-name="P4">
Середино-Будська громада зазнала артилерійського обстрілу, зафіксовано вісімвибухів. Внаслідок обстрілу пошкоджено два приватні житлові будинки.</text:p>
      <text:p text:style-name="P4">
Крім того, росіяни з мінометів обстріляли Есманську (шість вибухів),Шалигинську (чотири вибухи), Білопільську (два вибухи) та Глухівську (тривибухи) громади.</text:p>
      <text:p text:style-name="P4">
<text:span text:style-name="T4">
Читайте також:</text:span>
 <text:a xlink:type="simple" xlink:href="https://www.ukrinform.ua/rubric-ato/3711487-vijska-rf-trici-obstrilali-prikordonna-cernigivsini-i-sumsini.html" text:style-name="Internet_20_link" text:visited-style-name="Visited_20_Internet_20_Link">
 <text:span text:style-name="T4">
Сумщин</text:span>
 </text:a>
</text:p>
      <text:p text:style-name="P4">
У Миропільській громаді внаслідок артилерійського <text:a xlink:type="simple" xlink:href="https://www.ukrinform.ua/tag-obstril" text:style-name="Internet_20_link" text:visited-style-name="Visited_20_Internet_20_Link">
</text:a>
 (сім вибухів) пошкоджено приватнийжитловий будинок.</text:p>
      <text:p text:style-name="P4">
Як повідомляв Укрінформ, російські війська зранку 21 травня п'ять разівобстріляли з мінометів і артилерії прикордонні території Чернігівської таСумської областей.</text:p>
      <text:p text:style-name="P4">
Source: <text:a xlink:type="simple" xlink:href="https://www.ukrinform.ua/rubric-ato/3712365-vorog-za-den-obstrilav-sim-gromad-sumsini-poskodzeni-zitlovi-budinki.html" text:style-name="Internet_20_link" text:visited-style-name="Visited_20_Internet_20_Link">
https://www.ukrinform.ua/rubric-ato/3712365-vorog-za-den-obstrilav-sim-gromad-sumsini-poskodzeni-zitlovi-budinki.html</text:a>
</text:p>
      <!--NEWS-->
      <text:h text:style-name="P10" text:outline-level="1">
<text:span text:style-name="T4">
Розтрощене, але нескорене місто: воїни ССО України записали відео у Бахмуті</text:span>
</text:h>
      <text:p text:style-name="P4">
Authors: Ukrinform (Person)</text:p>
      <text:p text:style-name="P4">
Publisher: Укринформ (Organization)</text:p>
      <text:p text:style-name="P4">
Published Time: 2023-05-21T22:57:00+03:00</text:p>
      <text:p text:style-name="P4">
Modified Time: 2023-05-21T22:57:00+03:00</text:p>
      <text:p text:style-name="P4">
Description: Українські військові ССО сьогодні, 21 травня, записали відео у розтрощеному Бахмуті. — Укрінформ.</text:p>
      <text:p text:style-name="P4">
Images: ['<text:a xlink:type="simple" xlink:href="https://static.ukrinform.com/photos/2023_05/thumb_files/630_360_1684699175-115.jpg" text:style-name="Internet_20_link" text:visited-style-name="Visited_20_Internet_20_Link">
630_360_16846...</text:a>
']</text:p>
      <text:p text:style-name="P4">
Tags: ['Бахмут', 'ЗСУ', 'Війна з Росією']</text:p>
      <text:p text:style-name="P4">
Type: Article</text:p>
      <!--METADATA-->
      <text:p text:style-name="P4">
<draw:frame draw:style-name="fr1" draw:name="Image265" text:anchor-type="as-char" svg:width="6.9236in" svg:height="3.956343in" draw:z-index="0">
<draw:image xlink:href="../Images/yкринформ/2023-05-21T22-57-00-03-00/630_360_1684699175-115.jpg" xlink:type="simple" xlink:show="embed" xlink:actuate="onLoad" draw:mime-type="image/jpeg"/>
</draw:frame>
 Українськівійськові ССО сьогодні, 21 травня, записали відео у розтрощеному Бахмуті.</text:p>
      <text:p text:style-name="P4">
Як передає Укрінформ, відповідний ролик опублікували Сили спеціальних операційЗбройних Сил України у <text:a xlink:type="simple" xlink:href="https://www.facebook.com/usofcom/videos/236472679002340/" text:style-name="Internet_20_link" text:visited-style-name="Visited_20_Internet_20_Link">
</text:a>
 .</text:p>
      <text:p text:style-name="P4">
"  Бахмут сьогодні. Воїни ССО України вирушають на бойову задачу крізьрозтрощене, але нескорене місто.</text:p>
      <text:p text:style-name="P4">
Саме так виглядає наш шлях до Перемоги: тяжкий і ризикований. Єдиний вибірвсіх, хто став на захист <text:a xlink:type="simple" xlink:href="https://www.ukrinform.ua/tag-ukraina" text:style-name="Internet_20_link" text:visited-style-name="Visited_20_Internet_20_Link">
 </text:a>
 , всіх длякого війна стала роботою і покликанням водночас  ", - йдеться у повідомленні.</text:p>
      <text:p text:style-name="P4">
<text:span text:style-name="T4">
Читайте також:</text:span>
 <text:a xlink:type="simple" xlink:href="https://www.ukrinform.ua/rubric-ato/3712191-zelenskij-bahmut-ne-zahoplenij-rosianami.html" text:style-name="Internet_20_link" text:visited-style-name="Visited_20_Internet_20_Link">
 <text:span text:style-name="T4">
Бахмут</text:span>
 </text:a>
</text:p>
      <text:p text:style-name="P4">
Як повідомлялося, деякі ЗМІ написали, що нібито Президент Володимир Зеленськийу коментарі журналістам у Японії підтвердив, що місто Бахмут вже не підконтролем Збройних сил України.</text:p>
      <text:p text:style-name="P4">
Водночас його прессекретар Сергій Никифоров заявив, що глава держави у своїйвідповіді  <text:a xlink:type="simple" xlink:href="https://www.ukrinform.ua/rubric-ato/3712116-zelenskij-zapereciv-vzatta-bahmuta-rosianami-recnik-prezidenta.html" text:style-name="Internet_20_link" text:visited-style-name="Visited_20_Internet_20_Link">
 </text:a>
 взяття Бахмутаросійськими загарбниками.</text:p>
      <text:p text:style-name="P4">
Напередодні заступниця міністра оборони України Ганна Маляр  <text:a xlink:type="simple" xlink:href="https://www.ukrinform.ua/rubric-ato/3711924-situacia-u-bahmuti-kriticna-ukrainski-bijci-trimaut-oboronu-v-odnomu-z-rajoniv-malar.html" text:style-name="Internet_20_link" text:visited-style-name="Visited_20_Internet_20_Link">
</text:a>
 , що у БахмутіДонецької області ситуація критична, водночас ЗСУ тримають оборону в районі"Літак".</text:p>
      <text:p text:style-name="P4">
<text:span text:style-name="T5">
Фото: Ліберов Костянтин</text:span>
</text:p>
      <text:p text:style-name="P4">
Source: <text:a xlink:type="simple" xlink:href="https://www.ukrinform.ua/rubric-regions/3712366-roztrosene-ale-neskorene-voini-sso-ukraini-zapisali-video-u-bahmuti.html" text:style-name="Internet_20_link" text:visited-style-name="Visited_20_Internet_20_Link">
https://www.ukrinform.ua/rubric-regions/3712366-roztrosene-ale-neskorene-voini-sso-ukraini-zapisali-video-u-bahmuti.html</text:a>
</text:p>
      <!--NEWS-->
      <text:h text:style-name="P10" text:outline-level="1">
<text:span text:style-name="T4">
Понад сто нобелівських лауреатів закликають Білорусь звільнити політв’язня Беляцького</text:span>
</text:h>
      <text:p text:style-name="P4">
Authors: Ukrinform (Person)</text:p>
      <text:p text:style-name="P4">
Publisher: Укринформ (Organization)</text:p>
      <text:p text:style-name="P4">
Published Time: 2023-05-21T23:19:00+03:00</text:p>
      <text:p text:style-name="P4">
Modified Time: 2023-05-21T23:19:00+03:00</text:p>
      <text:p text:style-name="P4">
Description: 103 лауреати Нобелівської премії оприлюднили лист із вимогою звільнити ув'язненого в Білорусі Алеся Беляцького, який торік удостоївся цієї нагороди за правозахисну роботу. — Укрінформ.</text:p>
      <text:p text:style-name="P4">
Images: ['<text:a xlink:type="simple" xlink:href="https://static.ukrinform.com/photos/2023_05/thumb_files/630_360_1684700264-764.jpeg" text:style-name="Internet_20_link" text:visited-style-name="Visited_20_Internet_20_Link">
630_360_16847...</text:a>
']</text:p>
      <text:p text:style-name="P4">
Tags: ['Білорусь', 'Права людини', 'Правозахисники', 'Нобелівська премія ']</text:p>
      <text:p text:style-name="P4">
Type: Article</text:p>
      <!--METADATA-->
      <text:p text:style-name="P4">
<draw:frame draw:style-name="fr1" draw:name="Image266" text:anchor-type="as-char" svg:width="6.9236in" svg:height="3.956343in" draw:z-index="0">
<draw:image xlink:href="../Images/yкринформ/2023-05-21T23-19-00-03-00/630_360_1684700264-764.jpeg" xlink:type="simple" xlink:show="embed" xlink:actuate="onLoad" draw:mime-type="image/jpeg"/>
</draw:frame>
 103лауреати Нобелівської премії оприлюднили лист із вимогою звільнити ув'язненогов Білорусі Алеся Беляцького, який торік удостоївся цієї нагороди заправозахисну роботу.</text:p>
      <text:p text:style-name="P4">
Як передає Укрінформ із посиланням на <text:a xlink:type="simple" xlink:href="https://www.radiosvoboda.org/a/news-beliatsky-bilorus-lyst/32421452.html" text:style-name="Internet_20_link" text:visited-style-name="Visited_20_Internet_20_Link">
 </text:a>
 , звернення опубліковане на сайтіміжнародного ПЕН-клубу.</text:p>
      <text:p text:style-name="P4">
«Білоруського правозахисника у тексті названо символом надії й натхнення дляколег з усього світу», - йдеться в повідомленні.</text:p>
      <text:p text:style-name="P4">
У листі кримінальну справу проти Беляцького назвали надуманою. Наголошується,що він присвятив своє життя просуванню демократії та <text:a xlink:type="simple" xlink:href="https://www.ukrinform.ua/tag-prava-ludini" text:style-name="Internet_20_link" text:visited-style-name="Visited_20_Internet_20_Link">
</text:a>
 в Білорусі, «наважившисьзакликати Олександра Лукашенка до відповідальності за нещадне, безперервне тасистематичне придушення незалежних голосів».</text:p>
      <text:p text:style-name="P4">
Серед підписантів – лауреати премії з хімії, медицини та фізіології, фізики,економіки, літератури і миру, зокрема 87-річний астроном Роберт Вудро Вільсонта 91-річний мікробіолог Гамілтон Сміт.</text:p>
      <text:p text:style-name="P4">
Автори звернення також вимагають звільнення інших учасників заснованоїБеляцьким правозахисної організації «Вясна», роботу якої на території Білорусіде-факто заборонено.</text:p>
      <text:p text:style-name="P4">
<text:span text:style-name="T4">
Читайте також:</text:span>
 <text:a xlink:type="simple" xlink:href="https://www.ukrinform.ua/rubric-world/3677982-sprava-belackogo-v-oon-zazadali-zvilnenna-biloruskih-politvazniv.html" text:style-name="Internet_20_link" text:visited-style-name="Visited_20_Internet_20_Link">
 <text:span text:style-name="T4">
Беляцьк</text:span>
 </text:a>
</text:p>
      <text:p text:style-name="P4">
Як повідомляв Укрінформ, на початку березня в Білорусі голова правозахисногоцентру «Вясна» <text:a xlink:type="simple" xlink:href="https://www.ukrinform.ua/rubric-world/3677694-u-bilorusi-nobelivskij-laureat-belackij-otrimav-10-rokiv-kolonii.html" text:style-name="Internet_20_link" text:visited-style-name="Visited_20_Internet_20_Link">
 </text:a>
 за обвинуваченнямив контрабанді та екстремізмі.</text:p>
      <text:p text:style-name="P4">
Троє членів «Вясни» – Валентин Стефанович, Володимир Лабкович і ДмитроСоловйов – дістали відповідно дев'ять, сім та вісім років за ґратами(Соловйова судили заочно).</text:p>
      <text:p text:style-name="P4">
У 2022 році Беляцький став співлауреатом Нобелівської премії миру заправозахисну роботу. Разом із ним премію здобули український Центргромадянських свобод і заборонена в РФ організація «Меморіал».</text:p>
      <text:p text:style-name="P4">
Source: <text:a xlink:type="simple" xlink:href="https://www.ukrinform.ua/rubric-world/3712368-ponad-sto-nobelivskih-laureativ-zaklikaut-bilorus-zvilniti-politvazna-belackogo.html" text:style-name="Internet_20_link" text:visited-style-name="Visited_20_Internet_20_Link">
https://www.ukrinform.ua/rubric-world/3712368-ponad-sto-nobelivskih-laureativ-zaklikaut-bilorus-zvilniti-politvazna-belackogo.html</text:a>
</text:p>
      <!--NEWS-->
      <text:h text:style-name="P10" text:outline-level="1">
<text:span text:style-name="T4">
Екоактивісти зафарбували чорним воду в римському фонтані Треві</text:span>
</text:h>
      <text:p text:style-name="P4">
Authors: Ukrinform (Person)</text:p>
      <text:p text:style-name="P4">
Publisher: Укринформ (Organization)</text:p>
      <text:p text:style-name="P4">
Published Time: 2023-05-21T23:43:00+03:00</text:p>
      <text:p text:style-name="P4">
Modified Time: 2023-05-21T23:43:00+03:00</text:p>
      <text:p text:style-name="P4">
Description: Семеро активістів з групи Ultima Generazione («Останнє покоління»), які протестують проти зміни клімату, залізли у фонтан Треві в Римі та вилили туди розведене подрібнене деревне вугілля, від чого вода почорніла. — Укрінформ.</text:p>
      <text:p text:style-name="P4">
Images: ['<text:a xlink:type="simple" xlink:href="https://static.ukrinform.com/photos/2023_05/thumb_files/630_360_1684681356-139.jpg" text:style-name="Internet_20_link" text:visited-style-name="Visited_20_Internet_20_Link">
630_360_16846...</text:a>
']</text:p>
      <text:p text:style-name="P4">
Tags: ['Рим', 'Зміна клімату', 'активісти']</text:p>
      <text:p text:style-name="P4">
Type: Article</text:p>
      <!--METADATA-->
      <text:p text:style-name="P4">
<draw:frame draw:style-name="fr1" draw:name="Image267" text:anchor-type="as-char" svg:width="6.9236in" svg:height="3.956343in" draw:z-index="0">
<draw:image xlink:href="../Images/yкринформ/2023-05-21T23-43-00-03-00/630_360_1684681356-139.jpg" xlink:type="simple" xlink:show="embed" xlink:actuate="onLoad" draw:mime-type="image/jpeg"/>
</draw:frame>
 Семероактивістів з групи Ultima Generazione («Останнє покоління»), які протестуютьпроти зміни клімату, залізли у фонтан Треві в Римі та вилили туди розведенеподрібнене деревне вугілля, від чого вода почорніла.</text:p>
      <text:p text:style-name="P4">
Про це повідомляє  <text:a xlink:type="simple" xlink:href="https://www.reuters.com/world/europe/trevi-fountain-water-turns-black-rome-climate-protest-2023-05-21/" text:style-name="Internet_20_link" text:visited-style-name="Visited_20_Internet_20_Link">
 </text:a>
 , передає Укрінформ.</text:p>
      <text:p text:style-name="P4">
Як пише агентство, протестувальники тримали плакати з написом «Ми не будемоплатити за викопне (паливо – ред.)» і вигукували гасло «Наша країна вмирає».</text:p>
      <text:p text:style-name="P4">
Поліція затримала активістів. Багато очевидців знімали інцидент на відео, адеякі з присутніх вигукували образи на адресу протестувальників.</text:p>
      <text:p text:style-name="P4">
У своїй заяві Ultima Generazione закликала припинити державні субсидії навикопне паливо і пов'язала протест зі смертоносними повенями в північномуіталійському регіоні Емілія-Романья, що сталися протягом останніх днів. Групазаявила, що кожен четвертий будинок в <text:a xlink:type="simple" xlink:href="https://www.ukrinform.ua/tag-italia" text:style-name="Internet_20_link" text:visited-style-name="Visited_20_Internet_20_Link">
 </text:a>
перебуває під загрозою затоплення.</text:p>
      <text:p text:style-name="P4">
<text:span text:style-name="T4">
Читайте також:</text:span>
 <text:a xlink:type="simple" xlink:href="https://www.ukrinform.ua/rubric-world/3711348-bils-ak-polovina-velikih-ozer-svitu-visihaut-cerez-zmini-klimatu.html" text:style-name="Internet_20_link" text:visited-style-name="Visited_20_Internet_20_Link">
 <text:span text:style-name="T4">
клімат</text:span>
 </text:a>
</text:p>
      <text:p text:style-name="P4">
Мер Рима Роберто Гуалтьєрі засудив протест, який став останнім у серії актів,спрямованих проти творів мистецтва в Італії.</text:p>
      <text:p text:style-name="P4">
«Досить цих абсурдних нападів на нашу мистецьку спадщину», – заявив він.</text:p>
      <text:p text:style-name="P4">
Фонтан Треві — найбільший фонтан у Римі, заввишки 25.9 метрів та 19.8 метрівзавширшки. Традиційно відвідувачі фонтану кидають у нього монети як запорукутого, що вони повернуться в Рим ще раз. За рік фонтан збирає близько 1,5 млнєвро.</text:p>
      <text:p text:style-name="P4">
Як повідомляв Укрінформ, у квітні у Римі троє екологічних активістів з руху"Ultima Generazione" ("Останнє покоління") залили чорною рідиною знаменитийфонтан Баркачча.</text:p>
      <text:p text:style-name="P4">
Source: <text:a xlink:type="simple" xlink:href="https://www.ukrinform.ua/rubric-world/3712300-ekoaktivisti-zafarbuvali-cornim-vodu-v-rimskomu-fontani-trevi.html" text:style-name="Internet_20_link" text:visited-style-name="Visited_20_Internet_20_Link">
https://www.ukrinform.ua/rubric-world/3712300-ekoaktivisti-zafarbuvali-cornim-vodu-v-rimskomu-fontani-trevi.html</text:a>
</text:p>
      <!--NEWS-->
      <text:h text:style-name="P10" text:outline-level="1">
<text:span text:style-name="T4">
Викрито ще 12 проросійських інтернет-агітаторів</text:span>
</text:h>
      <text:p text:style-name="P4">
Author: ['АРМІЯINFORM']</text:p>
      <text:p text:style-name="P4">
Time: 2023-05-21T38:00:00-04:00</text:p>
      <text:p text:style-name="P4">
Description: Служба безпеки України нейтралізувала підривну діяльність ще 12 проросійських агітато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2738f4f622db6ed17cdf078251a7f80.jpeg" text:style-name="Internet_20_link" text:visited-style-name="Visited_20_Internet_20_Link">
e2738f4f622db6ed17cdf078251a7f80.jpeg</text:a>
']</text:p>
      <text:p text:style-name="P4">
Tags: ['STOPRUSSIA', 'КОЛОБОРАНТИ', 'СБУ']</text:p>
      <text:p text:style-name="P4">
Category: News</text:p>
      <!--METADATA-->
      <text:p text:style-name="P4">
<draw:frame draw:style-name="fr1" draw:name="Image268" text:anchor-type="as-char" svg:width="6.9236in" svg:height="4.615733in" draw:z-index="0">
<draw:image xlink:href="../Images/AРМІЯINFORM/2023-05-21T38-00-00-04-00/e2738f4f622db6ed17cdf078251a7f80.jpeg" xlink:type="simple" xlink:show="embed" xlink:actuate="onLoad" draw:mime-type="image/jpeg"/>
</draw:frame>
</text:p>
      <text:p text:style-name="P4">
Служба безпеки України нейтралізувала підривну діяльність ще 12 проросійськихагітаторів, які поширювали антиукраїнський контент в інтернеті.</text:p>
      <text:p text:style-name="P4">
Так, <text:span text:style-name="T4">
на Полтавщині:</text:span>
</text:p>
      <text:p text:style-name="P4">
За матеріалами СБУ 8 років тюрми загрожує двом ворожим пропагандистам.</text:p>
      <text:p text:style-name="P4">
Один з них — працівник місцевого підприємства критичної інфраструктури, якийпрославляв повномасштабне вторгнення в Україну.</text:p>
      <text:p text:style-name="P4">
Інший фігурант «просував» в інтернеті ідею встановлення в українських містахпам’ятників Кадирову.</text:p>
      <text:p text:style-name="P4">
У <text:span text:style-name="T4">
Дніпропетровській області:</text:span>
</text:p>
      <text:p text:style-name="P4">
викрито колишнього місцевого комерсанта, що героїзував бойовиків ПВК «Вагнер»та виправдовував їхню участь у штурмі українських міст на сході України.</text:p>
      <text:p text:style-name="P4">
Деструктивні «гасла» він поширював через інтернет, а також під час спілкуваннязі знайомими.</text:p>
      <text:p text:style-name="P4">
<text:span text:style-name="T4">
На Донеччині:</text:span>
</text:p>
      <text:p text:style-name="P4">
нейтралізовано цілий «осередок» проросійських інтернет-агітаторів. До ньоговходило 4 мешканців регіону, які вихваляли бойовиків терористичних організацій«л/днр», задіяних на східному фронті.</text:p>
      <text:p text:style-name="P4">
<text:span text:style-name="T4">
У Кіровоградській області:</text:span>
</text:p>
      <text:p text:style-name="P4">
затримано мешканця Онуфрієвського району. У своїх дописах в соцмережі«Одноклассники» він називав «незаконною» деокупацію Херсона.</text:p>
      <text:p text:style-name="P4">
<text:span text:style-name="T4">
У Чернігівській області:</text:span>
</text:p>
      <text:p text:style-name="P4">
повідомлено про підозру ще двом ворожим агітаторам. На власних акаунтах усоцмережах вони розміщували пропагандистські дописи, які підхоплювалиросійські інтернет-групи.</text:p>
      <text:p text:style-name="P4">
Встановлено, що син однієї з фігуранток є російським військовим, з яким вонаперебувала на постійному зв’язку.</text:p>
      <text:p text:style-name="P4">
<text:span text:style-name="T4">
На Рівненщині:</text:span>
</text:p>
      <text:p text:style-name="P4">
задокументовано підривну діяльність двох громадянок рф, що мають посвідки напостійне проживання в Україні.</text:p>
      <text:p text:style-name="P4">
У заборонених соцмережах вони дискредитували українських захисників тасхвалювали злочини російських окупантів з Бурятії проти цивільного населення.</text:p>
      <text:p text:style-name="P4">
За всіма викритими фактами тривають слідчі дії для встановлення всіх обставинзлочинів і притягнення винних до відповідальності,<text:a xlink:type="simple" xlink:href="https://ssu.gov.ua/novyny/sbu-vykryla-shche-12-internetahitatoriv-rf-sered-nykh-ideolohy-vstanovlennia-v-ukraini-pamiatnykiv-kadyrovu" text:style-name="Internet_20_link" text:visited-style-name="Visited_20_Internet_20_Link">
повідомляє</text:a>
 офіційний сайт СБУ.</text:p>
      <text:p text:style-name="P4">
Комплексні заходи проводили співробітники СБУ в Дніпропетровській,Кіровоградській, Чернігівській, Полтавській, Рівненській, Донецькій таЛуганській областях спільно з Національною поліцією за процесуальногокерівництва органів прокуратури.</text:p>
      <text:p text:style-name="P4">
Source: <text:a xlink:type="simple" xlink:href="https://armyinform.com.ua/2023/05/21/sbu-vykryla-shhe-12-prorosijskyh-internet-agitatoriv/" text:style-name="Internet_20_link" text:visited-style-name="Visited_20_Internet_20_Link">
https://armyinform.com.ua/2023/05/21/sbu-vykryla-shhe-12-prorosijskyh-internet-agitatoriv/</text:a>
</text:p>
      <!--NEWS-->
      <text:h text:style-name="P10" text:outline-level="1">
<text:span text:style-name="T4">
Командування Об’єднаних Сил показало щоденну роботу наших артилеристів</text:span>
</text:h>
      <text:p text:style-name="P4">
Author: ['АРМІЯINFORM']</text:p>
      <text:p text:style-name="P4">
Time: 2023-05-21T39:00:00-04:00</text:p>
      <text:p text:style-name="P4">
Description: Про це йдеться у повідомленні на Facebook-сторінці командування Об’єднаних Сил З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293397_246370754713112_7598494497122639517_n.jpg" text:style-name="Internet_20_link" text:visited-style-name="Visited_20_Internet_20_Link">
348293397_246370754713112_7598494497122639517_n.jpg</text:a>
', '<text:a xlink:type="simple" xlink:href="https://armyinform.com.ua/wp-content/uploads/2023/05/348337698_787675192974340_6001411078677498988_n-150x150.jpg" text:style-name="Internet_20_link" text:visited-style-name="Visited_20_Internet_20_Link">
348337698_787675192974340_6001411078677498988_n-150x150.jpg</text:a>
', '<text:a xlink:type="simple" xlink:href="https://armyinform.com.ua/wp-content/uploads/2023/05/348435717_1447622512658315_1938809302573123550_n-150x150.jpg" text:style-name="Internet_20_link" text:visited-style-name="Visited_20_Internet_20_Link">
348435717_1447622512658315_1938809302573123550_n-150x150.jpg</text:a>
', '<text:a xlink:type="simple" xlink:href="https://armyinform.com.ua/wp-content/uploads/2023/05/348577668_631373631848091_4007575290597131582_n-150x150.jpg" text:style-name="Internet_20_link" text:visited-style-name="Visited_20_Internet_20_Link">
348577668_631373631848091_4007575290597131582_n-150x150.jpg</text:a>
']</text:p>
      <text:p text:style-name="P4">
Tags: ['STOPRUSSIA', 'АГРЕСІЯ РФ']</text:p>
      <text:p text:style-name="P4">
Category: News</text:p>
      <!--METADATA-->
      <text:p text:style-name="P4">
<draw:frame draw:style-name="fr1" draw:name="Image269" text:anchor-type="as-char" svg:width="6.9236in" svg:height="6.9236in" draw:z-index="0">
<draw:image xlink:href="../Images/AРМІЯINFORM/2023-05-21T39-00-00-04-00/348293397_246370754713112_7598494497122639517_n.jpg" xlink:type="simple" xlink:show="embed" xlink:actuate="onLoad" draw:mime-type="image/jpeg"/>
</draw:frame>
</text:p>
      <text:p text:style-name="P4">
Про це<text:a xlink:type="simple" xlink:href="https://www.facebook.com/JointForcesCommandAFU/posts/pfbid0oJxZWPM9r5QXSAHnqWEyaXBLJQj48PA1qThYekKe7D6cFK9DBzyM5SX1PWfi9AmCl" text:style-name="Internet_20_link" text:visited-style-name="Visited_20_Internet_20_Link">
йдеться</text:a>
у повідомленні на Facebook-сторінці командування Об’єднаних Сил ЗС України:</text:p>
      <text:p text:style-name="P4">
«Щоденна робота артилеристів окремої артилерійської бригади.</text:p>
      <text:p text:style-name="P4">
Разом переможемо!».</text:p>
      <text:p text:style-name="P4">
<text:a xlink:type="simple" xlink:href="https://armyinform.com.ua/wp-content/uploads/2023/05/348337698_787675192974340_6001411078677498988_n.jpg" text:style-name="Internet_20_link" text:visited-style-name="Visited_20_Internet_20_Link">
<draw:frame draw:style-name="fr1" draw:name="Image270" text:anchor-type="as-char" svg:width="6.9236in" svg:height="6.9236in" draw:z-index="0">
<draw:image xlink:href="../Images/AРМІЯINFORM/2023-05-21T39-00-00-04-00/348337698_787675192974340_6001411078677498988_n-150x150.jpg" xlink:type="simple" xlink:show="embed" xlink:actuate="onLoad" draw:mime-type="image/jpeg"/>
</draw:frame>
</text:a>
</text:p>
      <text:p text:style-name="P4">
<text:a xlink:type="simple" xlink:href="https://armyinform.com.ua/wp-content/uploads/2023/05/348435717_1447622512658315_1938809302573123550_n.jpg" text:style-name="Internet_20_link" text:visited-style-name="Visited_20_Internet_20_Link">
<draw:frame draw:style-name="fr1" draw:name="Image271" text:anchor-type="as-char" svg:width="6.9236in" svg:height="6.9236in" draw:z-index="0">
<draw:image xlink:href="../Images/AРМІЯINFORM/2023-05-21T39-00-00-04-00/348435717_1447622512658315_1938809302573123550_n-150x150.jpg" xlink:type="simple" xlink:show="embed" xlink:actuate="onLoad" draw:mime-type="image/jpeg"/>
</draw:frame>
</text:a>
</text:p>
      <text:p text:style-name="P4">
<text:a xlink:type="simple" xlink:href="https://armyinform.com.ua/wp-content/uploads/2023/05/348577668_631373631848091_4007575290597131582_n.jpg" text:style-name="Internet_20_link" text:visited-style-name="Visited_20_Internet_20_Link">
<draw:frame draw:style-name="fr1" draw:name="Image272" text:anchor-type="as-char" svg:width="6.9236in" svg:height="6.9236in" draw:z-index="0">
<draw:image xlink:href="../Images/AРМІЯINFORM/2023-05-21T39-00-00-04-00/348577668_631373631848091_4007575290597131582_n-150x150.jpg" xlink:type="simple" xlink:show="embed" xlink:actuate="onLoad" draw:mime-type="image/jpeg"/>
</draw:frame>
</text:a>
</text:p>
      <text:p text:style-name="P4">
Source: <text:a xlink:type="simple" xlink:href="https://armyinform.com.ua/2023/05/21/komanduvannya-obyednanyh-syl-pokazalo-shhodennu-robotu-nashyh-artylerystiv/" text:style-name="Internet_20_link" text:visited-style-name="Visited_20_Internet_20_Link">
https://armyinform.com.ua/2023/05/21/komanduvannya-obyednanyh-syl-pokazalo-shhodennu-robotu-nashyh-artylerystiv/</text:a>
</text:p>
      <!--NEWS-->
      <text:h text:style-name="P10" text:outline-level="1">
<text:span text:style-name="T4">
Що робити, якщо близька людина зникла безвісти</text:span>
</text:h>
      <text:p text:style-name="P4">
Author: ['АРМІЯINFORM']</text:p>
      <text:p text:style-name="P4">
Time: 2023-05-21T40:00:00-04:00</text:p>
      <text:p text:style-name="P4">
Description: Про це йдеться на Facebook-сторінці Міністерства з питань реінтеграції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23992_1247546455888223_7452590308207034089_n.jpg" text:style-name="Internet_20_link" text:visited-style-name="Visited_20_Internet_20_Link">
347223992_1247546455888223_7452590308207034089_n.jpg</text:a>
']</text:p>
      <text:p text:style-name="P4">
Tags: ['STOPRUSSIA', 'АГРЕСІЯ РФ']</text:p>
      <text:p text:style-name="P4">
Category: News</text:p>
      <!--METADATA-->
      <text:p text:style-name="P4">
<draw:frame draw:style-name="fr1" draw:name="Image273" text:anchor-type="as-char" svg:width="6.9236in" svg:height="4.824884in" draw:z-index="0">
<draw:image xlink:href="../Images/AРМІЯINFORM/2023-05-21T40-00-00-04-00/347223992_1247546455888223_7452590308207034089_n.jpg" xlink:type="simple" xlink:show="embed" xlink:actuate="onLoad" draw:mime-type="image/jpeg"/>
</draw:frame>
</text:p>
      <text:p text:style-name="P4">
Про це<text:a xlink:type="simple" xlink:href="https://www.facebook.com/MReintegration/posts/pfbid02kKXni6HnKjjPpvxezVR6vVfUnjv8rbJew6rMnnoDd2uEKnhSoDSjyooRrXCBf9P8l" text:style-name="Internet_20_link" text:visited-style-name="Visited_20_Internet_20_Link">
йдеться</text:a>
на Facebook-сторінці Міністерства з питань реінтеграції тимчасово окупованихтериторій України:</text:p>
      <text:p text:style-name="P4">
«Офіс Уповноваженого зі зниклих безвісти нагадує, як варто діяти у разі втратизв’язку з рідними під час бойових дій.</text:p>
      <text:p text:style-name="P4">
▪️У такому випадку необхідно повідомити про зникнення людини державниморганам, які займаються їх розшуком. Зокрема, звернутися:</text:p>
      <text:p text:style-name="P4">
• до відділення Національної поліції з відповідною заявою і здати ДНК-матеріали;</text:p>
      <text:p text:style-name="P4">
• до Національного інформаційного бюро на цілодобову гарячу лінію за номером16-48 (для дзвінків з-за кордону +38 (044) 287-81-65) або через чат-боти уTelegram чи Viber;</text:p>
      <text:p text:style-name="P4">
• на гарячу лінію Уповноваженого зі зниклих безвісти: 0 800 339 247. У вихідніможете надсилати повідомлення у Viber і Telegram на номер: (095) 896-04-21.</text:p>
      <text:p text:style-name="P4">
▪️Якщо ваша близька людина — військовослужбовець, також варто звернутися до:</text:p>
      <text:p text:style-name="P4">
• командування військової частини, де особа проходила службу, із запитом щодонадання результатів службового розслідування;</text:p>
      <text:p text:style-name="P4">
• територіального центру комплектування та соціальної підтримки, з якого особубуло призвано на військову службу, щодо надання інформації.</text:p>
      <text:p text:style-name="P4">
Крім того, можна звернутися до Міжнародного Комітету Червоного Хреста заномером: 0 800 300 155».</text:p>
      <text:p text:style-name="P4">
Source: <text:a xlink:type="simple" xlink:href="https://armyinform.com.ua/2023/05/21/shho-robyty-yakshho-blyzka-lyudyna-znykla-bezvisty/" text:style-name="Internet_20_link" text:visited-style-name="Visited_20_Internet_20_Link">
https://armyinform.com.ua/2023/05/21/shho-robyty-yakshho-blyzka-lyudyna-znykla-bezvisty/</text:a>
</text:p>
      <!--NEWS-->
      <text:h text:style-name="P10" text:outline-level="1">
<text:span text:style-name="T4">
Як морпіхи нищать окупантів</text:span>
</text:h>
      <text:p text:style-name="P4">
Author: ['АРМІЯINFORM']</text:p>
      <text:p text:style-name="P4">
Time: 2023-05-21T41:00:00-04:00</text:p>
      <text:p text:style-name="P4">
Description: Про це йдеться на Facebook-сторінці морської піхоти ВМС ЗСУ:    «Вони справжні с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 <text:a xlink:type="simple" xlink:href="https://www.facebook.com/watch/" text:style-name="Internet_20_link" text:visited-style-name="Visited_20_Internet_20_Link">
йдеться</text:a>
 наFacebook-сторінці морської піхоти ВМС ЗСУ:</text:p>
      <text:p text:style-name="P4">
«Вони справжні сини України, морські піхотинці козацького роду! Після перемогинад російськими окупантами їм не соромно буде дивитись своїм дітям в очі,розповідаючи, як пліч опліч зі своїми побратимами відстояли майбутнє нашоїкраїни. А поки вони докладають чимало зусиль заради перемоги, ризикуючи своїмжиттям щодня!».</text:p>
      <text:p text:style-name="P4">
Source: <text:a xlink:type="simple" xlink:href="https://armyinform.com.ua/2023/05/21/morpihy-pokazaly-yak-nyshhat-okupantiv/" text:style-name="Internet_20_link" text:visited-style-name="Visited_20_Internet_20_Link">
https://armyinform.com.ua/2023/05/21/morpihy-pokazaly-yak-nyshhat-okupantiv/</text:a>
</text:p>
      <!--NEWS-->
      <text:h text:style-name="P10" text:outline-level="1">
<text:span text:style-name="T4">
Отримати кошти на ремонт пошкодженого внаслідок війни житла: стартувала програма єВідновлення</text:span>
</text:h>
      <text:p text:style-name="P4">
Author: ['АРМІЯINFORM']</text:p>
      <text:p text:style-name="P4">
Time: 2023-05-21T42:00:00-04:00</text:p>
      <text:p text:style-name="P4">
Description: Про це повідомляє Міністерство з питань реінтеграції тимчасово окупова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stril-harkova-8.jpg" text:style-name="Internet_20_link" text:visited-style-name="Visited_20_Internet_20_Link">
obstril-harkova-8.jpg</text:a>
']</text:p>
      <text:p text:style-name="P4">
Tags: ['STOPRUSSIA', 'АГРЕСІЯ РФ']</text:p>
      <text:p text:style-name="P4">
Category: News</text:p>
      <!--METADATA-->
      <text:p text:style-name="P4">
<draw:frame draw:style-name="fr1" draw:name="Image274" text:anchor-type="as-char" svg:width="6.9236in" svg:height="4.615733in" draw:z-index="0">
<draw:image xlink:href="../Images/AРМІЯINFORM/2023-05-21T42-00-00-04-00/obstril-harkova-8.jpg" xlink:type="simple" xlink:show="embed" xlink:actuate="onLoad" draw:mime-type="image/jpeg"/>
</draw:frame>
 Ілюстративне фото</text:p>
      <text:p text:style-name="P4">
Про це<text:a xlink:type="simple" xlink:href="https://www.facebook.com/MReintegration/posts/pfbid0igC8Rcwo8RvShZ57mPRsFiST4oHBjNvU2uhyt6YrN6kghUP38Di4VQjy6HNyJT4cl" text:style-name="Internet_20_link" text:visited-style-name="Visited_20_Internet_20_Link">
повідомляє</text:a>
Міністерство з питань реінтеграції тимчасово окупованих територій України:</text:p>
      <text:p text:style-name="P4">
«Для зарахування коштів необхідно відкрити спеціалізований рахунокєВідновлення в одному з банків-учасників програми, роз’яснюють у Міністерствірозвитку громад, територій та інфраструктури України. Наразі це можна зробитидвома способами:</text:p>
      <text:p text:style-name="P4">
— відвідати фізичне відділення банку-партнера та відкрити картку з допомогоюпрацівників установи;</text:p>
      <text:p text:style-name="P4">
— відкрити картку онлайн у мобільному застосунку банку-партнера.</text:p>
      <text:p text:style-name="P4">
Наразі до програми підключені 5 банків: monobank, ПриватБанк, Сенс Банк,А-Банк, ПУМБ. Список банків-партнерів поповнюватиметься в міру їх підключеннядо єВідновлення.</text:p>
      <text:p text:style-name="P4">
Обрати відповідний банк для відкриття картки також можна під час заповненнязаяви на виплату в Дії.</text:p>
      <text:p text:style-name="P4">
▪️Як можна скористатися карткою?</text:p>
      <text:p text:style-name="P4">
У разі ухвалення комісією позитивного рішення кошти будуть зараховані набанківську картку автоматично. Жодних додаткових дій, крім описаних вище,робити не потрібно. Не потрібно повідомляти будь-яку конфіденційну інформаціюспівробітникам банку чи стороннім особам.</text:p>
      <text:p text:style-name="P4">
Нараховані на картку кошти можна витрати лише на будівельні матеріали чипослуги підрядників, які є учасниками програми. Перелік цих компаній можнабуде побачити найближчим часом на сайті єВідновлення.</text:p>
      <text:p text:style-name="P4">
❗️Увага. Кошти з картки єВідновлення не можна зняти готівкою. А такожнеможливо здійснити їх перераховування з поточного рахунка на інші рахунки абопоповнювати баланс картки єВідновлення.</text:p>
      <text:p text:style-name="P4">
Додаткову інформацію щодо програми єВідновлення можна отримати, звернувшись наспеціальну урядову гарячу лінію 1545 (кнопка 2) або через чат-боти Урядовогоконтактного центру в Telegram, Facebook. Також можна звернутися до командипідтримки Дії, надіславши повідомлення в Facebook або Telegram».</text:p>
      <text:p text:style-name="P4">
Source: <text:a xlink:type="simple" xlink:href="https://armyinform.com.ua/2023/05/21/otrymaty-koshty-na-remont-poshkodzhenogo-vnaslidok-vijny-zhytla-startuvala-programa-yevidnovlennya/" text:style-name="Internet_20_link" text:visited-style-name="Visited_20_Internet_20_Link">
https://armyinform.com.ua/2023/05/21/otrymaty-koshty-na-remont-poshkodzhenogo-vnaslidok-vijny-zhytla-startuvala-programa-yevidnovlennya/</text:a>
</text:p>
      <!--NEWS-->
      <text:h text:style-name="P10" text:outline-level="1">
<text:span text:style-name="T4">
Воїни Сил підтримки пройшли триденні курси з тактичної медицини</text:span>
</text:h>
      <text:p text:style-name="P4">
Author: ['АРМІЯINFORM']</text:p>
      <text:p text:style-name="P4">
Time: 2023-05-21T43:00:00-04:00</text:p>
      <text:p text:style-name="P4">
Description: Днями з групою воїнів окремого полку підтримки Командування Сил підтримки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36353_614121830748354_7302270462792038049_n.jpg" text:style-name="Internet_20_link" text:visited-style-name="Visited_20_Internet_20_Link">
347236353_614121830748354_7302270462792038049_n.jpg</text:a>
']</text:p>
      <text:p text:style-name="P4">
Tags: ['STOPRUSSIA', 'АГРЕСІЯ РФ']</text:p>
      <text:p text:style-name="P4">
Category: News</text:p>
      <!--METADATA-->
      <text:p text:style-name="P4">
<draw:frame draw:style-name="fr1" draw:name="Image275" text:anchor-type="as-char" svg:width="6.9236in" svg:height="4.613779in" draw:z-index="0">
<draw:image xlink:href="../Images/AРМІЯINFORM/2023-05-21T43-00-00-04-00/347236353_614121830748354_7302270462792038049_n.jpg" xlink:type="simple" xlink:show="embed" xlink:actuate="onLoad" draw:mime-type="image/jpeg"/>
</draw:frame>
</text:p>
      <text:p text:style-name="P4">
Днями з групою воїнів окремого полку підтримки Командування Сил підтримкиЗбройних Сил України було проведено триденні курси з тактичної медицини, якіпройшли під керівництвом інструкторів Навчально-тренувального Центру тактичноїмедицини «КоЛеСо». Знання правильної послідовності дій та сформовані навичкиможуть врятувати життя під час надання домедичної допомоги при пораненнях убою.</text:p>
      <text:p text:style-name="P4">
Про це<text:a xlink:type="simple" xlink:href="https://www.facebook.com/KSP.ZSU/posts/pfbid02mJ6vSJt94UPYujpLR18ZoeXVE4wNNhqsYEQNuPK5HPcu2tmw2xhXJz8dejcYG532l" text:style-name="Internet_20_link" text:visited-style-name="Visited_20_Internet_20_Link">
повідомляється</text:a>
на Facebook-сторінці командування Сил підтримки ЗСУ.</text:p>
      <text:p text:style-name="P4">
Курс з підготовки інструкторів ASM (All Service Members) — це базовий, першийрівень підготовки за протоколом ТССС (Tactical Сombat Сasualty Сare). Цейпротокол сьогодні в Збройних Силах України є офіційним. Загальна мета TCCCполягає в тому, щоб навчити воїнів ефективно надавати допомогу пораненим убою, водночас запобігаючи додатковим втратам особового складу і є запорукоюуспішного виконання бойового завдання.</text:p>
      <text:p text:style-name="P4">
Одна із засновниць центру тактичної медицини «КоЛеСо», бойовий медик ОльгаОмельчук розповідає:</text:p>
      <text:p text:style-name="P4">
«Ми готуємо інструкторів у військовій частині, яких обираємо середвійськовослужбовців цього військового колективу. Досконало відпрацьовуємо зними перший базовий рівень протоколу, щоб згодом вони навчали іншихвійськовослужбовців. І що найголовніше — кожного тижня тренували особовийсклад своїх підрозділів. Це неможливо забезпечити за допомогою сторонніхінструкторів, які приїжджають на певний час. Кожна військова частина повиннамати власних інструкторів, які будуть здійснювати постійне, системнетренування. Серед усієї групи ми проводимо перший модуль навчання — це тридні, потім ми формуємо програму за якою займаються визначені нами старшігрупи, вони продовжують тренувати майбутніх інструкторів. Коли вони завершатьнавчання, то будуть здійснювати правильну підготовку своїх побратимів длянадання допомоги пораненим на полі бою».</text:p>
      <text:p text:style-name="P4">
Заняття проводились за алгоритмом КоЛеСо — Кров, Легені, Серце (українськаадаптація натівського алгоритму MARCH). Під час тренінгу майбутні інструкториз тактичної медицини отримали теоретичні знання та відпрацювали їх на сучаснихтурнікетах та муляжах, після цього — в умовах, наближених до бойових та знаданням допомоги своїм «пораненим» побратимам. Симуляція вибухів, пострілівта задимлення є невід’ємною частиною навчального процесу інструкторів, тому щоодна справа — підготовка в комфорті навчальних місць, а зовсім інша — зробитивсе правильно в умовах, максимально наближених до бойових.</text:p>
      <text:p text:style-name="P4">
Source: <text:a xlink:type="simple" xlink:href="https://armyinform.com.ua/2023/05/21/voyiny-syl-pidtrymky-projshly-trydenni-kursy-z-taktychnoyi-medyczyny/" text:style-name="Internet_20_link" text:visited-style-name="Visited_20_Internet_20_Link">
https://armyinform.com.ua/2023/05/21/voyiny-syl-pidtrymky-projshly-trydenni-kursy-z-taktychnoyi-medyczyny/</text:a>
</text:p>
      <!--NEWS-->
      <text:h text:style-name="P10" text:outline-level="1">
<text:span text:style-name="T4">
Мінус два «Гіацинти» ворога за пів дня: розрахунок М777 працює на Херсонщині</text:span>
</text:h>
      <text:p text:style-name="P4">
Author: ['АРМІЯINFORM']</text:p>
      <text:p text:style-name="P4">
Time: 2023-05-21T44:00:00-04:00</text:p>
      <text:p text:style-name="P4">
Description: Про це повідомило командування Об’єднаних Сил ЗС України:    «За пів дня розрахунок М777...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553752_980432649979075_5112328336899784074_n.jpg" text:style-name="Internet_20_link" text:visited-style-name="Visited_20_Internet_20_Link">
348553752_980432649979075_5112328336899784074_n.jpg</text:a>
', '<text:a xlink:type="simple" xlink:href="https://armyinform.com.ua/wp-content/uploads/2023/05/347129295_3144640855829050_1973233625995449265_n-150x150.jpg" text:style-name="Internet_20_link" text:visited-style-name="Visited_20_Internet_20_Link">
347129295_3144640855829050_1973233625995449265_n-150x150.jpg</text:a>
', '<text:a xlink:type="simple" xlink:href="https://armyinform.com.ua/wp-content/uploads/2023/05/347131816_775415063959797_7408671780884682029_n-150x150.jpg" text:style-name="Internet_20_link" text:visited-style-name="Visited_20_Internet_20_Link">
347131816_775415063959797_7408671780884682029_n-150x150.jpg</text:a>
', '<text:a xlink:type="simple" xlink:href="https://armyinform.com.ua/wp-content/uploads/2023/05/348274221_237787445519294_1248728092844087827_n-150x150.jpg" text:style-name="Internet_20_link" text:visited-style-name="Visited_20_Internet_20_Link">
348274221_237787445519294_1248728092844087827_n-150x150.jpg</text:a>
', '<text:a xlink:type="simple" xlink:href="https://armyinform.com.ua/wp-content/uploads/2023/05/348328544_611258614262236_283534900723945998_n-150x150.jpg" text:style-name="Internet_20_link" text:visited-style-name="Visited_20_Internet_20_Link">
348328544_611258614262236_283534900723945998_n-150x150.jpg</text:a>
', '<text:a xlink:type="simple" xlink:href="https://armyinform.com.ua/wp-content/uploads/2023/05/348435668_1249780002339695_2631229482706562005_n-150x150.jpg" text:style-name="Internet_20_link" text:visited-style-name="Visited_20_Internet_20_Link">
348435668_1249780002339695_2631229482706562005_n-150x150.jpg</text:a>
']</text:p>
      <text:p text:style-name="P4">
Tags: ['STOPRUSSIA', 'АГРЕСІЯ РФ']</text:p>
      <text:p text:style-name="P4">
Category: News</text:p>
      <!--METADATA-->
      <text:p text:style-name="P4">
<draw:frame draw:style-name="fr1" draw:name="Image276" text:anchor-type="as-char" svg:width="6.9236in" svg:height="6.9236in" draw:z-index="0">
<draw:image xlink:href="../Images/AРМІЯINFORM/2023-05-21T44-00-00-04-00/348553752_980432649979075_5112328336899784074_n.jpg" xlink:type="simple" xlink:show="embed" xlink:actuate="onLoad" draw:mime-type="image/jpeg"/>
</draw:frame>
</text:p>
      <text:p text:style-name="P4">
Про це<text:a xlink:type="simple" xlink:href="https://www.facebook.com/JointForcesCommandAFU/posts/pfbid0Eq5ph8Xjdb4NNWdqpyfvBzX9GbzAE2K5qDnB1vQKQ95VBcMXXv1F7jTJo1TFRSaZl" text:style-name="Internet_20_link" text:visited-style-name="Visited_20_Internet_20_Link">
повідомило</text:a>
командування Об’єднаних Сил ЗС України:</text:p>
      <text:p text:style-name="P4">
«За пів дня розрахунок М777 знищив два «Гіацинти» окупантів на Херсонщині.</text:p>
      <text:p text:style-name="P4">
На рахунку цієї гармати з високоточними керованими снарядами M982 Excaliburзнищення великої кількості ворожої артилерії, броньованої техніки та складів збоєприпасами».</text:p>
      <text:p text:style-name="P4">
<text:a xlink:type="simple" xlink:href="https://armyinform.com.ua/wp-content/uploads/2023/05/347129295_3144640855829050_1973233625995449265_n.jpg" text:style-name="Internet_20_link" text:visited-style-name="Visited_20_Internet_20_Link">
<draw:frame draw:style-name="fr1" draw:name="Image277" text:anchor-type="as-char" svg:width="6.9236in" svg:height="6.9236in" draw:z-index="0">
<draw:image xlink:href="../Images/AРМІЯINFORM/2023-05-21T44-00-00-04-00/347129295_3144640855829050_1973233625995449265_n-150x150.jpg" xlink:type="simple" xlink:show="embed" xlink:actuate="onLoad" draw:mime-type="image/jpeg"/>
</draw:frame>
</text:a>
</text:p>
      <text:p text:style-name="P4">
<text:a xlink:type="simple" xlink:href="https://armyinform.com.ua/wp-content/uploads/2023/05/347131816_775415063959797_7408671780884682029_n.jpg" text:style-name="Internet_20_link" text:visited-style-name="Visited_20_Internet_20_Link">
<draw:frame draw:style-name="fr1" draw:name="Image278" text:anchor-type="as-char" svg:width="6.9236in" svg:height="6.9236in" draw:z-index="0">
<draw:image xlink:href="../Images/AРМІЯINFORM/2023-05-21T44-00-00-04-00/347131816_775415063959797_7408671780884682029_n-150x150.jpg" xlink:type="simple" xlink:show="embed" xlink:actuate="onLoad" draw:mime-type="image/jpeg"/>
</draw:frame>
</text:a>
</text:p>
      <text:p text:style-name="P4">
<text:a xlink:type="simple" xlink:href="https://armyinform.com.ua/wp-content/uploads/2023/05/348274221_237787445519294_1248728092844087827_n.jpg" text:style-name="Internet_20_link" text:visited-style-name="Visited_20_Internet_20_Link">
<draw:frame draw:style-name="fr1" draw:name="Image279" text:anchor-type="as-char" svg:width="6.9236in" svg:height="6.9236in" draw:z-index="0">
<draw:image xlink:href="../Images/AРМІЯINFORM/2023-05-21T44-00-00-04-00/348274221_237787445519294_1248728092844087827_n-150x150.jpg" xlink:type="simple" xlink:show="embed" xlink:actuate="onLoad" draw:mime-type="image/jpeg"/>
</draw:frame>
</text:a>
</text:p>
      <text:p text:style-name="P4">
<text:a xlink:type="simple" xlink:href="https://armyinform.com.ua/wp-content/uploads/2023/05/348328544_611258614262236_283534900723945998_n.jpg" text:style-name="Internet_20_link" text:visited-style-name="Visited_20_Internet_20_Link">
<draw:frame draw:style-name="fr1" draw:name="Image280" text:anchor-type="as-char" svg:width="6.9236in" svg:height="6.9236in" draw:z-index="0">
<draw:image xlink:href="../Images/AРМІЯINFORM/2023-05-21T44-00-00-04-00/348328544_611258614262236_283534900723945998_n-150x150.jpg" xlink:type="simple" xlink:show="embed" xlink:actuate="onLoad" draw:mime-type="image/jpeg"/>
</draw:frame>
</text:a>
</text:p>
      <text:p text:style-name="P4">
<text:a xlink:type="simple" xlink:href="https://armyinform.com.ua/wp-content/uploads/2023/05/348435668_1249780002339695_2631229482706562005_n.jpg" text:style-name="Internet_20_link" text:visited-style-name="Visited_20_Internet_20_Link">
<draw:frame draw:style-name="fr1" draw:name="Image281" text:anchor-type="as-char" svg:width="6.9236in" svg:height="6.9236in" draw:z-index="0">
<draw:image xlink:href="../Images/AРМІЯINFORM/2023-05-21T44-00-00-04-00/348435668_1249780002339695_2631229482706562005_n-150x150.jpg" xlink:type="simple" xlink:show="embed" xlink:actuate="onLoad" draw:mime-type="image/jpeg"/>
</draw:frame>
</text:a>
</text:p>
      <text:p text:style-name="P4">
Source: <text:a xlink:type="simple" xlink:href="https://armyinform.com.ua/2023/05/21/za-piv-dnya-rozrahunok-m777-znyshhyv-dva-giaczynty-okupantiv-na-hersonshhyni-2/" text:style-name="Internet_20_link" text:visited-style-name="Visited_20_Internet_20_Link">
https://armyinform.com.ua/2023/05/21/za-piv-dnya-rozrahunok-m777-znyshhyv-dva-giaczynty-okupantiv-na-hersonshhyni-2/</text:a>
</text:p>
      <!--NEWS-->
      <text:h text:style-name="P10" text:outline-level="1">
<text:span text:style-name="T4">
Наша авіація завдала 10 ударів по районах зосередження ворога</text:span>
</text:h>
      <text:p text:style-name="P4">
Author: ['АРМІЯINFORM']</text:p>
      <text:p text:style-name="P4">
Time: 2023-05-21T45:00:00-04:00</text:p>
      <text:p text:style-name="P4">
Description: Авіація Сил оборони за добу завдала 10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vicziya_udar-1.jpg" text:style-name="Internet_20_link" text:visited-style-name="Visited_20_Internet_20_Link">
avicziya_udar-1.jpg</text:a>
']</text:p>
      <text:p text:style-name="P4">
Tags: ['STOPRUSSIA', 'АГРЕСІЯ РФ', 'ВІЙНА', 'ВТОРГНЕННЯ РФ', 'ВТРАТИ ВОРОГА', 'ГШ ЗСУ', 'ХРОНІКА ОБОРОНИ']</text:p>
      <text:p text:style-name="P4">
Category: News</text:p>
      <!--METADATA-->
      <text:p text:style-name="P4">
<draw:frame draw:style-name="fr1" draw:name="Image282" text:anchor-type="as-char" svg:width="6.9236in" svg:height="4.834981in" draw:z-index="0">
<draw:image xlink:href="../Images/AРМІЯINFORM/2023-05-21T45-00-00-04-00/avicziya_udar-1.jpg" xlink:type="simple" xlink:show="embed" xlink:actuate="onLoad" draw:mime-type="image/jpeg"/>
</draw:frame>
<text:span text:style-name="T4">
🔥 Ситуація щодо російського вторгнення</text:span>
</text:p>
      <text:p text:style-name="P4">
Авіація Сил оборони за добу завдала 10 ударів по районах зосередженняособового складу та військової техніки противника. Також знищено 4 ударних та7 розвідувальних БпЛА різних типів,<text:a xlink:type="simple" xlink:href="https://www.facebook.com/GeneralStaff.ua/posts/pfbid0wjEjTkQcRjPAbJRTSUywJeVCtrM6zMqRuC5ST3Hz5H2GFyXAK6hKYmqJJdiJ9XAel" text:style-name="Internet_20_link" text:visited-style-name="Visited_20_Internet_20_Link">
повідомляє</text:a>
 Генеральний штаб ЗС України.</text:p>
      <text:p text:style-name="P4">
Підрозділи ракетних військ і артилерії уразили 4 райони зосередження озброєннята військової техніки, 1 склад боєприпасів, 4 артилерійських підрозділи навогневих позиціях, 1 засіб протиповітряної оборони та ще 1 важливу цільворога.</text:p>
      <text:p text:style-name="P4">
Source: <text:a xlink:type="simple" xlink:href="https://armyinform.com.ua/2023/05/21/nasha-aviacziya-zavdala-10-udariv-po-rajonah-zoseredzhennya-voroga/" text:style-name="Internet_20_link" text:visited-style-name="Visited_20_Internet_20_Link">
https://armyinform.com.ua/2023/05/21/nasha-aviacziya-zavdala-10-udariv-po-rajonah-zoseredzhennya-voroga/</text:a>
</text:p>
      <!--NEWS-->
      <text:h text:style-name="P10" text:outline-level="1">
<text:span text:style-name="T4">
Бахмут та Мар’їнка залишаються в епіцентрі бойових дій</text:span>
</text:h>
      <text:p text:style-name="P4">
Author: ['АРМІЯINFORM']</text:p>
      <text:p text:style-name="P4">
Time: 2023-05-21T46:00:00-04:00</text:p>
      <text:p text:style-name="P4">
Description: Противник продовжує зосереджувати основні зусилля на Куп’янському, Лима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axmut-1.jpg" text:style-name="Internet_20_link" text:visited-style-name="Visited_20_Internet_20_Link">
baxmut-1.jpg</text:a>
']</text:p>
      <text:p text:style-name="P4">
Tags: ['STOPRUSSIA', 'АГРЕСІЯ РФ', 'ВТОРГНЕННЯ РФ', 'ГШ ЗСУ']</text:p>
      <text:p text:style-name="P4">
Category: News</text:p>
      <!--METADATA-->
      <text:p text:style-name="P4">
<draw:frame draw:style-name="fr1" draw:name="Image283" text:anchor-type="as-char" svg:width="6.9236in" svg:height="4.615733in" draw:z-index="0">
<draw:image xlink:href="../Images/AРМІЯINFORM/2023-05-21T46-00-00-04-00/baxmut-1.jpg" xlink:type="simple" xlink:show="embed" xlink:actuate="onLoad" draw:mime-type="image/jpeg"/>
</draw:frame>
 <text:span text:style-name="T4">
🔥Ситуація щодо російського вторгнення</text:span>
</text:p>
      <text:p text:style-name="P4">
Противник продовжує зосереджувати основні зусилля на Куп’янському,Лиманському, Бахмутському, Авдіївському та Мар’їнському напрямках. Загаломпротягом минулої доби відбулось 53 бойових зіткнень на зазначених ділянкахфронту, в епіцентрі бойових дій залишаються Бахмут та Мар’їнка,<text:a xlink:type="simple" xlink:href="https://www.facebook.com/GeneralStaff.ua/posts/pfbid0wjEjTkQcRjPAbJRTSUywJeVCtrM6zMqRuC5ST3Hz5H2GFyXAK6hKYmqJJdiJ9XAel" text:style-name="Internet_20_link" text:visited-style-name="Visited_20_Internet_20_Link">
повідомляє</text:a>
 Генеральний штаб ЗС України.</text:p>
      <text:p text:style-name="P4">
Протягом минулої доби противник завдав 7 ракетних та 70 авіаційних ударів,здійснив 48 обстрілів із реактивних систем залпового вогню по позиціях нашихвійськ та населених пунктах. Постраждали мирні люди, зруйновано та пошкодженоприватні житлові будинки та інша цивільна інфраструктура.</text:p>
      <text:p text:style-name="P4">
Ймовірність завдавання ракетних та авіаційних ударів по всій території Українизалишається високою, адже ворог і надалі застосовує тактику терору.</text:p>
      <text:p text:style-name="P4">
Source: <text:a xlink:type="simple" xlink:href="https://armyinform.com.ua/2023/05/21/bahmut-ta-maryinka-zalyshayutsya-v-epiczentri-bojovyh-dij-3/" text:style-name="Internet_20_link" text:visited-style-name="Visited_20_Internet_20_Link">
https://armyinform.com.ua/2023/05/21/bahmut-ta-maryinka-zalyshayutsya-v-epiczentri-bojovyh-dij-3/</text:a>
</text:p>
      <!--NEWS-->
      <text:h text:style-name="P10" text:outline-level="1">
<text:span text:style-name="T4">
У Японії Глава Української держави провів зустріч із Президентом Індонезії</text:span>
</text:h>
      <text:p text:style-name="P4">
Author: ['АРМІЯINFORM']</text:p>
      <text:p text:style-name="P4">
Time: 2023-05-21T47:00:00-04:00</text:p>
      <text:p text:style-name="P4">
Description: Під час робочого візиту до Японії для участі в саміті «Групи семи» Президент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elenskyj_vidodo.jpeg" text:style-name="Internet_20_link" text:visited-style-name="Visited_20_Internet_20_Link">
zelenskyj_vidodo.jpeg</text:a>
', '<text:a xlink:type="simple" xlink:href="https://armyinform.com.ua/wp-content/uploads/2023/05/zelenskyj_vidodo-2.jpeg" text:style-name="Internet_20_link" text:visited-style-name="Visited_20_Internet_20_Link">
zelenskyj_vidodo-2.jpeg</text:a>
']</text:p>
      <text:p text:style-name="P4">
Tags: ['STOPRUSSIA', 'ВОЛОДИМИР ЗЕЛЕНСЬКИЙ', 'ДЖОКО ВІДОДО', 'ІНДОНЕЗІЯ', 'ОФІС ПРЕЗИДЕНТА УКРАЇНИ', 'САМІТ G7', 'ЯПОНІЯ']</text:p>
      <text:p text:style-name="P4">
Category: News</text:p>
      <!--METADATA-->
      <text:p text:style-name="P4">
<draw:frame draw:style-name="fr1" draw:name="Image284" text:anchor-type="as-char" svg:width="6.9236in" svg:height="4.617948in" draw:z-index="0">
<draw:image xlink:href="../Images/AРМІЯINFORM/2023-05-21T47-00-00-04-00/zelenskyj_vidodo.jpeg" xlink:type="simple" xlink:show="embed" xlink:actuate="onLoad" draw:mime-type="image/jpeg"/>
</draw:frame>
</text:p>
      <text:p text:style-name="P4">
Під час робочого візиту до Японії для участі в саміті «Групи семи» ПрезидентУкраїни Володимир Зеленський провів переговори з Президентом РеспублікиІндонезія Джоко Відодо.</text:p>
      <text:p text:style-name="P4">
Про це <text:a xlink:type="simple" xlink:href="https://www.president.gov.ua/news/u-yaponiyi-glava-ukrayinskoyi-derzhavi-proviv-zustrich-iz-pr-83049" text:style-name="Internet_20_link" text:visited-style-name="Visited_20_Internet_20_Link">
йдеться</text:a>
 в публікації на сайті ОфісуПрезидента України.</text:p>
      <text:p text:style-name="P4">
Володимир Зеленський поінформував співрозмовника про перебіг бойових дій вУкраїні. Глава Української держави привернув увагу до обстрілів цивільноїінфраструктури нашої країни.</text:p>
      <text:p text:style-name="P4">
<draw:frame draw:style-name="fr1" draw:name="Image285" text:anchor-type="as-char" svg:width="6.9236in" svg:height="4.621503in" draw:z-index="0">
<draw:image xlink:href="../Images/AРМІЯINFORM/2023-05-21T47-00-00-04-00/zelenskyj_vidodo-2.jpeg" xlink:type="simple" xlink:show="embed" xlink:actuate="onLoad" draw:mime-type="image/jpeg"/>
</draw:frame>
</text:p>
      <text:p text:style-name="P4">
Він закликав Президента Індонезії сприяти зусиллям України у поверненнінезаконно депортованих дітей.</text:p>
      <text:p text:style-name="P4">
Джоко Відодо привітав продовження Чорноморської зернової ініціативи. Сторонивідзначили важливість її розширення.</text:p>
      <text:p text:style-name="P4">
Під час зустрічі лідери обговорили реалізацію української формули миру.Володимир Зеленський подякував Президенту Індонезії за запрошення взяти участьу саміті «Групи двадцяти» в листопаді 2022 року, на якому світу булопредставлено українську формулу миру.</text:p>
      <text:p text:style-name="P4">
Президент України також висловив подяку Індонезії за готовність підтриматизусилля з відновлення нашої країни, зокрема у сфері охорони здоров’я.</text:p>
      <text:p text:style-name="P4">
Source: <text:a xlink:type="simple" xlink:href="https://armyinform.com.ua/2023/05/21/u-yaponiyi-glava-ukrayinskoyi-derzhavy-proviv-zustrich-iz-prezydentom-indoneziyi/" text:style-name="Internet_20_link" text:visited-style-name="Visited_20_Internet_20_Link">
https://armyinform.com.ua/2023/05/21/u-yaponiyi-glava-ukrayinskoyi-derzhavy-proviv-zustrich-iz-prezydentom-indoneziyi/</text:a>
</text:p>
      <!--NEWS-->
      <text:h text:style-name="P10" text:outline-level="1">
<text:span text:style-name="T4">
На Північному напрямку ознак наступальних угруповань ворога не виявлено</text:span>
</text:h>
      <text:p text:style-name="P4">
Author: ['АРМІЯINFORM']</text:p>
      <text:p text:style-name="P4">
Time: 2023-05-21T48:00:00-04:00</text:p>
      <text:p text:style-name="P4">
Description: На Волинському та Поліському напрямках оперативна обстановка без суттєвих змін, озна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tezhymo-1.jpg" text:style-name="Internet_20_link" text:visited-style-name="Visited_20_Internet_20_Link">
stezhymo-1.jpg</text:a>
']</text:p>
      <text:p text:style-name="P4">
Tags: ['STOPRUSSIA', 'АГРЕСІЯ РФ', 'ВІЙНА', 'ВТОРГНЕННЯ РФ', 'ГШ ЗСУ', 'ПІВНІЧНИЙ НАПРЯМОК']</text:p>
      <text:p text:style-name="P4">
Category: News</text:p>
      <!--METADATA-->
      <text:p text:style-name="P4">
<draw:frame draw:style-name="fr1" draw:name="Image286" text:anchor-type="as-char" svg:width="6.9236in" svg:height="4.32725in" draw:z-index="0">
<draw:image xlink:href="../Images/AРМІЯINFORM/2023-05-21T48-00-00-04-00/stezhymo-1.jpg" xlink:type="simple" xlink:show="embed" xlink:actuate="onLoad" draw:mime-type="image/jpeg"/>
</draw:frame>
 <text:span text:style-name="T4">
🔥Ситуація щодо російського вторгнення</text:span>
</text:p>
      <text:p text:style-name="P4">
На Волинському та Поліському напрямках оперативна обстановка без суттєвихзмін, ознак формування наступальних угруповань не виявлено,<text:a xlink:type="simple" xlink:href="https://www.facebook.com/GeneralStaff.ua/posts/pfbid0wjEjTkQcRjPAbJRTSUywJeVCtrM6zMqRuC5ST3Hz5H2GFyXAK6hKYmqJJdiJ9XAel" text:style-name="Internet_20_link" text:visited-style-name="Visited_20_Internet_20_Link">
повідомляє</text:a>
 Генеральний штаб ЗС України.</text:p>
      <text:p text:style-name="P4">
На Сіверському та Слобожанському напрямках противник продовжує зберігативійськову присутність у прикордонних з Україною районах. Протягом минулої добизавдав авіаційного удару в районі населеного пункту Нестерне Харківськоїобласті, здійснив мінометні та артилерійські обстріли населених пунктівГалаганівка Чернігівської області та Голишівське, Волфине, Кіндратівка,Юнаківка, Угроїди Сумської області, а також Уди, Козача Лопань, Тернова,Гатище, Вовчанськ, Плетенівка, Покаляне, Нестерне, Бударки, Землянки,Устинівка та Хатнє на Харківщині.</text:p>
      <text:p text:style-name="P4">
Source: <text:a xlink:type="simple" xlink:href="https://armyinform.com.ua/2023/05/21/na-pivnichnomu-napryamku-oznak-nastupalnyh-ugrupovan-voroga-ne-vyyavleno/" text:style-name="Internet_20_link" text:visited-style-name="Visited_20_Internet_20_Link">
https://armyinform.com.ua/2023/05/21/na-pivnichnomu-napryamku-oznak-nastupalnyh-ugrupovan-voroga-ne-vyyavleno/</text:a>
</text:p>
      <!--NEWS-->
      <text:h text:style-name="P10" text:outline-level="1">
<text:span text:style-name="T4">
На тимчасово захоплених територіях окупанти перетворюють на шпиталі навіть дитячі садочки</text:span>
</text:h>
      <text:p text:style-name="P4">
Author: ['АРМІЯINFORM']</text:p>
      <text:p text:style-name="P4">
Time: 2023-05-21T49:00:00-04:00</text:p>
      <text:p text:style-name="P4">
Description: російські окупанти продовжують переобладнувати заклади освіти в тимчасово 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agarbnyky.jpg" text:style-name="Internet_20_link" text:visited-style-name="Visited_20_Internet_20_Link">
zagarbnyky.jpg</text:a>
']</text:p>
      <text:p text:style-name="P4">
Tags: ['STOPRUSSIA', 'АГРЕСІЯ РФ', 'ВІЙНА', 'ВТОРГНЕННЯ РФ', 'ГШ ЗСУ']</text:p>
      <text:p text:style-name="P4">
Category: News</text:p>
      <!--METADATA-->
      <text:p text:style-name="P4">
<draw:frame draw:style-name="fr1" draw:name="Image287" text:anchor-type="as-char" svg:width="6.9236in" svg:height="3.883237in" draw:z-index="0">
<draw:image xlink:href="../Images/AРМІЯINFORM/2023-05-21T49-00-00-04-00/zagarbnyky.jpg" xlink:type="simple" xlink:show="embed" xlink:actuate="onLoad" draw:mime-type="image/jpeg"/>
</draw:frame>
 <text:span text:style-name="T4">
🔥Ситуація щодо російського вторгнення</text:span>
</text:p>
      <text:p text:style-name="P4">
російські окупанти продовжують переобладнувати заклади освіти в тимчасовоокупованих населених пунктах України під військові медичні установи. Зокрема,загальноосвітню школу в селищі Азов Запорізької області та дошкільнийнавчальний заклад у селищі Гладківка Херсонської області, загарбникиперетворили в польові шпиталі. На лікуванні там перебувають близько 50окупантів з пораненнями різного ступеня тяжкості,<text:a xlink:type="simple" xlink:href="https://www.facebook.com/GeneralStaff.ua/posts/pfbid0wjEjTkQcRjPAbJRTSUywJeVCtrM6zMqRuC5ST3Hz5H2GFyXAK6hKYmqJJdiJ9XAel" text:style-name="Internet_20_link" text:visited-style-name="Visited_20_Internet_20_Link">
повідомляє</text:a>
 Генеральний штаб ЗС України.</text:p>
      <text:p text:style-name="P4">
Source: <text:a xlink:type="simple" xlink:href="https://armyinform.com.ua/2023/05/21/na-tymchasovo-zahoplenyh-terytoriyah-okupanty-peretvoryuyut-na-shpytali-navit-dytyachi-sadochky/" text:style-name="Internet_20_link" text:visited-style-name="Visited_20_Internet_20_Link">
https://armyinform.com.ua/2023/05/21/na-tymchasovo-zahoplenyh-terytoriyah-okupanty-peretvoryuyut-na-shpytali-navit-dytyachi-sadochky/</text:a>
</text:p>
      <!--NEWS-->
      <text:h text:style-name="P10" text:outline-level="1">
<text:span text:style-name="T4">
Нам потрібне глобальне лідерство демократії — виступ Президента Володимира Зеленського на сесії саміту країн «Великої сімки» та України</text:span>
</text:h>
      <text:p text:style-name="P4">
Author: ['АРМІЯINFORM']</text:p>
      <text:p text:style-name="P4">
Time: 2023-05-21T50:00:00-04:00</text:p>
      <text:p text:style-name="P4">
Description: Пане Кішідо, пане Прем’єр-міністре, дякую вам за запрошення відвідати саміт.  Дорог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7-2.jpeg" text:style-name="Internet_20_link" text:visited-style-name="Visited_20_Internet_20_Link">
g7-2.jpeg</text:a>
', '<text:a xlink:type="simple" xlink:href="https://armyinform.com.ua/wp-content/uploads/2023/05/g7-1.jpeg" text:style-name="Internet_20_link" text:visited-style-name="Visited_20_Internet_20_Link">
g7-1.jpeg</text:a>
', '<text:a xlink:type="simple" xlink:href="https://armyinform.com.ua/wp-content/uploads/2023/05/g7.jpeg" text:style-name="Internet_20_link" text:visited-style-name="Visited_20_Internet_20_Link">
g7.jpeg</text:a>
']</text:p>
      <text:p text:style-name="P4">
Tags: ['G7', 'STOPRUSSIA', 'ВИСТУП ПРЕЗИДЕНТА УКРАЇНИ', 'ВОЛОДИМИР ЗЕЛЕНСЬКИЙ', 'ОФІС ПРЕЗИДЕНТА УКРАЇНИ', 'ПРЕЗИДЕНТ УКРАЇНИ']</text:p>
      <text:p text:style-name="P4">
Category: News</text:p>
      <!--METADATA-->
      <text:p text:style-name="P4">
<draw:frame draw:style-name="fr1" draw:name="Image288" text:anchor-type="as-char" svg:width="6.9236in" svg:height="4.612849in" draw:z-index="0">
<draw:image xlink:href="../Images/AРМІЯINFORM/2023-05-21T50-00-00-04-00/g7-2.jpeg" xlink:type="simple" xlink:show="embed" xlink:actuate="onLoad" draw:mime-type="image/jpeg"/>
</draw:frame>
</text:p>
      <text:p text:style-name="P4">
Пане Кішідо, пане Прем’єр-міністре, дякую вам за запрошення відвідати саміт.</text:p>
      <text:p text:style-name="P4">
Дорогі колеги!</text:p>
      <text:p text:style-name="P4">
За час цієї війни Україна шість разів брала участь у зустрічах «Групи семи»,але онлайн. Зараз — момент для особистої подяки.</text:p>
      <text:p text:style-name="P4">
Ми разом із вами та всіма нашими союзниками й партнерами досягли такого рівняспівпраці, який забезпечує, щоб на демократію, на міжнародне право, на свободузважали.</text:p>
      <text:p text:style-name="P4">
У світі були намагання ігнорувати й зневажати те, що ми цінуємо. Але зараз ценеможливо. Зараз наша сила зростає. І кожен, хто може забажати агресії протидемократичної країни, бачить, якою буде відповідь. І що більше ми з вамиспівпрацюємо, то менша вірогідність, що хтось іще у світі піде божевільнимшляхом Росії. Але чи достатньо цього?</text:p>
      <text:p text:style-name="P4">
Демократія потребує більшого. Я вважаю, нам потрібне очевидне глобальнелідерство демократії. Це головне, що ми забезпечуємо нашою співпрацею.</text:p>
      <text:p text:style-name="P4">
<draw:frame draw:style-name="fr1" draw:name="Image289" text:anchor-type="as-char" svg:width="6.9236in" svg:height="4.612849in" draw:z-index="0">
<draw:image xlink:href="../Images/AРМІЯINFORM/2023-05-21T50-00-00-04-00/g7-1.jpeg" xlink:type="simple" xlink:show="embed" xlink:actuate="onLoad" draw:mime-type="image/jpeg"/>
</draw:frame>
</text:p>
      <text:p text:style-name="P4">
Наведу кілька прикладів.</text:p>
      <text:p text:style-name="P4">
Багато років ми чули, ніби Росія може безкарно атакувати будь-яку країнугіперзвуковими ракетами, яких ніби не збити. Росія хотіла, щоб ми злякались ів певний момент зрадили свої цінності. Що ж, із цим покінчено. «Петріоти» вруках українців показали, на що здатна демократія.</text:p>
      <text:p text:style-name="P4">
Ми з вами разом довели, що питання не в тому, скільки ракет є в нашогоспільного ворога, а в тому, скільки систем ППО є в нас. «Петріоти», «Айріс-Т»,«Насамси», «Кроталі», «Самп-Т» — вони дають захист життя у наших містах і цимстворюють глобальний бренд безпеки для демократії.</text:p>
      <text:p text:style-name="P4">
Коли таких систем ППО в Україні буде достатньо для того, щоб захистити всінаші міста, світ бачитиме, який повітряний щит здатна створити демократія. Мивирішуємо, якою буде безпека неба, а не наш ворог.</text:p>
      <text:p text:style-name="P4">
Я дякую вам, шановні лідери, які допомогли Україні з ППО! Разом ми врятуваливід російських ракет уже тисячі й тисячі життів українців.</text:p>
      <text:p text:style-name="P4">
Я вдячний і за рішення про тренування наших пілотів на сучасних винищувачах.</text:p>
      <text:p text:style-name="P4">
Повітряний щит може бути повноцінним лише тоді, коли наземні системи ППОдоповнюються сучасними літаками у повітрі. Зараз ми виходимо на шлях усуненнярозриву в можливостях.</text:p>
      <text:p text:style-name="P4">
Коли наші пілоти знатимуть F-16 і коли в нашому небі з’являться ці машини, цематиме значення не лише для України. Це буде історичний момент для всієїархітектури безпеки у Європі та світі.</text:p>
      <text:p text:style-name="P4">
<draw:frame draw:style-name="fr1" draw:name="Image290" text:anchor-type="as-char" svg:width="6.9236in" svg:height="4.613521in" draw:z-index="0">
<draw:image xlink:href="../Images/AРМІЯINFORM/2023-05-21T50-00-00-04-00/g7.jpeg" xlink:type="simple" xlink:show="embed" xlink:actuate="onLoad" draw:mime-type="image/jpeg"/>
</draw:frame>
</text:p>
      <text:p text:style-name="P4">
Дорогі колеги!</text:p>
      <text:p text:style-name="P4">
Майже за 15 місяців повномасштабної війни ми спільно з вами ухвалили сотнібезпекових рішень. Це формування коаліцій оборонної підтримки, санкції протиагресора, захист ринків, зокрема енергетики та продовольчого ринку, захистфінансової стійкості України.</text:p>
      <text:p text:style-name="P4">
Кожне рішення для захисту України та свободи гарантує збереження міжнародногопорядку, заснованого на правилах. Як із цеглинок зростає будинок, так і знаших із вами рішень зростає свобода — ми її гарантуємо. Ми, демократії.</text:p>
      <text:p text:style-name="P4">
І наша відповідь, по суті, є основою для обов’язкових правил запобіганняагресії.</text:p>
      <text:p text:style-name="P4">
Україна наголошує на принципі превентивної безпеки. Ось чому наші пропозиціїщодо пакету гарантій безпеки для України — коли вони запрацюють — станутьмиротворчим чинником. І не лише для нас.</text:p>
      <text:p text:style-name="P4">
У світі є «безпекові парасольки». І вони мають відкритися, коли небо почорніє.Але як це буде та чи вистоїть свобода в час, поки «безпекова парасолька»розширюватиметься на нового союзника?</text:p>
      <text:p text:style-name="P4">
Так само, як наші з вами дії протягом цієї війни врятували міжнародне право тасвободу, наші гарантії безпеки працюватимуть на недопущення трагедії війни.Вони працюватимуть, щоб зупинити потенційного агресора.</text:p>
      <text:p text:style-name="P4">
Україна хотіла б, щоб наші команди розставили крапки над «і» у справі гарантійбезпеки до Вільнюса — саміту, на який очікує євроатлантика.</text:p>
      <text:p text:style-name="P4">
Дякую вам, пане Президенте Байдене, що ви наповнюєте змістом глобальний брендбезпеки для демократії! Дякую за лідерство, за зброю, за рішення протренування пілотів. Я вірю, що крила нашої спільної свободи будуть очевиднонайміцнішими у світі! Дякую обом партіям Конгресу і вашій, пане Президенте,команді та всім волелюбним американським серцям.</text:p>
      <text:p text:style-name="P4">
Дякую тобі, Олафе, пане канцлере, за твою рішучість, яка змінює історію накористь демократії, за довготривалу оборонну та фінансову підтримку України,яка дає стійкість усій нашій вільній Європі. Дякую твоїм колегам в уряді,дякую Бундестагу й усьому народу Німеччини.</text:p>
      <text:p text:style-name="P4">
Дякую тобі, Ріші, пане Премʼєр-міністре, за твою енергію, яка додає нам більшдалекоглядних і більш далекобійних можливостей. Вірю, що твоє лідерстводопоможе дати очевидну силу праву, коли разом із нашими партнерами створимотрибунал щодо агресії Росії. Дякую твоїм колегам-міністрам, британськомупарламенту і всьому британському народу.</text:p>
      <text:p text:style-name="P4">
Дякую тобі, Еммануелю, пане Президенте, за те, що ти бережеш цінностіРеспубліки й що підтримка Францією України є проявом поваги до свободинародів, до рівності в міжнародних відносинах, до братерства між людьми.Дякую, Франціє!</text:p>
      <text:p text:style-name="P4">
Дякую Джорджі Мелоні за те, що сила її характеру додає сили нам усім. Дякуюіталійському уряду, парламенту та всім італійцям, які підтримують захист нашихлюдей.</text:p>
      <text:p text:style-name="P4">
Дякую тобі, Джастіне, пане Премʼєр-міністре, за вміння бути першим у багатьохпитаннях і за те, що в кожному питанні ми знаходимо спільну мову. Дуже важливодовести до результатів нашу спільну роботу у розмінуванні в Україні, цесправді зберігає життя. Дякую всьому політичному класу та всьому народуКанади, який так цінує мир.</text:p>
      <text:p text:style-name="P4">
Дякую тобі, Шарлю, дякую тобі, Урсуло, за те, що під вашим керівництвомєвроінституції стали більше ніж інституціями. Колись говорили, що ЄС — цебюрократія. Ви доводите, що наше об’єднання тримається не на бюрократії, а наспільних цінностях, які дають нам сильний курс!</text:p>
      <text:p text:style-name="P4">
Дякую вам, Фуміо, пане Прем’єр-міністре, за очевидне лідерство Японії в Азії узахисті міжнародного права, дякую за всебічну підтримку з боку вашої держави йваших людей.</text:p>
      <text:p text:style-name="P4">
Дорогі колеги!</text:p>
      <text:p text:style-name="P4">
Нас об’єднує ще один принцип — раціональність. Ми завжди діємо практично,захищаючи наші цінності. І очевидним вираженням раціональності є українськаформула миру. Я дякую вам за підтримку нашої формули.</text:p>
      <text:p text:style-name="P4">
Напередодні я був на саміті Ліги арабських держав, і ми робимо все, щобобʼєднати увесь світ навколо формули миру — навколо мирного саміту, який дастьпоштовх реалізації формули.</text:p>
      <text:p text:style-name="P4">
Хотілося б у межах наших зустрічей сьогодні обговорити кроки з реалізаціїформули та деталі організації мирного саміту.</text:p>
      <text:p text:style-name="P4">
Дякую.</text:p>
      <text:p text:style-name="P4">
Source: <text:a xlink:type="simple" xlink:href="https://armyinform.com.ua/2023/05/21/nam-potribne-globalne-liderstvo-demokratiyi-vystup-prezydenta-volodymyra-zelenskogo-na-sesiyi-samitu-krayin-velykoyi-simky-ta-ukrayiny/" text:style-name="Internet_20_link" text:visited-style-name="Visited_20_Internet_20_Link">
https://armyinform.com.ua/2023/05/21/nam-potribne-globalne-liderstvo-demokratiyi-vystup-prezydenta-volodymyra-zelenskogo-na-sesiyi-samitu-krayin-velykoyi-simky-ta-ukrayiny/</text:a>
</text:p>
      <!--NEWS-->
      <text:h text:style-name="P10" text:outline-level="1">
<text:span text:style-name="T4">
Сили оборони за добу ліквідували 730 окупантів та знищили 84 одиниці ворожого озброєння</text:span>
</text:h>
      <text:p text:style-name="P4">
Author: ['АРМІЯINFORM']</text:p>
      <text:p text:style-name="P4">
Time: 2023-05-21T51:00:00-04:00</text:p>
      <text:p text:style-name="P4">
Description: Загальні бойові втрати противника з 24.02.22 по 21.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traty_21-05-2023-scaled.jpg" text:style-name="Internet_20_link" text:visited-style-name="Visited_20_Internet_20_Link">
vtraty_21-05-2023-scaled.jpg</text:a>
']</text:p>
      <text:p text:style-name="P4">
Tags: ['STOPRUSSIA', 'АГРЕСІЯ РФ', 'ВІЙНА', 'ВТОРГНЕННЯ РФ', 'ВТРАТИ ВОРОГА', 'ГШ ЗСУ']</text:p>
      <text:p text:style-name="P4">
Category: News</text:p>
      <!--METADATA-->
      <text:p text:style-name="P4">
<draw:frame draw:style-name="fr1" draw:name="Image291" text:anchor-type="as-char" svg:width="6.9236in" svg:height="6.912061in" draw:z-index="0">
<draw:image xlink:href="../Images/AРМІЯINFORM/2023-05-21T51-00-00-04-00/vtraty_21-05-2023-scaled.jpg" xlink:type="simple" xlink:show="embed" xlink:actuate="onLoad" draw:mime-type="image/jpeg"/>
</draw:frame>
</text:p>
      <text:p text:style-name="P4">
Загальні бойові втрати противника з 24.02.22 по 21.05.23 орієнтовностановлять:</text:p>
      <ul>
        <li>
<text:span text:style-name="T4">
особового складу ‒</text:span>
 203160 (+730) осіб ліквідовано  * <text:span text:style-name="T4">
танків ‒</text:span>
 3783 (+2)  * <text:span text:style-name="T4">
бойових броньованих машин ‒</text:span>
 7398 (+16)  * <text:span text:style-name="T4">
артилерійських систем ‒</text:span>
 3258 (+29)  * <text:span text:style-name="T4">
РСЗВ ‒</text:span>
 564 (0)  * <text:span text:style-name="T4">
засоби ППО ‒</text:span>
 327 (+2)  * <text:span text:style-name="T4">
літаків ‒</text:span>
 308 (0)  * <text:span text:style-name="T4">
гелікоптерів ‒</text:span>
 294 (0)  * <text:span text:style-name="T4">
БПЛА оперативно-тактичного рівня ‒</text:span>
 2822 (+21)  * <text:span text:style-name="T4">
крилаті ракети ‒</text:span>
 1011 (0)  * <text:span text:style-name="T4">
кораблі / катери ‒</text:span>
 18 (0)  * <text:span text:style-name="T4">
автомобільної техніки та автоцистерн ‒</text:span>
 6115 (+12)  * <text:span text:style-name="T4">
спеціальна техніка ‒</text:span>
 425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1.05.23.</text:p>
      <text:p text:style-name="P4">
Source: <text:a xlink:type="simple" xlink:href="https://armyinform.com.ua/2023/05/21/syly-oborony-za-dobu-likviduvaly-730-okupantiv-ta-znyshhyly-84-odynyczi-vorozhogo-ozbroyennya/" text:style-name="Internet_20_link" text:visited-style-name="Visited_20_Internet_20_Link">
https://armyinform.com.ua/2023/05/21/syly-oborony-za-dobu-likviduvaly-730-okupantiv-ta-znyshhyly-84-odynyczi-vorozhogo-ozbroyennya/</text:a>
</text:p>
      <!--NEWS-->
      <text:h text:style-name="P10" text:outline-level="1">
<text:span text:style-name="T4">
Виступ Володимира Зеленського на робочій сесії саміту «Назустріч мирному, стабільному та процвітаючому світу» за участю країн G7, України та партнерів</text:span>
</text:h>
      <text:p text:style-name="P4">
Author: ['АРМІЯINFORM']</text:p>
      <text:p text:style-name="P4">
Time: 2023-05-21T52:00:00-04:00</text:p>
      <text:p text:style-name="P4">
Description: Пане Прем’єр-міністре Кішідо!    Дорогі лідери!    Усі ми маємо шанс стати співавтор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861b75f55a77d6a9cc8d50009867a4f_1684641971_extra_large.jpeg" text:style-name="Internet_20_link" text:visited-style-name="Visited_20_Internet_20_Link">
f861b75f55a77d6a9cc8d50009867a4f_1684641971_extra_large.jpeg</text:a>
']</text:p>
      <text:p text:style-name="P4">
Tags: ['STOPRUSSIA', 'АГРЕСІЯ РФ', 'ВІЙНА', 'ВОЛОДИМИР ЗЕЛЕНСЬКИЙ', 'ВТОРГНЕННЯ РФ', 'КРАЇН G7', 'ОФІС ПРЕЗИДЕНТА УКРАЇНИ']</text:p>
      <text:p text:style-name="P4">
Category: News</text:p>
      <!--METADATA-->
      <text:p text:style-name="P4">
<draw:frame draw:style-name="fr1" draw:name="Image292" text:anchor-type="as-char" svg:width="6.9236in" svg:height="4.617948in" draw:z-index="0">
<draw:image xlink:href="../Images/AРМІЯINFORM/2023-05-21T52-00-00-04-00/f861b75f55a77d6a9cc8d50009867a4f_1684641971_extra_large.jpeg" xlink:type="simple" xlink:show="embed" xlink:actuate="onLoad" draw:mime-type="image/jpeg"/>
</draw:frame>
</text:p>
      <text:p text:style-name="P4">
<text:span text:style-name="T4">
Пане Прем’єр-міністре Кішідо!</text:span>
</text:p>
      <text:p text:style-name="P4">
<text:span text:style-name="T4">
Дорогі лідери!</text:span>
</text:p>
      <text:p text:style-name="P4">
Усі ми маємо шанс стати співавторами миру. Цей мир буде не для однієї країни,як і ця війна несе шкоду не лише Україні. Статут ООН і порядок, заснований направилах, був зруйнований.</text:p>
      <text:p text:style-name="P4">
Кожен у світі відчув деструктивні наслідки російської агресії. Хтосьпостраждав від шалених стрибків цін на продовольство чи енергоресурси. Хтосьбачить, що у разі катастрофи на окупованій Росією атомній станції вітер донесерадіоактивне забруднення до його землі. Хтось знає, що якщо Росії вдастьсязалишити собі вкрадену українську територію, то й по його землю прийдеагресивний сусід.</text:p>
      <text:p text:style-name="P4">
Наш світ великий, але всі ми в ньому — разом. І це наша спільна справа — мир.</text:p>
      <text:p text:style-name="P4">
Свого часу, до 24 лютого, Україна провела з Росією понад 180 раундівпереговорів — 183 — у різних форматах щодо припинення агресії. У тихпереговорах були поважні міжнародні посередники, і вони бачили, що Росія нешукає миру.</text:p>
      <text:p text:style-name="P4">
Перемир’я не працювало. Воно тривало сім років, і за цей час загинули тисячілюдей. Зараз нічого не змінилось, окрім того, що ми, захищаючись, значнопослабили Росію. Зараз вона відверто шукає заморозки війни. Не заради спокою,а заради того, щоб виграти трохи часу, наростити сили й ударити знову.</text:p>
      <text:p text:style-name="P4">
Той, хто став на шлях терору, сам із нього не сходить.</text:p>
      <text:p text:style-name="P4">
Ось чому потрібні наша формула миру та міжнародне право. Україна запропонувалаформулу миру світові. Поки російські загарбники залишаються на нашій землі,ніхто не сяде за стіл переговорів із Росією. Колонізатор має піти геть. Алесвіт має силу, достатню для того, щоб крок за кроком змусити Росію відновитимир. Ми довели це.</text:p>
      <text:p text:style-name="P4">
Як приклад — продовольча безпека. Це один із пунктів нашої формули миру.</text:p>
      <text:p text:style-name="P4">
Коли Росія заблокувала наше море, ми знайшли вихід. Ми домовилися з ООН іТуреччиною створити коридор для експорту продовольства, щоб ніхто у світі нестраждав від голоду чи дефіциту їжі.</text:p>
      <text:p text:style-name="P4">
Разом ми стабілізували ринки. Отже, ми дали світу елемент миру. І за аналогієюце може спрацювати й щодо кожного іншого пункту формули миру, починаючи відрадіаційної — що є дуже небезпечним — та енергетичної безпеки й закінчуючивідновленням повної сили Статуту ООН та нашої територіальної цілісності, щобули порушені Росією.</text:p>
      <text:p text:style-name="P4">
Ми розробили формулу миру так, щоб кожен її пункт був підтриманий резолюціямиООН. Так, щоб кожен у світі міг обрати собі той пункт, який здатен допомогтиреалізувати.</text:p>
      <text:p text:style-name="P4">
До речі, я хотів сказати вам, що всі ці пункти базуються на цих резолюціях, івсі ваші країни в різні роки підтримували й голосували за ці резолюції. Ядумаю, що це дуже важливо.</text:p>
      <text:p text:style-name="P4">
Від Японії до арабських країн, від Європи до Латинської Америки — ми знаходимопідтримку для формули миру. І ми продовжуємо цю роботу.</text:p>
      <text:p text:style-name="P4">
Скоро — 500 днів повномасштабної війни, вже в липні це буде. І це символічнийпроміжок часу, хороший місяць, щоб зібрати саміт формули миру — саміт світовоїбільшості. Саміт усіх, хто поважає чесність і хоче закінчити цю війну. Язапрошую вас приєднатися до спільних зусиль!</text:p>
      <text:p text:style-name="P4">
Навіть якщо нас розділяє відстань, нас об’єднує спільне розуміння: ви бзахищалися, якби у ваш дім вдерлися, якби ворог прийшов до ваших воріт ідепортував ваших дітей, ви б не здалися колонізаторам, ви б об’єдналися всімсвітом, ви б боролися, як боремося ми.</text:p>
      <text:p text:style-name="P4">
<text:span text:style-name="T4">
Дякую!</text:span>
</text:p>
      <text:p text:style-name="P4">
Source: <text:a xlink:type="simple" xlink:href="https://armyinform.com.ua/2023/05/21/vystup-volodymyra-zelenskogo-na-robochij-sesiyi-samitu-nazustrich-myrnomu-stabilnomu-ta-proczvitayuchomu-svitu-za-uchastyu-krayin-g7-ukrayiny-ta-partneriv/" text:style-name="Internet_20_link" text:visited-style-name="Visited_20_Internet_20_Link">
https://armyinform.com.ua/2023/05/21/vystup-volodymyra-zelenskogo-na-robochij-sesiyi-samitu-nazustrich-myrnomu-stabilnomu-ta-proczvitayuchomu-svitu-za-uchastyu-krayin-g7-ukrayiny-ta-partneriv/</text:a>
</text:p>
      <!--NEWS-->
      <text:h text:style-name="P10" text:outline-level="1">
<text:span text:style-name="T4">
В Україні хвилина мовчання</text:span>
</text:h>
      <text:p text:style-name="P4">
Author: ['АРМІЯINFORM']</text:p>
      <text:p text:style-name="P4">
Time: 2023-05-21T53: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andle-1.gif" text:style-name="Internet_20_link" text:visited-style-name="Visited_20_Internet_20_Link">
candle-1.gif</text:a>
']</text:p>
      <text:p text:style-name="P4">
Tags: ['STOPRUSSIA', "ВШАНУВАННЯ ПАМ'ЯТІ", 'ХВИЛИНА МОВЧАННЯ']</text:p>
      <text:p text:style-name="P4">
Category: News</text:p>
      <!--METADATA-->
      <text:p text:style-name="P4">
<draw:frame draw:style-name="fr1" draw:name="Image293" text:anchor-type="as-char" svg:width="6.9236in" svg:height="3.895992in" draw:z-index="0">
<draw:image xlink:href="../Images/AРМІЯINFORM/2023-05-21T53-00-00-04-00/candle-1.gif" xlink:type="simple" xlink:show="embed" xlink:actuate="onLoad" draw:mime-type="image/gif"/>
</draw:frame>
</text:p>
      <text:p text:style-name="P4">
Згідно з <text:a xlink:type="simple" xlink:href="https://www.president.gov.ua/documents/1432022-41729" text:style-name="Internet_20_link" text:visited-style-name="Visited_20_Internet_20_Link">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21/v-ukrayini-hvylyna-movchannya-3/" text:style-name="Internet_20_link" text:visited-style-name="Visited_20_Internet_20_Link">
https://armyinform.com.ua/2023/05/21/v-ukrayini-hvylyna-movchannya-3/</text:a>
</text:p>
      <!--NEWS-->
      <text:h text:style-name="P10" text:outline-level="1">
<text:span text:style-name="T4">
У Хіросімі Президент України зустрівся з Прем’єр-міністром Канади</text:span>
</text:h>
      <text:p text:style-name="P4">
Author: ['АРМІЯINFORM']</text:p>
      <text:p text:style-name="P4">
Time: 2023-05-21T54:00:00-04:00</text:p>
      <text:p text:style-name="P4">
Description: Перебуваючи з робочим візитом у Японії для участі в саміті «Групи семи», Президен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elenskyj-tryudo-golovna.jpeg" text:style-name="Internet_20_link" text:visited-style-name="Visited_20_Internet_20_Link">
zelenskyj-tryudo-golovna.jpeg</text:a>
', '<text:a xlink:type="simple" xlink:href="https://armyinform.com.ua/wp-content/uploads/2023/05/zelenskyj_tryudo.jpeg" text:style-name="Internet_20_link" text:visited-style-name="Visited_20_Internet_20_Link">
zelenskyj_tryudo.jpeg</text:a>
', '<text:a xlink:type="simple" xlink:href="https://armyinform.com.ua/wp-content/uploads/2023/05/zelenskyj.jpeg" text:style-name="Internet_20_link" text:visited-style-name="Visited_20_Internet_20_Link">
zelenskyj.jpeg</text:a>
', '<text:a xlink:type="simple" xlink:href="https://armyinform.com.ua/wp-content/uploads/2023/05/tryudo.jpeg" text:style-name="Internet_20_link" text:visited-style-name="Visited_20_Internet_20_Link">
tryudo.jpeg</text:a>
']</text:p>
      <text:p text:style-name="P4">
Tags: ['STOPRUSSIA', 'ВОЛОДИМИР ЗЕЛЕНСЬКИЙ', 'ДЖАСТІН ТРЮДО', 'САМІТ G7', 'ЯПОНІЯ']</text:p>
      <text:p text:style-name="P4">
Category: News</text:p>
      <!--METADATA-->
      <text:p text:style-name="P4">
<draw:frame draw:style-name="fr1" draw:name="Image294" text:anchor-type="as-char" svg:width="6.9236in" svg:height="4.617948in" draw:z-index="0">
<draw:image xlink:href="../Images/AРМІЯINFORM/2023-05-21T54-00-00-04-00/zelenskyj-tryudo-golovna.jpeg" xlink:type="simple" xlink:show="embed" xlink:actuate="onLoad" draw:mime-type="image/jpeg"/>
</draw:frame>
</text:p>
      <text:p text:style-name="P4">
Перебуваючи з робочим візитом у Японії для участі в саміті «Групи семи»,Президент України Володимир Зеленський провів зустріч із Прем’єр-міністромКанади Джастіном Трюдо.</text:p>
      <text:p text:style-name="P4">
Про це <text:a xlink:type="simple" xlink:href="https://www.president.gov.ua/news/u-hirosimi-prezident-ukrayini-zustrivsya-z-premyer-ministrom-83045" text:style-name="Internet_20_link" text:visited-style-name="Visited_20_Internet_20_Link">
повідомляє</text:a>
 Офіційне інтернет-представництво Президента України.</text:p>
      <text:p text:style-name="P4">
Лідери обговорили актуальні питання двостороннього порядку денного, приділившиокрему увагу подальшій взаємодії у сфері безпеки й оборони.</text:p>
      <text:p text:style-name="P4">
«Високо ціную те, що дружня Канада є одним із лідерів підтримки України упротистоянні російській агресії. Та зараз — критичний момент для нас і длявсього світу, і Україна потребує посилення допомоги», — сказав Президент.</text:p>
      <text:p text:style-name="P4">
<draw:frame draw:style-name="fr1" draw:name="Image295" text:anchor-type="as-char" svg:width="6.9236in" svg:height="4.617948in" draw:z-index="0">
<draw:image xlink:href="../Images/AРМІЯINFORM/2023-05-21T54-00-00-04-00/zelenskyj_tryudo.jpeg" xlink:type="simple" xlink:show="embed" xlink:actuate="onLoad" draw:mime-type="image/jpeg"/>
</draw:frame>
</text:p>
      <text:p text:style-name="P4">
Володимир Зеленський поінформував Джастіна Трюдо про ситуацію на фронті йподілився оцінками її можливого розвитку.</text:p>
      <text:p text:style-name="P4">
Глава держави високо оцінив допомогу, яку надає Канада для розмінуваннятериторій, звільнених від російських окупантів.</text:p>
      <text:p text:style-name="P4">
<draw:frame draw:style-name="fr1" draw:name="Image296" text:anchor-type="as-char" svg:width="6.9236in" svg:height="4.621503in" draw:z-index="0">
<draw:image xlink:href="../Images/AРМІЯINFORM/2023-05-21T54-00-00-04-00/zelenskyj.jpeg" xlink:type="simple" xlink:show="embed" xlink:actuate="onLoad" draw:mime-type="image/jpeg"/>
</draw:frame>
</text:p>
      <text:p text:style-name="P4">
«Хочу подякувати вам за практичну допомогу в розмінуванні й за оперативнеопрацювання вашим урядом і канадськими виробниками наших запитів», — зазначивПрезидент.</text:p>
      <text:p text:style-name="P4">
Також ішлося про навчання українських молодших офіцерів у межах канадськоїтренувальної місії UNIFIER.</text:p>
      <text:p text:style-name="P4">
Було високо відзначено послідовне посилення Канадою санкційного тиску наросію.</text:p>
      <text:p text:style-name="P4">
<draw:frame draw:style-name="fr1" draw:name="Image297" text:anchor-type="as-char" svg:width="6.9236in" svg:height="4.621503in" draw:z-index="0">
<draw:image xlink:href="../Images/AРМІЯINFORM/2023-05-21T54-00-00-04-00/tryudo.jpeg" xlink:type="simple" xlink:show="embed" xlink:actuate="onLoad" draw:mime-type="image/jpeg"/>
</draw:frame>
</text:p>
      <text:p text:style-name="P4">
Крім того, Володимир Зеленський наголосив на важливості реалізації всіхпунктів української формули миру.</text:p>
      <text:p text:style-name="P4">
Окремо Президент зупинився на питанні євроатлантичної інтеграції України. Вінзазначив, що на Вільнюському саміті НАТО в липні мають бути ухвалені конкретнірішення про членство нашої держави в Альянсі й дані чіткі сигнали, що Українастане членом НАТО.</text:p>
      <text:p text:style-name="P4">
Source: <text:a xlink:type="simple" xlink:href="https://armyinform.com.ua/2023/05/21/u-hirosimi-prezydent-ukrayiny-zustrivsya-z-premyer-ministrom-kanady/" text:style-name="Internet_20_link" text:visited-style-name="Visited_20_Internet_20_Link">
https://armyinform.com.ua/2023/05/21/u-hirosimi-prezydent-ukrayiny-zustrivsya-z-premyer-ministrom-kanady/</text:a>
</text:p>
      <!--NEWS-->
      <text:h text:style-name="P10" text:outline-level="1">
<text:span text:style-name="T4">
Ворог наростив присутність ракетоносіїв у Чорному морі</text:span>
</text:h>
      <text:p text:style-name="P4">
Author: ["Владислав Дем'яненко"]</text:p>
      <text:p text:style-name="P4">
Time: 2023-05-21T55:00:00-04:00</text:p>
      <text:p text:style-name="P4">
Description: Про це в ефірі національного телемарафону «Єдині новини» повідомила началь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40260_uh7lhcbyzvmbfhxgaaysszsedy-e1679309364839.jpg" text:style-name="Internet_20_link" text:visited-style-name="Visited_20_Internet_20_Link">
240260_uh7lhcbyzvmbfhxgaaysszsedy-e1679309364839.jpg</text:a>
']</text:p>
      <text:p text:style-name="P4">
Tags: ['STOPRUSSIA', 'АГРЕСІЯ РФ', 'ВІЙНА', 'ВТОРГНЕННЯ РФ', 'НАТАЛІЯ ГУМЕНЮК']</text:p>
      <text:p text:style-name="P4">
Category: News</text:p>
      <!--METADATA-->
      <text:p text:style-name="P4">
<draw:frame draw:style-name="fr1" draw:name="Image298" text:anchor-type="as-char" svg:width="6.9236in" svg:height="4.260677in" draw:z-index="0">
<draw:image xlink:href="../Images/AРМІЯINFORM/2023-05-21T55-00-00-04-00/240260_uh7lhcbyzvmbfhxgaaysszsedy-e1679309364839.jpg" xlink:type="simple" xlink:show="embed" xlink:actuate="onLoad" draw:mime-type="image/jpeg"/>
</draw:frame>
Ілюстративне фото</text:p>
      <text:p text:style-name="P4">
Про це в ефірі національного<text:a xlink:type="simple" xlink:href="https://www.youtube.com/watch" text:style-name="Internet_20_link" text:visited-style-name="Visited_20_Internet_20_Link">
телемарафону</text:a>
«Єдині новини» повідомила начальник Об’єднаного координаційного пресцентру Силоборони півдня України капітан 1 рангу Наталія Гуменюк.</text:p>
      <text:p text:style-name="P4">
— Вчора надвечір ворог наростив присутність ракетоносіїв у Чорному морі. Стало2 підводні човни, два ракетоносії — це 8 ракет типу «Калібр» готові іспоряджені до застосування. Але це говорить лише про те, що вони намагаютьсянаразі тримати нас у напрузі. Ворог завжди під час значущих світових подій, якнаразі саміт G7, намагається нарощувати напруження, а потім, цілком імовірно,застосування ракетної атаки, як реакція на тиск світової спільноти на країну-агресорку, — зазначила Наталія Гуменюк. — Ми звертаємо увагу всіх — бути дужеуважними до сигналів повітряної тривоги і стежити за активністю ворожоїавіації, — наголосила вона.</text:p>
      <text:p text:style-name="P4">
Наталія Гуменюк повідомила що протягом цієї ночі фіксувалася активністьворожих БПЛА як ударних, так і розвідувальних.</text:p>
      <text:p text:style-name="P4">
— У нашому регіоні це переважно були розвідувальні БПЛА. Зокрема, за минулудобу було знищено 5 дронів, два з яких були розвідувальні. Ворог активнозбирає інформацію, — розповіла Гуменюк.</text:p>
      <text:p text:style-name="P4">
Крім того, за її словами, сьогодні на світанку ворог із застосуваннямтактичної авіації атакував населений пункт Станіслав Херсонської області.Внаслідок удару керованими авіаційними бомбами зруйновано житлові будинки тамісцевий будинок культури, інформація щодо постраждалих наразі уточнюється.</text:p>
      <text:p text:style-name="P4">
— Це вже стала тактика для ворога, вони намагаються бити саме на світанку. Цевже не перший раз, нагадаю, що минулої доби загинуло подружжя саме під частакої атаки, — зазначила Наталія Гуменюк.</text:p>
      <text:p text:style-name="P4">
Source: <text:a xlink:type="simple" xlink:href="https://armyinform.com.ua/2023/05/21/vorog-narostyv-prysutnist-raketonosiyiv-u-chornomu-mori/" text:style-name="Internet_20_link" text:visited-style-name="Visited_20_Internet_20_Link">
https://armyinform.com.ua/2023/05/21/vorog-narostyv-prysutnist-raketonosiyiv-u-chornomu-mori/</text:a>
</text:p>
      <!--NEWS-->
      <text:h text:style-name="P10" text:outline-level="1">
<text:span text:style-name="T4">
Ми поділимося досвідом боротьби… Грузія обов’язково переможе</text:span>
</text:h>
      <text:p text:style-name="P4">
Author: ['АРМІЯINFORM']</text:p>
      <text:p text:style-name="P4">
Time: 2023-05-21T56:00:00-04:00</text:p>
      <text:p text:style-name="P4">
Description: Про це написав у Twitter секретар Ради національної безпеки і оборони Олексій Данілов.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e613a013471eaae1b3aad63a09477f8.jpeg" text:style-name="Internet_20_link" text:visited-style-name="Visited_20_Internet_20_Link">
4e613a013471eaae1b3aad63a09477f8.jpeg</text:a>
']</text:p>
      <text:p text:style-name="P4">
Tags: ['STOPRUSSIA', 'ГРУЗІЯ', 'ОЛЕКСІЙ ДАНІЛОВ']</text:p>
      <text:p text:style-name="P4">
Category: News</text:p>
      <!--METADATA-->
      <text:p text:style-name="P4">
<draw:frame draw:style-name="fr1" draw:name="Image299" text:anchor-type="as-char" svg:width="6.9236in" svg:height="4.330592in" draw:z-index="0">
<draw:image xlink:href="../Images/AРМІЯINFORM/2023-05-21T56-00-00-04-00/4e613a013471eaae1b3aad63a09477f8.jpeg" xlink:type="simple" xlink:show="embed" xlink:actuate="onLoad" draw:mime-type="image/jpeg"/>
</draw:frame>
 Олексій Данілов</text:p>
      <text:p text:style-name="P4">
Про це<text:a xlink:type="simple" xlink:href="https://twitter.com/OleksiyDanilov/status/1659988422939889665" text:style-name="Internet_20_link" text:visited-style-name="Visited_20_Internet_20_Link">
написав</text:a>
 у Twitter секретар Ради національної безпеки і оборони ОлексійДанілов.</text:p>
      <text:p text:style-name="P4">
«Грузія обов’язково переможе і залишить у минулому темні часи, які заразнасунули на неї з північних гидких боліт. Українці будуть поруч з вами у ційборотьбі вільних проти рабів. Боляче, що зараз російський морок душить вільнуГрузію, але ми поділимося досвідом нашої боротьби і знаємо, що Грузія будеВільною і Незалежною, територіально цілісною і суверенною!» — заявив Данілов.</text:p>
      <text:p text:style-name="P4">
Source: <text:a xlink:type="simple" xlink:href="https://armyinform.com.ua/2023/05/21/my-podilymosya-dosvidom-borotby-gruziya-obovyazkovo-peremozhe/" text:style-name="Internet_20_link" text:visited-style-name="Visited_20_Internet_20_Link">
https://armyinform.com.ua/2023/05/21/my-podilymosya-dosvidom-borotby-gruziya-obovyazkovo-peremozhe/</text:a>
</text:p>
      <!--NEWS-->
      <text:h text:style-name="P10" text:outline-level="1">
<text:span text:style-name="T4">
Володимир Зеленський подякував Джо Байдену за лідерство, за зброю, за рішення про тренування пілотів</text:span>
</text:h>
      <text:p text:style-name="P4">
Author: ['АРМІЯINFORM']</text:p>
      <text:p text:style-name="P4">
Time: 2023-05-21T57:00:00-04:00</text:p>
      <text:p text:style-name="P4">
Description: Про це він написав у телеграм каналі.        «Вірю, що крила нашої спільної свобо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ОЛОДИМИР ЗЕЛЕНСЬКИЙ', 'ВТОРГНЕННЯ РФ', 'ДЖО БАЙДЕН', 'ОФІС ПРЕЗИДЕНТА УКРАЇНИ']</text:p>
      <text:p text:style-name="P4">
Category: News</text:p>
      <!--METADATA-->
      <text:p text:style-name="P4">
Про це він <text:a xlink:type="simple" xlink:href="https://t.me/V_Zelenskiy_official/6288" text:style-name="Internet_20_link" text:visited-style-name="Visited_20_Internet_20_Link">
написав</text:a>
 у телеграмканалі.</text:p>
      <text:p text:style-name="P4">
«Вірю, що крила нашої спільної свободи будуть очевидно найміцнішими у світі»,-написав глава держави.</text:p>
      <text:p text:style-name="P4">
Source: <text:a xlink:type="simple" xlink:href="https://armyinform.com.ua/2023/05/21/volodymyr-zelenskyj-podyakuvav-dzho-bajdenu-za-liderstvo-za-zbroyu-za-rishennya-pro-trenuvannya-pilotiv/" text:style-name="Internet_20_link" text:visited-style-name="Visited_20_Internet_20_Link">
https://armyinform.com.ua/2023/05/21/volodymyr-zelenskyj-podyakuvav-dzho-bajdenu-za-liderstvo-za-zbroyu-za-rishennya-pro-trenuvannya-pilotiv/</text:a>
</text:p>
      <!--NEWS-->
      <text:h text:style-name="P10" text:outline-level="1">
<text:span text:style-name="T4">
Президент для військових не політик, а керівник — Ганна Маляр</text:span>
</text:h>
      <text:p text:style-name="P4">
Author: ['АРМІЯINFORM']</text:p>
      <text:p text:style-name="P4">
Time: 2023-05-21T58:00:00-04:00</text:p>
      <text:p text:style-name="P4">
Description: Обговорювати персону Президента України під час гарячої фази війни виключно у політичн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anna-malyar-fb.jpg" text:style-name="Internet_20_link" text:visited-style-name="Visited_20_Internet_20_Link">
ganna-malyar-fb.jpg</text:a>
']</text:p>
      <text:p text:style-name="P4">
Tags: ['STOPRUSSIA', 'АГРЕСІЯ РФ', 'ВІЙНА', 'ВОРОЖА ІПСО', 'ВТОРГНЕННЯ РФ', 'ГАННА МАЛЯР']</text:p>
      <text:p text:style-name="P4">
Category: News</text:p>
      <!--METADATA-->
      <text:p text:style-name="P4">
<draw:frame draw:style-name="fr1" draw:name="Image300" text:anchor-type="as-char" svg:width="6.9236in" svg:height="4.61393in" draw:z-index="0">
<draw:image xlink:href="../Images/AРМІЯINFORM/2023-05-21T58-00-00-04-00/ganna-malyar-fb.jpg" xlink:type="simple" xlink:show="embed" xlink:actuate="onLoad" draw:mime-type="image/jpeg"/>
</draw:frame>
</text:p>
      <text:p text:style-name="P4">
Обговорювати персону Президента України під час гарячої фази війни виключно уполітичному контексті, скажімо майбутніх виборів, — просто некоректно, бо цене відповідає його реальним ролі і місцю в оборонному процесі.</text:p>
      <text:p text:style-name="P4">
Про це на своїй сторінці у Facebook<text:a xlink:type="simple" xlink:href="https://www.facebook.com/ganna.maliar/posts/pfbid02VSZ6f5et2eKi7erTKnh8kNooHMpdGDyEoaCSqmYLfEAhyBZPxLJ3eYMrdfezx5Mvl" text:style-name="Internet_20_link" text:visited-style-name="Visited_20_Internet_20_Link">
написала</text:a>
заступник Міністра оборони України Ганна Маляр.</text:p>
      <text:p text:style-name="P4">
Просто варто знати, що Президент під час війни — це насамперед вищий керівникЗбройних Сил України.</text:p>
      <text:p text:style-name="P4">
Він вершина військової вертикалі.</text:p>
      <text:p text:style-name="P4">
В умовах повномасштабної війни Президент перестає бути у класичному розумінніполітиком, перед ним просто постають інші задачі.</text:p>
      <text:p text:style-name="P4">
Головна — виграти війну і зберегти державу.</text:p>
      <text:p text:style-name="P4">
Президент для військових не політик, а керівник.</text:p>
      <text:p text:style-name="P4">
Натомість ворог свідомо маніпулює та змішує політику з військовими задачамиВерховного Головнокомандувача.</text:p>
      <text:p text:style-name="P4">
Серед військових такими вкидами підірвати довіру не виходить, бо у військовихВерховний Головнокомандувач користується беззаперечним авторитетом.</text:p>
      <text:p text:style-name="P4">
Я це особисто постійно бачу — як під час роботи Президента з командуванням,так і під час візитів Президента у райони бойових дій та спілкування там збійцями.</text:p>
      <text:p text:style-name="P4">
А от в цивільному суспільству варто на час війни відділити і не змішуватиполітику з суто військовими задачами, які вирішує сьогодні ВерховнийГоловнокомандувач.</text:p>
      <text:p text:style-name="P4">
Ось приклад деяких задач по військовій вертикалі, які щодня виконує ВерховнийГоловнокомандувач.</text:p>
      <text:p text:style-name="P4">
Президент щодня збирає і заслуховує військове командування та всіх силовиків.Це не просто заслуховування звітів — це аналіз поточної ситуації таобговорення необхідних рішень.</text:p>
      <text:p text:style-name="P4">
Декілька разів на тиждень збирається Ставка Верховного Головнокомандувача, наякій присутні всі силові відомства. Жодного разу там не було формальнихпротокольних рішень, це завжди оперативні рішення по ситуації.</text:p>
      <text:p text:style-name="P4">
Також працює «військовий кабінет» — це ще один формат роботи ВерховногоГоловнокомандувача ЗСУ і військового командування.</text:p>
      <text:p text:style-name="P4">
Президент постійно опікується питанням озброєння та військової техніки дляУкраїни на найвищому міжнародному рівні.</text:p>
      <text:p text:style-name="P4">
Це все не про вибори і не про політику. Це про роль Президента-ВерховногоГоловнокомандувача в обороні держави.</text:p>
      <text:p text:style-name="P4">
Source: <text:a xlink:type="simple" xlink:href="https://armyinform.com.ua/2023/05/21/odyn-z-klyuchovyh-vorozhyh-informaczijnyh-pryjomiv-zmishhaty-akczenty-z-vijny-na-polityku-ganna-malyar/" text:style-name="Internet_20_link" text:visited-style-name="Visited_20_Internet_20_Link">
https://armyinform.com.ua/2023/05/21/odyn-z-klyuchovyh-vorozhyh-informaczijnyh-pryjomiv-zmishhaty-akczenty-z-vijny-na-polityku-ganna-malyar/</text:a>
</text:p>
      <!--NEWS-->
      <text:h text:style-name="P10" text:outline-level="1">
<text:span text:style-name="T4">
Президент України висловив подяку Республіці Корея за гуманітарну й нелетальну допомогу нашій державі</text:span>
</text:h>
      <text:p text:style-name="P4">
Author: ['АРМІЯINFORM']</text:p>
      <text:p text:style-name="P4">
Time: 2023-05-21T59:00:00-04:00</text:p>
      <text:p text:style-name="P4">
Description: Про це повідомляє  Офіс Президента України.    У межах робочого візиту до Японії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f7c623fe1343460ef28a4b3f0c3d957_1684649351_extra_large.jpeg" text:style-name="Internet_20_link" text:visited-style-name="Visited_20_Internet_20_Link">
4f7c623fe1343460ef28a4b3f0c3d957_1684649351_extra_large.jpeg</text:a>
']</text:p>
      <text:p text:style-name="P4">
Tags: ['ВОЛОДИМИР ЗЕЛЕНСЬКИЙ', 'ОФІС ПРЕЗИДЕНТА УКРАЇНИ']</text:p>
      <text:p text:style-name="P4">
Category: News</text:p>
      <!--METADATA-->
      <text:p text:style-name="P4">
<draw:frame draw:style-name="fr1" draw:name="Image301" text:anchor-type="as-char" svg:width="6.9236in" svg:height="4.617948in" draw:z-index="0">
<draw:image xlink:href="../Images/AРМІЯINFORM/2023-05-21T59-00-00-04-00/4f7c623fe1343460ef28a4b3f0c3d957_1684649351_extra_large.jpeg" xlink:type="simple" xlink:show="embed" xlink:actuate="onLoad" draw:mime-type="image/jpeg"/>
</draw:frame>
</text:p>
      <text:p text:style-name="P4">
Про це <text:a xlink:type="simple" xlink:href="https://www.president.gov.ua/news/prezident-ukrayini-proviv-zustrich-iz-prezidentom-respubliki-83061" text:style-name="Internet_20_link" text:visited-style-name="Visited_20_Internet_20_Link">
повідомляє</text:a>
 Офіс Президента України.</text:p>
      <text:p text:style-name="P4">
У межах робочого візиту до Японії для участі в саміті «Групи семи» ПрезидентУкраїни Володимир Зеленський провів зустріч із Президентом Республіки Корея ЮнСок Йолем.</text:p>
      <text:p text:style-name="P4">
Глава Української держави поінформував співрозмовника про ситуацію на фронтіта перебіг відбиття повномасштабної агресії Російської Федерації.</text:p>
      <text:p text:style-name="P4">
Президент України висловив подяку Республіці Корея за гуманітарну й нелетальнудопомогу нашій державі, зокрема за надання машин для розмінування та захисногоспорядження.</text:p>
      <text:p text:style-name="P4">
Володимир Зеленський висловив сподівання на продовження співпраці.</text:p>
      <text:p text:style-name="P4">
Було також обговорено візит української делегації до Республіки Корея, якийвідбувся нещодавно.</text:p>
      <text:p text:style-name="P4">
Глава Української держави відзначив високий рівень організації візиту йподякував за увагу до проектів, які презентувала перша леді України.</text:p>
      <text:p text:style-name="P4">
Сторони підтвердили домовленості, досягнуті під час перебування українськоїделегації в Республіці Корея, й домовилися про обмін візитами делегацій.</text:p>
      <text:p text:style-name="P4">
Source: <text:a xlink:type="simple" xlink:href="https://armyinform.com.ua/2023/05/21/prezydent-ukrayiny-vyslovyv-podyaku-respubliczi-koreya-za-gumanitarnu-j-neletalnu-dopomogu-nashij-derzhavi/" text:style-name="Internet_20_link" text:visited-style-name="Visited_20_Internet_20_Link">
https://armyinform.com.ua/2023/05/21/prezydent-ukrayiny-vyslovyv-podyaku-respubliczi-koreya-za-gumanitarnu-j-neletalnu-dopomogu-nashij-derzhavi/</text:a>
</text:p>
      <!--NEWS-->
      <text:h text:style-name="P10" text:outline-level="1">
<text:span text:style-name="T4">
США оголосила про додаткову допомогу Україні</text:span>
</text:h>
      <text:p text:style-name="P4">
Author: ['АРМІЯINFORM']</text:p>
      <text:p text:style-name="P4">
Time: 2023-05-21T60:00:00-04:00</text:p>
      <text:p text:style-name="P4">
Description: Про це йдеться у повідомленні Пентагона.    Після зустрічі президента Байдена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241455_usa-himars-pzrk23_getyyimages_960x380_0.png" text:style-name="Internet_20_link" text:visited-style-name="Visited_20_Internet_20_Link">
241455_usa-himars-pzrk23_getyyimages_960x380_0.png</text:a>
']</text:p>
      <text:p text:style-name="P4">
Tags: ['STOPRUSSIA', 'АГРЕСІЯ РФ', 'ВІЙНА', 'ВТОРГНЕННЯ РФ', 'ДОПОМОГА ПАРТНЕРІВ', 'ПЕНТАГОН', 'СВІТ ПІДТРИМУЄ УКРАЇНУ', 'США']</text:p>
      <text:p text:style-name="P4">
Category: News</text:p>
      <!--METADATA-->
      <text:p text:style-name="P4">
<draw:frame draw:style-name="fr1" draw:name="Image302" text:anchor-type="as-char" svg:width="6.9236in" svg:height="3.606042in" draw:z-index="0">
<draw:image xlink:href="../Images/AРМІЯINFORM/2023-05-21T60-00-00-04-00/241455_usa-himars-pzrk23_getyyimages_960x380_0.png" xlink:type="simple" xlink:show="embed" xlink:actuate="onLoad" draw:mime-type="image/png"/>
</draw:frame>
</text:p>
      <text:p text:style-name="P4">
Про це<text:a xlink:type="simple" xlink:href="https://www.defense.gov/News/Releases/Release/Article/3402206/biden-administration-announces-additional-security-assistance-for-ukraine/" text:style-name="Internet_20_link" text:visited-style-name="Visited_20_Internet_20_Link">
йдеться</text:a>
 уповідомленні Пентагона.</text:p>
      <text:p text:style-name="P4">
Після зустрічі президента Байдена з президентом Зеленським у ЯпоніїМіністерство оборони США оголосило про додаткову безпекову допомогу длязадоволення критичних потреб України у сфері безпеки та оборони. Цей дозвіл єтридцять восьмим вилученням обладнання з інвентарних запасів Міністерстваоборони для України з серпня 2021 року. Він включає додаткові боєприпаси дляHIMARS, наданих США, артилерійські снаряди, засоби протитанкової броні такритично важливих механізмів на суму до 375 мільйонів доларів США, що Українавикористовує на полі бою, щоб дати відсіч неспровокованій агресивній війніросії.</text:p>
      <text:p text:style-name="P4">
<text:span text:style-name="T4">
Можливості цього пакету включають:</text:span>
</text:p>
      <ul>
        <li>
додаткові боєприпаси для артилерійських ракетних систем високої мобільності (HIMARS);  * артилерійські снаряди калібру 155 мм і 105 мм;  * ракети з трубним пуском, з оптичним відстеженням, з дротовим наведенням (TOW);  * протитанкові системи Javelin і AT-4;  * боєприпаси ракетної системи з лазерним наведенням;  * Підривні боєприпаси;  * броньовані мостові системи;  * броньовані медичні машини;  * Вантажівки та причепи для перевезення важкої техніки;  * матеріально-технічного забезпечення;  * Тепловізійні системи;  * Запчастини та інше польове обладнання.</li>
      </ul>
      <text:p text:style-name="P4">
Сполучені Штати продовжуватимуть працювати зі своїми союзниками та партнерами,щоб забезпечити Україну можливостями для задоволення її безпосередніх потребна полі бою та довгострокових потреб у допомозі у сфері безпеки.</text:p>
      <text:p text:style-name="P4">
Source: <text:a xlink:type="simple" xlink:href="https://armyinform.com.ua/2023/05/21/ssha-ogolosyla-pro-dodatkovu-dopomogu-ukrayini/" text:style-name="Internet_20_link" text:visited-style-name="Visited_20_Internet_20_Link">
https://armyinform.com.ua/2023/05/21/ssha-ogolosyla-pro-dodatkovu-dopomogu-ukrayini/</text:a>
</text:p>
      <!--NEWS-->
      <text:h text:style-name="P10" text:outline-level="1">
<text:span text:style-name="T4">
Ганна Маляр: «Один із ключових ворожих інформаційних прийомів — зміщати акценти з війни на політику»</text:span>
</text:h>
      <text:p text:style-name="P4">
Author: ['АРМІЯINFORM']</text:p>
      <text:p text:style-name="P4">
Time: 2023-05-21T61:00:00-04:00</text:p>
      <text:p text:style-name="P4">
Description: Чим складніше їм на фронті з нами воювати, тим більше вони вкидають інформації про наш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alyar-golovne-11.png" text:style-name="Internet_20_link" text:visited-style-name="Visited_20_Internet_20_Link">
malyar-golovne-11.png</text:a>
']</text:p>
      <text:p text:style-name="P4">
Tags: ['STOPRUSSIA', 'АГРЕСІЯ РФ', 'ВІЙНА', 'ВОРОЖА ІПСО', 'ВТОРГНЕННЯ РФ', 'ГАННА МАЛЯР']</text:p>
      <text:p text:style-name="P4">
Category: News</text:p>
      <!--METADATA-->
      <text:p text:style-name="P4">
<draw:frame draw:style-name="fr1" draw:name="Image303" text:anchor-type="as-char" svg:width="6.9236in" svg:height="4.348298in" draw:z-index="0">
<draw:image xlink:href="../Images/AРМІЯINFORM/2023-05-21T61-00-00-04-00/malyar-golovne-11.png" xlink:type="simple" xlink:show="embed" xlink:actuate="onLoad" draw:mime-type="image/png"/>
</draw:frame>
</text:p>
      <text:p text:style-name="P4">
Чим складніше їм на фронті з нами воювати, тим більше вони вкидають інформаціїпро наші майбутні вибори, про ймовірних кандидатів у президенти, про політичніамбіції і комбінації.</text:p>
      <text:p text:style-name="P4">
Про це на своїй сторінці у Facebook<text:a xlink:type="simple" xlink:href="https://www.facebook.com/ganna.maliar/posts/pfbid02VSZ6f5et2eKi7erTKnh8kNooHMpdGDyEoaCSqmYLfEAhyBZPxLJ3eYMrdfezx5Mvl" text:style-name="Internet_20_link" text:visited-style-name="Visited_20_Internet_20_Link">
написала</text:a>
заступник Міністра оборони України Ганна Маляр.</text:p>
      <text:p text:style-name="P4">
Їхню роботу легко побачити під час загострень на фронті.</text:p>
      <text:p text:style-name="P4">
От як зараз. Ситуація доволі складна — не лише в нас, а й у них.</text:p>
      <text:p text:style-name="P4">
Тому на часі вкинути нам дискусію про президентські вибори і поговорити прополітичні перспективи.</text:p>
      <text:p text:style-name="P4">
Мета таких вкидів — роз‘єднання суспільства та підрив довіри до військово-політичних рішень.</text:p>
      <text:p text:style-name="P4">
Source: <text:a xlink:type="simple" xlink:href="https://armyinform.com.ua/2023/05/21/odyn-z-klyuchovyh-vorozhyh-informaczijnyh-pryjomiv-zmishhaty-akczenty-z-vijny-na-polityku-ganna-malyar-2/" text:style-name="Internet_20_link" text:visited-style-name="Visited_20_Internet_20_Link">
https://armyinform.com.ua/2023/05/21/odyn-z-klyuchovyh-vorozhyh-informaczijnyh-pryjomiv-zmishhaty-akczenty-z-vijny-na-polityku-ganna-malyar-2/</text:a>
</text:p>
      <!--NEWS-->
      <text:h text:style-name="P10" text:outline-level="1">
<text:span text:style-name="T4">
Володимир Зеленський подякував за надання потужної фінансової допомоги Україні з боку США, яка вже становить 37 мільярдів доларів</text:span>
</text:h>
      <text:p text:style-name="P4">
Author: ['АРМІЯINFORM']</text:p>
      <text:p text:style-name="P4">
Time: 2023-05-21T62:00:00-04:00</text:p>
      <text:p text:style-name="P4">
Description: Про це повідомляє Офіс Президента України.    У межах участі в саміті «Групи се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ac6c600f7fe86c0c0efffad9b43859_1684654265_extra_large.jpeg" text:style-name="Internet_20_link" text:visited-style-name="Visited_20_Internet_20_Link">
beac6c600f7fe86c0c0efffad9b43859_1684654265_extra_large.jpeg</text:a>
']</text:p>
      <text:p text:style-name="P4">
Tags: ['STOPRUSSIA', 'АГРЕСІЯ РФ', 'ВІЙНА', 'ВОЛОДИМИР ЗЕЛЕНСЬКИЙ', 'ВТОРГНЕННЯ РФ', 'ДЖО БАЙДЕН', 'ОФІС ПРЕЗИДЕНТА УКРАЇНИ']</text:p>
      <text:p text:style-name="P4">
Category: News</text:p>
      <!--METADATA-->
      <text:p text:style-name="P4">
<draw:frame draw:style-name="fr1" draw:name="Image304" text:anchor-type="as-char" svg:width="6.9236in" svg:height="4.617948in" draw:z-index="0">
<draw:image xlink:href="../Images/AРМІЯINFORM/2023-05-21T62-00-00-04-00/beac6c600f7fe86c0c0efffad9b43859_1684654265_extra_large.jpeg" xlink:type="simple" xlink:show="embed" xlink:actuate="onLoad" draw:mime-type="image/jpeg"/>
</draw:frame>
</text:p>
      <text:p text:style-name="P4">
Про це <text:a xlink:type="simple" xlink:href="https://president.gov.ua/news/u-yaponiyi-vidbulasya-zustrich-volodimira-zelenskogo-z-dzhoz-83065" text:style-name="Internet_20_link" text:visited-style-name="Visited_20_Internet_20_Link">
повідомляє</text:a>
 Офіс Президента України.</text:p>
      <text:p text:style-name="P4">
У межах участі в саміті «Групи семи» в японській Хіросімі Президент УкраїниВолодимир Зеленський зустрівся з Президентом Сполучених Штатів АмерикиДжозефом Байденом.</text:p>
      <text:p text:style-name="P4">
Глава держави подякував за надання потужної фінансової допомоги Україні з бокуСША, яка вже становить загалом понад 37 мільярдів доларів, а також заоголошений Джозефом Байденом новий пакет військової допомоги на суму <text:a xlink:type="simple" xlink:href="https://armyinform.com.ua/2023/05/21/ssha-ogolosyla-pro-dodatkovu-dopomogu-ukrayini/" text:style-name="Internet_20_link" text:visited-style-name="Visited_20_Internet_20_Link">
375мільйонів доларів</text:a>
.</text:p>
      <text:p text:style-name="P4">
«Велика подяка від нашого народу. Я радий, що ми маємо такі сильні відносини»,— сказав Володимир Зеленський.</text:p>
      <text:p text:style-name="P4">
Він окремо відзначив рішення Президента США підтримати міжнародну авіаційнукоаліцію.</text:p>
      <text:p text:style-name="P4">
Лідери обговорили подальшу взаємодію для посилення оборонних спроможностейнашої держави, а також питання реалізації української формули миру.</text:p>
      <text:p text:style-name="P4">
Президенти обмінялися думками щодо проектів реконструкції та відбудови нашоїкраїни.</text:p>
      <text:p text:style-name="P4">
Окремо Володимир Зеленський зупинився на питанні євроатлантичної інтеграціїУкраїни та підготовці до Вільнюського саміту НАТО. Глава держави наголосив наважливості отримання гарантій безпеки для України до вступу нашої країни вАльянс.</text:p>
      <text:p text:style-name="P4">
Source: <text:a xlink:type="simple" xlink:href="https://armyinform.com.ua/2023/05/21/volodymyr-zelenskyj-podyakuvav-za-nadannya-potuzhnoyi-finansovoyi-dopomogy-ukrayini-z-boku-ssha-yaka-vzhe-stanovyt-zagalom-ponad-37-milyardiv-dolariv/" text:style-name="Internet_20_link" text:visited-style-name="Visited_20_Internet_20_Link">
https://armyinform.com.ua/2023/05/21/volodymyr-zelenskyj-podyakuvav-za-nadannya-potuzhnoyi-finansovoyi-dopomogy-ukrayini-z-boku-ssha-yaka-vzhe-stanovyt-zagalom-ponad-37-milyardiv-dolariv/</text:a>
</text:p>
      <!--NEWS-->
      <text:h text:style-name="P10" text:outline-level="1">
<text:span text:style-name="T4">
ЗСУ невпинно розміновують звільнені від окупантів території — Олександр Павлюк</text:span>
</text:h>
      <text:p text:style-name="P4">
Author: ['АРМІЯINFORM']</text:p>
      <text:p text:style-name="P4">
Time: 2023-05-21T63:00:00-04:00</text:p>
      <text:p text:style-name="P4">
Description: Групи розмінування Державної спеціальної служби транспорту Міністерств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ozminuvannya.jpg" text:style-name="Internet_20_link" text:visited-style-name="Visited_20_Internet_20_Link">
rozminuvannya.jpg</text:a>
']</text:p>
      <text:p text:style-name="P4">
Tags: ['STOPRUSSIA', 'АГРЕСІЯ РФ', 'ВІЙНА', 'ВТОРГНЕННЯ РФ', 'МІНІСТЕРСТВО ОБОРОНИ УКРАЇНИ', 'ОЛЕКСАНДР ПАВЛЮК', 'РОЗМІНУВАННЯ']</text:p>
      <text:p text:style-name="P4">
Category: News</text:p>
      <!--METADATA-->
      <text:p text:style-name="P4">
<draw:frame draw:style-name="fr1" draw:name="Image305" text:anchor-type="as-char" svg:width="6.9236in" svg:height="4.608521in" draw:z-index="0">
<draw:image xlink:href="../Images/AРМІЯINFORM/2023-05-21T63-00-00-04-00/rozminuvannya.jpg" xlink:type="simple" xlink:show="embed" xlink:actuate="onLoad" draw:mime-type="image/jpeg"/>
</draw:frame>
</text:p>
      <text:p text:style-name="P4">
Групи розмінування Державної спеціальної служби транспорту Міністерстваоборони України та Командування Сил підтримки Збройних Сил України разом зіншими операторами невпинно працюють, щоб ми могли передати у спадок онукамбезпечну, європейську та вільну країну, а не сотні тисяч мін та нерозірванихбоєприпасів.</text:p>
      <text:p text:style-name="P4">
Про це у своєму Telegram-каналі <text:a xlink:type="simple" xlink:href="https://t.me/Pavliuk_KSV/4272" text:style-name="Internet_20_link" text:visited-style-name="Visited_20_Internet_20_Link">
написав</text:a>
Перший заступник Міністра оборони України генерал-лейтенант Олександр Павлюк.</text:p>
      <text:p text:style-name="P4">
<text:span text:style-name="T4">
Саперними підрозділами Міністерства оборони та ЗСУ, які повертають безпекузвільненим громадам Київської, Харківської, Херсонської, Миколаївської таінших областей в період з 13.05 по 19.05 було обстежено:</text:span>
</text:p>
      <ul>
        <li>
близько 289 га місцевості та сільгоспугідь  * близько 12 км автодоріг  * близько 1 км залізних колій  * понад 5 км газогонів  * близько 5 км ЛЕП</li>
      </ul>
      <text:p text:style-name="P4">
<text:span text:style-name="T4">
Знешкоджено — 1448 одиниць ВНП лише за тиждень.</text:span>
</text:p>
      <text:p text:style-name="P4">
Для того, аби подолати цей виклик — маємо залучити всі можливі ресурси таакумулювати досвід. Забезпечувати саперів усім необхідним: від навчання натериторії України до засобів індивідуального захисту та новітніх технологій,наданих партнерами.</text:p>
      <text:p text:style-name="P4">
Об’єднавши зусилля — повернемо українським територіям безпеку та обов’язковопереможемо, — переконаний Олександр Павлюк.</text:p>
      <text:p text:style-name="P4">
Source: <text:a xlink:type="simple" xlink:href="https://armyinform.com.ua/2023/05/21/prodovzhuyemo-povertaty-bezpeku-saperni-pidrozdily-minoborony-ta-zsu-nevpynno-rozminovuyut-zvilneni-vid-okupantiv-terytoriyi-oleksandr-pavlyuk/" text:style-name="Internet_20_link" text:visited-style-name="Visited_20_Internet_20_Link">
https://armyinform.com.ua/2023/05/21/prodovzhuyemo-povertaty-bezpeku-saperni-pidrozdily-minoborony-ta-zsu-nevpynno-rozminovuyut-zvilneni-vid-okupantiv-terytoriyi-oleksandr-pavlyuk/</text:a>
</text:p>
      <!--NEWS-->
      <text:h text:style-name="P10" text:outline-level="1">
<text:span text:style-name="T4">
Слідчі Нацполіції розслідують майже 80 тисяч воєнних злочинів російських «вояків»</text:span>
</text:h>
      <text:p text:style-name="P4">
Author: ['АРМІЯINFORM']</text:p>
      <text:p text:style-name="P4">
Time: 2023-05-21T64:00:00-04:00</text:p>
      <text:p text:style-name="P4">
Description: З початку повномасштабного вторгнення росії в Україну слідчі Національної поліції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tatystyka-zlochyniv-scaled.jpg" text:style-name="Internet_20_link" text:visited-style-name="Visited_20_Internet_20_Link">
statystyka-zlochyniv-scaled.jpg</text:a>
']</text:p>
      <text:p text:style-name="P4">
Tags: ['STOPRUSSIA', 'АГРЕСІЯ РФ', 'ВІЙНА', 'ВОЄННІ ЗЛОЧИНИ РФ', 'ВТОРГНЕННЯ РФ']</text:p>
      <text:p text:style-name="P4">
Category: News</text:p>
      <!--METADATA-->
      <text:p text:style-name="P4">
<draw:frame draw:style-name="fr1" draw:name="Image306" text:anchor-type="as-char" svg:width="6.9236in" svg:height="4.067615in" draw:z-index="0">
<draw:image xlink:href="../Images/AРМІЯINFORM/2023-05-21T64-00-00-04-00/statystyka-zlochyniv-scaled.jpg" xlink:type="simple" xlink:show="embed" xlink:actuate="onLoad" draw:mime-type="image/jpeg"/>
</draw:frame>
</text:p>
      <text:p text:style-name="P4">
З початку повномасштабного вторгнення росії в Україну слідчі Національноїполіції України розпочали 78 132 кримінальні провадження за фактами вчиненняна території України злочинів військовослужбовцями збройних сил російськоїфедерації та їхніми пособниками.</text:p>
      <text:p text:style-name="P4">
Про це на своєму Telegram-каналі<text:a xlink:type="simple" xlink:href="https://t.me/UA_National_Police/11748" text:style-name="Internet_20_link" text:visited-style-name="Visited_20_Internet_20_Link">
повідомляє</text:a>
 Національна поліціяУкраїни.</text:p>
      <text:p text:style-name="P4">
З них:</text:p>
      <text:p text:style-name="P4">
65 805 — за ст. 438 Кримінального кодексу України (Порушення законів тазвичаїв війни)</text:p>
      <text:p text:style-name="P4">
9 192 — за ст. 110 Кримінального кодексу України (Посягання на територіальнуцілісність і недоторканність України)</text:p>
      <text:p text:style-name="P4">
2 878 — за ст. 111-1 Кримінального кодексу України (Колабораційна діяльність)та ін.</text:p>
      <text:p text:style-name="P4">
Source: <text:a xlink:type="simple" xlink:href="https://armyinform.com.ua/2023/05/21/slidchi-naczpolicziyi-rozsliduyut-majzhe-80-tysyach-voyennyh-zlochyniv-rosijskyh-voyakiv/" text:style-name="Internet_20_link" text:visited-style-name="Visited_20_Internet_20_Link">
https://armyinform.com.ua/2023/05/21/slidchi-naczpolicziyi-rozsliduyut-majzhe-80-tysyach-voyennyh-zlochyniv-rosijskyh-voyakiv/</text:a>
</text:p>
      <!--NEWS-->
      <text:h text:style-name="P10" text:outline-level="1">
<text:span text:style-name="T4">
У Чорному морі на бойовому чергуванні перебувають 6 ворожих кораблів — ВМС ЗСУ</text:span>
</text:h>
      <text:p text:style-name="P4">
Author: ['АРМІЯINFORM']</text:p>
      <text:p text:style-name="P4">
Time: 2023-05-21T65:00:00-04:00</text:p>
      <text:p text:style-name="P4">
Description: Станом на 11:30 у Чорному морі на бойовому чергуванні перебувають 6 ворожих кораблів,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431188_6698201433544366_2180058004346076963_n.jpg" text:style-name="Internet_20_link" text:visited-style-name="Visited_20_Internet_20_Link">
348431188_6698201433544366_2180058004346076963_n.jpg</text:a>
']</text:p>
      <text:p text:style-name="P4">
Tags: ['SOLAS', 'ВМС ЗСУ', 'ВОРОЖІ КОРАБЛІ', 'СЕРЕДЗЕМНЕ МОРЕ', 'ЧОРНЕ ТА АЗОВСЬКЕ МОРЯ']</text:p>
      <text:p text:style-name="P4">
Category: News</text:p>
      <!--METADATA-->
      <text:p text:style-name="P4">
<draw:frame draw:style-name="fr1" draw:name="Image307" text:anchor-type="as-char" svg:width="6.9236in" svg:height="8.6545in" draw:z-index="0">
<draw:image xlink:href="../Images/AРМІЯINFORM/2023-05-21T65-00-00-04-00/348431188_6698201433544366_2180058004346076963_n.jpg" xlink:type="simple" xlink:show="embed" xlink:actuate="onLoad" draw:mime-type="image/jpeg"/>
</draw:frame>
</text:p>
      <text:p text:style-name="P4">
Станом на 11:30 у Чорному морі на бойовому чергуванні перебувають 6 ворожихкораблів, з яких 2 носії крилатих ракет «Калібр», загальний залп до 8 ракет; вАзовському морі — 1 ворожий корабель; у Середземному морі на бойовомучергуванні знаходиться до 7 ворожих кораблів, з них 1 носій крилатих ракет«Калібр», загальний залп до 4 ракети.</text:p>
      <text:p text:style-name="P4">
Про це на своїй офіційній сторінці у Facebook<text:a xlink:type="simple" xlink:href="https://www.facebook.com/navy.mil.gov.ua/posts/pfbid0HDLvkwfWni3i6jUb9eJdKyorBw2zZNsisNQJKMsYpFzdJdofW4PMvQii6kFAfoRJl" text:style-name="Internet_20_link" text:visited-style-name="Visited_20_Internet_20_Link">
повідомляють</text:a>
Військово-Морські Сили Збройних Сил України.</text:p>
      <text:p text:style-name="P4">
За добу, в інтересах рф, прохід Керч-Єнікальською протокою здійснили: доАзовського моря — 12 суден, з них 1 продовжило рух з протоки Босфор; доЧорного моря — 7 суден, з них 1 продовжило рух у напрямку протоки Босфор.</text:p>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21/u-chornomu-mori-na-bojovomu-cherguvanni-znahodytsya-6-vorozhyh-korabliv-vms-zsu/" text:style-name="Internet_20_link" text:visited-style-name="Visited_20_Internet_20_Link">
https://armyinform.com.ua/2023/05/21/u-chornomu-mori-na-bojovomu-cherguvanni-znahodytsya-6-vorozhyh-korabliv-vms-zsu/</text:a>
</text:p>
      <!--NEWS-->
      <text:h text:style-name="P10" text:outline-level="1">
<text:span text:style-name="T4">
Ворогу не вдалось оточити Бахмут і вони втратили частину панівних висот довкола міста — Ганна Маляр</text:span>
</text:h>
      <text:p text:style-name="P4">
Author: ['АРМІЯINFORM']</text:p>
      <text:p text:style-name="P4">
Time: 2023-05-21T66:00:00-04:00</text:p>
      <text:p text:style-name="P4">
Description: Про це заступник Міністра оборони України Ганна Маляр повідомила у Telegram:    Тоб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2.jpg" text:style-name="Internet_20_link" text:visited-style-name="Visited_20_Internet_20_Link">
bahmut-2.jpg</text:a>
']</text:p>
      <text:p text:style-name="P4">
Tags: ['STOPRUSSIA', 'АГРЕСІЯ РФ', 'БАХМУТ', 'БАХМУТСЬКИЙ НАПРЯМОК', 'ВІЙНА', 'ВТОРГНЕННЯ РФ', 'ГАННА МАЛЯР']</text:p>
      <text:p text:style-name="P4">
Category: News</text:p>
      <!--METADATA-->
      <text:p text:style-name="P4">
<draw:frame draw:style-name="fr1" draw:name="Image308" text:anchor-type="as-char" svg:width="6.9236in" svg:height="4.609964in" draw:z-index="0">
<draw:image xlink:href="../Images/AРМІЯINFORM/2023-05-21T66-00-00-04-00/bahmut-2.jpg" xlink:type="simple" xlink:show="embed" xlink:actuate="onLoad" draw:mime-type="image/jpeg"/>
</draw:frame>
</text:p>
      <text:p text:style-name="P4">
Про це заступник Міністра оборони України Ганна Маляр<text:a xlink:type="simple" xlink:href="https://t.me/annamaliar/772" text:style-name="Internet_20_link" text:visited-style-name="Visited_20_Internet_20_Link">
повідомила</text:a>
 у Telegram:</text:p>
      <text:p text:style-name="P4">
Тобто, просування наших військ у передмісті по флангам, яке і зараз триває,дуже сильно ускладнює ворогу знаходження у Бахмуті.</text:p>
      <text:p text:style-name="P4">
Наші війська взяли місто у напівоточення, що дає нам можливість знищувативорога. Тому, ворогу, у тій частині міста яку він контролює, доводитьсяоборонятись.</text:p>
      <text:p text:style-name="P4">
Наші оборонці зберігають контроль над промисловими та інфраструктурнимиоб‘єктами та приватним сектором Бахмута у районі «Літак».</text:p>
      <text:p text:style-name="P4">
Source: <text:a xlink:type="simple" xlink:href="https://armyinform.com.ua/2023/05/21/vorogu-ne-vdalos-otochyty-bahmut-i-vony-vtratyly-chastynu-panivnyh-vysot-dovkola-mista-ganna-malyar/" text:style-name="Internet_20_link" text:visited-style-name="Visited_20_Internet_20_Link">
https://armyinform.com.ua/2023/05/21/vorogu-ne-vdalos-otochyty-bahmut-i-vony-vtratyly-chastynu-panivnyh-vysot-dovkola-mista-ganna-malyar/</text:a>
</text:p>
      <!--NEWS-->
      <text:h text:style-name="P10" text:outline-level="1">
<text:span text:style-name="T4">
Кілька десятків літаків F-16 можуть бути передані Україні задля вирішення тільки поточних завдань — Юрій Ігнат</text:span>
</text:h>
      <text:p text:style-name="P4">
Author: ["Владислав Дем'яненко"]</text:p>
      <text:p text:style-name="P4">
Time: 2023-05-21T67:00:00-04:00</text:p>
      <text:p text:style-name="P4">
Description: Про це під час обговорення питання щодо передачі літаків F-16 в ефірі телевіз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16-picture.jpg" text:style-name="Internet_20_link" text:visited-style-name="Visited_20_Internet_20_Link">
f16-picture.jpg</text:a>
', '<text:a xlink:type="simple" xlink:href="https://armyinform.com.ua/wp-content/uploads/2022/05/f-16-scaled.jpg" text:style-name="Internet_20_link" text:visited-style-name="Visited_20_Internet_20_Link">
f-16-scaled.jpg</text:a>
']</text:p>
      <text:p text:style-name="P4">
Tags: ['F-16', 'STOPRUSSIA', 'АГРЕСІЯ РФ', 'ВІЙНА', 'ВТОРГНЕННЯ РФ', 'ЮРІЙ ІГНАТ']</text:p>
      <text:p text:style-name="P4">
Category: News</text:p>
      <!--METADATA-->
      <text:p text:style-name="P4">
<draw:frame draw:style-name="fr1" draw:name="Image309" text:anchor-type="as-char" svg:width="6.9236in" svg:height="4.434724in" draw:z-index="0">
<draw:image xlink:href="../Images/AРМІЯINFORM/2023-05-21T67-00-00-04-00/f16-picture.jpg" xlink:type="simple" xlink:show="embed" xlink:actuate="onLoad" draw:mime-type="image/jpeg"/>
</draw:frame>
Багатоцільовий винищувач F-16 (модель). Фото: Willard / iStock</text:p>
      <text:p text:style-name="P4">
Про це під час обговорення питання щодо передачі літаків F-16 в<text:a xlink:type="simple" xlink:href="https://www.youtube.com/watch" text:style-name="Internet_20_link" text:visited-style-name="Visited_20_Internet_20_Link">
ефірі</text:a>
телевізійного телемарафону «Єдині новини» повідомив речник КомандуванняПовітряних Сил полковник Юрій Ігнат.</text:p>
      <text:p text:style-name="P4">
Офіцер зазначив, що історичне рішення про передачу F-16 стане поштовхом доперемоги України у війні, та висловив сподівання, що це станеться якнайшвидше.</text:p>
      <text:p text:style-name="P4">
<draw:frame draw:style-name="fr1" draw:name="Image310" text:anchor-type="as-char" svg:width="6.9236in" svg:height="4.746452in" draw:z-index="0">
<draw:image xlink:href="../Images/AРМІЯINFORM/2023-05-21T67-00-00-04-00/f-16-scaled.jpg" xlink:type="simple" xlink:show="embed" xlink:actuate="onLoad" draw:mime-type="image/jpeg"/>
</draw:frame>
</text:p>
      <text:p text:style-name="P4">
— Щодо кількості, безумовно, ніхто не буде передавати поштучно. Літаки будутьпередаватися підрозділами. Авіаційні підрозділи це щонайменше ескадрилья, внашому варіанті це 12+ літаків, у західних партнерів ескадрильї більші, там до18 літаків. Таким чином, кілька десятків літаків може бути передано Україніспочатку для вирішення поточних завдань, — повідомив Юрій Ігнат.</text:p>
      <text:p text:style-name="P4">
Також, за словами речника Командування Повітряних Сил, літаки F-16 дозволятьубезпечити Україну, відігнати від її кордонів російські літаки та допомогтиСилам оборони деокупувати українські території.</text:p>
      <text:p text:style-name="P4">
Source: <text:a xlink:type="simple" xlink:href="https://armyinform.com.ua/2023/05/21/kilka-desyatkiv-litakiv-f-16-mozhut-buty-peredani-ukrayini-zadlya-vyrishennya-tilky-potochnyh-zavdan-yurij-ignat/" text:style-name="Internet_20_link" text:visited-style-name="Visited_20_Internet_20_Link">
https://armyinform.com.ua/2023/05/21/kilka-desyatkiv-litakiv-f-16-mozhut-buty-peredani-ukrayini-zadlya-vyrishennya-tilky-potochnyh-zavdan-yurij-ignat/</text:a>
</text:p>
      <!--NEWS-->
      <text:h text:style-name="P10" text:outline-level="1">
<text:span text:style-name="T4">
У демократичній країні навіть під час війни забезпечують юридичний захист воєнних злочинців у судах</text:span>
</text:h>
      <text:p text:style-name="P4">
Author: ['Володимир Поліщук']</text:p>
      <text:p text:style-name="P4">
Time: 2023-05-21T68:00:00-04:00</text:p>
      <text:p text:style-name="P4">
Description: Широкомасштабна війна росії проти України триває 452 дні. На недавньому форумі ліде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26900953744918759_y.jpg" text:style-name="Internet_20_link" text:visited-style-name="Visited_20_Internet_20_Link">
photo_5426900953744918759_y.jpg</text:a>
']</text:p>
      <text:p text:style-name="P4">
Tags: ['STOPRUSSIA', 'АДВОКАТИ', 'БПД', 'ВОЄННІ ЗЛОЧИНИ', 'КООРДИНАЦІЙНИЙ ЦЕНТР З\xa0НАДАННЯ БЕЗОПЛАТНОЇ ПРАВОВОЇ ДОПОМОГИ', 'СУД']</text:p>
      <text:p text:style-name="P4">
Category: News</text:p>
      <!--METADATA-->
      <text:p text:style-name="P4">
<draw:frame draw:style-name="fr1" draw:name="Image311" text:anchor-type="as-char" svg:width="6.9236in" svg:height="3.95396in" draw:z-index="0">
<draw:image xlink:href="../Images/AРМІЯINFORM/2023-05-21T68-00-00-04-00/photo_5426900953744918759_y.jpg" xlink:type="simple" xlink:show="embed" xlink:actuate="onLoad" draw:mime-type="image/jpeg"/>
</draw:frame>
 Фото: Укрінформ</text:p>
      <text:p text:style-name="P4">
Широкомасштабна війна росії проти України триває 452 дні. На недавньому форумілідерів Консультативної групи з питань найтяжчих міжнародних злочинів(Atrocity Crimes Advisory Group), який відбувся у Варшаві, Генеральнийпрокурор Андрій Костін повідомив, що в Україні зареєстровано понад 88 000воєнних злочинів. Злочин за статтею 438 Кримінального Кодексу України«Порушення законів та звичаїв» уже розглядали українські суди.</text:p>
      <text:p text:style-name="P4">
Зокрема, нещодавно від 11 до 12 років ув’язнення за цією статтею засудженодев’ятьох військовослужбовців 64-ї окремої мотострілецької бригади сухопутнихвійськ збройних сил рф у складі 35-ї загальновійськової армії, котрі під часокупації Бучі впродовж березня 2022 року тримали в заручниках, катували іпогрожували вбивством цивільному чоловікові. Окупанти завдавали йому тілеснихушкоджень з метою отримання інформації про розташування військовослужбовцівЗСУ та територіальної оборони.</text:p>
      <text:p text:style-name="P4">
Щоправда, нині воєнні злочинці перебувають у розшуку і, ймовірно, якщовиживуть у цій війні, в українській в’язниці опиняться після перемоги Українинад росією.</text:p>
      <text:p text:style-name="P4">
Навіть важко уявити, яке навантаження ляже на міжнародні та національні судипісля нашої перемоги, котрі розглядатимуть величезну кількість проваджень щодовоєнних злочинів та порушень міжнародного гуманітарного права.</text:p>
      <text:p text:style-name="P4">
Але, як це не дивно, навіть нині, коли щодня окупанти вбивають та ґвалтуютьцивільних людей, коли знищують усе, що бачать, у нашому юридичному експертномусередовищі розмірковують про справедливий суд над ними та обговорюють питаннянадання їм гідного захисту у процесах.</text:p>
      <text:p text:style-name="P4">
Координаційний центр з надання безоплатної правової допомоги розмістив насвоїх офіційній сторінці та YOUTUBE-каналі першу із серії відеолекцій дляадвокатів щодо реалізації права на справедливий суд та компетентний захист усправах щодо воєнних злочинів. Її тема — «<text:a xlink:type="simple" xlink:href="https://www.youtube.com/watch" text:style-name="Internet_20_link" text:visited-style-name="Visited_20_Internet_20_Link">
Роль адвоката в судових процесах усправах про воєнні злочини</text:a>
».</text:p>
      <text:p text:style-name="P4">
Адвокат з Великої Британії Девід Гупер упродовж 25 років спеціалізується напитаннях кримінального права, міжнародного права, злочинів проти людяності,воєнних злочинів, геноциду. Він був адвокатом сторони захисту в Міжнародномутрибуналі щодо Руанди, Міжнародному трибуналі щодо колишньої Югославії таМіжнародному кримінальному суді.</text:p>
      <text:p text:style-name="P4">
У своїй відеолекції він висвітив такі важливі аспекти, як підготовка досудового процесу, аналіз доказів та аргументи захисту.</text:p>
      <text:p text:style-name="P4">
У Координаційному центрі з надання безоплатної правової допомоги розповіликореспонденту АрміяInform, що наступні лекції для українських адвокатів щодореалізації права на справедливий суд та компетентний захист у справах звійськових злочинів проводитимуть провідні юристи з міжнародного кримінальногоправа Європи та США.</text:p>
      <text:p text:style-name="P4">
Лекції підготовлені в рамках спільного проєкту International Bar Association,Міністерства юстиції України та Координаційного центру з надання правовоїдопомоги за підтримки Асоціації правників України.</text:p>
      <text:p text:style-name="P4">
Source: <text:a xlink:type="simple" xlink:href="https://armyinform.com.ua/2023/05/21/u-demokratychnij-krayini-navit-pid-chas-vijny-zabezpechuyut-yurydychnyj-zahyst-voyennyh-zlochyncziv-u-sudah/" text:style-name="Internet_20_link" text:visited-style-name="Visited_20_Internet_20_Link">
https://armyinform.com.ua/2023/05/21/u-demokratychnij-krayini-navit-pid-chas-vijny-zabezpechuyut-yurydychnyj-zahyst-voyennyh-zlochyncziv-u-sudah/</text:a>
</text:p>
      <!--NEWS-->
      <text:h text:style-name="P10" text:outline-level="1">
<text:span text:style-name="T4">
Джо Байден і Володимир Зеленський дають пресконференцію за підсумками саміту лідерів країн «Групи семи» в Хіросімі</text:span>
</text:h>
      <text:p text:style-name="P4">
Author: ['АРМІЯINFORM']</text:p>
      <text:p text:style-name="P4">
Time: 2023-05-21T69:00:00-04:00</text:p>
      <text:p text:style-name="P4">
Description: Трансляція йде на YOUTUBE-каналі Голосу Америки наживо, з перекладом українською.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G 7', 'STOPRUSSIA', 'АГРЕСІЯ РФ', 'ВІЙНА', 'ВОЛОДИМИР ЗЕЛЕНСЬКИЙ', 'ВТОРГНЕННЯ РФ', 'ДЖОЗЕФ БАЙДЕН', 'ПРЕСКОНФЕРЕНЦІЯ']</text:p>
      <text:p text:style-name="P4">
Category: News</text:p>
      <!--METADATA-->
      <text:p text:style-name="P4">
Трансляція йде на YOUTUBE-каналі Голосу Америки наживо, з перекладомукраїнською.</text:p>
      <text:p text:style-name="P4">
Source: <text:a xlink:type="simple" xlink:href="https://armyinform.com.ua/2023/05/21/prezydent-ssha-dzho-bajden-daye-preskonferencziyu-za-pidsumkamy-samitu-lideriv-krayin-grupy-semy-v-hirosimi/" text:style-name="Internet_20_link" text:visited-style-name="Visited_20_Internet_20_Link">
https://armyinform.com.ua/2023/05/21/prezydent-ssha-dzho-bajden-daye-preskonferencziyu-za-pidsumkamy-samitu-lideriv-krayin-grupy-semy-v-hirosimi/</text:a>
</text:p>
      <!--NEWS-->
      <text:h text:style-name="P10" text:outline-level="1">
<text:span text:style-name="T4">
Протягом минулої доби противник обстріляв 9 областей України</text:span>
</text:h>
      <text:p text:style-name="P4">
Author: ['АРМІЯINFORM']</text:p>
      <text:p text:style-name="P4">
Time: 2023-05-21T70:00:00-04:00</text:p>
      <text:p text:style-name="P4">
Description: Наслідки російських обстрілів станом на 09:00 21 травня.    За наданою Ситуацій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c1ead64-cb4d-43b5-b917-1c030633ce01.jpg" text:style-name="Internet_20_link" text:visited-style-name="Visited_20_Internet_20_Link">
4c1ead64-cb4d-43b5-b917-1c030633ce01.jpg</text:a>
']</text:p>
      <text:p text:style-name="P4">
Tags: ['MILITARY MEDIA CENTER', 'STOPRUSSIA', 'АГРЕСІЯ РФ', 'ВІЙНА', 'ВТОРГНЕННЯ РФ']</text:p>
      <text:p text:style-name="P4">
Category: News</text:p>
      <!--METADATA-->
      <text:p text:style-name="P4">
<draw:frame draw:style-name="fr1" draw:name="Image312" text:anchor-type="as-char" svg:width="6.9236in" svg:height="4.50034in" draw:z-index="0">
<draw:image xlink:href="../Images/AРМІЯINFORM/2023-05-21T70-00-00-04-00/4c1ead64-cb4d-43b5-b917-1c030633ce01.jpg" xlink:type="simple" xlink:show="embed" xlink:actuate="onLoad" draw:mime-type="image/jpeg"/>
</draw:frame>
</text:p>
      <text:p text:style-name="P4">
<text:span text:style-name="T4">
Наслідки російських обстрілів станом на 09:00 21 травня.</text:span>
</text:p>
      <text:p text:style-name="P4">
За наданою Ситуаційним центром Міністерства оборони України інформацією,протягом минулої доби російські війська обстріляли територію 9 областейУкраїни.</text:p>
      <text:p text:style-name="P4">
Загалом із різних видів озброєння (міномети, танки, артилерія, РСЗВ, ЗРК,БПЛА, тактична авіація) здійснено обстріли 137 населених пунктів та 117об’єктів інфраструктури.</text:p>
      <text:p text:style-name="P4">
Є загиблі та поранені серед цивільного населення, кількість жертв уточнюється.</text:p>
      <text:p text:style-name="P4">
<text:span text:style-name="T4">
Джерело:</text:span>
 <text:a xlink:type="simple" xlink:href="https://t.me/militarymediacenter/1991" text:style-name="Internet_20_link" text:visited-style-name="Visited_20_Internet_20_Link">
Military Media Center</text:a>
</text:p>
      <text:p text:style-name="P4">
Source: <text:a xlink:type="simple" xlink:href="https://armyinform.com.ua/2023/05/21/protyagom-mynuloyi-doby-protyvnyk-obstrilyav-terytoriyu-9-oblastej-ukrayiny/" text:style-name="Internet_20_link" text:visited-style-name="Visited_20_Internet_20_Link">
https://armyinform.com.ua/2023/05/21/protyagom-mynuloyi-doby-protyvnyk-obstrilyav-terytoriyu-9-oblastej-ukrayiny/</text:a>
</text:p>
      <!--NEWS-->
      <text:h text:style-name="P10" text:outline-level="1">
<text:span text:style-name="T4">
1463 дитини постраждали в Україні внаслідок повномасштабної збройної агресії рф</text:span>
</text:h>
      <text:p text:style-name="P4">
Author: ['АРМІЯINFORM']</text:p>
      <text:p text:style-name="P4">
Time: 2023-05-21T71:00:00-04:00</text:p>
      <text:p text:style-name="P4">
Description: За офіційною інформацією ювенальних прокурорів 482 дитини загинули та понад 981 отрим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hertvy-vijny-dity.jpg" text:style-name="Internet_20_link" text:visited-style-name="Visited_20_Internet_20_Link">
zhertvy-vijny-dity.jpg</text:a>
']</text:p>
      <text:p text:style-name="P4">
Tags: ['STOPRUSSIA', 'АГРЕСІЯ РФ', 'ВІЙНА', 'ВТОРГНЕННЯ РФ', 'ДІТИ ВІЙНИ', 'ОФІС ГЕНЕРАЛЬНОГО ПРОКУРОРА']</text:p>
      <text:p text:style-name="P4">
Category: News</text:p>
      <!--METADATA-->
      <text:p text:style-name="P4">
<draw:frame draw:style-name="fr1" draw:name="Image313" text:anchor-type="as-char" svg:width="6.9236in" svg:height="4.662612in" draw:z-index="0">
<draw:image xlink:href="../Images/AРМІЯINFORM/2023-05-21T71-00-00-04-00/zhertvy-vijny-dity.jpg" xlink:type="simple" xlink:show="embed" xlink:actuate="onLoad" draw:mime-type="image/jpeg"/>
</draw:frame>
</text:p>
      <text:p text:style-name="P4">
За офіційною інформацією ювенальних прокурорів 482 дитини загинули та понад981 отримали поранення різного ступеня тяжкості.</text:p>
      <text:p text:style-name="P4">
Про це на своєму Telegram-каналі <text:a xlink:type="simple" xlink:href="https://t.me/pgo_gov_ua/12346" text:style-name="Internet_20_link" text:visited-style-name="Visited_20_Internet_20_Link">
повідомляє</text:a>
Офіс Генерального прокурора.</text:p>
      <text:p text:style-name="P4">
Ці цифри не остаточні. Триває робота з їх встановлення в місцях веденнябойових дій, на тимчасово окупованих та звільнених територіях.</text:p>
      <text:p text:style-name="P4">
Найбільше постраждало дітей у Донецькій області — 460, Харківській — 277,Київській — 128, Херсонській — 102, Запорізькій — 91, Миколаївській — 89,Чернігівській — 70, Дніпропетровській — 70, Луганській — 66.</text:p>
      <text:p text:style-name="P4">
В Офісі Генпрокурора нагадали, що вчора внаслідок обстрілу ворогом м. ТорецькДонецької області поранено 11-річного хлопчика.</text:p>
      <text:p text:style-name="P4">
Source: <text:a xlink:type="simple" xlink:href="https://armyinform.com.ua/2023/05/21/1463-dytyny-postrazhdaly-v-ukrayini-vnaslidok-povnomasshtabnoyi-zbrojnoyi-agresiyi-rf/" text:style-name="Internet_20_link" text:visited-style-name="Visited_20_Internet_20_Link">
https://armyinform.com.ua/2023/05/21/1463-dytyny-postrazhdaly-v-ukrayini-vnaslidok-povnomasshtabnoyi-zbrojnoyi-agresiyi-rf/</text:a>
</text:p>
      <!--NEWS-->
      <text:h text:style-name="P10" text:outline-level="1">
<text:span text:style-name="T4">
Командувач Сухопутних військ ЗСУ про актуальність оборони Бахмуту</text:span>
</text:h>
      <text:p text:style-name="P4">
Author: ['АРМІЯINFORM']</text:p>
      <text:p text:style-name="P4">
Time: 2023-05-21T72:00:00-04:00</text:p>
      <text:p text:style-name="P4">
Description: Командувач Сухопутних військ ЗСУ генерал-полковник Олександр Сирський:    Попри т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ce6a4eb-58be-40fa-9a74-f4b9697d80db.jpg" text:style-name="Internet_20_link" text:visited-style-name="Visited_20_Internet_20_Link">
dce6a4eb-58be-40fa-9a74-f4b9697d80db.jpg</text:a>
', '<text:a xlink:type="simple" xlink:href="https://armyinform.com.ua/wp-content/uploads/2023/05/6e389907-dae2-447a-b496-3a2252b5d5a0-150x150.jpg" text:style-name="Internet_20_link" text:visited-style-name="Visited_20_Internet_20_Link">
6e389907-dae2-447a-b496-3a2252b5d5a0-150x150.jpg</text:a>
', '<text:a xlink:type="simple" xlink:href="https://armyinform.com.ua/wp-content/uploads/2023/05/bbc19799-2d2c-4719-8cce-05c53cca5511-150x150.jpg" text:style-name="Internet_20_link" text:visited-style-name="Visited_20_Internet_20_Link">
bbc19799-2d2c-4719-8cce-05c53cca5511-150x150.jpg</text:a>
', '<text:a xlink:type="simple" xlink:href="https://armyinform.com.ua/wp-content/uploads/2023/05/e7a515ab-537c-4a9f-b50b-117e2fc6d769-150x150.jpg" text:style-name="Internet_20_link" text:visited-style-name="Visited_20_Internet_20_Link">
e7a515ab-537c-4a9f-b50b-117e2fc6d769-150x150.jpg</text:a>
', '<text:a xlink:type="simple" xlink:href="https://armyinform.com.ua/wp-content/uploads/2023/05/9ee85a8b-b3d3-449e-b26e-04ab1d1bafc5-150x150.jpg" text:style-name="Internet_20_link" text:visited-style-name="Visited_20_Internet_20_Link">
9ee85a8b-b3d3-449e-b26e-04ab1d1bafc5-150x150.jpg</text:a>
']</text:p>
      <text:p text:style-name="P4">
Tags: ['STOPRUSSIA', 'АГРЕСІЯ РФ', 'БАХМУТ', 'БАХМУТСЬКИЙ НАПРЯМОК', 'ВІЙНА', 'ВТОРГНЕННЯ РФ', 'ОЛЕКСАНДР СИРСЬКИЙ']</text:p>
      <text:p text:style-name="P4">
Category: News</text:p>
      <!--METADATA-->
      <text:p text:style-name="P4">
<draw:frame draw:style-name="fr1" draw:name="Image314" text:anchor-type="as-char" svg:width="6.9236in" svg:height="4.32725in" draw:z-index="0">
<draw:image xlink:href="../Images/AРМІЯINFORM/2023-05-21T72-00-00-04-00/dce6a4eb-58be-40fa-9a74-f4b9697d80db.jpg" xlink:type="simple" xlink:show="embed" xlink:actuate="onLoad" draw:mime-type="image/jpeg"/>
</draw:frame>
</text:p>
      <text:p text:style-name="P4">
<text:span text:style-name="T4">
Командувач Сухопутних військ ЗСУ генерал-полковник Олександр Сирський:</text:span>
</text:p>
      <text:p text:style-name="P4">
Попри те, що ми зараз контролюємо незначну частину Бахмуту, значення їїоборони не втрачає своєї актуальності. Це надає нам можливості входу в місто вразі зміни обстановки. А це неодмінно відбудеться.</text:p>
      <text:p text:style-name="P4">
Ми продовжуємо просуватись по флангах у передмісті Бахмута і фактичнонаближаємося до взяття міста у тактичне оточення. Завдяки цьому ми зможемоконтролювати всі висотні будівлі, зайняті, ворогом і поступово їх знищувати.Це позбавляє ворога контролю за підступами до міста і дає нам певні тактичніпереваги.</text:p>
      <text:p text:style-name="P4">
<text:a xlink:type="simple" xlink:href="https://armyinform.com.ua/wp-content/uploads/2023/05/6e389907-dae2-447a-b496-3a2252b5d5a0.jpg" text:style-name="Internet_20_link" text:visited-style-name="Visited_20_Internet_20_Link">
<draw:frame draw:style-name="fr1" draw:name="Image315" text:anchor-type="as-char" svg:width="6.9236in" svg:height="6.9236in" draw:z-index="0">
<draw:image xlink:href="../Images/AРМІЯINFORM/2023-05-21T72-00-00-04-00/6e389907-dae2-447a-b496-3a2252b5d5a0-150x150.jpg" xlink:type="simple" xlink:show="embed" xlink:actuate="onLoad" draw:mime-type="image/jpeg"/>
</draw:frame>
</text:a>
</text:p>
      <text:p text:style-name="P4">
<text:a xlink:type="simple" xlink:href="https://armyinform.com.ua/wp-content/uploads/2023/05/bbc19799-2d2c-4719-8cce-05c53cca5511.jpg" text:style-name="Internet_20_link" text:visited-style-name="Visited_20_Internet_20_Link">
<draw:frame draw:style-name="fr1" draw:name="Image316" text:anchor-type="as-char" svg:width="6.9236in" svg:height="6.9236in" draw:z-index="0">
<draw:image xlink:href="../Images/AРМІЯINFORM/2023-05-21T72-00-00-04-00/bbc19799-2d2c-4719-8cce-05c53cca5511-150x150.jpg" xlink:type="simple" xlink:show="embed" xlink:actuate="onLoad" draw:mime-type="image/jpeg"/>
</draw:frame>
</text:a>
</text:p>
      <text:p text:style-name="P4">
<text:a xlink:type="simple" xlink:href="https://armyinform.com.ua/wp-content/uploads/2023/05/e7a515ab-537c-4a9f-b50b-117e2fc6d769.jpg" text:style-name="Internet_20_link" text:visited-style-name="Visited_20_Internet_20_Link">
<draw:frame draw:style-name="fr1" draw:name="Image317" text:anchor-type="as-char" svg:width="6.9236in" svg:height="6.9236in" draw:z-index="0">
<draw:image xlink:href="../Images/AРМІЯINFORM/2023-05-21T72-00-00-04-00/e7a515ab-537c-4a9f-b50b-117e2fc6d769-150x150.jpg" xlink:type="simple" xlink:show="embed" xlink:actuate="onLoad" draw:mime-type="image/jpeg"/>
</draw:frame>
</text:a>
</text:p>
      <text:p text:style-name="P4">
<text:a xlink:type="simple" xlink:href="https://armyinform.com.ua/wp-content/uploads/2023/05/9ee85a8b-b3d3-449e-b26e-04ab1d1bafc5.jpg" text:style-name="Internet_20_link" text:visited-style-name="Visited_20_Internet_20_Link">
<draw:frame draw:style-name="fr1" draw:name="Image318" text:anchor-type="as-char" svg:width="6.9236in" svg:height="6.9236in" draw:z-index="0">
<draw:image xlink:href="../Images/AРМІЯINFORM/2023-05-21T72-00-00-04-00/9ee85a8b-b3d3-449e-b26e-04ab1d1bafc5-150x150.jpg" xlink:type="simple" xlink:show="embed" xlink:actuate="onLoad" draw:mime-type="image/jpeg"/>
</draw:frame>
</text:a>
</text:p>
      <text:p text:style-name="P4">
У ході роботи з командирами ми детально розібрали наші дії і порядок знищенняворога. Тому, продовжуємо оборону. Ситуація складна, але під контролем.</text:p>
      <text:p text:style-name="P4">
Source: <text:a xlink:type="simple" xlink:href="https://armyinform.com.ua/2023/05/21/komanduvach-suhoputnyh-vijsk-zsu-pro-aktualnist-oborony-bahmutu/" text:style-name="Internet_20_link" text:visited-style-name="Visited_20_Internet_20_Link">
https://armyinform.com.ua/2023/05/21/komanduvach-suhoputnyh-vijsk-zsu-pro-aktualnist-oborony-bahmutu/</text:a>
</text:p>
      <!--NEWS-->
      <text:h text:style-name="P10" text:outline-level="1">
<text:span text:style-name="T4">
Українські військові продовжують утримувати позиції в Бахмуті — Сергій Череватий</text:span>
</text:h>
      <text:p text:style-name="P4">
Author: ["Владислав Дем'яненко"]</text:p>
      <text:p text:style-name="P4">
Time: 2023-05-21T73:00:00-04:00</text:p>
      <text:p text:style-name="P4">
Description: Про це в ефірі телемарафону «Єдині новини» повідомив речник Східного угруповання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26900953744919046_y.jpg" text:style-name="Internet_20_link" text:visited-style-name="Visited_20_Internet_20_Link">
photo_5426900953744919046_y.jpg</text:a>
']</text:p>
      <text:p text:style-name="P4">
Tags: ['STOPRUSSIA', 'АГРЕСІЯ РФ', 'БАХМУТ', 'БАХМУТСЬКИЙ НАПРЯМОК', 'ВІЙНА', 'ВТОРГНЕННЯ РФ', 'СЕРГІЙ ЧЕРЕВАТИЙ']</text:p>
      <text:p text:style-name="P4">
Category: News</text:p>
      <!--METADATA-->
      <text:p text:style-name="P4">
<draw:frame draw:style-name="fr1" draw:name="Image319" text:anchor-type="as-char" svg:width="6.9236in" svg:height="4.367638in" draw:z-index="0">
<draw:image xlink:href="../Images/AРМІЯINFORM/2023-05-21T73-00-00-04-00/photo_5426900953744919046_y.jpg" xlink:type="simple" xlink:show="embed" xlink:actuate="onLoad" draw:mime-type="image/jpeg"/>
</draw:frame>
</text:p>
      <text:p text:style-name="P4">
Про це в <text:a xlink:type="simple" xlink:href="https://www.youtube.com/watch" text:style-name="Internet_20_link" text:visited-style-name="Visited_20_Internet_20_Link">
ефірітелемарафону</text:a>
«Єдині новини» повідомив речник Східного угруповання військ ЗСУ полковникСергій Череватий.</text:p>
      <text:p text:style-name="P4">
— Місто фактично знищено, проте заяви пригожина, як завжди, не відповідаютьдійсності. Наші підрозділи утримують ряд будівель та фортифікаційних споруд упівденно-західній частині міста. Також протягом останнього тижня нашіпідрозділи на південному та північному флангах докладали зусиль, щоб,враховуючи всі правила військової науки, розраховуючи правильно всі сили йзасоби, мінімально ризикуючи життями людей, контратакувати противника тапросуватися. В різні дні це було від 250 до 1,5 км, зокрема й за останню добунаші підрозділи просунулися на 200 метрів, відсунувши противника, — зазначивофіцер.</text:p>
      <text:p text:style-name="P4">
За словами речника Східного угруповання військ ЗСУ, інформаційний вкид щодозахоплення Бахмута від пригожина має на меті декілька завдань, зокремапоказати «Піррову недоперемогу» як проміжний етап і нібито досягнення.</text:p>
      <text:p text:style-name="P4">
— Насправді Бахмут і його герої виконали свою головну роль, вони знищили,сточили одне з найбільших, найдієздатніших угруповань ворога, зокрема йзлочинну організацію «вагнера». І недарма він (пригожин. — <text:span text:style-name="T5">
Авт.</text:span>
 ) проситьсявідійти з міста 25 травня. Інша річ, чи його хазяї дадуть це зробити, —говорить Череватий. — Ми бачимо наміри ворога, ми знаємо, що вони хочутьробити, у нас готові рецепти протидії на всі їхні задуми й, незважаючи на всіїхні голосні заяви, ми тихо, але дуже ефективно робимо свою роботу.</text:p>
      <text:p text:style-name="P4">
Source: <text:a xlink:type="simple" xlink:href="https://armyinform.com.ua/2023/05/21/ukrayinski-vijskovi-prodovzhuyut-utrymuvaty-pozycziyi-v-bahmuti-sergij-cherevatyj/" text:style-name="Internet_20_link" text:visited-style-name="Visited_20_Internet_20_Link">
https://armyinform.com.ua/2023/05/21/ukrayinski-vijskovi-prodovzhuyut-utrymuvaty-pozycziyi-v-bahmuti-sergij-cherevatyj/</text:a>
</text:p>
      <!--NEWS-->
      <text:h text:style-name="P10" text:outline-level="1">
<text:span text:style-name="T4">
Американські військові почнуть тренувати українських пілотів для F-16 — Джо Байден</text:span>
</text:h>
      <text:p text:style-name="P4">
Author: ['АРМІЯINFORM']</text:p>
      <text:p text:style-name="P4">
Time: 2023-05-21T74:00:00-04:00</text:p>
      <text:p text:style-name="P4">
Description: Про це Президент Сполучених Штатів Америки повідомив на пресконференції після саміту G7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ajden.png" text:style-name="Internet_20_link" text:visited-style-name="Visited_20_Internet_20_Link">
bajden.png</text:a>
']</text:p>
      <text:p text:style-name="P4">
Tags: ['G 7', 'STOPRUSSIA', 'АГРЕСІЯ РФ', 'ВІЙНА', 'ВТОРГНЕННЯ РФ', 'ДЖОЗЕФ БАЙДЕН', 'САМІТ G7']</text:p>
      <text:p text:style-name="P4">
Category: News</text:p>
      <!--METADATA-->
      <text:p text:style-name="P4">
<draw:frame draw:style-name="fr1" draw:name="Image320" text:anchor-type="as-char" svg:width="6.9236in" svg:height="4.166492in" draw:z-index="0">
<draw:image xlink:href="../Images/AРМІЯINFORM/2023-05-21T74-00-00-04-00/bajden.png" xlink:type="simple" xlink:show="embed" xlink:actuate="onLoad" draw:mime-type="image/png"/>
</draw:frame>
</text:p>
      <text:p text:style-name="P4">
Про це Президент Сполучених Штатів Америки повідомив на пресконференції післясаміту G7 у Японії.</text:p>
      <text:p text:style-name="P4">
«Я сказав Зеленському, що буде розпочате навчання українських пілотів налітаках четвертого покоління, включаючи F-16, щоб підтримати здатність Українисебе захистити… краще ніж раніше», — сказав він.</text:p>
      <text:p text:style-name="P4">
Президент США підтвердив спільну і непохитну відданість країн-членів G7підтримці Україні, котра протистоїть жорстокій агресії росії.</text:p>
      <text:p text:style-name="P4">
«Разом з нашими партнерськими країнами ми ще раз підкреслили необхідністьсправедливого миру, який би поважав територіальну цілісність та суверенітет,принципи, закладені в Статуті ООН. росія розпочала цю війну і росія можеприпинити цю війну сьогодні. До того часу необхідно щоби Україна маламожливість захистити свою територію», — зазначив Джо Байден.</text:p>
      <text:p text:style-name="P4">
Онлайн трансляцію пресконференції Президента США Джо Байдена АрміяInform<text:a xlink:type="simple" xlink:href="https://armyinform.com.ua/2023/05/21/prezydent-ssha-dzho-bajden-daye-preskonferencziyu-za-pidsumkamy-samitu-lideriv-krayin-grupy-semy-v-hirosimi/" text:style-name="Internet_20_link" text:visited-style-name="Visited_20_Internet_20_Link">
розмістила</text:a>
 на своєму інформаційному ресурсі.</text:p>
      <text:p text:style-name="P4">
Source: <text:a xlink:type="simple" xlink:href="https://armyinform.com.ua/2023/05/21/amerykanski-vijskovi-pochnut-trenuvaty-ukrayinskyh-pilotiv-dlya-f-16-dzho-bajden/" text:style-name="Internet_20_link" text:visited-style-name="Visited_20_Internet_20_Link">
https://armyinform.com.ua/2023/05/21/amerykanski-vijskovi-pochnut-trenuvaty-ukrayinskyh-pilotiv-dlya-f-16-dzho-bajden/</text:a>
</text:p>
      <!--NEWS-->
      <text:h text:style-name="P10" text:outline-level="1">
<text:span text:style-name="T4">
Кабінет Міністрів України анонсував Конференцію з питань відновлення України (URC 2023), котра пройде наступного місяця у Лондоні</text:span>
</text:h>
      <text:p text:style-name="P4">
Author: ['АРМІЯINFORM']</text:p>
      <text:p text:style-name="P4">
Time: 2023-05-21T75:00:00-04:00</text:p>
      <text:p text:style-name="P4">
Description: Наступного місяця ми збираємо міжнародну спільноту в Лондоні, щоб допомогти забезпеч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555314_274267358288241_3296416753064648050_n.jpg" text:style-name="Internet_20_link" text:visited-style-name="Visited_20_Internet_20_Link">
348555314_274267358288241_3296416753064648050_n.jpg</text:a>
']</text:p>
      <text:p text:style-name="P4">
Tags: ['STOPRUSSIA', 'АГРЕСІЯ РФ', 'ВІДНОВЛЕННЯ', 'ВІЙНА', 'ВТОРГНЕННЯ РФ', 'КАБІНЕТ МІНІСТРІВ УКРАЇНИ', 'КОНФЕРЕНЦІЯ З\xa0ПИТАНЬ ВІДНОВЛЕННЯ УКРАЇНИ']</text:p>
      <text:p text:style-name="P4">
Category: News</text:p>
      <!--METADATA-->
      <text:p text:style-name="P4">
<draw:frame draw:style-name="fr1" draw:name="Image321" text:anchor-type="as-char" svg:width="6.9236in" svg:height="6.9236in" draw:z-index="0">
<draw:image xlink:href="../Images/AРМІЯINFORM/2023-05-21T75-00-00-04-00/348555314_274267358288241_3296416753064648050_n.jpg" xlink:type="simple" xlink:show="embed" xlink:actuate="onLoad" draw:mime-type="image/jpeg"/>
</draw:frame>
</text:p>
      <text:p text:style-name="P4">
Наступного місяця ми збираємо міжнародну спільноту в Лондоні, щоб допомогтизабезпечити довгострокове економічне майбутнє України, —<text:a xlink:type="simple" xlink:href="https://www.facebook.com/KabminUA/posts/pfbid02EGYCakMqPFw2xLZeoTgnvSSKwZVz1zukpMKhhjHdHyrxxLnUmEiTPG5WMzt6QoaXl" text:style-name="Internet_20_link" text:visited-style-name="Visited_20_Internet_20_Link">
йдеться</text:a>
у публікації на офіційній сторінці Кабінету Міністрів України у Facebook.</text:p>
      <text:p text:style-name="P4">
Конференція з питань відновлення буде зосереджена на мобілізації міжнародноїпідтримки для економічної та соціальної стабілізації України та подальшогопроцесу відновлення від наслідків війни, у тому числі шляхом екстреноїдопомоги для негайних потреб та участі приватного сектору в процесі відбудови.</text:p>
      <text:p text:style-name="P4">
Ми очікуємо широкого залучення міжнародної спільноти, міжнародних фінансовихустанов, інвесторів та громадянського суспільства.</text:p>
      <text:p text:style-name="P4">
<text:span text:style-name="T4">
Довідково:</text:span>
 21–22 червня 2023 року Велика Британія спільно з Україноюпроведуть у Лондоні міжнародну Конференцію з питань відновлення України (URC2023). Вона стане продовженням циклу щорічних заходів, останній з яких булопроведено Швейцарією спільно з Україною в Лугано.</text:p>
      <text:p text:style-name="P4">
Попередня конференція, яка пройшла вперше під час російської агресії протиУкраїни, започаткувала принципи Лугано, що заклали основу для відбудовиУкраїни та об’єднали зусилля всього світу.</text:p>
      <text:p text:style-name="P4">
Source: <text:a xlink:type="simple" xlink:href="https://armyinform.com.ua/2023/05/21/kabinet-ministriv-ukrayiny-anonsuvav-konferencziyu-z-pytan-vidnovlennya-ukrayiny-urc-2023-kotra-projde-nastupnogo-misyaczya-u-londoni/" text:style-name="Internet_20_link" text:visited-style-name="Visited_20_Internet_20_Link">
https://armyinform.com.ua/2023/05/21/kabinet-ministriv-ukrayiny-anonsuvav-konferencziyu-z-pytan-vidnovlennya-ukrayiny-urc-2023-kotra-projde-nastupnogo-misyaczya-u-londoni/</text:a>
</text:p>
      <!--NEWS-->
      <text:h text:style-name="P10" text:outline-level="1">
<text:span text:style-name="T4">
ВМС ЗСУ продовжують боротися з російською агресією, знищуючи окупантів</text:span>
</text:h>
      <text:p text:style-name="P4">
Author: ['АРМІЯINFORM']</text:p>
      <text:p text:style-name="P4">
Time: 2023-05-21T76:00:00-04:00</text:p>
      <text:p text:style-name="P4">
Description: Про це повідомляє ВМС ЗС України.    Військові частини та підрозділи Військово-Мор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306602_1231494227731218_6137103622922923457_n.jpg" text:style-name="Internet_20_link" text:visited-style-name="Visited_20_Internet_20_Link">
345306602_1231494227731218_6137103622922923457_n.jpg</text:a>
']</text:p>
      <text:p text:style-name="P4">
Tags: ['STOPRUSSIA', 'АГРЕСІЯ РФ', 'ВІЙНА', 'ВМС ЗС УКРАЇНИ', 'ВТОРГНЕННЯ РФ']</text:p>
      <text:p text:style-name="P4">
Category: News</text:p>
      <!--METADATA-->
      <text:p text:style-name="P4">
Про це<text:a xlink:type="simple" xlink:href="https://www.facebook.com/navy.mil.gov.ua/posts/pfbid0HHGxYEqQDCbFymdGKyxY4Gr27BgejqU2spgFUjhWhnsDr3WsKCJUR2pFJMo9LLoDl" text:style-name="Internet_20_link" text:visited-style-name="Visited_20_Internet_20_Link">
повідомля</text:a>
єВМС ЗС України.</text:p>
      <text:p text:style-name="P4">
Військові частини та підрозділи Військово-Морських Сил Збройних Сил України, ускладі угруповань продовжують виконувати завдання щодо відсічі повномасштабноїзбройної агресії російської федерації.</text:p>
      <text:p text:style-name="P4">
<draw:frame draw:style-name="fr1" draw:name="Image322" text:anchor-type="as-char" svg:width="6.9236in" svg:height="9.345544in" draw:z-index="0">
<draw:image xlink:href="../Images/AРМІЯINFORM/2023-05-21T76-00-00-04-00/345306602_1231494227731218_6137103622922923457_n.jpg" xlink:type="simple" xlink:show="embed" xlink:actuate="onLoad" draw:mime-type="image/jpeg"/>
</draw:frame>
</text:p>
      <text:p text:style-name="P4">
Минулої доби, підрозділами ВМС ЗС України було знищено 10 окупантів та 1сховище з боєприпасами.</text:p>
      <text:p text:style-name="P4">
Остаточні втрати ворога уточнюються.</text:p>
      <text:p text:style-name="P4">
Слава Україні! Слава Героям!</text:p>
      <text:p text:style-name="P4">
Source: <text:a xlink:type="simple" xlink:href="https://armyinform.com.ua/2023/05/21/vms-zsu-prodovzhuyut-borotysya-z-rosijskoyu-agresiyeyu-znyshhuyuchy-okupantiv/" text:style-name="Internet_20_link" text:visited-style-name="Visited_20_Internet_20_Link">
https://armyinform.com.ua/2023/05/21/vms-zsu-prodovzhuyut-borotysya-z-rosijskoyu-agresiyeyu-znyshhuyuchy-okupantiv/</text:a>
</text:p>
      <!--NEWS-->
      <text:h text:style-name="P10" text:outline-level="1">
<text:span text:style-name="T4">
Глава держави відвідав музей миру в Хіросімі та поклав квіти до меморіалу жертвам атомного бомбардування</text:span>
</text:h>
      <text:p text:style-name="P4">
Author: ['АРМІЯINFORM']</text:p>
      <text:p text:style-name="P4">
Time: 2023-05-21T77:00:00-04:00</text:p>
      <text:p text:style-name="P4">
Description: Про це повідомляє Офіс Президента України.    У межах робочого візиту до Японії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7eb00346046667b1583548741c609a8_1684665733_extra_large.jpeg" text:style-name="Internet_20_link" text:visited-style-name="Visited_20_Internet_20_Link">
07eb00346046667b1583548741c609a8_1684665733_extra_large.jpeg</text:a>
']</text:p>
      <text:p text:style-name="P4">
Tags: ['G7', 'STOPRUSSIA', 'АГРЕСІЯ РФ', 'ВІЙНА', 'ВОЛОДИМИР ЗЕЛЕНСЬКИЙ', 'ВТОРГНЕННЯ РФ', 'ОФІС ПРЕЗИДЕНТА УКРАЇНИ', 'ЯПОНІЯ']</text:p>
      <text:p text:style-name="P4">
Category: News</text:p>
      <!--METADATA-->
      <text:p text:style-name="P4">
<draw:frame draw:style-name="fr1" draw:name="Image323" text:anchor-type="as-char" svg:width="6.9236in" svg:height="4.617948in" draw:z-index="0">
<draw:image xlink:href="../Images/AРМІЯINFORM/2023-05-21T77-00-00-04-00/07eb00346046667b1583548741c609a8_1684665733_extra_large.jpeg" xlink:type="simple" xlink:show="embed" xlink:actuate="onLoad" draw:mime-type="image/jpeg"/>
</draw:frame>
</text:p>
      <text:p text:style-name="P4">
Про це <text:a xlink:type="simple" xlink:href="https://www.president.gov.ua/news/glava-derzhavi-vidvidav-muzej-miru-v-hirosimi-ta-poklav-kvit-83077" text:style-name="Internet_20_link" text:visited-style-name="Visited_20_Internet_20_Link">
повідомляє</text:a>
 Офіс Президента України.</text:p>
      <text:p text:style-name="P4">
У межах робочого візиту до Японії для участі в саміті країн «Групи семи»Президент України Володимир Зеленський відвідав Меморіальний музей миру уХіросімі.</text:p>
      <text:p text:style-name="P4">
Глава держави оглянув експозиції музею та зробив запис у книзі почеснихгостей.</text:p>
      <text:p text:style-name="P4">
Музей створено містом для того, щоб розповісти людям про трагедіюбомбардування Хіросіми 6 серпня 1945 року. Він відкрився в 1950-му. У музеїзібрано речі загиблих та інші свідчення атомного вибуху, відвідувачамрозповідають про події, пов’язані з бомбардуванням міста. У східному крилімузею розміщені експозиції, що показують Хіросіму до та після вибуху,розповідають про перебіг війни та обставини, що призвели до бомбардування, атакож про зусилля мешканців, спрямовані на повну ліквідацію ядерної зброї.</text:p>
      <text:p text:style-name="P4">
Крім того, Президент України та Прем’єр-міністр Японії Фуміо Кішіда поклаликвіти до меморіалу жертвам атомного бомбардування.</text:p>
      <text:p text:style-name="P4">
Пам’ять загиблих ушанували хвилиною мовчання.</text:p>
      <text:p text:style-name="P4">
Лідери оглянули меморіал та ознайомилися з його історією.</text:p>
      <text:p text:style-name="P4">
Меморіал виконаний у вигляді кам’яної арки у стилі стародавніх японськихглиняних фігур ханіва. Він містить символічний надгробок і список усіх людей,які загинули внаслідок атомного вибуху 6 серпня 1945 року. На меморіалівикарбувані слова «Спочивай у мирі! Ми більше не повторимо цієї помилки!»</text:p>
      <text:p text:style-name="P4">
Source: <text:a xlink:type="simple" xlink:href="https://armyinform.com.ua/2023/05/21/glava-derzhavy-vidvidav-muzej-myru-v-hirosimi-ta-poklav-kvity-do-memorialu-zhertvam-atomnogo-bombarduvannya/" text:style-name="Internet_20_link" text:visited-style-name="Visited_20_Internet_20_Link">
https://armyinform.com.ua/2023/05/21/glava-derzhavy-vidvidav-muzej-myru-v-hirosimi-ta-poklav-kvity-do-memorialu-zhertvam-atomnogo-bombarduvannya/</text:a>
</text:p>
      <!--NEWS-->
      <text:h text:style-name="P10" text:outline-level="1">
<text:span text:style-name="T4">
Протягом доби підрозділи ДСНС обстежили 44 гектари та вилучили 493 вибухонебезпечних предмети</text:span>
</text:h>
      <text:p text:style-name="P4">
Author: ['АРМІЯINFORM']</text:p>
      <text:p text:style-name="P4">
Time: 2023-05-21T78:00:00-04:00</text:p>
      <text:p text:style-name="P4">
Description: Про це повідомляє ДСНС України.    Протягом доби піротехнічні підрозділи ДСНС залучал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st-ukraine-minen-warnschild.jpg" text:style-name="Internet_20_link" text:visited-style-name="Visited_20_Internet_20_Link">
ost-ukraine-minen-warnschild.jpg</text:a>
']</text:p>
      <text:p text:style-name="P4">
Tags: ['STOPRUSSIA', 'АГРЕСІЯ РФ', 'ВІЙНА', 'ВТОРГНЕННЯ РФ', 'ДСНС УКРАЇНИ', 'РОСІЙСЬКІ МІНИ']</text:p>
      <text:p text:style-name="P4">
Category: News</text:p>
      <!--METADATA-->
      <text:p text:style-name="P4">
<draw:frame draw:style-name="fr1" draw:name="Image324" text:anchor-type="as-char" svg:width="6.9236in" svg:height="5.189974in" draw:z-index="0">
<draw:image xlink:href="../Images/AРМІЯINFORM/2023-05-21T78-00-00-04-00/ost-ukraine-minen-warnschild.jpg" xlink:type="simple" xlink:show="embed" xlink:actuate="onLoad" draw:mime-type="image/jpeg"/>
</draw:frame>
 Ілюстративне фото</text:p>
      <text:p text:style-name="P4">
Про це <text:a xlink:type="simple" xlink:href="https://dsns.gov.ua/uk/news/operativna-informaciya-shhodo-roboti-pirotexnicnix-pidrozdiliv-dsns" text:style-name="Internet_20_link" text:visited-style-name="Visited_20_Internet_20_Link">
повідомляє</text:a>
 ДСНС України.</text:p>
      <text:p text:style-name="P4">
Протягом доби піротехнічні підрозділи ДСНС залучалися 94 рази, виявлено,вилучено і знешкоджено 493 вибухонебезпечних предмети. Обстежено територіюплощею 44 гектари.</text:p>
      <text:p text:style-name="P4">
Найчастіше піротехнічні підрозділи працювали: в Харківській області 12 тис.105 разів, Київщині — 6 тис. 897, Чернігівщині — 4 тис. 201, Донеччині — 2тис. 712, Миколаївщині — 1 тис. 961, Сумщині — 1 тис. 523, Черкащині — 1 тис.070.</text:p>
      <text:p text:style-name="P4">
Всього з початку широкомасштабного військового вторгнення російської федераціїна території України знешкоджено 286 тис. 672 вибухонебезпечних предмета та 2тис. 845 кг вибухової речовини, у тому числі 2 тис. 154 авіаційні бомби.Обстежено територію площею близько 75 тис. 066 гектарів.</text:p>
      <text:p text:style-name="P4">
У разі виявлення підозрілого предмету або вибухівки одразу повідом за номеромтелефону — 101.</text:p>
      <text:p text:style-name="P4">
Source: <text:a xlink:type="simple" xlink:href="https://armyinform.com.ua/2023/05/21/protyagom-doby-pidrozdily-dsns-obstezhyly-44-gektary-ta-vyluchyly-493-vybuhonebezpechnyh-predmety/" text:style-name="Internet_20_link" text:visited-style-name="Visited_20_Internet_20_Link">
https://armyinform.com.ua/2023/05/21/protyagom-doby-pidrozdily-dsns-obstezhyly-44-gektary-ta-vyluchyly-493-vybuhonebezpechnyh-predmety/</text:a>
</text:p>
      <!--NEWS-->
      <text:h text:style-name="P10" text:outline-level="1">
<text:span text:style-name="T4">
163 виїзди за добу: ДСНС ліквідує наслідки ворожих обстрілів</text:span>
</text:h>
      <text:p text:style-name="P4">
Author: ['АРМІЯINFORM']</text:p>
      <text:p text:style-name="P4">
Time: 2023-05-21T79:00:00-04:00</text:p>
      <text:p text:style-name="P4">
Description: Про це повідомляє ДСНС України.    Підрозділи ДСНС протягом доби 20 травня здійснили 16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400_0_1665422622-4226.webp" text:style-name="Internet_20_link" text:visited-style-name="Visited_20_Internet_20_Link">
400_0_1665422622-4226.webp</text:a>
']</text:p>
      <text:p text:style-name="P4">
Tags: ['STOPRUSSIA', 'АГРЕСІЯ РФ', 'ВІЙНА', 'ВТОРГНЕННЯ РФ', 'ДСНС УКРАЇНИ']</text:p>
      <text:p text:style-name="P4">
Category: News</text:p>
      <!--METADATA-->
      <text:p text:style-name="P4">
<draw:frame draw:style-name="fr1" draw:name="Image325" text:anchor-type="as-char" svg:width="6.9236in" svg:height="4.621503in" draw:z-index="0">
<draw:image xlink:href="../ConvertedIMGs/AРМІЯINFORM/2023-05-21T79-00-00-04-00/400_0_1665422622-4226.png" xlink:type="simple" xlink:show="embed" xlink:actuate="onLoad" draw:mime-type="image/png"/>
</draw:frame>
 Ілюстративне фото</text:p>
      <text:p text:style-name="P4">
Про це <text:a xlink:type="simple" xlink:href="https://dsns.gov.ua/uk/news/nadzvicaini-podiyi/operativna-informaciia-dsns-shhodo-naslidkiv-vedennia-boiovix-dii-rosiiskoiu-federacijeiu-163" text:style-name="Internet_20_link" text:visited-style-name="Visited_20_Internet_20_Link">
повідомляє</text:a>
 ДСНС України.</text:p>
      <text:p text:style-name="P4">
Підрозділи ДСНС протягом доби 20 травня здійснили 163 виїзди на ліквідаціюнаслідків обстрілів окупантами населених пунктів та об’єктів інфраструктури.Ліквідовано 18 пожеж. Надано психологічну допомогу 67 особам.</text:p>
      <text:p text:style-name="P4">
**</text:p>
      <text:p text:style-name="P4">
Довідково:<text:span text:style-name="T4">
 З початку війни здійснено 95 тис. 411 виїздів на ліквідаціюнаслідків обстрілів, ліквідовано 14 тис. 641 пожежу, врятовано 4 тис. 55 осіб,надано психологічну допомогу 214 тис. 741 особі. </text:span>
</text:p>
      <text:p text:style-name="P4">
**</text:p>
      <text:p text:style-name="P4">
Source: <text:a xlink:type="simple" xlink:href="https://armyinform.com.ua/2023/05/21/163-vyyizdy-za-dobu-dsns-likviduye-naslidky-vorozhyh-obstriliv/" text:style-name="Internet_20_link" text:visited-style-name="Visited_20_Internet_20_Link">
https://armyinform.com.ua/2023/05/21/163-vyyizdy-za-dobu-dsns-likviduye-naslidky-vorozhyh-obstriliv/</text:a>
</text:p>
      <!--NEWS-->
      <text:h text:style-name="P10" text:outline-level="1">
<text:span text:style-name="T4">
«Перекидання росією резервів до Бахмута означає, що вони не будуть використані на інших ділянках фронту» — ГУР</text:span>
</text:h>
      <text:p text:style-name="P4">
Author: ['АРМІЯINFORM']</text:p>
      <text:p text:style-name="P4">
Time: 2023-05-21T80:00:00-04:00</text:p>
      <text:p text:style-name="P4">
Description: Про це повідомляє ГУР МО України.    Оборонна операція українських захисників у Бахму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ahmut-cze-ukrayina.jpg" text:style-name="Internet_20_link" text:visited-style-name="Visited_20_Internet_20_Link">
bahmut-cze-ukrayina.jpg</text:a>
']</text:p>
      <text:p text:style-name="P4">
Tags: ['STOPRUSSIA', 'АГРЕСІЯ РФ', 'АНДРІЙ ЮСОВ', 'БАХМУТ', 'БАХМУТСЬКИЙ НАПРЯМОК', 'ВІЙНА', 'ВТОРГНЕННЯ РФ', 'ГУР МО УКРАЇНИ']</text:p>
      <text:p text:style-name="P4">
Category: News</text:p>
      <!--METADATA-->
      <text:p text:style-name="P4">
<draw:frame draw:style-name="fr1" draw:name="Image326" text:anchor-type="as-char" svg:width="6.9236in" svg:height="3.882986in" draw:z-index="0">
<draw:image xlink:href="../Images/AРМІЯINFORM/2023-05-21T80-00-00-04-00/bahmut-cze-ukrayina.jpg" xlink:type="simple" xlink:show="embed" xlink:actuate="onLoad" draw:mime-type="image/jpeg"/>
</draw:frame>
 «Бахмут — це Україна»</text:p>
      <text:p text:style-name="P4">
Про це <text:a xlink:type="simple" xlink:href="https://gur.gov.ua/content/perekydannia-rosiieiu-rezerviv-do-bakhmuta-oznachaie-shcho-vony-ne-budut-vykorystani-na-inshykh-diliankakh-frontu.html" text:style-name="Internet_20_link" text:visited-style-name="Visited_20_Internet_20_Link">
повідомляє</text:a>
 ГУР МО України.</text:p>
      <text:p text:style-name="P4">
Оборонна операція українських захисників у Бахмуті триває, а перекиданняворогом додаткових резервів до міста свідчить про провал російськихнаступальних дій.</text:p>
      <text:p text:style-name="P4">
Про це в ексклюзивному коментарі Укрінформу розповів представник Головногоуправління розвідки Міністерства оборони України Андрій Юсов.</text:p>
      <text:p text:style-name="P4">
«Фортеця Бахмут тримається. Так, для України це вартує великих зусиль,героїчних зусиль наших оборонців, але факт того, що ворог змушений перекидатидодаткові резерви, для того, щоб продовжувати операцію по Бахмуту, свідчить вцілому про провали їхніх наступальних дій», — сказав Андрій Юсов.</text:p>
      <text:p text:style-name="P4">
-- Представник воєнної розвідки України додав, що найкращі підготовленірезерви держава-агресор уже використала під час широкомасштабного вторгнення.</text:p>
      <text:p text:style-name="P4">
«Зараз воює вже не той склад армії, який був на початку вторгнення, і те, щоперекидають ці резерви на Бахмутський напрямок, значить, що вони не будутьвикористані на інших напрямках фронту. І це так само один із здобутківукраїнських оборонців», — пояснив представник ГУР МО України Андрій Юсов.</text:p>
      <text:p text:style-name="P4">
Source: <text:a xlink:type="simple" xlink:href="https://armyinform.com.ua/2023/05/21/perekydannya-rosiyeyu-rezerviv-do-bahmuta-oznachaye-shho-vony-ne-budut-vykorystani-na-inshyh-dilyankah-frontu-gur/" text:style-name="Internet_20_link" text:visited-style-name="Visited_20_Internet_20_Link">
https://armyinform.com.ua/2023/05/21/perekydannya-rosiyeyu-rezerviv-do-bahmuta-oznachaye-shho-vony-ne-budut-vykorystani-na-inshyh-dilyankah-frontu-gur/</text:a>
</text:p>
      <!--NEWS-->
      <text:h text:style-name="P10" text:outline-level="1">
<text:span text:style-name="T4">
Україна сподівається, що Японія зі своїми передовими технологіями допоможе у повоєнній відбудові — Президент</text:span>
</text:h>
      <text:p text:style-name="P4">
Author: ['АРМІЯINFORM']</text:p>
      <text:p text:style-name="P4">
Time: 2023-05-21T81:00:00-04:00</text:p>
      <text:p text:style-name="P4">
Description: Про це Володимир Зеленський заявив на пресконференції у Японії.    «Ми будем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cbf21e3b3294d3b9d47b0f38d2a7482_1684671646_extra_large.jpeg" text:style-name="Internet_20_link" text:visited-style-name="Visited_20_Internet_20_Link">
acbf21e3b3294d3b9d47b0f38d2a7482_1684671646_extra_large.jpeg</text:a>
']</text:p>
      <text:p text:style-name="P4">
Tags: ['G7', 'STOPRUSSIA', 'АГРЕСІЯ РФ', 'ВІЙНА', 'ВОЛОДИМИР ЗЕЛЕНСЬКИЙ', 'ВТОРГНЕННЯ РФ']</text:p>
      <text:p text:style-name="P4">
Category: News</text:p>
      <!--METADATA-->
      <text:p text:style-name="P4">
<draw:frame draw:style-name="fr1" draw:name="Image327" text:anchor-type="as-char" svg:width="6.9236in" svg:height="4.617948in" draw:z-index="0">
<draw:image xlink:href="../Images/AРМІЯINFORM/2023-05-21T81-00-00-04-00/acbf21e3b3294d3b9d47b0f38d2a7482_1684671646_extra_large.jpeg" xlink:type="simple" xlink:show="embed" xlink:actuate="onLoad" draw:mime-type="image/jpeg"/>
</draw:frame>
</text:p>
      <text:p text:style-name="P4">
Про це Володимир Зеленський заявив на<text:a xlink:type="simple" xlink:href="https://www.youtube.com/watch" text:style-name="Internet_20_link" text:visited-style-name="Visited_20_Internet_20_Link">
пресконференції</text:a>
 у Японії.</text:p>
      <text:p text:style-name="P4">
«Ми будемо відбудовувати країну з новими технологіями від енергетики домедицини. І тут досвід Японії для нас дуже важливий. Сьогодні ми пройшлися поцих напрямках з прем’єр-міністром. Є повне розуміння. Є кілька напрямків:енергетика, особливо зелена енергетика, залізниця, де нам потрібні японськісучасні технології, медицина тощо», — сказав Президент, відповідаючи назапитання, що він найбільше очікує від Японії в майбутньому.</text:p>
      <text:p text:style-name="P4">
Source: <text:a xlink:type="simple" xlink:href="https://armyinform.com.ua/2023/05/21/ukrayina-spodivayetsya-shho-yaponiya-zi-svoyimy-peredovymy-tehnologiyamy-dopomozhe-u-povoyennij-vidbudovi-prezydent/" text:style-name="Internet_20_link" text:visited-style-name="Visited_20_Internet_20_Link">
https://armyinform.com.ua/2023/05/21/ukrayina-spodivayetsya-shho-yaponiya-zi-svoyimy-peredovymy-tehnologiyamy-dopomozhe-u-povoyennij-vidbudovi-prezydent/</text:a>
</text:p>
      <!--NEWS-->
      <text:h text:style-name="P10" text:outline-level="1">
<text:span text:style-name="T4">
Рішення про тренування українських льотчиків на F-16 є першим кроком до ще потужнішого захисту нашого неба — Володимир Зеленський</text:span>
</text:h>
      <text:p text:style-name="P4">
Author: ['АРМІЯINFORM']</text:p>
      <text:p text:style-name="P4">
Time: 2023-05-21T82:00:00-04:00</text:p>
      <text:p text:style-name="P4">
Description: Про це повідомляє Офіс Президента України.    Україна наполегливо працювала над питання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cbf21e3b3294d3b9d47b0f38d2a7482_1684671646_extra_large.jpeg" text:style-name="Internet_20_link" text:visited-style-name="Visited_20_Internet_20_Link">
acbf21e3b3294d3b9d47b0f38d2a7482_1684671646_extra_large.jpeg</text:a>
']</text:p>
      <text:p text:style-name="P4">
Tags: ['F-16', 'STOPRUSSIA', 'АГРЕСІЯ РФ', 'ВІЙНА', 'ВОЛОДИМИР ЗЕЛЕНСЬКИЙ', 'ВТОРГНЕННЯ РФ', 'ОФІС ПРЕЗИДЕНТА УКРАЇНИ']</text:p>
      <text:p text:style-name="P4">
Category: News</text:p>
      <!--METADATA-->
      <text:p text:style-name="P4">
<draw:frame draw:style-name="fr1" draw:name="Image328" text:anchor-type="as-char" svg:width="6.9236in" svg:height="4.617948in" draw:z-index="0">
<draw:image xlink:href="../Images/AРМІЯINFORM/2023-05-21T82-00-00-04-00/acbf21e3b3294d3b9d47b0f38d2a7482_1684671646_extra_large.jpeg" xlink:type="simple" xlink:show="embed" xlink:actuate="onLoad" draw:mime-type="image/jpeg"/>
</draw:frame>
</text:p>
      <text:p text:style-name="P4">
Про це <text:a xlink:type="simple" xlink:href="https://president.gov.ua/news/rishennya-pro-trenuvannya-ukrayinskih-lotchikiv-na-f-16-ye-p-83089" text:style-name="Internet_20_link" text:visited-style-name="Visited_20_Internet_20_Link">
повідомляє</text:a>
 Офіс Президента України.</text:p>
      <text:p text:style-name="P4">
Україна наполегливо працювала над питанням щодо надання літаків західногозразка, і рішення партнерів про тренування українських пілотів на сучаснихвинищувачах є першим кроком до посилення протиповітряної оборони нашої країни.Про це заявив Президент Володимир Зеленський під час зустрічі з представникамисвітових ЗМІ в Хіросімі.</text:p>
      <text:p text:style-name="P4">
Глава держави акцентував, що для ще надійнішого захисту українського небапотрібні не лише сучасні зенітно-ракетні комплекси, за надання яких Українанадзвичайно вдячна державам-партнерам, а й авіація західного зразка.</text:p>
      <text:p text:style-name="P4">
«І сьогодні для нас відкрита місія тренувань. Це перший крок. Далі євідповідна кількість місяців для навчання наших пілотів. Ми працюватимемо, щобце одразу були максимально досвідчені люди, щоб скоротити процес навчання. Щобми посилили наш протиповітряний захист», — наголосив Володимир Зеленський.</text:p>
      <text:p text:style-name="P4">
Президент висловив переконання, що Україна отримає сучасні західні винищувачі.За його словами, вже є розуміння, які держави готові працювати в цьомунапрямі.</text:p>
      <text:p text:style-name="P4">
Відповідаючи на запитання журналістів щодо перспективи отримання збройноїдопомоги від таких країн, як Японія чи Республіка Корея, він зазначив, що дужехотів би, щоб усі держави, які спроможні надати Україні допомогу зброєю,зробили це. Водночас є розуміння, що в деяких країнах існують певнізаконодавчі або конституційні обмеження у цій сфері.</text:p>
      <text:p text:style-name="P4">
Крім того, Глава держави зауважив, що Україна працює з партнерами не лише надпостачанням зброї. Наприклад, із Канадою є потужна взаємодія щодо техніки длярозмінування.</text:p>
      <text:p text:style-name="P4">
«Адже йдеться про тисячі квадратних кілометрів. Бо росія не просто ворог, вониповодяться як терористи, замінували наші поля. І тут допомоги однієї державибуде замало», — розповів Президент.</text:p>
      <text:p text:style-name="P4">
Source: <text:a xlink:type="simple" xlink:href="https://armyinform.com.ua/2023/05/21/rishennya-pro-trenuvannya-ukrayinskyh-lotchykiv-na-f-16-ye-pershym-krokom-do-shhe-potuzhnishogo-zahystu-nashogo-neba-volodymyr-zelenskyj/" text:style-name="Internet_20_link" text:visited-style-name="Visited_20_Internet_20_Link">
https://armyinform.com.ua/2023/05/21/rishennya-pro-trenuvannya-ukrayinskyh-lotchykiv-na-f-16-ye-pershym-krokom-do-shhe-potuzhnishogo-zahystu-nashogo-neba-volodymyr-zelenskyj/</text:a>
</text:p>
      <!--NEWS-->
      <text:h text:style-name="P10" text:outline-level="1">
<text:span text:style-name="T4">
Президент вшанував пам’ять жертв політичних репресій</text:span>
</text:h>
      <text:p text:style-name="P4">
Author: ['АРМІЯINFORM']</text:p>
      <text:p text:style-name="P4">
Time: 2023-05-21T83:00:00-04:00</text:p>
      <text:p text:style-name="P4">
Description: Про це повідомляє Офіс Президента України.    У День пам’яті жертв політичних репрес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9345456bdd5fde301ed515563cab44d_1684677884_extra_large.jpeg" text:style-name="Internet_20_link" text:visited-style-name="Visited_20_Internet_20_Link">
49345456bdd5fde301ed515563cab44d_1684677884_extra_large.jpeg</text:a>
']</text:p>
      <text:p text:style-name="P4">
Tags: ['ВОЛОДИМИР ЗЕЛЕНСЬКИЙ', "ДЕНЬ ПАМ'ЯТІ ЖЕРТВ ПОЛІТИЧНИХ РЕПРЕСІЙ", 'ОФІС ПРЕЗИДЕНТА УКРАЇНИ']</text:p>
      <text:p text:style-name="P4">
Category: News</text:p>
      <!--METADATA-->
      <text:p text:style-name="P4">
<draw:frame draw:style-name="fr1" draw:name="Image329" text:anchor-type="as-char" svg:width="6.9236in" svg:height="5.190833in" draw:z-index="0">
<draw:image xlink:href="../Images/AРМІЯINFORM/2023-05-21T83-00-00-04-00/49345456bdd5fde301ed515563cab44d_1684677884_extra_large.jpeg" xlink:type="simple" xlink:show="embed" xlink:actuate="onLoad" draw:mime-type="image/jpeg"/>
</draw:frame>
</text:p>
      <text:p text:style-name="P4">
Про це <text:a xlink:type="simple" xlink:href="https://president.gov.ua/news/volodimir-zelenskij-ushanuvav-pamyat-zhertv-politichnih-repr-83097" text:style-name="Internet_20_link" text:visited-style-name="Visited_20_Internet_20_Link">
повідомляє</text:a>
 Офіс Президента України.</text:p>
      <text:p text:style-name="P4">
У День пам’яті жертв політичних репресій Президент України ВолодимирЗеленський ушанував пам’ять жертв Великого терору, вчиненого тоталітарнимкомуністичним режимом у 1937–1938 роках на українських землях.</text:p>
      <text:p text:style-name="P4">
Від імені Глави держави було встановлено кошик квітів до пам’ятникарепресованому, що розташований на в’їзді до Національного історико-меморіального заповідника «Биківнянські могили», та вінки до братської могилий пам’ятного знака польських поховань на території заповідника.</text:p>
      <text:p text:style-name="P4">
Як зазначив Президент, сфабриковані мотиви затримань, жорстокі катування тасмертні вироки, що виносилися переважно без слідства й суду трійками НКВС,«дитячі ГУЛАГи» — усе це докорінно суперечить нормальній людській природі тавихідним принципам цивілізованої світобудови.</text:p>
      <text:p text:style-name="P4">
Багатонаціональні поховання жертв сталінських репресій на територіїБиківнянського лісу в Києві, сотні подібних місць в усіх регіонах України ниніє невіддільною категорією національної пам’яті українського народу,меморіальними об’єктами міжнародного значення.</text:p>
      <text:p text:style-name="P4">
«Маємо робити все, щоб гарантувати недопущення реваншу тоталітаризму,забезпечити консолідацію зусиль міжнародної спільноти у справі відновлення йзбереження миру, колективної безпеки та гуманізму, знешкодження держави-терориста — російської федерації, забезпечення справедливого суду йвідповідальності для злочинців», — наголосив Володимир Зеленський.</text:p>
      <text:p text:style-name="P4">
«Вічна та світла пам’ять жертвам політичних репресій. Вічна шана кожному йкожній, хто захищає Україну. Завжди пам’ятатимемо тих, хто віддав своє життя,звільняючи українську землю від російських загарбників», — додав Главадержави.</text:p>
      <text:p text:style-name="P4">
Source: <text:a xlink:type="simple" xlink:href="https://armyinform.com.ua/2023/05/21/volodymyr-zelenskyj-ushanuvav-pamyat-zhertv-politychnyh-represij/" text:style-name="Internet_20_link" text:visited-style-name="Visited_20_Internet_20_Link">
https://armyinform.com.ua/2023/05/21/volodymyr-zelenskyj-ushanuvav-pamyat-zhertv-politychnyh-represij/</text:a>
</text:p>
      <!--NEWS-->
      <text:h text:style-name="P10" text:outline-level="1">
<text:span text:style-name="T4">
Бої за місто Бахмут тривають — Генштаб ЗСУ</text:span>
</text:h>
      <text:p text:style-name="P4">
Author: ['АРМІЯINFORM']</text:p>
      <text:p text:style-name="P4">
Time: 2023-05-21T84:00:00-04:00</text:p>
      <text:p text:style-name="P4">
Description: Противник продовжує зосереджувати основні зусилля на Куп’янському, Лима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sh-1.jpg" text:style-name="Internet_20_link" text:visited-style-name="Visited_20_Internet_20_Link">
gsh-1.jpg</text:a>
']</text:p>
      <text:p text:style-name="P4">
Tags: ['STOPRUSSIA', 'АГРЕСІЯ РФ', 'ВЕЧІРНЄ ЗВЕДЕННЯ', 'ВІЙНА', 'ВТОРГНЕННЯ РФ', 'ЗВЕДЕННЯ ГШ ЗСУ']</text:p>
      <text:p text:style-name="P4">
Category: News</text:p>
      <!--METADATA-->
      <text:p text:style-name="P4">
<draw:frame draw:style-name="fr1" draw:name="Image330" text:anchor-type="as-char" svg:width="6.9236in" svg:height="4.506751in" draw:z-index="0">
<draw:image xlink:href="../Images/AРМІЯINFORM/2023-05-21T84-00-00-04-00/gsh-1.jpg" xlink:type="simple" xlink:show="embed" xlink:actuate="onLoad" draw:mime-type="image/jpeg"/>
</draw:frame>
</text:p>
      <text:p text:style-name="P4">
<text:span text:style-name="T4">
🔥 Ситуація щодо російського вторгнення</text:span>
</text:p>
      <text:p text:style-name="P4">
Противник продовжує зосереджувати основні зусилля на Куп’янському,Лиманському, Бахмутському, Авдіївському та Мар’їнському напрямках. Загалом,протягом доби відбулось 24 бойових зіткнення на зазначених ділянках фронту.</text:p>
      <text:p text:style-name="P4">
Про це у своєму вечірньому зведенні<text:a xlink:type="simple" xlink:href="https://www.facebook.com/GeneralStaff.ua/posts/pfbid0tmZPh9xu2hbYTThyQyd4bhdL7Qicc1bzdcWNy1Q4BZ2pfbWjVQveopAkB8XVHUG2l" text:style-name="Internet_20_link" text:visited-style-name="Visited_20_Internet_20_Link">
повідомляє</text:a>
Генеральний штаб Збройних Сил України.</text:p>
      <text:p text:style-name="P4">
В епіцентрі бойових дій залишаються Бахмут та Мар’їнка.</text:p>
      <text:p text:style-name="P4">
<text:span text:style-name="T4">
На Сіверському та Слобожанському напрямках</text:span>
 противник продовжує зберігативійськову присутність у прикордонних з Україною районах, на деяких ділянкахдержавного кордону діють диверсійно-розвідувальні групи ворога. Протягом добиокупанти здійснили мінометні та артилерійські обстріли населених пунктівПрогрес Новгород-Сіверського району Чернігівської області; Студенок таМихайлівка Сумської області, а також Уди, Гранів, Зелене, Стариця, Огірцеве,Гатище, Плетенівка, Вовчанськ, Нестерне, Бударки на Харківщині.</text:p>
      <text:p text:style-name="P4">
<text:span text:style-name="T4">
На Куп’янському напрямку</text:span>
 противник не припиняє спроб покращити тактичнеположення. Протягом доби вів безуспішні наступальні дії в районі Масютівки.Артилерійських та мінометних обстрілів противника зазнали населені пунктиКам’янка, Колодязне, Красне Перше, Петро-Іванівка, Фиголівка, Новомлинськ,Западне, Моначинівка, Масютівка, Табаївка, Берестове Харківської області таСтельмахівка на Луганщині.</text:p>
      <text:p text:style-name="P4">
<text:span text:style-name="T4">
На Лиманському напрямку</text:span>
 протягом доби ворог вів наступальні дії у напрямкуІвано-Дар’ївки, успіху не мав. Завдав авіаційних ударів в районі населеногопункту Невське. Артилерійських обстрілів зазнали населені пункти, що поряд злінією бойового зіткнення. Зокрема, Макіївка, Невське, Білогорівка Луганськоїобласті та Торське, Верхньокам’янське і Спірне Донецької області.</text:p>
      <text:p text:style-name="P4">
<text:span text:style-name="T4">
На Бахмутському напрямку</text:span>
 ворог продовжує вести наступальні дії. Бої замісто Бахмут тривають. Протягом доби противник безуспішно намагався відновитивтрачені позиції південніше населеного пункту Іванівське. До того ж, вівнаступальні дії у напрямку Григорівки, успіху не мав. Завдав авіаційних ударівв районах населених пунктів Бахмут та Іванівське. Від ворожих обстрілівпостраждали Оріхово-Василівка, Маркове, Бахмут, Іванівське, Біла Гора та Нью-Йорк Донецької області.</text:p>
      <text:p text:style-name="P4">
<text:span text:style-name="T4">
На Авдіївському напрямку</text:span>
 противник вів безуспішні наступальні дії унапрямках Авдіївки та Первомайського, успіху не мав. Протягом доби завдававіаційного удару в районі Авдіївки, здійснив артилерійські обстріли в районахнаселених пунктів Новокалинове, Бердичі, Степове, Авдіївка, Сєверне,Первомайське, Карлівка та Невельське Донецької області.</text:p>
      <text:p text:style-name="P4">
<text:span text:style-name="T4">
На Мар’їнському напрямку</text:span>
 підрозділи сил оборони відбили численні атакипротивника в районі міста Мар’їнка. Ворог завдав авіаційних ударів поблизуМар’їнки та Новомихайлівки. В той же час, ворожих обстрілів зазналиГеоргіївка, Побєда та Новомихайлівка Донецької області.</text:p>
      <text:p text:style-name="P4">
На Шахтарському напрямку противник наступальних дій не проводив. Водночас,завдав авіаційних ударів в районах населених пунктів Водяне, Вугледар,Пречистівка, Золота Нива та Велика Новосілка. Здійснив обстріли населенихпунктів Водяне і Вугледар.</text:p>
      <text:p text:style-name="P4">
<text:span text:style-name="T4">
На Запорізькому та Херсонському напрямках</text:span>
 противник продовжує вестиоборонні дії. Водночас не припиняє знищувати інфраструктуру населених пунктів,що поряд з лінією бойового зіткнення. Протягом цієї доби завдав авіаударів понаселеному пункту Станіслав Херсонської області, а також обстріляв з артилеріїВремівку, Бурлацьке, Новосілку, Зелене Поле Донецької області; Ольгівське,Гуляйполе, Залізничне, Білогір’я, Малу Токмачку, Малі Щербаки та Кам’янськеЗапорізької області; Тягинку Херсонської області та місто Херсон.</text:p>
      <text:p text:style-name="P4">
Source: <text:a xlink:type="simple" xlink:href="https://armyinform.com.ua/2023/05/21/boyi-za-misto-bahmut-tryvayut-genshtab-zsu/" text:style-name="Internet_20_link" text:visited-style-name="Visited_20_Internet_20_Link">
https://armyinform.com.ua/2023/05/21/boyi-za-misto-bahmut-tryvayut-genshtab-zsu/</text:a>
</text:p>
      <!--NEWS-->
      <text:h text:style-name="P10" text:outline-level="1">
<text:span text:style-name="T4">
Ворог обстрілює прикордонні території півночі України</text:span>
</text:h>
      <text:p text:style-name="P4">
Author: ['АРМІЯINFORM']</text:p>
      <text:p text:style-name="P4">
Time: 2023-05-21T85:00:00-04:00</text:p>
      <text:p text:style-name="P4">
Description: Станом на 16:00 21 травня російські війська 5 разів обстріляли прикордонні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k-pivnich.jpg" text:style-name="Internet_20_link" text:visited-style-name="Visited_20_Internet_20_Link">
ok-pivnich.jpg</text:a>
']</text:p>
      <text:p text:style-name="P4">
Tags: ['STOPRUSSIA', 'ВІЙНА', 'ВОРОЖІ ОБСТРІЛИ', 'ВТОРГНЕННЯ РФ', 'ОК «ПІВНІЧ»', 'СУМСЬКА ОБЛАСТЬ', 'ЧЕРНІГІВСЬКА ОБЛАСТЬ']</text:p>
      <text:p text:style-name="P4">
Category: News</text:p>
      <!--METADATA-->
      <text:p text:style-name="P4">
<draw:frame draw:style-name="fr1" draw:name="Image331" text:anchor-type="as-char" svg:width="6.9236in" svg:height="5.61873in" draw:z-index="0">
<draw:image xlink:href="../Images/AРМІЯINFORM/2023-05-21T85-00-00-04-00/ok-pivnich.jpg" xlink:type="simple" xlink:show="embed" xlink:actuate="onLoad" draw:mime-type="image/jpeg"/>
</draw:frame>
</text:p>
      <text:p text:style-name="P4">
<text:span text:style-name="T4">
Станом на 16:00 21 травня російські війська 5 разів обстріляли прикордоннітериторії Чернігівської та Сумської областей.</text:span>
</text:p>
      <text:p text:style-name="P4">
Про це у своєму Telegram-каналі <text:a xlink:type="simple" xlink:href="https://t.me/ok_pivnich1/2722" text:style-name="Internet_20_link" text:visited-style-name="Visited_20_Internet_20_Link">
повідомляє</text:a>
Оперативне командування «Північ».</text:p>
      <text:p text:style-name="P4">
З 10:30 до 10:55 зафіксовано 8 приходів, ймовірно зі ствольної артилерії, врайоні н.п. Прогрес.</text:p>
      <text:p text:style-name="P4">
З 10:27 до 10:45 зафіксовано 5 приходів, ймовірно з міномета 120 мм, по н.п.Миколаївка.</text:p>
      <text:p text:style-name="P4">
З 12:35 до 12:50 зафіксовано 6 приходів, ймовірно з міномета 120 мм, в районін.п. Студенок.</text:p>
      <text:p text:style-name="P4">
З 12:50 до 13:00 зафіксовано 4 приходи, ймовірно з міномета 120 мм, в районін.п. Вовківка.</text:p>
      <text:p text:style-name="P4">
З 14:50 до 15:00 зафіксовано 3 приходи, ймовірно з міномета 120 мм, в районін.п. Білокопитове.</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5/21/vorog-obstrilyuye-prykordonni-terytoriyi-pivnochi-ukrayiny/" text:style-name="Internet_20_link" text:visited-style-name="Visited_20_Internet_20_Link">
https://armyinform.com.ua/2023/05/21/vorog-obstrilyuye-prykordonni-terytoriyi-pivnochi-ukrayiny/</text:a>
</text:p>
      <!--NEWS-->
      <text:h text:style-name="P10" text:outline-level="1">
<text:span text:style-name="T4">
Авіація Сил оборони завдала по ворогу 16 ударів</text:span>
</text:h>
      <text:p text:style-name="P4">
Author: ['АРМІЯINFORM']</text:p>
      <text:p text:style-name="P4">
Time: 2023-05-21T86:00:00-04:00</text:p>
      <text:p text:style-name="P4">
Description: Авіація Сил оборони за добу завдала 12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ВІАЦІЯ ЗСУ', 'ВЕЧІРНЄ ЗВЕДЕННЯ', 'ВТОРГНЕННЯ РФ', 'ЗНИЩЕННЯ ВОЄННОЇ ТЕХНІКИ ПРОТИВНИКА', 'ХРОНІКА ОБОРОНИ']</text:p>
      <text:p text:style-name="P4">
Category: News</text:p>
      <!--METADATA-->
      <text:p text:style-name="P4">
<draw:frame draw:style-name="fr1" draw:name="Image332" text:anchor-type="as-char" svg:width="6.9236in" svg:height="3.894525in" draw:z-index="0">
<draw:image xlink:href="../Images/AРМІЯINFORM/2023-05-21T86-00-00-04-00/aviacziya-syl-oborony-ukrayiny.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Авіація Сил оборони за добу завдала 12 ударів по районах зосередженняособового складу та військової техніки противника, а також 4 — по зенітно-ракетних комплексах.</text:p>
      <text:p text:style-name="P4">
Про це на своїй офіційній сторінці у Facebook<text:a xlink:type="simple" xlink:href="https://www.facebook.com/GeneralStaff.ua/posts/pfbid0tmZPh9xu2hbYTThyQyd4bhdL7Qicc1bzdcWNy1Q4BZ2pfbWjVQveopAkB8XVHUG2l" text:style-name="Internet_20_link" text:visited-style-name="Visited_20_Internet_20_Link">
пише</text:a>
Генеральний штаб ЗСУ.</text:p>
      <text:p text:style-name="P4">
Протягом доби було знищено 3 ворожих розвідувальних БПЛА різного типу.</text:p>
      <text:p text:style-name="P4">
Підрозділи ракетних військ і артилерії уразили район зосередження озброєння тавійськової техніки, 2 склади боєприпасів, 2 артилерійських підрозділи навогневих позиціях та ще одну важливу ціль противника.</text:p>
      <text:p text:style-name="P4">
Source: <text:a xlink:type="simple" xlink:href="https://armyinform.com.ua/2023/05/21/aviacziya-syl-oborony-zavdala-po-vorogu-16-udariv/" text:style-name="Internet_20_link" text:visited-style-name="Visited_20_Internet_20_Link">
https://armyinform.com.ua/2023/05/21/aviacziya-syl-oborony-zavdala-po-vorogu-16-udariv/</text:a>
</text:p>
      <!--NEWS-->
      <text:h text:style-name="P10" text:outline-level="1">
<text:span text:style-name="T4">
Обстріл Донеччини з жертвами серед цивільних — розпочато розслідування</text:span>
</text:h>
      <text:p text:style-name="P4">
Author: ['АРМІЯINFORM']</text:p>
      <text:p text:style-name="P4">
Time: 2023-05-21T87:00:00-04:00</text:p>
      <text:p text:style-name="P4">
Description: російська армія знов обстріляла населені пункти Донеччини. 21 травня 2023 року під уда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bstril-donechchyny.jpg" text:style-name="Internet_20_link" text:visited-style-name="Visited_20_Internet_20_Link">
obstril-donechchyny.jpg</text:a>
']</text:p>
      <text:p text:style-name="P4">
Tags: ['STOPRUSSIA', 'АГРЕСІЯ РФ', 'ВІЙНА', 'ВОЄННІ ЗЛОЧИНИ', 'ВОРОЖІ ОБСТРІЛИ', 'ВТОРГНЕННЯ РФ']</text:p>
      <text:p text:style-name="P4">
Category: News</text:p>
      <!--METADATA-->
      <text:p text:style-name="P4">
<draw:frame draw:style-name="fr1" draw:name="Image333" text:anchor-type="as-char" svg:width="6.9236in" svg:height="5.1927in" draw:z-index="0">
<draw:image xlink:href="../Images/AРМІЯINFORM/2023-05-21T87-00-00-04-00/obstril-donechchyny.jpg" xlink:type="simple" xlink:show="embed" xlink:actuate="onLoad" draw:mime-type="image/jpeg"/>
</draw:frame>
</text:p>
      <text:p text:style-name="P4">
російська армія знов обстріляла населені пункти Донеччини. 21 травня 2023 рокупід удар окупантів потрапили міста Авдіївка, Часів Яр, смт Нью-Йорк м.Торецька та с. Георгіївка Мар’їнської територіальної громади.</text:p>
      <text:p text:style-name="P4">
Про це на своїй офіційній сторінці у Facebook<text:a xlink:type="simple" xlink:href="https://www.facebook.com/pgo.gov.ua/posts/pfbid0XbP8fxDSayXiHVsdr9FwUj3FDNbxcaTtbNPYnKEG1stctHuYXuFSnE3dXCpPSUqGl" text:style-name="Internet_20_link" text:visited-style-name="Visited_20_Internet_20_Link">
повідомляє</text:a>
Офіс Генерального прокурора.</text:p>
      <text:p text:style-name="P4">
За даними слідства, стріляли військовослужбовці рф, ймовірно, зі ствольноїартилерії та фугасними авіабомбами ФАБ-250.</text:p>
      <text:p text:style-name="P4">
Внаслідок влучань по житловій забудові загинули двоє чоловіків 46 та 55 років.Ще шестеро місцевих мешканців — двоє чоловіків і четверо жінок зазналитілесних ушкоджень. Лікарі діагностували у постраждалих вогнепальні осколковіпоранення голови, тулубу і кінцівок.</text:p>
      <text:p text:style-name="P4">
Правоохоронці зафіксували пошкодження приватних домоволодінь,багатоквартирного будинку, території підприємства та об’єктів цивільноїінфраструктури.</text:p>
      <text:p text:style-name="P4">
Прокурори здійснюють процесуальне керівництво у кримінальних провадженнях зафактами порушення законів та звичаїв війни (ч. 1, 2 ст. 438 КК України).</text:p>
      <text:p text:style-name="P4">
Вживаються всі можливі та належні заходи для документування воєнних злочинів,вчинених представниками збройних сил рф.</text:p>
      <text:p text:style-name="P4">
Source: <text:a xlink:type="simple" xlink:href="https://armyinform.com.ua/2023/05/21/obstril-donechchyny-z-zhertvamy-sered-czyvilnyh-rozpochato-rozsliduvannya/" text:style-name="Internet_20_link" text:visited-style-name="Visited_20_Internet_20_Link">
https://armyinform.com.ua/2023/05/21/obstril-donechchyny-z-zhertvamy-sered-czyvilnyh-rozpochato-rozsliduvannya/</text:a>
</text:p>
      <!--NEWS-->
      <text:h text:style-name="P10" text:outline-level="1">
<text:span text:style-name="T4">
Окупанти обмежують доступ цивільного населення до мобільного зв’язку</text:span>
</text:h>
      <text:p text:style-name="P4">
Author: ['АРМІЯINFORM']</text:p>
      <text:p text:style-name="P4">
Time: 2023-05-21T88:00:00-04:00</text:p>
      <text:p text:style-name="P4">
Description: російські загарбники обмежують доступ цивільного населення до мобільного зв’яз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sh-2.jpg" text:style-name="Internet_20_link" text:visited-style-name="Visited_20_Internet_20_Link">
gsh-2.jpg</text:a>
']</text:p>
      <text:p text:style-name="P4">
Tags: ['STOPRUSSIA', 'АГРЕСІЯ РФ', 'ВІЙНА', 'ВТОРГНЕННЯ РФ', 'МОБІЛЬНИЙ ЗВ’ЯЗОК', 'РОСІЙСЬКІ ОКУПАНТИ']</text:p>
      <text:p text:style-name="P4">
Category: News</text:p>
      <!--METADATA-->
      <text:p text:style-name="P4">
<draw:frame draw:style-name="fr1" draw:name="Image334" text:anchor-type="as-char" svg:width="6.9236in" svg:height="3.893007in" draw:z-index="0">
<draw:image xlink:href="../Images/AРМІЯINFORM/2023-05-21T88-00-00-04-00/gsh-2.jpg" xlink:type="simple" xlink:show="embed" xlink:actuate="onLoad" draw:mime-type="image/jpeg"/>
</draw:frame>
</text:p>
      <text:p text:style-name="P4">
російські загарбники обмежують доступ цивільного населення до мобільногозв’язку у населених пунктах тимчасово захопленої території Херсонськоїобласті.</text:p>
      <text:p text:style-name="P4">
Про це<text:a xlink:type="simple" xlink:href="https://www.facebook.com/GeneralStaff.ua/posts/pfbid0tmZPh9xu2hbYTThyQyd4bhdL7Qicc1bzdcWNy1Q4BZ2pfbWjVQveopAkB8XVHUG2l" text:style-name="Internet_20_link" text:visited-style-name="Visited_20_Internet_20_Link">
повідомляє</text:a>
Генеральний штаб Збройних Сил України на своїй офіційній сторінці у Facebook.</text:p>
      <text:p text:style-name="P4">
Окупанти демонтують обладнання підстанцій, а також ретрансляційних веж. Крімтого, обмежують переміщення місцевих жителів до районів зі стійким сотовимзв’язком.</text:p>
      <text:p text:style-name="P4">
Source: <text:a xlink:type="simple" xlink:href="https://armyinform.com.ua/2023/05/21/okupanty-obmezhuyut-dostup-czyvilnogo-naselennya-do-mobilnogo-zvyazku/" text:style-name="Internet_20_link" text:visited-style-name="Visited_20_Internet_20_Link">
https://armyinform.com.ua/2023/05/21/okupanty-obmezhuyut-dostup-czyvilnogo-naselennya-do-mobilnogo-zvyazku/</text:a>
</text:p>
      <!--NEWS-->
      <text:h text:style-name="P10" text:outline-level="1">
<text:span text:style-name="T4">
Незабаром — літні канікули. Де цього року безплатно або на пільгових умовах зможуть відпочити діти військовослужбовців</text:span>
</text:h>
      <text:p text:style-name="P4">
Author: ['Володимир Поліщук']</text:p>
      <text:p text:style-name="P4">
Time: 2023-05-21T89:00:00-04:00</text:p>
      <text:p text:style-name="P4">
Description: Незабаром — літні канікули. Міністерство освіти встановило, що цього року в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9b7d4b3-d0dd-4d73-823d-4ed6cd2faf09-scaled.jpg" text:style-name="Internet_20_link" text:visited-style-name="Visited_20_Internet_20_Link">
a9b7d4b3-d0dd-4d73-823d-4ed6cd2faf09-scaled.jpg</text:a>
']</text:p>
      <text:p text:style-name="P4">
Tags: ['ВІДПОЧИНОК', 'ДІТИ УЧАСНИКІВ АТО', 'СОЦІАЛЬНИЙ ЗАХИСТ']</text:p>
      <text:p text:style-name="P4">
Category: News</text:p>
      <!--METADATA-->
      <text:p text:style-name="P4">
<draw:frame draw:style-name="fr1" draw:name="Image335" text:anchor-type="as-char" svg:width="6.9236in" svg:height="4.604194in" draw:z-index="0">
<draw:image xlink:href="../Images/AРМІЯINFORM/2023-05-21T89-00-00-04-00/a9b7d4b3-d0dd-4d73-823d-4ed6cd2faf09-scaled.jpg" xlink:type="simple" xlink:show="embed" xlink:actuate="onLoad" draw:mime-type="image/jpeg"/>
</draw:frame>
 Фотоз сайту edik-camp.com</text:p>
      <text:p text:style-name="P4">
<text:span text:style-name="T4">
Незабаром — літні канікули. Міністерство освіти встановило, що цього рокувони розпочнуться 25 травня і триватимуть до 1 вересня.</text:span>
</text:p>
      <text:p text:style-name="P4">
<text:span text:style-name="T4">
І хоча кількість дитячих таборів в Україні у зв’язку із російською агресієюта окупацією частини її території суттєво зменшилася, наші діти все ж матимутьможливість відпочити і оздоровитися. Кореспондент АрміяInform спробувавз’ясувати, які дитячі табори цього літа безплатно або на пільгових умовахприйматимуть дітей військовослужбовців.</text:span>
</text:p>
      <text:h text:style-name="P12" text:outline-level="3">
<text:span text:style-name="T4">
<text:span text:style-name="T4">
Літні табори, безплатні для дітей військовослужбовців</text:span>
</text:span>
</text:h>
      <text:p text:style-name="P4">
<text:a xlink:type="simple" xlink:href="https://www.enableme.com.ua/ua/article/bezkostovni-litni-tabori-dla-ditej-u-2023-roci-9944" text:style-name="Internet_20_link" text:visited-style-name="Visited_20_Internet_20_Link">
Перелік</text:a>
 безплатних літніх таборів для дітей у 2023 році надає<text:a xlink:type="simple" xlink:href="http://enableme.com.ua/" text:style-name="Internet_20_link" text:visited-style-name="Visited_20_Internet_20_Link">
enableme.com.ua</text:a>
.</text:p>
      <text:p text:style-name="P4">
У 2023 році кілька організацій відкрили набір у пільгові дитячі літні таборидля реабілітації та відпочинку дітей. У цій статті ви зможете знайтиінформацію про умови отримання безплатного відпочинку, а також контактнуінформацію організаторів таборів.</text:p>
      <text:h text:style-name="P12" text:outline-level="3">
<text:span text:style-name="T4">
<text:span text:style-name="T4">
Ukrainian Gen Camp</text:span>
</text:span>
</text:h>
      <text:p text:style-name="P4">
З 17 квітня у Карпатах почав роботу Gen.Camp — оздоровчо-освітній табір дляпсихологічної реабілітації дітей з гарячих точок України. Це безплатнаініціатива, яку фінансує фундація Олени Зеленської.</text:p>
      <text:p text:style-name="P4">
Участь у таборі безплатна, реабілітація проводиться за кошти українськихмеценатів.</text:p>
      <text:p text:style-name="P4">
Хто може стати учасником Gen.Camp?</text:p>
      <text:p text:style-name="P4">
Діти віком 7-11 років, які мають яскраво виражені ознаки психологічної травми,спричиненої війною, та потребують якнайшвидшої допомоги.</text:p>
      <text:h text:style-name="P12" text:outline-level="3">
<text:span text:style-name="T4">
<text:span text:style-name="T4">
Літній безплатний реабілітаційний табір «Небокрай»</text:span>
</text:span>
</text:h>
      <text:p text:style-name="P4">
Безплатний реабілітаційний табір для дітей був створений за ініціативи КАД«Небокрай», та проводиться за підтримки Благодійної Організації «БФ СЯГАЙНЕБЕС», а також благодійників — фізичних та юридичних осіб як в Україні, так іза її межами.</text:p>
      <text:p text:style-name="P4">
Мета проєкту — надання безплатного відпочинку та створення сприятливих умовдля швидкої реабілітації дітей, що постраждали від збройної агресії російськоїфедерації в Україні.</text:p>
      <text:p text:style-name="P4">
Табір відбудеться влітку 2023 року на Закарпатті в Україні, в дві зміни. Першазміна 1-16 липня, друга зміна 15-30 серпня 2023 року. Кількість дітей на зміні— до 60 дітей. Зміна триває 14 днів.</text:p>
      <text:p text:style-name="P4">
З дітьми будуть працювати професійні дитячі психологи, кемплідери-аніматори,спортивні інструктори та педагоги. Розроблена та відпрацьована активнадозвільна програма, мета якої швидко переключити свідомість дітей і повернутиїх до умов мирного життя.</text:p>
      <text:p text:style-name="P4">
Хто може отримати відпочинок у таборі «Небокрай»?</text:p>
      <text:p text:style-name="P4">
Ви можете подати заявку на безплатну реабілітацію та відпочинок дитини віком9-16 років, якщо з 24 лютого 2022 року вона ще не проходила реабілітацію втаборі «Небокрай».</text:p>
      <text:p text:style-name="P4">
Табір приймає дітей, що втратили близьких внаслідок військових дій, котріперебували в окупації, знаходилися під щільними інтенсивними обстрілами,втратили житло.</text:p>
      <text:p text:style-name="P4">
Безплатно відпочиватимуть також діти, чиї батьки/батько воюють в зоні активнихбойових дій. Якщо у Вас виникли питання щодо табору можна зв’язатися з<text:a xlink:type="simple" xlink:href="https://www.facebook.com/nebokray.club" text:style-name="Internet_20_link" text:visited-style-name="Visited_20_Internet_20_Link">
організаторами</text:a>
 за телефонами+38(095)277-75-72, +38(096)065-65-04, або надіслати питання на адресу <text:a xlink:type="simple" xlink:href="https://armyinform.com.ua/cdn-cgi/l/email-protection#92fcf7f0fdf9e0f3ebbcf1fee7f0d2f5fff3fbfebcf1fdff" text:style-name="Internet_20_link" text:visited-style-name="Visited_20_Internet_20_Link">
[emailprotected]com</text:a>
</text:p>
      <text:h text:style-name="P12" text:outline-level="3">
<text:span text:style-name="T4">
<text:span text:style-name="T4">
Табір Ранчо «Едельвейс»</text:span>
</text:span>
</text:h>
      <text:p text:style-name="P4">
За 2022 рік табір Ранчо «Едельвейс» у Карпатах прийняв 358 дитини безплатно. У2023 році табір продовжує повертати дитинство маленьким українцям.</text:p>
      <text:p text:style-name="P4">
Хто може отримати безплатний відпочинок у таборі Ранчо «Едельвейс»?</text:p>
      <text:p text:style-name="P4">
Улітку 2023 пільговий статус для відпочинку дітей за благодійні коштинадається: дітям, які втратили одного або двох батьків внаслідок російськоїагресії; дітям військовослужбовців, які в цей момент захищають країну в зонібойових дій; дітям, які мають статус ВПО та з об’єктивних причин не можутьповернутися додому (зруйноване житло, окупована територія або зона бойовихдій).</text:p>
      <text:p text:style-name="P4">
Пільговий статус не надається дітям, які вже відпочивали у таборі заблагодійні кошти у 2022-2023 роках. <text:span text:style-name="T4">
Для запису у лист очікування необхіднонадати:</text:span>
</text:p>
      <ul>
        <li>
прізвище та ім’я дитини;  * дату народження;  * місто, інформація про трансфер (Київ/Дніпро/Одеса/Львів);  * ПІБ одного з батьків, номер телефону з Вайбером;  * е-mail одного з батьків;  * скан-копію документа, що підтверджує пільговий статус.</li>
      </ul>
      <text:p text:style-name="P4">
Source: <text:a xlink:type="simple" xlink:href="https://armyinform.com.ua/2023/05/21/nezabarom-litni-kanikuly-de-czogo-roku-bezkoshtovno-abo-na-pilgovyh-umovah-zmozhut-vidpochyty-dity-vijskovosluzhbovcziv/" text:style-name="Internet_20_link" text:visited-style-name="Visited_20_Internet_20_Link">
https://armyinform.com.ua/2023/05/21/nezabarom-litni-kanikuly-de-czogo-roku-bezkoshtovno-abo-na-pilgovyh-umovah-zmozhut-vidpochyty-dity-vijskovosluzhbovcziv/</text:a>
</text:p>
      <!--NEWS-->
      <text:h text:style-name="P10" text:outline-level="1">
<text:span text:style-name="T4">
Сапери забезпечують безпеку для фермерів на Миколаївщині, розміновано 80 га сільгоспугідь</text:span>
</text:h>
      <text:p text:style-name="P4">
Author: ['АРМІЯINFORM']</text:p>
      <text:p text:style-name="P4">
Time: 2023-05-21T90:00:00-04:00</text:p>
      <text:p text:style-name="P4">
Description: Про це у своєму Telegram-каналі написав Перший заступник Міністр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rozminuvannya.jpg" text:style-name="Internet_20_link" text:visited-style-name="Visited_20_Internet_20_Link">
rozminuvannya.jpg</text:a>
']</text:p>
      <text:p text:style-name="P4">
Tags: ['STOPRUSSIA', 'АГРЕСІЯ РФ', 'ВІЙНА', 'ВТОРГНЕННЯ РФ', 'МИКОЛАЇВЩИНА', 'МІНИ', 'РОЗМІНУВАННЯ']</text:p>
      <text:p text:style-name="P4">
Category: News</text:p>
      <!--METADATA-->
      <text:p text:style-name="P4">
<draw:frame draw:style-name="fr1" draw:name="Image336" text:anchor-type="as-char" svg:width="6.9236in" svg:height="4.615733in" draw:z-index="0">
<draw:image xlink:href="../Images/AРМІЯINFORM/2023-05-21T90-00-00-04-00/rozminuvannya.jpg" xlink:type="simple" xlink:show="embed" xlink:actuate="onLoad" draw:mime-type="image/jpeg"/>
</draw:frame>
Ілюстративне фото</text:p>
      <text:p text:style-name="P4">
Про це у своєму Telegram-каналі <text:a xlink:type="simple" xlink:href="https://t.me/Pavliuk_KSV/4276" text:style-name="Internet_20_link" text:visited-style-name="Visited_20_Internet_20_Link">
написав</text:a>
Перший заступник Міністра оборони України генерал-лейтенант Олександр Павлюк.</text:p>
      <text:p text:style-name="P4">
Близько 80 га сільгоспугідь протягом майже місяця роботи обстежили тарозмінували сапери лише одного підрозділу Держспецтрансслужби на Миколаївщині.</text:p>
      <text:p text:style-name="P4">
Спеціалісти знешкодили, зокрема, дві реактивні некеровані ракети 9М27К та9М128К від систем залпового вогню «УРАГАН», реактивний боєприпас від РСЗВ«УРАГАН», низку протитанкових та протипіхотних мін, касетних суббоєприпасів,мін-«пелюсток» тощо.</text:p>
      <text:p text:style-name="P4">
Особливо багато знахідок на місцях розташування ворожих позицій, де ворогщедро використовував всі різновиди вибухонебезпечних предметів.</text:p>
      <text:p text:style-name="P4">
Триває напружена і кропітка робота, адже необхідно забезпечити доступ фермерівдо їхніх угідь і створити безпечні умови для відновленнясільськогосподарського виробництва.</text:p>
      <text:p text:style-name="P4">
Source: <text:a xlink:type="simple" xlink:href="https://armyinform.com.ua/2023/05/21/sapery-zabezpechuyut-bezpeku-dlya-fermeriv-na-mykolayivshhyni-rozminovano-80-ga-silgospugid/" text:style-name="Internet_20_link" text:visited-style-name="Visited_20_Internet_20_Link">
https://armyinform.com.ua/2023/05/21/sapery-zabezpechuyut-bezpeku-dlya-fermeriv-na-mykolayivshhyni-rozminovano-80-ga-silgospugid/</text:a>
</text:p>
      <!--NEWS-->
      <text:h text:style-name="P10" text:outline-level="1">
<text:span text:style-name="T4">
У Хіросімі Україна була почесним учасником роботи «Великої сімки», а українська тематика — центральною — Президент</text:span>
</text:h>
      <text:p text:style-name="P4">
Author: ['АРМІЯINFORM']</text:p>
      <text:p text:style-name="P4">
Time: 2023-05-21T91:00:00-04:00</text:p>
      <text:p text:style-name="P4">
Description: https://www.youtube.com/watch?v=ojRWmYM6oFI    Дорогі українці!    Завершуємо цей ду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ЗВЕРНЕННЯ ПРЕЗИДЕНТА УКРАЇНИ', 'ВІЙНА', 'ВОЛОДИМИР ЗЕЛЕНСЬКИЙ', 'ВТОРГНЕННЯ РФ', 'ОФІС ПРЕЗИДЕНТА УКРАЇНИ']</text:p>
      <text:p text:style-name="P4">
Category: News</text:p>
      <!--METADATA-->
      <text:p text:style-name="P4">
<text:span text:style-name="T4">
Дорогі українці!</text:span>
</text:p>
      <text:p text:style-name="P4">
Завершуємо цей дуже непростий, але дуже важливий тиждень. У п’ятницю — Лігаарабських держав. Субота й неділя — G7 плюс Україна та ще розширений формат —сім плюс партнери, зокрема Глобальний Південь, плюс Україна. Інтенсивно.</text:p>
      <text:p text:style-name="P4">
Світ чує нашу позицію. Захист і гарантії безпеки, повернення всіх нашихтериторій, всіх наших людей, справедливість, реалізація нашої формули миру…Щодо кожного суттєвого для України пункту маємо порозуміння зі світовоюбільшістю. І разом будемо збільшувати український потенціал.</text:p>
      <text:p text:style-name="P4">
Цієї суботи — День науки в Україні, і що більше ми даємо Україні можливостей,то більше ми даємо й усім, хто працює в цій шляхетній сфері. Я вітаю всіхнаших науковців!</text:p>
      <text:p text:style-name="P4">
Сьогодні, у неділю, тут, у Хіросімі, Україна була справді почесним учасникомроботи «Великої сімки». Українська тематика — центральна, шана до всіхукраїнців — особлива. Дякую «Сімці»!</text:p>
      <text:p text:style-name="P4">
Зустріч із Президентом Байденом — і, як завжди, стаємо сильнішими після такихпереговорів. Зустріч із лідером Індонезії — змістовно. Зустріч із ПрезидентомРеспубліки Корея — є потенціал для міцних відносин. Зустріч із Премʼєр-міністром Канади Трюдо — дякую, Джастіне, тобі. Поспілкувався з лідерамиВ’єтнаму та Австралії. Окремо й детально говорили з Прем’єр-міністром Японії —будемо посилювати співпрацю.</text:p>
      <text:p text:style-name="P4">
Була й дуже важлива церемонія та звернення у музеї миру в Хіросімі…</text:p>
      <text:p text:style-name="P4">
Наша єдність зі світом, наш захист для українців та наша сила — силаУкраїнської держави — буде і найбільш достойним ушануванням пам’яті нашихлюдей — різних поколінь, — чиє життя було зламане та розтоптане російськимзлом, цією багатолітньою тиранією, яка змінює форму, але вбиває однаковожорстоко.</text:p>
      <text:p text:style-name="P4">
Сьогодні — День пам’яті жертв політичних репресій… День пам’яті всіх, хто бувубитий за роки радянського режиму. Не забуваємо, що було, не забуваємо, коговтратили, і не забуваємо, що ми зобов’язані бути сильними.</text:p>
      <text:p text:style-name="P4">
І будемо завжди.</text:p>
      <text:p text:style-name="P4">
<text:span text:style-name="T4">
Слава Україні!</text:span>
</text:p>
      <text:p text:style-name="P4">
Source: <text:a xlink:type="simple" xlink:href="https://armyinform.com.ua/2023/05/21/u-hirosimi-ukrayina-bula-pochesnym-uchasnykom-roboty-velykoyi-simky-a-ukrayinska-tematyka-czentralnoyu-prezydent/" text:style-name="Internet_20_link" text:visited-style-name="Visited_20_Internet_20_Link">
https://armyinform.com.ua/2023/05/21/u-hirosimi-ukrayina-bula-pochesnym-uchasnykom-roboty-velykoyi-simky-a-ukrayinska-tematyka-czentralnoyu-prezydent/</text:a>
</text:p>
      <!--NEWS-->
      <text:h text:style-name="P10" text:outline-level="1">
<text:span text:style-name="T4">
Неможливо уявити стійкий і довготривалий мир у Європі без членства України в Альянсі</text:span>
</text:h>
      <text:p text:style-name="P4">
Author: ['АРМІЯINFORM']</text:p>
      <text:p text:style-name="P4">
Time: 2023-05-21T92:00:00-04:00</text:p>
      <text:p text:style-name="P4">
Description: Голова Комітету інтеграції України до ЄС, член міжпарламентської Ради Україна-НАТО Іван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27276677483973076_y.jpg" text:style-name="Internet_20_link" text:visited-style-name="Visited_20_Internet_20_Link">
photo_5427276677483973076_y.jpg</text:a>
', '<text:a xlink:type="simple" xlink:href="https://armyinform.com.ua/wp-content/uploads/2023/05/photo_5427276677483973077_y.jpg" text:style-name="Internet_20_link" text:visited-style-name="Visited_20_Internet_20_Link">
photo_5427276677483973077_y.jpg</text:a>
', '<text:a xlink:type="simple" xlink:href="https://armyinform.com.ua/wp-content/uploads/2023/05/photo_5427276677483973078_y.jpg" text:style-name="Internet_20_link" text:visited-style-name="Visited_20_Internet_20_Link">
photo_5427276677483973078_y.jpg</text:a>
']</text:p>
      <text:p text:style-name="P4">
Tags: []</text:p>
      <text:p text:style-name="P4">
Category: News</text:p>
      <!--METADATA-->
      <text:p text:style-name="P4">
<draw:frame draw:style-name="fr1" draw:name="Image337" text:anchor-type="as-char" svg:width="6.9236in" svg:height="5.1927in" draw:z-index="0">
<draw:image xlink:href="../Images/AРМІЯINFORM/2023-05-21T92-00-00-04-00/photo_5427276677483973076_y.jpg" xlink:type="simple" xlink:show="embed" xlink:actuate="onLoad" draw:mime-type="image/jpeg"/>
</draw:frame>
</text:p>
      <text:p text:style-name="P4">
Голова Комітету інтеграції України до ЄС, член міжпарламентської Ради Україна-НАТО Іванна Климпуш-Цинцадзе бере участь у роботі весняної сесії ПА НАТОЛюксембурзі у складі парламентської делегації України.</text:p>
      <text:p text:style-name="P4">
Про це <text:a xlink:type="simple" xlink:href="https://t.me/verkhovnaradaukrainy/51100" text:style-name="Internet_20_link" text:visited-style-name="Visited_20_Internet_20_Link">
йдеться</text:a>
 у повідомленні наTelegram-каналі Верховної Ради України.</text:p>
      <text:p text:style-name="P4">
<draw:frame draw:style-name="fr1" draw:name="Image338" text:anchor-type="as-char" svg:width="6.9236in" svg:height="5.1927in" draw:z-index="0">
<draw:image xlink:href="../Images/AРМІЯINFORM/2023-05-21T92-00-00-04-00/photo_5427276677483973077_y.jpg" xlink:type="simple" xlink:show="embed" xlink:actuate="onLoad" draw:mime-type="image/jpeg"/>
</draw:frame>
</text:p>
      <text:p text:style-name="P4">
«Ми користуємося цією можливістю подякувати усім нашим партнерам за їхнюдопомогу. А також спробувати вплинути на готовність до консенсусу щоби піднятинаші взаємини з альянсом на наступний рівень і ухвалити це рішення наВільнюському саміті НАТО», — сказала Іванна Климпуш-Цинцадзе.</text:p>
      <text:p text:style-name="P4">
Ключовий лейтмотив роботи української делегації на весняній сесії ПА НАТО — цепідготовка до більш амбітного політичного рішення стосовно взаємин міжУкраїною та Альянсом на Вільнюському саміті.</text:p>
      <text:p text:style-name="P4">
«Це непростий шлях і на даний момент поки неможливо говорити про загальнийконсенсус щодо запрошення України до НАТО у Вільнюсі, — зауважила ІваннаКлимпуш-Цинцадзе. — Тому важливо цю роботу продовжувати на всіх можливихрівнях».</text:p>
      <text:p text:style-name="P4">
<draw:frame draw:style-name="fr1" draw:name="Image339" text:anchor-type="as-char" svg:width="6.9236in" svg:height="5.1927in" draw:z-index="0">
<draw:image xlink:href="../Images/AРМІЯINFORM/2023-05-21T92-00-00-04-00/photo_5427276677483973078_y.jpg" xlink:type="simple" xlink:show="embed" xlink:actuate="onLoad" draw:mime-type="image/jpeg"/>
</draw:frame>
</text:p>
      <text:p text:style-name="P4">
Source: <text:a xlink:type="simple" xlink:href="https://armyinform.com.ua/2023/05/21/nemozhlyvo-uyavyty-stijkyj-i-dovgotryvalyj-myr-u-yevropi-bez-chlenstva-ukrayiny-v-alyansi/" text:style-name="Internet_20_link" text:visited-style-name="Visited_20_Internet_20_Link">
https://armyinform.com.ua/2023/05/21/nemozhlyvo-uyavyty-stijkyj-i-dovgotryvalyj-myr-u-yevropi-bez-chlenstva-ukrayiny-v-alyansi/</text:a>
</text:p>
      <!--NEWS-->
      <text:h text:style-name="P10" text:outline-level="1">
<text:span text:style-name="T4">
Втрати ворога за тиждень — 4 280 окупантів та 542 одиниць озброєння та військової техніки</text:span>
</text:h>
      <text:p text:style-name="P4">
Author: ['АРМІЯINFORM']</text:p>
      <text:p text:style-name="P4">
Time: 2023-05-21T93:00:00-04:00</text:p>
      <text:p text:style-name="P4">
Description: Про це у своєму Telegram-каналі написав Перший заступник Міністр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e9dfc8e-0c31-46e2-80bd-d9b03ecf74b1.jpg" text:style-name="Internet_20_link" text:visited-style-name="Visited_20_Internet_20_Link">
ee9dfc8e-0c31-46e2-80bd-d9b03ecf74b1.jpg</text:a>
']</text:p>
      <text:p text:style-name="P4">
Tags: ['STOPRUSSIA', 'АГРЕСІЯ РФ', 'ВІЙНА', 'ВТОРГНЕННЯ РФ', 'ВТРАТИ ВОРОГА', 'ОЛЕКСАНДР ПАВЛЮК']</text:p>
      <text:p text:style-name="P4">
Category: News</text:p>
      <!--METADATA-->
      <text:p text:style-name="P4">
<draw:frame draw:style-name="fr1" draw:name="Image340" text:anchor-type="as-char" svg:width="6.9236in" svg:height="5.014077in" draw:z-index="0">
<draw:image xlink:href="../Images/AРМІЯINFORM/2023-05-21T93-00-00-04-00/ee9dfc8e-0c31-46e2-80bd-d9b03ecf74b1.jpg" xlink:type="simple" xlink:show="embed" xlink:actuate="onLoad" draw:mime-type="image/jpeg"/>
</draw:frame>
</text:p>
      <text:p text:style-name="P4">
Про це у своєму Telegram-каналі <text:a xlink:type="simple" xlink:href="https://t.me/Pavliuk_KSV/4273" text:style-name="Internet_20_link" text:visited-style-name="Visited_20_Internet_20_Link">
написав</text:a>
Перший заступник Міністра оборони України генерал-лейтенант Олександр Павлюк.</text:p>
      <text:p text:style-name="P4">
<text:span text:style-name="T4">
Втрати ворога за тиждень:</text:span>
</text:p>
      <ul>
        <li>
4280 знищених окупантів,  * 542 одиниць озброєння та військової техніки</li>
      </ul>
      <text:p text:style-name="P4">
<text:span text:style-name="T4">
За тиждень з 15 по 21 травня Силами оборони України знищено близько 4280осіб особового складу противника.</text:span>
</text:p>
      <text:p text:style-name="P4">
<text:span text:style-name="T4">
Суттєвих втрат зазнали озброєння/військова техніка російських військ:</text:span>
</text:p>
      <ul>
        <li>
27 танків  * 73 бойових броньованих машини  * 142 артилерійських системи  * 2 РСЗВ  * 13 установок ППО  * 97 одиниць автотехніки  * 21 одиниця спецтехніки</li>
      </ul>
      <text:p text:style-name="P4">
Окрім цього нашими захисниками збито 41 ворожу ракету та 126 БпЛА.</text:p>
      <text:p text:style-name="P4">
Тримаємо темп! Разом до Перемоги!</text:p>
      <text:p text:style-name="P4">
Source: <text:a xlink:type="simple" xlink:href="https://armyinform.com.ua/2023/05/21/vtraty-voroga-za-tyzhden-4280-osib-ta-542-odynycz-ozbroyennya-ta-vijskovoyi-tehniky/" text:style-name="Internet_20_link" text:visited-style-name="Visited_20_Internet_20_Link">
https://armyinform.com.ua/2023/05/21/vtraty-voroga-za-tyzhden-4280-osib-ta-542-odynycz-ozbroyennya-ta-vijskovoyi-tehniky/</text:a>
</text:p>
      <!--NEWS-->
      <text:h text:style-name="P10" text:outline-level="1">
<text:span text:style-name="T4">
На Таврійському напрямку росіяни 26 разів безрезультатно атакували позиції ЗСУ</text:span>
</text:h>
      <text:p text:style-name="P4">
Author: ["Владислав Дем'яненко"]</text:p>
      <text:p text:style-name="P4">
Time: 2023-05-21T94:00:00-04:00</text:p>
      <text:p text:style-name="P4">
Description: Про це повідомив в ефірі телевізійного марафону «Єдині новини» реч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26900953744919865_y.jpg" text:style-name="Internet_20_link" text:visited-style-name="Visited_20_Internet_20_Link">
photo_5426900953744919865_y.jpg</text:a>
']</text:p>
      <text:p text:style-name="P4">
Tags: ['STOPRUSSIA', 'АГРЕСІЯ РФ', 'ВАЛЕРІЙ ШЕРШЕНЬ', 'ВІЙНА', 'ВТОРГНЕННЯ РФ', 'ВТРАТИ ВОРОГА']</text:p>
      <text:p text:style-name="P4">
Category: News</text:p>
      <!--METADATA-->
      <text:p text:style-name="P4">
<draw:frame draw:style-name="fr1" draw:name="Image341" text:anchor-type="as-char" svg:width="6.9236in" svg:height="4.61393in" draw:z-index="0">
<draw:image xlink:href="../Images/AРМІЯINFORM/2023-05-21T94-00-00-04-00/photo_5426900953744919865_y.jpg" xlink:type="simple" xlink:show="embed" xlink:actuate="onLoad" draw:mime-type="image/jpeg"/>
</draw:frame>
</text:p>
      <text:p text:style-name="P4">
Про це повідомив в ефірі <text:a xlink:type="simple" xlink:href="https://www.youtube.com/watch" text:style-name="Internet_20_link" text:visited-style-name="Visited_20_Internet_20_Link">
телевізійногомарафону</text:a>
«Єдині новини» речник об’єднаного пресцентру Сил оборони Таврійського напрямкуВалерій Шершень.</text:p>
      <text:p text:style-name="P4">
— Застосовуючи танки, реактивні системи залпового вогню та ствольну артилеріюворог обстрілює позиції наших підрозділів, а також стирає з лиця землі нашінаселені пункти, що межують із лінією зіткнення. В умовах степу ворогрозглядає будівлі, мабуть, як важливі позиції українських захисників. Длякоригування вогню артилерії противник активно використовує БПЛА, — повідомивВалерій Шершень.</text:p>
      <text:p text:style-name="P4">
На Марїнському напрямку підрозділи сил оборони відбили численні атаки в районіМар’їнки. Російські загарбники також вели наступальні дії на Авдіївськомунапрямку. Крім того, безуспішно ними здійснювалися штурми в районіНовомихайлівки.</text:p>
      <text:p text:style-name="P4">
На Запорізькому напрямку противник продовжує оборонятися але тотально нищитьцивільну інфраструктуру.</text:p>
      <text:p text:style-name="P4">
— Запоріжжя зазнає російського тотального терору. Можна відзначити авіаційнийудар по Ольгівському, понад 80 обстрілів прикордонних сіл та міст області,майже 70 ударів зі ствольної артилерії по Степногірську, Кам’янському,Чарівному, Білогір’ю, Малинівці. Найбільше ворог дошкуляє Оріховому таГуляйполю. Зокрема, атаки на Оріхів ворог супроводжував використаннямзаборонених запалювальних боєприпасів по житловим кварталам.</text:p>
      <text:p text:style-name="P4">
Загалом на Таврійському напрямку протягом доби зафіксовано 394 обстріли. Такожворог завдав 14 авіаударів.</text:p>
      <text:p text:style-name="P4">
— Втрати ворога на Таврійському напрямку складають вбитими і пораненими 282окупанта. Для порівняння за попередню добу безповоротні ворожі втрати складали365 окупантів. Нашими підрозділами ракетних військ та артилерії загаломвиконано понад 1000 вогневих завдань, — повідомив Валерій Шершень.</text:p>
      <text:p text:style-name="P4">
Також, за словами речника об’єднаного пресцентру Сил оборони Таврійськогонапрямку, українськими оборонцями було знищено 22 зразки ОВТ ворога, зокрема,2 БПЛА «Орлан-10».</text:p>
      <text:p text:style-name="P4">
Source: <text:a xlink:type="simple" xlink:href="https://armyinform.com.ua/2023/05/21/na-tavrijskomu-napryamku-rosiyany-26-raziv-bezrezultatno-atakuvaly-pozycziyi-zsu/" text:style-name="Internet_20_link" text:visited-style-name="Visited_20_Internet_20_Link">
https://armyinform.com.ua/2023/05/21/na-tavrijskomu-napryamku-rosiyany-26-raziv-bezrezultatno-atakuvaly-pozycziyi-zsu/</text:a>
</text:p>
      <!--NEWS-->
      <text:h text:style-name="P10" text:outline-level="1">
<text:span text:style-name="T4">
У Биківні вшанували пам’ять жертв політичних репресій</text:span>
</text:h>
      <text:p text:style-name="P4">
Author: ['АРМІЯINFORM']</text:p>
      <text:p text:style-name="P4">
Time: 2023-05-21T95:00:00-04:00</text:p>
      <text:p text:style-name="P4">
Description: Про це повідомляє Офіційний телеграм-канал Міністерства культури та інформацій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1f17615-119b-4090-9996-99eee1e6addb.jpg" text:style-name="Internet_20_link" text:visited-style-name="Visited_20_Internet_20_Link">
41f17615-119b-4090-9996-99eee1e6addb.jpg</text:a>
', '<text:a xlink:type="simple" xlink:href="https://armyinform.com.ua/wp-content/uploads/2023/05/725fc018-79ca-45d8-9ec1-1b48ddb86943.jpg" text:style-name="Internet_20_link" text:visited-style-name="Visited_20_Internet_20_Link">
725fc018-79ca-45d8-9ec1-1b48ddb86943.jpg</text:a>
', '<text:a xlink:type="simple" xlink:href="https://armyinform.com.ua/wp-content/uploads/2023/05/0a266084-1e30-4ec3-8418-a12874ace5fb.jpg" text:style-name="Internet_20_link" text:visited-style-name="Visited_20_Internet_20_Link">
0a266084-1e30-4ec3-8418-a12874ace5fb.jpg</text:a>
', '<text:a xlink:type="simple" xlink:href="https://armyinform.com.ua/wp-content/uploads/2023/05/e4affc90-4be0-4fb9-a794-bbd6ebab7d34-150x150.jpg" text:style-name="Internet_20_link" text:visited-style-name="Visited_20_Internet_20_Link">
e4affc90-4be0-4fb9-a794-bbd6ebab7d34-150x150.jpg</text:a>
', '<text:a xlink:type="simple" xlink:href="https://armyinform.com.ua/wp-content/uploads/2023/05/261acb31-64db-4e4f-9db6-689ce3b5c4cd-150x150.jpg" text:style-name="Internet_20_link" text:visited-style-name="Visited_20_Internet_20_Link">
261acb31-64db-4e4f-9db6-689ce3b5c4cd-150x150.jpg</text:a>
']</text:p>
      <text:p text:style-name="P4">
Tags: ['БИКІВНЯ', "ДЕНЬ ПАМ'ЯТІ ЖЕРТВ ПОЛІТИЧНИХ РЕПРЕСІЙ"]</text:p>
      <text:p text:style-name="P4">
Category: News</text:p>
      <!--METADATA-->
      <text:p text:style-name="P4">
<draw:frame draw:style-name="fr1" draw:name="Image342" text:anchor-type="as-char" svg:width="6.9236in" svg:height="4.61393in" draw:z-index="0">
<draw:image xlink:href="../Images/AРМІЯINFORM/2023-05-21T95-00-00-04-00/41f17615-119b-4090-9996-99eee1e6addb.jpg" xlink:type="simple" xlink:show="embed" xlink:actuate="onLoad" draw:mime-type="image/jpeg"/>
</draw:frame>
</text:p>
      <text:p text:style-name="P4">
Про це <text:a xlink:type="simple" xlink:href="https://t.me/mkipu/6203" text:style-name="Internet_20_link" text:visited-style-name="Visited_20_Internet_20_Link">
повідомляє</text:a>
 Офіційний телеграм-каналМіністерства культури та інформаційної політики України</text:p>
      <text:p text:style-name="P4">
У Національному історико-меморіальному заповіднику «Биківнянські могили»вшанували пам’ять жертв комуністичного тоталітарного режиму. У вшануванніпам’яті взяв участь Міністр культури та інформаційної політики ОлександрТкаченко.</text:p>
      <text:p text:style-name="P4">
<draw:frame draw:style-name="fr1" draw:name="Image343" text:anchor-type="as-char" svg:width="6.9236in" svg:height="4.61393in" draw:z-index="0">
<draw:image xlink:href="../Images/AРМІЯINFORM/2023-05-21T95-00-00-04-00/725fc018-79ca-45d8-9ec1-1b48ddb86943.jpg" xlink:type="simple" xlink:show="embed" xlink:actuate="onLoad" draw:mime-type="image/jpeg"/>
</draw:frame>
</text:p>
      <text:p text:style-name="P4">
Як зазначив Міністр, тоталітарні режими, чи то російський, чи радянський,діють за однією схемою: за ними залишаються жертви, скалічені долі сотеньтисяч людей, і важливо берегти цю пам’ять.</text:p>
      <text:p text:style-name="P4">
<draw:frame draw:style-name="fr1" draw:name="Image344" text:anchor-type="as-char" svg:width="6.9236in" svg:height="4.61393in" draw:z-index="0">
<draw:image xlink:href="../Images/AРМІЯINFORM/2023-05-21T95-00-00-04-00/0a266084-1e30-4ec3-8418-a12874ace5fb.jpg" xlink:type="simple" xlink:show="embed" xlink:actuate="onLoad" draw:mime-type="image/jpeg"/>
</draw:frame>
</text:p>
      <text:p text:style-name="P4">
У вшануванні пам’яті також взяли участь, зокрема, керівник консульськоговідділу посольства Польщі в Україні Яцек Гоцловський, директор представництваСвітового конгресу українців в Україні Сергій Касянчук, заступник головиУкраїнського інституту національної пам’яті Володимир Тиліщак та заступницягенерального директора з наукової роботи НІМЗ «Биківнянські могили» ТетянаШептицька.</text:p>
      <text:p text:style-name="P4">
<text:a xlink:type="simple" xlink:href="https://armyinform.com.ua/wp-content/uploads/2023/05/e4affc90-4be0-4fb9-a794-bbd6ebab7d34.jpg" text:style-name="Internet_20_link" text:visited-style-name="Visited_20_Internet_20_Link">
<draw:frame draw:style-name="fr1" draw:name="Image345" text:anchor-type="as-char" svg:width="6.9236in" svg:height="6.9236in" draw:z-index="0">
<draw:image xlink:href="../Images/AРМІЯINFORM/2023-05-21T95-00-00-04-00/e4affc90-4be0-4fb9-a794-bbd6ebab7d34-150x150.jpg" xlink:type="simple" xlink:show="embed" xlink:actuate="onLoad" draw:mime-type="image/jpeg"/>
</draw:frame>
</text:a>
</text:p>
      <text:p text:style-name="P4">
<text:a xlink:type="simple" xlink:href="https://armyinform.com.ua/wp-content/uploads/2023/05/261acb31-64db-4e4f-9db6-689ce3b5c4cd.jpg" text:style-name="Internet_20_link" text:visited-style-name="Visited_20_Internet_20_Link">
<draw:frame draw:style-name="fr1" draw:name="Image346" text:anchor-type="as-char" svg:width="6.9236in" svg:height="6.9236in" draw:z-index="0">
<draw:image xlink:href="../Images/AРМІЯINFORM/2023-05-21T95-00-00-04-00/261acb31-64db-4e4f-9db6-689ce3b5c4cd-150x150.jpg" xlink:type="simple" xlink:show="embed" xlink:actuate="onLoad" draw:mime-type="image/jpeg"/>
</draw:frame>
</text:a>
</text:p>
      <text:p text:style-name="P4">
Учасники поклали квіти та відправили панахиду біля меморіалів жертвамсталінського терору 1937–1941 рр і розстріляним у 1940 році полякам.</text:p>
      <text:p text:style-name="P4">
Source: <text:a xlink:type="simple" xlink:href="https://armyinform.com.ua/2023/05/21/u-bykivni-vshanuvaly-pamyat-zhertv-politychnyh-represij/" text:style-name="Internet_20_link" text:visited-style-name="Visited_20_Internet_20_Link">
https://armyinform.com.ua/2023/05/21/u-bykivni-vshanuvaly-pamyat-zhertv-politychnyh-represij/</text:a>
</text:p>
      <!--NEWS-->
      <text:h text:style-name="P10" text:outline-level="1">
<text:span text:style-name="T4">
Окупант розповідає про втрати та намір повернутись через навмисне поранення</text:span>
</text:h>
      <text:p text:style-name="P4">
Author: ['АРМІЯINFORM']</text:p>
      <text:p text:style-name="P4">
Time: 2023-05-21T96:00:00-04:00</text:p>
      <text:p text:style-name="P4">
Description: Про це повідомляє ГУР МО України.    https://www.youtube.com/watch?v=XqOZfPQoB3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МО УКРАЇНИ', 'ГУР ПЕРЕХОПЛЕННЯ']</text:p>
      <text:p text:style-name="P4">
Category: News</text:p>
      <!--METADATA-->
      <text:p text:style-name="P4">
Про це <text:a xlink:type="simple" xlink:href="https://www.youtube.com/live/6DMM3dbWcXc" text:style-name="Internet_20_link" text:visited-style-name="Visited_20_Internet_20_Link">
повідомляє</text:a>
 ГУР МО України.</text:p>
      <text:p text:style-name="P4">
<text:span text:style-name="T4">
військовослужбовець рф розповідає про втрати та розглядає спосіб повернутисьдодому через навмисне вогневе поранення від своїх же:</text:span>
</text:p>
      <ul>
        <li>
окупант розповідає про 15 поранених і одного загиблого солдата;  * «деградируем к х<text:span text:style-name="T5">
ям, с ума сходим»;  * «да какой там, нах</text:span>
й, отпуск? лучше б кто-нибудь в ногу мне прострелил, я б домой поехал»;  * «тут такие снайпера, *бнеся».</li>
      </ul>
      <text:p text:style-name="P4">
Source: <text:a xlink:type="simple" xlink:href="https://armyinform.com.ua/2023/05/21/okupant-rozpovidaye-pro-vtraty-ta-namir-povernutys-cherez-navmysne-poranennya/" text:style-name="Internet_20_link" text:visited-style-name="Visited_20_Internet_20_Link">
https://armyinform.com.ua/2023/05/21/okupant-rozpovidaye-pro-vtraty-ta-namir-povernutys-cherez-navmysne-poranennya/</text:a>
</text:p>
      <!--NEWS-->
      <text:h text:style-name="P10" text:outline-level="1">
<text:span text:style-name="T4">
ЗСУ успішно знищили три ворожі безпілотники на Херсонщині</text:span>
</text:h>
      <text:p text:style-name="P4">
Author: ['АРМІЯINFORM']</text:p>
      <text:p text:style-name="P4">
Time: 2023-05-21T97:00:00-04:00</text:p>
      <text:p text:style-name="P4">
Description: У Херсонській області Збройні сили України знищили три ворожі безпілотники.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849668_772076741140321_8253685567211442325_n-e1684687425446.jpg" text:style-name="Internet_20_link" text:visited-style-name="Visited_20_Internet_20_Link">
348849668_772076741140321_8253685567211442325_n-e1684687425446.jpg</text:a>
']</text:p>
      <text:p text:style-name="P4">
Tags: ['STOPRUSSIA', 'АГРЕСІЯ РФ', 'ВІЙНА', 'ВТОРГНЕННЯ РФ', 'ВТРАТИ ВОРОГА', 'ПОВІТРЯНЕ КОМАНДУВАННЯ «ПІВДЕНЬ»']</text:p>
      <text:p text:style-name="P4">
Category: News</text:p>
      <!--METADATA-->
      <text:p text:style-name="P4">
У Херсонській області Збройні сили України знищили три ворожі безпілотники.</text:p>
      <text:p text:style-name="P4">
Про це<text:a xlink:type="simple" xlink:href="https://www.facebook.com/PvKPivden/posts/pfbid02dgnVxZdyMh5RX6NoBfkneaiymi1MYVNE6M3FBKCfoQkgkRfqY9YcZNwApLZwLKSnl" text:style-name="Internet_20_link" text:visited-style-name="Visited_20_Internet_20_Link">
повідомляє</text:a>
Повітряне командування «Південь» у Фейсбуці.</text:p>
      <text:p text:style-name="P4">
<draw:frame draw:style-name="fr1" draw:name="Image347" text:anchor-type="as-char" svg:width="6.9236in" svg:height="5.589365in" draw:z-index="0">
<draw:image xlink:href="../Images/AРМІЯINFORM/2023-05-21T97-00-00-04-00/348849668_772076741140321_8253685567211442325_n-e1684687425446.jpg" xlink:type="simple" xlink:show="embed" xlink:actuate="onLoad" draw:mime-type="image/jpeg"/>
</draw:frame>
</text:p>
      <text:p text:style-name="P4">
«21 травня 2023 року, на Херсонщині, силами та засобами протиповітряноїоборони повітряного командування «Південь» знищено три російські безпілотнілітальні апарати: один БпЛА «Мерлін-ВР», один БпЛА «Орлан-10» та один БпЛА«ZALA», — йдеться у повідомленні.</text:p>
      <text:p text:style-name="P4">
Source: <text:a xlink:type="simple" xlink:href="https://armyinform.com.ua/2023/05/21/zsu-uspishno-znyshhyly-try-vorozhi-bezpilotnyky-na-hersonshhyni/" text:style-name="Internet_20_link" text:visited-style-name="Visited_20_Internet_20_Link">
https://armyinform.com.ua/2023/05/21/zsu-uspishno-znyshhyly-try-vorozhi-bezpilotnyky-na-hersonshhyni/</text:a>
</text:p>
      <!--NEWS-->
      <text:h text:style-name="P10" text:outline-level="1">
<text:span text:style-name="T4">
Голова Верховної Ради України подякував Швеції за реабілітацію поранених українських воїнів</text:span>
</text:h>
      <text:p text:style-name="P4">
Author: ['АРМІЯINFORM']</text:p>
      <text:p text:style-name="P4">
Time: 2023-05-21T98:00:00-04:00</text:p>
      <text:p text:style-name="P4">
Description: Свій офіційний візит до Швеції Голова Верховної Ради України Руслан Стефанчук розпоч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tefanchuk-i-poranenyj-2.jpg" text:style-name="Internet_20_link" text:visited-style-name="Visited_20_Internet_20_Link">
stefanchuk-i-poranenyj-2.jpg</text:a>
']</text:p>
      <text:p text:style-name="P4">
Tags: ['STOPRUSSIA', 'АГРЕСІЯ РФ', 'ВТОРГНЕННЯ РФ', 'РЕАБІЛІТАЦІЯ ВІЙСЬКОВИХ', 'РУСЛАН СТЕФАНЧУК', 'ШВЕЦІЯ']</text:p>
      <text:p text:style-name="P4">
Category: News</text:p>
      <!--METADATA-->
      <text:p text:style-name="P4">
<draw:frame draw:style-name="fr1" draw:name="Image348" text:anchor-type="as-char" svg:width="6.9236in" svg:height="4.61393in" draw:z-index="0">
<draw:image xlink:href="../Images/AРМІЯINFORM/2023-05-21T98-00-00-04-00/stefanchuk-i-poranenyj-2.jpg" xlink:type="simple" xlink:show="embed" xlink:actuate="onLoad" draw:mime-type="image/jpeg"/>
</draw:frame>
</text:p>
      <text:p text:style-name="P4">
Свій офіційний візит до Швеції Голова Верховної Ради України Руслан Стефанчукрозпочав із зустрічі з військовими, які зазнали поранень, захищаючи Україну, інині проходять лікування й реабілітацію в одному із реабілітаційних центрів.</text:p>
      <text:p text:style-name="P4">
Про це він <text:a xlink:type="simple" xlink:href="https://t.me/verkhovnaradaukrainy/51125" text:style-name="Internet_20_link" text:visited-style-name="Visited_20_Internet_20_Link">
написав</text:a>
 на Telegram-каналі Парламенту України.</text:p>
      <text:p text:style-name="P4">
«У центрі — ціла команда лікарів, які щодня допомагають українськимвійськовослужбовцям. Я щиро вдячний Швеції за піклування про наших хлопців, —зазначив Руслан Стефанчук. — І особливо дякую сьогодні нашим захисникам загероїзм, відвагу й відданість своїй справі та своїй країні».</text:p>
      <text:p text:style-name="P4">
Source: <text:a xlink:type="simple" xlink:href="https://armyinform.com.ua/2023/05/21/golova-verhovnoyi-rady-ukrayiny-podyakuvav-shvecziyi-za-reabilitacziyu-poranenyh-ukrayinskyh-voyiniv/" text:style-name="Internet_20_link" text:visited-style-name="Visited_20_Internet_20_Link">
https://armyinform.com.ua/2023/05/21/golova-verhovnoyi-rady-ukrayiny-podyakuvav-shvecziyi-za-reabilitacziyu-poranenyh-ukrayinskyh-voyiniv/</text:a>
</text:p>
      <!--NEWS-->
      <text:h text:style-name="P10" text:outline-level="1">
<text:span text:style-name="T4">
Коротко. Війна. День 452. Відеодайджест</text:span>
</text:h>
      <text:p text:style-name="P4">
Author: ['АРМІЯINFORM']</text:p>
      <text:p text:style-name="P4">
Time: 2023-05-21T99:00:00-04:00</text:p>
      <text:p text:style-name="P4">
Description: Джерело:  ГШ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ДАЙДЖЕСТ', 'ВІЙНА', 'ВТОРГНЕННЯ РФ', 'ГШ ЗСУ']</text:p>
      <text:p text:style-name="P4">
Category: News</text:p>
      <!--METADATA-->
      <text:p text:style-name="P4">
<text:span text:style-name="T4">
Джерело:</text:span>
 <text:span text:style-name="T5">
ГШ ЗСУ</text:span>
</text:p>
      <text:p text:style-name="P4">
Source: <text:a xlink:type="simple" xlink:href="https://armyinform.com.ua/2023/05/21/korotko-vijna-den-452-videodajdzhest/" text:style-name="Internet_20_link" text:visited-style-name="Visited_20_Internet_20_Link">
https://armyinform.com.ua/2023/05/21/korotko-vijna-den-452-videodajdzhest/</text:a>
</text:p>
      <!--NEWS-->
      <text:h text:style-name="P10" text:outline-level="1">
<text:span text:style-name="T4">
В ОП прокоментували заяву Гутерреша про необхідність реформувати Радбез ООН</text:span>
</text:h>
      <text:p text:style-name="P4">
Authors: Ukrinform (Person)</text:p>
      <text:p text:style-name="P4">
Publisher: Укринформ (Organization)</text:p>
      <text:p text:style-name="P4">
Published Time: 2023-05-22T-30:14:00+03:00</text:p>
      <text:p text:style-name="P4">
Modified Time: 2023-05-22T00:14:00+03:00</text:p>
      <text:p text:style-name="P4">
Description: Рада безпеки ООН як орган, покликаний гарантувати глобальну безпеку, більше не працює, фактично являючи собою щоденне знущання з міжнародного права. — Укрінформ.</text:p>
      <text:p text:style-name="P4">
Images: ['<text:a xlink:type="simple" xlink:href="https://static.ukrinform.com/photos/2022_11/thumb_files/630_360_1669378255-230.jpg" text:style-name="Internet_20_link" text:visited-style-name="Visited_20_Internet_20_Link">
630_360_16693...</text:a>
']</text:p>
      <text:p text:style-name="P4">
Tags: ['Гутерреш', 'Реформа', 'Радбез ООН', 'Подоляк', 'Війна з Росією']</text:p>
      <text:p text:style-name="P4">
Type: Article</text:p>
      <!--METADATA-->
      <text:p text:style-name="P4">
<draw:frame draw:style-name="fr1" draw:name="Image349" text:anchor-type="as-char" svg:width="6.9236in" svg:height="3.956343in" draw:z-index="0">
<draw:image xlink:href="../Images/yкринформ/2023-05-22T-30-14-00-03-00/630_360_1669378255-230.jpg" xlink:type="simple" xlink:show="embed" xlink:actuate="onLoad" draw:mime-type="image/jpeg"/>
</draw:frame>
 Радабезпеки ООН як орган, покликаний гарантувати глобальну безпеку, більше непрацює, фактично являючи собою щоденне знущання з міжнародного права.</text:p>
      <text:p text:style-name="P4">
Про це радник керівника Офісу Президента Михайло Подоляк написав у <text:a xlink:type="simple" xlink:href="https://twitter.com/Podolyak_M/status/1660369965415821323" text:style-name="Internet_20_link" text:visited-style-name="Visited_20_Internet_20_Link">
</text:a>
, передає Укрінформ.</text:p>
      <text:p text:style-name="P4">
«Слова, які так довго хотів почути світ. Генсекретар ООН Антоніу Гутеррешзакликає реформувати Раду безпеки ООН. Орган, що повинен гарантувати глобальнубезпеку, більше не працює. Ба більше, фактично є щоденним знущанням надздоровим глуздом і міжнародним правом», - констатував він.</text:p>
      <text:p text:style-name="Quotations">

<text:p text:style-name="P4">
Слова, які так довго хотів почути світ. Генсекретар <text:a xlink:type="simple" xlink:href="https://twitter.com/hashtag/%D0%9E%D0%9E%D0%9D" text:style-name="Internet_20_link" text:visited-style-name="Visited_20_Internet_20_Link">
&gt;
 </text:a>
&gt;
 <text:a xlink:type="simple" xlink:href="https://twitter.com/antonioguterres" text:style-name="Internet_20_link" text:visited-style-name="Visited_20_Internet_20_Link">
 </text:a>
 закликає&gt;
 реформувати Раду безпеки ООН. Орган, що повинен гарантувати глобальну&gt;
 безпеку, більше не працює. Ба більше, фактично є щоденним знущанням над&gt;
 здоровим глуздом і міжнародним правом. Бо не може…&gt;
&gt;
 — Михайло Подоляк (@Podolyak_M) <text:a xlink:type="simple" xlink:href="https://twitter.com/Podolyak_M/status/1660369965415821323" text:style-name="Internet_20_link" text:visited-style-name="Visited_20_Internet_20_Link">
&gt;
 </text:a>
</text:p>

</text:p>
      <text:p text:style-name="P4">
За словами Подоляка, не може країна, яка розв’язала масштабну <text:a xlink:type="simple" xlink:href="https://www.ukrinform.ua/tag-vijna-z-rosieu" text:style-name="Internet_20_link" text:visited-style-name="Visited_20_Internet_20_Link">
</text:a>
 у XXI сторіччі та вбиваєдесятки тисяч людей, «надувши щоки сидіти у цивілізованих людей, розповідатипро бойових комарів і ветувати рішення».</text:p>
      <text:p text:style-name="P4">
«Час позбутися пасажирів, що застрибнули у вагон, не маючи квитка», -наголосив радник керівника ОП.</text:p>
      <text:p text:style-name="P4">
<text:span text:style-name="T4">
Читайте також:</text:span>
 <text:a xlink:type="simple" xlink:href="https://www.ukrinform.ua/rubric-world/3712344-oon-ne-vidobrazae-realij-xxi-stolitta-i-potrebue-reformuvanna-premer-indii.html" text:style-name="Internet_20_link" text:visited-style-name="Visited_20_Internet_20_Link">
 <text:span text:style-name="T4">
Індії</text:span>
 </text:a>
</text:p>
      <text:p text:style-name="P4">
Як повідомлялося, <text:a xlink:type="simple" xlink:href="https://www.ukrinform.ua/rubric-world/3712198-guterres-zaaviv-pro-neobhidnist-reformuvanna-radbezu-oon.html" text:style-name="Internet_20_link" text:visited-style-name="Visited_20_Internet_20_Link">
 </text:a>
 про необхідністьреформування Ради Безпеки та Бреттон-Вудської системи, аби вони відповідали«реаліям сучасного світу».</text:p>
      <text:p text:style-name="P4">
Source: <text:a xlink:type="simple" xlink:href="https://www.ukrinform.ua/rubric-polytics/3712371-v-op-zreaguvali-na-zaavu-guterresa-pro-neobhidnist-reformuvati-radbez-oon.html" text:style-name="Internet_20_link" text:visited-style-name="Visited_20_Internet_20_Link">
https://www.ukrinform.ua/rubric-polytics/3712371-v-op-zreaguvali-na-zaavu-guterresa-pro-neobhidnist-reformuvati-radbez-oon.html</text:a>
</text:p>
      <!--NEWS-->
      <text:h text:style-name="P10" text:outline-level="1">
<text:span text:style-name="T4">
В Україні переважатиме суха погода, вдень до +23°</text:span>
</text:h>
      <text:p text:style-name="P4">
Authors: Ukrinform (Person)</text:p>
      <text:p text:style-name="P4">
Publisher: Укринформ (Organization)</text:p>
      <text:p text:style-name="P4">
Published Time: 2023-05-22T-42:49:00+03:00</text:p>
      <text:p text:style-name="P4">
Modified Time: 2023-05-22T00:49:00+03:00</text:p>
      <text:p text:style-name="P4">
Description: У понеділок, 22 травня, у південних, східних, вдень і у більшості центральних та Сумській областях місцями очікуються короткочасні дощі; на решті території без опадів. — Укрінформ.</text:p>
      <text:p text:style-name="P4">
Images: ['<text:a xlink:type="simple" xlink:href="https://static.ukrinform.com/photos/2021_05/thumb_files/630_360_1620973778-439.jpg" text:style-name="Internet_20_link" text:visited-style-name="Visited_20_Internet_20_Link">
630_360_16209...</text:a>
']</text:p>
      <text:p text:style-name="P4">
Tags: ['Гроза', 'Погода', 'Прогноз']</text:p>
      <text:p text:style-name="P4">
Type: Article</text:p>
      <!--METADATA-->
      <text:p text:style-name="P4">
<draw:frame draw:style-name="fr1" draw:name="Image350" text:anchor-type="as-char" svg:width="6.9236in" svg:height="3.956343in" draw:z-index="0">
<draw:image xlink:href="../Images/yкринформ/2023-05-22T-42-49-00-03-00/630_360_1620973778-439.jpg" xlink:type="simple" xlink:show="embed" xlink:actuate="onLoad" draw:mime-type="image/jpeg"/>
</draw:frame>
 Упонеділок, 22 травня, у південних, східних, вдень і у більшості центральних таСумській областях місцями очікуються короткочасні дощі; на решті території безопадів.</text:p>
      <text:p text:style-name="P4">
Про це Укрінформу повідомили в Українському гідрометцентрі.</text:p>
      <text:p text:style-name="P4">
Вітер північно-східний, східний, 5-10 м/с. Температура вночі становитиме9-14°, у західних, північних областях та на Вінниччині 6-11°; вдень 18-23°.</text:p>
      <text:p text:style-name="P4">
У <text:a xlink:type="simple" xlink:href="https://www.ukrinform.ua/tag-kiiv" text:style-name="Internet_20_link" text:visited-style-name="Visited_20_Internet_20_Link">
 </text:a>
 та Київській області 22 травня безопадів. Температура у столиці вночі 9-11°, вдень 21-23°; по області вночі6-11°, вдень 18-23°.</text:p>
      <text:p text:style-name="P4">
В наступні два дні, 23-24 травня, в Україні збережеться хмарна з проясненнямипогода. Вночі без опадів, лише у південно-східній частині, вдень в Україні,крім більшості західних областей, короткочасні дощі, грози.</text:p>
      <text:p text:style-name="P4">
Вітер переважно північно-східний, 3-8 м/с. Температура вночі 9-14°, упівденних областях до 16°; вдень 19-24°, на Закарпатті, Прикарпатті та Одещинідо 27°.</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и</text:span>
 </text:a>
</text:p>
      <text:p text:style-name="P4">
У столичному регіоні 23-24 травня хмарно з проясненнями, вночі без опадів,вдень короткочасний дощ, гроза. Температура повітря у Києві вночі 12-14°,вдень 21-23°; по області вночі 9-14°, вдень 18-23°.</text:p>
      <text:p text:style-name="P4">
Впродовж 25-26 травня синоптики прогнозують в Україні невеликі короткочаснідощі, місцями грози, лише вночі 25 травня у західних областях без опадів.Температура вночі 10-16°, вдень 20-26°, 26 травня у західних областях 13-19°.</text:p>
      <text:p text:style-name="P4">
У Києві та області 25-26 травня невеликий короткочасний дощ. Температура устолиці вночі 13-15°, вдень 24-26°; по області вночі 11-16°, вдень 21-26°.</text:p>
      <text:p text:style-name="P4">
Source: <text:a xlink:type="simple" xlink:href="https://www.ukrinform.ua/rubric-regions/3712178-v-ukraini-zavtra-perevazatime-suha-pogoda-vden-do-23.html" text:style-name="Internet_20_link" text:visited-style-name="Visited_20_Internet_20_Link">
https://www.ukrinform.ua/rubric-regions/3712178-v-ukraini-zavtra-perevazatime-suha-pogoda-vden-do-23.html</text:a>
</text:p>
      <!--NEWS-->
      <text:h text:style-name="P10" text:outline-level="1">
<text:span text:style-name="T4">
В ОП прокоментували заяву Гутерреша про необхідність реформувати Радбез ООН</text:span>
</text:h>
      <text:p text:style-name="P4">
Authors: Ukrinform (Person)</text:p>
      <text:p text:style-name="P4">
Publisher: Укринформ (Organization)</text:p>
      <text:p text:style-name="P4">
Published Time: 2023-05-22T00:14:00+03:00</text:p>
      <text:p text:style-name="P4">
Modified Time: 2023-05-22T00:14:00+03:00</text:p>
      <text:p text:style-name="P4">
Description: Рада безпеки ООН як орган, покликаний гарантувати глобальну безпеку, більше не працює, фактично являючи собою щоденне знущання з міжнародного права. — Укрінформ.</text:p>
      <text:p text:style-name="P4">
Images: ['<text:a xlink:type="simple" xlink:href="https://static.ukrinform.com/photos/2022_11/thumb_files/630_360_1669378255-230.jpg" text:style-name="Internet_20_link" text:visited-style-name="Visited_20_Internet_20_Link">
630_360_16693...</text:a>
']</text:p>
      <text:p text:style-name="P4">
Tags: ['Гутерреш', 'Реформа', 'Радбез ООН', 'Подоляк', 'Війна з Росією']</text:p>
      <text:p text:style-name="P4">
Type: Article</text:p>
      <!--METADATA-->
      <text:p text:style-name="P4">
<draw:frame draw:style-name="fr1" draw:name="Image351" text:anchor-type="as-char" svg:width="6.9236in" svg:height="3.956343in" draw:z-index="0">
<draw:image xlink:href="../Images/yкринформ/2023-05-22T00-14-00-03-00/630_360_1669378255-230.jpg" xlink:type="simple" xlink:show="embed" xlink:actuate="onLoad" draw:mime-type="image/jpeg"/>
</draw:frame>
 Радабезпеки ООН як орган, покликаний гарантувати глобальну безпеку, більше непрацює, фактично являючи собою щоденне знущання з міжнародного права.</text:p>
      <text:p text:style-name="P4">
Про це радник керівника Офісу Президента Михайло Подоляк написав у <text:a xlink:type="simple" xlink:href="https://twitter.com/Podolyak_M/status/1660369965415821323" text:style-name="Internet_20_link" text:visited-style-name="Visited_20_Internet_20_Link">
</text:a>
, передає Укрінформ.</text:p>
      <text:p text:style-name="P4">
«Слова, які так довго хотів почути світ. Генсекретар ООН Антоніу Гутеррешзакликає реформувати Раду безпеки ООН. Орган, що повинен гарантувати глобальнубезпеку, більше не працює. Ба більше, фактично є щоденним знущанням надздоровим глуздом і міжнародним правом», - констатував він.</text:p>
      <text:p text:style-name="Quotations">

<text:p text:style-name="P4">
Слова, які так довго хотів почути світ. Генсекретар <text:a xlink:type="simple" xlink:href="https://twitter.com/hashtag/%D0%9E%D0%9E%D0%9D" text:style-name="Internet_20_link" text:visited-style-name="Visited_20_Internet_20_Link">
&gt;
 </text:a>
&gt;
 <text:a xlink:type="simple" xlink:href="https://twitter.com/antonioguterres" text:style-name="Internet_20_link" text:visited-style-name="Visited_20_Internet_20_Link">
 </text:a>
 закликає&gt;
 реформувати Раду безпеки ООН. Орган, що повинен гарантувати глобальну&gt;
 безпеку, більше не працює. Ба більше, фактично є щоденним знущанням над&gt;
 здоровим глуздом і міжнародним правом. Бо не може…&gt;
&gt;
 — Михайло Подоляк (@Podolyak_M) <text:a xlink:type="simple" xlink:href="https://twitter.com/Podolyak_M/status/1660369965415821323" text:style-name="Internet_20_link" text:visited-style-name="Visited_20_Internet_20_Link">
&gt;
 </text:a>
</text:p>

</text:p>
      <text:p text:style-name="P4">
За словами Подоляка, не може країна, яка розв’язала масштабну <text:a xlink:type="simple" xlink:href="https://www.ukrinform.ua/tag-vijna-z-rosieu" text:style-name="Internet_20_link" text:visited-style-name="Visited_20_Internet_20_Link">
</text:a>
 у XXI сторіччі та вбиваєдесятки тисяч людей, «надувши щоки сидіти у цивілізованих людей, розповідатипро бойових комарів і ветувати рішення».</text:p>
      <text:p text:style-name="P4">
«Час позбутися пасажирів, що застрибнули у вагон, не маючи квитка», -наголосив радник керівника ОП.</text:p>
      <text:p text:style-name="P4">
<text:span text:style-name="T4">
Читайте також:</text:span>
 <text:a xlink:type="simple" xlink:href="https://www.ukrinform.ua/rubric-world/3712344-oon-ne-vidobrazae-realij-xxi-stolitta-i-potrebue-reformuvanna-premer-indii.html" text:style-name="Internet_20_link" text:visited-style-name="Visited_20_Internet_20_Link">
 <text:span text:style-name="T4">
Індії</text:span>
 </text:a>
</text:p>
      <text:p text:style-name="P4">
Як повідомлялося, <text:a xlink:type="simple" xlink:href="https://www.ukrinform.ua/rubric-world/3712198-guterres-zaaviv-pro-neobhidnist-reformuvanna-radbezu-oon.html" text:style-name="Internet_20_link" text:visited-style-name="Visited_20_Internet_20_Link">
 </text:a>
 про необхідністьреформування Ради Безпеки та Бреттон-Вудської системи, аби вони відповідали«реаліям сучасного світу».</text:p>
      <text:p text:style-name="P4">
Source: <text:a xlink:type="simple" xlink:href="https://www.ukrinform.ua/rubric-polytics/3712371-v-op-zreaguvali-na-zaavu-guterresa-pro-neobhidnist-reformuvati-radbez-oon.html" text:style-name="Internet_20_link" text:visited-style-name="Visited_20_Internet_20_Link">
https://www.ukrinform.ua/rubric-polytics/3712371-v-op-zreaguvali-na-zaavu-guterresa-pro-neobhidnist-reformuvati-radbez-oon.html</text:a>
</text:p>
      <!--NEWS-->
      <text:h text:style-name="P10" text:outline-level="1">
<text:span text:style-name="T4">
ППО збила над морем ударний безпілотник, який росіяни спрямували на Одещину</text:span>
</text:h>
      <text:p text:style-name="P4">
Authors: Ukrinform (Person)</text:p>
      <text:p text:style-name="P4">
Publisher: Укринформ (Organization)</text:p>
      <text:p text:style-name="P4">
Published Time: 2023-05-22T00:35:00+03:00</text:p>
      <text:p text:style-name="P4">
Modified Time: 2023-05-22T00:35:00+03:00</text:p>
      <text:p text:style-name="P4">
Description: На півдні сили протиповітряної оборони знищили над морем ударний безпілотник, спрямований ворогом на Одеську область. — Укрінформ.</text:p>
      <text:p text:style-name="P4">
Images: ['<text:a xlink:type="simple" xlink:href="https://static.ukrinform.com/photos/2022_07/thumb_files/630_360_1657464612-959.jpg" text:style-name="Internet_20_link" text:visited-style-name="Visited_20_Internet_20_Link">
630_360_16574...</text:a>
']</text:p>
      <text:p text:style-name="P4">
Tags: ['Безпілотник', 'Одещина', 'Війна з Росією', 'ППО']</text:p>
      <text:p text:style-name="P4">
Type: Article</text:p>
      <!--METADATA-->
      <text:p text:style-name="P4">
<draw:frame draw:style-name="fr1" draw:name="Image352" text:anchor-type="as-char" svg:width="6.9236in" svg:height="3.956343in" draw:z-index="0">
<draw:image xlink:href="../Images/yкринформ/2023-05-22T00-35-00-03-00/630_360_1657464612-959.jpg" xlink:type="simple" xlink:show="embed" xlink:actuate="onLoad" draw:mime-type="image/jpeg"/>
</draw:frame>
 На півднісили протиповітряної оборони знищили над морем ударний безпілотник,спрямований ворогом на Одеську область.</text:p>
      <text:p text:style-name="P4">
Як передає Укрінформ, про це у <text:a xlink:type="simple" xlink:href="https://www.facebook.com/OperationalCommandSouth/" text:style-name="Internet_20_link" text:visited-style-name="Visited_20_Internet_20_Link">
</text:a>
 повідомляє Оперативнекомандування «Південь»</text:p>
      <text:p text:style-name="P4">
«На Одещину ворог спрямував ударний безпілотний літальний апарат. Силамипротиповітряної оборони він був знищений над морем», - ідеться в дописі.</text:p>
      <text:p text:style-name="P4">
Водночас військові звертають увагу, що на бойовому чергуванні в <text:a xlink:type="simple" xlink:href="https://www.ukrinform.ua/tag-corne-more" text:style-name="Internet_20_link" text:visited-style-name="Visited_20_Internet_20_Link">
</text:a>
 перебувають два ракетоносії,загальний залп яких може сягати 12 «Калібрів».</text:p>
      <text:p text:style-name="P4">
<text:span text:style-name="T4">
Читайте також:</text:span>
 <text:a xlink:type="simple" xlink:href="https://www.ukrinform.ua/rubric-ato/3712115-povitrani-sili-znisili-cotiri-sahedi-na-shidnomu-napramku.html" text:style-name="Internet_20_link" text:visited-style-name="Visited_20_Internet_20_Link">
 </text:a>
</text:p>
      <text:p text:style-name="P4">
«Таким чином, рівень ракетної небезпеки на тлі активності стратегічної ітактичної авіації - дуже високий», - попереджають в ОК «Південь», закликаючине нехтувати сигналами повітряної тривоги.</text:p>
      <text:p text:style-name="P4">
Як повідомлялося, 21 травня на Херсонщині, силами та засобами протиповітряноїоборони повітряного командування «Південь» було знищено три російськібезпілотні літальні апарати</text:p>
      <text:p text:style-name="P4">
<text:span text:style-name="T5">
Фото: Міноборони</text:span>
</text:p>
      <text:p text:style-name="P4">
Source: <text:a xlink:type="simple" xlink:href="https://www.ukrinform.ua/rubric-ato/3712372-ppo-zbila-nad-morem-udarnij-bezpilotnik-akij-rosiani-spramuvali-na-odesinu.html" text:style-name="Internet_20_link" text:visited-style-name="Visited_20_Internet_20_Link">
https://www.ukrinform.ua/rubric-ato/3712372-ppo-zbila-nad-morem-udarnij-bezpilotnik-akij-rosiani-spramuvali-na-odesinu.html</text:a>
</text:p>
      <!--NEWS-->
      <text:h text:style-name="P10" text:outline-level="1">
<text:span text:style-name="T4">
В Україні переважатиме суха погода, вдень до +23°</text:span>
</text:h>
      <text:p text:style-name="P4">
Authors: Ukrinform (Person)</text:p>
      <text:p text:style-name="P4">
Publisher: Укринформ (Organization)</text:p>
      <text:p text:style-name="P4">
Published Time: 2023-05-22T00:49:00+03:00</text:p>
      <text:p text:style-name="P4">
Modified Time: 2023-05-22T00:49:00+03:00</text:p>
      <text:p text:style-name="P4">
Description: У понеділок, 22 травня, у південних, східних, вдень і у більшості центральних та Сумській областях місцями очікуються короткочасні дощі; на решті території без опадів. — Укрінформ.</text:p>
      <text:p text:style-name="P4">
Images: ['<text:a xlink:type="simple" xlink:href="https://static.ukrinform.com/photos/2021_05/thumb_files/630_360_1620973778-439.jpg" text:style-name="Internet_20_link" text:visited-style-name="Visited_20_Internet_20_Link">
630_360_16209...</text:a>
']</text:p>
      <text:p text:style-name="P4">
Tags: ['Гроза', 'Погода', 'Прогноз']</text:p>
      <text:p text:style-name="P4">
Type: Article</text:p>
      <!--METADATA-->
      <text:p text:style-name="P4">
<draw:frame draw:style-name="fr1" draw:name="Image353" text:anchor-type="as-char" svg:width="6.9236in" svg:height="3.956343in" draw:z-index="0">
<draw:image xlink:href="../Images/yкринформ/2023-05-22T00-49-00-03-00/630_360_1620973778-439.jpg" xlink:type="simple" xlink:show="embed" xlink:actuate="onLoad" draw:mime-type="image/jpeg"/>
</draw:frame>
 Упонеділок, 22 травня, у південних, східних, вдень і у більшості центральних таСумській областях місцями очікуються короткочасні дощі; на решті території безопадів.</text:p>
      <text:p text:style-name="P4">
Про це Укрінформу повідомили в Українському гідрометцентрі.</text:p>
      <text:p text:style-name="P4">
Вітер північно-східний, східний, 5-10 м/с. Температура вночі становитиме9-14°, у західних, північних областях та на Вінниччині 6-11°; вдень 18-23°.</text:p>
      <text:p text:style-name="P4">
У <text:a xlink:type="simple" xlink:href="https://www.ukrinform.ua/tag-kiiv" text:style-name="Internet_20_link" text:visited-style-name="Visited_20_Internet_20_Link">
 </text:a>
 та Київській області 22 травня безопадів. Температура у столиці вночі 9-11°, вдень 21-23°; по області вночі6-11°, вдень 18-23°.</text:p>
      <text:p text:style-name="P4">
В наступні два дні, 23-24 травня, в Україні збережеться хмарна з проясненнямипогода. Вночі без опадів, лише у південно-східній частині, вдень в Україні,крім більшості західних областей, короткочасні дощі, грози.</text:p>
      <text:p text:style-name="P4">
Вітер переважно північно-східний, 3-8 м/с. Температура вночі 9-14°, упівденних областях до 16°; вдень 19-24°, на Закарпатті, Прикарпатті та Одещинідо 27°.</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и</text:span>
 </text:a>
</text:p>
      <text:p text:style-name="P4">
У столичному регіоні 23-24 травня хмарно з проясненнями, вночі без опадів,вдень короткочасний дощ, гроза. Температура повітря у Києві вночі 12-14°,вдень 21-23°; по області вночі 9-14°, вдень 18-23°.</text:p>
      <text:p text:style-name="P4">
Впродовж 25-26 травня синоптики прогнозують в Україні невеликі короткочаснідощі, місцями грози, лише вночі 25 травня у західних областях без опадів.Температура вночі 10-16°, вдень 20-26°, 26 травня у західних областях 13-19°.</text:p>
      <text:p text:style-name="P4">
У Києві та області 25-26 травня невеликий короткочасний дощ. Температура устолиці вночі 13-15°, вдень 24-26°; по області вночі 11-16°, вдень 21-26°.</text:p>
      <text:p text:style-name="P4">
Source: <text:a xlink:type="simple" xlink:href="https://www.ukrinform.ua/rubric-regions/3712178-v-ukraini-zavtra-perevazatime-suha-pogoda-vden-do-23.html" text:style-name="Internet_20_link" text:visited-style-name="Visited_20_Internet_20_Link">
https://www.ukrinform.ua/rubric-regions/3712178-v-ukraini-zavtra-perevazatime-suha-pogoda-vden-do-23.html</text:a>
</text:p>
      <!--NEWS-->
      <text:h text:style-name="P10" text:outline-level="1">
<text:span text:style-name="T4">
На проросійській акції у столиці Болгарії облили фарбою офіс Євросоюзу</text:span>
</text:h>
      <text:p text:style-name="P4">
Authors: Ukrinform (Person)</text:p>
      <text:p text:style-name="P4">
Publisher: Укринформ (Organization)</text:p>
      <text:p text:style-name="P4">
Published Time: 2023-05-22T01:06:00+03:00</text:p>
      <text:p text:style-name="P4">
Modified Time: 2023-05-22T01:06:00+03:00</text:p>
      <text:p text:style-name="P4">
Description: Учасники акції протесту в столиці Болгарії облили червоною фарбою будівлю, де розміщені представництва Єврокомісії та Європарламенту. — Укрінформ.</text:p>
      <text:p text:style-name="P4">
Images: ['<text:a xlink:type="simple" xlink:href="https://static.ukrinform.com/photos/2023_05/thumb_files/630_360_1684706458-950.jpg" text:style-name="Internet_20_link" text:visited-style-name="Visited_20_Internet_20_Link">
630_360_16847...</text:a>
', '<text:a xlink:type="simple" xlink:href="https://static.ukrinform.com/photos/2023_05/1684706489-966.jpg" text:style-name="Internet_20_link" text:visited-style-name="Visited_20_Internet_20_Link">
1684706489-96...</text:a>
']</text:p>
      <text:p text:style-name="P4">
Tags: ['Болгарія', 'Євросоюз', 'Протест', 'Вандалізм']</text:p>
      <text:p text:style-name="P4">
Type: Article</text:p>
      <!--METADATA-->
      <text:p text:style-name="P4">
<draw:frame draw:style-name="fr1" draw:name="Image354" text:anchor-type="as-char" svg:width="6.9236in" svg:height="3.956343in" draw:z-index="0">
<draw:image xlink:href="../Images/yкринформ/2023-05-22T01-06-00-03-00/630_360_1684706458-950.jpg" xlink:type="simple" xlink:show="embed" xlink:actuate="onLoad" draw:mime-type="image/jpeg"/>
</draw:frame>
 Учасникиакції протесту в столиці Болгарії облили червоною фарбою будівлю, де розміщеніпредставництва Єврокомісії та Європарламенту.</text:p>
      <text:p text:style-name="P4">
Про це повідомляє <text:a xlink:type="simple" xlink:href="https://www.radiosvoboda.org/a/news-bolharia-prorosiyskyi-protest/32421470.html" text:style-name="Internet_20_link" text:visited-style-name="Visited_20_Internet_20_Link">
 </text:a>
 , передає Укрінформ</text:p>
      <text:p text:style-name="P4">
Протестувальники, частина з яких були з російськими прапорами, закликали урядприпинити допомогу Україні й облили червоною фарбою будівлю в Софії, депрацюють представники Єврокомісії та Європарламенту.</text:p>
      <text:p text:style-name="P4">
Зазначається, що демонстрація 21 травня була організована кількома неурядовимиорганізаціями та особами з прокремлівськими поглядами.</text:p>
      <text:p text:style-name="P4">
<draw:frame draw:style-name="fr1" draw:name="Image355" text:anchor-type="as-char" svg:width="6.9236in" svg:height="3.89132in" draw:z-index="0">
<draw:image xlink:href="../Images/yкринформ/2023-05-22T01-06-00-03-00/1684706489-966.jpg" xlink:type="simple" xlink:show="embed" xlink:actuate="onLoad" draw:mime-type="image/jpeg"/>
</draw:frame>
</text:p>
      <text:p text:style-name="P4">
«Серед учасників, яких, імовірно, було близько тисячі, були члениантиєвропейської партії «Відродження», а також парламентарі», - йдеться вповідомленні.</text:p>
      <text:p text:style-name="P4">
Ця акція, нагадує Радіо Свобода, стала шостою за півтора місяця, але впершезакінчилася актом вандалізму.</text:p>
      <text:p text:style-name="P4">
<text:span text:style-name="T4">
Читайте також:</text:span>
 <text:a xlink:type="simple" xlink:href="https://www.ukrinform.ua/rubric-world/3709625-prezident-bolgarii-doruciv-kandidatci-na-posadu-premera-sformuvati-urad.html" text:style-name="Internet_20_link" text:visited-style-name="Visited_20_Internet_20_Link">
 <text:span text:style-name="T4">
Болгар</text:span>
 </text:a>
</text:p>
      <text:p text:style-name="P4">
Як повідомлялося, <text:a xlink:type="simple" xlink:href="https://www.ukrinform.ua/rubric-world/3701589-u-bolgarii-zaavili-pro-bezprecedentni-gibridni-ataki-z-boku-rosii.html" text:style-name="Internet_20_link" text:visited-style-name="Visited_20_Internet_20_Link">
 </text:a>
 , що його країна зіштовхується з безпрецедентними гібридниминападами з боку росії на тлі військової агресії москви проти України.</text:p>
      <text:p text:style-name="P4">
<text:span text:style-name="T5">
Фото: RFE/RL</text:span>
</text:p>
      <text:p text:style-name="P4">
Source: <text:a xlink:type="simple" xlink:href="https://www.ukrinform.ua/rubric-world/3712373-na-prorosijskij-akcii-u-stolici-bolgarii-oblili-farbou-ofis-evrosouzu.html" text:style-name="Internet_20_link" text:visited-style-name="Visited_20_Internet_20_Link">
https://www.ukrinform.ua/rubric-world/3712373-na-prorosijskij-akcii-u-stolici-bolgarii-oblili-farbou-ofis-evrosouzu.html</text:a>
</text:p>
      <!--NEWS-->
      <text:h text:style-name="P10" text:outline-level="1">
<text:span text:style-name="T4">
Бійці успішно пройшли випробування — Сергій Наєв</text:span>
</text:h>
      <text:p text:style-name="P4">
Author: ['АРМІЯINFORM']</text:p>
      <text:p text:style-name="P4">
Time: 2023-05-22T98:00:00-04:00</text:p>
      <text:p text:style-name="P4">
Description: Командувач Об’єднаних Сил ЗС України генерал-лейтенант Сергій Наєв:    «Втомлені, ал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42707_2094660757408010_125252544146958829_n.jpg" text:style-name="Internet_20_link" text:visited-style-name="Visited_20_Internet_20_Link">
347242707_2094660757408010_125252544146958829_n.jpg</text:a>
', '<text:a xlink:type="simple" xlink:href="https://armyinform.com.ua/wp-content/uploads/2023/05/347226407_6133319956791237_8102267455714839814_n-150x150.jpg" text:style-name="Internet_20_link" text:visited-style-name="Visited_20_Internet_20_Link">
347226407_6133319956791237_8102267455714839814_n-150x150.jpg</text:a>
', '<text:a xlink:type="simple" xlink:href="https://armyinform.com.ua/wp-content/uploads/2023/05/347599037_772542574331314_2214182127101257612_n-150x150.jpg" text:style-name="Internet_20_link" text:visited-style-name="Visited_20_Internet_20_Link">
347599037_772542574331314_2214182127101257612_n-150x150.jpg</text:a>
', '<text:a xlink:type="simple" xlink:href="https://armyinform.com.ua/wp-content/uploads/2023/05/347255267_266757885713293_5637832383264781179_n-150x150.jpg" text:style-name="Internet_20_link" text:visited-style-name="Visited_20_Internet_20_Link">
347255267_266757885713293_5637832383264781179_n-150x150.jpg</text:a>
']</text:p>
      <text:p text:style-name="P4">
Tags: ['STOPRUSSIA', 'АГРЕСІЯ РФ', 'ВІЙНА', 'ВІЙСЬКОВІ НАВЧАННЯ', 'ВТОРГНЕННЯ РФ', 'СЕРГІЙ НАЄВ']</text:p>
      <text:p text:style-name="P4">
Category: News</text:p>
      <!--METADATA-->
      <text:p text:style-name="P4">
<draw:frame draw:style-name="fr1" draw:name="Image356" text:anchor-type="as-char" svg:width="6.9236in" svg:height="5.1927in" draw:z-index="0">
<draw:image xlink:href="../Images/AРМІЯINFORM/2023-05-22T98-00-00-04-00/347242707_2094660757408010_125252544146958829_n.jpg" xlink:type="simple" xlink:show="embed" xlink:actuate="onLoad" draw:mime-type="image/jpeg"/>
</draw:frame>
</text:p>
      <text:p text:style-name="P4">
Командувач Об’єднаних Сил ЗС України генерал-лейтенант Сергій Наєв:</text:p>
      <text:p text:style-name="P4">
«Втомлені, але щасливі. Ось так почуваються наші бійці після кожного етапувипробувань. Дякую всім солдатам та командирам! Тримаємо стрій! Разомпереможемо»!</text:p>
      <text:p text:style-name="P4">
<text:a xlink:type="simple" xlink:href="https://armyinform.com.ua/wp-content/uploads/2023/05/347226407_6133319956791237_8102267455714839814_n.jpg" text:style-name="Internet_20_link" text:visited-style-name="Visited_20_Internet_20_Link">
<draw:frame draw:style-name="fr1" draw:name="Image357" text:anchor-type="as-char" svg:width="6.9236in" svg:height="6.9236in" draw:z-index="0">
<draw:image xlink:href="../Images/AРМІЯINFORM/2023-05-22T98-00-00-04-00/347226407_6133319956791237_8102267455714839814_n-150x150.jpg" xlink:type="simple" xlink:show="embed" xlink:actuate="onLoad" draw:mime-type="image/jpeg"/>
</draw:frame>
</text:a>
</text:p>
      <text:p text:style-name="P4">
<text:a xlink:type="simple" xlink:href="https://armyinform.com.ua/wp-content/uploads/2023/05/347599037_772542574331314_2214182127101257612_n.jpg" text:style-name="Internet_20_link" text:visited-style-name="Visited_20_Internet_20_Link">
<draw:frame draw:style-name="fr1" draw:name="Image358" text:anchor-type="as-char" svg:width="6.9236in" svg:height="6.9236in" draw:z-index="0">
<draw:image xlink:href="../Images/AРМІЯINFORM/2023-05-22T98-00-00-04-00/347599037_772542574331314_2214182127101257612_n-150x150.jpg" xlink:type="simple" xlink:show="embed" xlink:actuate="onLoad" draw:mime-type="image/jpeg"/>
</draw:frame>
</text:a>
</text:p>
      <text:p text:style-name="P4">
<text:a xlink:type="simple" xlink:href="https://armyinform.com.ua/wp-content/uploads/2023/05/347255267_266757885713293_5637832383264781179_n.jpg" text:style-name="Internet_20_link" text:visited-style-name="Visited_20_Internet_20_Link">
<draw:frame draw:style-name="fr1" draw:name="Image359" text:anchor-type="as-char" svg:width="6.9236in" svg:height="6.9236in" draw:z-index="0">
<draw:image xlink:href="../Images/AРМІЯINFORM/2023-05-22T98-00-00-04-00/347255267_266757885713293_5637832383264781179_n-150x150.jpg" xlink:type="simple" xlink:show="embed" xlink:actuate="onLoad" draw:mime-type="image/jpeg"/>
</draw:frame>
</text:a>
</text:p>
      <text:p text:style-name="P4">
<text:span text:style-name="T4">
Джерело:</text:span>
 <text:a xlink:type="simple" xlink:href="https://www.facebook.com/JointForcesCommandAFU/posts/pfbid0295SsdECHiEUNMPDrtsFNDk22stoKfg7Q94i7Nwxp5XnArQP9CuEb1UCH7xe8r9BYl" text:style-name="Internet_20_link" text:visited-style-name="Visited_20_Internet_20_Link">
<text:span text:style-name="T5">
Командування Об’єднаних Сил ЗСУкраїни</text:span>
</text:a>
</text:p>
      <text:p text:style-name="P4">
Source: <text:a xlink:type="simple" xlink:href="https://armyinform.com.ua/2023/05/22/bijczi-uspishno-projshly-vyprobuvannya-sergij-nayev/" text:style-name="Internet_20_link" text:visited-style-name="Visited_20_Internet_20_Link">
https://armyinform.com.ua/2023/05/22/bijczi-uspishno-projshly-vyprobuvannya-sergij-nayev/</text:a>
</text:p>
      <!--NEWS-->
      <text:h text:style-name="P10" text:outline-level="1">
<text:span text:style-name="T4">
Україна і світ — проти російської агресії</text:span>
</text:h>
      <text:p text:style-name="P4">
Author: ['АРМІЯINFORM']</text:p>
      <text:p text:style-name="P4">
Time: 2023-05-22T99:00:00-04:00</text:p>
      <text:p text:style-name="P4">
Description: Про це повідомляє Служба зовнішньої розвідки України на своїй офіційній сторінц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olovna-37.jpg" text:style-name="Internet_20_link" text:visited-style-name="Visited_20_Internet_20_Link">
golovna-37.jpg</text:a>
']</text:p>
      <text:p text:style-name="P4">
Tags: ['STOPRUSSIA', 'АГРЕСІЯ РФ', 'ВІЙНА', 'ВТОРГНЕННЯ РФ', 'СЛУЖБА ЗОВНІШНЬОЇ РОЗВІДКИ УКРАЇНИ']</text:p>
      <text:p text:style-name="P4">
Category: News</text:p>
      <!--METADATA-->
      <text:p text:style-name="P4">
<draw:frame draw:style-name="fr1" draw:name="Image360" text:anchor-type="as-char" svg:width="6.9236in" svg:height="6.820353in" draw:z-index="0">
<draw:image xlink:href="../Images/AРМІЯINFORM/2023-05-22T99-00-00-04-00/golovna-37.jpg" xlink:type="simple" xlink:show="embed" xlink:actuate="onLoad" draw:mime-type="image/jpeg"/>
</draw:frame>
</text:p>
      <text:p text:style-name="P4">
Про це<text:a xlink:type="simple" xlink:href="https://www.facebook.com/SZRUkraine/posts/pfbid06jNWgh4AZ3fBmQTd7n5wfLMdw48hHQcBAvQxUzMiRWvb5aY5RCwM9YP7LrcZCB5gl" text:style-name="Internet_20_link" text:visited-style-name="Visited_20_Internet_20_Link">
повідомляє</text:a>
Служба зовнішньої розвідки України на своїй офіційній сторінці в Facebook.</text:p>
      <text:p text:style-name="P4">
«Ми підтверджуємо нашу непохитну підтримку України стільки, скільки будепотрібно для досягнення всеосяжного, справедливого і тривалого миру», —йдеться у спільному комюніке лідерів країн G7. Також на саміті затвердили планпротидії енергетичному шантажу рф.</text:p>
      <text:p text:style-name="P4">
Португалія заявила про долучення до «коаліції винищувачів», у межах якоїготова допомогти з навчанням українських льотчиків і механіків.</text:p>
      <text:p text:style-name="P4">
«Сполучене Королівство працюватиме разом із США, Нідерландами, Бельгією таДанією, щоб надати Україні необхідну їй бойову авіаційну спроможність. Мистоїмо разом», — заявив прем’єр-міністр Сполученого Королівства Ріші Сунак.</text:p>
      <text:p text:style-name="P4">
В. о. міністра оборони Данії Троельс Лунд Поульсен анонсував обговоренняконкретних планів участі своєї країни в «коаліції винищувачів» для України.</text:p>
      <text:p text:style-name="P4">
Радник президента США з національної безпеки Джейк Салліван підтвердив, щоВашингтон долучиться до зусиль інших держав із навчання українських льотчиківна винищувачах четвертого покоління F-16 («коаліція винищувачів»). Салліванпідтвердив, що у подальші місяці США і союзники обговорюватимуть, коли і вякій кількості Україна отримає сучасні винищувачі.</text:p>
      <text:p text:style-name="P4">
Помічниця міністра оборони США з питань стратегії, планів та можливостей МараКарлін повідомила, що Сполучені Штати і надалі заохочуватимуть союзників допосилення стримування росії у Чорноморському регіоні — це передбачає Стратегіянаціональної оборони Штатів.</text:p>
      <text:p text:style-name="P4">
Польський збройовий концерн Polska Grupa Zbrojeniowa (PGZ) завершує переговориз виробниками танків Leopard 2 щодо здійснення у Польщі капітального ремонтутехніки, переданої Україні.</text:p>
      <text:p text:style-name="P4">
Власник польської ділянки ямальського газопроводу EuRoPol Gaz подав позов доросійського «газпрому» на загальну суму близько 6 мільярдів злотих (1,4мільярда доларів).</text:p>
      <text:p text:style-name="P4">
Президент Євроради Шарль Мішель підтвердив, що ЄС зберігає солідарність зУкраїною у її боротьбі проти агресії рф та розробляє новий пакет фінансовоїдопомоги на період після 2023 року.</text:p>
      <text:p text:style-name="P4">
Президентка Молдови Мая Санду вважає, що росія не є стратегічним партнером дляїї країни з огляду на її дії, і що не знає, коли таке партнерство було.</text:p>
      <text:p text:style-name="P4">
Українську мову офіційно внесено до системи перекладів ЄврокомісіїeTranslation — безоплатного онлайн-інструменту для перекладу текстів таофіційних документів всіма 24 мовами ЄС. Завдяки тому, що українська мовастала однією з 24 мов Європейського Союзу, які є в eTranslation, перекладзаконодавств країн ЄС українською, і навпаки, здійснюватиметься ефективніше.</text:p>
      <text:p text:style-name="P4">
Source: <text:a xlink:type="simple" xlink:href="https://armyinform.com.ua/2023/05/22/ukrayina-i-svit-proty-rosijskoyi-agresiyi-14/" text:style-name="Internet_20_link" text:visited-style-name="Visited_20_Internet_20_Link">
https://armyinform.com.ua/2023/05/22/ukrayina-i-svit-proty-rosijskoyi-agresiyi-14/</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